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6.71pt"/>
    </style:style>
    <style:style style:name="co2" style:family="table-column">
      <style:table-column-properties fo:break-before="auto" style:column-width="160.8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PI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9" table:default-cell-style-name="Default"/>
        <table:table-row table:style-name="ro1">
          <table:table-cell table:style-name="ce1" office:value-type="string" calcext:value-type="string">
            <text:p>country_name</text:p>
          </table:table-cell>
          <table:table-cell office:value-type="string" calcext:value-type="string">
            <text:p>country_code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table:number-columns-repeated="26"/>
          <table:table-cell office:value-type="float" office:value="405463417.11746" calcext:value-type="float">
            <text:p>405463417.11746</text:p>
          </table:table-cell>
          <table:table-cell office:value-type="float" office:value="487602457.746416" calcext:value-type="float">
            <text:p>487602457.746416</text:p>
          </table:table-cell>
          <table:table-cell office:value-type="float" office:value="596423607.114715" calcext:value-type="float">
            <text:p>596423607.114715</text:p>
          </table:table-cell>
          <table:table-cell office:value-type="float" office:value="695304363.031101" calcext:value-type="float">
            <text:p>695304363.031101</text:p>
          </table:table-cell>
          <table:table-cell office:value-type="float" office:value="764887117.194486" calcext:value-type="float">
            <text:p>764887117.194486</text:p>
          </table:table-cell>
          <table:table-cell office:value-type="float" office:value="872138730.754587" calcext:value-type="float">
            <text:p>872138730.754587</text:p>
          </table:table-cell>
          <table:table-cell office:value-type="float" office:value="958463200.205402" calcext:value-type="float">
            <text:p>958463200.205402</text:p>
          </table:table-cell>
          <table:table-cell office:value-type="float" office:value="1082979707.65566" calcext:value-type="float">
            <text:p>1082979707.65566</text:p>
          </table:table-cell>
          <table:table-cell office:value-type="float" office:value="1245688253.10539" calcext:value-type="float">
            <text:p>1245688253.10539</text:p>
          </table:table-cell>
          <table:table-cell office:value-type="float" office:value="1320474860.3352" calcext:value-type="float">
            <text:p>1320474860.3352</text:p>
          </table:table-cell>
          <table:table-cell office:value-type="float" office:value="1379960893.85475" calcext:value-type="float">
            <text:p>1379960893.85475</text:p>
          </table:table-cell>
          <table:table-cell office:value-type="float" office:value="1531944134.07821" calcext:value-type="float">
            <text:p>1531944134.07821</text:p>
          </table:table-cell>
          <table:table-cell office:value-type="float" office:value="1665100558.65922" calcext:value-type="float">
            <text:p>1665100558.65922</text:p>
          </table:table-cell>
          <table:table-cell office:value-type="float" office:value="1722798882.68156" calcext:value-type="float">
            <text:p>1722798882.68156</text:p>
          </table:table-cell>
          <table:table-cell office:value-type="float" office:value="1873452513.96648" calcext:value-type="float">
            <text:p>1873452513.96648</text:p>
          </table:table-cell>
          <table:table-cell office:value-type="float" office:value="1920111731.84358" calcext:value-type="float">
            <text:p>1920111731.84358</text:p>
          </table:table-cell>
          <table:table-cell office:value-type="float" office:value="1941340782.12291" calcext:value-type="float">
            <text:p>1941340782.12291</text:p>
          </table:table-cell>
          <table:table-cell office:value-type="float" office:value="2021229050.27933" calcext:value-type="float">
            <text:p>2021229050.27933</text:p>
          </table:table-cell>
          <table:table-cell office:value-type="float" office:value="2228491620.11173" calcext:value-type="float">
            <text:p>2228491620.11173</text:p>
          </table:table-cell>
          <table:table-cell office:value-type="float" office:value="2330726256.98324" calcext:value-type="float">
            <text:p>2330726256.98324</text:p>
          </table:table-cell>
          <table:table-cell office:value-type="float" office:value="2424581005.58659" calcext:value-type="float">
            <text:p>2424581005.58659</text:p>
          </table:table-cell>
          <table:table-cell office:value-type="float" office:value="2615083798.88268" calcext:value-type="float">
            <text:p>2615083798.88268</text:p>
          </table:table-cell>
          <table:table-cell office:value-type="float" office:value="2745251396.64804" calcext:value-type="float">
            <text:p>2745251396.64804</text:p>
          </table:table-cell>
          <table:table-cell office:value-type="float" office:value="2498882681.56425" calcext:value-type="float">
            <text:p>2498882681.56425</text:p>
          </table:table-cell>
          <table:table-cell office:value-type="float" office:value="2390502793.29609" calcext:value-type="float">
            <text:p>2390502793.29609</text:p>
          </table:table-cell>
          <table:table-cell office:value-type="float" office:value="2549720670.39106" calcext:value-type="float">
            <text:p>2549720670.39106</text:p>
          </table:table-cell>
          <table:table-cell office:value-type="float" office:value="2534636871.50838" calcext:value-type="float">
            <text:p>2534636871.50838</text:p>
          </table:table-cell>
          <table:table-cell office:value-type="float" office:value="2581564245.81006" calcext:value-type="float">
            <text:p>2581564245.81006</text:p>
          </table:table-cell>
          <table:table-cell office:value-type="float" office:value="2649720670.39106" calcext:value-type="float">
            <text:p>2649720670.39106</text:p>
          </table:table-cell>
          <table:table-cell office:value-type="float" office:value="2691620111.73184" calcext:value-type="float">
            <text:p>2691620111.73184</text:p>
          </table:table-cell>
          <table:table-cell office:value-type="float" office:value="2646927374.30168" calcext:value-type="float">
            <text:p>2646927374.30168</text:p>
          </table:table-cell>
          <table:table-cell office:value-type="float" office:value="2700558659.21788" calcext:value-type="float">
            <text:p>2700558659.21788</text:p>
          </table:table-cell>
          <table:table-cell/>
        </table:table-row>
        <table:table-row table:style-name="ro1">
          <table:table-cell office:value-type="string" calcext:value-type="string">
            <text:p>Afganistán</text:p>
          </table:table-cell>
          <table:table-cell office:value-type="string" calcext:value-type="string">
            <text:p>AFG</text:p>
          </table:table-cell>
          <table:table-cell office:value-type="float" office:value="537777811.111111" calcext:value-type="float">
            <text:p>537777811.111111</text:p>
          </table:table-cell>
          <table:table-cell office:value-type="float" office:value="548888895.555556" calcext:value-type="float">
            <text:p>548888895.555556</text:p>
          </table:table-cell>
          <table:table-cell office:value-type="float" office:value="546666677.777778" calcext:value-type="float">
            <text:p>546666677.777778</text:p>
          </table:table-cell>
          <table:table-cell office:value-type="float" office:value="751111191.111111" calcext:value-type="float">
            <text:p>751111191.111111</text:p>
          </table:table-cell>
          <table:table-cell office:value-type="float" office:value="800000044.444444" calcext:value-type="float">
            <text:p>800000044.444444</text:p>
          </table:table-cell>
          <table:table-cell office:value-type="float" office:value="1006666637.77778" calcext:value-type="float">
            <text:p>1006666637.77778</text:p>
          </table:table-cell>
          <table:table-cell office:value-type="float" office:value="1399999966.66667" calcext:value-type="float">
            <text:p>1399999966.66667</text:p>
          </table:table-cell>
          <table:table-cell office:value-type="float" office:value="1673333417.77778" calcext:value-type="float">
            <text:p>1673333417.77778</text:p>
          </table:table-cell>
          <table:table-cell office:value-type="float" office:value="1373333366.66667" calcext:value-type="float">
            <text:p>1373333366.66667</text:p>
          </table:table-cell>
          <table:table-cell office:value-type="float" office:value="1408888922.22222" calcext:value-type="float">
            <text:p>1408888922.22222</text:p>
          </table:table-cell>
          <table:table-cell office:value-type="float" office:value="1748886595.55556" calcext:value-type="float">
            <text:p>1748886595.55556</text:p>
          </table:table-cell>
          <table:table-cell office:value-type="float" office:value="1831108971.11111" calcext:value-type="float">
            <text:p>1831108971.11111</text:p>
          </table:table-cell>
          <table:table-cell office:value-type="float" office:value="1595555475.55556" calcext:value-type="float">
            <text:p>1595555475.55556</text:p>
          </table:table-cell>
          <table:table-cell office:value-type="float" office:value="1733333264.44444" calcext:value-type="float">
            <text:p>1733333264.44444</text:p>
          </table:table-cell>
          <table:table-cell office:value-type="float" office:value="2155555497.77778" calcext:value-type="float">
            <text:p>2155555497.77778</text:p>
          </table:table-cell>
          <table:table-cell office:value-type="float" office:value="2366666615.55556" calcext:value-type="float">
            <text:p>2366666615.55556</text:p>
          </table:table-cell>
          <table:table-cell office:value-type="float" office:value="2555555566.66667" calcext:value-type="float">
            <text:p>2555555566.66667</text:p>
          </table:table-cell>
          <table:table-cell office:value-type="float" office:value="2953333417.77778" calcext:value-type="float">
            <text:p>2953333417.77778</text:p>
          </table:table-cell>
          <table:table-cell office:value-type="float" office:value="3300000108.88889" calcext:value-type="float">
            <text:p>3300000108.88889</text:p>
          </table:table-cell>
          <table:table-cell office:value-type="float" office:value="3697940409.61098" calcext:value-type="float">
            <text:p>3697940409.61098</text:p>
          </table:table-cell>
          <table:table-cell office:value-type="float" office:value="3641723321.99546" calcext:value-type="float">
            <text:p>3641723321.99546</text:p>
          </table:table-cell>
          <table:table-cell office:value-type="float" office:value="3478787909.09091" calcext:value-type="float">
            <text:p>3478787909.09091</text:p>
          </table:table-cell>
          <table:table-cell table:number-columns-repeated="20"/>
          <table:table-cell office:value-type="float" office:value="4055176933.36905" calcext:value-type="float">
            <text:p>4055176933.36905</text:p>
          </table:table-cell>
          <table:table-cell office:value-type="float" office:value="4515563413.82564" calcext:value-type="float">
            <text:p>4515563413.82564</text:p>
          </table:table-cell>
          <table:table-cell office:value-type="float" office:value="5226775163.30205" calcext:value-type="float">
            <text:p>5226775163.30205</text:p>
          </table:table-cell>
          <table:table-cell office:value-type="float" office:value="6209140044.00519" calcext:value-type="float">
            <text:p>6209140044.00519</text:p>
          </table:table-cell>
          <table:table-cell office:value-type="float" office:value="6971286731.72065" calcext:value-type="float">
            <text:p>6971286731.72065</text:p>
          </table:table-cell>
          <table:table-cell office:value-type="float" office:value="9747886104.53251" calcext:value-type="float">
            <text:p>9747886104.53251</text:p>
          </table:table-cell>
          <table:table-cell office:value-type="float" office:value="10109218067.7904" calcext:value-type="float">
            <text:p>10109218067.7904</text:p>
          </table:table-cell>
          <table:table-cell office:value-type="float" office:value="12439087076.7667" calcext:value-type="float">
            <text:p>12439087076.7667</text:p>
          </table:table-cell>
          <table:table-cell office:value-type="float" office:value="15856574731.4411" calcext:value-type="float">
            <text:p>15856574731.4411</text:p>
          </table:table-cell>
          <table:table-cell office:value-type="float" office:value="17804280538.1102" calcext:value-type="float">
            <text:p>17804280538.1102</text:p>
          </table:table-cell>
          <table:table-cell office:value-type="float" office:value="20001615788.6719" calcext:value-type="float">
            <text:p>20001615788.6719</text:p>
          </table:table-cell>
          <table:table-cell office:value-type="float" office:value="20561054090.3995" calcext:value-type="float">
            <text:p>20561054090.3995</text:p>
          </table:table-cell>
          <table:table-cell office:value-type="float" office:value="20484873230.2111" calcext:value-type="float">
            <text:p>20484873230.2111</text:p>
          </table:table-cell>
          <table:table-cell office:value-type="float" office:value="19907111418.9938" calcext:value-type="float">
            <text:p>19907111418.9938</text:p>
          </table:table-cell>
          <table:table-cell office:value-type="float" office:value="19362642266.6484" calcext:value-type="float">
            <text:p>19362642266.6484</text:p>
          </table:table-cell>
          <table:table-cell office:value-type="float" office:value="20191764940.1602" calcext:value-type="float">
            <text:p>20191764940.1602</text:p>
          </table:table-cell>
          <table:table-cell office:value-type="float" office:value="19362969582.3643" calcext:value-type="float">
            <text:p>19362969582.364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table:number-columns-repeated="20"/>
          <table:table-cell office:value-type="float" office:value="5930503400.83228" calcext:value-type="float">
            <text:p>5930503400.83228</text:p>
          </table:table-cell>
          <table:table-cell table:number-columns-repeated="2" office:value-type="float" office:value="5550483035.90815" calcext:value-type="float">
            <text:p>5550483035.90815</text:p>
          </table:table-cell>
          <table:table-cell office:value-type="float" office:value="5784341596.36339" calcext:value-type="float">
            <text:p>5784341596.36339</text:p>
          </table:table-cell>
          <table:table-cell office:value-type="float" office:value="6131475065.23832" calcext:value-type="float">
            <text:p>6131475065.23832</text:p>
          </table:table-cell>
          <table:table-cell office:value-type="float" office:value="7553560459.10428" calcext:value-type="float">
            <text:p>7553560459.10428</text:p>
          </table:table-cell>
          <table:table-cell office:value-type="float" office:value="7072063345.44786" calcext:value-type="float">
            <text:p>7072063345.44786</text:p>
          </table:table-cell>
          <table:table-cell office:value-type="float" office:value="8083872012.47326" calcext:value-type="float">
            <text:p>8083872012.47326</text:p>
          </table:table-cell>
          <table:table-cell office:value-type="float" office:value="8769250549.73596" calcext:value-type="float">
            <text:p>8769250549.73596</text:p>
          </table:table-cell>
          <table:table-cell office:value-type="float" office:value="10201099039.5655" calcext:value-type="float">
            <text:p>10201099039.5655</text:p>
          </table:table-cell>
          <table:table-cell office:value-type="float" office:value="11228764963.1618" calcext:value-type="float">
            <text:p>11228764963.1618</text:p>
          </table:table-cell>
          <table:table-cell office:value-type="float" office:value="10603784541.197" calcext:value-type="float">
            <text:p>10603784541.197</text:p>
          </table:table-cell>
          <table:table-cell office:value-type="float" office:value="8307810973.58848" calcext:value-type="float">
            <text:p>8307810973.58848</text:p>
          </table:table-cell>
          <table:table-cell office:value-type="float" office:value="5768720421.61367" calcext:value-type="float">
            <text:p>5768720421.61367</text:p>
          </table:table-cell>
          <table:table-cell office:value-type="float" office:value="4438321017.39068" calcext:value-type="float">
            <text:p>4438321017.39068</text:p>
          </table:table-cell>
          <table:table-cell office:value-type="float" office:value="5538749259.94714" calcext:value-type="float">
            <text:p>5538749259.94714</text:p>
          </table:table-cell>
          <table:table-cell office:value-type="float" office:value="7526446605.51712" calcext:value-type="float">
            <text:p>7526446605.51712</text:p>
          </table:table-cell>
          <table:table-cell office:value-type="float" office:value="7648377412.83277" calcext:value-type="float">
            <text:p>7648377412.83277</text:p>
          </table:table-cell>
          <table:table-cell office:value-type="float" office:value="6506229607.29432" calcext:value-type="float">
            <text:p>6506229607.29432</text:p>
          </table:table-cell>
          <table:table-cell office:value-type="float" office:value="6152922942.98032" calcext:value-type="float">
            <text:p>6152922942.98032</text:p>
          </table:table-cell>
          <table:table-cell office:value-type="float" office:value="9129594818.60749" calcext:value-type="float">
            <text:p>9129594818.60749</text:p>
          </table:table-cell>
          <table:table-cell office:value-type="float" office:value="8936063723.20121" calcext:value-type="float">
            <text:p>8936063723.20121</text:p>
          </table:table-cell>
          <table:table-cell office:value-type="float" office:value="15285594828.418" calcext:value-type="float">
            <text:p>15285594828.418</text:p>
          </table:table-cell>
          <table:table-cell office:value-type="float" office:value="17812705294.325" calcext:value-type="float">
            <text:p>17812705294.325</text:p>
          </table:table-cell>
          <table:table-cell office:value-type="float" office:value="23552052407.5488" calcext:value-type="float">
            <text:p>23552052407.5488</text:p>
          </table:table-cell>
          <table:table-cell office:value-type="float" office:value="36970918699.2523" calcext:value-type="float">
            <text:p>36970918699.2523</text:p>
          </table:table-cell>
          <table:table-cell office:value-type="float" office:value="52381006892.038" calcext:value-type="float">
            <text:p>52381006892.038</text:p>
          </table:table-cell>
          <table:table-cell office:value-type="float" office:value="65266452081.386" calcext:value-type="float">
            <text:p>65266452081.386</text:p>
          </table:table-cell>
          <table:table-cell office:value-type="float" office:value="88538611205.1433" calcext:value-type="float">
            <text:p>88538611205.1433</text:p>
          </table:table-cell>
          <table:table-cell office:value-type="float" office:value="70307163678.238" calcext:value-type="float">
            <text:p>70307163678.238</text:p>
          </table:table-cell>
          <table:table-cell office:value-type="float" office:value="83799496611.2004" calcext:value-type="float">
            <text:p>83799496611.2004</text:p>
          </table:table-cell>
          <table:table-cell office:value-type="float" office:value="111789686464.441" calcext:value-type="float">
            <text:p>111789686464.441</text:p>
          </table:table-cell>
          <table:table-cell office:value-type="float" office:value="128052853643.106" calcext:value-type="float">
            <text:p>128052853643.106</text:p>
          </table:table-cell>
          <table:table-cell office:value-type="float" office:value="136709862831.194" calcext:value-type="float">
            <text:p>136709862831.194</text:p>
          </table:table-cell>
          <table:table-cell office:value-type="float" office:value="145712200312.505" calcext:value-type="float">
            <text:p>145712200312.505</text:p>
          </table:table-cell>
          <table:table-cell office:value-type="float" office:value="116193649124.151" calcext:value-type="float">
            <text:p>116193649124.151</text:p>
          </table:table-cell>
          <table:table-cell office:value-type="float" office:value="101123851090.455" calcext:value-type="float">
            <text:p>101123851090.455</text:p>
          </table:table-cell>
          <table:table-cell office:value-type="float" office:value="122123822333.591" calcext:value-type="float">
            <text:p>122123822333.591</text:p>
          </table:table-cell>
          <table:table-cell office:value-type="float" office:value="105750987618.63" calcext:value-type="float">
            <text:p>105750987618.6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table:number-columns-repeated="24"/>
          <table:table-cell office:value-type="float" office:value="1857338011.85488" calcext:value-type="float">
            <text:p>1857338011.85488</text:p>
          </table:table-cell>
          <table:table-cell office:value-type="float" office:value="1897050133.42015" calcext:value-type="float">
            <text:p>1897050133.42015</text:p>
          </table:table-cell>
          <table:table-cell office:value-type="float" office:value="2097326250" calcext:value-type="float">
            <text:p>2097326250</text:p>
          </table:table-cell>
          <table:table-cell office:value-type="float" office:value="2080796250" calcext:value-type="float">
            <text:p>2080796250</text:p>
          </table:table-cell>
          <table:table-cell office:value-type="float" office:value="2051236250" calcext:value-type="float">
            <text:p>2051236250</text:p>
          </table:table-cell>
          <table:table-cell office:value-type="float" office:value="2253090000" calcext:value-type="float">
            <text:p>2253090000</text:p>
          </table:table-cell>
          <table:table-cell office:value-type="float" office:value="2028553750" calcext:value-type="float">
            <text:p>2028553750</text:p>
          </table:table-cell>
          <table:table-cell office:value-type="float" office:value="1099559027.77778" calcext:value-type="float">
            <text:p>1099559027.77778</text:p>
          </table:table-cell>
          <table:table-cell office:value-type="float" office:value="652174990.837304" calcext:value-type="float">
            <text:p>652174990.837304</text:p>
          </table:table-cell>
          <table:table-cell office:value-type="float" office:value="1185315468.46295" calcext:value-type="float">
            <text:p>1185315468.46295</text:p>
          </table:table-cell>
          <table:table-cell office:value-type="float" office:value="1880951520.3972" calcext:value-type="float">
            <text:p>1880951520.3972</text:p>
          </table:table-cell>
          <table:table-cell office:value-type="float" office:value="2392764853.42107" calcext:value-type="float">
            <text:p>2392764853.42107</text:p>
          </table:table-cell>
          <table:table-cell office:value-type="float" office:value="3199642579.96974" calcext:value-type="float">
            <text:p>3199642579.96974</text:p>
          </table:table-cell>
          <table:table-cell office:value-type="float" office:value="2258515610.08862" calcext:value-type="float">
            <text:p>2258515610.08862</text:p>
          </table:table-cell>
          <table:table-cell office:value-type="float" office:value="2545967253.2416" calcext:value-type="float">
            <text:p>2545967253.2416</text:p>
          </table:table-cell>
          <table:table-cell office:value-type="float" office:value="3212119044.17089" calcext:value-type="float">
            <text:p>3212119044.17089</text:p>
          </table:table-cell>
          <table:table-cell office:value-type="float" office:value="3480355188.60063" calcext:value-type="float">
            <text:p>3480355188.60063</text:p>
          </table:table-cell>
          <table:table-cell office:value-type="float" office:value="3922099470.97313" calcext:value-type="float">
            <text:p>3922099470.97313</text:p>
          </table:table-cell>
          <table:table-cell office:value-type="float" office:value="4348070165.19261" calcext:value-type="float">
            <text:p>4348070165.19261</text:p>
          </table:table-cell>
          <table:table-cell office:value-type="float" office:value="5611492282.86582" calcext:value-type="float">
            <text:p>5611492282.86582</text:p>
          </table:table-cell>
          <table:table-cell office:value-type="float" office:value="7184681398.5698" calcext:value-type="float">
            <text:p>7184681398.5698</text:p>
          </table:table-cell>
          <table:table-cell office:value-type="float" office:value="8052075642.10781" calcext:value-type="float">
            <text:p>8052075642.10781</text:p>
          </table:table-cell>
          <table:table-cell office:value-type="float" office:value="8896073938.31407" calcext:value-type="float">
            <text:p>8896073938.31407</text:p>
          </table:table-cell>
          <table:table-cell office:value-type="float" office:value="10677321490.3807" calcext:value-type="float">
            <text:p>10677321490.3807</text:p>
          </table:table-cell>
          <table:table-cell office:value-type="float" office:value="12881353507.8539" calcext:value-type="float">
            <text:p>12881353507.8539</text:p>
          </table:table-cell>
          <table:table-cell office:value-type="float" office:value="12044208085.864" calcext:value-type="float">
            <text:p>12044208085.864</text:p>
          </table:table-cell>
          <table:table-cell office:value-type="float" office:value="11926953213.6961" calcext:value-type="float">
            <text:p>11926953213.6961</text:p>
          </table:table-cell>
          <table:table-cell office:value-type="float" office:value="12890866742.6533" calcext:value-type="float">
            <text:p>12890866742.6533</text:p>
          </table:table-cell>
          <table:table-cell office:value-type="float" office:value="12319784886.2038" calcext:value-type="float">
            <text:p>12319784886.2038</text:p>
          </table:table-cell>
          <table:table-cell office:value-type="float" office:value="12776280961.155" calcext:value-type="float">
            <text:p>12776280961.155</text:p>
          </table:table-cell>
          <table:table-cell office:value-type="float" office:value="13228247844.1247" calcext:value-type="float">
            <text:p>13228247844.1247</text:p>
          </table:table-cell>
          <table:table-cell office:value-type="float" office:value="11386931489.7968" calcext:value-type="float">
            <text:p>11386931489.7968</text:p>
          </table:table-cell>
          <table:table-cell office:value-type="float" office:value="11861352704.87" calcext:value-type="float">
            <text:p>11861352704.87</text:p>
          </table:table-cell>
          <table:table-cell office:value-type="float" office:value="13025062195.7906" calcext:value-type="float">
            <text:p>13025062195.7906</text:p>
          </table:table-cell>
          <table:table-cell office:value-type="float" office:value="15058879128.6536" calcext:value-type="float">
            <text:p>15058879128.653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table:number-columns-repeated="10"/>
          <table:table-cell office:value-type="float" office:value="78619206.0850963" calcext:value-type="float">
            <text:p>78619206.0850963</text:p>
          </table:table-cell>
          <table:table-cell office:value-type="float" office:value="89409820.3592814" calcext:value-type="float">
            <text:p>89409820.3592814</text:p>
          </table:table-cell>
          <table:table-cell office:value-type="float" office:value="113408231.944085" calcext:value-type="float">
            <text:p>113408231.944085</text:p>
          </table:table-cell>
          <table:table-cell office:value-type="float" office:value="150820102.798401" calcext:value-type="float">
            <text:p>150820102.798401</text:p>
          </table:table-cell>
          <table:table-cell office:value-type="float" office:value="186558696.279204" calcext:value-type="float">
            <text:p>186558696.279204</text:p>
          </table:table-cell>
          <table:table-cell office:value-type="float" office:value="220127246.376812" calcext:value-type="float">
            <text:p>220127246.376812</text:p>
          </table:table-cell>
          <table:table-cell office:value-type="float" office:value="227281024.620741" calcext:value-type="float">
            <text:p>227281024.620741</text:p>
          </table:table-cell>
          <table:table-cell office:value-type="float" office:value="254020153.340635" calcext:value-type="float">
            <text:p>254020153.340635</text:p>
          </table:table-cell>
          <table:table-cell office:value-type="float" office:value="308008897.569444" calcext:value-type="float">
            <text:p>308008897.569444</text:p>
          </table:table-cell>
          <table:table-cell office:value-type="float" office:value="411578334.159643" calcext:value-type="float">
            <text:p>411578334.159643</text:p>
          </table:table-cell>
          <table:table-cell office:value-type="float" office:value="446416105.825017" calcext:value-type="float">
            <text:p>446416105.825017</text:p>
          </table:table-cell>
          <table:table-cell office:value-type="float" office:value="388958731.302938" calcext:value-type="float">
            <text:p>388958731.302938</text:p>
          </table:table-cell>
          <table:table-cell office:value-type="float" office:value="375895956.383462" calcext:value-type="float">
            <text:p>375895956.383462</text:p>
          </table:table-cell>
          <table:table-cell office:value-type="float" office:value="327861832.946636" calcext:value-type="float">
            <text:p>327861832.946636</text:p>
          </table:table-cell>
          <table:table-cell office:value-type="float" office:value="330070689.298282" calcext:value-type="float">
            <text:p>330070689.298282</text:p>
          </table:table-cell>
          <table:table-cell office:value-type="float" office:value="346737964.774951" calcext:value-type="float">
            <text:p>346737964.774951</text:p>
          </table:table-cell>
          <table:table-cell office:value-type="float" office:value="482000594.03588" calcext:value-type="float">
            <text:p>482000594.03588</text:p>
          </table:table-cell>
          <table:table-cell office:value-type="float" office:value="611316399.407088" calcext:value-type="float">
            <text:p>611316399.407088</text:p>
          </table:table-cell>
          <table:table-cell office:value-type="float" office:value="721425939.15155" calcext:value-type="float">
            <text:p>721425939.15155</text:p>
          </table:table-cell>
          <table:table-cell office:value-type="float" office:value="795449332.396346" calcext:value-type="float">
            <text:p>795449332.396346</text:p>
          </table:table-cell>
          <table:table-cell office:value-type="float" office:value="1029048481.88051" calcext:value-type="float">
            <text:p>1029048481.88051</text:p>
          </table:table-cell>
          <table:table-cell office:value-type="float" office:value="1106928582.86629" calcext:value-type="float">
            <text:p>1106928582.86629</text:p>
          </table:table-cell>
          <table:table-cell office:value-type="float" office:value="1210013651.87713" calcext:value-type="float">
            <text:p>1210013651.87713</text:p>
          </table:table-cell>
          <table:table-cell office:value-type="float" office:value="1007025755.00065" calcext:value-type="float">
            <text:p>1007025755.00065</text:p>
          </table:table-cell>
          <table:table-cell office:value-type="float" office:value="1017549124.33238" calcext:value-type="float">
            <text:p>1017549124.33238</text:p>
          </table:table-cell>
          <table:table-cell office:value-type="float" office:value="1178738991.19295" calcext:value-type="float">
            <text:p>1178738991.19295</text:p>
          </table:table-cell>
          <table:table-cell office:value-type="float" office:value="1223945356.62682" calcext:value-type="float">
            <text:p>1223945356.62682</text:p>
          </table:table-cell>
          <table:table-cell office:value-type="float" office:value="1180597272.72727" calcext:value-type="float">
            <text:p>1180597272.72727</text:p>
          </table:table-cell>
          <table:table-cell office:value-type="float" office:value="1211932397.81713" calcext:value-type="float">
            <text:p>1211932397.81713</text:p>
          </table:table-cell>
          <table:table-cell office:value-type="float" office:value="1239876305.13531" calcext:value-type="float">
            <text:p>1239876305.13531</text:p>
          </table:table-cell>
          <table:table-cell office:value-type="float" office:value="1434429703.33518" calcext:value-type="float">
            <text:p>1434429703.33518</text:p>
          </table:table-cell>
          <table:table-cell office:value-type="float" office:value="1496912751.67785" calcext:value-type="float">
            <text:p>1496912751.67785</text:p>
          </table:table-cell>
          <table:table-cell office:value-type="float" office:value="1733116883.11688" calcext:value-type="float">
            <text:p>1733116883.11688</text:p>
          </table:table-cell>
          <table:table-cell office:value-type="float" office:value="2398645598.19413" calcext:value-type="float">
            <text:p>2398645598.19413</text:p>
          </table:table-cell>
          <table:table-cell office:value-type="float" office:value="2935659299.72684" calcext:value-type="float">
            <text:p>2935659299.72684</text:p>
          </table:table-cell>
          <table:table-cell office:value-type="float" office:value="3255789080.96008" calcext:value-type="float">
            <text:p>3255789080.96008</text:p>
          </table:table-cell>
          <table:table-cell office:value-type="float" office:value="3543256805.92147" calcext:value-type="float">
            <text:p>3543256805.92147</text:p>
          </table:table-cell>
          <table:table-cell office:value-type="float" office:value="4016972351.49192" calcext:value-type="float">
            <text:p>4016972351.49192</text:p>
          </table:table-cell>
          <table:table-cell office:value-type="float" office:value="4007353156.58415" calcext:value-type="float">
            <text:p>4007353156.58415</text:p>
          </table:table-cell>
          <table:table-cell office:value-type="float" office:value="3660530702.97305" calcext:value-type="float">
            <text:p>3660530702.97305</text:p>
          </table:table-cell>
          <table:table-cell office:value-type="float" office:value="3355695364.23841" calcext:value-type="float">
            <text:p>3355695364.23841</text:p>
          </table:table-cell>
          <table:table-cell office:value-type="float" office:value="3442062830.13622" calcext:value-type="float">
            <text:p>3442062830.13622</text:p>
          </table:table-cell>
          <table:table-cell office:value-type="float" office:value="3164615186.94591" calcext:value-type="float">
            <text:p>3164615186.94591</text:p>
          </table:table-cell>
          <table:table-cell office:value-type="float" office:value="3281585236.32501" calcext:value-type="float">
            <text:p>3281585236.32501</text:p>
          </table:table-cell>
          <table:table-cell office:value-type="float" office:value="3350736367.25488" calcext:value-type="float">
            <text:p>3350736367.25488</text:p>
          </table:table-cell>
          <table:table-cell office:value-type="float" office:value="2811489408.89431" calcext:value-type="float">
            <text:p>2811489408.89431</text:p>
          </table:table-cell>
          <table:table-cell office:value-type="float" office:value="2877311946.90265" calcext:value-type="float">
            <text:p>2877311946.90265</text:p>
          </table:table-cell>
          <table:table-cell office:value-type="float" office:value="3013387423.93509" calcext:value-type="float">
            <text:p>3013387423.93509</text:p>
          </table:table-cell>
          <table:table-cell office:value-type="float" office:value="3236543909.34844" calcext:value-type="float">
            <text:p>3236543909.34844</text:p>
          </table:table-cell>
        </table:table-row>
        <table:table-row table:style-name="ro1">
          <table:table-cell office:value-type="string" calcext:value-type="string">
            <text:p>Emiratos Árabes Unidos</text:p>
          </table:table-cell>
          <table:table-cell office:value-type="string" calcext:value-type="string">
            <text:p>ARE</text:p>
          </table:table-cell>
          <table:table-cell table:number-columns-repeated="15"/>
          <table:table-cell office:value-type="float" office:value="14720672506.5004" calcext:value-type="float">
            <text:p>14720672506.5004</text:p>
          </table:table-cell>
          <table:table-cell office:value-type="float" office:value="19213022691.0526" calcext:value-type="float">
            <text:p>19213022691.0526</text:p>
          </table:table-cell>
          <table:table-cell office:value-type="float" office:value="24871775164.6043" calcext:value-type="float">
            <text:p>24871775164.6043</text:p>
          </table:table-cell>
          <table:table-cell office:value-type="float" office:value="23775831783.4263" calcext:value-type="float">
            <text:p>23775831783.4263</text:p>
          </table:table-cell>
          <table:table-cell office:value-type="float" office:value="31225463217.7582" calcext:value-type="float">
            <text:p>31225463217.7582</text:p>
          </table:table-cell>
          <table:table-cell office:value-type="float" office:value="43598748449.0479" calcext:value-type="float">
            <text:p>43598748449.0479</text:p>
          </table:table-cell>
          <table:table-cell office:value-type="float" office:value="49333424135.1131" calcext:value-type="float">
            <text:p>49333424135.1131</text:p>
          </table:table-cell>
          <table:table-cell office:value-type="float" office:value="46622718605.2847" calcext:value-type="float">
            <text:p>46622718605.2847</text:p>
          </table:table-cell>
          <table:table-cell office:value-type="float" office:value="42803323345.1376" calcext:value-type="float">
            <text:p>42803323345.1376</text:p>
          </table:table-cell>
          <table:table-cell office:value-type="float" office:value="41807954235.903" calcext:value-type="float">
            <text:p>41807954235.903</text:p>
          </table:table-cell>
          <table:table-cell office:value-type="float" office:value="40603650231.5445" calcext:value-type="float">
            <text:p>40603650231.5445</text:p>
          </table:table-cell>
          <table:table-cell office:value-type="float" office:value="33943612094.7971" calcext:value-type="float">
            <text:p>33943612094.7971</text:p>
          </table:table-cell>
          <table:table-cell office:value-type="float" office:value="36384908744.2114" calcext:value-type="float">
            <text:p>36384908744.2114</text:p>
          </table:table-cell>
          <table:table-cell office:value-type="float" office:value="36275674203.2144" calcext:value-type="float">
            <text:p>36275674203.2144</text:p>
          </table:table-cell>
          <table:table-cell office:value-type="float" office:value="41464995913.9199" calcext:value-type="float">
            <text:p>41464995913.9199</text:p>
          </table:table-cell>
          <table:table-cell office:value-type="float" office:value="50701443748.2975" calcext:value-type="float">
            <text:p>50701443748.2975</text:p>
          </table:table-cell>
          <table:table-cell office:value-type="float" office:value="51552165622.4462" calcext:value-type="float">
            <text:p>51552165622.4462</text:p>
          </table:table-cell>
          <table:table-cell office:value-type="float" office:value="54239171887.769" calcext:value-type="float">
            <text:p>54239171887.769</text:p>
          </table:table-cell>
          <table:table-cell office:value-type="float" office:value="55625170253.337" calcext:value-type="float">
            <text:p>55625170253.337</text:p>
          </table:table-cell>
          <table:table-cell office:value-type="float" office:value="59305093979.842" calcext:value-type="float">
            <text:p>59305093979.842</text:p>
          </table:table-cell>
          <table:table-cell office:value-type="float" office:value="65743666575.8649" calcext:value-type="float">
            <text:p>65743666575.8649</text:p>
          </table:table-cell>
          <table:table-cell office:value-type="float" office:value="73571233996.1863" calcext:value-type="float">
            <text:p>73571233996.1863</text:p>
          </table:table-cell>
          <table:table-cell office:value-type="float" office:value="78839008444.5655" calcext:value-type="float">
            <text:p>78839008444.5655</text:p>
          </table:table-cell>
          <table:table-cell office:value-type="float" office:value="75674336283.1858" calcext:value-type="float">
            <text:p>75674336283.1858</text:p>
          </table:table-cell>
          <table:table-cell office:value-type="float" office:value="84445473110.9598" calcext:value-type="float">
            <text:p>84445473110.9598</text:p>
          </table:table-cell>
          <table:table-cell office:value-type="float" office:value="104337372362.151" calcext:value-type="float">
            <text:p>104337372362.151</text:p>
          </table:table-cell>
          <table:table-cell office:value-type="float" office:value="103311640571.818" calcext:value-type="float">
            <text:p>103311640571.818</text:p>
          </table:table-cell>
          <table:table-cell office:value-type="float" office:value="109816201497.617" calcext:value-type="float">
            <text:p>109816201497.617</text:p>
          </table:table-cell>
          <table:table-cell office:value-type="float" office:value="124346358066.712" calcext:value-type="float">
            <text:p>124346358066.712</text:p>
          </table:table-cell>
          <table:table-cell office:value-type="float" office:value="147824370319.946" calcext:value-type="float">
            <text:p>147824370319.946</text:p>
          </table:table-cell>
          <table:table-cell office:value-type="float" office:value="180617018379.85" calcext:value-type="float">
            <text:p>180617018379.85</text:p>
          </table:table-cell>
          <table:table-cell office:value-type="float" office:value="222116541865.214" calcext:value-type="float">
            <text:p>222116541865.214</text:p>
          </table:table-cell>
          <table:table-cell office:value-type="float" office:value="257916133424.098" calcext:value-type="float">
            <text:p>257916133424.098</text:p>
          </table:table-cell>
          <table:table-cell office:value-type="float" office:value="315474615738.598" calcext:value-type="float">
            <text:p>315474615738.598</text:p>
          </table:table-cell>
          <table:table-cell office:value-type="float" office:value="253547358747.447" calcext:value-type="float">
            <text:p>253547358747.447</text:p>
          </table:table-cell>
          <table:table-cell office:value-type="float" office:value="289787338325.391" calcext:value-type="float">
            <text:p>289787338325.391</text:p>
          </table:table-cell>
          <table:table-cell office:value-type="float" office:value="350666031313.819" calcext:value-type="float">
            <text:p>350666031313.819</text:p>
          </table:table-cell>
          <table:table-cell office:value-type="float" office:value="374590605854.323" calcext:value-type="float">
            <text:p>374590605854.323</text:p>
          </table:table-cell>
          <table:table-cell office:value-type="float" office:value="390107556160.654" calcext:value-type="float">
            <text:p>390107556160.654</text:p>
          </table:table-cell>
          <table:table-cell office:value-type="float" office:value="403137100068.073" calcext:value-type="float">
            <text:p>403137100068.073</text:p>
          </table:table-cell>
          <table:table-cell office:value-type="float" office:value="358135057862.492" calcext:value-type="float">
            <text:p>358135057862.492</text:p>
          </table:table-cell>
          <table:table-cell office:value-type="float" office:value="357045064669.843" calcext:value-type="float">
            <text:p>357045064669.843</text:p>
          </table:table-cell>
          <table:table-cell office:value-type="float" office:value="382575085091.899" calcext:value-type="float">
            <text:p>382575085091.899</text:p>
          </table:table-cell>
          <table:table-cell office:value-type="float" office:value="414178897208.986" calcext:value-type="float">
            <text:p>414178897208.98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table:number-columns-repeated="2"/>
          <table:table-cell office:value-type="float" office:value="24450604877.6081" calcext:value-type="float">
            <text:p>24450604877.6081</text:p>
          </table:table-cell>
          <table:table-cell office:value-type="float" office:value="18272123664.4715" calcext:value-type="float">
            <text:p>18272123664.4715</text:p>
          </table:table-cell>
          <table:table-cell office:value-type="float" office:value="25605249381.7597" calcext:value-type="float">
            <text:p>25605249381.7597</text:p>
          </table:table-cell>
          <table:table-cell office:value-type="float" office:value="28344705966.6389" calcext:value-type="float">
            <text:p>28344705966.6389</text:p>
          </table:table-cell>
          <table:table-cell office:value-type="float" office:value="28630474727.9023" calcext:value-type="float">
            <text:p>28630474727.9023</text:p>
          </table:table-cell>
          <table:table-cell office:value-type="float" office:value="24256667553.2569" calcext:value-type="float">
            <text:p>24256667553.2569</text:p>
          </table:table-cell>
          <table:table-cell office:value-type="float" office:value="26436857247.4982" calcext:value-type="float">
            <text:p>26436857247.4982</text:p>
          </table:table-cell>
          <table:table-cell office:value-type="float" office:value="31256284543.6155" calcext:value-type="float">
            <text:p>31256284543.6155</text:p>
          </table:table-cell>
          <table:table-cell office:value-type="float" office:value="31584210365.5447" calcext:value-type="float">
            <text:p>31584210365.5447</text:p>
          </table:table-cell>
          <table:table-cell office:value-type="float" office:value="33293199095.4881" calcext:value-type="float">
            <text:p>33293199095.4881</text:p>
          </table:table-cell>
          <table:table-cell office:value-type="float" office:value="34733000536.2862" calcext:value-type="float">
            <text:p>34733000536.2862</text:p>
          </table:table-cell>
          <table:table-cell office:value-type="float" office:value="52544000116.9037" calcext:value-type="float">
            <text:p>52544000116.9037</text:p>
          </table:table-cell>
          <table:table-cell office:value-type="float" office:value="72436777342.4554" calcext:value-type="float">
            <text:p>72436777342.4554</text:p>
          </table:table-cell>
          <table:table-cell office:value-type="float" office:value="52438647921.9226" calcext:value-type="float">
            <text:p>52438647921.9226</text:p>
          </table:table-cell>
          <table:table-cell office:value-type="float" office:value="51169499890.7722" calcext:value-type="float">
            <text:p>51169499890.7722</text:p>
          </table:table-cell>
          <table:table-cell office:value-type="float" office:value="56781000100.9448" calcext:value-type="float">
            <text:p>56781000100.9448</text:p>
          </table:table-cell>
          <table:table-cell office:value-type="float" office:value="58082870156.2634" calcext:value-type="float">
            <text:p>58082870156.2634</text:p>
          </table:table-cell>
          <table:table-cell office:value-type="float" office:value="69252328953.3789" calcext:value-type="float">
            <text:p>69252328953.3789</text:p>
          </table:table-cell>
          <table:table-cell office:value-type="float" office:value="76961923741.9478" calcext:value-type="float">
            <text:p>76961923741.9478</text:p>
          </table:table-cell>
          <table:table-cell office:value-type="float" office:value="78676842366.4213" calcext:value-type="float">
            <text:p>78676842366.4213</text:p>
          </table:table-cell>
          <table:table-cell office:value-type="float" office:value="84307486836.724" calcext:value-type="float">
            <text:p>84307486836.724</text:p>
          </table:table-cell>
          <table:table-cell office:value-type="float" office:value="103979106777.911" calcext:value-type="float">
            <text:p>103979106777.911</text:p>
          </table:table-cell>
          <table:table-cell office:value-type="float" office:value="79092001998.032" calcext:value-type="float">
            <text:p>79092001998.032</text:p>
          </table:table-cell>
          <table:table-cell office:value-type="float" office:value="88416668900.2596" calcext:value-type="float">
            <text:p>88416668900.2596</text:p>
          </table:table-cell>
          <table:table-cell office:value-type="float" office:value="110934442762.694" calcext:value-type="float">
            <text:p>110934442762.694</text:p>
          </table:table-cell>
          <table:table-cell office:value-type="float" office:value="111106191358.197" calcext:value-type="float">
            <text:p>111106191358.197</text:p>
          </table:table-cell>
          <table:table-cell office:value-type="float" office:value="126206817196.091" calcext:value-type="float">
            <text:p>126206817196.091</text:p>
          </table:table-cell>
          <table:table-cell office:value-type="float" office:value="76636898036.4712" calcext:value-type="float">
            <text:p>76636898036.4712</text:p>
          </table:table-cell>
          <table:table-cell office:value-type="float" office:value="141352368714.691" calcext:value-type="float">
            <text:p>141352368714.691</text:p>
          </table:table-cell>
          <table:table-cell office:value-type="float" office:value="189719984268.485" calcext:value-type="float">
            <text:p>189719984268.485</text:p>
          </table:table-cell>
          <table:table-cell office:value-type="float" office:value="228788617201.696" calcext:value-type="float">
            <text:p>228788617201.696</text:p>
          </table:table-cell>
          <table:table-cell office:value-type="float" office:value="236741715015.015" calcext:value-type="float">
            <text:p>236741715015.015</text:p>
          </table:table-cell>
          <table:table-cell office:value-type="float" office:value="257440000000" calcext:value-type="float">
            <text:p>257440000000</text:p>
          </table:table-cell>
          <table:table-cell office:value-type="float" office:value="258031750000" calcext:value-type="float">
            <text:p>258031750000</text:p>
          </table:table-cell>
          <table:table-cell office:value-type="float" office:value="272149750000" calcext:value-type="float">
            <text:p>272149750000</text:p>
          </table:table-cell>
          <table:table-cell office:value-type="float" office:value="292859000000" calcext:value-type="float">
            <text:p>292859000000</text:p>
          </table:table-cell>
          <table:table-cell office:value-type="float" office:value="298948250000" calcext:value-type="float">
            <text:p>298948250000</text:p>
          </table:table-cell>
          <table:table-cell office:value-type="float" office:value="283523000000" calcext:value-type="float">
            <text:p>283523000000</text:p>
          </table:table-cell>
          <table:table-cell office:value-type="float" office:value="284203750000" calcext:value-type="float">
            <text:p>284203750000</text:p>
          </table:table-cell>
          <table:table-cell office:value-type="float" office:value="268696750000" calcext:value-type="float">
            <text:p>268696750000</text:p>
          </table:table-cell>
          <table:table-cell office:value-type="float" office:value="97724004251.8602" calcext:value-type="float">
            <text:p>97724004251.8602</text:p>
          </table:table-cell>
          <table:table-cell office:value-type="float" office:value="127586973492.177" calcext:value-type="float">
            <text:p>127586973492.177</text:p>
          </table:table-cell>
          <table:table-cell office:value-type="float" office:value="164657930452.787" calcext:value-type="float">
            <text:p>164657930452.787</text:p>
          </table:table-cell>
          <table:table-cell office:value-type="float" office:value="198737095012.282" calcext:value-type="float">
            <text:p>198737095012.282</text:p>
          </table:table-cell>
          <table:table-cell office:value-type="float" office:value="232557260817.308" calcext:value-type="float">
            <text:p>232557260817.308</text:p>
          </table:table-cell>
          <table:table-cell office:value-type="float" office:value="287530508430.568" calcext:value-type="float">
            <text:p>287530508430.568</text:p>
          </table:table-cell>
          <table:table-cell office:value-type="float" office:value="361558037110.419" calcext:value-type="float">
            <text:p>361558037110.419</text:p>
          </table:table-cell>
          <table:table-cell office:value-type="float" office:value="332976484577.619" calcext:value-type="float">
            <text:p>332976484577.619</text:p>
          </table:table-cell>
          <table:table-cell office:value-type="float" office:value="423627422092.49" calcext:value-type="float">
            <text:p>423627422092.49</text:p>
          </table:table-cell>
          <table:table-cell office:value-type="float" office:value="530163281574.658" calcext:value-type="float">
            <text:p>530163281574.658</text:p>
          </table:table-cell>
          <table:table-cell office:value-type="float" office:value="545982375701.128" calcext:value-type="float">
            <text:p>545982375701.128</text:p>
          </table:table-cell>
          <table:table-cell office:value-type="float" office:value="552025140252.246" calcext:value-type="float">
            <text:p>552025140252.246</text:p>
          </table:table-cell>
          <table:table-cell office:value-type="float" office:value="526319673731.638" calcext:value-type="float">
            <text:p>526319673731.638</text:p>
          </table:table-cell>
          <table:table-cell office:value-type="float" office:value="594749285413.212" calcext:value-type="float">
            <text:p>594749285413.212</text:p>
          </table:table-cell>
          <table:table-cell office:value-type="float" office:value="557531376217.967" calcext:value-type="float">
            <text:p>557531376217.967</text:p>
          </table:table-cell>
          <table:table-cell office:value-type="float" office:value="642695864756.35" calcext:value-type="float">
            <text:p>642695864756.35</text:p>
          </table:table-cell>
          <table:table-cell office:value-type="float" office:value="518475134084.357" calcext:value-type="float">
            <text:p>518475134084.357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table:number-columns-repeated="30"/>
          <table:table-cell office:value-type="float" office:value="2256838858.42714" calcext:value-type="float">
            <text:p>2256838858.42714</text:p>
          </table:table-cell>
          <table:table-cell office:value-type="float" office:value="2068526521.90299" calcext:value-type="float">
            <text:p>2068526521.90299</text:p>
          </table:table-cell>
          <table:table-cell office:value-type="float" office:value="1272577456.12712" calcext:value-type="float">
            <text:p>1272577456.12712</text:p>
          </table:table-cell>
          <table:table-cell office:value-type="float" office:value="1201313201.01272" calcext:value-type="float">
            <text:p>1201313201.01272</text:p>
          </table:table-cell>
          <table:table-cell office:value-type="float" office:value="1315158670.28285" calcext:value-type="float">
            <text:p>1315158670.28285</text:p>
          </table:table-cell>
          <table:table-cell office:value-type="float" office:value="1468317350.06841" calcext:value-type="float">
            <text:p>1468317350.06841</text:p>
          </table:table-cell>
          <table:table-cell office:value-type="float" office:value="1596968913.27897" calcext:value-type="float">
            <text:p>1596968913.27897</text:p>
          </table:table-cell>
          <table:table-cell office:value-type="float" office:value="1639492424.36472" calcext:value-type="float">
            <text:p>1639492424.36472</text:p>
          </table:table-cell>
          <table:table-cell office:value-type="float" office:value="1893726437.26462" calcext:value-type="float">
            <text:p>1893726437.26462</text:p>
          </table:table-cell>
          <table:table-cell office:value-type="float" office:value="1845482181.44801" calcext:value-type="float">
            <text:p>1845482181.44801</text:p>
          </table:table-cell>
          <table:table-cell office:value-type="float" office:value="1911563665.39006" calcext:value-type="float">
            <text:p>1911563665.39006</text:p>
          </table:table-cell>
          <table:table-cell office:value-type="float" office:value="2118467913.37873" calcext:value-type="float">
            <text:p>2118467913.37873</text:p>
          </table:table-cell>
          <table:table-cell office:value-type="float" office:value="2376335048.39976" calcext:value-type="float">
            <text:p>2376335048.39976</text:p>
          </table:table-cell>
          <table:table-cell office:value-type="float" office:value="2807061008.69084" calcext:value-type="float">
            <text:p>2807061008.69084</text:p>
          </table:table-cell>
          <table:table-cell office:value-type="float" office:value="3576615240.41616" calcext:value-type="float">
            <text:p>3576615240.41616</text:p>
          </table:table-cell>
          <table:table-cell office:value-type="float" office:value="4900469950.09033" calcext:value-type="float">
            <text:p>4900469950.09033</text:p>
          </table:table-cell>
          <table:table-cell office:value-type="float" office:value="6384451606.1421" calcext:value-type="float">
            <text:p>6384451606.1421</text:p>
          </table:table-cell>
          <table:table-cell office:value-type="float" office:value="9206301700.39619" calcext:value-type="float">
            <text:p>9206301700.39619</text:p>
          </table:table-cell>
          <table:table-cell office:value-type="float" office:value="11662040713.8753" calcext:value-type="float">
            <text:p>11662040713.8753</text:p>
          </table:table-cell>
          <table:table-cell office:value-type="float" office:value="8647936747.98704" calcext:value-type="float">
            <text:p>8647936747.98704</text:p>
          </table:table-cell>
          <table:table-cell office:value-type="float" office:value="9260284937.79782" calcext:value-type="float">
            <text:p>9260284937.79782</text:p>
          </table:table-cell>
          <table:table-cell office:value-type="float" office:value="10142111334.4961" calcext:value-type="float">
            <text:p>10142111334.4961</text:p>
          </table:table-cell>
          <table:table-cell office:value-type="float" office:value="10619320048.5857" calcext:value-type="float">
            <text:p>10619320048.5857</text:p>
          </table:table-cell>
          <table:table-cell office:value-type="float" office:value="11121465767.4067" calcext:value-type="float">
            <text:p>11121465767.4067</text:p>
          </table:table-cell>
          <table:table-cell office:value-type="float" office:value="11609512939.7543" calcext:value-type="float">
            <text:p>11609512939.7543</text:p>
          </table:table-cell>
          <table:table-cell office:value-type="float" office:value="10553337672.9872" calcext:value-type="float">
            <text:p>10553337672.9872</text:p>
          </table:table-cell>
          <table:table-cell office:value-type="float" office:value="10546135160.031" calcext:value-type="float">
            <text:p>10546135160.031</text:p>
          </table:table-cell>
          <table:table-cell office:value-type="float" office:value="11527458565.7334" calcext:value-type="float">
            <text:p>11527458565.7334</text:p>
          </table:table-cell>
          <table:table-cell office:value-type="float" office:value="12433089919.0459" calcext:value-type="float">
            <text:p>12433089919.0459</text:p>
          </table:table-cell>
        </table:table-row>
        <table:table-row table:style-name="ro1">
          <table:table-cell office:value-type="string" calcext:value-type="string">
            <text:p>Samoa Americana</text:p>
          </table:table-cell>
          <table:table-cell office:value-type="string" calcext:value-type="string">
            <text:p>ASM</text:p>
          </table:table-cell>
          <table:table-cell table:number-columns-repeated="42"/>
          <table:table-cell office:value-type="float" office:value="514000000" calcext:value-type="float">
            <text:p>51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678000000" calcext:value-type="float">
            <text:p>678000000</text:p>
          </table:table-cell>
          <table:table-cell office:value-type="float" office:value="576000000" calcext:value-type="float">
            <text:p>576000000</text:p>
          </table:table-cell>
          <table:table-cell office:value-type="float" office:value="574000000" calcext:value-type="float">
            <text:p>574000000</text:p>
          </table:table-cell>
          <table:table-cell office:value-type="float" office:value="644000000" calcext:value-type="float">
            <text:p>644000000</text:p>
          </table:table-cell>
          <table:table-cell office:value-type="float" office:value="641000000" calcext:value-type="float">
            <text:p>641000000</text:p>
          </table:table-cell>
          <table:table-cell office:value-type="float" office:value="643000000" calcext:value-type="float">
            <text:p>643000000</text:p>
          </table:table-cell>
          <table:table-cell office:value-type="float" office:value="661000000" calcext:value-type="float">
            <text:p>661000000</text:p>
          </table:table-cell>
          <table:table-cell office:value-type="float" office:value="653000000" calcext:value-type="float">
            <text:p>653000000</text:p>
          </table:table-cell>
          <table:table-cell office:value-type="float" office:value="634000000" calcext:value-type="float">
            <text:p>634000000</text:p>
          </table:table-cell>
          <table:table-cell/>
        </table:table-row>
        <table:table-row table:style-name="ro1">
          <table:table-cell office:value-type="string" calcext:value-type="string">
            <text:p>Antigua y Barbuda</text:p>
          </table:table-cell>
          <table:table-cell office:value-type="string" calcext:value-type="string">
            <text:p>ATG</text:p>
          </table:table-cell>
          <table:table-cell table:number-columns-repeated="17"/>
          <table:table-cell office:value-type="float" office:value="77496753.7037037" calcext:value-type="float">
            <text:p>77496753.7037037</text:p>
          </table:table-cell>
          <table:table-cell office:value-type="float" office:value="87879341.4814815" calcext:value-type="float">
            <text:p>87879341.4814815</text:p>
          </table:table-cell>
          <table:table-cell office:value-type="float" office:value="109079978.888889" calcext:value-type="float">
            <text:p>109079978.888889</text:p>
          </table:table-cell>
          <table:table-cell office:value-type="float" office:value="131431026.666667" calcext:value-type="float">
            <text:p>131431026.666667</text:p>
          </table:table-cell>
          <table:table-cell office:value-type="float" office:value="147841734.444444" calcext:value-type="float">
            <text:p>147841734.444444</text:p>
          </table:table-cell>
          <table:table-cell office:value-type="float" office:value="164369278.888889" calcext:value-type="float">
            <text:p>164369278.888889</text:p>
          </table:table-cell>
          <table:table-cell office:value-type="float" office:value="182144092.962963" calcext:value-type="float">
            <text:p>182144092.962963</text:p>
          </table:table-cell>
          <table:table-cell office:value-type="float" office:value="208372846.296296" calcext:value-type="float">
            <text:p>208372846.296296</text:p>
          </table:table-cell>
          <table:table-cell office:value-type="float" office:value="240923924.814815" calcext:value-type="float">
            <text:p>240923924.814815</text:p>
          </table:table-cell>
          <table:table-cell office:value-type="float" office:value="290440140.740741" calcext:value-type="float">
            <text:p>290440140.740741</text:p>
          </table:table-cell>
          <table:table-cell office:value-type="float" office:value="337174861.851852" calcext:value-type="float">
            <text:p>337174861.851852</text:p>
          </table:table-cell>
          <table:table-cell office:value-type="float" office:value="398637727.777778" calcext:value-type="float">
            <text:p>398637727.777778</text:p>
          </table:table-cell>
          <table:table-cell office:value-type="float" office:value="438794788.518519" calcext:value-type="float">
            <text:p>438794788.518519</text:p>
          </table:table-cell>
          <table:table-cell office:value-type="float" office:value="459469058.888889" calcext:value-type="float">
            <text:p>459469058.888889</text:p>
          </table:table-cell>
          <table:table-cell office:value-type="float" office:value="481706333.333333" calcext:value-type="float">
            <text:p>481706333.333333</text:p>
          </table:table-cell>
          <table:table-cell office:value-type="float" office:value="499281148.148148" calcext:value-type="float">
            <text:p>499281148.148148</text:p>
          </table:table-cell>
          <table:table-cell office:value-type="float" office:value="535172777.777778" calcext:value-type="float">
            <text:p>535172777.777778</text:p>
          </table:table-cell>
          <table:table-cell office:value-type="float" office:value="589429592.592593" calcext:value-type="float">
            <text:p>589429592.592593</text:p>
          </table:table-cell>
          <table:table-cell office:value-type="float" office:value="577280740.740741" calcext:value-type="float">
            <text:p>577280740.740741</text:p>
          </table:table-cell>
          <table:table-cell office:value-type="float" office:value="633730629.62963" calcext:value-type="float">
            <text:p>633730629.62963</text:p>
          </table:table-cell>
          <table:table-cell office:value-type="float" office:value="680617111.111111" calcext:value-type="float">
            <text:p>680617111.111111</text:p>
          </table:table-cell>
          <table:table-cell office:value-type="float" office:value="727860592.592593" calcext:value-type="float">
            <text:p>727860592.592593</text:p>
          </table:table-cell>
          <table:table-cell office:value-type="float" office:value="766198925.925926" calcext:value-type="float">
            <text:p>766198925.925926</text:p>
          </table:table-cell>
          <table:table-cell office:value-type="float" office:value="830158777.777778" calcext:value-type="float">
            <text:p>830158777.777778</text:p>
          </table:table-cell>
          <table:table-cell office:value-type="float" office:value="800740259.259259" calcext:value-type="float">
            <text:p>800740259.259259</text:p>
          </table:table-cell>
          <table:table-cell office:value-type="float" office:value="814615333.333333" calcext:value-type="float">
            <text:p>814615333.333333</text:p>
          </table:table-cell>
          <table:table-cell office:value-type="float" office:value="855643111.111111" calcext:value-type="float">
            <text:p>855643111.111111</text:p>
          </table:table-cell>
          <table:table-cell office:value-type="float" office:value="919577148.148148" calcext:value-type="float">
            <text:p>919577148.148148</text:p>
          </table:table-cell>
          <table:table-cell office:value-type="float" office:value="1022191296.2963" calcext:value-type="float">
            <text:p>1022191296.2963</text:p>
          </table:table-cell>
          <table:table-cell office:value-type="float" office:value="1157005444.44444" calcext:value-type="float">
            <text:p>1157005444.44444</text:p>
          </table:table-cell>
          <table:table-cell office:value-type="float" office:value="1311401333.33333" calcext:value-type="float">
            <text:p>1311401333.33333</text:p>
          </table:table-cell>
          <table:table-cell office:value-type="float" office:value="1368431037.03704" calcext:value-type="float">
            <text:p>1368431037.03704</text:p>
          </table:table-cell>
          <table:table-cell office:value-type="float" office:value="1224253000" calcext:value-type="float">
            <text:p>1224253000</text:p>
          </table:table-cell>
          <table:table-cell office:value-type="float" office:value="1152469074.07407" calcext:value-type="float">
            <text:p>1152469074.07407</text:p>
          </table:table-cell>
          <table:table-cell office:value-type="float" office:value="1142042925.92593" calcext:value-type="float">
            <text:p>1142042925.92593</text:p>
          </table:table-cell>
          <table:table-cell office:value-type="float" office:value="1211411703.7037" calcext:value-type="float">
            <text:p>1211411703.7037</text:p>
          </table:table-cell>
          <table:table-cell office:value-type="float" office:value="1192919629.62963" calcext:value-type="float">
            <text:p>1192919629.62963</text:p>
          </table:table-cell>
          <table:table-cell office:value-type="float" office:value="1275576777.77778" calcext:value-type="float">
            <text:p>1275576777.77778</text:p>
          </table:table-cell>
          <table:table-cell office:value-type="float" office:value="1359194740.74074" calcext:value-type="float">
            <text:p>1359194740.74074</text:p>
          </table:table-cell>
          <table:table-cell office:value-type="float" office:value="1464630213.33333" calcext:value-type="float">
            <text:p>1464630213.33333</text:p>
          </table:table-cell>
          <table:table-cell office:value-type="float" office:value="1510084750.74074" calcext:value-type="float">
            <text:p>1510084750.74074</text:p>
          </table:table-cell>
          <table:table-cell office:value-type="float" office:value="1623804016.2963" calcext:value-type="float">
            <text:p>1623804016.296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18577668271.9229" calcext:value-type="float">
            <text:p>18577668271.9229</text:p>
          </table:table-cell>
          <table:table-cell office:value-type="float" office:value="19653936611.0427" calcext:value-type="float">
            <text:p>19653936611.0427</text:p>
          </table:table-cell>
          <table:table-cell office:value-type="float" office:value="19892485160.7123" calcext:value-type="float">
            <text:p>19892485160.7123</text:p>
          </table:table-cell>
          <table:table-cell office:value-type="float" office:value="21507447642.5132" calcext:value-type="float">
            <text:p>21507447642.5132</text:p>
          </table:table-cell>
          <table:table-cell office:value-type="float" office:value="23764139321.3126" calcext:value-type="float">
            <text:p>23764139321.3126</text:p>
          </table:table-cell>
          <table:table-cell office:value-type="float" office:value="25937954978.161" calcext:value-type="float">
            <text:p>25937954978.161</text:p>
          </table:table-cell>
          <table:table-cell office:value-type="float" office:value="27268451114.3465" calcext:value-type="float">
            <text:p>27268451114.3465</text:p>
          </table:table-cell>
          <table:table-cell office:value-type="float" office:value="30397580916.116" calcext:value-type="float">
            <text:p>30397580916.116</text:p>
          </table:table-cell>
          <table:table-cell office:value-type="float" office:value="32665472057.3412" calcext:value-type="float">
            <text:p>32665472057.3412</text:p>
          </table:table-cell>
          <table:table-cell office:value-type="float" office:value="36628961809.8331" calcext:value-type="float">
            <text:p>36628961809.8331</text:p>
          </table:table-cell>
          <table:table-cell office:value-type="float" office:value="41271138985.3287" calcext:value-type="float">
            <text:p>41271138985.3287</text:p>
          </table:table-cell>
          <table:table-cell office:value-type="float" office:value="45149512823.3845" calcext:value-type="float">
            <text:p>45149512823.3845</text:p>
          </table:table-cell>
          <table:table-cell office:value-type="float" office:value="51967289719.6262" calcext:value-type="float">
            <text:p>51967289719.6262</text:p>
          </table:table-cell>
          <table:table-cell office:value-type="float" office:value="63738629083.9206" calcext:value-type="float">
            <text:p>63738629083.9206</text:p>
          </table:table-cell>
          <table:table-cell office:value-type="float" office:value="88831245394.252" calcext:value-type="float">
            <text:p>88831245394.252</text:p>
          </table:table-cell>
          <table:table-cell office:value-type="float" office:value="97171924074.8327" calcext:value-type="float">
            <text:p>97171924074.8327</text:p>
          </table:table-cell>
          <table:table-cell office:value-type="float" office:value="104921215177.108" calcext:value-type="float">
            <text:p>104921215177.108</text:p>
          </table:table-cell>
          <table:table-cell office:value-type="float" office:value="110201881165.405" calcext:value-type="float">
            <text:p>110201881165.405</text:p>
          </table:table-cell>
          <table:table-cell office:value-type="float" office:value="118339724791.338" calcext:value-type="float">
            <text:p>118339724791.338</text:p>
          </table:table-cell>
          <table:table-cell office:value-type="float" office:value="134712029989.776" calcext:value-type="float">
            <text:p>134712029989.776</text:p>
          </table:table-cell>
          <table:table-cell office:value-type="float" office:value="149776044568.245" calcext:value-type="float">
            <text:p>149776044568.245</text:p>
          </table:table-cell>
          <table:table-cell office:value-type="float" office:value="176643445953.791" calcext:value-type="float">
            <text:p>176643445953.791</text:p>
          </table:table-cell>
          <table:table-cell office:value-type="float" office:value="193771378130.862" calcext:value-type="float">
            <text:p>193771378130.862</text:p>
          </table:table-cell>
          <table:table-cell office:value-type="float" office:value="177030416471.689" calcext:value-type="float">
            <text:p>177030416471.689</text:p>
          </table:table-cell>
          <table:table-cell office:value-type="float" office:value="193242166274.226" calcext:value-type="float">
            <text:p>193242166274.226</text:p>
          </table:table-cell>
          <table:table-cell office:value-type="float" office:value="180235483623.533" calcext:value-type="float">
            <text:p>180235483623.533</text:p>
          </table:table-cell>
          <table:table-cell office:value-type="float" office:value="182038332400.672" calcext:value-type="float">
            <text:p>182038332400.672</text:p>
          </table:table-cell>
          <table:table-cell office:value-type="float" office:value="189059025939.651" calcext:value-type="float">
            <text:p>189059025939.651</text:p>
          </table:table-cell>
          <table:table-cell office:value-type="float" office:value="235660651920.838" calcext:value-type="float">
            <text:p>235660651920.838</text:p>
          </table:table-cell>
          <table:table-cell office:value-type="float" office:value="299263903590.913" calcext:value-type="float">
            <text:p>299263903590.913</text:p>
          </table:table-cell>
          <table:table-cell office:value-type="float" office:value="310774913428.242" calcext:value-type="float">
            <text:p>310774913428.242</text:p>
          </table:table-cell>
          <table:table-cell office:value-type="float" office:value="325306490856.291" calcext:value-type="float">
            <text:p>325306490856.291</text:p>
          </table:table-cell>
          <table:table-cell office:value-type="float" office:value="324873490732.908" calcext:value-type="float">
            <text:p>324873490732.908</text:p>
          </table:table-cell>
          <table:table-cell office:value-type="float" office:value="311539488476.672" calcext:value-type="float">
            <text:p>311539488476.672</text:p>
          </table:table-cell>
          <table:table-cell office:value-type="float" office:value="322208924247.665" calcext:value-type="float">
            <text:p>322208924247.665</text:p>
          </table:table-cell>
          <table:table-cell office:value-type="float" office:value="367216364716.365" calcext:value-type="float">
            <text:p>367216364716.365</text:p>
          </table:table-cell>
          <table:table-cell office:value-type="float" office:value="400302731411.229" calcext:value-type="float">
            <text:p>400302731411.229</text:p>
          </table:table-cell>
          <table:table-cell office:value-type="float" office:value="434568007512.913" calcext:value-type="float">
            <text:p>434568007512.913</text:p>
          </table:table-cell>
          <table:table-cell office:value-type="float" office:value="398899138574.239" calcext:value-type="float">
            <text:p>398899138574.239</text:p>
          </table:table-cell>
          <table:table-cell office:value-type="float" office:value="388608221581.652" calcext:value-type="float">
            <text:p>388608221581.652</text:p>
          </table:table-cell>
          <table:table-cell office:value-type="float" office:value="415222633925.768" calcext:value-type="float">
            <text:p>415222633925.768</text:p>
          </table:table-cell>
          <table:table-cell office:value-type="float" office:value="378376086723.194" calcext:value-type="float">
            <text:p>378376086723.194</text:p>
          </table:table-cell>
          <table:table-cell office:value-type="float" office:value="394648911678.526" calcext:value-type="float">
            <text:p>394648911678.526</text:p>
          </table:table-cell>
          <table:table-cell office:value-type="float" office:value="466488060570.763" calcext:value-type="float">
            <text:p>466488060570.763</text:p>
          </table:table-cell>
          <table:table-cell office:value-type="float" office:value="612490396927.017" calcext:value-type="float">
            <text:p>612490396927.017</text:p>
          </table:table-cell>
          <table:table-cell office:value-type="float" office:value="693407758231.845" calcext:value-type="float">
            <text:p>693407758231.845</text:p>
          </table:table-cell>
          <table:table-cell office:value-type="float" office:value="746054207846.661" calcext:value-type="float">
            <text:p>746054207846.661</text:p>
          </table:table-cell>
          <table:table-cell office:value-type="float" office:value="853099630996.31" calcext:value-type="float">
            <text:p>853099630996.31</text:p>
          </table:table-cell>
          <table:table-cell office:value-type="float" office:value="1053995523724.26" calcext:value-type="float">
            <text:p>1053995523724.26</text:p>
          </table:table-cell>
          <table:table-cell office:value-type="float" office:value="927805183330.879" calcext:value-type="float">
            <text:p>927805183330.879</text:p>
          </table:table-cell>
          <table:table-cell office:value-type="float" office:value="1146138465603.81" calcext:value-type="float">
            <text:p>1146138465603.81</text:p>
          </table:table-cell>
          <table:table-cell office:value-type="float" office:value="1396649906339.35" calcext:value-type="float">
            <text:p>1396649906339.35</text:p>
          </table:table-cell>
          <table:table-cell office:value-type="float" office:value="1546151783872.96" calcext:value-type="float">
            <text:p>1546151783872.96</text:p>
          </table:table-cell>
          <table:table-cell office:value-type="float" office:value="1576184467015.49" calcext:value-type="float">
            <text:p>1576184467015.49</text:p>
          </table:table-cell>
          <table:table-cell office:value-type="float" office:value="1467483705131.74" calcext:value-type="float">
            <text:p>1467483705131.74</text:p>
          </table:table-cell>
          <table:table-cell office:value-type="float" office:value="1351520093185.79" calcext:value-type="float">
            <text:p>1351520093185.79</text:p>
          </table:table-cell>
          <table:table-cell office:value-type="float" office:value="1210028388411.7" calcext:value-type="float">
            <text:p>1210028388411.7</text:p>
          </table:table-cell>
          <table:table-cell office:value-type="float" office:value="1330803227996.08" calcext:value-type="float">
            <text:p>1330803227996.08</text:p>
          </table:table-cell>
          <table:table-cell office:value-type="float" office:value="1432195178668.32" calcext:value-type="float">
            <text:p>1432195178668.3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6592693841.18495" calcext:value-type="float">
            <text:p>6592693841.18495</text:p>
          </table:table-cell>
          <table:table-cell office:value-type="float" office:value="7311749633.36229" calcext:value-type="float">
            <text:p>7311749633.36229</text:p>
          </table:table-cell>
          <table:table-cell office:value-type="float" office:value="7756110210.11966" calcext:value-type="float">
            <text:p>7756110210.11966</text:p>
          </table:table-cell>
          <table:table-cell office:value-type="float" office:value="8374175257.73075" calcext:value-type="float">
            <text:p>8374175257.73075</text:p>
          </table:table-cell>
          <table:table-cell office:value-type="float" office:value="9169983885.71185" calcext:value-type="float">
            <text:p>9169983885.71185</text:p>
          </table:table-cell>
          <table:table-cell office:value-type="float" office:value="9994070615.85997" calcext:value-type="float">
            <text:p>9994070615.85997</text:p>
          </table:table-cell>
          <table:table-cell office:value-type="float" office:value="10887682273.1014" calcext:value-type="float">
            <text:p>10887682273.1014</text:p>
          </table:table-cell>
          <table:table-cell office:value-type="float" office:value="11579431668.9165" calcext:value-type="float">
            <text:p>11579431668.9165</text:p>
          </table:table-cell>
          <table:table-cell office:value-type="float" office:value="12440625312.8685" calcext:value-type="float">
            <text:p>12440625312.8685</text:p>
          </table:table-cell>
          <table:table-cell office:value-type="float" office:value="13582798556.2404" calcext:value-type="float">
            <text:p>13582798556.2404</text:p>
          </table:table-cell>
          <table:table-cell office:value-type="float" office:value="15373005768.7219" calcext:value-type="float">
            <text:p>15373005768.7219</text:p>
          </table:table-cell>
          <table:table-cell office:value-type="float" office:value="17858485956.6031" calcext:value-type="float">
            <text:p>17858485956.6031</text:p>
          </table:table-cell>
          <table:table-cell office:value-type="float" office:value="22059612417.4058" calcext:value-type="float">
            <text:p>22059612417.4058</text:p>
          </table:table-cell>
          <table:table-cell office:value-type="float" office:value="29515467987.912" calcext:value-type="float">
            <text:p>29515467987.912</text:p>
          </table:table-cell>
          <table:table-cell office:value-type="float" office:value="35189299985.2768" calcext:value-type="float">
            <text:p>35189299985.2768</text:p>
          </table:table-cell>
          <table:table-cell office:value-type="float" office:value="40059206763.056" calcext:value-type="float">
            <text:p>40059206763.056</text:p>
          </table:table-cell>
          <table:table-cell office:value-type="float" office:value="42959976068.1138" calcext:value-type="float">
            <text:p>42959976068.1138</text:p>
          </table:table-cell>
          <table:table-cell office:value-type="float" office:value="51545759220.7143" calcext:value-type="float">
            <text:p>51545759220.7143</text:p>
          </table:table-cell>
          <table:table-cell office:value-type="float" office:value="62052258694.2102" calcext:value-type="float">
            <text:p>62052258694.2102</text:p>
          </table:table-cell>
          <table:table-cell office:value-type="float" office:value="73937296654.6577" calcext:value-type="float">
            <text:p>73937296654.6577</text:p>
          </table:table-cell>
          <table:table-cell office:value-type="float" office:value="82058912465.4329" calcext:value-type="float">
            <text:p>82058912465.4329</text:p>
          </table:table-cell>
          <table:table-cell office:value-type="float" office:value="71034228097.4598" calcext:value-type="float">
            <text:p>71034228097.4598</text:p>
          </table:table-cell>
          <table:table-cell office:value-type="float" office:value="71275287327.5793" calcext:value-type="float">
            <text:p>71275287327.5793</text:p>
          </table:table-cell>
          <table:table-cell office:value-type="float" office:value="72121016623.2572" calcext:value-type="float">
            <text:p>72121016623.2572</text:p>
          </table:table-cell>
          <table:table-cell office:value-type="float" office:value="67985345161.9558" calcext:value-type="float">
            <text:p>67985345161.9558</text:p>
          </table:table-cell>
          <table:table-cell office:value-type="float" office:value="69386774474.5943" calcext:value-type="float">
            <text:p>69386774474.5943</text:p>
          </table:table-cell>
          <table:table-cell office:value-type="float" office:value="99036165209.5539" calcext:value-type="float">
            <text:p>99036165209.5539</text:p>
          </table:table-cell>
          <table:table-cell office:value-type="float" office:value="124168442860.253" calcext:value-type="float">
            <text:p>124168442860.253</text:p>
          </table:table-cell>
          <table:table-cell office:value-type="float" office:value="133339397080.129" calcext:value-type="float">
            <text:p>133339397080.129</text:p>
          </table:table-cell>
          <table:table-cell office:value-type="float" office:value="133105805928.237" calcext:value-type="float">
            <text:p>133105805928.237</text:p>
          </table:table-cell>
          <table:table-cell office:value-type="float" office:value="166463386663.439" calcext:value-type="float">
            <text:p>166463386663.439</text:p>
          </table:table-cell>
          <table:table-cell office:value-type="float" office:value="173794177725.398" calcext:value-type="float">
            <text:p>173794177725.398</text:p>
          </table:table-cell>
          <table:table-cell office:value-type="float" office:value="195078126346.106" calcext:value-type="float">
            <text:p>195078126346.106</text:p>
          </table:table-cell>
          <table:table-cell office:value-type="float" office:value="190379720927.481" calcext:value-type="float">
            <text:p>190379720927.481</text:p>
          </table:table-cell>
          <table:table-cell office:value-type="float" office:value="203535242741.838" calcext:value-type="float">
            <text:p>203535242741.838</text:p>
          </table:table-cell>
          <table:table-cell office:value-type="float" office:value="241038283062.645" calcext:value-type="float">
            <text:p>241038283062.645</text:p>
          </table:table-cell>
          <table:table-cell office:value-type="float" office:value="237250948791.266" calcext:value-type="float">
            <text:p>237250948791.266</text:p>
          </table:table-cell>
          <table:table-cell office:value-type="float" office:value="212790348404.555" calcext:value-type="float">
            <text:p>212790348404.555</text:p>
          </table:table-cell>
          <table:table-cell office:value-type="float" office:value="218259904401.956" calcext:value-type="float">
            <text:p>218259904401.956</text:p>
          </table:table-cell>
          <table:table-cell office:value-type="float" office:value="217185787342.851" calcext:value-type="float">
            <text:p>217185787342.851</text:p>
          </table:table-cell>
          <table:table-cell office:value-type="float" office:value="196799778883.361" calcext:value-type="float">
            <text:p>196799778883.361</text:p>
          </table:table-cell>
          <table:table-cell office:value-type="float" office:value="197337879194.631" calcext:value-type="float">
            <text:p>197337879194.631</text:p>
          </table:table-cell>
          <table:table-cell office:value-type="float" office:value="213377771503.858" calcext:value-type="float">
            <text:p>213377771503.858</text:p>
          </table:table-cell>
          <table:table-cell office:value-type="float" office:value="261695778781.038" calcext:value-type="float">
            <text:p>261695778781.038</text:p>
          </table:table-cell>
          <table:table-cell office:value-type="float" office:value="300904221504.842" calcext:value-type="float">
            <text:p>300904221504.842</text:p>
          </table:table-cell>
          <table:table-cell office:value-type="float" office:value="315974418604.651" calcext:value-type="float">
            <text:p>315974418604.651</text:p>
          </table:table-cell>
          <table:table-cell office:value-type="float" office:value="335998557270.104" calcext:value-type="float">
            <text:p>335998557270.104</text:p>
          </table:table-cell>
          <table:table-cell office:value-type="float" office:value="388691445387.353" calcext:value-type="float">
            <text:p>388691445387.353</text:p>
          </table:table-cell>
          <table:table-cell office:value-type="float" office:value="430294287388.311" calcext:value-type="float">
            <text:p>430294287388.311</text:p>
          </table:table-cell>
          <table:table-cell office:value-type="float" office:value="400172297860.517" calcext:value-type="float">
            <text:p>400172297860.517</text:p>
          </table:table-cell>
          <table:table-cell office:value-type="float" office:value="391892746544.69" calcext:value-type="float">
            <text:p>391892746544.69</text:p>
          </table:table-cell>
          <table:table-cell office:value-type="float" office:value="431120310088.82" calcext:value-type="float">
            <text:p>431120310088.82</text:p>
          </table:table-cell>
          <table:table-cell office:value-type="float" office:value="409425234155.263" calcext:value-type="float">
            <text:p>409425234155.263</text:p>
          </table:table-cell>
          <table:table-cell office:value-type="float" office:value="430068712971.867" calcext:value-type="float">
            <text:p>430068712971.867</text:p>
          </table:table-cell>
          <table:table-cell office:value-type="float" office:value="441996131736.508" calcext:value-type="float">
            <text:p>441996131736.508</text:p>
          </table:table-cell>
          <table:table-cell office:value-type="float" office:value="381805676697.707" calcext:value-type="float">
            <text:p>381805676697.707</text:p>
          </table:table-cell>
          <table:table-cell office:value-type="float" office:value="394052818287.788" calcext:value-type="float">
            <text:p>394052818287.788</text:p>
          </table:table-cell>
          <table:table-cell office:value-type="float" office:value="416835975862.194" calcext:value-type="float">
            <text:p>416835975862.194</text:p>
          </table:table-cell>
          <table:table-cell office:value-type="float" office:value="455736580716.185" calcext:value-type="float">
            <text:p>455736580716.185</text:p>
          </table:table-cell>
        </table:table-row>
        <table:table-row table:style-name="ro1">
          <table:table-cell office:value-type="string" calcext:value-type="string">
            <text:p>Azerbaiyán</text:p>
          </table:table-cell>
          <table:table-cell office:value-type="string" calcext:value-type="string">
            <text:p>AZE</text:p>
          </table:table-cell>
          <table:table-cell table:number-columns-repeated="30"/>
          <table:table-cell office:value-type="float" office:value="8858006035.91566" calcext:value-type="float">
            <text:p>8858006035.91566</text:p>
          </table:table-cell>
          <table:table-cell office:value-type="float" office:value="8792365810.5094" calcext:value-type="float">
            <text:p>8792365810.5094</text:p>
          </table:table-cell>
          <table:table-cell office:value-type="float" office:value="4991350457.5425" calcext:value-type="float">
            <text:p>4991350457.5425</text:p>
          </table:table-cell>
          <table:table-cell office:value-type="float" office:value="3970953395.51544" calcext:value-type="float">
            <text:p>3970953395.51544</text:p>
          </table:table-cell>
          <table:table-cell office:value-type="float" office:value="3313939553.5418" calcext:value-type="float">
            <text:p>3313939553.5418</text:p>
          </table:table-cell>
          <table:table-cell office:value-type="float" office:value="3052467522.36104" calcext:value-type="float">
            <text:p>3052467522.36104</text:p>
          </table:table-cell>
          <table:table-cell office:value-type="float" office:value="3176703092.30412" calcext:value-type="float">
            <text:p>3176703092.30412</text:p>
          </table:table-cell>
          <table:table-cell office:value-type="float" office:value="3962735257.21455" calcext:value-type="float">
            <text:p>3962735257.21455</text:p>
          </table:table-cell>
          <table:table-cell office:value-type="float" office:value="4446370371.15023" calcext:value-type="float">
            <text:p>4446370371.15023</text:p>
          </table:table-cell>
          <table:table-cell office:value-type="float" office:value="4581246713.32066" calcext:value-type="float">
            <text:p>4581246713.32066</text:p>
          </table:table-cell>
          <table:table-cell office:value-type="float" office:value="5272617196.04517" calcext:value-type="float">
            <text:p>5272617196.04517</text:p>
          </table:table-cell>
          <table:table-cell office:value-type="float" office:value="5707720390.8515" calcext:value-type="float">
            <text:p>5707720390.8515</text:p>
          </table:table-cell>
          <table:table-cell office:value-type="float" office:value="6235856819.58445" calcext:value-type="float">
            <text:p>6235856819.58445</text:p>
          </table:table-cell>
          <table:table-cell office:value-type="float" office:value="7276013031.96905" calcext:value-type="float">
            <text:p>7276013031.96905</text:p>
          </table:table-cell>
          <table:table-cell office:value-type="float" office:value="8680370408.05943" calcext:value-type="float">
            <text:p>8680370408.05943</text:p>
          </table:table-cell>
          <table:table-cell office:value-type="float" office:value="13245716099.0057" calcext:value-type="float">
            <text:p>13245716099.0057</text:p>
          </table:table-cell>
          <table:table-cell office:value-type="float" office:value="20982986344.3027" calcext:value-type="float">
            <text:p>20982986344.3027</text:p>
          </table:table-cell>
          <table:table-cell office:value-type="float" office:value="33050343782.7759" calcext:value-type="float">
            <text:p>33050343782.7759</text:p>
          </table:table-cell>
          <table:table-cell office:value-type="float" office:value="48852482960.0779" calcext:value-type="float">
            <text:p>48852482960.0779</text:p>
          </table:table-cell>
          <table:table-cell office:value-type="float" office:value="44291490420.5026" calcext:value-type="float">
            <text:p>44291490420.5026</text:p>
          </table:table-cell>
          <table:table-cell office:value-type="float" office:value="52902703376.1056" calcext:value-type="float">
            <text:p>52902703376.1056</text:p>
          </table:table-cell>
          <table:table-cell office:value-type="float" office:value="65951627200.2026" calcext:value-type="float">
            <text:p>65951627200.2026</text:p>
          </table:table-cell>
          <table:table-cell office:value-type="float" office:value="69683935845.2138" calcext:value-type="float">
            <text:p>69683935845.2138</text:p>
          </table:table-cell>
          <table:table-cell office:value-type="float" office:value="74164435946.4627" calcext:value-type="float">
            <text:p>74164435946.4627</text:p>
          </table:table-cell>
          <table:table-cell office:value-type="float" office:value="75244294275.1498" calcext:value-type="float">
            <text:p>75244294275.1498</text:p>
          </table:table-cell>
          <table:table-cell office:value-type="float" office:value="53074468085.1064" calcext:value-type="float">
            <text:p>53074468085.1064</text:p>
          </table:table-cell>
          <table:table-cell office:value-type="float" office:value="37867518957.1975" calcext:value-type="float">
            <text:p>37867518957.1975</text:p>
          </table:table-cell>
          <table:table-cell office:value-type="float" office:value="40865558912.3867" calcext:value-type="float">
            <text:p>40865558912.3867</text:p>
          </table:table-cell>
          <table:table-cell office:value-type="float" office:value="46939529411.7647" calcext:value-type="float">
            <text:p>46939529411.7647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195999990" calcext:value-type="float">
            <text:p>195999990</text:p>
          </table:table-cell>
          <table:table-cell office:value-type="float" office:value="202999992" calcext:value-type="float">
            <text:p>202999992</text:p>
          </table:table-cell>
          <table:table-cell office:value-type="float" office:value="213500006" calcext:value-type="float">
            <text:p>213500006</text:p>
          </table:table-cell>
          <table:table-cell office:value-type="float" office:value="232749998" calcext:value-type="float">
            <text:p>232749998</text:p>
          </table:table-cell>
          <table:table-cell office:value-type="float" office:value="260750008" calcext:value-type="float">
            <text:p>260750008</text:p>
          </table:table-cell>
          <table:table-cell office:value-type="float" office:value="158994962.962963" calcext:value-type="float">
            <text:p>158994962.962963</text:p>
          </table:table-cell>
          <table:table-cell office:value-type="float" office:value="165444571.428571" calcext:value-type="float">
            <text:p>165444571.428571</text:p>
          </table:table-cell>
          <table:table-cell office:value-type="float" office:value="178297142.857143" calcext:value-type="float">
            <text:p>178297142.857143</text:p>
          </table:table-cell>
          <table:table-cell office:value-type="float" office:value="183200000" calcext:value-type="float">
            <text:p>183200000</text:p>
          </table:table-cell>
          <table:table-cell office:value-type="float" office:value="190205714.285714" calcext:value-type="float">
            <text:p>190205714.285714</text:p>
          </table:table-cell>
          <table:table-cell office:value-type="float" office:value="242732571.428571" calcext:value-type="float">
            <text:p>242732571.428571</text:p>
          </table:table-cell>
          <table:table-cell office:value-type="float" office:value="252842285.714286" calcext:value-type="float">
            <text:p>252842285.714286</text:p>
          </table:table-cell>
          <table:table-cell office:value-type="float" office:value="246804571.428571" calcext:value-type="float">
            <text:p>246804571.428571</text:p>
          </table:table-cell>
          <table:table-cell office:value-type="float" office:value="304339839.552146" calcext:value-type="float">
            <text:p>304339839.552146</text:p>
          </table:table-cell>
          <table:table-cell office:value-type="float" office:value="345263492.063492" calcext:value-type="float">
            <text:p>345263492.063492</text:p>
          </table:table-cell>
          <table:table-cell office:value-type="float" office:value="420986666.666667" calcext:value-type="float">
            <text:p>420986666.666667</text:p>
          </table:table-cell>
          <table:table-cell office:value-type="float" office:value="448412753.623188" calcext:value-type="float">
            <text:p>448412753.623188</text:p>
          </table:table-cell>
          <table:table-cell office:value-type="float" office:value="547535555.555556" calcext:value-type="float">
            <text:p>547535555.555556</text:p>
          </table:table-cell>
          <table:table-cell office:value-type="float" office:value="610225555.555556" calcext:value-type="float">
            <text:p>610225555.555556</text:p>
          </table:table-cell>
          <table:table-cell office:value-type="float" office:value="782496666.666667" calcext:value-type="float">
            <text:p>782496666.666667</text:p>
          </table:table-cell>
          <table:table-cell office:value-type="float" office:value="919726666.666667" calcext:value-type="float">
            <text:p>919726666.666667</text:p>
          </table:table-cell>
          <table:table-cell office:value-type="float" office:value="969046666.666667" calcext:value-type="float">
            <text:p>969046666.666667</text:p>
          </table:table-cell>
          <table:table-cell office:value-type="float" office:value="1013222222.22222" calcext:value-type="float">
            <text:p>1013222222.22222</text:p>
          </table:table-cell>
          <table:table-cell office:value-type="float" office:value="1082926304.46477" calcext:value-type="float">
            <text:p>1082926304.46477</text:p>
          </table:table-cell>
          <table:table-cell office:value-type="float" office:value="987143931.166987" calcext:value-type="float">
            <text:p>987143931.166987</text:p>
          </table:table-cell>
          <table:table-cell office:value-type="float" office:value="1149979285.77347" calcext:value-type="float">
            <text:p>1149979285.77347</text:p>
          </table:table-cell>
          <table:table-cell office:value-type="float" office:value="1201725497.06578" calcext:value-type="float">
            <text:p>1201725497.06578</text:p>
          </table:table-cell>
          <table:table-cell office:value-type="float" office:value="1131466494.01101" calcext:value-type="float">
            <text:p>1131466494.01101</text:p>
          </table:table-cell>
          <table:table-cell office:value-type="float" office:value="1082403219.48787" calcext:value-type="float">
            <text:p>1082403219.48787</text:p>
          </table:table-cell>
          <table:table-cell office:value-type="float" office:value="1113924130.41149" calcext:value-type="float">
            <text:p>1113924130.41149</text:p>
          </table:table-cell>
          <table:table-cell office:value-type="float" office:value="1132101252.51817" calcext:value-type="float">
            <text:p>1132101252.51817</text:p>
          </table:table-cell>
          <table:table-cell office:value-type="float" office:value="1167398478.3459" calcext:value-type="float">
            <text:p>1167398478.3459</text:p>
          </table:table-cell>
          <table:table-cell office:value-type="float" office:value="1083037670.60484" calcext:value-type="float">
            <text:p>1083037670.60484</text:p>
          </table:table-cell>
          <table:table-cell office:value-type="float" office:value="938632612.026359" calcext:value-type="float">
            <text:p>938632612.026359</text:p>
          </table:table-cell>
          <table:table-cell office:value-type="float" office:value="925030590.153683" calcext:value-type="float">
            <text:p>925030590.153683</text:p>
          </table:table-cell>
          <table:table-cell office:value-type="float" office:value="1000428393.88528" calcext:value-type="float">
            <text:p>1000428393.88528</text:p>
          </table:table-cell>
          <table:table-cell office:value-type="float" office:value="869033856.317093" calcext:value-type="float">
            <text:p>869033856.317093</text:p>
          </table:table-cell>
          <table:table-cell office:value-type="float" office:value="972896267.915425" calcext:value-type="float">
            <text:p>972896267.915425</text:p>
          </table:table-cell>
          <table:table-cell office:value-type="float" office:value="893770806.077641" calcext:value-type="float">
            <text:p>893770806.077641</text:p>
          </table:table-cell>
          <table:table-cell office:value-type="float" office:value="808077223.365746" calcext:value-type="float">
            <text:p>808077223.365746</text:p>
          </table:table-cell>
          <table:table-cell office:value-type="float" office:value="870486065.883137" calcext:value-type="float">
            <text:p>870486065.883137</text:p>
          </table:table-cell>
          <table:table-cell office:value-type="float" office:value="876794723.068586" calcext:value-type="float">
            <text:p>876794723.068586</text:p>
          </table:table-cell>
          <table:table-cell office:value-type="float" office:value="825394490.159111" calcext:value-type="float">
            <text:p>825394490.159111</text:p>
          </table:table-cell>
          <table:table-cell office:value-type="float" office:value="784654423.620476" calcext:value-type="float">
            <text:p>784654423.620476</text:p>
          </table:table-cell>
          <table:table-cell office:value-type="float" office:value="915257323.3961" calcext:value-type="float">
            <text:p>915257323.3961</text:p>
          </table:table-cell>
          <table:table-cell office:value-type="float" office:value="1117113045.65222" calcext:value-type="float">
            <text:p>1117113045.65222</text:p>
          </table:table-cell>
          <table:table-cell office:value-type="float" office:value="1273375020.26862" calcext:value-type="float">
            <text:p>1273375020.26862</text:p>
          </table:table-cell>
          <table:table-cell office:value-type="float" office:value="1356199364.85882" calcext:value-type="float">
            <text:p>1356199364.85882</text:p>
          </table:table-cell>
          <table:table-cell office:value-type="float" office:value="1611835901.9063" calcext:value-type="float">
            <text:p>1611835901.9063</text:p>
          </table:table-cell>
          <table:table-cell office:value-type="float" office:value="1781455092.07114" calcext:value-type="float">
            <text:p>1781455092.07114</text:p>
          </table:table-cell>
          <table:table-cell office:value-type="float" office:value="2032135246.50004" calcext:value-type="float">
            <text:p>2032135246.50004</text:p>
          </table:table-cell>
          <table:table-cell office:value-type="float" office:value="2235820867.82743" calcext:value-type="float">
            <text:p>2235820867.82743</text:p>
          </table:table-cell>
          <table:table-cell office:value-type="float" office:value="2333308099.46249" calcext:value-type="float">
            <text:p>2333308099.46249</text:p>
          </table:table-cell>
          <table:table-cell office:value-type="float" office:value="2451625332.74584" calcext:value-type="float">
            <text:p>2451625332.74584</text:p>
          </table:table-cell>
          <table:table-cell office:value-type="float" office:value="2705783272.07443" calcext:value-type="float">
            <text:p>2705783272.07443</text:p>
          </table:table-cell>
          <table:table-cell office:value-type="float" office:value="3104394858.11518" calcext:value-type="float">
            <text:p>3104394858.11518</text:p>
          </table:table-cell>
          <table:table-cell office:value-type="float" office:value="2959185295.39019" calcext:value-type="float">
            <text:p>2959185295.39019</text:p>
          </table:table-cell>
          <table:table-cell office:value-type="float" office:value="3172416146.3921" calcext:value-type="float">
            <text:p>3172416146.3921</text:p>
          </table:table-cell>
          <table:table-cell office:value-type="float" office:value="3078029929.10347" calcext:value-type="float">
            <text:p>3078029929.10347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string" calcext:value-type="string">
            <text:p>BEL</text:p>
          </table:table-cell>
          <table:table-cell office:value-type="float" office:value="11658722590.99" calcext:value-type="float">
            <text:p>11658722590.99</text:p>
          </table:table-cell>
          <table:table-cell office:value-type="float" office:value="12400145221.595" calcext:value-type="float">
            <text:p>12400145221.595</text:p>
          </table:table-cell>
          <table:table-cell office:value-type="float" office:value="13264015675.3193" calcext:value-type="float">
            <text:p>13264015675.3193</text:p>
          </table:table-cell>
          <table:table-cell office:value-type="float" office:value="14260017387.0492" calcext:value-type="float">
            <text:p>14260017387.0492</text:p>
          </table:table-cell>
          <table:table-cell office:value-type="float" office:value="15960106680.6732" calcext:value-type="float">
            <text:p>15960106680.6732</text:p>
          </table:table-cell>
          <table:table-cell office:value-type="float" office:value="17371457607.9374" calcext:value-type="float">
            <text:p>17371457607.9374</text:p>
          </table:table-cell>
          <table:table-cell office:value-type="float" office:value="18651883472.4808" calcext:value-type="float">
            <text:p>18651883472.4808</text:p>
          </table:table-cell>
          <table:table-cell office:value-type="float" office:value="19992040788.4593" calcext:value-type="float">
            <text:p>19992040788.4593</text:p>
          </table:table-cell>
          <table:table-cell office:value-type="float" office:value="21376353113.475" calcext:value-type="float">
            <text:p>21376353113.475</text:p>
          </table:table-cell>
          <table:table-cell office:value-type="float" office:value="23710735894.7022" calcext:value-type="float">
            <text:p>23710735894.7022</text:p>
          </table:table-cell>
          <table:table-cell office:value-type="float" office:value="26849148285.599" calcext:value-type="float">
            <text:p>26849148285.599</text:p>
          </table:table-cell>
          <table:table-cell office:value-type="float" office:value="29981290025.4913" calcext:value-type="float">
            <text:p>29981290025.4913</text:p>
          </table:table-cell>
          <table:table-cell office:value-type="float" office:value="37408591329.8506" calcext:value-type="float">
            <text:p>37408591329.8506</text:p>
          </table:table-cell>
          <table:table-cell office:value-type="float" office:value="47999363071.8278" calcext:value-type="float">
            <text:p>47999363071.8278</text:p>
          </table:table-cell>
          <table:table-cell office:value-type="float" office:value="56333010459.8177" calcext:value-type="float">
            <text:p>56333010459.8177</text:p>
          </table:table-cell>
          <table:table-cell office:value-type="float" office:value="66029748930.5693" calcext:value-type="float">
            <text:p>66029748930.5693</text:p>
          </table:table-cell>
          <table:table-cell office:value-type="float" office:value="71494539498.4326" calcext:value-type="float">
            <text:p>71494539498.4326</text:p>
          </table:table-cell>
          <table:table-cell office:value-type="float" office:value="83283328418.6832" calcext:value-type="float">
            <text:p>83283328418.6832</text:p>
          </table:table-cell>
          <table:table-cell office:value-type="float" office:value="101788475086.461" calcext:value-type="float">
            <text:p>101788475086.461</text:p>
          </table:table-cell>
          <table:table-cell office:value-type="float" office:value="116938066868.465" calcext:value-type="float">
            <text:p>116938066868.465</text:p>
          </table:table-cell>
          <table:table-cell office:value-type="float" office:value="127508202372.741" calcext:value-type="float">
            <text:p>127508202372.741</text:p>
          </table:table-cell>
          <table:table-cell office:value-type="float" office:value="105290614080.834" calcext:value-type="float">
            <text:p>105290614080.834</text:p>
          </table:table-cell>
          <table:table-cell office:value-type="float" office:value="92588895020.3073" calcext:value-type="float">
            <text:p>92588895020.3073</text:p>
          </table:table-cell>
          <table:table-cell office:value-type="float" office:value="87650915976.3314" calcext:value-type="float">
            <text:p>87650915976.3314</text:p>
          </table:table-cell>
          <table:table-cell office:value-type="float" office:value="83795680815.4147" calcext:value-type="float">
            <text:p>83795680815.4147</text:p>
          </table:table-cell>
          <table:table-cell office:value-type="float" office:value="86730038793.3963" calcext:value-type="float">
            <text:p>86730038793.3963</text:p>
          </table:table-cell>
          <table:table-cell office:value-type="float" office:value="120661220335.922" calcext:value-type="float">
            <text:p>120661220335.922</text:p>
          </table:table-cell>
          <table:table-cell office:value-type="float" office:value="150194077687.736" calcext:value-type="float">
            <text:p>150194077687.736</text:p>
          </table:table-cell>
          <table:table-cell office:value-type="float" office:value="163167853538.124" calcext:value-type="float">
            <text:p>163167853538.124</text:p>
          </table:table-cell>
          <table:table-cell office:value-type="float" office:value="165100094594.595" calcext:value-type="float">
            <text:p>165100094594.595</text:p>
          </table:table-cell>
          <table:table-cell office:value-type="float" office:value="206430841501.69" calcext:value-type="float">
            <text:p>206430841501.69</text:p>
          </table:table-cell>
          <table:table-cell office:value-type="float" office:value="211637816538.689" calcext:value-type="float">
            <text:p>211637816538.689</text:p>
          </table:table-cell>
          <table:table-cell office:value-type="float" office:value="236038384441.656" calcext:value-type="float">
            <text:p>236038384441.656</text:p>
          </table:table-cell>
          <table:table-cell office:value-type="float" office:value="225924679920.709" calcext:value-type="float">
            <text:p>225924679920.709</text:p>
          </table:table-cell>
          <table:table-cell office:value-type="float" office:value="246194938750.904" calcext:value-type="float">
            <text:p>246194938750.904</text:p>
          </table:table-cell>
          <table:table-cell office:value-type="float" office:value="289567323481.117" calcext:value-type="float">
            <text:p>289567323481.117</text:p>
          </table:table-cell>
          <table:table-cell office:value-type="float" office:value="281358175895.766" calcext:value-type="float">
            <text:p>281358175895.766</text:p>
          </table:table-cell>
          <table:table-cell office:value-type="float" office:value="254813599458.728" calcext:value-type="float">
            <text:p>254813599458.728</text:p>
          </table:table-cell>
          <table:table-cell office:value-type="float" office:value="260601911535.897" calcext:value-type="float">
            <text:p>260601911535.897</text:p>
          </table:table-cell>
          <table:table-cell office:value-type="float" office:value="260202429149.798" calcext:value-type="float">
            <text:p>260202429149.798</text:p>
          </table:table-cell>
          <table:table-cell office:value-type="float" office:value="237904919845.218" calcext:value-type="float">
            <text:p>237904919845.218</text:p>
          </table:table-cell>
          <table:table-cell office:value-type="float" office:value="237841968680.09" calcext:value-type="float">
            <text:p>237841968680.09</text:p>
          </table:table-cell>
          <table:table-cell office:value-type="float" office:value="258860436664.784" calcext:value-type="float">
            <text:p>258860436664.784</text:p>
          </table:table-cell>
          <table:table-cell office:value-type="float" office:value="319002821670.429" calcext:value-type="float">
            <text:p>319002821670.429</text:p>
          </table:table-cell>
          <table:table-cell office:value-type="float" office:value="370885026074" calcext:value-type="float">
            <text:p>370885026074</text:p>
          </table:table-cell>
          <table:table-cell office:value-type="float" office:value="387365750528.541" calcext:value-type="float">
            <text:p>387365750528.541</text:p>
          </table:table-cell>
          <table:table-cell office:value-type="float" office:value="409813197842.178" calcext:value-type="float">
            <text:p>409813197842.178</text:p>
          </table:table-cell>
          <table:table-cell office:value-type="float" office:value="471821105940.323" calcext:value-type="float">
            <text:p>471821105940.323</text:p>
          </table:table-cell>
          <table:table-cell office:value-type="float" office:value="518625897172.99" calcext:value-type="float">
            <text:p>518625897172.99</text:p>
          </table:table-cell>
          <table:table-cell office:value-type="float" office:value="484552792442.345" calcext:value-type="float">
            <text:p>484552792442.345</text:p>
          </table:table-cell>
          <table:table-cell office:value-type="float" office:value="483548031197.108" calcext:value-type="float">
            <text:p>483548031197.108</text:p>
          </table:table-cell>
          <table:table-cell office:value-type="float" office:value="527008453886.929" calcext:value-type="float">
            <text:p>527008453886.929</text:p>
          </table:table-cell>
          <table:table-cell office:value-type="float" office:value="497884216568.867" calcext:value-type="float">
            <text:p>497884216568.867</text:p>
          </table:table-cell>
          <table:table-cell office:value-type="float" office:value="520925468952.938" calcext:value-type="float">
            <text:p>520925468952.938</text:p>
          </table:table-cell>
          <table:table-cell office:value-type="float" office:value="530808391525.11" calcext:value-type="float">
            <text:p>530808391525.11</text:p>
          </table:table-cell>
          <table:table-cell office:value-type="float" office:value="455940347170.37" calcext:value-type="float">
            <text:p>455940347170.37</text:p>
          </table:table-cell>
          <table:table-cell office:value-type="float" office:value="469677213719.194" calcext:value-type="float">
            <text:p>469677213719.194</text:p>
          </table:table-cell>
          <table:table-cell office:value-type="float" office:value="494901708704.269" calcext:value-type="float">
            <text:p>494901708704.269</text:p>
          </table:table-cell>
          <table:table-cell office:value-type="float" office:value="531766935070.733" calcext:value-type="float">
            <text:p>531766935070.733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26195579.35701" calcext:value-type="float">
            <text:p>226195579.35701</text:p>
          </table:table-cell>
          <table:table-cell office:value-type="float" office:value="235668222.429984" calcext:value-type="float">
            <text:p>235668222.429984</text:p>
          </table:table-cell>
          <table:table-cell office:value-type="float" office:value="236434906.75427" calcext:value-type="float">
            <text:p>236434906.75427</text:p>
          </table:table-cell>
          <table:table-cell office:value-type="float" office:value="253927646.475909" calcext:value-type="float">
            <text:p>253927646.475909</text:p>
          </table:table-cell>
          <table:table-cell office:value-type="float" office:value="269818988.259263" calcext:value-type="float">
            <text:p>269818988.259263</text:p>
          </table:table-cell>
          <table:table-cell office:value-type="float" office:value="289908720.648622" calcext:value-type="float">
            <text:p>289908720.648622</text:p>
          </table:table-cell>
          <table:table-cell office:value-type="float" office:value="302925280.773564" calcext:value-type="float">
            <text:p>302925280.773564</text:p>
          </table:table-cell>
          <table:table-cell office:value-type="float" office:value="306222000.407316" calcext:value-type="float">
            <text:p>306222000.407316</text:p>
          </table:table-cell>
          <table:table-cell office:value-type="float" office:value="326323097.355964" calcext:value-type="float">
            <text:p>326323097.355964</text:p>
          </table:table-cell>
          <table:table-cell office:value-type="float" office:value="330748211.459737" calcext:value-type="float">
            <text:p>330748211.459737</text:p>
          </table:table-cell>
          <table:table-cell office:value-type="float" office:value="333627758.154666" calcext:value-type="float">
            <text:p>333627758.154666</text:p>
          </table:table-cell>
          <table:table-cell office:value-type="float" office:value="335072975.215766" calcext:value-type="float">
            <text:p>335072975.215766</text:p>
          </table:table-cell>
          <table:table-cell office:value-type="float" office:value="410331900.950531" calcext:value-type="float">
            <text:p>410331900.950531</text:p>
          </table:table-cell>
          <table:table-cell office:value-type="float" office:value="504376035.716401" calcext:value-type="float">
            <text:p>504376035.716401</text:p>
          </table:table-cell>
          <table:table-cell office:value-type="float" office:value="554654786.965107" calcext:value-type="float">
            <text:p>554654786.965107</text:p>
          </table:table-cell>
          <table:table-cell office:value-type="float" office:value="676870140.341529" calcext:value-type="float">
            <text:p>676870140.341529</text:p>
          </table:table-cell>
          <table:table-cell office:value-type="float" office:value="698408244.385343" calcext:value-type="float">
            <text:p>698408244.385343</text:p>
          </table:table-cell>
          <table:table-cell office:value-type="float" office:value="750049739.152238" calcext:value-type="float">
            <text:p>750049739.152238</text:p>
          </table:table-cell>
          <table:table-cell office:value-type="float" office:value="928843304.783965" calcext:value-type="float">
            <text:p>928843304.783965</text:p>
          </table:table-cell>
          <table:table-cell office:value-type="float" office:value="1186231265.18417" calcext:value-type="float">
            <text:p>1186231265.18417</text:p>
          </table:table-cell>
          <table:table-cell office:value-type="float" office:value="1405251547.23882" calcext:value-type="float">
            <text:p>1405251547.23882</text:p>
          </table:table-cell>
          <table:table-cell office:value-type="float" office:value="1291119965.11262" calcext:value-type="float">
            <text:p>1291119965.11262</text:p>
          </table:table-cell>
          <table:table-cell office:value-type="float" office:value="1267778489.03079" calcext:value-type="float">
            <text:p>1267778489.03079</text:p>
          </table:table-cell>
          <table:table-cell office:value-type="float" office:value="1095348302.91865" calcext:value-type="float">
            <text:p>1095348302.91865</text:p>
          </table:table-cell>
          <table:table-cell office:value-type="float" office:value="1051133927.00009" calcext:value-type="float">
            <text:p>1051133927.00009</text:p>
          </table:table-cell>
          <table:table-cell office:value-type="float" office:value="1045712703.02696" calcext:value-type="float">
            <text:p>1045712703.02696</text:p>
          </table:table-cell>
          <table:table-cell office:value-type="float" office:value="1336102040.71025" calcext:value-type="float">
            <text:p>1336102040.71025</text:p>
          </table:table-cell>
          <table:table-cell office:value-type="float" office:value="1562412030.34838" calcext:value-type="float">
            <text:p>1562412030.34838</text:p>
          </table:table-cell>
          <table:table-cell office:value-type="float" office:value="1620246187.15171" calcext:value-type="float">
            <text:p>1620246187.15171</text:p>
          </table:table-cell>
          <table:table-cell office:value-type="float" office:value="1502294411.46202" calcext:value-type="float">
            <text:p>1502294411.46202</text:p>
          </table:table-cell>
          <table:table-cell office:value-type="float" office:value="1959965243.76269" calcext:value-type="float">
            <text:p>1959965243.76269</text:p>
          </table:table-cell>
          <table:table-cell office:value-type="float" office:value="1986437859.90346" calcext:value-type="float">
            <text:p>1986437859.90346</text:p>
          </table:table-cell>
          <table:table-cell office:value-type="float" office:value="1695315305.70308" calcext:value-type="float">
            <text:p>1695315305.70308</text:p>
          </table:table-cell>
          <table:table-cell office:value-type="float" office:value="2274557914.07481" calcext:value-type="float">
            <text:p>2274557914.07481</text:p>
          </table:table-cell>
          <table:table-cell office:value-type="float" office:value="1598075932.35432" calcext:value-type="float">
            <text:p>1598075932.35432</text:p>
          </table:table-cell>
          <table:table-cell office:value-type="float" office:value="2169627250.93379" calcext:value-type="float">
            <text:p>2169627250.93379</text:p>
          </table:table-cell>
          <table:table-cell office:value-type="float" office:value="2361116587.86079" calcext:value-type="float">
            <text:p>2361116587.86079</text:p>
          </table:table-cell>
          <table:table-cell office:value-type="float" office:value="2268301537.65128" calcext:value-type="float">
            <text:p>2268301537.65128</text:p>
          </table:table-cell>
          <table:table-cell office:value-type="float" office:value="2455092582.30927" calcext:value-type="float">
            <text:p>2455092582.30927</text:p>
          </table:table-cell>
          <table:table-cell office:value-type="float" office:value="2689787917.50711" calcext:value-type="float">
            <text:p>2689787917.50711</text:p>
          </table:table-cell>
          <table:table-cell office:value-type="float" office:value="2569186642.86999" calcext:value-type="float">
            <text:p>2569186642.86999</text:p>
          </table:table-cell>
          <table:table-cell office:value-type="float" office:value="2680213931.46472" calcext:value-type="float">
            <text:p>2680213931.46472</text:p>
          </table:table-cell>
          <table:table-cell office:value-type="float" office:value="3054571081.6912" calcext:value-type="float">
            <text:p>3054571081.6912</text:p>
          </table:table-cell>
          <table:table-cell office:value-type="float" office:value="3905366187.87017" calcext:value-type="float">
            <text:p>3905366187.87017</text:p>
          </table:table-cell>
          <table:table-cell office:value-type="float" office:value="4521424807.22519" calcext:value-type="float">
            <text:p>4521424807.22519</text:p>
          </table:table-cell>
          <table:table-cell office:value-type="float" office:value="4803702821.08056" calcext:value-type="float">
            <text:p>4803702821.08056</text:p>
          </table:table-cell>
          <table:table-cell office:value-type="float" office:value="5142380779.44103" calcext:value-type="float">
            <text:p>5142380779.44103</text:p>
          </table:table-cell>
          <table:table-cell office:value-type="float" office:value="5969535131.58016" calcext:value-type="float">
            <text:p>5969535131.58016</text:p>
          </table:table-cell>
          <table:table-cell office:value-type="float" office:value="7132787396.66547" calcext:value-type="float">
            <text:p>7132787396.66547</text:p>
          </table:table-cell>
          <table:table-cell office:value-type="float" office:value="7097198711.61023" calcext:value-type="float">
            <text:p>7097198711.61023</text:p>
          </table:table-cell>
          <table:table-cell office:value-type="float" office:value="6970240895.49888" calcext:value-type="float">
            <text:p>6970240895.49888</text:p>
          </table:table-cell>
          <table:table-cell office:value-type="float" office:value="7814081155.64988" calcext:value-type="float">
            <text:p>7814081155.64988</text:p>
          </table:table-cell>
          <table:table-cell office:value-type="float" office:value="8152554487.31321" calcext:value-type="float">
            <text:p>8152554487.31321</text:p>
          </table:table-cell>
          <table:table-cell office:value-type="float" office:value="9157355679.70205" calcext:value-type="float">
            <text:p>9157355679.70205</text:p>
          </table:table-cell>
          <table:table-cell office:value-type="float" office:value="9707432015.61441" calcext:value-type="float">
            <text:p>9707432015.61441</text:p>
          </table:table-cell>
          <table:table-cell office:value-type="float" office:value="8291155880.59505" calcext:value-type="float">
            <text:p>8291155880.59505</text:p>
          </table:table-cell>
          <table:table-cell office:value-type="float" office:value="8573159696.61128" calcext:value-type="float">
            <text:p>8573159696.61128</text:p>
          </table:table-cell>
          <table:table-cell office:value-type="float" office:value="9246696923.66155" calcext:value-type="float">
            <text:p>9246696923.66155</text:p>
          </table:table-cell>
          <table:table-cell office:value-type="float" office:value="10358985583.235" calcext:value-type="float">
            <text:p>10358985583.23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330442817.168859" calcext:value-type="float">
            <text:p>330442817.168859</text:p>
          </table:table-cell>
          <table:table-cell office:value-type="float" office:value="350247237.11684" calcext:value-type="float">
            <text:p>350247237.11684</text:p>
          </table:table-cell>
          <table:table-cell office:value-type="float" office:value="379567178.256898" calcext:value-type="float">
            <text:p>379567178.256898</text:p>
          </table:table-cell>
          <table:table-cell office:value-type="float" office:value="394040749.12567" calcext:value-type="float">
            <text:p>394040749.12567</text:p>
          </table:table-cell>
          <table:table-cell office:value-type="float" office:value="410321785.631059" calcext:value-type="float">
            <text:p>410321785.631059</text:p>
          </table:table-cell>
          <table:table-cell office:value-type="float" office:value="422916848.424208" calcext:value-type="float">
            <text:p>422916848.424208</text:p>
          </table:table-cell>
          <table:table-cell office:value-type="float" office:value="433889831.584706" calcext:value-type="float">
            <text:p>433889831.584706</text:p>
          </table:table-cell>
          <table:table-cell office:value-type="float" office:value="450753993.176448" calcext:value-type="float">
            <text:p>450753993.176448</text:p>
          </table:table-cell>
          <table:table-cell office:value-type="float" office:value="460442864.205949" calcext:value-type="float">
            <text:p>460442864.205949</text:p>
          </table:table-cell>
          <table:table-cell office:value-type="float" office:value="478298781.545658" calcext:value-type="float">
            <text:p>478298781.545658</text:p>
          </table:table-cell>
          <table:table-cell office:value-type="float" office:value="458404330.125096" calcext:value-type="float">
            <text:p>458404330.125096</text:p>
          </table:table-cell>
          <table:table-cell office:value-type="float" office:value="482411278.982439" calcext:value-type="float">
            <text:p>482411278.982439</text:p>
          </table:table-cell>
          <table:table-cell office:value-type="float" office:value="578595583.975723" calcext:value-type="float">
            <text:p>578595583.975723</text:p>
          </table:table-cell>
          <table:table-cell office:value-type="float" office:value="674773821.151416" calcext:value-type="float">
            <text:p>674773821.151416</text:p>
          </table:table-cell>
          <table:table-cell office:value-type="float" office:value="751133642.647461" calcext:value-type="float">
            <text:p>751133642.647461</text:p>
          </table:table-cell>
          <table:table-cell office:value-type="float" office:value="939972703.463021" calcext:value-type="float">
            <text:p>939972703.463021</text:p>
          </table:table-cell>
          <table:table-cell office:value-type="float" office:value="976547572.215824" calcext:value-type="float">
            <text:p>976547572.215824</text:p>
          </table:table-cell>
          <table:table-cell office:value-type="float" office:value="1131225278.77773" calcext:value-type="float">
            <text:p>1131225278.77773</text:p>
          </table:table-cell>
          <table:table-cell office:value-type="float" office:value="1475584037.28156" calcext:value-type="float">
            <text:p>1475584037.28156</text:p>
          </table:table-cell>
          <table:table-cell office:value-type="float" office:value="1748480982.18517" calcext:value-type="float">
            <text:p>1748480982.18517</text:p>
          </table:table-cell>
          <table:table-cell office:value-type="float" office:value="1928720390.28869" calcext:value-type="float">
            <text:p>1928720390.28869</text:p>
          </table:table-cell>
          <table:table-cell office:value-type="float" office:value="1775842679.94056" calcext:value-type="float">
            <text:p>1775842679.94056</text:p>
          </table:table-cell>
          <table:table-cell office:value-type="float" office:value="1754450379.2077" calcext:value-type="float">
            <text:p>1754450379.2077</text:p>
          </table:table-cell>
          <table:table-cell office:value-type="float" office:value="1600278756.43589" calcext:value-type="float">
            <text:p>1600278756.43589</text:p>
          </table:table-cell>
          <table:table-cell office:value-type="float" office:value="1459880352.6483" calcext:value-type="float">
            <text:p>1459880352.6483</text:p>
          </table:table-cell>
          <table:table-cell office:value-type="float" office:value="1552493413.98989" calcext:value-type="float">
            <text:p>1552493413.98989</text:p>
          </table:table-cell>
          <table:table-cell office:value-type="float" office:value="2036303381.20142" calcext:value-type="float">
            <text:p>2036303381.20142</text:p>
          </table:table-cell>
          <table:table-cell office:value-type="float" office:value="2369835438.62393" calcext:value-type="float">
            <text:p>2369835438.62393</text:p>
          </table:table-cell>
          <table:table-cell office:value-type="float" office:value="2616040645.87263" calcext:value-type="float">
            <text:p>2616040645.87263</text:p>
          </table:table-cell>
          <table:table-cell office:value-type="float" office:value="2615588545.68629" calcext:value-type="float">
            <text:p>2615588545.68629</text:p>
          </table:table-cell>
          <table:table-cell office:value-type="float" office:value="3101301780.95067" calcext:value-type="float">
            <text:p>3101301780.95067</text:p>
          </table:table-cell>
          <table:table-cell office:value-type="float" office:value="3135045684.1006" calcext:value-type="float">
            <text:p>3135045684.1006</text:p>
          </table:table-cell>
          <table:table-cell office:value-type="float" office:value="2240264711.54816" calcext:value-type="float">
            <text:p>2240264711.54816</text:p>
          </table:table-cell>
          <table:table-cell office:value-type="float" office:value="2332018010.55341" calcext:value-type="float">
            <text:p>2332018010.55341</text:p>
          </table:table-cell>
          <table:table-cell office:value-type="float" office:value="1895290964.80829" calcext:value-type="float">
            <text:p>1895290964.80829</text:p>
          </table:table-cell>
          <table:table-cell office:value-type="float" office:value="2379518099.2266" calcext:value-type="float">
            <text:p>2379518099.2266</text:p>
          </table:table-cell>
          <table:table-cell office:value-type="float" office:value="2586550747.09844" calcext:value-type="float">
            <text:p>2586550747.09844</text:p>
          </table:table-cell>
          <table:table-cell office:value-type="float" office:value="2447669403.89018" calcext:value-type="float">
            <text:p>2447669403.89018</text:p>
          </table:table-cell>
          <table:table-cell office:value-type="float" office:value="2804902723.73145" calcext:value-type="float">
            <text:p>2804902723.73145</text:p>
          </table:table-cell>
          <table:table-cell office:value-type="float" office:value="2993753187.09677" calcext:value-type="float">
            <text:p>2993753187.09677</text:p>
          </table:table-cell>
          <table:table-cell office:value-type="float" office:value="2628920056.10098" calcext:value-type="float">
            <text:p>2628920056.10098</text:p>
          </table:table-cell>
          <table:table-cell office:value-type="float" office:value="2812845513.57125" calcext:value-type="float">
            <text:p>2812845513.57125</text:p>
          </table:table-cell>
          <table:table-cell office:value-type="float" office:value="3205592289.79773" calcext:value-type="float">
            <text:p>3205592289.79773</text:p>
          </table:table-cell>
          <table:table-cell office:value-type="float" office:value="4205691222.11396" calcext:value-type="float">
            <text:p>4205691222.11396</text:p>
          </table:table-cell>
          <table:table-cell office:value-type="float" office:value="4838551099.70985" calcext:value-type="float">
            <text:p>4838551099.70985</text:p>
          </table:table-cell>
          <table:table-cell office:value-type="float" office:value="5462709498.45119" calcext:value-type="float">
            <text:p>5462709498.45119</text:p>
          </table:table-cell>
          <table:table-cell office:value-type="float" office:value="5816310157.71765" calcext:value-type="float">
            <text:p>5816310157.71765</text:p>
          </table:table-cell>
          <table:table-cell office:value-type="float" office:value="6771277870.96412" calcext:value-type="float">
            <text:p>6771277870.96412</text:p>
          </table:table-cell>
          <table:table-cell office:value-type="float" office:value="8369637065.40255" calcext:value-type="float">
            <text:p>8369637065.40255</text:p>
          </table:table-cell>
          <table:table-cell office:value-type="float" office:value="8369175126.25316" calcext:value-type="float">
            <text:p>8369175126.25316</text:p>
          </table:table-cell>
          <table:table-cell office:value-type="float" office:value="8979966766.07232" calcext:value-type="float">
            <text:p>8979966766.07232</text:p>
          </table:table-cell>
          <table:table-cell office:value-type="float" office:value="10724063457.8326" calcext:value-type="float">
            <text:p>10724063457.8326</text:p>
          </table:table-cell>
          <table:table-cell office:value-type="float" office:value="11166063466.5623" calcext:value-type="float">
            <text:p>11166063466.5623</text:p>
          </table:table-cell>
          <table:table-cell office:value-type="float" office:value="11947176341.9966" calcext:value-type="float">
            <text:p>11947176341.9966</text:p>
          </table:table-cell>
          <table:table-cell office:value-type="float" office:value="12377391462.6377" calcext:value-type="float">
            <text:p>12377391462.6377</text:p>
          </table:table-cell>
          <table:table-cell office:value-type="float" office:value="10419303761.3524" calcext:value-type="float">
            <text:p>10419303761.3524</text:p>
          </table:table-cell>
          <table:table-cell office:value-type="float" office:value="10886363726.8422" calcext:value-type="float">
            <text:p>10886363726.8422</text:p>
          </table:table-cell>
          <table:table-cell office:value-type="float" office:value="12322864244.9183" calcext:value-type="float">
            <text:p>12322864244.9183</text:p>
          </table:table-cell>
          <table:table-cell office:value-type="float" office:value="14441763758.6919" calcext:value-type="float">
            <text:p>14441763758.691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4274893913.49536" calcext:value-type="float">
            <text:p>4274893913.49536</text:p>
          </table:table-cell>
          <table:table-cell office:value-type="float" office:value="4817580183.60155" calcext:value-type="float">
            <text:p>4817580183.60155</text:p>
          </table:table-cell>
          <table:table-cell office:value-type="float" office:value="5081413339.78635" calcext:value-type="float">
            <text:p>5081413339.78635</text:p>
          </table:table-cell>
          <table:table-cell office:value-type="float" office:value="5319458351.16235" calcext:value-type="float">
            <text:p>5319458351.16235</text:p>
          </table:table-cell>
          <table:table-cell office:value-type="float" office:value="5386054619.34987" calcext:value-type="float">
            <text:p>5386054619.34987</text:p>
          </table:table-cell>
          <table:table-cell office:value-type="float" office:value="5906636557.00092" calcext:value-type="float">
            <text:p>5906636557.00092</text:p>
          </table:table-cell>
          <table:table-cell office:value-type="float" office:value="6439687598.32325" calcext:value-type="float">
            <text:p>6439687598.32325</text:p>
          </table:table-cell>
          <table:table-cell office:value-type="float" office:value="7253575399.3215" calcext:value-type="float">
            <text:p>7253575399.3215</text:p>
          </table:table-cell>
          <table:table-cell office:value-type="float" office:value="7483685473.51275" calcext:value-type="float">
            <text:p>7483685473.51275</text:p>
          </table:table-cell>
          <table:table-cell office:value-type="float" office:value="8471006100.95399" calcext:value-type="float">
            <text:p>8471006100.95399</text:p>
          </table:table-cell>
          <table:table-cell office:value-type="float" office:value="8992721809.39332" calcext:value-type="float">
            <text:p>8992721809.39332</text:p>
          </table:table-cell>
          <table:table-cell office:value-type="float" office:value="8751842839.79658" calcext:value-type="float">
            <text:p>8751842839.79658</text:p>
          </table:table-cell>
          <table:table-cell office:value-type="float" office:value="6288245866.66667" calcext:value-type="float">
            <text:p>6288245866.66667</text:p>
          </table:table-cell>
          <table:table-cell office:value-type="float" office:value="8086725729.3407" calcext:value-type="float">
            <text:p>8086725729.3407</text:p>
          </table:table-cell>
          <table:table-cell office:value-type="float" office:value="12512460519.7088" calcext:value-type="float">
            <text:p>12512460519.7088</text:p>
          </table:table-cell>
          <table:table-cell office:value-type="float" office:value="19448348073.4565" calcext:value-type="float">
            <text:p>19448348073.4565</text:p>
          </table:table-cell>
          <table:table-cell office:value-type="float" office:value="10117113333.3333" calcext:value-type="float">
            <text:p>10117113333.3333</text:p>
          </table:table-cell>
          <table:table-cell office:value-type="float" office:value="9651149301.8746" calcext:value-type="float">
            <text:p>9651149301.8746</text:p>
          </table:table-cell>
          <table:table-cell office:value-type="float" office:value="13281767142.8571" calcext:value-type="float">
            <text:p>13281767142.8571</text:p>
          </table:table-cell>
          <table:table-cell office:value-type="float" office:value="15565480321.9448" calcext:value-type="float">
            <text:p>15565480321.9448</text:p>
          </table:table-cell>
          <table:table-cell office:value-type="float" office:value="18138049095.6072" calcext:value-type="float">
            <text:p>18138049095.6072</text:p>
          </table:table-cell>
          <table:table-cell office:value-type="float" office:value="20249694002.448" calcext:value-type="float">
            <text:p>20249694002.448</text:p>
          </table:table-cell>
          <table:table-cell office:value-type="float" office:value="18525399201.5968" calcext:value-type="float">
            <text:p>18525399201.5968</text:p>
          </table:table-cell>
          <table:table-cell office:value-type="float" office:value="17609048821.5488" calcext:value-type="float">
            <text:p>17609048821.5488</text:p>
          </table:table-cell>
          <table:table-cell office:value-type="float" office:value="18920840000" calcext:value-type="float">
            <text:p>18920840000</text:p>
          </table:table-cell>
          <table:table-cell office:value-type="float" office:value="22278423076.9231" calcext:value-type="float">
            <text:p>22278423076.9231</text:p>
          </table:table-cell>
          <table:table-cell office:value-type="float" office:value="21774033333.3333" calcext:value-type="float">
            <text:p>21774033333.3333</text:p>
          </table:table-cell>
          <table:table-cell office:value-type="float" office:value="24298032258.0645" calcext:value-type="float">
            <text:p>24298032258.0645</text:p>
          </table:table-cell>
          <table:table-cell office:value-type="float" office:value="26579005760.3486" calcext:value-type="float">
            <text:p>26579005760.3486</text:p>
          </table:table-cell>
          <table:table-cell office:value-type="float" office:value="28781714763.8012" calcext:value-type="float">
            <text:p>28781714763.8012</text:p>
          </table:table-cell>
          <table:table-cell office:value-type="float" office:value="31598341233.559" calcext:value-type="float">
            <text:p>31598341233.559</text:p>
          </table:table-cell>
          <table:table-cell office:value-type="float" office:value="30957483949.5798" calcext:value-type="float">
            <text:p>30957483949.5798</text:p>
          </table:table-cell>
          <table:table-cell office:value-type="float" office:value="31708874594.1645" calcext:value-type="float">
            <text:p>31708874594.1645</text:p>
          </table:table-cell>
          <table:table-cell office:value-type="float" office:value="33166519417.9894" calcext:value-type="float">
            <text:p>33166519417.9894</text:p>
          </table:table-cell>
          <table:table-cell office:value-type="float" office:value="33768660882.793" calcext:value-type="float">
            <text:p>33768660882.793</text:p>
          </table:table-cell>
          <table:table-cell office:value-type="float" office:value="37939748768.6567" calcext:value-type="float">
            <text:p>37939748768.6567</text:p>
          </table:table-cell>
          <table:table-cell office:value-type="float" office:value="46438484107.5795" calcext:value-type="float">
            <text:p>46438484107.5795</text:p>
          </table:table-cell>
          <table:table-cell office:value-type="float" office:value="48244309133.4895" calcext:value-type="float">
            <text:p>48244309133.4895</text:p>
          </table:table-cell>
          <table:table-cell office:value-type="float" office:value="49984559471.3656" calcext:value-type="float">
            <text:p>49984559471.3656</text:p>
          </table:table-cell>
          <table:table-cell office:value-type="float" office:value="51270569883.5275" calcext:value-type="float">
            <text:p>51270569883.5275</text:p>
          </table:table-cell>
          <table:table-cell office:value-type="float" office:value="53369787318.6245" calcext:value-type="float">
            <text:p>53369787318.6245</text:p>
          </table:table-cell>
          <table:table-cell office:value-type="float" office:value="53991289844.3291" calcext:value-type="float">
            <text:p>53991289844.3291</text:p>
          </table:table-cell>
          <table:table-cell office:value-type="float" office:value="54724081490.5102" calcext:value-type="float">
            <text:p>54724081490.5102</text:p>
          </table:table-cell>
          <table:table-cell office:value-type="float" office:value="60158929188.2556" calcext:value-type="float">
            <text:p>60158929188.2556</text:p>
          </table:table-cell>
          <table:table-cell office:value-type="float" office:value="65108544250.0425" calcext:value-type="float">
            <text:p>65108544250.0425</text:p>
          </table:table-cell>
          <table:table-cell office:value-type="float" office:value="69442943089.4309" calcext:value-type="float">
            <text:p>69442943089.4309</text:p>
          </table:table-cell>
          <table:table-cell office:value-type="float" office:value="71819083683.7403" calcext:value-type="float">
            <text:p>71819083683.7403</text:p>
          </table:table-cell>
          <table:table-cell office:value-type="float" office:value="79611888213.148" calcext:value-type="float">
            <text:p>79611888213.148</text:p>
          </table:table-cell>
          <table:table-cell office:value-type="float" office:value="91631278239.3237" calcext:value-type="float">
            <text:p>91631278239.3237</text:p>
          </table:table-cell>
          <table:table-cell office:value-type="float" office:value="102477791472.39" calcext:value-type="float">
            <text:p>102477791472.39</text:p>
          </table:table-cell>
          <table:table-cell office:value-type="float" office:value="115279077465.226" calcext:value-type="float">
            <text:p>115279077465.226</text:p>
          </table:table-cell>
          <table:table-cell office:value-type="float" office:value="128637938711.386" calcext:value-type="float">
            <text:p>128637938711.386</text:p>
          </table:table-cell>
          <table:table-cell office:value-type="float" office:value="133355749482.478" calcext:value-type="float">
            <text:p>133355749482.478</text:p>
          </table:table-cell>
          <table:table-cell office:value-type="float" office:value="149990451022.29" calcext:value-type="float">
            <text:p>149990451022.29</text:p>
          </table:table-cell>
          <table:table-cell office:value-type="float" office:value="172885454931.453" calcext:value-type="float">
            <text:p>172885454931.453</text:p>
          </table:table-cell>
          <table:table-cell office:value-type="float" office:value="195078678697.23" calcext:value-type="float">
            <text:p>195078678697.23</text:p>
          </table:table-cell>
          <table:table-cell office:value-type="float" office:value="221415188000.475" calcext:value-type="float">
            <text:p>221415188000.475</text:p>
          </table:table-cell>
          <table:table-cell office:value-type="float" office:value="249723862487.361" calcext:value-type="float">
            <text:p>249723862487.361</text:p>
          </table:table-cell>
          <table:table-cell office:value-type="float" office:value="274024958965.892" calcext:value-type="float">
            <text:p>274024958965.892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table:number-columns-repeated="20"/>
          <table:table-cell office:value-type="float" office:value="19839230769.2308" calcext:value-type="float">
            <text:p>19839230769.2308</text:p>
          </table:table-cell>
          <table:table-cell office:value-type="float" office:value="19870000000" calcext:value-type="float">
            <text:p>19870000000</text:p>
          </table:table-cell>
          <table:table-cell office:value-type="float" office:value="19342000000" calcext:value-type="float">
            <text:p>19342000000</text:p>
          </table:table-cell>
          <table:table-cell office:value-type="float" office:value="16563666666.6667" calcext:value-type="float">
            <text:p>16563666666.6667</text:p>
          </table:table-cell>
          <table:table-cell office:value-type="float" office:value="17594944444.4444" calcext:value-type="float">
            <text:p>17594944444.4444</text:p>
          </table:table-cell>
          <table:table-cell office:value-type="float" office:value="17155421052.6316" calcext:value-type="float">
            <text:p>17155421052.6316</text:p>
          </table:table-cell>
          <table:table-cell office:value-type="float" office:value="20249294117.6471" calcext:value-type="float">
            <text:p>20249294117.6471</text:p>
          </table:table-cell>
          <table:table-cell office:value-type="float" office:value="28101000000" calcext:value-type="float">
            <text:p>28101000000</text:p>
          </table:table-cell>
          <table:table-cell office:value-type="float" office:value="22555941176.4706" calcext:value-type="float">
            <text:p>22555941176.4706</text:p>
          </table:table-cell>
          <table:table-cell office:value-type="float" office:value="21988444444.4444" calcext:value-type="float">
            <text:p>21988444444.4444</text:p>
          </table:table-cell>
          <table:table-cell office:value-type="float" office:value="20632090909.0909" calcext:value-type="float">
            <text:p>20632090909.0909</text:p>
          </table:table-cell>
          <table:table-cell office:value-type="float" office:value="10943548387.0968" calcext:value-type="float">
            <text:p>10943548387.0968</text:p>
          </table:table-cell>
          <table:table-cell office:value-type="float" office:value="10350515463.9175" calcext:value-type="float">
            <text:p>10350515463.9175</text:p>
          </table:table-cell>
          <table:table-cell office:value-type="float" office:value="10829710144.9275" calcext:value-type="float">
            <text:p>10829710144.9275</text:p>
          </table:table-cell>
          <table:table-cell office:value-type="float" office:value="9697416974.16974" calcext:value-type="float">
            <text:p>9697416974.16974</text:p>
          </table:table-cell>
          <table:table-cell office:value-type="float" office:value="18867559523.8095" calcext:value-type="float">
            <text:p>18867559523.8095</text:p>
          </table:table-cell>
          <table:table-cell office:value-type="float" office:value="12184935356.9421" calcext:value-type="float">
            <text:p>12184935356.9421</text:p>
          </table:table-cell>
          <table:table-cell office:value-type="float" office:value="11211546465.3071" calcext:value-type="float">
            <text:p>11211546465.3071</text:p>
          </table:table-cell>
          <table:table-cell office:value-type="float" office:value="14942172233.5833" calcext:value-type="float">
            <text:p>14942172233.5833</text:p>
          </table:table-cell>
          <table:table-cell office:value-type="float" office:value="13531969309.4629" calcext:value-type="float">
            <text:p>13531969309.4629</text:p>
          </table:table-cell>
          <table:table-cell office:value-type="float" office:value="13153016530.8718" calcext:value-type="float">
            <text:p>13153016530.8718</text:p>
          </table:table-cell>
          <table:table-cell office:value-type="float" office:value="14075616789.4905" calcext:value-type="float">
            <text:p>14075616789.4905</text:p>
          </table:table-cell>
          <table:table-cell office:value-type="float" office:value="16276456427.5397" calcext:value-type="float">
            <text:p>16276456427.5397</text:p>
          </table:table-cell>
          <table:table-cell office:value-type="float" office:value="20982685981.4163" calcext:value-type="float">
            <text:p>20982685981.4163</text:p>
          </table:table-cell>
          <table:table-cell office:value-type="float" office:value="25957970922.4811" calcext:value-type="float">
            <text:p>25957970922.4811</text:p>
          </table:table-cell>
          <table:table-cell office:value-type="float" office:value="29636617749.8253" calcext:value-type="float">
            <text:p>29636617749.8253</text:p>
          </table:table-cell>
          <table:table-cell office:value-type="float" office:value="34130122490.8613" calcext:value-type="float">
            <text:p>34130122490.8613</text:p>
          </table:table-cell>
          <table:table-cell office:value-type="float" office:value="44411476557.0329" calcext:value-type="float">
            <text:p>44411476557.0329</text:p>
          </table:table-cell>
          <table:table-cell office:value-type="float" office:value="54409138498.3548" calcext:value-type="float">
            <text:p>54409138498.3548</text:p>
          </table:table-cell>
          <table:table-cell office:value-type="float" office:value="51884481410.3931" calcext:value-type="float">
            <text:p>51884481410.3931</text:p>
          </table:table-cell>
          <table:table-cell office:value-type="float" office:value="50610058210.3696" calcext:value-type="float">
            <text:p>50610058210.3696</text:p>
          </table:table-cell>
          <table:table-cell office:value-type="float" office:value="57418414504.0882" calcext:value-type="float">
            <text:p>57418414504.0882</text:p>
          </table:table-cell>
          <table:table-cell office:value-type="float" office:value="53903022339.0276" calcext:value-type="float">
            <text:p>53903022339.0276</text:p>
          </table:table-cell>
          <table:table-cell office:value-type="float" office:value="55555171009.772" calcext:value-type="float">
            <text:p>55555171009.772</text:p>
          </table:table-cell>
          <table:table-cell office:value-type="float" office:value="56814543481.2102" calcext:value-type="float">
            <text:p>56814543481.2102</text:p>
          </table:table-cell>
          <table:table-cell office:value-type="float" office:value="50201314894.5817" calcext:value-type="float">
            <text:p>50201314894.5817</text:p>
          </table:table-cell>
          <table:table-cell office:value-type="float" office:value="53240950226.2443" calcext:value-type="float">
            <text:p>53240950226.2443</text:p>
          </table:table-cell>
          <table:table-cell office:value-type="float" office:value="58220973782.7715" calcext:value-type="float">
            <text:p>58220973782.7715</text:p>
          </table:table-cell>
          <table:table-cell office:value-type="float" office:value="65132951116.4756" calcext:value-type="float">
            <text:p>65132951116.4756</text:p>
          </table:table-cell>
        </table:table-row>
        <table:table-row table:style-name="ro1">
          <table:table-cell office:value-type="string" calcext:value-type="string">
            <text:p>Bahrein</text:p>
          </table:table-cell>
          <table:table-cell office:value-type="string" calcext:value-type="string">
            <text:p>BHR</text:p>
          </table:table-cell>
          <table:table-cell table:number-columns-repeated="20"/>
          <table:table-cell office:value-type="float" office:value="3072698328.46909" calcext:value-type="float">
            <text:p>3072698328.46909</text:p>
          </table:table-cell>
          <table:table-cell office:value-type="float" office:value="3467819148.93617" calcext:value-type="float">
            <text:p>3467819148.93617</text:p>
          </table:table-cell>
          <table:table-cell office:value-type="float" office:value="3645744680.85106" calcext:value-type="float">
            <text:p>3645744680.85106</text:p>
          </table:table-cell>
          <table:table-cell office:value-type="float" office:value="3735106382.97872" calcext:value-type="float">
            <text:p>3735106382.97872</text:p>
          </table:table-cell>
          <table:table-cell office:value-type="float" office:value="3905585106.38298" calcext:value-type="float">
            <text:p>3905585106.38298</text:p>
          </table:table-cell>
          <table:table-cell office:value-type="float" office:value="3651861702.12766" calcext:value-type="float">
            <text:p>3651861702.12766</text:p>
          </table:table-cell>
          <table:table-cell office:value-type="float" office:value="3052393617.02128" calcext:value-type="float">
            <text:p>3052393617.02128</text:p>
          </table:table-cell>
          <table:table-cell office:value-type="float" office:value="3392021010.6383" calcext:value-type="float">
            <text:p>3392021010.6383</text:p>
          </table:table-cell>
          <table:table-cell office:value-type="float" office:value="3702393617.02128" calcext:value-type="float">
            <text:p>3702393617.02128</text:p>
          </table:table-cell>
          <table:table-cell office:value-type="float" office:value="3863563829.78723" calcext:value-type="float">
            <text:p>3863563829.78723</text:p>
          </table:table-cell>
          <table:table-cell office:value-type="float" office:value="4229787234.04255" calcext:value-type="float">
            <text:p>4229787234.04255</text:p>
          </table:table-cell>
          <table:table-cell office:value-type="float" office:value="4616223404.25532" calcext:value-type="float">
            <text:p>4616223404.25532</text:p>
          </table:table-cell>
          <table:table-cell office:value-type="float" office:value="4751063829.78723" calcext:value-type="float">
            <text:p>4751063829.78723</text:p>
          </table:table-cell>
          <table:table-cell office:value-type="float" office:value="5200265957.44681" calcext:value-type="float">
            <text:p>5200265957.44681</text:p>
          </table:table-cell>
          <table:table-cell office:value-type="float" office:value="5567553457.44681" calcext:value-type="float">
            <text:p>5567553457.44681</text:p>
          </table:table-cell>
          <table:table-cell office:value-type="float" office:value="5849467819.14894" calcext:value-type="float">
            <text:p>5849467819.14894</text:p>
          </table:table-cell>
          <table:table-cell office:value-type="float" office:value="6101861436.17021" calcext:value-type="float">
            <text:p>6101861436.17021</text:p>
          </table:table-cell>
          <table:table-cell office:value-type="float" office:value="6349202393.61702" calcext:value-type="float">
            <text:p>6349202393.61702</text:p>
          </table:table-cell>
          <table:table-cell office:value-type="float" office:value="6183776595.74468" calcext:value-type="float">
            <text:p>6183776595.74468</text:p>
          </table:table-cell>
          <table:table-cell office:value-type="float" office:value="6621010372.34043" calcext:value-type="float">
            <text:p>6621010372.34043</text:p>
          </table:table-cell>
          <table:table-cell office:value-type="float" office:value="9062906914.89362" calcext:value-type="float">
            <text:p>9062906914.89362</text:p>
          </table:table-cell>
          <table:table-cell office:value-type="float" office:value="8976207712.76596" calcext:value-type="float">
            <text:p>8976207712.76596</text:p>
          </table:table-cell>
          <table:table-cell office:value-type="float" office:value="9632155053.19149" calcext:value-type="float">
            <text:p>9632155053.19149</text:p>
          </table:table-cell>
          <table:table-cell office:value-type="float" office:value="11074822074.4681" calcext:value-type="float">
            <text:p>11074822074.4681</text:p>
          </table:table-cell>
          <table:table-cell office:value-type="float" office:value="13150166755.3191" calcext:value-type="float">
            <text:p>13150166755.3191</text:p>
          </table:table-cell>
          <table:table-cell office:value-type="float" office:value="15968726861.7021" calcext:value-type="float">
            <text:p>15968726861.7021</text:p>
          </table:table-cell>
          <table:table-cell office:value-type="float" office:value="18505053191.4894" calcext:value-type="float">
            <text:p>18505053191.4894</text:p>
          </table:table-cell>
          <table:table-cell office:value-type="float" office:value="21730000000" calcext:value-type="float">
            <text:p>21730000000</text:p>
          </table:table-cell>
          <table:table-cell office:value-type="float" office:value="25710877659.5745" calcext:value-type="float">
            <text:p>25710877659.5745</text:p>
          </table:table-cell>
          <table:table-cell office:value-type="float" office:value="22938218085.1064" calcext:value-type="float">
            <text:p>22938218085.1064</text:p>
          </table:table-cell>
          <table:table-cell office:value-type="float" office:value="25713271276.5957" calcext:value-type="float">
            <text:p>25713271276.5957</text:p>
          </table:table-cell>
          <table:table-cell office:value-type="float" office:value="28776595744.6809" calcext:value-type="float">
            <text:p>28776595744.6809</text:p>
          </table:table-cell>
          <table:table-cell office:value-type="float" office:value="30749308510.6383" calcext:value-type="float">
            <text:p>30749308510.6383</text:p>
          </table:table-cell>
          <table:table-cell office:value-type="float" office:value="32539547872.3404" calcext:value-type="float">
            <text:p>32539547872.3404</text:p>
          </table:table-cell>
          <table:table-cell office:value-type="float" office:value="33387712765.9575" calcext:value-type="float">
            <text:p>33387712765.9575</text:p>
          </table:table-cell>
          <table:table-cell office:value-type="float" office:value="31125851063.8298" calcext:value-type="float">
            <text:p>31125851063.8298</text:p>
          </table:table-cell>
          <table:table-cell office:value-type="float" office:value="32250132978.7234" calcext:value-type="float">
            <text:p>32250132978.7234</text:p>
          </table:table-cell>
          <table:table-cell office:value-type="float" office:value="35432686170.2128" calcext:value-type="float">
            <text:p>35432686170.2128</text:p>
          </table:table-cell>
          <table:table-cell office:value-type="float" office:value="37746196808.5106" calcext:value-type="float">
            <text:p>37746196808.5106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169803921.568627" calcext:value-type="float">
            <text:p>169803921.568627</text:p>
          </table:table-cell>
          <table:table-cell office:value-type="float" office:value="190098039.215686" calcext:value-type="float">
            <text:p>190098039.215686</text:p>
          </table:table-cell>
          <table:table-cell office:value-type="float" office:value="212254901.960784" calcext:value-type="float">
            <text:p>212254901.960784</text:p>
          </table:table-cell>
          <table:table-cell office:value-type="float" office:value="237745098.039216" calcext:value-type="float">
            <text:p>237745098.039216</text:p>
          </table:table-cell>
          <table:table-cell office:value-type="float" office:value="266666666.666667" calcext:value-type="float">
            <text:p>266666666.666667</text:p>
          </table:table-cell>
          <table:table-cell office:value-type="float" office:value="300392156.862745" calcext:value-type="float">
            <text:p>300392156.862745</text:p>
          </table:table-cell>
          <table:table-cell office:value-type="float" office:value="340000000" calcext:value-type="float">
            <text:p>340000000</text:p>
          </table:table-cell>
          <table:table-cell office:value-type="float" office:value="390196078.431373" calcext:value-type="float">
            <text:p>390196078.431373</text:p>
          </table:table-cell>
          <table:table-cell office:value-type="float" office:value="444901960.784314" calcext:value-type="float">
            <text:p>444901960.784314</text:p>
          </table:table-cell>
          <table:table-cell office:value-type="float" office:value="528137254.901961" calcext:value-type="float">
            <text:p>528137254.901961</text:p>
          </table:table-cell>
          <table:table-cell office:value-type="float" office:value="538423153.692615" calcext:value-type="float">
            <text:p>538423153.692615</text:p>
          </table:table-cell>
          <table:table-cell office:value-type="float" office:value="573400000" calcext:value-type="float">
            <text:p>573400000</text:p>
          </table:table-cell>
          <table:table-cell office:value-type="float" office:value="590900000" calcext:value-type="float">
            <text:p>590900000</text:p>
          </table:table-cell>
          <table:table-cell office:value-type="float" office:value="670900000" calcext:value-type="float">
            <text:p>670900000</text:p>
          </table:table-cell>
          <table:table-cell office:value-type="float" office:value="632400000" calcext:value-type="float">
            <text:p>632400000</text:p>
          </table:table-cell>
          <table:table-cell office:value-type="float" office:value="596200000" calcext:value-type="float">
            <text:p>596200000</text:p>
          </table:table-cell>
          <table:table-cell office:value-type="float" office:value="642100000" calcext:value-type="float">
            <text:p>642100000</text:p>
          </table:table-cell>
          <table:table-cell office:value-type="float" office:value="713000000" calcext:value-type="float">
            <text:p>713000000</text:p>
          </table:table-cell>
          <table:table-cell office:value-type="float" office:value="832400000" calcext:value-type="float">
            <text:p>832400000</text:p>
          </table:table-cell>
          <table:table-cell office:value-type="float" office:value="1139800100" calcext:value-type="float">
            <text:p>1139800100</text:p>
          </table:table-cell>
          <table:table-cell office:value-type="float" office:value="1335300000" calcext:value-type="float">
            <text:p>1335300000</text:p>
          </table:table-cell>
          <table:table-cell office:value-type="float" office:value="1426500000" calcext:value-type="float">
            <text:p>1426500000</text:p>
          </table:table-cell>
          <table:table-cell office:value-type="float" office:value="1578300000" calcext:value-type="float">
            <text:p>1578300000</text:p>
          </table:table-cell>
          <table:table-cell office:value-type="float" office:value="1732800000" calcext:value-type="float">
            <text:p>1732800000</text:p>
          </table:table-cell>
          <table:table-cell office:value-type="float" office:value="2041100000" calcext:value-type="float">
            <text:p>2041100000</text:p>
          </table:table-cell>
          <table:table-cell office:value-type="float" office:value="2320699900" calcext:value-type="float">
            <text:p>2320699900</text:p>
          </table:table-cell>
          <table:table-cell office:value-type="float" office:value="2472500000" calcext:value-type="float">
            <text:p>2472500000</text:p>
          </table:table-cell>
          <table:table-cell office:value-type="float" office:value="2713999900" calcext:value-type="float">
            <text:p>2713999900</text:p>
          </table:table-cell>
          <table:table-cell office:value-type="float" office:value="2817900000" calcext:value-type="float">
            <text:p>2817900000</text:p>
          </table:table-cell>
          <table:table-cell office:value-type="float" office:value="3062000000" calcext:value-type="float">
            <text:p>3062000000</text:p>
          </table:table-cell>
          <table:table-cell office:value-type="float" office:value="3166000000" calcext:value-type="float">
            <text:p>3166000000</text:p>
          </table:table-cell>
          <table:table-cell office:value-type="float" office:value="3111160000" calcext:value-type="float">
            <text:p>3111160000</text:p>
          </table:table-cell>
          <table:table-cell office:value-type="float" office:value="3109000000" calcext:value-type="float">
            <text:p>3109000000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3259000000" calcext:value-type="float">
            <text:p>3259000000</text:p>
          </table:table-cell>
          <table:table-cell office:value-type="float" office:value="3429000000" calcext:value-type="float">
            <text:p>3429000000</text:p>
          </table:table-cell>
          <table:table-cell office:value-type="float" office:value="3609000000" calcext:value-type="float">
            <text:p>3609000000</text:p>
          </table:table-cell>
          <table:table-cell office:value-type="float" office:value="6332360000" calcext:value-type="float">
            <text:p>6332360000</text:p>
          </table:table-cell>
          <table:table-cell office:value-type="float" office:value="6833220000" calcext:value-type="float">
            <text:p>6833220000</text:p>
          </table:table-cell>
          <table:table-cell office:value-type="float" office:value="7683870000" calcext:value-type="float">
            <text:p>7683870000</text:p>
          </table:table-cell>
          <table:table-cell office:value-type="float" office:value="8076470000" calcext:value-type="float">
            <text:p>8076470000</text:p>
          </table:table-cell>
          <table:table-cell office:value-type="float" office:value="8317830000" calcext:value-type="float">
            <text:p>8317830000</text:p>
          </table:table-cell>
          <table:table-cell office:value-type="float" office:value="8881160000" calcext:value-type="float">
            <text:p>8881160000</text:p>
          </table:table-cell>
          <table:table-cell office:value-type="float" office:value="8870090000" calcext:value-type="float">
            <text:p>8870090000</text:p>
          </table:table-cell>
          <table:table-cell office:value-type="float" office:value="9055290000" calcext:value-type="float">
            <text:p>9055290000</text:p>
          </table:table-cell>
          <table:table-cell office:value-type="float" office:value="9836200000" calcext:value-type="float">
            <text:p>9836200000</text:p>
          </table:table-cell>
          <table:table-cell office:value-type="float" office:value="10167250000" calcext:value-type="float">
            <text:p>10167250000</text:p>
          </table:table-cell>
          <table:table-cell office:value-type="float" office:value="10618340000" calcext:value-type="float">
            <text:p>10618340000</text:p>
          </table:table-cell>
          <table:table-cell office:value-type="float" office:value="10526000000" calcext:value-type="float">
            <text:p>10526000000</text:p>
          </table:table-cell>
          <table:table-cell office:value-type="float" office:value="9981960000" calcext:value-type="float">
            <text:p>9981960000</text:p>
          </table:table-cell>
          <table:table-cell office:value-type="float" office:value="10095760000" calcext:value-type="float">
            <text:p>10095760000</text:p>
          </table:table-cell>
          <table:table-cell office:value-type="float" office:value="10070450000" calcext:value-type="float">
            <text:p>10070450000</text:p>
          </table:table-cell>
          <table:table-cell office:value-type="float" office:value="10720500000" calcext:value-type="float">
            <text:p>10720500000</text:p>
          </table:table-cell>
          <table:table-cell office:value-type="float" office:value="10627600000" calcext:value-type="float">
            <text:p>10627600000</text:p>
          </table:table-cell>
          <table:table-cell office:value-type="float" office:value="10957300000" calcext:value-type="float">
            <text:p>10957300000</text:p>
          </table:table-cell>
          <table:table-cell office:value-type="float" office:value="11792300000" calcext:value-type="float">
            <text:p>11792300000</text:p>
          </table:table-cell>
          <table:table-cell office:value-type="float" office:value="11838800000" calcext:value-type="float">
            <text:p>11838800000</text:p>
          </table:table-cell>
          <table:table-cell office:value-type="float" office:value="12162100000" calcext:value-type="float">
            <text:p>12162100000</text:p>
          </table:table-cell>
          <table:table-cell/>
        </table:table-row>
        <table:table-row table:style-name="ro1">
          <table:table-cell office:value-type="string" calcext:value-type="string">
            <text:p>Bosnia y Herzegovina</text:p>
          </table:table-cell>
          <table:table-cell office:value-type="string" calcext:value-type="string">
            <text:p>BIH</text:p>
          </table:table-cell>
          <table:table-cell table:number-columns-repeated="34"/>
          <table:table-cell office:value-type="float" office:value="1255802469.1358" calcext:value-type="float">
            <text:p>1255802469.1358</text:p>
          </table:table-cell>
          <table:table-cell office:value-type="float" office:value="1866572953.73666" calcext:value-type="float">
            <text:p>1866572953.73666</text:p>
          </table:table-cell>
          <table:table-cell office:value-type="float" office:value="2786045321.63743" calcext:value-type="float">
            <text:p>2786045321.63743</text:p>
          </table:table-cell>
          <table:table-cell office:value-type="float" office:value="3671816504.23851" calcext:value-type="float">
            <text:p>3671816504.23851</text:p>
          </table:table-cell>
          <table:table-cell office:value-type="float" office:value="4116699437.4041" calcext:value-type="float">
            <text:p>4116699437.4041</text:p>
          </table:table-cell>
          <table:table-cell office:value-type="float" office:value="4685733115.46841" calcext:value-type="float">
            <text:p>4685733115.46841</text:p>
          </table:table-cell>
          <table:table-cell office:value-type="float" office:value="5505887894.48893" calcext:value-type="float">
            <text:p>5505887894.48893</text:p>
          </table:table-cell>
          <table:table-cell office:value-type="float" office:value="5748993411.42021" calcext:value-type="float">
            <text:p>5748993411.42021</text:p>
          </table:table-cell>
          <table:table-cell office:value-type="float" office:value="6651106833.49374" calcext:value-type="float">
            <text:p>6651106833.49374</text:p>
          </table:table-cell>
          <table:table-cell office:value-type="float" office:value="8369878822.85055" calcext:value-type="float">
            <text:p>8369878822.85055</text:p>
          </table:table-cell>
          <table:table-cell office:value-type="float" office:value="10596205714.2857" calcext:value-type="float">
            <text:p>10596205714.2857</text:p>
          </table:table-cell>
          <table:table-cell office:value-type="float" office:value="11222953519.4252" calcext:value-type="float">
            <text:p>11222953519.4252</text:p>
          </table:table-cell>
          <table:table-cell office:value-type="float" office:value="12864610993.5219" calcext:value-type="float">
            <text:p>12864610993.5219</text:p>
          </table:table-cell>
          <table:table-cell office:value-type="float" office:value="15778767669.6991" calcext:value-type="float">
            <text:p>15778767669.6991</text:p>
          </table:table-cell>
          <table:table-cell office:value-type="float" office:value="19112739664.4697" calcext:value-type="float">
            <text:p>19112739664.4697</text:p>
          </table:table-cell>
          <table:table-cell office:value-type="float" office:value="17613836209.9581" calcext:value-type="float">
            <text:p>17613836209.9581</text:p>
          </table:table-cell>
          <table:table-cell office:value-type="float" office:value="17176781336.7644" calcext:value-type="float">
            <text:p>17176781336.7644</text:p>
          </table:table-cell>
          <table:table-cell office:value-type="float" office:value="18644723860.9709" calcext:value-type="float">
            <text:p>18644723860.9709</text:p>
          </table:table-cell>
          <table:table-cell office:value-type="float" office:value="17226849297.07" calcext:value-type="float">
            <text:p>17226849297.07</text:p>
          </table:table-cell>
          <table:table-cell office:value-type="float" office:value="18178503835.4491" calcext:value-type="float">
            <text:p>18178503835.4491</text:p>
          </table:table-cell>
          <table:table-cell office:value-type="float" office:value="18558343508.3435" calcext:value-type="float">
            <text:p>18558343508.3435</text:p>
          </table:table-cell>
          <table:table-cell office:value-type="float" office:value="16211541253.1897" calcext:value-type="float">
            <text:p>16211541253.1897</text:p>
          </table:table-cell>
          <table:table-cell office:value-type="float" office:value="16913330693.9653" calcext:value-type="float">
            <text:p>16913330693.9653</text:p>
          </table:table-cell>
          <table:table-cell office:value-type="float" office:value="18080118128.3854" calcext:value-type="float">
            <text:p>18080118128.3854</text:p>
          </table:table-cell>
          <table:table-cell office:value-type="float" office:value="19781776101.3881" calcext:value-type="float">
            <text:p>19781776101.3881</text:p>
          </table:table-cell>
        </table:table-row>
        <table:table-row table:style-name="ro1">
          <table:table-cell office:value-type="string" calcext:value-type="string">
            <text:p>Belarús</text:p>
          </table:table-cell>
          <table:table-cell office:value-type="string" calcext:value-type="string">
            <text:p>BLR</text:p>
          </table:table-cell>
          <table:table-cell table:number-columns-repeated="30"/>
          <table:table-cell office:value-type="float" office:value="21650000000" calcext:value-type="float">
            <text:p>21650000000</text:p>
          </table:table-cell>
          <table:table-cell office:value-type="float" office:value="18000000000" calcext:value-type="float">
            <text:p>18000000000</text:p>
          </table:table-cell>
          <table:table-cell office:value-type="float" office:value="17037037037.037" calcext:value-type="float">
            <text:p>17037037037.037</text:p>
          </table:table-cell>
          <table:table-cell office:value-type="float" office:value="16280991735.5372" calcext:value-type="float">
            <text:p>16280991735.5372</text:p>
          </table:table-cell>
          <table:table-cell office:value-type="float" office:value="14932024169.1843" calcext:value-type="float">
            <text:p>14932024169.1843</text:p>
          </table:table-cell>
          <table:table-cell office:value-type="float" office:value="13972676840.918" calcext:value-type="float">
            <text:p>13972676840.918</text:p>
          </table:table-cell>
          <table:table-cell office:value-type="float" office:value="14756846153.8462" calcext:value-type="float">
            <text:p>14756846153.8462</text:p>
          </table:table-cell>
          <table:table-cell office:value-type="float" office:value="14128408565.7064" calcext:value-type="float">
            <text:p>14128408565.7064</text:p>
          </table:table-cell>
          <table:table-cell office:value-type="float" office:value="15222012660.4232" calcext:value-type="float">
            <text:p>15222012660.4232</text:p>
          </table:table-cell>
          <table:table-cell office:value-type="float" office:value="12138486532.0203" calcext:value-type="float">
            <text:p>12138486532.0203</text:p>
          </table:table-cell>
          <table:table-cell office:value-type="float" office:value="12736856827.9847" calcext:value-type="float">
            <text:p>12736856827.9847</text:p>
          </table:table-cell>
          <table:table-cell office:value-type="float" office:value="12354820143.8849" calcext:value-type="float">
            <text:p>12354820143.8849</text:p>
          </table:table-cell>
          <table:table-cell office:value-type="float" office:value="14594249022.8922" calcext:value-type="float">
            <text:p>14594249022.8922</text:p>
          </table:table-cell>
          <table:table-cell office:value-type="float" office:value="17827791321.3067" calcext:value-type="float">
            <text:p>17827791321.3067</text:p>
          </table:table-cell>
          <table:table-cell office:value-type="float" office:value="23144351851.8519" calcext:value-type="float">
            <text:p>23144351851.8519</text:p>
          </table:table-cell>
          <table:table-cell office:value-type="float" office:value="30207567316.6202" calcext:value-type="float">
            <text:p>30207567316.6202</text:p>
          </table:table-cell>
          <table:table-cell office:value-type="float" office:value="36954312354.3124" calcext:value-type="float">
            <text:p>36954312354.3124</text:p>
          </table:table-cell>
          <table:table-cell office:value-type="float" office:value="45277399813.6067" calcext:value-type="float">
            <text:p>45277399813.6067</text:p>
          </table:table-cell>
          <table:table-cell office:value-type="float" office:value="60763483146.0674" calcext:value-type="float">
            <text:p>60763483146.0674</text:p>
          </table:table-cell>
          <table:table-cell office:value-type="float" office:value="50874078052.2735" calcext:value-type="float">
            <text:p>50874078052.2735</text:p>
          </table:table-cell>
          <table:table-cell office:value-type="float" office:value="58665088956.0255" calcext:value-type="float">
            <text:p>58665088956.0255</text:p>
          </table:table-cell>
          <table:table-cell office:value-type="float" office:value="61757788944.7236" calcext:value-type="float">
            <text:p>61757788944.7236</text:p>
          </table:table-cell>
          <table:table-cell office:value-type="float" office:value="65685102554.8759" calcext:value-type="float">
            <text:p>65685102554.8759</text:p>
          </table:table-cell>
          <table:table-cell office:value-type="float" office:value="75527984234.2342" calcext:value-type="float">
            <text:p>75527984234.2342</text:p>
          </table:table-cell>
          <table:table-cell office:value-type="float" office:value="78813839984.3506" calcext:value-type="float">
            <text:p>78813839984.3506</text:p>
          </table:table-cell>
          <table:table-cell office:value-type="float" office:value="56454734396.5842" calcext:value-type="float">
            <text:p>56454734396.5842</text:p>
          </table:table-cell>
          <table:table-cell office:value-type="float" office:value="47722657820.6675" calcext:value-type="float">
            <text:p>47722657820.6675</text:p>
          </table:table-cell>
          <table:table-cell office:value-type="float" office:value="54726595249.1849" calcext:value-type="float">
            <text:p>54726595249.1849</text:p>
          </table:table-cell>
          <table:table-cell office:value-type="float" office:value="59662495092.2654" calcext:value-type="float">
            <text:p>59662495092.2654</text:p>
          </table:table-cell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LZ</text:p>
          </table:table-cell>
          <table:table-cell office:value-type="float" office:value="28071888.5622288" calcext:value-type="float">
            <text:p>28071888.5622288</text:p>
          </table:table-cell>
          <table:table-cell office:value-type="float" office:value="29964370.7125857" calcext:value-type="float">
            <text:p>29964370.7125857</text:p>
          </table:table-cell>
          <table:table-cell office:value-type="float" office:value="31856922.8615428" calcext:value-type="float">
            <text:p>31856922.8615428</text:p>
          </table:table-cell>
          <table:table-cell office:value-type="float" office:value="33749405.0118998" calcext:value-type="float">
            <text:p>33749405.0118998</text:p>
          </table:table-cell>
          <table:table-cell office:value-type="float" office:value="36193826.1234775" calcext:value-type="float">
            <text:p>36193826.1234775</text:p>
          </table:table-cell>
          <table:table-cell office:value-type="float" office:value="40069930.0699301" calcext:value-type="float">
            <text:p>40069930.0699301</text:p>
          </table:table-cell>
          <table:table-cell office:value-type="float" office:value="44405594.4055944" calcext:value-type="float">
            <text:p>44405594.4055944</text:p>
          </table:table-cell>
          <table:table-cell office:value-type="float" office:value="47379310.3448276" calcext:value-type="float">
            <text:p>47379310.3448276</text:p>
          </table:table-cell>
          <table:table-cell office:value-type="float" office:value="44910179.6407186" calcext:value-type="float">
            <text:p>44910179.6407186</text:p>
          </table:table-cell>
          <table:table-cell office:value-type="float" office:value="47305389.2215569" calcext:value-type="float">
            <text:p>47305389.2215569</text:p>
          </table:table-cell>
          <table:table-cell office:value-type="float" office:value="53233532.9341317" calcext:value-type="float">
            <text:p>53233532.9341317</text:p>
          </table:table-cell>
          <table:table-cell office:value-type="float" office:value="59207317.0731707" calcext:value-type="float">
            <text:p>59207317.0731707</text:p>
          </table:table-cell>
          <table:table-cell office:value-type="float" office:value="66062500" calcext:value-type="float">
            <text:p>66062500</text:p>
          </table:table-cell>
          <table:table-cell office:value-type="float" office:value="78343558.2822086" calcext:value-type="float">
            <text:p>78343558.2822086</text:p>
          </table:table-cell>
          <table:table-cell office:value-type="float" office:value="103216374.269006" calcext:value-type="float">
            <text:p>103216374.269006</text:p>
          </table:table-cell>
          <table:table-cell office:value-type="float" office:value="118066298.342541" calcext:value-type="float">
            <text:p>118066298.342541</text:p>
          </table:table-cell>
          <table:table-cell office:value-type="float" office:value="96905829.5964126" calcext:value-type="float">
            <text:p>96905829.5964126</text:p>
          </table:table-cell>
          <table:table-cell office:value-type="float" office:value="117650000" calcext:value-type="float">
            <text:p>117650000</text:p>
          </table:table-cell>
          <table:table-cell office:value-type="float" office:value="136300000" calcext:value-type="float">
            <text:p>136300000</text:p>
          </table:table-cell>
          <table:table-cell office:value-type="float" office:value="151800000" calcext:value-type="float">
            <text:p>151800000</text:p>
          </table:table-cell>
          <table:table-cell office:value-type="float" office:value="197938222.429283" calcext:value-type="float">
            <text:p>197938222.429283</text:p>
          </table:table-cell>
          <table:table-cell office:value-type="float" office:value="196089854.656347" calcext:value-type="float">
            <text:p>196089854.656347</text:p>
          </table:table-cell>
          <table:table-cell office:value-type="float" office:value="182206326.985709" calcext:value-type="float">
            <text:p>182206326.985709</text:p>
          </table:table-cell>
          <table:table-cell office:value-type="float" office:value="192103185.955321" calcext:value-type="float">
            <text:p>192103185.955321</text:p>
          </table:table-cell>
          <table:table-cell office:value-type="float" office:value="214381949.01938" calcext:value-type="float">
            <text:p>214381949.01938</text:p>
          </table:table-cell>
          <table:table-cell office:value-type="float" office:value="212643742.664706" calcext:value-type="float">
            <text:p>212643742.664706</text:p>
          </table:table-cell>
          <table:table-cell office:value-type="float" office:value="231638320.535566" calcext:value-type="float">
            <text:p>231638320.535566</text:p>
          </table:table-cell>
          <table:table-cell office:value-type="float" office:value="281082558.5859" calcext:value-type="float">
            <text:p>281082558.5859</text:p>
          </table:table-cell>
          <table:table-cell office:value-type="float" office:value="320093360.27245" calcext:value-type="float">
            <text:p>320093360.27245</text:p>
          </table:table-cell>
          <table:table-cell office:value-type="float" office:value="369133890.704745" calcext:value-type="float">
            <text:p>369133890.704745</text:p>
          </table:table-cell>
          <table:table-cell office:value-type="float" office:value="412086445.492177" calcext:value-type="float">
            <text:p>412086445.492177</text:p>
          </table:table-cell>
          <table:table-cell office:value-type="float" office:value="444720750" calcext:value-type="float">
            <text:p>444720750</text:p>
          </table:table-cell>
          <table:table-cell office:value-type="float" office:value="518239100" calcext:value-type="float">
            <text:p>518239100</text:p>
          </table:table-cell>
          <table:table-cell office:value-type="float" office:value="559858250" calcext:value-type="float">
            <text:p>559858250</text:p>
          </table:table-cell>
          <table:table-cell office:value-type="float" office:value="580863700" calcext:value-type="float">
            <text:p>580863700</text:p>
          </table:table-cell>
          <table:table-cell office:value-type="float" office:value="620140400" calcext:value-type="float">
            <text:p>620140400</text:p>
          </table:table-cell>
          <table:table-cell office:value-type="float" office:value="641383800" calcext:value-type="float">
            <text:p>641383800</text:p>
          </table:table-cell>
          <table:table-cell office:value-type="float" office:value="654314350" calcext:value-type="float">
            <text:p>654314350</text:p>
          </table:table-cell>
          <table:table-cell office:value-type="float" office:value="688992450" calcext:value-type="float">
            <text:p>688992450</text:p>
          </table:table-cell>
          <table:table-cell office:value-type="float" office:value="732732350" calcext:value-type="float">
            <text:p>732732350</text:p>
          </table:table-cell>
          <table:table-cell office:value-type="float" office:value="832072450" calcext:value-type="float">
            <text:p>832072450</text:p>
          </table:table-cell>
          <table:table-cell office:value-type="float" office:value="871860600" calcext:value-type="float">
            <text:p>871860600</text:p>
          </table:table-cell>
          <table:table-cell office:value-type="float" office:value="932551850" calcext:value-type="float">
            <text:p>932551850</text:p>
          </table:table-cell>
          <table:table-cell office:value-type="float" office:value="990374050" calcext:value-type="float">
            <text:p>990374050</text:p>
          </table:table-cell>
          <table:table-cell office:value-type="float" office:value="1057845500" calcext:value-type="float">
            <text:p>1057845500</text:p>
          </table:table-cell>
          <table:table-cell office:value-type="float" office:value="1114202700" calcext:value-type="float">
            <text:p>1114202700</text:p>
          </table:table-cell>
          <table:table-cell office:value-type="float" office:value="1217442150" calcext:value-type="float">
            <text:p>1217442150</text:p>
          </table:table-cell>
          <table:table-cell office:value-type="float" office:value="1290542550" calcext:value-type="float">
            <text:p>1290542550</text:p>
          </table:table-cell>
          <table:table-cell office:value-type="float" office:value="1368625150" calcext:value-type="float">
            <text:p>1368625150</text:p>
          </table:table-cell>
          <table:table-cell office:value-type="float" office:value="1335217500" calcext:value-type="float">
            <text:p>1335217500</text:p>
          </table:table-cell>
          <table:table-cell office:value-type="float" office:value="1396731700" calcext:value-type="float">
            <text:p>1396731700</text:p>
          </table:table-cell>
          <table:table-cell office:value-type="float" office:value="1486595750" calcext:value-type="float">
            <text:p>1486595750</text:p>
          </table:table-cell>
          <table:table-cell office:value-type="float" office:value="1563827850" calcext:value-type="float">
            <text:p>1563827850</text:p>
          </table:table-cell>
          <table:table-cell office:value-type="float" office:value="1608442150" calcext:value-type="float">
            <text:p>1608442150</text:p>
          </table:table-cell>
          <table:table-cell office:value-type="float" office:value="1692955750" calcext:value-type="float">
            <text:p>1692955750</text:p>
          </table:table-cell>
          <table:table-cell office:value-type="float" office:value="1762500450" calcext:value-type="float">
            <text:p>1762500450</text:p>
          </table:table-cell>
          <table:table-cell office:value-type="float" office:value="1806646250" calcext:value-type="float">
            <text:p>1806646250</text:p>
          </table:table-cell>
          <table:table-cell office:value-type="float" office:value="1862614800" calcext:value-type="float">
            <text:p>1862614800</text:p>
          </table:table-cell>
          <table:table-cell office:value-type="float" office:value="1925000000" calcext:value-type="float">
            <text:p>1925000000</text:p>
          </table:table-cell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BMU</text:p>
          </table:table-cell>
          <table:table-cell office:value-type="float" office:value="84466654.0801544" calcext:value-type="float">
            <text:p>84466654.0801544</text:p>
          </table:table-cell>
          <table:table-cell office:value-type="float" office:value="89249986.7007156" calcext:value-type="float">
            <text:p>89249986.7007156</text:p>
          </table:table-cell>
          <table:table-cell office:value-type="float" office:value="94149985.9705588" calcext:value-type="float">
            <text:p>94149985.9705588</text:p>
          </table:table-cell>
          <table:table-cell office:value-type="float" office:value="96366652.3069165" calcext:value-type="float">
            <text:p>96366652.3069165</text:p>
          </table:table-cell>
          <table:table-cell office:value-type="float" office:value="107566650.637987" calcext:value-type="float">
            <text:p>107566650.637987</text:p>
          </table:table-cell>
          <table:table-cell office:value-type="float" office:value="114339048.962736" calcext:value-type="float">
            <text:p>114339048.962736</text:p>
          </table:table-cell>
          <table:table-cell office:value-type="float" office:value="134173373.782802" calcext:value-type="float">
            <text:p>134173373.782802</text:p>
          </table:table-cell>
          <table:table-cell office:value-type="float" office:value="155102984.621576" calcext:value-type="float">
            <text:p>155102984.621576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164900000" calcext:value-type="float">
            <text:p>164900000</text:p>
          </table:table-cell>
          <table:table-cell office:value-type="float" office:value="186300000" calcext:value-type="float">
            <text:p>186300000</text:p>
          </table:table-cell>
          <table:table-cell office:value-type="float" office:value="211100000" calcext:value-type="float">
            <text:p>211100000</text:p>
          </table:table-cell>
          <table:table-cell office:value-type="float" office:value="235400000" calcext:value-type="float">
            <text:p>235400000</text:p>
          </table:table-cell>
          <table:table-cell office:value-type="float" office:value="269500000" calcext:value-type="float">
            <text:p>269500000</text:p>
          </table:table-cell>
          <table:table-cell office:value-type="float" office:value="312600000" calcext:value-type="float">
            <text:p>312600000</text:p>
          </table:table-cell>
          <table:table-cell office:value-type="float" office:value="345000000" calcext:value-type="float">
            <text:p>345000000</text:p>
          </table:table-cell>
          <table:table-cell office:value-type="float" office:value="386300000" calcext:value-type="float">
            <text:p>386300000</text:p>
          </table:table-cell>
          <table:table-cell office:value-type="float" office:value="447000000" calcext:value-type="float">
            <text:p>447000000</text:p>
          </table:table-cell>
          <table:table-cell office:value-type="float" office:value="475800000" calcext:value-type="float">
            <text:p>475800000</text:p>
          </table:table-cell>
          <table:table-cell office:value-type="float" office:value="517200000" calcext:value-type="float">
            <text:p>517200000</text:p>
          </table:table-cell>
          <table:table-cell office:value-type="float" office:value="613299968" calcext:value-type="float">
            <text:p>613299968</text:p>
          </table:table-cell>
          <table:table-cell office:value-type="float" office:value="739100032" calcext:value-type="float">
            <text:p>739100032</text:p>
          </table:table-cell>
          <table:table-cell office:value-type="float" office:value="785500032" calcext:value-type="float">
            <text:p>785500032</text:p>
          </table:table-cell>
          <table:table-cell office:value-type="float" office:value="889400000" calcext:value-type="float">
            <text:p>889400000</text:p>
          </table:table-cell>
          <table:table-cell office:value-type="float" office:value="985699968" calcext:value-type="float">
            <text:p>985699968</text:p>
          </table:table-cell>
          <table:table-cell office:value-type="float" office:value="1039500032" calcext:value-type="float">
            <text:p>1039500032</text:p>
          </table:table-cell>
          <table:table-cell office:value-type="float" office:value="1173500032" calcext:value-type="float">
            <text:p>1173500032</text:p>
          </table:table-cell>
          <table:table-cell office:value-type="float" office:value="1296499968" calcext:value-type="float">
            <text:p>1296499968</text:p>
          </table:table-cell>
          <table:table-cell office:value-type="float" office:value="1415100032" calcext:value-type="float">
            <text:p>1415100032</text:p>
          </table:table-cell>
          <table:table-cell office:value-type="float" office:value="1501500032" calcext:value-type="float">
            <text:p>1501500032</text:p>
          </table:table-cell>
          <table:table-cell office:value-type="float" office:value="1592400000" calcext:value-type="float">
            <text:p>1592400000</text:p>
          </table:table-cell>
          <table:table-cell office:value-type="float" office:value="1634899968" calcext:value-type="float">
            <text:p>1634899968</text:p>
          </table:table-cell>
          <table:table-cell office:value-type="float" office:value="1679900032" calcext:value-type="float">
            <text:p>1679900032</text:p>
          </table:table-cell>
          <table:table-cell office:value-type="float" office:value="1820359936" calcext:value-type="float">
            <text:p>1820359936</text:p>
          </table:table-cell>
          <table:table-cell office:value-type="float" office:value="1867160064" calcext:value-type="float">
            <text:p>1867160064</text:p>
          </table:table-cell>
          <table:table-cell office:value-type="float" office:value="2030749952" calcext:value-type="float">
            <text:p>2030749952</text:p>
          </table:table-cell>
          <table:table-cell office:value-type="float" office:value="2695390000" calcext:value-type="float">
            <text:p>2695390000</text:p>
          </table:table-cell>
          <table:table-cell office:value-type="float" office:value="2932827000" calcext:value-type="float">
            <text:p>2932827000</text:p>
          </table:table-cell>
          <table:table-cell office:value-type="float" office:value="3130748000" calcext:value-type="float">
            <text:p>3130748000</text:p>
          </table:table-cell>
          <table:table-cell office:value-type="float" office:value="3324433000" calcext:value-type="float">
            <text:p>3324433000</text:p>
          </table:table-cell>
          <table:table-cell office:value-type="float" office:value="3480219000" calcext:value-type="float">
            <text:p>3480219000</text:p>
          </table:table-cell>
          <table:table-cell office:value-type="float" office:value="3680483000" calcext:value-type="float">
            <text:p>3680483000</text:p>
          </table:table-cell>
          <table:table-cell office:value-type="float" office:value="3937228000" calcext:value-type="float">
            <text:p>3937228000</text:p>
          </table:table-cell>
          <table:table-cell office:value-type="float" office:value="4186525000" calcext:value-type="float">
            <text:p>4186525000</text:p>
          </table:table-cell>
          <table:table-cell office:value-type="float" office:value="4484703000" calcext:value-type="float">
            <text:p>4484703000</text:p>
          </table:table-cell>
          <table:table-cell office:value-type="float" office:value="4868136000" calcext:value-type="float">
            <text:p>4868136000</text:p>
          </table:table-cell>
          <table:table-cell office:value-type="float" office:value="5414299000" calcext:value-type="float">
            <text:p>5414299000</text:p>
          </table:table-cell>
          <table:table-cell office:value-type="float" office:value="5895048000" calcext:value-type="float">
            <text:p>5895048000</text:p>
          </table:table-cell>
          <table:table-cell office:value-type="float" office:value="6109928000" calcext:value-type="float">
            <text:p>6109928000</text:p>
          </table:table-cell>
          <table:table-cell office:value-type="float" office:value="5806378000" calcext:value-type="float">
            <text:p>5806378000</text:p>
          </table:table-cell>
          <table:table-cell office:value-type="float" office:value="5744414000" calcext:value-type="float">
            <text:p>5744414000</text:p>
          </table:table-cell>
          <table:table-cell office:value-type="float" office:value="5550771000" calcext:value-type="float">
            <text:p>5550771000</text:p>
          </table:table-cell>
          <table:table-cell office:value-type="float" office:value="5537537000" calcext:value-type="float">
            <text:p>5537537000</text:p>
          </table:table-cell>
          <table:table-cell office:value-type="float" office:value="5573710000" calcext:value-type="float">
            <text:p>55737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373879363.595386" calcext:value-type="float">
            <text:p>373879363.595386</text:p>
          </table:table-cell>
          <table:table-cell office:value-type="float" office:value="406684585.719294" calcext:value-type="float">
            <text:p>406684585.719294</text:p>
          </table:table-cell>
          <table:table-cell office:value-type="float" office:value="444665186.397102" calcext:value-type="float">
            <text:p>444665186.397102</text:p>
          </table:table-cell>
          <table:table-cell office:value-type="float" office:value="478805990.083307" calcext:value-type="float">
            <text:p>478805990.083307</text:p>
          </table:table-cell>
          <table:table-cell office:value-type="float" office:value="539491477.320156" calcext:value-type="float">
            <text:p>539491477.320156</text:p>
          </table:table-cell>
          <table:table-cell office:value-type="float" office:value="604377104.377104" calcext:value-type="float">
            <text:p>604377104.377104</text:p>
          </table:table-cell>
          <table:table-cell office:value-type="float" office:value="669191919.191919" calcext:value-type="float">
            <text:p>669191919.191919</text:p>
          </table:table-cell>
          <table:table-cell office:value-type="float" office:value="755808080.808081" calcext:value-type="float">
            <text:p>755808080.808081</text:p>
          </table:table-cell>
          <table:table-cell office:value-type="float" office:value="857912457.912458" calcext:value-type="float">
            <text:p>857912457.912458</text:p>
          </table:table-cell>
          <table:table-cell office:value-type="float" office:value="929629629.629629" calcext:value-type="float">
            <text:p>929629629.629629</text:p>
          </table:table-cell>
          <table:table-cell office:value-type="float" office:value="1017003367.00337" calcext:value-type="float">
            <text:p>1017003367.00337</text:p>
          </table:table-cell>
          <table:table-cell office:value-type="float" office:value="1095622895.6229" calcext:value-type="float">
            <text:p>1095622895.6229</text:p>
          </table:table-cell>
          <table:table-cell office:value-type="float" office:value="1257615644.97932" calcext:value-type="float">
            <text:p>1257615644.97932</text:p>
          </table:table-cell>
          <table:table-cell office:value-type="float" office:value="1262968515.74213" calcext:value-type="float">
            <text:p>1262968515.74213</text:p>
          </table:table-cell>
          <table:table-cell office:value-type="float" office:value="2100249875.06247" calcext:value-type="float">
            <text:p>2100249875.06247</text:p>
          </table:table-cell>
          <table:table-cell office:value-type="float" office:value="2404697651.17441" calcext:value-type="float">
            <text:p>2404697651.17441</text:p>
          </table:table-cell>
          <table:table-cell office:value-type="float" office:value="2731984007.996" calcext:value-type="float">
            <text:p>2731984007.996</text:p>
          </table:table-cell>
          <table:table-cell office:value-type="float" office:value="3227436281.85907" calcext:value-type="float">
            <text:p>3227436281.85907</text:p>
          </table:table-cell>
          <table:table-cell office:value-type="float" office:value="3758220889.55522" calcext:value-type="float">
            <text:p>3758220889.55522</text:p>
          </table:table-cell>
          <table:table-cell office:value-type="float" office:value="4421343606.18135" calcext:value-type="float">
            <text:p>4421343606.18135</text:p>
          </table:table-cell>
          <table:table-cell office:value-type="float" office:value="4526916802.61011" calcext:value-type="float">
            <text:p>4526916802.61011</text:p>
          </table:table-cell>
          <table:table-cell office:value-type="float" office:value="5872756933.11582" calcext:value-type="float">
            <text:p>5872756933.11582</text:p>
          </table:table-cell>
          <table:table-cell office:value-type="float" office:value="5587490264.8127" calcext:value-type="float">
            <text:p>5587490264.8127</text:p>
          </table:table-cell>
          <table:table-cell office:value-type="float" office:value="5422440961.87886" calcext:value-type="float">
            <text:p>5422440961.87886</text:p>
          </table:table-cell>
          <table:table-cell office:value-type="float" office:value="6169501037.97622" calcext:value-type="float">
            <text:p>6169501037.97622</text:p>
          </table:table-cell>
          <table:table-cell office:value-type="float" office:value="5377277406.71638" calcext:value-type="float">
            <text:p>5377277406.71638</text:p>
          </table:table-cell>
          <table:table-cell office:value-type="float" office:value="3958338883.22338" calcext:value-type="float">
            <text:p>3958338883.22338</text:p>
          </table:table-cell>
          <table:table-cell office:value-type="float" office:value="4323623622.1622" calcext:value-type="float">
            <text:p>4323623622.1622</text:p>
          </table:table-cell>
          <table:table-cell office:value-type="float" office:value="4597615562.66594" calcext:value-type="float">
            <text:p>4597615562.66594</text:p>
          </table:table-cell>
          <table:table-cell office:value-type="float" office:value="4715978868.21613" calcext:value-type="float">
            <text:p>4715978868.21613</text:p>
          </table:table-cell>
          <table:table-cell office:value-type="float" office:value="4867582620.20708" calcext:value-type="float">
            <text:p>4867582620.20708</text:p>
          </table:table-cell>
          <table:table-cell office:value-type="float" office:value="5343274311.56789" calcext:value-type="float">
            <text:p>5343274311.56789</text:p>
          </table:table-cell>
          <table:table-cell office:value-type="float" office:value="5643893347.00679" calcext:value-type="float">
            <text:p>5643893347.00679</text:p>
          </table:table-cell>
          <table:table-cell office:value-type="float" office:value="5734676560.92471" calcext:value-type="float">
            <text:p>5734676560.92471</text:p>
          </table:table-cell>
          <table:table-cell office:value-type="float" office:value="5981244886.917" calcext:value-type="float">
            <text:p>5981244886.917</text:p>
          </table:table-cell>
          <table:table-cell office:value-type="float" office:value="6715220507.05164" calcext:value-type="float">
            <text:p>6715220507.05164</text:p>
          </table:table-cell>
          <table:table-cell office:value-type="float" office:value="7396966657.47054" calcext:value-type="float">
            <text:p>7396966657.47054</text:p>
          </table:table-cell>
          <table:table-cell office:value-type="float" office:value="7925673448.41368" calcext:value-type="float">
            <text:p>7925673448.41368</text:p>
          </table:table-cell>
          <table:table-cell office:value-type="float" office:value="8497545598.08352" calcext:value-type="float">
            <text:p>8497545598.08352</text:p>
          </table:table-cell>
          <table:table-cell office:value-type="float" office:value="8285075872.27307" calcext:value-type="float">
            <text:p>8285075872.27307</text:p>
          </table:table-cell>
          <table:table-cell office:value-type="float" office:value="8397912509.09679" calcext:value-type="float">
            <text:p>8397912509.09679</text:p>
          </table:table-cell>
          <table:table-cell office:value-type="float" office:value="8141537937.61068" calcext:value-type="float">
            <text:p>8141537937.61068</text:p>
          </table:table-cell>
          <table:table-cell office:value-type="float" office:value="7905485216.17852" calcext:value-type="float">
            <text:p>7905485216.17852</text:p>
          </table:table-cell>
          <table:table-cell office:value-type="float" office:value="8082364868.39357" calcext:value-type="float">
            <text:p>8082364868.39357</text:p>
          </table:table-cell>
          <table:table-cell office:value-type="float" office:value="8773451738.91129" calcext:value-type="float">
            <text:p>8773451738.91129</text:p>
          </table:table-cell>
          <table:table-cell office:value-type="float" office:value="9549077869.1065" calcext:value-type="float">
            <text:p>9549077869.1065</text:p>
          </table:table-cell>
          <table:table-cell office:value-type="float" office:value="11451869164.7112" calcext:value-type="float">
            <text:p>11451869164.7112</text:p>
          </table:table-cell>
          <table:table-cell office:value-type="float" office:value="13120183156.7149" calcext:value-type="float">
            <text:p>13120183156.7149</text:p>
          </table:table-cell>
          <table:table-cell office:value-type="float" office:value="16674324634.2373" calcext:value-type="float">
            <text:p>16674324634.2373</text:p>
          </table:table-cell>
          <table:table-cell office:value-type="float" office:value="17339992165.2422" calcext:value-type="float">
            <text:p>17339992165.2422</text:p>
          </table:table-cell>
          <table:table-cell office:value-type="float" office:value="19649631450.6819" calcext:value-type="float">
            <text:p>19649631450.6819</text:p>
          </table:table-cell>
          <table:table-cell office:value-type="float" office:value="23963033588.0063" calcext:value-type="float">
            <text:p>23963033588.0063</text:p>
          </table:table-cell>
          <table:table-cell office:value-type="float" office:value="27084497539.7974" calcext:value-type="float">
            <text:p>27084497539.7974</text:p>
          </table:table-cell>
          <table:table-cell office:value-type="float" office:value="30659338784.3705" calcext:value-type="float">
            <text:p>30659338784.3705</text:p>
          </table:table-cell>
          <table:table-cell office:value-type="float" office:value="32996188133.1404" calcext:value-type="float">
            <text:p>32996188133.1404</text:p>
          </table:table-cell>
          <table:table-cell office:value-type="float" office:value="33000198263.3864" calcext:value-type="float">
            <text:p>33000198263.3864</text:p>
          </table:table-cell>
          <table:table-cell office:value-type="float" office:value="33941126193.9219" calcext:value-type="float">
            <text:p>33941126193.9219</text:p>
          </table:table-cell>
          <table:table-cell office:value-type="float" office:value="37508642257.5977" calcext:value-type="float">
            <text:p>37508642257.5977</text:p>
          </table:table-cell>
          <table:table-cell office:value-type="float" office:value="40287647756.8741" calcext:value-type="float">
            <text:p>40287647756.8741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BRA</text:p>
          </table:table-cell>
          <table:table-cell office:value-type="float" office:value="15165569912.5199" calcext:value-type="float">
            <text:p>15165569912.5199</text:p>
          </table:table-cell>
          <table:table-cell office:value-type="float" office:value="15236854859.469" calcext:value-type="float">
            <text:p>15236854859.469</text:p>
          </table:table-cell>
          <table:table-cell office:value-type="float" office:value="19926293839.0163" calcext:value-type="float">
            <text:p>19926293839.0163</text:p>
          </table:table-cell>
          <table:table-cell office:value-type="float" office:value="23021477292.2093" calcext:value-type="float">
            <text:p>23021477292.2093</text:p>
          </table:table-cell>
          <table:table-cell office:value-type="float" office:value="21211892259.9904" calcext:value-type="float">
            <text:p>21211892259.9904</text:p>
          </table:table-cell>
          <table:table-cell office:value-type="float" office:value="21790035117.19" calcext:value-type="float">
            <text:p>21790035117.19</text:p>
          </table:table-cell>
          <table:table-cell office:value-type="float" office:value="27062716577.9111" calcext:value-type="float">
            <text:p>27062716577.9111</text:p>
          </table:table-cell>
          <table:table-cell office:value-type="float" office:value="30591834053.9653" calcext:value-type="float">
            <text:p>30591834053.9653</text:p>
          </table:table-cell>
          <table:table-cell office:value-type="float" office:value="33875881876.3672" calcext:value-type="float">
            <text:p>33875881876.3672</text:p>
          </table:table-cell>
          <table:table-cell office:value-type="float" office:value="37458898243.8609" calcext:value-type="float">
            <text:p>37458898243.8609</text:p>
          </table:table-cell>
          <table:table-cell office:value-type="float" office:value="42327600098.2412" calcext:value-type="float">
            <text:p>42327600098.2412</text:p>
          </table:table-cell>
          <table:table-cell office:value-type="float" office:value="49204456700.4516" calcext:value-type="float">
            <text:p>49204456700.4516</text:p>
          </table:table-cell>
          <table:table-cell office:value-type="float" office:value="58539008786.3684" calcext:value-type="float">
            <text:p>58539008786.3684</text:p>
          </table:table-cell>
          <table:table-cell office:value-type="float" office:value="79279057730.829" calcext:value-type="float">
            <text:p>79279057730.829</text:p>
          </table:table-cell>
          <table:table-cell office:value-type="float" office:value="105136007528.76" calcext:value-type="float">
            <text:p>105136007528.76</text:p>
          </table:table-cell>
          <table:table-cell office:value-type="float" office:value="123709376567.89" calcext:value-type="float">
            <text:p>123709376567.89</text:p>
          </table:table-cell>
          <table:table-cell office:value-type="float" office:value="152678020452.829" calcext:value-type="float">
            <text:p>152678020452.829</text:p>
          </table:table-cell>
          <table:table-cell office:value-type="float" office:value="176171284311.761" calcext:value-type="float">
            <text:p>176171284311.761</text:p>
          </table:table-cell>
          <table:table-cell office:value-type="float" office:value="200800891870.164" calcext:value-type="float">
            <text:p>200800891870.164</text:p>
          </table:table-cell>
          <table:table-cell office:value-type="float" office:value="224969488835.181" calcext:value-type="float">
            <text:p>224969488835.181</text:p>
          </table:table-cell>
          <table:table-cell office:value-type="float" office:value="235024598983.261" calcext:value-type="float">
            <text:p>235024598983.261</text:p>
          </table:table-cell>
          <table:table-cell office:value-type="float" office:value="263561088977.129" calcext:value-type="float">
            <text:p>263561088977.129</text:p>
          </table:table-cell>
          <table:table-cell office:value-type="float" office:value="281682304161.041" calcext:value-type="float">
            <text:p>281682304161.041</text:p>
          </table:table-cell>
          <table:table-cell office:value-type="float" office:value="203304515490.795" calcext:value-type="float">
            <text:p>203304515490.795</text:p>
          </table:table-cell>
          <table:table-cell office:value-type="float" office:value="209023912696.839" calcext:value-type="float">
            <text:p>209023912696.839</text:p>
          </table:table-cell>
          <table:table-cell office:value-type="float" office:value="222942790435.299" calcext:value-type="float">
            <text:p>222942790435.299</text:p>
          </table:table-cell>
          <table:table-cell office:value-type="float" office:value="268137224729.722" calcext:value-type="float">
            <text:p>268137224729.722</text:p>
          </table:table-cell>
          <table:table-cell office:value-type="float" office:value="294084112392.66" calcext:value-type="float">
            <text:p>294084112392.66</text:p>
          </table:table-cell>
          <table:table-cell office:value-type="float" office:value="330397381998.489" calcext:value-type="float">
            <text:p>330397381998.489</text:p>
          </table:table-cell>
          <table:table-cell office:value-type="float" office:value="425595310000" calcext:value-type="float">
            <text:p>425595310000</text:p>
          </table:table-cell>
          <table:table-cell office:value-type="float" office:value="461951782000" calcext:value-type="float">
            <text:p>461951782000</text:p>
          </table:table-cell>
          <table:table-cell office:value-type="float" office:value="602860000000" calcext:value-type="float">
            <text:p>602860000000</text:p>
          </table:table-cell>
          <table:table-cell office:value-type="float" office:value="400599250000" calcext:value-type="float">
            <text:p>400599250000</text:p>
          </table:table-cell>
          <table:table-cell office:value-type="float" office:value="437798577639.752" calcext:value-type="float">
            <text:p>437798577639.752</text:p>
          </table:table-cell>
          <table:table-cell office:value-type="float" office:value="558111997497.263" calcext:value-type="float">
            <text:p>558111997497.263</text:p>
          </table:table-cell>
          <table:table-cell office:value-type="float" office:value="769305386182.849" calcext:value-type="float">
            <text:p>769305386182.849</text:p>
          </table:table-cell>
          <table:table-cell office:value-type="float" office:value="850426432991.742" calcext:value-type="float">
            <text:p>850426432991.742</text:p>
          </table:table-cell>
          <table:table-cell office:value-type="float" office:value="883199625324.675" calcext:value-type="float">
            <text:p>883199625324.675</text:p>
          </table:table-cell>
          <table:table-cell office:value-type="float" office:value="863723411632.917" calcext:value-type="float">
            <text:p>863723411632.917</text:p>
          </table:table-cell>
          <table:table-cell office:value-type="float" office:value="599388579985.673" calcext:value-type="float">
            <text:p>599388579985.673</text:p>
          </table:table-cell>
          <table:table-cell office:value-type="float" office:value="655420645476.906" calcext:value-type="float">
            <text:p>655420645476.906</text:p>
          </table:table-cell>
          <table:table-cell office:value-type="float" office:value="559372276081.966" calcext:value-type="float">
            <text:p>559372276081.966</text:p>
          </table:table-cell>
          <table:table-cell office:value-type="float" office:value="507962487700.024" calcext:value-type="float">
            <text:p>507962487700.024</text:p>
          </table:table-cell>
          <table:table-cell office:value-type="float" office:value="558319920831.979" calcext:value-type="float">
            <text:p>558319920831.979</text:p>
          </table:table-cell>
          <table:table-cell office:value-type="float" office:value="669316654017.094" calcext:value-type="float">
            <text:p>669316654017.094</text:p>
          </table:table-cell>
          <table:table-cell office:value-type="float" office:value="891630177251.068" calcext:value-type="float">
            <text:p>891630177251.068</text:p>
          </table:table-cell>
          <table:table-cell office:value-type="float" office:value="1107640289615.23" calcext:value-type="float">
            <text:p>1107640289615.23</text:p>
          </table:table-cell>
          <table:table-cell office:value-type="float" office:value="1397084349956.35" calcext:value-type="float">
            <text:p>1397084349956.35</text:p>
          </table:table-cell>
          <table:table-cell office:value-type="float" office:value="1695824565983.2" calcext:value-type="float">
            <text:p>1695824565983.2</text:p>
          </table:table-cell>
          <table:table-cell office:value-type="float" office:value="1667019783585.08" calcext:value-type="float">
            <text:p>1667019783585.08</text:p>
          </table:table-cell>
          <table:table-cell office:value-type="float" office:value="2208871646202.82" calcext:value-type="float">
            <text:p>2208871646202.82</text:p>
          </table:table-cell>
          <table:table-cell office:value-type="float" office:value="2616201578192.25" calcext:value-type="float">
            <text:p>2616201578192.25</text:p>
          </table:table-cell>
          <table:table-cell office:value-type="float" office:value="2465188674415.03" calcext:value-type="float">
            <text:p>2465188674415.03</text:p>
          </table:table-cell>
          <table:table-cell office:value-type="float" office:value="2472806456101.29" calcext:value-type="float">
            <text:p>2472806456101.29</text:p>
          </table:table-cell>
          <table:table-cell office:value-type="float" office:value="2455994050148.75" calcext:value-type="float">
            <text:p>2455994050148.75</text:p>
          </table:table-cell>
          <table:table-cell office:value-type="float" office:value="1802214373741.32" calcext:value-type="float">
            <text:p>1802214373741.32</text:p>
          </table:table-cell>
          <table:table-cell office:value-type="float" office:value="1796275437087.99" calcext:value-type="float">
            <text:p>1796275437087.99</text:p>
          </table:table-cell>
          <table:table-cell office:value-type="float" office:value="2053594973992.61" calcext:value-type="float">
            <text:p>2053594973992.61</text:p>
          </table:table-cell>
          <table:table-cell office:value-type="float" office:value="1868626087908.48" calcext:value-type="float">
            <text:p>1868626087908.48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table:number-columns-repeated="14"/>
          <table:table-cell office:value-type="float" office:value="311809337.474355" calcext:value-type="float">
            <text:p>311809337.474355</text:p>
          </table:table-cell>
          <table:table-cell office:value-type="float" office:value="402178605.019554" calcext:value-type="float">
            <text:p>402178605.019554</text:p>
          </table:table-cell>
          <table:table-cell office:value-type="float" office:value="435911268.58968" calcext:value-type="float">
            <text:p>435911268.58968</text:p>
          </table:table-cell>
          <table:table-cell office:value-type="float" office:value="495097667.929041" calcext:value-type="float">
            <text:p>495097667.929041</text:p>
          </table:table-cell>
          <table:table-cell office:value-type="float" office:value="552883707.055138" calcext:value-type="float">
            <text:p>552883707.055138</text:p>
          </table:table-cell>
          <table:table-cell office:value-type="float" office:value="670362452.145379" calcext:value-type="float">
            <text:p>670362452.145379</text:p>
          </table:table-cell>
          <table:table-cell office:value-type="float" office:value="860388803.261572" calcext:value-type="float">
            <text:p>860388803.261572</text:p>
          </table:table-cell>
          <table:table-cell office:value-type="float" office:value="946949734.002884" calcext:value-type="float">
            <text:p>946949734.002884</text:p>
          </table:table-cell>
          <table:table-cell office:value-type="float" office:value="989409834.43544" calcext:value-type="float">
            <text:p>989409834.43544</text:p>
          </table:table-cell>
          <table:table-cell office:value-type="float" office:value="1050514592.55208" calcext:value-type="float">
            <text:p>1050514592.55208</text:p>
          </table:table-cell>
          <table:table-cell office:value-type="float" office:value="1144931139.06429" calcext:value-type="float">
            <text:p>1144931139.06429</text:p>
          </table:table-cell>
          <table:table-cell office:value-type="float" office:value="1198329438.67151" calcext:value-type="float">
            <text:p>1198329438.67151</text:p>
          </table:table-cell>
          <table:table-cell office:value-type="float" office:value="1315616765.27619" calcext:value-type="float">
            <text:p>1315616765.27619</text:p>
          </table:table-cell>
          <table:table-cell office:value-type="float" office:value="1448714761.59698" calcext:value-type="float">
            <text:p>1448714761.59698</text:p>
          </table:table-cell>
          <table:table-cell office:value-type="float" office:value="1540893949.18709" calcext:value-type="float">
            <text:p>1540893949.18709</text:p>
          </table:table-cell>
          <table:table-cell office:value-type="float" office:value="1703972555.06389" calcext:value-type="float">
            <text:p>1703972555.06389</text:p>
          </table:table-cell>
          <table:table-cell office:value-type="float" office:value="2023318251.8769" calcext:value-type="float">
            <text:p>2023318251.8769</text:p>
          </table:table-cell>
          <table:table-cell office:value-type="float" office:value="2007109829.46353" calcext:value-type="float">
            <text:p>2007109829.46353</text:p>
          </table:table-cell>
          <table:table-cell office:value-type="float" office:value="1950900000" calcext:value-type="float">
            <text:p>1950900000</text:p>
          </table:table-cell>
          <table:table-cell office:value-type="float" office:value="2046189031.96937" calcext:value-type="float">
            <text:p>2046189031.96937</text:p>
          </table:table-cell>
          <table:table-cell office:value-type="float" office:value="2151295182.22045" calcext:value-type="float">
            <text:p>2151295182.22045</text:p>
          </table:table-cell>
          <table:table-cell office:value-type="float" office:value="2261969870.23318" calcext:value-type="float">
            <text:p>2261969870.23318</text:p>
          </table:table-cell>
          <table:table-cell office:value-type="float" office:value="2411872918.01323" calcext:value-type="float">
            <text:p>2411872918.01323</text:p>
          </table:table-cell>
          <table:table-cell office:value-type="float" office:value="2549296474.91672" calcext:value-type="float">
            <text:p>2549296474.91672</text:p>
          </table:table-cell>
          <table:table-cell office:value-type="float" office:value="2874459304.92716" calcext:value-type="float">
            <text:p>2874459304.92716</text:p>
          </table:table-cell>
          <table:table-cell office:value-type="float" office:value="3012081738.17929" calcext:value-type="float">
            <text:p>3012081738.17929</text:p>
          </table:table-cell>
          <table:table-cell office:value-type="float" office:value="3121500000" calcext:value-type="float">
            <text:p>3121500000</text:p>
          </table:table-cell>
          <table:table-cell office:value-type="float" office:value="3116650000" calcext:value-type="float">
            <text:p>3116650000</text:p>
          </table:table-cell>
          <table:table-cell office:value-type="float" office:value="3169600000" calcext:value-type="float">
            <text:p>3169600000</text:p>
          </table:table-cell>
          <table:table-cell office:value-type="float" office:value="3274850000" calcext:value-type="float">
            <text:p>3274850000</text:p>
          </table:table-cell>
          <table:table-cell office:value-type="float" office:value="3514350000" calcext:value-type="float">
            <text:p>3514350000</text:p>
          </table:table-cell>
          <table:table-cell office:value-type="float" office:value="3897300000" calcext:value-type="float">
            <text:p>3897300000</text:p>
          </table:table-cell>
          <table:table-cell office:value-type="float" office:value="4176500000" calcext:value-type="float">
            <text:p>4176500000</text:p>
          </table:table-cell>
          <table:table-cell office:value-type="float" office:value="4672250000" calcext:value-type="float">
            <text:p>4672250000</text:p>
          </table:table-cell>
          <table:table-cell office:value-type="float" office:value="4782000000" calcext:value-type="float">
            <text:p>4782000000</text:p>
          </table:table-cell>
          <table:table-cell office:value-type="float" office:value="4479950000" calcext:value-type="float">
            <text:p>4479950000</text:p>
          </table:table-cell>
          <table:table-cell office:value-type="float" office:value="4529900000" calcext:value-type="float">
            <text:p>4529900000</text:p>
          </table:table-cell>
          <table:table-cell office:value-type="float" office:value="4660900000" calcext:value-type="float">
            <text:p>4660900000</text:p>
          </table:table-cell>
          <table:table-cell office:value-type="float" office:value="4656350000" calcext:value-type="float">
            <text:p>4656350000</text:p>
          </table:table-cell>
          <table:table-cell office:value-type="float" office:value="4612500000" calcext:value-type="float">
            <text:p>4612500000</text:p>
          </table:table-cell>
          <table:table-cell office:value-type="float" office:value="4608350000" calcext:value-type="float">
            <text:p>4608350000</text:p>
          </table:table-cell>
          <table:table-cell office:value-type="float" office:value="4584150000" calcext:value-type="float">
            <text:p>4584150000</text:p>
          </table:table-cell>
          <table:table-cell office:value-type="float" office:value="4529050000" calcext:value-type="float">
            <text:p>4529050000</text:p>
          </table:table-cell>
          <table:table-cell office:value-type="float" office:value="4673500000" calcext:value-type="float">
            <text:p>4673500000</text:p>
          </table:table-cell>
          <table:table-cell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table:number-columns-repeated="5"/>
          <table:table-cell office:value-type="float" office:value="114040245.655299" calcext:value-type="float">
            <text:p>114040245.655299</text:p>
          </table:table-cell>
          <table:table-cell office:value-type="float" office:value="132758395.400497" calcext:value-type="float">
            <text:p>132758395.400497</text:p>
          </table:table-cell>
          <table:table-cell office:value-type="float" office:value="139030445.576898" calcext:value-type="float">
            <text:p>139030445.576898</text:p>
          </table:table-cell>
          <table:table-cell office:value-type="float" office:value="160819286.554292" calcext:value-type="float">
            <text:p>160819286.554292</text:p>
          </table:table-cell>
          <table:table-cell office:value-type="float" office:value="161211289.690318" calcext:value-type="float">
            <text:p>161211289.690318</text:p>
          </table:table-cell>
          <table:table-cell office:value-type="float" office:value="179080099.307461" calcext:value-type="float">
            <text:p>179080099.307461</text:p>
          </table:table-cell>
          <table:table-cell office:value-type="float" office:value="197523179.241883" calcext:value-type="float">
            <text:p>197523179.241883</text:p>
          </table:table-cell>
          <table:table-cell office:value-type="float" office:value="270818555.823521" calcext:value-type="float">
            <text:p>270818555.823521</text:p>
          </table:table-cell>
          <table:table-cell office:value-type="float" office:value="433092003.579273" calcext:value-type="float">
            <text:p>433092003.579273</text:p>
          </table:table-cell>
          <table:table-cell office:value-type="float" office:value="1073577085.64159" calcext:value-type="float">
            <text:p>1073577085.64159</text:p>
          </table:table-cell>
          <table:table-cell office:value-type="float" office:value="1168304305.65513" calcext:value-type="float">
            <text:p>1168304305.65513</text:p>
          </table:table-cell>
          <table:table-cell office:value-type="float" office:value="1423061356.64562" calcext:value-type="float">
            <text:p>1423061356.64562</text:p>
          </table:table-cell>
          <table:table-cell office:value-type="float" office:value="1732721160.94122" calcext:value-type="float">
            <text:p>1732721160.94122</text:p>
          </table:table-cell>
          <table:table-cell office:value-type="float" office:value="1941600703.60598" calcext:value-type="float">
            <text:p>1941600703.60598</text:p>
          </table:table-cell>
          <table:table-cell office:value-type="float" office:value="2803780005.51826" calcext:value-type="float">
            <text:p>2803780005.51826</text:p>
          </table:table-cell>
          <table:table-cell office:value-type="float" office:value="4928824957.9675" calcext:value-type="float">
            <text:p>4928824957.9675</text:p>
          </table:table-cell>
          <table:table-cell office:value-type="float" office:value="4366213849.57637" calcext:value-type="float">
            <text:p>4366213849.57637</text:p>
          </table:table-cell>
          <table:table-cell office:value-type="float" office:value="4264252336.4486" calcext:value-type="float">
            <text:p>4264252336.4486</text:p>
          </table:table-cell>
          <table:table-cell office:value-type="float" office:value="3844723142.45149" calcext:value-type="float">
            <text:p>3844723142.45149</text:p>
          </table:table-cell>
          <table:table-cell office:value-type="float" office:value="3782523088.4628" calcext:value-type="float">
            <text:p>3782523088.4628</text:p>
          </table:table-cell>
          <table:table-cell office:value-type="float" office:value="3523612563.06532" calcext:value-type="float">
            <text:p>3523612563.06532</text:p>
          </table:table-cell>
          <table:table-cell office:value-type="float" office:value="2358592817.12134" calcext:value-type="float">
            <text:p>2358592817.12134</text:p>
          </table:table-cell>
          <table:table-cell office:value-type="float" office:value="2754463437.79677" calcext:value-type="float">
            <text:p>2754463437.79677</text:p>
          </table:table-cell>
          <table:table-cell office:value-type="float" office:value="2690717551.18267" calcext:value-type="float">
            <text:p>2690717551.18267</text:p>
          </table:table-cell>
          <table:table-cell office:value-type="float" office:value="2985467979.28524" calcext:value-type="float">
            <text:p>2985467979.28524</text:p>
          </table:table-cell>
          <table:table-cell office:value-type="float" office:value="3520551724.13793" calcext:value-type="float">
            <text:p>3520551724.13793</text:p>
          </table:table-cell>
          <table:table-cell office:value-type="float" office:value="3701667052.55846" calcext:value-type="float">
            <text:p>3701667052.55846</text:p>
          </table:table-cell>
          <table:table-cell office:value-type="float" office:value="4183548189.07305" calcext:value-type="float">
            <text:p>4183548189.07305</text:p>
          </table:table-cell>
          <table:table-cell office:value-type="float" office:value="4105706151.75145" calcext:value-type="float">
            <text:p>4105706151.75145</text:p>
          </table:table-cell>
          <table:table-cell office:value-type="float" office:value="4087337959.93191" calcext:value-type="float">
            <text:p>4087337959.93191</text:p>
          </table:table-cell>
          <table:table-cell office:value-type="float" office:value="4734020036.68689" calcext:value-type="float">
            <text:p>4734020036.68689</text:p>
          </table:table-cell>
          <table:table-cell office:value-type="float" office:value="5115602836.87943" calcext:value-type="float">
            <text:p>5115602836.87943</text:p>
          </table:table-cell>
          <table:table-cell office:value-type="float" office:value="5197332974.13793" calcext:value-type="float">
            <text:p>5197332974.13793</text:p>
          </table:table-cell>
          <table:table-cell office:value-type="float" office:value="4051147227.53346" calcext:value-type="float">
            <text:p>4051147227.53346</text:p>
          </table:table-cell>
          <table:table-cell office:value-type="float" office:value="4600000000" calcext:value-type="float">
            <text:p>4600000000</text:p>
          </table:table-cell>
          <table:table-cell office:value-type="float" office:value="6001153306.2645" calcext:value-type="float">
            <text:p>6001153306.2645</text:p>
          </table:table-cell>
          <table:table-cell office:value-type="float" office:value="5601090584.36122" calcext:value-type="float">
            <text:p>5601090584.36122</text:p>
          </table:table-cell>
          <table:table-cell office:value-type="float" office:value="5843329107.56171" calcext:value-type="float">
            <text:p>5843329107.56171</text:p>
          </table:table-cell>
          <table:table-cell office:value-type="float" office:value="6557333084.60567" calcext:value-type="float">
            <text:p>6557333084.60567</text:p>
          </table:table-cell>
          <table:table-cell office:value-type="float" office:value="7872333215.00414" calcext:value-type="float">
            <text:p>7872333215.00414</text:p>
          </table:table-cell>
          <table:table-cell office:value-type="float" office:value="9531402847.87311" calcext:value-type="float">
            <text:p>9531402847.87311</text:p>
          </table:table-cell>
          <table:table-cell office:value-type="float" office:value="11470703002.0769" calcext:value-type="float">
            <text:p>11470703002.0769</text:p>
          </table:table-cell>
          <table:table-cell office:value-type="float" office:value="12247694247.2298" calcext:value-type="float">
            <text:p>12247694247.2298</text:p>
          </table:table-cell>
          <table:table-cell office:value-type="float" office:value="14393099068.5859" calcext:value-type="float">
            <text:p>14393099068.5859</text:p>
          </table:table-cell>
          <table:table-cell office:value-type="float" office:value="10732366286.2643" calcext:value-type="float">
            <text:p>10732366286.2643</text:p>
          </table:table-cell>
          <table:table-cell office:value-type="float" office:value="13707370737.0737" calcext:value-type="float">
            <text:p>13707370737.0737</text:p>
          </table:table-cell>
          <table:table-cell office:value-type="float" office:value="18525319977.7407" calcext:value-type="float">
            <text:p>18525319977.7407</text:p>
          </table:table-cell>
          <table:table-cell office:value-type="float" office:value="19048495518.5659" calcext:value-type="float">
            <text:p>19048495518.5659</text:p>
          </table:table-cell>
          <table:table-cell office:value-type="float" office:value="18093829923.2737" calcext:value-type="float">
            <text:p>18093829923.2737</text:p>
          </table:table-cell>
          <table:table-cell office:value-type="float" office:value="17098342541.4365" calcext:value-type="float">
            <text:p>17098342541.4365</text:p>
          </table:table-cell>
          <table:table-cell office:value-type="float" office:value="12930394937.8137" calcext:value-type="float">
            <text:p>12930394937.8137</text:p>
          </table:table-cell>
          <table:table-cell office:value-type="float" office:value="11400653949.1783" calcext:value-type="float">
            <text:p>11400653949.1783</text:p>
          </table:table-cell>
          <table:table-cell office:value-type="float" office:value="12128088999.9276" calcext:value-type="float">
            <text:p>12128088999.9276</text:p>
          </table:table-cell>
          <table:table-cell office:value-type="float" office:value="13567099497.8279" calcext:value-type="float">
            <text:p>13567099497.8279</text:p>
          </table:table-cell>
        </table:table-row>
        <table:table-row table:style-name="ro1">
          <table:table-cell office:value-type="string" calcext:value-type="string">
            <text:p>Bhután</text:p>
          </table:table-cell>
          <table:table-cell office:value-type="string" calcext:value-type="string">
            <text:p>BTN</text:p>
          </table:table-cell>
          <table:table-cell table:number-columns-repeated="20"/>
          <table:table-cell office:value-type="float" office:value="135653295.165394" calcext:value-type="float">
            <text:p>135653295.165394</text:p>
          </table:table-cell>
          <table:table-cell office:value-type="float" office:value="146391639.722864" calcext:value-type="float">
            <text:p>146391639.722864</text:p>
          </table:table-cell>
          <table:table-cell office:value-type="float" office:value="148934334.038055" calcext:value-type="float">
            <text:p>148934334.038055</text:p>
          </table:table-cell>
          <table:table-cell office:value-type="float" office:value="165585940.594059" calcext:value-type="float">
            <text:p>165585940.594059</text:p>
          </table:table-cell>
          <table:table-cell office:value-type="float" office:value="169264991.197183" calcext:value-type="float">
            <text:p>169264991.197183</text:p>
          </table:table-cell>
          <table:table-cell office:value-type="float" office:value="172217502.021019" calcext:value-type="float">
            <text:p>172217502.021019</text:p>
          </table:table-cell>
          <table:table-cell office:value-type="float" office:value="201375725.614592" calcext:value-type="float">
            <text:p>201375725.614592</text:p>
          </table:table-cell>
          <table:table-cell office:value-type="float" office:value="253182453.703704" calcext:value-type="float">
            <text:p>253182453.703704</text:p>
          </table:table-cell>
          <table:table-cell office:value-type="float" office:value="283855833.333333" calcext:value-type="float">
            <text:p>283855833.333333</text:p>
          </table:table-cell>
          <table:table-cell office:value-type="float" office:value="275949889.09427" calcext:value-type="float">
            <text:p>275949889.09427</text:p>
          </table:table-cell>
          <table:table-cell office:value-type="float" office:value="299787275.842376" calcext:value-type="float">
            <text:p>299787275.842376</text:p>
          </table:table-cell>
          <table:table-cell office:value-type="float" office:value="250045839.929639" calcext:value-type="float">
            <text:p>250045839.929639</text:p>
          </table:table-cell>
          <table:table-cell office:value-type="float" office:value="250794359.567901" calcext:value-type="float">
            <text:p>250794359.567901</text:p>
          </table:table-cell>
          <table:table-cell office:value-type="float" office:value="235239570.350935" calcext:value-type="float">
            <text:p>235239570.350935</text:p>
          </table:table-cell>
          <table:table-cell office:value-type="float" office:value="270801565.189672" calcext:value-type="float">
            <text:p>270801565.189672</text:p>
          </table:table-cell>
          <table:table-cell office:value-type="float" office:value="303053462.843047" calcext:value-type="float">
            <text:p>303053462.843047</text:p>
          </table:table-cell>
          <table:table-cell office:value-type="float" office:value="316420860.852385" calcext:value-type="float">
            <text:p>316420860.852385</text:p>
          </table:table-cell>
          <table:table-cell office:value-type="float" office:value="365964500.137703" calcext:value-type="float">
            <text:p>365964500.137703</text:p>
          </table:table-cell>
          <table:table-cell office:value-type="float" office:value="376955087.251575" calcext:value-type="float">
            <text:p>376955087.251575</text:p>
          </table:table-cell>
          <table:table-cell office:value-type="float" office:value="419035810.496981" calcext:value-type="float">
            <text:p>419035810.496981</text:p>
          </table:table-cell>
          <table:table-cell office:value-type="float" office:value="439158233.199822" calcext:value-type="float">
            <text:p>439158233.199822</text:p>
          </table:table-cell>
          <table:table-cell office:value-type="float" office:value="476360697.181606" calcext:value-type="float">
            <text:p>476360697.181606</text:p>
          </table:table-cell>
          <table:table-cell office:value-type="float" office:value="537050133.717342" calcext:value-type="float">
            <text:p>537050133.717342</text:p>
          </table:table-cell>
          <table:table-cell office:value-type="float" office:value="622026107.771576" calcext:value-type="float">
            <text:p>622026107.771576</text:p>
          </table:table-cell>
          <table:table-cell office:value-type="float" office:value="702682018.976169" calcext:value-type="float">
            <text:p>702682018.976169</text:p>
          </table:table-cell>
          <table:table-cell office:value-type="float" office:value="818869145.124717" calcext:value-type="float">
            <text:p>818869145.124717</text:p>
          </table:table-cell>
          <table:table-cell office:value-type="float" office:value="897731524.929922" calcext:value-type="float">
            <text:p>897731524.929922</text:p>
          </table:table-cell>
          <table:table-cell office:value-type="float" office:value="1196091805.02316" calcext:value-type="float">
            <text:p>1196091805.02316</text:p>
          </table:table-cell>
          <table:table-cell office:value-type="float" office:value="1258332337.28382" calcext:value-type="float">
            <text:p>1258332337.28382</text:p>
          </table:table-cell>
          <table:table-cell office:value-type="float" office:value="1264758197.96593" calcext:value-type="float">
            <text:p>1264758197.96593</text:p>
          </table:table-cell>
          <table:table-cell office:value-type="float" office:value="1585472534.10547" calcext:value-type="float">
            <text:p>1585472534.10547</text:p>
          </table:table-cell>
          <table:table-cell office:value-type="float" office:value="1820207625.80217" calcext:value-type="float">
            <text:p>1820207625.80217</text:p>
          </table:table-cell>
          <table:table-cell office:value-type="float" office:value="1823692109.61652" calcext:value-type="float">
            <text:p>1823692109.61652</text:p>
          </table:table-cell>
          <table:table-cell office:value-type="float" office:value="1798333725.83954" calcext:value-type="float">
            <text:p>1798333725.83954</text:p>
          </table:table-cell>
          <table:table-cell office:value-type="float" office:value="1976938529.72743" calcext:value-type="float">
            <text:p>1976938529.72743</text:p>
          </table:table-cell>
          <table:table-cell office:value-type="float" office:value="2059809919.89325" calcext:value-type="float">
            <text:p>2059809919.89325</text:p>
          </table:table-cell>
          <table:table-cell office:value-type="float" office:value="2219675780.89539" calcext:value-type="float">
            <text:p>2219675780.89539</text:p>
          </table:table-cell>
          <table:table-cell office:value-type="float" office:value="2528007911.35353" calcext:value-type="float">
            <text:p>2528007911.35353</text:p>
          </table:table-cell>
          <table:table-cell office:value-type="float" office:value="2534965162.78084" calcext:value-type="float">
            <text:p>2534965162.7808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30412308.9864012" calcext:value-type="float">
            <text:p>30412308.9864012</text:p>
          </table:table-cell>
          <table:table-cell office:value-type="float" office:value="32902336.644746" calcext:value-type="float">
            <text:p>32902336.644746</text:p>
          </table:table-cell>
          <table:table-cell office:value-type="float" office:value="35643207.6265246" calcext:value-type="float">
            <text:p>35643207.6265246</text:p>
          </table:table-cell>
          <table:table-cell office:value-type="float" office:value="38091150.566196" calcext:value-type="float">
            <text:p>38091150.566196</text:p>
          </table:table-cell>
          <table:table-cell office:value-type="float" office:value="41613969.0506064" calcext:value-type="float">
            <text:p>41613969.0506064</text:p>
          </table:table-cell>
          <table:table-cell office:value-type="float" office:value="45790869.7473126" calcext:value-type="float">
            <text:p>45790869.7473126</text:p>
          </table:table-cell>
          <table:table-cell office:value-type="float" office:value="51464435.1464435" calcext:value-type="float">
            <text:p>51464435.1464435</text:p>
          </table:table-cell>
          <table:table-cell office:value-type="float" office:value="58646443.5146444" calcext:value-type="float">
            <text:p>58646443.5146444</text:p>
          </table:table-cell>
          <table:table-cell office:value-type="float" office:value="66248256.6248257" calcext:value-type="float">
            <text:p>66248256.6248257</text:p>
          </table:table-cell>
          <table:table-cell office:value-type="float" office:value="77356914.0788191" calcext:value-type="float">
            <text:p>77356914.0788191</text:p>
          </table:table-cell>
          <table:table-cell office:value-type="float" office:value="96245114.4611949" calcext:value-type="float">
            <text:p>96245114.4611949</text:p>
          </table:table-cell>
          <table:table-cell office:value-type="float" office:value="126957494.407159" calcext:value-type="float">
            <text:p>126957494.407159</text:p>
          </table:table-cell>
          <table:table-cell office:value-type="float" office:value="165258093.875959" calcext:value-type="float">
            <text:p>165258093.875959</text:p>
          </table:table-cell>
          <table:table-cell office:value-type="float" office:value="244129088.027662" calcext:value-type="float">
            <text:p>244129088.027662</text:p>
          </table:table-cell>
          <table:table-cell office:value-type="float" office:value="306033848.417954" calcext:value-type="float">
            <text:p>306033848.417954</text:p>
          </table:table-cell>
          <table:table-cell office:value-type="float" office:value="355172413.793103" calcext:value-type="float">
            <text:p>355172413.793103</text:p>
          </table:table-cell>
          <table:table-cell office:value-type="float" office:value="372010119.595216" calcext:value-type="float">
            <text:p>372010119.595216</text:p>
          </table:table-cell>
          <table:table-cell office:value-type="float" office:value="451603325.415677" calcext:value-type="float">
            <text:p>451603325.415677</text:p>
          </table:table-cell>
          <table:table-cell office:value-type="float" office:value="590376720.598889" calcext:value-type="float">
            <text:p>590376720.598889</text:p>
          </table:table-cell>
          <table:table-cell office:value-type="float" office:value="819877300.613497" calcext:value-type="float">
            <text:p>819877300.613497</text:p>
          </table:table-cell>
          <table:table-cell office:value-type="float" office:value="1060923829.13021" calcext:value-type="float">
            <text:p>1060923829.13021</text:p>
          </table:table-cell>
          <table:table-cell office:value-type="float" office:value="1073861599.13948" calcext:value-type="float">
            <text:p>1073861599.13948</text:p>
          </table:table-cell>
          <table:table-cell office:value-type="float" office:value="1014907254.54016" calcext:value-type="float">
            <text:p>1014907254.54016</text:p>
          </table:table-cell>
          <table:table-cell office:value-type="float" office:value="1172258182.14969" calcext:value-type="float">
            <text:p>1172258182.14969</text:p>
          </table:table-cell>
          <table:table-cell office:value-type="float" office:value="1240796364.75662" calcext:value-type="float">
            <text:p>1240796364.75662</text:p>
          </table:table-cell>
          <table:table-cell office:value-type="float" office:value="1114764007.14811" calcext:value-type="float">
            <text:p>1114764007.14811</text:p>
          </table:table-cell>
          <table:table-cell office:value-type="float" office:value="1392634771.9653" calcext:value-type="float">
            <text:p>1392634771.9653</text:p>
          </table:table-cell>
          <table:table-cell office:value-type="float" office:value="1965274882.36345" calcext:value-type="float">
            <text:p>1965274882.36345</text:p>
          </table:table-cell>
          <table:table-cell office:value-type="float" office:value="2644536804.11244" calcext:value-type="float">
            <text:p>2644536804.11244</text:p>
          </table:table-cell>
          <table:table-cell office:value-type="float" office:value="3083800684.89751" calcext:value-type="float">
            <text:p>3083800684.89751</text:p>
          </table:table-cell>
          <table:table-cell office:value-type="float" office:value="3790567051.86778" calcext:value-type="float">
            <text:p>3790567051.86778</text:p>
          </table:table-cell>
          <table:table-cell office:value-type="float" office:value="3942792837.35655" calcext:value-type="float">
            <text:p>3942792837.35655</text:p>
          </table:table-cell>
          <table:table-cell office:value-type="float" office:value="4146513722.33019" calcext:value-type="float">
            <text:p>4146513722.33019</text:p>
          </table:table-cell>
          <table:table-cell office:value-type="float" office:value="4160086253.1468" calcext:value-type="float">
            <text:p>4160086253.1468</text:p>
          </table:table-cell>
          <table:table-cell office:value-type="float" office:value="4259330999.03151" calcext:value-type="float">
            <text:p>4259330999.03151</text:p>
          </table:table-cell>
          <table:table-cell office:value-type="float" office:value="4730611067.02258" calcext:value-type="float">
            <text:p>4730611067.02258</text:p>
          </table:table-cell>
          <table:table-cell office:value-type="float" office:value="4847752842.78924" calcext:value-type="float">
            <text:p>4847752842.78924</text:p>
          </table:table-cell>
          <table:table-cell office:value-type="float" office:value="5020214747.45261" calcext:value-type="float">
            <text:p>5020214747.45261</text:p>
          </table:table-cell>
          <table:table-cell office:value-type="float" office:value="4790458837.17078" calcext:value-type="float">
            <text:p>4790458837.17078</text:p>
          </table:table-cell>
          <table:table-cell office:value-type="float" office:value="5484257417.17845" calcext:value-type="float">
            <text:p>5484257417.17845</text:p>
          </table:table-cell>
          <table:table-cell office:value-type="float" office:value="5788329609.15755" calcext:value-type="float">
            <text:p>5788329609.15755</text:p>
          </table:table-cell>
          <table:table-cell office:value-type="float" office:value="5489608299.66445" calcext:value-type="float">
            <text:p>5489608299.66445</text:p>
          </table:table-cell>
          <table:table-cell office:value-type="float" office:value="5438857106.73536" calcext:value-type="float">
            <text:p>5438857106.73536</text:p>
          </table:table-cell>
          <table:table-cell office:value-type="float" office:value="7511582173.37724" calcext:value-type="float">
            <text:p>7511582173.37724</text:p>
          </table:table-cell>
          <table:table-cell office:value-type="float" office:value="8957467706.5354" calcext:value-type="float">
            <text:p>8957467706.5354</text:p>
          </table:table-cell>
          <table:table-cell office:value-type="float" office:value="9931134940.51346" calcext:value-type="float">
            <text:p>9931134940.51346</text:p>
          </table:table-cell>
          <table:table-cell office:value-type="float" office:value="10126940513.3125" calcext:value-type="float">
            <text:p>10126940513.3125</text:p>
          </table:table-cell>
          <table:table-cell office:value-type="float" office:value="10939053365.4786" calcext:value-type="float">
            <text:p>10939053365.4786</text:p>
          </table:table-cell>
          <table:table-cell office:value-type="float" office:value="10945070441.9283" calcext:value-type="float">
            <text:p>10945070441.9283</text:p>
          </table:table-cell>
          <table:table-cell office:value-type="float" office:value="10267133177.7334" calcext:value-type="float">
            <text:p>10267133177.7334</text:p>
          </table:table-cell>
          <table:table-cell office:value-type="float" office:value="12786654365.8738" calcext:value-type="float">
            <text:p>12786654365.8738</text:p>
          </table:table-cell>
          <table:table-cell office:value-type="float" office:value="15351972229.5341" calcext:value-type="float">
            <text:p>15351972229.5341</text:p>
          </table:table-cell>
          <table:table-cell office:value-type="float" office:value="16067155187.0375" calcext:value-type="float">
            <text:p>16067155187.0375</text:p>
          </table:table-cell>
          <table:table-cell office:value-type="float" office:value="14901750764.9811" calcext:value-type="float">
            <text:p>14901750764.9811</text:p>
          </table:table-cell>
          <table:table-cell office:value-type="float" office:value="16250750259.0212" calcext:value-type="float">
            <text:p>16250750259.0212</text:p>
          </table:table-cell>
          <table:table-cell office:value-type="float" office:value="14420604205.7459" calcext:value-type="float">
            <text:p>14420604205.7459</text:p>
          </table:table-cell>
          <table:table-cell office:value-type="float" office:value="15646323340.5497" calcext:value-type="float">
            <text:p>15646323340.5497</text:p>
          </table:table-cell>
          <table:table-cell office:value-type="float" office:value="17406565823.2986" calcext:value-type="float">
            <text:p>17406565823.2986</text:p>
          </table:table-cell>
          <table:table-cell office:value-type="float" office:value="18616018903.4434" calcext:value-type="float">
            <text:p>18616018903.4434</text:p>
          </table:table-cell>
        </table:table-row>
        <table:table-row table:style-name="ro1">
          <table:table-cell office:value-type="string" calcext:value-type="string">
            <text:p>República Centroafricana</text:p>
          </table:table-cell>
          <table:table-cell office:value-type="string" calcext:value-type="string">
            <text:p>CAF</text:p>
          </table:table-cell>
          <table:table-cell office:value-type="float" office:value="112155598.949571" calcext:value-type="float">
            <text:p>112155598.949571</text:p>
          </table:table-cell>
          <table:table-cell office:value-type="float" office:value="123134584.467673" calcext:value-type="float">
            <text:p>123134584.467673</text:p>
          </table:table-cell>
          <table:table-cell office:value-type="float" office:value="124482748.937917" calcext:value-type="float">
            <text:p>124482748.937917</text:p>
          </table:table-cell>
          <table:table-cell office:value-type="float" office:value="129379097.888958" calcext:value-type="float">
            <text:p>129379097.888958</text:p>
          </table:table-cell>
          <table:table-cell office:value-type="float" office:value="142025069.461676" calcext:value-type="float">
            <text:p>142025069.461676</text:p>
          </table:table-cell>
          <table:table-cell office:value-type="float" office:value="150574816.300764" calcext:value-type="float">
            <text:p>150574816.300764</text:p>
          </table:table-cell>
          <table:table-cell office:value-type="float" office:value="157930041.875883" calcext:value-type="float">
            <text:p>157930041.875883</text:p>
          </table:table-cell>
          <table:table-cell office:value-type="float" office:value="163820538.867947" calcext:value-type="float">
            <text:p>163820538.867947</text:p>
          </table:table-cell>
          <table:table-cell office:value-type="float" office:value="191767436.956884" calcext:value-type="float">
            <text:p>191767436.956884</text:p>
          </table:table-cell>
          <table:table-cell office:value-type="float" office:value="188039191.323608" calcext:value-type="float">
            <text:p>188039191.323608</text:p>
          </table:table-cell>
          <table:table-cell office:value-type="float" office:value="189106554.521277" calcext:value-type="float">
            <text:p>189106554.521277</text:p>
          </table:table-cell>
          <table:table-cell office:value-type="float" office:value="201450768.367553" calcext:value-type="float">
            <text:p>201450768.367553</text:p>
          </table:table-cell>
          <table:table-cell office:value-type="float" office:value="230317908.038643" calcext:value-type="float">
            <text:p>230317908.038643</text:p>
          </table:table-cell>
          <table:table-cell office:value-type="float" office:value="271183061.359635" calcext:value-type="float">
            <text:p>271183061.359635</text:p>
          </table:table-cell>
          <table:table-cell office:value-type="float" office:value="281398668.160613" calcext:value-type="float">
            <text:p>281398668.160613</text:p>
          </table:table-cell>
          <table:table-cell office:value-type="float" office:value="378660016.265936" calcext:value-type="float">
            <text:p>378660016.265936</text:p>
          </table:table-cell>
          <table:table-cell office:value-type="float" office:value="451152449.984411" calcext:value-type="float">
            <text:p>451152449.984411</text:p>
          </table:table-cell>
          <table:table-cell office:value-type="float" office:value="507298120.68315" calcext:value-type="float">
            <text:p>507298120.68315</text:p>
          </table:table-cell>
          <table:table-cell office:value-type="float" office:value="610578523.761178" calcext:value-type="float">
            <text:p>610578523.761178</text:p>
          </table:table-cell>
          <table:table-cell office:value-type="float" office:value="700764892.704831" calcext:value-type="float">
            <text:p>700764892.704831</text:p>
          </table:table-cell>
          <table:table-cell office:value-type="float" office:value="797048028.773247" calcext:value-type="float">
            <text:p>797048028.773247</text:p>
          </table:table-cell>
          <table:table-cell office:value-type="float" office:value="694803502.722356" calcext:value-type="float">
            <text:p>694803502.722356</text:p>
          </table:table-cell>
          <table:table-cell office:value-type="float" office:value="748312283.726758" calcext:value-type="float">
            <text:p>748312283.726758</text:p>
          </table:table-cell>
          <table:table-cell office:value-type="float" office:value="658679394.907969" calcext:value-type="float">
            <text:p>658679394.907969</text:p>
          </table:table-cell>
          <table:table-cell office:value-type="float" office:value="637820620.670195" calcext:value-type="float">
            <text:p>637820620.670195</text:p>
          </table:table-cell>
          <table:table-cell office:value-type="float" office:value="864849765.059664" calcext:value-type="float">
            <text:p>864849765.059664</text:p>
          </table:table-cell>
          <table:table-cell office:value-type="float" office:value="1122265026.38274" calcext:value-type="float">
            <text:p>1122265026.38274</text:p>
          </table:table-cell>
          <table:table-cell office:value-type="float" office:value="1200991825.95398" calcext:value-type="float">
            <text:p>1200991825.95398</text:p>
          </table:table-cell>
          <table:table-cell office:value-type="float" office:value="1264899368.20165" calcext:value-type="float">
            <text:p>1264899368.20165</text:p>
          </table:table-cell>
          <table:table-cell office:value-type="float" office:value="1233930277.04922" calcext:value-type="float">
            <text:p>1233930277.04922</text:p>
          </table:table-cell>
          <table:table-cell office:value-type="float" office:value="1440711395.67069" calcext:value-type="float">
            <text:p>1440711395.67069</text:p>
          </table:table-cell>
          <table:table-cell office:value-type="float" office:value="1377375030.52921" calcext:value-type="float">
            <text:p>1377375030.52921</text:p>
          </table:table-cell>
          <table:table-cell office:value-type="float" office:value="1411917558.45855" calcext:value-type="float">
            <text:p>1411917558.45855</text:p>
          </table:table-cell>
          <table:table-cell office:value-type="float" office:value="1278781166.72188" calcext:value-type="float">
            <text:p>1278781166.72188</text:p>
          </table:table-cell>
          <table:table-cell office:value-type="float" office:value="851174350.649409" calcext:value-type="float">
            <text:p>851174350.649409</text:p>
          </table:table-cell>
          <table:table-cell office:value-type="float" office:value="1115389731.79119" calcext:value-type="float">
            <text:p>1115389731.79119</text:p>
          </table:table-cell>
          <table:table-cell office:value-type="float" office:value="1007791186.20106" calcext:value-type="float">
            <text:p>1007791186.20106</text:p>
          </table:table-cell>
          <table:table-cell office:value-type="float" office:value="937741468.029676" calcext:value-type="float">
            <text:p>937741468.029676</text:p>
          </table:table-cell>
          <table:table-cell office:value-type="float" office:value="967338348.658314" calcext:value-type="float">
            <text:p>967338348.658314</text:p>
          </table:table-cell>
          <table:table-cell office:value-type="float" office:value="999477510.686632" calcext:value-type="float">
            <text:p>999477510.686632</text:p>
          </table:table-cell>
          <table:table-cell office:value-type="float" office:value="914500299.097034" calcext:value-type="float">
            <text:p>914500299.097034</text:p>
          </table:table-cell>
          <table:table-cell office:value-type="float" office:value="931833302.752857" calcext:value-type="float">
            <text:p>931833302.752857</text:p>
          </table:table-cell>
          <table:table-cell office:value-type="float" office:value="991387870.12463" calcext:value-type="float">
            <text:p>991387870.12463</text:p>
          </table:table-cell>
          <table:table-cell office:value-type="float" office:value="1139754799.16304" calcext:value-type="float">
            <text:p>1139754799.16304</text:p>
          </table:table-cell>
          <table:table-cell office:value-type="float" office:value="1270080250.65268" calcext:value-type="float">
            <text:p>1270080250.65268</text:p>
          </table:table-cell>
          <table:table-cell office:value-type="float" office:value="1337362392.15225" calcext:value-type="float">
            <text:p>1337362392.15225</text:p>
          </table:table-cell>
          <table:table-cell office:value-type="float" office:value="1460561215.4447" calcext:value-type="float">
            <text:p>1460561215.4447</text:p>
          </table:table-cell>
          <table:table-cell office:value-type="float" office:value="1697565948.65323" calcext:value-type="float">
            <text:p>1697565948.65323</text:p>
          </table:table-cell>
          <table:table-cell office:value-type="float" office:value="1985240986.18508" calcext:value-type="float">
            <text:p>1985240986.18508</text:p>
          </table:table-cell>
          <table:table-cell office:value-type="float" office:value="2059094048.26019" calcext:value-type="float">
            <text:p>2059094048.26019</text:p>
          </table:table-cell>
          <table:table-cell office:value-type="float" office:value="2140503193.16261" calcext:value-type="float">
            <text:p>2140503193.16261</text:p>
          </table:table-cell>
          <table:table-cell office:value-type="float" office:value="2434792412.50855" calcext:value-type="float">
            <text:p>2434792412.50855</text:p>
          </table:table-cell>
          <table:table-cell office:value-type="float" office:value="2510270267.72918" calcext:value-type="float">
            <text:p>2510270267.72918</text:p>
          </table:table-cell>
          <table:table-cell office:value-type="float" office:value="1700627479.55631" calcext:value-type="float">
            <text:p>1700627479.55631</text:p>
          </table:table-cell>
          <table:table-cell office:value-type="float" office:value="1904794555.18138" calcext:value-type="float">
            <text:p>1904794555.18138</text:p>
          </table:table-cell>
          <table:table-cell office:value-type="float" office:value="1709221159.20294" calcext:value-type="float">
            <text:p>1709221159.20294</text:p>
          </table:table-cell>
          <table:table-cell office:value-type="float" office:value="1844714794.83758" calcext:value-type="float">
            <text:p>1844714794.83758</text:p>
          </table:table-cell>
          <table:table-cell office:value-type="float" office:value="2167501639.76783" calcext:value-type="float">
            <text:p>2167501639.76783</text:p>
          </table:table-cell>
          <table:table-cell office:value-type="float" office:value="2379716827.4977" calcext:value-type="float">
            <text:p>2379716827.4977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string" calcext:value-type="string">
            <text:p>CAN</text:p>
          </table:table-cell>
          <table:table-cell/>
          <table:table-cell office:value-type="float" office:value="41555987614.79" calcext:value-type="float">
            <text:p>41555987614.79</text:p>
          </table:table-cell>
          <table:table-cell office:value-type="float" office:value="42868091992.7502" calcext:value-type="float">
            <text:p>42868091992.7502</text:p>
          </table:table-cell>
          <table:table-cell office:value-type="float" office:value="45713151050.4928" calcext:value-type="float">
            <text:p>45713151050.4928</text:p>
          </table:table-cell>
          <table:table-cell office:value-type="float" office:value="50126643039.3997" calcext:value-type="float">
            <text:p>50126643039.3997</text:p>
          </table:table-cell>
          <table:table-cell office:value-type="float" office:value="55342244542.8855" calcext:value-type="float">
            <text:p>55342244542.8855</text:p>
          </table:table-cell>
          <table:table-cell office:value-type="float" office:value="62015172913.0879" calcext:value-type="float">
            <text:p>62015172913.0879</text:p>
          </table:table-cell>
          <table:table-cell office:value-type="float" office:value="66664932950.7379" calcext:value-type="float">
            <text:p>66664932950.7379</text:p>
          </table:table-cell>
          <table:table-cell office:value-type="float" office:value="72919560567.0802" calcext:value-type="float">
            <text:p>72919560567.0802</text:p>
          </table:table-cell>
          <table:table-cell office:value-type="float" office:value="80349194243.7218" calcext:value-type="float">
            <text:p>80349194243.7218</text:p>
          </table:table-cell>
          <table:table-cell office:value-type="float" office:value="87896095224.4234" calcext:value-type="float">
            <text:p>87896095224.4234</text:p>
          </table:table-cell>
          <table:table-cell office:value-type="float" office:value="99271961477.5203" calcext:value-type="float">
            <text:p>99271961477.5203</text:p>
          </table:table-cell>
          <table:table-cell office:value-type="float" office:value="113082820992.019" calcext:value-type="float">
            <text:p>113082820992.019</text:p>
          </table:table-cell>
          <table:table-cell office:value-type="float" office:value="131321859214.079" calcext:value-type="float">
            <text:p>131321859214.079</text:p>
          </table:table-cell>
          <table:table-cell office:value-type="float" office:value="160408697648.262" calcext:value-type="float">
            <text:p>160408697648.262</text:p>
          </table:table-cell>
          <table:table-cell office:value-type="float" office:value="173834029787.652" calcext:value-type="float">
            <text:p>173834029787.652</text:p>
          </table:table-cell>
          <table:table-cell office:value-type="float" office:value="206575564401.623" calcext:value-type="float">
            <text:p>206575564401.623</text:p>
          </table:table-cell>
          <table:table-cell office:value-type="float" office:value="211612156934.65" calcext:value-type="float">
            <text:p>211612156934.65</text:p>
          </table:table-cell>
          <table:table-cell office:value-type="float" office:value="218632867449.812" calcext:value-type="float">
            <text:p>218632867449.812</text:p>
          </table:table-cell>
          <table:table-cell office:value-type="float" office:value="243072102185.419" calcext:value-type="float">
            <text:p>243072102185.419</text:p>
          </table:table-cell>
          <table:table-cell office:value-type="float" office:value="273853826377.01" calcext:value-type="float">
            <text:p>273853826377.01</text:p>
          </table:table-cell>
          <table:table-cell office:value-type="float" office:value="306214863624.99" calcext:value-type="float">
            <text:p>306214863624.99</text:p>
          </table:table-cell>
          <table:table-cell office:value-type="float" office:value="313506525087.136" calcext:value-type="float">
            <text:p>313506525087.136</text:p>
          </table:table-cell>
          <table:table-cell office:value-type="float" office:value="340547711781.889" calcext:value-type="float">
            <text:p>340547711781.889</text:p>
          </table:table-cell>
          <table:table-cell office:value-type="float" office:value="355372558103.621" calcext:value-type="float">
            <text:p>355372558103.621</text:p>
          </table:table-cell>
          <table:table-cell office:value-type="float" office:value="364756499450.751" calcext:value-type="float">
            <text:p>364756499450.751</text:p>
          </table:table-cell>
          <table:table-cell office:value-type="float" office:value="377437927311.983" calcext:value-type="float">
            <text:p>377437927311.983</text:p>
          </table:table-cell>
          <table:table-cell office:value-type="float" office:value="431316742081.448" calcext:value-type="float">
            <text:p>431316742081.448</text:p>
          </table:table-cell>
          <table:table-cell office:value-type="float" office:value="507354351182.254" calcext:value-type="float">
            <text:p>507354351182.254</text:p>
          </table:table-cell>
          <table:table-cell office:value-type="float" office:value="565055743243.243" calcext:value-type="float">
            <text:p>565055743243.243</text:p>
          </table:table-cell>
          <table:table-cell office:value-type="float" office:value="593929550908.468" calcext:value-type="float">
            <text:p>593929550908.468</text:p>
          </table:table-cell>
          <table:table-cell office:value-type="float" office:value="610328183643.188" calcext:value-type="float">
            <text:p>610328183643.188</text:p>
          </table:table-cell>
          <table:table-cell office:value-type="float" office:value="592387689252.916" calcext:value-type="float">
            <text:p>592387689252.916</text:p>
          </table:table-cell>
          <table:table-cell office:value-type="float" office:value="577170761956.438" calcext:value-type="float">
            <text:p>577170761956.438</text:p>
          </table:table-cell>
          <table:table-cell office:value-type="float" office:value="578139279437.61" calcext:value-type="float">
            <text:p>578139279437.61</text:p>
          </table:table-cell>
          <table:table-cell office:value-type="float" office:value="604031623433.401" calcext:value-type="float">
            <text:p>604031623433.401</text:p>
          </table:table-cell>
          <table:table-cell office:value-type="float" office:value="628546387972.131" calcext:value-type="float">
            <text:p>628546387972.131</text:p>
          </table:table-cell>
          <table:table-cell office:value-type="float" office:value="652823920265.781" calcext:value-type="float">
            <text:p>652823920265.781</text:p>
          </table:table-cell>
          <table:table-cell office:value-type="float" office:value="631813279406.808" calcext:value-type="float">
            <text:p>631813279406.808</text:p>
          </table:table-cell>
          <table:table-cell office:value-type="float" office:value="676084000807.7" calcext:value-type="float">
            <text:p>676084000807.7</text:p>
          </table:table-cell>
          <table:table-cell office:value-type="float" office:value="742295468318.632" calcext:value-type="float">
            <text:p>742295468318.632</text:p>
          </table:table-cell>
          <table:table-cell office:value-type="float" office:value="736379777892.562" calcext:value-type="float">
            <text:p>736379777892.562</text:p>
          </table:table-cell>
          <table:table-cell office:value-type="float" office:value="757950678646.53" calcext:value-type="float">
            <text:p>757950678646.53</text:p>
          </table:table-cell>
          <table:table-cell office:value-type="float" office:value="892382413817.715" calcext:value-type="float">
            <text:p>892382413817.715</text:p>
          </table:table-cell>
          <table:table-cell office:value-type="float" office:value="1023196771714.07" calcext:value-type="float">
            <text:p>1023196771714.07</text:p>
          </table:table-cell>
          <table:table-cell office:value-type="float" office:value="1169357979864.66" calcext:value-type="float">
            <text:p>1169357979864.66</text:p>
          </table:table-cell>
          <table:table-cell office:value-type="float" office:value="1315415197461.21" calcext:value-type="float">
            <text:p>1315415197461.21</text:p>
          </table:table-cell>
          <table:table-cell office:value-type="float" office:value="1464977190205.75" calcext:value-type="float">
            <text:p>1464977190205.75</text:p>
          </table:table-cell>
          <table:table-cell office:value-type="float" office:value="1549131208997.19" calcext:value-type="float">
            <text:p>1549131208997.19</text:p>
          </table:table-cell>
          <table:table-cell office:value-type="float" office:value="1371153004986.44" calcext:value-type="float">
            <text:p>1371153004986.44</text:p>
          </table:table-cell>
          <table:table-cell office:value-type="float" office:value="1613542812589.39" calcext:value-type="float">
            <text:p>1613542812589.39</text:p>
          </table:table-cell>
          <table:table-cell office:value-type="float" office:value="1789140665202.84" calcext:value-type="float">
            <text:p>1789140665202.84</text:p>
          </table:table-cell>
          <table:table-cell office:value-type="float" office:value="1823966686523.63" calcext:value-type="float">
            <text:p>1823966686523.63</text:p>
          </table:table-cell>
          <table:table-cell office:value-type="float" office:value="1842018420853.1" calcext:value-type="float">
            <text:p>1842018420853.1</text:p>
          </table:table-cell>
          <table:table-cell office:value-type="float" office:value="1801480123070.82" calcext:value-type="float">
            <text:p>1801480123070.82</text:p>
          </table:table-cell>
          <table:table-cell office:value-type="float" office:value="1552899925233.71" calcext:value-type="float">
            <text:p>1552899925233.71</text:p>
          </table:table-cell>
          <table:table-cell office:value-type="float" office:value="1526705529135.32" calcext:value-type="float">
            <text:p>1526705529135.32</text:p>
          </table:table-cell>
          <table:table-cell office:value-type="float" office:value="1646867220617.47" calcext:value-type="float">
            <text:p>1646867220617.47</text:p>
          </table:table-cell>
          <table:table-cell office:value-type="float" office:value="1712510030034.05" calcext:value-type="float">
            <text:p>1712510030034.05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string" calcext:value-type="string">
            <text:p>CHE</text:p>
          </table:table-cell>
          <table:table-cell office:value-type="float" office:value="9522746719.21614" calcext:value-type="float">
            <text:p>9522746719.21614</text:p>
          </table:table-cell>
          <table:table-cell office:value-type="float" office:value="10712712465.0522" calcext:value-type="float">
            <text:p>10712712465.0522</text:p>
          </table:table-cell>
          <table:table-cell office:value-type="float" office:value="11879982758.5619" calcext:value-type="float">
            <text:p>11879982758.5619</text:p>
          </table:table-cell>
          <table:table-cell office:value-type="float" office:value="13063643795.7884" calcext:value-type="float">
            <text:p>13063643795.7884</text:p>
          </table:table-cell>
          <table:table-cell office:value-type="float" office:value="14480556571.5476" calcext:value-type="float">
            <text:p>14480556571.5476</text:p>
          </table:table-cell>
          <table:table-cell office:value-type="float" office:value="15346741669.7575" calcext:value-type="float">
            <text:p>15346741669.7575</text:p>
          </table:table-cell>
          <table:table-cell office:value-type="float" office:value="16480058704.8531" calcext:value-type="float">
            <text:p>16480058704.8531</text:p>
          </table:table-cell>
          <table:table-cell office:value-type="float" office:value="17740013179.26" calcext:value-type="float">
            <text:p>17740013179.26</text:p>
          </table:table-cell>
          <table:table-cell office:value-type="float" office:value="18942729779.1" calcext:value-type="float">
            <text:p>18942729779.1</text:p>
          </table:table-cell>
          <table:table-cell office:value-type="float" office:value="20524886616.4789" calcext:value-type="float">
            <text:p>20524886616.4789</text:p>
          </table:table-cell>
          <table:table-cell table:number-columns-repeated="10"/>
          <table:table-cell office:value-type="float" office:value="119008334606.433" calcext:value-type="float">
            <text:p>119008334606.433</text:p>
          </table:table-cell>
          <table:table-cell office:value-type="float" office:value="108993981315.548" calcext:value-type="float">
            <text:p>108993981315.548</text:p>
          </table:table-cell>
          <table:table-cell office:value-type="float" office:value="111711490075.358" calcext:value-type="float">
            <text:p>111711490075.358</text:p>
          </table:table-cell>
          <table:table-cell office:value-type="float" office:value="111314328474.108" calcext:value-type="float">
            <text:p>111314328474.108</text:p>
          </table:table-cell>
          <table:table-cell office:value-type="float" office:value="106285277141.763" calcext:value-type="float">
            <text:p>106285277141.763</text:p>
          </table:table-cell>
          <table:table-cell office:value-type="float" office:value="107766112124.049" calcext:value-type="float">
            <text:p>107766112124.049</text:p>
          </table:table-cell>
          <table:table-cell office:value-type="float" office:value="154482372838.957" calcext:value-type="float">
            <text:p>154482372838.957</text:p>
          </table:table-cell>
          <table:table-cell office:value-type="float" office:value="193466104144.313" calcext:value-type="float">
            <text:p>193466104144.313</text:p>
          </table:table-cell>
          <table:table-cell office:value-type="float" office:value="209298156700.608" calcext:value-type="float">
            <text:p>209298156700.608</text:p>
          </table:table-cell>
          <table:table-cell office:value-type="float" office:value="202078703955.009" calcext:value-type="float">
            <text:p>202078703955.009</text:p>
          </table:table-cell>
          <table:table-cell office:value-type="float" office:value="258066552980.132" calcext:value-type="float">
            <text:p>258066552980.132</text:p>
          </table:table-cell>
          <table:table-cell office:value-type="float" office:value="261113787377.964" calcext:value-type="float">
            <text:p>261113787377.964</text:p>
          </table:table-cell>
          <table:table-cell office:value-type="float" office:value="271814366804.153" calcext:value-type="float">
            <text:p>271814366804.153</text:p>
          </table:table-cell>
          <table:table-cell office:value-type="float" office:value="264353008121.278" calcext:value-type="float">
            <text:p>264353008121.278</text:p>
          </table:table-cell>
          <table:table-cell office:value-type="float" office:value="292646657673.466" calcext:value-type="float">
            <text:p>292646657673.466</text:p>
          </table:table-cell>
          <table:table-cell office:value-type="float" office:value="342617007103.594" calcext:value-type="float">
            <text:p>342617007103.594</text:p>
          </table:table-cell>
          <table:table-cell office:value-type="float" office:value="330091688349.515" calcext:value-type="float">
            <text:p>330091688349.515</text:p>
          </table:table-cell>
          <table:table-cell office:value-type="float" office:value="286519135326.948" calcext:value-type="float">
            <text:p>286519135326.948</text:p>
          </table:table-cell>
          <table:table-cell office:value-type="float" office:value="295045152020.968" calcext:value-type="float">
            <text:p>295045152020.968</text:p>
          </table:table-cell>
          <table:table-cell office:value-type="float" office:value="289912492344.561" calcext:value-type="float">
            <text:p>289912492344.561</text:p>
          </table:table-cell>
          <table:table-cell office:value-type="float" office:value="272055499940.786" calcext:value-type="float">
            <text:p>272055499940.786</text:p>
          </table:table-cell>
          <table:table-cell office:value-type="float" office:value="278631271391.325" calcext:value-type="float">
            <text:p>278631271391.325</text:p>
          </table:table-cell>
          <table:table-cell office:value-type="float" office:value="301416810214.295" calcext:value-type="float">
            <text:p>301416810214.295</text:p>
          </table:table-cell>
          <table:table-cell office:value-type="float" office:value="352914820747.011" calcext:value-type="float">
            <text:p>352914820747.011</text:p>
          </table:table-cell>
          <table:table-cell office:value-type="float" office:value="394163688620.828" calcext:value-type="float">
            <text:p>394163688620.828</text:p>
          </table:table-cell>
          <table:table-cell office:value-type="float" office:value="408689353999.357" calcext:value-type="float">
            <text:p>408689353999.357</text:p>
          </table:table-cell>
          <table:table-cell office:value-type="float" office:value="430921192375.179" calcext:value-type="float">
            <text:p>430921192375.179</text:p>
          </table:table-cell>
          <table:table-cell office:value-type="float" office:value="479913034321.893" calcext:value-type="float">
            <text:p>479913034321.893</text:p>
          </table:table-cell>
          <table:table-cell office:value-type="float" office:value="554363487120.303" calcext:value-type="float">
            <text:p>554363487120.303</text:p>
          </table:table-cell>
          <table:table-cell office:value-type="float" office:value="541506500413.565" calcext:value-type="float">
            <text:p>541506500413.565</text:p>
          </table:table-cell>
          <table:table-cell office:value-type="float" office:value="583782977866.405" calcext:value-type="float">
            <text:p>583782977866.405</text:p>
          </table:table-cell>
          <table:table-cell office:value-type="float" office:value="699579638638.226" calcext:value-type="float">
            <text:p>699579638638.226</text:p>
          </table:table-cell>
          <table:table-cell office:value-type="float" office:value="668043614122.87" calcext:value-type="float">
            <text:p>668043614122.87</text:p>
          </table:table-cell>
          <table:table-cell office:value-type="float" office:value="688504173431.454" calcext:value-type="float">
            <text:p>688504173431.454</text:p>
          </table:table-cell>
          <table:table-cell office:value-type="float" office:value="709182559935.301" calcext:value-type="float">
            <text:p>709182559935.301</text:p>
          </table:table-cell>
          <table:table-cell office:value-type="float" office:value="679832291693.257" calcext:value-type="float">
            <text:p>679832291693.257</text:p>
          </table:table-cell>
          <table:table-cell office:value-type="float" office:value="670181065629.156" calcext:value-type="float">
            <text:p>670181065629.156</text:p>
          </table:table-cell>
          <table:table-cell office:value-type="float" office:value="678965423322.021" calcext:value-type="float">
            <text:p>678965423322.021</text:p>
          </table:table-cell>
          <table:table-cell office:value-type="float" office:value="705501304688.699" calcext:value-type="float">
            <text:p>705501304688.69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4110000000" calcext:value-type="float">
            <text:p>4110000000</text:p>
          </table:table-cell>
          <table:table-cell office:value-type="float" office:value="4609727272.72727" calcext:value-type="float">
            <text:p>4609727272.72727</text:p>
          </table:table-cell>
          <table:table-cell office:value-type="float" office:value="5416272727.27273" calcext:value-type="float">
            <text:p>5416272727.27273</text:p>
          </table:table-cell>
          <table:table-cell office:value-type="float" office:value="5668187500" calcext:value-type="float">
            <text:p>5668187500</text:p>
          </table:table-cell>
          <table:table-cell office:value-type="float" office:value="5982347826.08696" calcext:value-type="float">
            <text:p>5982347826.08696</text:p>
          </table:table-cell>
          <table:table-cell office:value-type="float" office:value="6026593750" calcext:value-type="float">
            <text:p>6026593750</text:p>
          </table:table-cell>
          <table:table-cell office:value-type="float" office:value="7072641025.64103" calcext:value-type="float">
            <text:p>7072641025.64103</text:p>
          </table:table-cell>
          <table:table-cell office:value-type="float" office:value="7013196078.43137" calcext:value-type="float">
            <text:p>7013196078.43137</text:p>
          </table:table-cell>
          <table:table-cell office:value-type="float" office:value="7167086956.52174" calcext:value-type="float">
            <text:p>7167086956.52174</text:p>
          </table:table-cell>
          <table:table-cell office:value-type="float" office:value="8377093023.25582" calcext:value-type="float">
            <text:p>8377093023.25582</text:p>
          </table:table-cell>
          <table:table-cell office:value-type="float" office:value="9126309734.51328" calcext:value-type="float">
            <text:p>9126309734.51328</text:p>
          </table:table-cell>
          <table:table-cell office:value-type="float" office:value="10884114754.0984" calcext:value-type="float">
            <text:p>10884114754.0984</text:p>
          </table:table-cell>
          <table:table-cell office:value-type="float" office:value="11853817307.6923" calcext:value-type="float">
            <text:p>11853817307.6923</text:p>
          </table:table-cell>
          <table:table-cell office:value-type="float" office:value="16836261173.1844" calcext:value-type="float">
            <text:p>16836261173.1844</text:p>
          </table:table-cell>
          <table:table-cell office:value-type="float" office:value="16210404183.5358" calcext:value-type="float">
            <text:p>16210404183.5358</text:p>
          </table:table-cell>
          <table:table-cell office:value-type="float" office:value="7622217352.34216" calcext:value-type="float">
            <text:p>7622217352.34216</text:p>
          </table:table-cell>
          <table:table-cell office:value-type="float" office:value="10341925249.0421" calcext:value-type="float">
            <text:p>10341925249.0421</text:p>
          </table:table-cell>
          <table:table-cell office:value-type="float" office:value="13962893421.5413" calcext:value-type="float">
            <text:p>13962893421.5413</text:p>
          </table:table-cell>
          <table:table-cell office:value-type="float" office:value="15989933708.1491" calcext:value-type="float">
            <text:p>15989933708.1491</text:p>
          </table:table-cell>
          <table:table-cell office:value-type="float" office:value="21803696985.2349" calcext:value-type="float">
            <text:p>21803696985.2349</text:p>
          </table:table-cell>
          <table:table-cell office:value-type="float" office:value="29036709871.7949" calcext:value-type="float">
            <text:p>29036709871.7949</text:p>
          </table:table-cell>
          <table:table-cell office:value-type="float" office:value="34509878043.5897" calcext:value-type="float">
            <text:p>34509878043.5897</text:p>
          </table:table-cell>
          <table:table-cell office:value-type="float" office:value="25325893205.657" calcext:value-type="float">
            <text:p>25325893205.657</text:p>
          </table:table-cell>
          <table:table-cell office:value-type="float" office:value="20355959237.2128" calcext:value-type="float">
            <text:p>20355959237.2128</text:p>
          </table:table-cell>
          <table:table-cell office:value-type="float" office:value="19622527479.6913" calcext:value-type="float">
            <text:p>19622527479.6913</text:p>
          </table:table-cell>
          <table:table-cell office:value-type="float" office:value="17702885393.5099" calcext:value-type="float">
            <text:p>17702885393.5099</text:p>
          </table:table-cell>
          <table:table-cell office:value-type="float" office:value="18891048818.7426" calcext:value-type="float">
            <text:p>18891048818.7426</text:p>
          </table:table-cell>
          <table:table-cell office:value-type="float" office:value="22255407684.6999" calcext:value-type="float">
            <text:p>22255407684.6999</text:p>
          </table:table-cell>
          <table:table-cell office:value-type="float" office:value="26040229793.0697" calcext:value-type="float">
            <text:p>26040229793.0697</text:p>
          </table:table-cell>
          <table:table-cell office:value-type="float" office:value="29885685142.9107" calcext:value-type="float">
            <text:p>29885685142.9107</text:p>
          </table:table-cell>
          <table:table-cell office:value-type="float" office:value="33113887817.9731" calcext:value-type="float">
            <text:p>33113887817.9731</text:p>
          </table:table-cell>
          <table:table-cell office:value-type="float" office:value="37834793730.3133" calcext:value-type="float">
            <text:p>37834793730.3133</text:p>
          </table:table-cell>
          <table:table-cell office:value-type="float" office:value="45964327558.8836" calcext:value-type="float">
            <text:p>45964327558.8836</text:p>
          </table:table-cell>
          <table:table-cell office:value-type="float" office:value="49297773130.1185" calcext:value-type="float">
            <text:p>49297773130.1185</text:p>
          </table:table-cell>
          <table:table-cell office:value-type="float" office:value="57008425295.8256" calcext:value-type="float">
            <text:p>57008425295.8256</text:p>
          </table:table-cell>
          <table:table-cell office:value-type="float" office:value="73447063319.3034" calcext:value-type="float">
            <text:p>73447063319.3034</text:p>
          </table:table-cell>
          <table:table-cell office:value-type="float" office:value="78039572221.6024" calcext:value-type="float">
            <text:p>78039572221.6024</text:p>
          </table:table-cell>
          <table:table-cell office:value-type="float" office:value="84952360922.4679" calcext:value-type="float">
            <text:p>84952360922.4679</text:p>
          </table:table-cell>
          <table:table-cell office:value-type="float" office:value="81577430181.4074" calcext:value-type="float">
            <text:p>81577430181.4074</text:p>
          </table:table-cell>
          <table:table-cell office:value-type="float" office:value="75173794497.0321" calcext:value-type="float">
            <text:p>75173794497.0321</text:p>
          </table:table-cell>
          <table:table-cell office:value-type="float" office:value="77860932151.8471" calcext:value-type="float">
            <text:p>77860932151.8471</text:p>
          </table:table-cell>
          <table:table-cell office:value-type="float" office:value="70979923960.3742" calcext:value-type="float">
            <text:p>70979923960.3742</text:p>
          </table:table-cell>
          <table:table-cell office:value-type="float" office:value="69736811435.1032" calcext:value-type="float">
            <text:p>69736811435.1032</text:p>
          </table:table-cell>
          <table:table-cell office:value-type="float" office:value="75643459839.6008" calcext:value-type="float">
            <text:p>75643459839.6008</text:p>
          </table:table-cell>
          <table:table-cell office:value-type="float" office:value="99210392857.6116" calcext:value-type="float">
            <text:p>99210392857.6116</text:p>
          </table:table-cell>
          <table:table-cell office:value-type="float" office:value="122964812046.073" calcext:value-type="float">
            <text:p>122964812046.073</text:p>
          </table:table-cell>
          <table:table-cell office:value-type="float" office:value="154788024805.808" calcext:value-type="float">
            <text:p>154788024805.808</text:p>
          </table:table-cell>
          <table:table-cell office:value-type="float" office:value="173605968179.255" calcext:value-type="float">
            <text:p>173605968179.255</text:p>
          </table:table-cell>
          <table:table-cell office:value-type="float" office:value="179638496278.574" calcext:value-type="float">
            <text:p>179638496278.574</text:p>
          </table:table-cell>
          <table:table-cell office:value-type="float" office:value="172389498444.621" calcext:value-type="float">
            <text:p>172389498444.621</text:p>
          </table:table-cell>
          <table:table-cell office:value-type="float" office:value="218537551220.071" calcext:value-type="float">
            <text:p>218537551220.071</text:p>
          </table:table-cell>
          <table:table-cell office:value-type="float" office:value="252251992029.442" calcext:value-type="float">
            <text:p>252251992029.442</text:p>
          </table:table-cell>
          <table:table-cell office:value-type="float" office:value="267122320056.702" calcext:value-type="float">
            <text:p>267122320056.702</text:p>
          </table:table-cell>
          <table:table-cell office:value-type="float" office:value="278384332694.359" calcext:value-type="float">
            <text:p>278384332694.359</text:p>
          </table:table-cell>
          <table:table-cell office:value-type="float" office:value="260541637327.864" calcext:value-type="float">
            <text:p>260541637327.864</text:p>
          </table:table-cell>
          <table:table-cell office:value-type="float" office:value="243919079437.22" calcext:value-type="float">
            <text:p>243919079437.22</text:p>
          </table:table-cell>
          <table:table-cell office:value-type="float" office:value="250339876460.228" calcext:value-type="float">
            <text:p>250339876460.228</text:p>
          </table:table-cell>
          <table:table-cell office:value-type="float" office:value="277746457909.868" calcext:value-type="float">
            <text:p>277746457909.868</text:p>
          </table:table-cell>
          <table:table-cell office:value-type="float" office:value="298231139609.448" calcext:value-type="float">
            <text:p>298231139609.44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59716467625.3148" calcext:value-type="float">
            <text:p>59716467625.3148</text:p>
          </table:table-cell>
          <table:table-cell office:value-type="float" office:value="50056868957.6732" calcext:value-type="float">
            <text:p>50056868957.6732</text:p>
          </table:table-cell>
          <table:table-cell office:value-type="float" office:value="47209359005.6056" calcext:value-type="float">
            <text:p>47209359005.6056</text:p>
          </table:table-cell>
          <table:table-cell office:value-type="float" office:value="50706799902.5103" calcext:value-type="float">
            <text:p>50706799902.5103</text:p>
          </table:table-cell>
          <table:table-cell office:value-type="float" office:value="59708343488.5043" calcext:value-type="float">
            <text:p>59708343488.5043</text:p>
          </table:table-cell>
          <table:table-cell office:value-type="float" office:value="70436266146.7219" calcext:value-type="float">
            <text:p>70436266146.7219</text:p>
          </table:table-cell>
          <table:table-cell office:value-type="float" office:value="76720285969.6157" calcext:value-type="float">
            <text:p>76720285969.6157</text:p>
          </table:table-cell>
          <table:table-cell office:value-type="float" office:value="72881631326.6715" calcext:value-type="float">
            <text:p>72881631326.6715</text:p>
          </table:table-cell>
          <table:table-cell office:value-type="float" office:value="70846535055.6503" calcext:value-type="float">
            <text:p>70846535055.6503</text:p>
          </table:table-cell>
          <table:table-cell office:value-type="float" office:value="79705906247.4612" calcext:value-type="float">
            <text:p>79705906247.4612</text:p>
          </table:table-cell>
          <table:table-cell office:value-type="float" office:value="92602973434.0726" calcext:value-type="float">
            <text:p>92602973434.0726</text:p>
          </table:table-cell>
          <table:table-cell office:value-type="float" office:value="99800958648.1436" calcext:value-type="float">
            <text:p>99800958648.1436</text:p>
          </table:table-cell>
          <table:table-cell office:value-type="float" office:value="113687586299.051" calcext:value-type="float">
            <text:p>113687586299.051</text:p>
          </table:table-cell>
          <table:table-cell office:value-type="float" office:value="138544284708.957" calcext:value-type="float">
            <text:p>138544284708.957</text:p>
          </table:table-cell>
          <table:table-cell office:value-type="float" office:value="144182133387.722" calcext:value-type="float">
            <text:p>144182133387.722</text:p>
          </table:table-cell>
          <table:table-cell office:value-type="float" office:value="163431551779.761" calcext:value-type="float">
            <text:p>163431551779.761</text:p>
          </table:table-cell>
          <table:table-cell office:value-type="float" office:value="153940455341.506" calcext:value-type="float">
            <text:p>153940455341.506</text:p>
          </table:table-cell>
          <table:table-cell office:value-type="float" office:value="174938098826.569" calcext:value-type="float">
            <text:p>174938098826.569</text:p>
          </table:table-cell>
          <table:table-cell office:value-type="float" office:value="149540752829.268" calcext:value-type="float">
            <text:p>149540752829.268</text:p>
          </table:table-cell>
          <table:table-cell office:value-type="float" office:value="178280594413.043" calcext:value-type="float">
            <text:p>178280594413.043</text:p>
          </table:table-cell>
          <table:table-cell office:value-type="float" office:value="191149211575" calcext:value-type="float">
            <text:p>191149211575</text:p>
          </table:table-cell>
          <table:table-cell office:value-type="float" office:value="195866382432.54" calcext:value-type="float">
            <text:p>195866382432.54</text:p>
          </table:table-cell>
          <table:table-cell office:value-type="float" office:value="205089699858.779" calcext:value-type="float">
            <text:p>205089699858.779</text:p>
          </table:table-cell>
          <table:table-cell office:value-type="float" office:value="230686747153.257" calcext:value-type="float">
            <text:p>230686747153.257</text:p>
          </table:table-cell>
          <table:table-cell office:value-type="float" office:value="259946510957.143" calcext:value-type="float">
            <text:p>259946510957.143</text:p>
          </table:table-cell>
          <table:table-cell office:value-type="float" office:value="309488028132.653" calcext:value-type="float">
            <text:p>309488028132.653</text:p>
          </table:table-cell>
          <table:table-cell office:value-type="float" office:value="300758100107.246" calcext:value-type="float">
            <text:p>300758100107.246</text:p>
          </table:table-cell>
          <table:table-cell office:value-type="float" office:value="272972974764.574" calcext:value-type="float">
            <text:p>272972974764.574</text:p>
          </table:table-cell>
          <table:table-cell office:value-type="float" office:value="312353631207.819" calcext:value-type="float">
            <text:p>312353631207.819</text:p>
          </table:table-cell>
          <table:table-cell office:value-type="float" office:value="347768051311.741" calcext:value-type="float">
            <text:p>347768051311.741</text:p>
          </table:table-cell>
          <table:table-cell office:value-type="float" office:value="360857912565.966" calcext:value-type="float">
            <text:p>360857912565.966</text:p>
          </table:table-cell>
          <table:table-cell office:value-type="float" office:value="383373318083.624" calcext:value-type="float">
            <text:p>383373318083.624</text:p>
          </table:table-cell>
          <table:table-cell office:value-type="float" office:value="426915712711.146" calcext:value-type="float">
            <text:p>426915712711.146</text:p>
          </table:table-cell>
          <table:table-cell office:value-type="float" office:value="444731282436.762" calcext:value-type="float">
            <text:p>444731282436.762</text:p>
          </table:table-cell>
          <table:table-cell office:value-type="float" office:value="564324670005.917" calcext:value-type="float">
            <text:p>564324670005.917</text:p>
          </table:table-cell>
          <table:table-cell office:value-type="float" office:value="734547898220.508" calcext:value-type="float">
            <text:p>734547898220.508</text:p>
          </table:table-cell>
          <table:table-cell office:value-type="float" office:value="863746717503.789" calcext:value-type="float">
            <text:p>863746717503.789</text:p>
          </table:table-cell>
          <table:table-cell office:value-type="float" office:value="961603952951.82" calcext:value-type="float">
            <text:p>961603952951.82</text:p>
          </table:table-cell>
          <table:table-cell office:value-type="float" office:value="1029043097554.08" calcext:value-type="float">
            <text:p>1029043097554.08</text:p>
          </table:table-cell>
          <table:table-cell office:value-type="float" office:value="1093997267271.06" calcext:value-type="float">
            <text:p>1093997267271.06</text:p>
          </table:table-cell>
          <table:table-cell office:value-type="float" office:value="1211346869605.24" calcext:value-type="float">
            <text:p>1211346869605.24</text:p>
          </table:table-cell>
          <table:table-cell office:value-type="float" office:value="1339395718865.3" calcext:value-type="float">
            <text:p>1339395718865.3</text:p>
          </table:table-cell>
          <table:table-cell office:value-type="float" office:value="1470550015081.55" calcext:value-type="float">
            <text:p>1470550015081.55</text:p>
          </table:table-cell>
          <table:table-cell office:value-type="float" office:value="1660287965662.68" calcext:value-type="float">
            <text:p>1660287965662.68</text:p>
          </table:table-cell>
          <table:table-cell office:value-type="float" office:value="1955347004963.27" calcext:value-type="float">
            <text:p>1955347004963.27</text:p>
          </table:table-cell>
          <table:table-cell office:value-type="float" office:value="2285965892360.54" calcext:value-type="float">
            <text:p>2285965892360.54</text:p>
          </table:table-cell>
          <table:table-cell office:value-type="float" office:value="2752131773355.16" calcext:value-type="float">
            <text:p>2752131773355.16</text:p>
          </table:table-cell>
          <table:table-cell office:value-type="float" office:value="3550342425238.25" calcext:value-type="float">
            <text:p>3550342425238.25</text:p>
          </table:table-cell>
          <table:table-cell office:value-type="float" office:value="4594306848763.08" calcext:value-type="float">
            <text:p>4594306848763.08</text:p>
          </table:table-cell>
          <table:table-cell office:value-type="float" office:value="5101702432883.45" calcext:value-type="float">
            <text:p>5101702432883.45</text:p>
          </table:table-cell>
          <table:table-cell office:value-type="float" office:value="6087164527421.24" calcext:value-type="float">
            <text:p>6087164527421.24</text:p>
          </table:table-cell>
          <table:table-cell office:value-type="float" office:value="7551500425597.77" calcext:value-type="float">
            <text:p>7551500425597.77</text:p>
          </table:table-cell>
          <table:table-cell office:value-type="float" office:value="8532230724141.76" calcext:value-type="float">
            <text:p>8532230724141.76</text:p>
          </table:table-cell>
          <table:table-cell office:value-type="float" office:value="9570405758739.79" calcext:value-type="float">
            <text:p>9570405758739.79</text:p>
          </table:table-cell>
          <table:table-cell office:value-type="float" office:value="10438529153237.6" calcext:value-type="float">
            <text:p>10438529153237.6</text:p>
          </table:table-cell>
          <table:table-cell office:value-type="float" office:value="11015542352468.9" calcext:value-type="float">
            <text:p>11015542352468.9</text:p>
          </table:table-cell>
          <table:table-cell office:value-type="float" office:value="11137945669350.6" calcext:value-type="float">
            <text:p>11137945669350.6</text:p>
          </table:table-cell>
          <table:table-cell office:value-type="float" office:value="12143491448186.1" calcext:value-type="float">
            <text:p>12143491448186.1</text:p>
          </table:table-cell>
          <table:table-cell office:value-type="float" office:value="13608151864637.9" calcext:value-type="float">
            <text:p>13608151864637.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float" office:value="546203561.571989" calcext:value-type="float">
            <text:p>546203561.571989</text:p>
          </table:table-cell>
          <table:table-cell office:value-type="float" office:value="618245639.221382" calcext:value-type="float">
            <text:p>618245639.221382</text:p>
          </table:table-cell>
          <table:table-cell office:value-type="float" office:value="645284344.684118" calcext:value-type="float">
            <text:p>645284344.684118</text:p>
          </table:table-cell>
          <table:table-cell office:value-type="float" office:value="761047045.830402" calcext:value-type="float">
            <text:p>761047045.830402</text:p>
          </table:table-cell>
          <table:table-cell office:value-type="float" office:value="921063266.445521" calcext:value-type="float">
            <text:p>921063266.445521</text:p>
          </table:table-cell>
          <table:table-cell office:value-type="float" office:value="919771356.426097" calcext:value-type="float">
            <text:p>919771356.426097</text:p>
          </table:table-cell>
          <table:table-cell office:value-type="float" office:value="1024103034.29198" calcext:value-type="float">
            <text:p>1024103034.29198</text:p>
          </table:table-cell>
          <table:table-cell office:value-type="float" office:value="1082922892.15202" calcext:value-type="float">
            <text:p>1082922892.15202</text:p>
          </table:table-cell>
          <table:table-cell office:value-type="float" office:value="1281281245.67032" calcext:value-type="float">
            <text:p>1281281245.67032</text:p>
          </table:table-cell>
          <table:table-cell office:value-type="float" office:value="1361360157.26999" calcext:value-type="float">
            <text:p>1361360157.26999</text:p>
          </table:table-cell>
          <table:table-cell office:value-type="float" office:value="1455482990.24143" calcext:value-type="float">
            <text:p>1455482990.24143</text:p>
          </table:table-cell>
          <table:table-cell office:value-type="float" office:value="1584128262.08933" calcext:value-type="float">
            <text:p>1584128262.08933</text:p>
          </table:table-cell>
          <table:table-cell office:value-type="float" office:value="1849400599.77558" calcext:value-type="float">
            <text:p>1849400599.77558</text:p>
          </table:table-cell>
          <table:table-cell office:value-type="float" office:value="2508421234.8557" calcext:value-type="float">
            <text:p>2508421234.8557</text:p>
          </table:table-cell>
          <table:table-cell office:value-type="float" office:value="3070151901.06383" calcext:value-type="float">
            <text:p>3070151901.06383</text:p>
          </table:table-cell>
          <table:table-cell office:value-type="float" office:value="3893839190.26806" calcext:value-type="float">
            <text:p>3893839190.26806</text:p>
          </table:table-cell>
          <table:table-cell office:value-type="float" office:value="4662053707.7763" calcext:value-type="float">
            <text:p>4662053707.7763</text:p>
          </table:table-cell>
          <table:table-cell office:value-type="float" office:value="6265067857.86534" calcext:value-type="float">
            <text:p>6265067857.86534</text:p>
          </table:table-cell>
          <table:table-cell office:value-type="float" office:value="7900524897.8644" calcext:value-type="float">
            <text:p>7900524897.8644</text:p>
          </table:table-cell>
          <table:table-cell office:value-type="float" office:value="9142935857.94766" calcext:value-type="float">
            <text:p>9142935857.94766</text:p>
          </table:table-cell>
          <table:table-cell office:value-type="float" office:value="10175615441.8127" calcext:value-type="float">
            <text:p>10175615441.8127</text:p>
          </table:table-cell>
          <table:table-cell office:value-type="float" office:value="8432588483.85263" calcext:value-type="float">
            <text:p>8432588483.85263</text:p>
          </table:table-cell>
          <table:table-cell office:value-type="float" office:value="7567109766.61129" calcext:value-type="float">
            <text:p>7567109766.61129</text:p>
          </table:table-cell>
          <table:table-cell office:value-type="float" office:value="6838185418.53642" calcext:value-type="float">
            <text:p>6838185418.53642</text:p>
          </table:table-cell>
          <table:table-cell office:value-type="float" office:value="6841638714.5454" calcext:value-type="float">
            <text:p>6841638714.5454</text:p>
          </table:table-cell>
          <table:table-cell office:value-type="float" office:value="6977650069.33578" calcext:value-type="float">
            <text:p>6977650069.33578</text:p>
          </table:table-cell>
          <table:table-cell office:value-type="float" office:value="9158302205.36237" calcext:value-type="float">
            <text:p>9158302205.36237</text:p>
          </table:table-cell>
          <table:table-cell office:value-type="float" office:value="10087653189.3287" calcext:value-type="float">
            <text:p>10087653189.3287</text:p>
          </table:table-cell>
          <table:table-cell office:value-type="float" office:value="10255170459.986" calcext:value-type="float">
            <text:p>10255170459.986</text:p>
          </table:table-cell>
          <table:table-cell office:value-type="float" office:value="9757410614.0812" calcext:value-type="float">
            <text:p>9757410614.0812</text:p>
          </table:table-cell>
          <table:table-cell office:value-type="float" office:value="10795850106.9547" calcext:value-type="float">
            <text:p>10795850106.9547</text:p>
          </table:table-cell>
          <table:table-cell office:value-type="float" office:value="10492628915.4927" calcext:value-type="float">
            <text:p>10492628915.4927</text:p>
          </table:table-cell>
          <table:table-cell office:value-type="float" office:value="11152971316.074" calcext:value-type="float">
            <text:p>11152971316.074</text:p>
          </table:table-cell>
          <table:table-cell office:value-type="float" office:value="11045759468.9412" calcext:value-type="float">
            <text:p>11045759468.9412</text:p>
          </table:table-cell>
          <table:table-cell office:value-type="float" office:value="8313557450.25213" calcext:value-type="float">
            <text:p>8313557450.25213</text:p>
          </table:table-cell>
          <table:table-cell office:value-type="float" office:value="11000146839.497" calcext:value-type="float">
            <text:p>11000146839.497</text:p>
          </table:table-cell>
          <table:table-cell office:value-type="float" office:value="12139234938.7863" calcext:value-type="float">
            <text:p>12139234938.7863</text:p>
          </table:table-cell>
          <table:table-cell office:value-type="float" office:value="11722142706.1278" calcext:value-type="float">
            <text:p>11722142706.1278</text:p>
          </table:table-cell>
          <table:table-cell office:value-type="float" office:value="12612033728.8572" calcext:value-type="float">
            <text:p>12612033728.8572</text:p>
          </table:table-cell>
          <table:table-cell office:value-type="float" office:value="12376639822.9265" calcext:value-type="float">
            <text:p>12376639822.9265</text:p>
          </table:table-cell>
          <table:table-cell office:value-type="float" office:value="10717022462.6859" calcext:value-type="float">
            <text:p>10717022462.6859</text:p>
          </table:table-cell>
          <table:table-cell office:value-type="float" office:value="11192560719.3464" calcext:value-type="float">
            <text:p>11192560719.3464</text:p>
          </table:table-cell>
          <table:table-cell office:value-type="float" office:value="12346919152.1558" calcext:value-type="float">
            <text:p>12346919152.1558</text:p>
          </table:table-cell>
          <table:table-cell office:value-type="float" office:value="15306602195.1231" calcext:value-type="float">
            <text:p>15306602195.1231</text:p>
          </table:table-cell>
          <table:table-cell office:value-type="float" office:value="16554441554.9358" calcext:value-type="float">
            <text:p>16554441554.9358</text:p>
          </table:table-cell>
          <table:table-cell office:value-type="float" office:value="17084927539.8488" calcext:value-type="float">
            <text:p>17084927539.8488</text:p>
          </table:table-cell>
          <table:table-cell office:value-type="float" office:value="17800887469.3157" calcext:value-type="float">
            <text:p>17800887469.3157</text:p>
          </table:table-cell>
          <table:table-cell office:value-type="float" office:value="20343636058.733" calcext:value-type="float">
            <text:p>20343636058.733</text:p>
          </table:table-cell>
          <table:table-cell office:value-type="float" office:value="24224905503.654" calcext:value-type="float">
            <text:p>24224905503.654</text:p>
          </table:table-cell>
          <table:table-cell office:value-type="float" office:value="24277494337.4" calcext:value-type="float">
            <text:p>24277494337.4</text:p>
          </table:table-cell>
          <table:table-cell office:value-type="float" office:value="24884503950.6812" calcext:value-type="float">
            <text:p>24884503950.6812</text:p>
          </table:table-cell>
          <table:table-cell office:value-type="float" office:value="25381615976.0786" calcext:value-type="float">
            <text:p>25381615976.0786</text:p>
          </table:table-cell>
          <table:table-cell office:value-type="float" office:value="26790577891.2905" calcext:value-type="float">
            <text:p>26790577891.2905</text:p>
          </table:table-cell>
          <table:table-cell office:value-type="float" office:value="31264184740.6082" calcext:value-type="float">
            <text:p>31264184740.6082</text:p>
          </table:table-cell>
          <table:table-cell office:value-type="float" office:value="35316494573.681" calcext:value-type="float">
            <text:p>35316494573.681</text:p>
          </table:table-cell>
          <table:table-cell office:value-type="float" office:value="33131113901.4803" calcext:value-type="float">
            <text:p>33131113901.4803</text:p>
          </table:table-cell>
          <table:table-cell office:value-type="float" office:value="35296979104.0186" calcext:value-type="float">
            <text:p>35296979104.0186</text:p>
          </table:table-cell>
          <table:table-cell office:value-type="float" office:value="38053610009.4172" calcext:value-type="float">
            <text:p>38053610009.4172</text:p>
          </table:table-cell>
          <table:table-cell office:value-type="float" office:value="43007045466.3406" calcext:value-type="float">
            <text:p>43007045466.3406</text:p>
          </table:table-cell>
        </table:table-row>
        <table:table-row table:style-name="ro1">
          <table:table-cell office:value-type="string" calcext:value-type="string">
            <text:p>Camerún</text:p>
          </table:table-cell>
          <table:table-cell office:value-type="string" calcext:value-type="string">
            <text:p>CMR</text:p>
          </table:table-cell>
          <table:table-cell office:value-type="float" office:value="618740988.011405" calcext:value-type="float">
            <text:p>618740988.011405</text:p>
          </table:table-cell>
          <table:table-cell office:value-type="float" office:value="657597382.759152" calcext:value-type="float">
            <text:p>657597382.759152</text:p>
          </table:table-cell>
          <table:table-cell office:value-type="float" office:value="699373701.217138" calcext:value-type="float">
            <text:p>699373701.217138</text:p>
          </table:table-cell>
          <table:table-cell office:value-type="float" office:value="723624365.288138" calcext:value-type="float">
            <text:p>723624365.288138</text:p>
          </table:table-cell>
          <table:table-cell office:value-type="float" office:value="782384527.813649" calcext:value-type="float">
            <text:p>782384527.813649</text:p>
          </table:table-cell>
          <table:table-cell office:value-type="float" office:value="814139855.756458" calcext:value-type="float">
            <text:p>814139855.756458</text:p>
          </table:table-cell>
          <table:table-cell office:value-type="float" office:value="853268771.097081" calcext:value-type="float">
            <text:p>853268771.097081</text:p>
          </table:table-cell>
          <table:table-cell office:value-type="float" office:value="934079050.346173" calcext:value-type="float">
            <text:p>934079050.346173</text:p>
          </table:table-cell>
          <table:table-cell office:value-type="float" office:value="1053077155.17925" calcext:value-type="float">
            <text:p>1053077155.17925</text:p>
          </table:table-cell>
          <table:table-cell office:value-type="float" office:value="1152418514.82616" calcext:value-type="float">
            <text:p>1152418514.82616</text:p>
          </table:table-cell>
          <table:table-cell office:value-type="float" office:value="1160002260.94729" calcext:value-type="float">
            <text:p>1160002260.94729</text:p>
          </table:table-cell>
          <table:table-cell office:value-type="float" office:value="1233991075.11626" calcext:value-type="float">
            <text:p>1233991075.11626</text:p>
          </table:table-cell>
          <table:table-cell office:value-type="float" office:value="1430951331.85034" calcext:value-type="float">
            <text:p>1430951331.85034</text:p>
          </table:table-cell>
          <table:table-cell office:value-type="float" office:value="1758727395.18703" calcext:value-type="float">
            <text:p>1758727395.18703</text:p>
          </table:table-cell>
          <table:table-cell office:value-type="float" office:value="2255496995.49378" calcext:value-type="float">
            <text:p>2255496995.49378</text:p>
          </table:table-cell>
          <table:table-cell office:value-type="float" office:value="2752771043.88609" calcext:value-type="float">
            <text:p>2752771043.88609</text:p>
          </table:table-cell>
          <table:table-cell office:value-type="float" office:value="3076592431.27204" calcext:value-type="float">
            <text:p>3076592431.27204</text:p>
          </table:table-cell>
          <table:table-cell office:value-type="float" office:value="3366368664.59706" calcext:value-type="float">
            <text:p>3366368664.59706</text:p>
          </table:table-cell>
          <table:table-cell office:value-type="float" office:value="4409920643.6422" calcext:value-type="float">
            <text:p>4409920643.6422</text:p>
          </table:table-cell>
          <table:table-cell office:value-type="float" office:value="5811444660.65752" calcext:value-type="float">
            <text:p>5811444660.65752</text:p>
          </table:table-cell>
          <table:table-cell office:value-type="float" office:value="6740756568.91566" calcext:value-type="float">
            <text:p>6740756568.91566</text:p>
          </table:table-cell>
          <table:table-cell office:value-type="float" office:value="7636345827.34308" calcext:value-type="float">
            <text:p>7636345827.34308</text:p>
          </table:table-cell>
          <table:table-cell office:value-type="float" office:value="7322914570.15588" calcext:value-type="float">
            <text:p>7322914570.15588</text:p>
          </table:table-cell>
          <table:table-cell office:value-type="float" office:value="7381854746.91629" calcext:value-type="float">
            <text:p>7381854746.91629</text:p>
          </table:table-cell>
          <table:table-cell office:value-type="float" office:value="7801858825.18416" calcext:value-type="float">
            <text:p>7801858825.18416</text:p>
          </table:table-cell>
          <table:table-cell office:value-type="float" office:value="8148223603.58399" calcext:value-type="float">
            <text:p>8148223603.58399</text:p>
          </table:table-cell>
          <table:table-cell office:value-type="float" office:value="10621158532.5193" calcext:value-type="float">
            <text:p>10621158532.5193</text:p>
          </table:table-cell>
          <table:table-cell office:value-type="float" office:value="12302471429.4318" calcext:value-type="float">
            <text:p>12302471429.4318</text:p>
          </table:table-cell>
          <table:table-cell office:value-type="float" office:value="12493286761.7341" calcext:value-type="float">
            <text:p>12493286761.7341</text:p>
          </table:table-cell>
          <table:table-cell office:value-type="float" office:value="11140055364.1502" calcext:value-type="float">
            <text:p>11140055364.1502</text:p>
          </table:table-cell>
          <table:table-cell office:value-type="float" office:value="11151578050.7356" calcext:value-type="float">
            <text:p>11151578050.7356</text:p>
          </table:table-cell>
          <table:table-cell office:value-type="float" office:value="12434370004.9586" calcext:value-type="float">
            <text:p>12434370004.9586</text:p>
          </table:table-cell>
          <table:table-cell office:value-type="float" office:value="11396310990.2197" calcext:value-type="float">
            <text:p>11396310990.2197</text:p>
          </table:table-cell>
          <table:table-cell office:value-type="float" office:value="15498179313.0425" calcext:value-type="float">
            <text:p>15498179313.0425</text:p>
          </table:table-cell>
          <table:table-cell office:value-type="float" office:value="10600157683.8412" calcext:value-type="float">
            <text:p>10600157683.8412</text:p>
          </table:table-cell>
          <table:table-cell office:value-type="float" office:value="9643953174.77349" calcext:value-type="float">
            <text:p>9643953174.77349</text:p>
          </table:table-cell>
          <table:table-cell office:value-type="float" office:value="10513387441.6194" calcext:value-type="float">
            <text:p>10513387441.6194</text:p>
          </table:table-cell>
          <table:table-cell office:value-type="float" office:value="10833497457.5123" calcext:value-type="float">
            <text:p>10833497457.5123</text:p>
          </table:table-cell>
          <table:table-cell office:value-type="float" office:value="10612847429.35" calcext:value-type="float">
            <text:p>10612847429.35</text:p>
          </table:table-cell>
          <table:table-cell office:value-type="float" office:value="11198378749.4719" calcext:value-type="float">
            <text:p>11198378749.4719</text:p>
          </table:table-cell>
          <table:table-cell office:value-type="float" office:value="10083937740.0624" calcext:value-type="float">
            <text:p>10083937740.0624</text:p>
          </table:table-cell>
          <table:table-cell office:value-type="float" office:value="10371327756.4548" calcext:value-type="float">
            <text:p>10371327756.4548</text:p>
          </table:table-cell>
          <table:table-cell office:value-type="float" office:value="11579343088.1613" calcext:value-type="float">
            <text:p>11579343088.1613</text:p>
          </table:table-cell>
          <table:table-cell office:value-type="float" office:value="14548845764.5325" calcext:value-type="float">
            <text:p>14548845764.5325</text:p>
          </table:table-cell>
          <table:table-cell office:value-type="float" office:value="17430933517.2998" calcext:value-type="float">
            <text:p>17430933517.2998</text:p>
          </table:table-cell>
          <table:table-cell office:value-type="float" office:value="17944084201.4901" calcext:value-type="float">
            <text:p>17944084201.4901</text:p>
          </table:table-cell>
          <table:table-cell office:value-type="float" office:value="19356046327.8995" calcext:value-type="float">
            <text:p>19356046327.8995</text:p>
          </table:table-cell>
          <table:table-cell office:value-type="float" office:value="22365265025.66" calcext:value-type="float">
            <text:p>22365265025.66</text:p>
          </table:table-cell>
          <table:table-cell office:value-type="float" office:value="26409781215.1844" calcext:value-type="float">
            <text:p>26409781215.1844</text:p>
          </table:table-cell>
          <table:table-cell office:value-type="float" office:value="26017925551.8426" calcext:value-type="float">
            <text:p>26017925551.8426</text:p>
          </table:table-cell>
          <table:table-cell office:value-type="float" office:value="26143818509.6421" calcext:value-type="float">
            <text:p>26143818509.6421</text:p>
          </table:table-cell>
          <table:table-cell office:value-type="float" office:value="29337006833.0825" calcext:value-type="float">
            <text:p>29337006833.0825</text:p>
          </table:table-cell>
          <table:table-cell office:value-type="float" office:value="29104437355.0395" calcext:value-type="float">
            <text:p>29104437355.0395</text:p>
          </table:table-cell>
          <table:table-cell office:value-type="float" office:value="32348149947.3727" calcext:value-type="float">
            <text:p>32348149947.3727</text:p>
          </table:table-cell>
          <table:table-cell office:value-type="float" office:value="34942948737.3967" calcext:value-type="float">
            <text:p>34942948737.3967</text:p>
          </table:table-cell>
          <table:table-cell office:value-type="float" office:value="30916218544.4404" calcext:value-type="float">
            <text:p>30916218544.4404</text:p>
          </table:table-cell>
          <table:table-cell office:value-type="float" office:value="32621535418.9031" calcext:value-type="float">
            <text:p>32621535418.9031</text:p>
          </table:table-cell>
          <table:table-cell office:value-type="float" office:value="34922782310.6416" calcext:value-type="float">
            <text:p>34922782310.6416</text:p>
          </table:table-cell>
          <table:table-cell office:value-type="float" office:value="38502059858.4389" calcext:value-type="float">
            <text:p>38502059858.4389</text:p>
          </table:table-cell>
        </table:table-row>
        <table:table-row table:style-name="ro1">
          <table:table-cell office:value-type="string" calcext:value-type="string">
            <text:p>Congo, República Democrática del</text:p>
          </table:table-cell>
          <table:table-cell office:value-type="string" calcext:value-type="string">
            <text:p>COD</text:p>
          </table:table-cell>
          <table:table-cell office:value-type="float" office:value="3359404117.64706" calcext:value-type="float">
            <text:p>3359404117.64706</text:p>
          </table:table-cell>
          <table:table-cell office:value-type="float" office:value="3086746857.14286" calcext:value-type="float">
            <text:p>3086746857.14286</text:p>
          </table:table-cell>
          <table:table-cell office:value-type="float" office:value="3779841428.57143" calcext:value-type="float">
            <text:p>3779841428.57143</text:p>
          </table:table-cell>
          <table:table-cell office:value-type="float" office:value="6213185742.57426" calcext:value-type="float">
            <text:p>6213185742.57426</text:p>
          </table:table-cell>
          <table:table-cell office:value-type="float" office:value="2881545272.72727" calcext:value-type="float">
            <text:p>2881545272.72727</text:p>
          </table:table-cell>
          <table:table-cell office:value-type="float" office:value="4043901818.18182" calcext:value-type="float">
            <text:p>4043901818.18182</text:p>
          </table:table-cell>
          <table:table-cell office:value-type="float" office:value="4532660181.81818" calcext:value-type="float">
            <text:p>4532660181.81818</text:p>
          </table:table-cell>
          <table:table-cell office:value-type="float" office:value="3384063371.75792" calcext:value-type="float">
            <text:p>3384063371.75792</text:p>
          </table:table-cell>
          <table:table-cell office:value-type="float" office:value="3909780538.92216" calcext:value-type="float">
            <text:p>3909780538.92216</text:p>
          </table:table-cell>
          <table:table-cell office:value-type="float" office:value="5032434970.05988" calcext:value-type="float">
            <text:p>5032434970.05988</text:p>
          </table:table-cell>
          <table:table-cell office:value-type="float" office:value="4877684910.17964" calcext:value-type="float">
            <text:p>4877684910.17964</text:p>
          </table:table-cell>
          <table:table-cell office:value-type="float" office:value="5594770359.28144" calcext:value-type="float">
            <text:p>5594770359.28144</text:p>
          </table:table-cell>
          <table:table-cell office:value-type="float" office:value="6173712814.37126" calcext:value-type="float">
            <text:p>6173712814.37126</text:p>
          </table:table-cell>
          <table:table-cell office:value-type="float" office:value="7870239461.07784" calcext:value-type="float">
            <text:p>7870239461.07784</text:p>
          </table:table-cell>
          <table:table-cell office:value-type="float" office:value="9596960179.64072" calcext:value-type="float">
            <text:p>9596960179.64072</text:p>
          </table:table-cell>
          <table:table-cell office:value-type="float" office:value="10237343173.6527" calcext:value-type="float">
            <text:p>10237343173.6527</text:p>
          </table:table-cell>
          <table:table-cell office:value-type="float" office:value="9648583224.99212" calcext:value-type="float">
            <text:p>9648583224.99212</text:p>
          </table:table-cell>
          <table:table-cell office:value-type="float" office:value="12344424763.5727" calcext:value-type="float">
            <text:p>12344424763.5727</text:p>
          </table:table-cell>
          <table:table-cell office:value-type="float" office:value="15372608002.3923" calcext:value-type="float">
            <text:p>15372608002.3923</text:p>
          </table:table-cell>
          <table:table-cell office:value-type="float" office:value="15068422236.3663" calcext:value-type="float">
            <text:p>15068422236.3663</text:p>
          </table:table-cell>
          <table:table-cell office:value-type="float" office:value="14394927494.8647" calcext:value-type="float">
            <text:p>14394927494.8647</text:p>
          </table:table-cell>
          <table:table-cell office:value-type="float" office:value="12537821038.2202" calcext:value-type="float">
            <text:p>12537821038.2202</text:p>
          </table:table-cell>
          <table:table-cell office:value-type="float" office:value="13651667371.1676" calcext:value-type="float">
            <text:p>13651667371.1676</text:p>
          </table:table-cell>
          <table:table-cell office:value-type="float" office:value="11006712650.4481" calcext:value-type="float">
            <text:p>11006712650.4481</text:p>
          </table:table-cell>
          <table:table-cell office:value-type="float" office:value="7857729193.20343" calcext:value-type="float">
            <text:p>7857729193.20343</text:p>
          </table:table-cell>
          <table:table-cell office:value-type="float" office:value="7195042616.0071" calcext:value-type="float">
            <text:p>7195042616.0071</text:p>
          </table:table-cell>
          <table:table-cell office:value-type="float" office:value="8095367168.21769" calcext:value-type="float">
            <text:p>8095367168.21769</text:p>
          </table:table-cell>
          <table:table-cell office:value-type="float" office:value="7661625472.57705" calcext:value-type="float">
            <text:p>7661625472.57705</text:p>
          </table:table-cell>
          <table:table-cell office:value-type="float" office:value="8861299976.74158" calcext:value-type="float">
            <text:p>8861299976.74158</text:p>
          </table:table-cell>
          <table:table-cell office:value-type="float" office:value="9021862775.25978" calcext:value-type="float">
            <text:p>9021862775.25978</text:p>
          </table:table-cell>
          <table:table-cell office:value-type="float" office:value="9349764580.36997" calcext:value-type="float">
            <text:p>9349764580.36997</text:p>
          </table:table-cell>
          <table:table-cell office:value-type="float" office:value="9625436872.51075" calcext:value-type="float">
            <text:p>9625436872.51075</text:p>
          </table:table-cell>
          <table:table-cell office:value-type="float" office:value="8227343907.26679" calcext:value-type="float">
            <text:p>8227343907.26679</text:p>
          </table:table-cell>
          <table:table-cell office:value-type="float" office:value="10706259936.7425" calcext:value-type="float">
            <text:p>10706259936.7425</text:p>
          </table:table-cell>
          <table:table-cell office:value-type="float" office:value="5820382248.28202" calcext:value-type="float">
            <text:p>5820382248.28202</text:p>
          </table:table-cell>
          <table:table-cell office:value-type="float" office:value="5643439376.10491" calcext:value-type="float">
            <text:p>5643439376.10491</text:p>
          </table:table-cell>
          <table:table-cell office:value-type="float" office:value="5771454939.62404" calcext:value-type="float">
            <text:p>5771454939.62404</text:p>
          </table:table-cell>
          <table:table-cell office:value-type="float" office:value="6090840548.18784" calcext:value-type="float">
            <text:p>6090840548.18784</text:p>
          </table:table-cell>
          <table:table-cell office:value-type="float" office:value="6215591269.89747" calcext:value-type="float">
            <text:p>6215591269.89747</text:p>
          </table:table-cell>
          <table:table-cell office:value-type="float" office:value="4711259427.27273" calcext:value-type="float">
            <text:p>4711259427.27273</text:p>
          </table:table-cell>
          <table:table-cell office:value-type="float" office:value="19088046305.7971" calcext:value-type="float">
            <text:p>19088046305.7971</text:p>
          </table:table-cell>
          <table:table-cell office:value-type="float" office:value="7438189100.33333" calcext:value-type="float">
            <text:p>7438189100.33333</text:p>
          </table:table-cell>
          <table:table-cell office:value-type="float" office:value="8728038525.14034" calcext:value-type="float">
            <text:p>8728038525.14034</text:p>
          </table:table-cell>
          <table:table-cell office:value-type="float" office:value="8937567059.87754" calcext:value-type="float">
            <text:p>8937567059.87754</text:p>
          </table:table-cell>
          <table:table-cell office:value-type="float" office:value="10297483481.223" calcext:value-type="float">
            <text:p>10297483481.223</text:p>
          </table:table-cell>
          <table:table-cell office:value-type="float" office:value="11964484667.9102" calcext:value-type="float">
            <text:p>11964484667.9102</text:p>
          </table:table-cell>
          <table:table-cell office:value-type="float" office:value="14451902467.9315" calcext:value-type="float">
            <text:p>14451902467.9315</text:p>
          </table:table-cell>
          <table:table-cell office:value-type="float" office:value="16737071816.4195" calcext:value-type="float">
            <text:p>16737071816.4195</text:p>
          </table:table-cell>
          <table:table-cell office:value-type="float" office:value="19788515873.9704" calcext:value-type="float">
            <text:p>19788515873.9704</text:p>
          </table:table-cell>
          <table:table-cell office:value-type="float" office:value="18648373312.3884" calcext:value-type="float">
            <text:p>18648373312.3884</text:p>
          </table:table-cell>
          <table:table-cell office:value-type="float" office:value="21565720044.4529" calcext:value-type="float">
            <text:p>21565720044.4529</text:p>
          </table:table-cell>
          <table:table-cell office:value-type="float" office:value="25839749198.7761" calcext:value-type="float">
            <text:p>25839749198.7761</text:p>
          </table:table-cell>
          <table:table-cell office:value-type="float" office:value="29306235826.376" calcext:value-type="float">
            <text:p>29306235826.376</text:p>
          </table:table-cell>
          <table:table-cell office:value-type="float" office:value="32679745297.6503" calcext:value-type="float">
            <text:p>32679745297.6503</text:p>
          </table:table-cell>
          <table:table-cell office:value-type="float" office:value="35909040265.9532" calcext:value-type="float">
            <text:p>35909040265.9532</text:p>
          </table:table-cell>
          <table:table-cell office:value-type="float" office:value="37917704900.1192" calcext:value-type="float">
            <text:p>37917704900.1192</text:p>
          </table:table-cell>
          <table:table-cell office:value-type="float" office:value="37134799974.4735" calcext:value-type="float">
            <text:p>37134799974.4735</text:p>
          </table:table-cell>
          <table:table-cell office:value-type="float" office:value="38019265625.856" calcext:value-type="float">
            <text:p>38019265625.856</text:p>
          </table:table-cell>
          <table:table-cell office:value-type="float" office:value="47227535290.9405" calcext:value-type="float">
            <text:p>47227535290.940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4031152976.63904" calcext:value-type="float">
            <text:p>4031152976.63904</text:p>
          </table:table-cell>
          <table:table-cell office:value-type="float" office:value="4540447761.19403" calcext:value-type="float">
            <text:p>4540447761.19403</text:p>
          </table:table-cell>
          <table:table-cell office:value-type="float" office:value="4955543963.36869" calcext:value-type="float">
            <text:p>4955543963.36869</text:p>
          </table:table-cell>
          <table:table-cell office:value-type="float" office:value="4836166666.66667" calcext:value-type="float">
            <text:p>4836166666.66667</text:p>
          </table:table-cell>
          <table:table-cell office:value-type="float" office:value="5973366666.66667" calcext:value-type="float">
            <text:p>5973366666.66667</text:p>
          </table:table-cell>
          <table:table-cell office:value-type="float" office:value="5760761904.7619" calcext:value-type="float">
            <text:p>5760761904.7619</text:p>
          </table:table-cell>
          <table:table-cell office:value-type="float" office:value="5428518518.51852" calcext:value-type="float">
            <text:p>5428518518.51852</text:p>
          </table:table-cell>
          <table:table-cell office:value-type="float" office:value="5825170438.48704" calcext:value-type="float">
            <text:p>5825170438.48704</text:p>
          </table:table-cell>
          <table:table-cell office:value-type="float" office:value="5960212869.12968" calcext:value-type="float">
            <text:p>5960212869.12968</text:p>
          </table:table-cell>
          <table:table-cell office:value-type="float" office:value="6450175213.74923" calcext:value-type="float">
            <text:p>6450175213.74923</text:p>
          </table:table-cell>
          <table:table-cell office:value-type="float" office:value="7198360460.19887" calcext:value-type="float">
            <text:p>7198360460.19887</text:p>
          </table:table-cell>
          <table:table-cell office:value-type="float" office:value="7820380970.53674" calcext:value-type="float">
            <text:p>7820380970.53674</text:p>
          </table:table-cell>
          <table:table-cell office:value-type="float" office:value="8671358732.68486" calcext:value-type="float">
            <text:p>8671358732.68486</text:p>
          </table:table-cell>
          <table:table-cell office:value-type="float" office:value="10315760000.3394" calcext:value-type="float">
            <text:p>10315760000.3394</text:p>
          </table:table-cell>
          <table:table-cell office:value-type="float" office:value="12370029583.6419" calcext:value-type="float">
            <text:p>12370029583.6419</text:p>
          </table:table-cell>
          <table:table-cell office:value-type="float" office:value="13098633901.8673" calcext:value-type="float">
            <text:p>13098633901.8673</text:p>
          </table:table-cell>
          <table:table-cell office:value-type="float" office:value="15341403660.4698" calcext:value-type="float">
            <text:p>15341403660.4698</text:p>
          </table:table-cell>
          <table:table-cell office:value-type="float" office:value="19470960619.1297" calcext:value-type="float">
            <text:p>19470960619.1297</text:p>
          </table:table-cell>
          <table:table-cell office:value-type="float" office:value="23263511958.0509" calcext:value-type="float">
            <text:p>23263511958.0509</text:p>
          </table:table-cell>
          <table:table-cell office:value-type="float" office:value="27940411250.2732" calcext:value-type="float">
            <text:p>27940411250.2732</text:p>
          </table:table-cell>
          <table:table-cell office:value-type="float" office:value="33400735644.0481" calcext:value-type="float">
            <text:p>33400735644.0481</text:p>
          </table:table-cell>
          <table:table-cell office:value-type="float" office:value="36388366869.0309" calcext:value-type="float">
            <text:p>36388366869.0309</text:p>
          </table:table-cell>
          <table:table-cell office:value-type="float" office:value="38968039721.748" calcext:value-type="float">
            <text:p>38968039721.748</text:p>
          </table:table-cell>
          <table:table-cell office:value-type="float" office:value="38729822781.5997" calcext:value-type="float">
            <text:p>38729822781.5997</text:p>
          </table:table-cell>
          <table:table-cell office:value-type="float" office:value="38253120737.9671" calcext:value-type="float">
            <text:p>38253120737.9671</text:p>
          </table:table-cell>
          <table:table-cell office:value-type="float" office:value="34894411351.983" calcext:value-type="float">
            <text:p>34894411351.983</text:p>
          </table:table-cell>
          <table:table-cell office:value-type="float" office:value="34942489683.9712" calcext:value-type="float">
            <text:p>34942489683.9712</text:p>
          </table:table-cell>
          <table:table-cell office:value-type="float" office:value="36373307085.0887" calcext:value-type="float">
            <text:p>36373307085.0887</text:p>
          </table:table-cell>
          <table:table-cell office:value-type="float" office:value="39212550050.4223" calcext:value-type="float">
            <text:p>39212550050.4223</text:p>
          </table:table-cell>
          <table:table-cell office:value-type="float" office:value="39540080200.3938" calcext:value-type="float">
            <text:p>39540080200.3938</text:p>
          </table:table-cell>
          <table:table-cell office:value-type="float" office:value="47844090709.9908" calcext:value-type="float">
            <text:p>47844090709.9908</text:p>
          </table:table-cell>
          <table:table-cell office:value-type="float" office:value="49175565911.0655" calcext:value-type="float">
            <text:p>49175565911.0655</text:p>
          </table:table-cell>
          <table:table-cell office:value-type="float" office:value="58418985443.3172" calcext:value-type="float">
            <text:p>58418985443.3172</text:p>
          </table:table-cell>
          <table:table-cell office:value-type="float" office:value="66446804802.5747" calcext:value-type="float">
            <text:p>66446804802.5747</text:p>
          </table:table-cell>
          <table:table-cell office:value-type="float" office:value="81703500846.0364" calcext:value-type="float">
            <text:p>81703500846.0364</text:p>
          </table:table-cell>
          <table:table-cell office:value-type="float" office:value="92507279383.0387" calcext:value-type="float">
            <text:p>92507279383.0387</text:p>
          </table:table-cell>
          <table:table-cell office:value-type="float" office:value="97160109277.8087" calcext:value-type="float">
            <text:p>97160109277.8087</text:p>
          </table:table-cell>
          <table:table-cell office:value-type="float" office:value="106659508271.255" calcext:value-type="float">
            <text:p>106659508271.255</text:p>
          </table:table-cell>
          <table:table-cell office:value-type="float" office:value="98443739941.1664" calcext:value-type="float">
            <text:p>98443739941.1664</text:p>
          </table:table-cell>
          <table:table-cell office:value-type="float" office:value="86186158684.7685" calcext:value-type="float">
            <text:p>86186158684.7685</text:p>
          </table:table-cell>
          <table:table-cell office:value-type="float" office:value="99886577330.7271" calcext:value-type="float">
            <text:p>99886577330.7271</text:p>
          </table:table-cell>
          <table:table-cell office:value-type="float" office:value="98211749595.5442" calcext:value-type="float">
            <text:p>98211749595.5442</text:p>
          </table:table-cell>
          <table:table-cell office:value-type="float" office:value="97963003804.7851" calcext:value-type="float">
            <text:p>97963003804.7851</text:p>
          </table:table-cell>
          <table:table-cell office:value-type="float" office:value="94641378693.223" calcext:value-type="float">
            <text:p>94641378693.223</text:p>
          </table:table-cell>
          <table:table-cell office:value-type="float" office:value="117081522349.677" calcext:value-type="float">
            <text:p>117081522349.677</text:p>
          </table:table-cell>
          <table:table-cell office:value-type="float" office:value="145180960625.02" calcext:value-type="float">
            <text:p>145180960625.02</text:p>
          </table:table-cell>
          <table:table-cell office:value-type="float" office:value="161189825603.139" calcext:value-type="float">
            <text:p>161189825603.139</text:p>
          </table:table-cell>
          <table:table-cell office:value-type="float" office:value="205706860699.301" calcext:value-type="float">
            <text:p>205706860699.301</text:p>
          </table:table-cell>
          <table:table-cell office:value-type="float" office:value="241710969502.894" calcext:value-type="float">
            <text:p>241710969502.894</text:p>
          </table:table-cell>
          <table:table-cell office:value-type="float" office:value="232494134119.684" calcext:value-type="float">
            <text:p>232494134119.684</text:p>
          </table:table-cell>
          <table:table-cell office:value-type="float" office:value="286103648654.545" calcext:value-type="float">
            <text:p>286103648654.545</text:p>
          </table:table-cell>
          <table:table-cell office:value-type="float" office:value="334454039093.586" calcext:value-type="float">
            <text:p>334454039093.586</text:p>
          </table:table-cell>
          <table:table-cell office:value-type="float" office:value="370574421703.06" calcext:value-type="float">
            <text:p>370574421703.06</text:p>
          </table:table-cell>
          <table:table-cell office:value-type="float" office:value="381866608838.8" calcext:value-type="float">
            <text:p>381866608838.8</text:p>
          </table:table-cell>
          <table:table-cell office:value-type="float" office:value="381112119657.445" calcext:value-type="float">
            <text:p>381112119657.445</text:p>
          </table:table-cell>
          <table:table-cell office:value-type="float" office:value="293481748240.779" calcext:value-type="float">
            <text:p>293481748240.779</text:p>
          </table:table-cell>
          <table:table-cell office:value-type="float" office:value="282825009887.458" calcext:value-type="float">
            <text:p>282825009887.458</text:p>
          </table:table-cell>
          <table:table-cell office:value-type="float" office:value="311789874617.096" calcext:value-type="float">
            <text:p>311789874617.096</text:p>
          </table:table-cell>
          <table:table-cell office:value-type="float" office:value="330227866233.324" calcext:value-type="float">
            <text:p>330227866233.324</text:p>
          </table:table-cell>
        </table:table-row>
        <table:table-row table:style-name="ro1">
          <table:table-cell office:value-type="string" calcext:value-type="string">
            <text:p>Comoras</text:p>
          </table:table-cell>
          <table:table-cell office:value-type="string" calcext:value-type="string">
            <text:p>COM</text:p>
          </table:table-cell>
          <table:table-cell table:number-columns-repeated="20"/>
          <table:table-cell office:value-type="float" office:value="212218226.429847" calcext:value-type="float">
            <text:p>212218226.429847</text:p>
          </table:table-cell>
          <table:table-cell office:value-type="float" office:value="196349967.670007" calcext:value-type="float">
            <text:p>196349967.670007</text:p>
          </table:table-cell>
          <table:table-cell office:value-type="float" office:value="184008995.643686" calcext:value-type="float">
            <text:p>184008995.643686</text:p>
          </table:table-cell>
          <table:table-cell office:value-type="float" office:value="191621958.375365" calcext:value-type="float">
            <text:p>191621958.375365</text:p>
          </table:table-cell>
          <table:table-cell office:value-type="float" office:value="184697209.997414" calcext:value-type="float">
            <text:p>184697209.997414</text:p>
          </table:table-cell>
          <table:table-cell office:value-type="float" office:value="196726077.061972" calcext:value-type="float">
            <text:p>196726077.061972</text:p>
          </table:table-cell>
          <table:table-cell office:value-type="float" office:value="279197696.814639" calcext:value-type="float">
            <text:p>279197696.814639</text:p>
          </table:table-cell>
          <table:table-cell office:value-type="float" office:value="337525870.616968" calcext:value-type="float">
            <text:p>337525870.616968</text:p>
          </table:table-cell>
          <table:table-cell office:value-type="float" office:value="356500026.691673" calcext:value-type="float">
            <text:p>356500026.691673</text:p>
          </table:table-cell>
          <table:table-cell office:value-type="float" office:value="341476764.044267" calcext:value-type="float">
            <text:p>341476764.044267</text:p>
          </table:table-cell>
          <table:table-cell office:value-type="float" office:value="429622147.743446" calcext:value-type="float">
            <text:p>429622147.743446</text:p>
          </table:table-cell>
          <table:table-cell office:value-type="float" office:value="424108796.562976" calcext:value-type="float">
            <text:p>424108796.562976</text:p>
          </table:table-cell>
          <table:table-cell office:value-type="float" office:value="457388578.924144" calcext:value-type="float">
            <text:p>457388578.924144</text:p>
          </table:table-cell>
          <table:table-cell office:value-type="float" office:value="452881443.084162" calcext:value-type="float">
            <text:p>452881443.084162</text:p>
          </table:table-cell>
          <table:table-cell office:value-type="float" office:value="319189200.353123" calcext:value-type="float">
            <text:p>319189200.353123</text:p>
          </table:table-cell>
          <table:table-cell office:value-type="float" office:value="398461789.558686" calcext:value-type="float">
            <text:p>398461789.558686</text:p>
          </table:table-cell>
          <table:table-cell office:value-type="float" office:value="396053797.633321" calcext:value-type="float">
            <text:p>396053797.633321</text:p>
          </table:table-cell>
          <table:table-cell office:value-type="float" office:value="364445589.702365" calcext:value-type="float">
            <text:p>364445589.702365</text:p>
          </table:table-cell>
          <table:table-cell office:value-type="float" office:value="370106776.043329" calcext:value-type="float">
            <text:p>370106776.043329</text:p>
          </table:table-cell>
          <table:table-cell office:value-type="float" office:value="382454989.945311" calcext:value-type="float">
            <text:p>382454989.945311</text:p>
          </table:table-cell>
          <table:table-cell office:value-type="float" office:value="350264287.687331" calcext:value-type="float">
            <text:p>350264287.687331</text:p>
          </table:table-cell>
          <table:table-cell office:value-type="float" office:value="378180913.355762" calcext:value-type="float">
            <text:p>378180913.355762</text:p>
          </table:table-cell>
          <table:table-cell office:value-type="float" office:value="423962976.722333" calcext:value-type="float">
            <text:p>423962976.722333</text:p>
          </table:table-cell>
          <table:table-cell office:value-type="float" office:value="545658929.044587" calcext:value-type="float">
            <text:p>545658929.044587</text:p>
          </table:table-cell>
          <table:table-cell office:value-type="float" office:value="632570092.207793" calcext:value-type="float">
            <text:p>632570092.207793</text:p>
          </table:table-cell>
          <table:table-cell office:value-type="float" office:value="653584808.745573" calcext:value-type="float">
            <text:p>653584808.745573</text:p>
          </table:table-cell>
          <table:table-cell office:value-type="float" office:value="697810988.051543" calcext:value-type="float">
            <text:p>697810988.051543</text:p>
          </table:table-cell>
          <table:table-cell office:value-type="float" office:value="794621676.487681" calcext:value-type="float">
            <text:p>794621676.487681</text:p>
          </table:table-cell>
          <table:table-cell office:value-type="float" office:value="911967428.713838" calcext:value-type="float">
            <text:p>911967428.713838</text:p>
          </table:table-cell>
          <table:table-cell office:value-type="float" office:value="901711442.285944" calcext:value-type="float">
            <text:p>901711442.285944</text:p>
          </table:table-cell>
          <table:table-cell office:value-type="float" office:value="907093130.313521" calcext:value-type="float">
            <text:p>907093130.313521</text:p>
          </table:table-cell>
          <table:table-cell office:value-type="float" office:value="1021746833.42573" calcext:value-type="float">
            <text:p>1021746833.42573</text:p>
          </table:table-cell>
          <table:table-cell office:value-type="float" office:value="1015901205.42028" calcext:value-type="float">
            <text:p>1015901205.42028</text:p>
          </table:table-cell>
          <table:table-cell office:value-type="float" office:value="1115906341.77727" calcext:value-type="float">
            <text:p>1115906341.77727</text:p>
          </table:table-cell>
          <table:table-cell office:value-type="float" office:value="1148058015.47633" calcext:value-type="float">
            <text:p>1148058015.47633</text:p>
          </table:table-cell>
          <table:table-cell office:value-type="float" office:value="988150249.533688" calcext:value-type="float">
            <text:p>988150249.533688</text:p>
          </table:table-cell>
          <table:table-cell office:value-type="float" office:value="1024261820.6281" calcext:value-type="float">
            <text:p>1024261820.6281</text:p>
          </table:table-cell>
          <table:table-cell office:value-type="float" office:value="1068124329.86257" calcext:value-type="float">
            <text:p>1068124329.86257</text:p>
          </table:table-cell>
          <table:table-cell office:value-type="float" office:value="1203080507.99878" calcext:value-type="float">
            <text:p>1203080507.9987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table:number-columns-repeated="20"/>
          <table:table-cell office:value-type="float" office:value="142246875.536716" calcext:value-type="float">
            <text:p>142246875.536716</text:p>
          </table:table-cell>
          <table:table-cell office:value-type="float" office:value="139468114.599741" calcext:value-type="float">
            <text:p>139468114.599741</text:p>
          </table:table-cell>
          <table:table-cell office:value-type="float" office:value="140630758.594899" calcext:value-type="float">
            <text:p>140630758.594899</text:p>
          </table:table-cell>
          <table:table-cell office:value-type="float" office:value="138476239.366792" calcext:value-type="float">
            <text:p>138476239.366792</text:p>
          </table:table-cell>
          <table:table-cell office:value-type="float" office:value="132019065.033419" calcext:value-type="float">
            <text:p>132019065.033419</text:p>
          </table:table-cell>
          <table:table-cell office:value-type="float" office:value="137728155.212661" calcext:value-type="float">
            <text:p>137728155.212661</text:p>
          </table:table-cell>
          <table:table-cell office:value-type="float" office:value="190651207.999511" calcext:value-type="float">
            <text:p>190651207.999511</text:p>
          </table:table-cell>
          <table:table-cell office:value-type="float" office:value="235253171.841062" calcext:value-type="float">
            <text:p>235253171.841062</text:p>
          </table:table-cell>
          <table:table-cell office:value-type="float" office:value="264308140.285149" calcext:value-type="float">
            <text:p>264308140.285149</text:p>
          </table:table-cell>
          <table:table-cell office:value-type="float" office:value="267448513.108168" calcext:value-type="float">
            <text:p>267448513.108168</text:p>
          </table:table-cell>
          <table:table-cell office:value-type="float" office:value="306891107.262039" calcext:value-type="float">
            <text:p>306891107.262039</text:p>
          </table:table-cell>
          <table:table-cell office:value-type="float" office:value="319827058.592875" calcext:value-type="float">
            <text:p>319827058.592875</text:p>
          </table:table-cell>
          <table:table-cell office:value-type="float" office:value="357160985.327413" calcext:value-type="float">
            <text:p>357160985.327413</text:p>
          </table:table-cell>
          <table:table-cell office:value-type="float" office:value="490417389.682569" calcext:value-type="float">
            <text:p>490417389.682569</text:p>
          </table:table-cell>
          <table:table-cell office:value-type="float" office:value="406580652.330537" calcext:value-type="float">
            <text:p>406580652.330537</text:p>
          </table:table-cell>
          <table:table-cell office:value-type="float" office:value="487148993.533109" calcext:value-type="float">
            <text:p>487148993.533109</text:p>
          </table:table-cell>
          <table:table-cell office:value-type="float" office:value="501979069.274683" calcext:value-type="float">
            <text:p>501979069.274683</text:p>
          </table:table-cell>
          <table:table-cell office:value-type="float" office:value="490608657.924976" calcext:value-type="float">
            <text:p>490608657.924976</text:p>
          </table:table-cell>
          <table:table-cell office:value-type="float" office:value="521910560.524868" calcext:value-type="float">
            <text:p>521910560.524868</text:p>
          </table:table-cell>
          <table:table-cell office:value-type="float" office:value="592416703.058878" calcext:value-type="float">
            <text:p>592416703.058878</text:p>
          </table:table-cell>
          <table:table-cell office:value-type="float" office:value="539227277.626411" calcext:value-type="float">
            <text:p>539227277.626411</text:p>
          </table:table-cell>
          <table:table-cell office:value-type="float" office:value="563024383.296626" calcext:value-type="float">
            <text:p>563024383.296626</text:p>
          </table:table-cell>
          <table:table-cell office:value-type="float" office:value="620974660.230303" calcext:value-type="float">
            <text:p>620974660.230303</text:p>
          </table:table-cell>
          <table:table-cell office:value-type="float" office:value="813963830.179217" calcext:value-type="float">
            <text:p>813963830.179217</text:p>
          </table:table-cell>
          <table:table-cell office:value-type="float" office:value="924318490.7598" calcext:value-type="float">
            <text:p>924318490.7598</text:p>
          </table:table-cell>
          <table:table-cell office:value-type="float" office:value="971977088.156914" calcext:value-type="float">
            <text:p>971977088.156914</text:p>
          </table:table-cell>
          <table:table-cell office:value-type="float" office:value="1107891063.43863" calcext:value-type="float">
            <text:p>1107891063.43863</text:p>
          </table:table-cell>
          <table:table-cell office:value-type="float" office:value="1513933983.22398" calcext:value-type="float">
            <text:p>1513933983.22398</text:p>
          </table:table-cell>
          <table:table-cell office:value-type="float" office:value="1789333748.6799" calcext:value-type="float">
            <text:p>1789333748.6799</text:p>
          </table:table-cell>
          <table:table-cell office:value-type="float" office:value="1711817181.52969" calcext:value-type="float">
            <text:p>1711817181.52969</text:p>
          </table:table-cell>
          <table:table-cell office:value-type="float" office:value="1664310769.55229" calcext:value-type="float">
            <text:p>1664310769.55229</text:p>
          </table:table-cell>
          <table:table-cell office:value-type="float" office:value="1864824080.69256" calcext:value-type="float">
            <text:p>1864824080.69256</text:p>
          </table:table-cell>
          <table:table-cell office:value-type="float" office:value="1751888561.72747" calcext:value-type="float">
            <text:p>1751888561.72747</text:p>
          </table:table-cell>
          <table:table-cell office:value-type="float" office:value="1850470042.43281" calcext:value-type="float">
            <text:p>1850470042.43281</text:p>
          </table:table-cell>
          <table:table-cell office:value-type="float" office:value="1859898513.26858" calcext:value-type="float">
            <text:p>1859898513.26858</text:p>
          </table:table-cell>
          <table:table-cell office:value-type="float" office:value="1596800287.16405" calcext:value-type="float">
            <text:p>1596800287.16405</text:p>
          </table:table-cell>
          <table:table-cell office:value-type="float" office:value="1662998677.88425" calcext:value-type="float">
            <text:p>1662998677.88425</text:p>
          </table:table-cell>
          <table:table-cell office:value-type="float" office:value="1771235958.20125" calcext:value-type="float">
            <text:p>1771235958.20125</text:p>
          </table:table-cell>
          <table:table-cell office:value-type="float" office:value="1986928611.73543" calcext:value-type="float">
            <text:p>1986928611.73543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507513829.994855" calcext:value-type="float">
            <text:p>507513829.994855</text:p>
          </table:table-cell>
          <table:table-cell office:value-type="float" office:value="490325181.614275" calcext:value-type="float">
            <text:p>490325181.614275</text:p>
          </table:table-cell>
          <table:table-cell office:value-type="float" office:value="479180824.348506" calcext:value-type="float">
            <text:p>479180824.348506</text:p>
          </table:table-cell>
          <table:table-cell office:value-type="float" office:value="511902136.809973" calcext:value-type="float">
            <text:p>511902136.809973</text:p>
          </table:table-cell>
          <table:table-cell office:value-type="float" office:value="542578367.242598" calcext:value-type="float">
            <text:p>542578367.242598</text:p>
          </table:table-cell>
          <table:table-cell office:value-type="float" office:value="592981162.264151" calcext:value-type="float">
            <text:p>592981162.264151</text:p>
          </table:table-cell>
          <table:table-cell office:value-type="float" office:value="647305630.188679" calcext:value-type="float">
            <text:p>647305630.188679</text:p>
          </table:table-cell>
          <table:table-cell office:value-type="float" office:value="699456618.867925" calcext:value-type="float">
            <text:p>699456618.867925</text:p>
          </table:table-cell>
          <table:table-cell office:value-type="float" office:value="773841494.339623" calcext:value-type="float">
            <text:p>773841494.339623</text:p>
          </table:table-cell>
          <table:table-cell office:value-type="float" office:value="853630203.773585" calcext:value-type="float">
            <text:p>853630203.773585</text:p>
          </table:table-cell>
          <table:table-cell office:value-type="float" office:value="984830158.490566" calcext:value-type="float">
            <text:p>984830158.490566</text:p>
          </table:table-cell>
          <table:table-cell office:value-type="float" office:value="1077152902.29104" calcext:value-type="float">
            <text:p>1077152902.29104</text:p>
          </table:table-cell>
          <table:table-cell office:value-type="float" office:value="1238251695.55388" calcext:value-type="float">
            <text:p>1238251695.55388</text:p>
          </table:table-cell>
          <table:table-cell office:value-type="float" office:value="1528916185.23199" calcext:value-type="float">
            <text:p>1528916185.23199</text:p>
          </table:table-cell>
          <table:table-cell office:value-type="float" office:value="1666544754.09836" calcext:value-type="float">
            <text:p>1666544754.09836</text:p>
          </table:table-cell>
          <table:table-cell office:value-type="float" office:value="1960863465.5776" calcext:value-type="float">
            <text:p>1960863465.5776</text:p>
          </table:table-cell>
          <table:table-cell office:value-type="float" office:value="2412555425.90432" calcext:value-type="float">
            <text:p>2412555425.90432</text:p>
          </table:table-cell>
          <table:table-cell office:value-type="float" office:value="3072427012.83547" calcext:value-type="float">
            <text:p>3072427012.83547</text:p>
          </table:table-cell>
          <table:table-cell office:value-type="float" office:value="3523208809.80163" calcext:value-type="float">
            <text:p>3523208809.80163</text:p>
          </table:table-cell>
          <table:table-cell office:value-type="float" office:value="4035519323.22054" calcext:value-type="float">
            <text:p>4035519323.22054</text:p>
          </table:table-cell>
          <table:table-cell office:value-type="float" office:value="4831447001.16686" calcext:value-type="float">
            <text:p>4831447001.16686</text:p>
          </table:table-cell>
          <table:table-cell office:value-type="float" office:value="2623807074.2948" calcext:value-type="float">
            <text:p>2623807074.2948</text:p>
          </table:table-cell>
          <table:table-cell office:value-type="float" office:value="2606621255.01581" calcext:value-type="float">
            <text:p>2606621255.01581</text:p>
          </table:table-cell>
          <table:table-cell office:value-type="float" office:value="3146770103.81027" calcext:value-type="float">
            <text:p>3146770103.81027</text:p>
          </table:table-cell>
          <table:table-cell office:value-type="float" office:value="3660476458.87179" calcext:value-type="float">
            <text:p>3660476458.87179</text:p>
          </table:table-cell>
          <table:table-cell office:value-type="float" office:value="3919203960.39604" calcext:value-type="float">
            <text:p>3919203960.39604</text:p>
          </table:table-cell>
          <table:table-cell office:value-type="float" office:value="4418983870.96774" calcext:value-type="float">
            <text:p>4418983870.96774</text:p>
          </table:table-cell>
          <table:table-cell office:value-type="float" office:value="4532952047.15628" calcext:value-type="float">
            <text:p>4532952047.15628</text:p>
          </table:table-cell>
          <table:table-cell office:value-type="float" office:value="4614629898.40348" calcext:value-type="float">
            <text:p>4614629898.40348</text:p>
          </table:table-cell>
          <table:table-cell office:value-type="float" office:value="5251025767.47627" calcext:value-type="float">
            <text:p>5251025767.47627</text:p>
          </table:table-cell>
          <table:table-cell office:value-type="float" office:value="5711687786.75989" calcext:value-type="float">
            <text:p>5711687786.75989</text:p>
          </table:table-cell>
          <table:table-cell office:value-type="float" office:value="7168999670.28612" calcext:value-type="float">
            <text:p>7168999670.28612</text:p>
          </table:table-cell>
          <table:table-cell office:value-type="float" office:value="8528593420.84326" calcext:value-type="float">
            <text:p>8528593420.84326</text:p>
          </table:table-cell>
          <table:table-cell office:value-type="float" office:value="9537297723.43265" calcext:value-type="float">
            <text:p>9537297723.43265</text:p>
          </table:table-cell>
          <table:table-cell office:value-type="float" office:value="10432619325.6167" calcext:value-type="float">
            <text:p>10432619325.6167</text:p>
          </table:table-cell>
          <table:table-cell office:value-type="float" office:value="11513472785.7207" calcext:value-type="float">
            <text:p>11513472785.7207</text:p>
          </table:table-cell>
          <table:table-cell office:value-type="float" office:value="11618286652.0436" calcext:value-type="float">
            <text:p>11618286652.0436</text:p>
          </table:table-cell>
          <table:table-cell office:value-type="float" office:value="12552071488.0101" calcext:value-type="float">
            <text:p>12552071488.0101</text:p>
          </table:table-cell>
          <table:table-cell office:value-type="float" office:value="13617405297.0624" calcext:value-type="float">
            <text:p>13617405297.0624</text:p>
          </table:table-cell>
          <table:table-cell office:value-type="float" office:value="14195623342.7641" calcext:value-type="float">
            <text:p>14195623342.7641</text:p>
          </table:table-cell>
          <table:table-cell office:value-type="float" office:value="14949514493.4226" calcext:value-type="float">
            <text:p>14949514493.4226</text:p>
          </table:table-cell>
          <table:table-cell office:value-type="float" office:value="15913363440.5059" calcext:value-type="float">
            <text:p>15913363440.5059</text:p>
          </table:table-cell>
          <table:table-cell office:value-type="float" office:value="16504795592.9272" calcext:value-type="float">
            <text:p>16504795592.9272</text:p>
          </table:table-cell>
          <table:table-cell office:value-type="float" office:value="17196009811.1635" calcext:value-type="float">
            <text:p>17196009811.1635</text:p>
          </table:table-cell>
          <table:table-cell office:value-type="float" office:value="18528955524.5199" calcext:value-type="float">
            <text:p>18528955524.5199</text:p>
          </table:table-cell>
          <table:table-cell office:value-type="float" office:value="19948261084.3425" calcext:value-type="float">
            <text:p>19948261084.3425</text:p>
          </table:table-cell>
          <table:table-cell office:value-type="float" office:value="22602721765.3637" calcext:value-type="float">
            <text:p>22602721765.3637</text:p>
          </table:table-cell>
          <table:table-cell office:value-type="float" office:value="26743972911.912" calcext:value-type="float">
            <text:p>26743972911.912</text:p>
          </table:table-cell>
          <table:table-cell office:value-type="float" office:value="30612927861.2203" calcext:value-type="float">
            <text:p>30612927861.2203</text:p>
          </table:table-cell>
          <table:table-cell office:value-type="float" office:value="30562363429.7626" calcext:value-type="float">
            <text:p>30562363429.7626</text:p>
          </table:table-cell>
          <table:table-cell office:value-type="float" office:value="37268616183.9711" calcext:value-type="float">
            <text:p>37268616183.9711</text:p>
          </table:table-cell>
          <table:table-cell office:value-type="float" office:value="42262694503.9644" calcext:value-type="float">
            <text:p>42262694503.9644</text:p>
          </table:table-cell>
          <table:table-cell office:value-type="float" office:value="46473131798.8916" calcext:value-type="float">
            <text:p>46473131798.8916</text:p>
          </table:table-cell>
          <table:table-cell office:value-type="float" office:value="49745084869.7148" calcext:value-type="float">
            <text:p>49745084869.7148</text:p>
          </table:table-cell>
          <table:table-cell office:value-type="float" office:value="50577769785.0761" calcext:value-type="float">
            <text:p>50577769785.0761</text:p>
          </table:table-cell>
          <table:table-cell office:value-type="float" office:value="54775997555.6182" calcext:value-type="float">
            <text:p>54775997555.6182</text:p>
          </table:table-cell>
          <table:table-cell office:value-type="float" office:value="57157995872.6843" calcext:value-type="float">
            <text:p>57157995872.6843</text:p>
          </table:table-cell>
          <table:table-cell office:value-type="float" office:value="58174550211.5503" calcext:value-type="float">
            <text:p>58174550211.5503</text:p>
          </table:table-cell>
          <table:table-cell office:value-type="float" office:value="60126014828.5951" calcext:value-type="float">
            <text:p>60126014828.595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table:number-columns-repeated="10"/>
          <table:table-cell office:value-type="float" office:value="5693005200" calcext:value-type="float">
            <text:p>5693005200</text:p>
          </table:table-cell>
          <table:table-cell office:value-type="float" office:value="6914658400" calcext:value-type="float">
            <text:p>6914658400</text:p>
          </table:table-cell>
          <table:table-cell office:value-type="float" office:value="8135150891.92025" calcext:value-type="float">
            <text:p>8135150891.92025</text:p>
          </table:table-cell>
          <table:table-cell office:value-type="float" office:value="9987709650.18094" calcext:value-type="float">
            <text:p>9987709650.18094</text:p>
          </table:table-cell>
          <table:table-cell office:value-type="float" office:value="11405957317.0732" calcext:value-type="float">
            <text:p>11405957317.0732</text:p>
          </table:table-cell>
          <table:table-cell office:value-type="float" office:value="13027415243.9024" calcext:value-type="float">
            <text:p>13027415243.9024</text:p>
          </table:table-cell>
          <table:table-cell office:value-type="float" office:value="13789579902.5579" calcext:value-type="float">
            <text:p>13789579902.5579</text:p>
          </table:table-cell>
          <table:table-cell office:value-type="float" office:value="14206158674.6988" calcext:value-type="float">
            <text:p>14206158674.6988</text:p>
          </table:table-cell>
          <table:table-cell office:value-type="float" office:value="17844705324.6753" calcext:value-type="float">
            <text:p>17844705324.6753</text:p>
          </table:table-cell>
          <table:table-cell office:value-type="float" office:value="19584443287.6712" calcext:value-type="float">
            <text:p>19584443287.6712</text:p>
          </table:table-cell>
          <table:table-cell office:value-type="float" office:value="19912889861.1111" calcext:value-type="float">
            <text:p>19912889861.1111</text:p>
          </table:table-cell>
          <table:table-cell office:value-type="float" office:value="20150254096.3855" calcext:value-type="float">
            <text:p>20150254096.3855</text:p>
          </table:table-cell>
          <table:table-cell office:value-type="float" office:value="20953510235.2941" calcext:value-type="float">
            <text:p>20953510235.2941</text:p>
          </table:table-cell>
          <table:table-cell office:value-type="float" office:value="22204940512.2235" calcext:value-type="float">
            <text:p>22204940512.2235</text:p>
          </table:table-cell>
          <table:table-cell office:value-type="float" office:value="24039383608.4235" calcext:value-type="float">
            <text:p>24039383608.4235</text:p>
          </table:table-cell>
          <table:table-cell office:value-type="float" office:value="22920490774.102" calcext:value-type="float">
            <text:p>22920490774.102</text:p>
          </table:table-cell>
          <table:table-cell office:value-type="float" office:value="24226574634.0293" calcext:value-type="float">
            <text:p>24226574634.0293</text:p>
          </table:table-cell>
          <table:table-cell office:value-type="float" office:value="25213935012.0819" calcext:value-type="float">
            <text:p>25213935012.0819</text:p>
          </table:table-cell>
          <table:table-cell office:value-type="float" office:value="27458999472.2955" calcext:value-type="float">
            <text:p>27458999472.2955</text:p>
          </table:table-cell>
          <table:table-cell office:value-type="float" office:value="27023468665.8977" calcext:value-type="float">
            <text:p>27023468665.8977</text:p>
          </table:table-cell>
          <table:table-cell office:value-type="float" office:value="28645436569.1489" calcext:value-type="float">
            <text:p>28645436569.1489</text:p>
          </table:table-cell>
          <table:table-cell office:value-type="float" office:value="24316556025.6585" calcext:value-type="float">
            <text:p>24316556025.6585</text:p>
          </table:table-cell>
          <table:table-cell office:value-type="float" office:value="22085858243.2432" calcext:value-type="float">
            <text:p>22085858243.2432</text:p>
          </table:table-cell>
          <table:table-cell office:value-type="float" office:value="22367254864.8649" calcext:value-type="float">
            <text:p>22367254864.8649</text:p>
          </table:table-cell>
          <table:table-cell office:value-type="float" office:value="28448326756.7568" calcext:value-type="float">
            <text:p>28448326756.7568</text:p>
          </table:table-cell>
          <table:table-cell office:value-type="float" office:value="30429803651.2192" calcext:value-type="float">
            <text:p>30429803651.2192</text:p>
          </table:table-cell>
          <table:table-cell office:value-type="float" office:value="25017368696.8455" calcext:value-type="float">
            <text:p>25017368696.8455</text:p>
          </table:table-cell>
          <table:table-cell office:value-type="float" office:value="25365908058.7205" calcext:value-type="float">
            <text:p>25365908058.7205</text:p>
          </table:table-cell>
          <table:table-cell office:value-type="float" office:value="25736331247.1786" calcext:value-type="float">
            <text:p>25736331247.1786</text:p>
          </table:table-cell>
          <table:table-cell office:value-type="float" office:value="28364615241.6894" calcext:value-type="float">
            <text:p>28364615241.6894</text:p>
          </table:table-cell>
          <table:table-cell office:value-type="float" office:value="30565400000" calcext:value-type="float">
            <text:p>30565400000</text:p>
          </table:table-cell>
          <table:table-cell office:value-type="float" office:value="31682400000" calcext:value-type="float">
            <text:p>31682400000</text:p>
          </table:table-cell>
          <table:table-cell office:value-type="float" office:value="33590500000" calcext:value-type="float">
            <text:p>33590500000</text:p>
          </table:table-cell>
          <table:table-cell office:value-type="float" office:value="35901200000" calcext:value-type="float">
            <text:p>35901200000</text:p>
          </table:table-cell>
          <table:table-cell office:value-type="float" office:value="38203000000" calcext:value-type="float">
            <text:p>38203000000</text:p>
          </table:table-cell>
          <table:table-cell office:value-type="float" office:value="42643836074.8" calcext:value-type="float">
            <text:p>42643836074.8</text:p>
          </table:table-cell>
          <table:table-cell office:value-type="float" office:value="52742800000" calcext:value-type="float">
            <text:p>52742800000</text:p>
          </table:table-cell>
          <table:table-cell office:value-type="float" office:value="58603900000" calcext:value-type="float">
            <text:p>58603900000</text:p>
          </table:table-cell>
          <table:table-cell office:value-type="float" office:value="60806300000" calcext:value-type="float">
            <text:p>60806300000</text:p>
          </table:table-cell>
          <table:table-cell office:value-type="float" office:value="62080000000" calcext:value-type="float">
            <text:p>62080000000</text:p>
          </table:table-cell>
          <table:table-cell office:value-type="float" office:value="64328000000" calcext:value-type="float">
            <text:p>64328000000</text:p>
          </table:table-cell>
          <table:table-cell office:value-type="float" office:value="68990000000" calcext:value-type="float">
            <text:p>68990000000</text:p>
          </table:table-cell>
          <table:table-cell office:value-type="float" office:value="73141000000" calcext:value-type="float">
            <text:p>73141000000</text:p>
          </table:table-cell>
          <table:table-cell office:value-type="float" office:value="77148000000" calcext:value-type="float">
            <text:p>77148000000</text:p>
          </table:table-cell>
          <table:table-cell office:value-type="float" office:value="80656000000" calcext:value-type="float">
            <text:p>80656000000</text:p>
          </table:table-cell>
          <table:table-cell office:value-type="float" office:value="87133000000" calcext:value-type="float">
            <text:p>87133000000</text:p>
          </table:table-cell>
          <table:table-cell office:value-type="float" office:value="91370000000" calcext:value-type="float">
            <text:p>91370000000</text:p>
          </table:table-cell>
          <table:table-cell office:value-type="float" office:value="96851000000" calcext:value-type="float">
            <text:p>96851000000</text:p>
          </table:table-cell>
          <table:table-cell/>
        </table:table-row>
        <table:table-row table:style-name="ro1">
          <table:table-cell office:value-type="string" calcext:value-type="string">
            <text:p>Islas Caimán</text:p>
          </table:table-cell>
          <table:table-cell office:value-type="string" calcext:value-type="string">
            <text:p>CYM</text:p>
          </table:table-cell>
          <table:table-cell table:number-columns-repeated="45"/>
          <table:table-cell office:value-type="float" office:value="2315972638.90556" calcext:value-type="float">
            <text:p>2315972638.90556</text:p>
          </table:table-cell>
          <table:table-cell office:value-type="float" office:value="4227798075.03127" calcext:value-type="float">
            <text:p>4227798075.03127</text:p>
          </table:table-cell>
          <table:table-cell table:number-columns-repeated="10"/>
          <table:table-cell office:value-type="float" office:value="3570575151.26723" calcext:value-type="float">
            <text:p>3570575151.26723</text:p>
          </table:table-cell>
          <table:table-cell/>
        </table:table-row>
        <table:table-row table:style-name="ro1">
          <table:table-cell office:value-type="string" calcext:value-type="string">
            <text:p>Chipre</text:p>
          </table:table-cell>
          <table:table-cell office:value-type="string" calcext:value-type="string">
            <text:p>CYP</text:p>
          </table:table-cell>
          <table:table-cell table:number-columns-repeated="15"/>
          <table:table-cell office:value-type="float" office:value="489914760.682807" calcext:value-type="float">
            <text:p>489914760.682807</text:p>
          </table:table-cell>
          <table:table-cell office:value-type="float" office:value="576090073.715036" calcext:value-type="float">
            <text:p>576090073.715036</text:p>
          </table:table-cell>
          <table:table-cell office:value-type="float" office:value="734887973.975806" calcext:value-type="float">
            <text:p>734887973.975806</text:p>
          </table:table-cell>
          <table:table-cell office:value-type="float" office:value="964026512.197839" calcext:value-type="float">
            <text:p>964026512.197839</text:p>
          </table:table-cell>
          <table:table-cell office:value-type="float" office:value="1288715209.58084" calcext:value-type="float">
            <text:p>1288715209.58084</text:p>
          </table:table-cell>
          <table:table-cell office:value-type="float" office:value="2154311276.94859" calcext:value-type="float">
            <text:p>2154311276.94859</text:p>
          </table:table-cell>
          <table:table-cell office:value-type="float" office:value="2087496373.77964" calcext:value-type="float">
            <text:p>2087496373.77964</text:p>
          </table:table-cell>
          <table:table-cell office:value-type="float" office:value="2159242416.76942" calcext:value-type="float">
            <text:p>2159242416.76942</text:p>
          </table:table-cell>
          <table:table-cell office:value-type="float" office:value="2160364071.19021" calcext:value-type="float">
            <text:p>2160364071.19021</text:p>
          </table:table-cell>
          <table:table-cell office:value-type="float" office:value="2278248953.14058" calcext:value-type="float">
            <text:p>2278248953.14058</text:p>
          </table:table-cell>
          <table:table-cell office:value-type="float" office:value="2430411900.19194" calcext:value-type="float">
            <text:p>2430411900.19194</text:p>
          </table:table-cell>
          <table:table-cell office:value-type="float" office:value="3090734463.27684" calcext:value-type="float">
            <text:p>3090734463.27684</text:p>
          </table:table-cell>
          <table:table-cell office:value-type="float" office:value="3704813885.50548" calcext:value-type="float">
            <text:p>3704813885.50548</text:p>
          </table:table-cell>
          <table:table-cell office:value-type="float" office:value="4278792597.23965" calcext:value-type="float">
            <text:p>4278792597.23965</text:p>
          </table:table-cell>
          <table:table-cell office:value-type="float" office:value="4563482603.5503" calcext:value-type="float">
            <text:p>4563482603.5503</text:p>
          </table:table-cell>
          <table:table-cell office:value-type="float" office:value="5591130217.66965" calcext:value-type="float">
            <text:p>5591130217.66965</text:p>
          </table:table-cell>
          <table:table-cell office:value-type="float" office:value="5770197348.48485" calcext:value-type="float">
            <text:p>5770197348.48485</text:p>
          </table:table-cell>
          <table:table-cell office:value-type="float" office:value="6912150456.32334" calcext:value-type="float">
            <text:p>6912150456.32334</text:p>
          </table:table-cell>
          <table:table-cell office:value-type="float" office:value="6590291048.29211" calcext:value-type="float">
            <text:p>6590291048.29211</text:p>
          </table:table-cell>
          <table:table-cell office:value-type="float" office:value="7425703928.57143" calcext:value-type="float">
            <text:p>7425703928.57143</text:p>
          </table:table-cell>
          <table:table-cell office:value-type="float" office:value="9933143596.37775" calcext:value-type="float">
            <text:p>9933143596.37775</text:p>
          </table:table-cell>
          <table:table-cell office:value-type="float" office:value="10011919698.8708" calcext:value-type="float">
            <text:p>10011919698.8708</text:p>
          </table:table-cell>
          <table:table-cell office:value-type="float" office:value="9547822120.86659" calcext:value-type="float">
            <text:p>9547822120.86659</text:p>
          </table:table-cell>
          <table:table-cell office:value-type="float" office:value="10248619909.5023" calcext:value-type="float">
            <text:p>10248619909.5023</text:p>
          </table:table-cell>
          <table:table-cell office:value-type="float" office:value="10497907227.616" calcext:value-type="float">
            <text:p>10497907227.616</text:p>
          </table:table-cell>
          <table:table-cell office:value-type="float" office:value="9985843543.82658" calcext:value-type="float">
            <text:p>9985843543.82658</text:p>
          </table:table-cell>
          <table:table-cell office:value-type="float" office:value="10397896174.8634" calcext:value-type="float">
            <text:p>10397896174.8634</text:p>
          </table:table-cell>
          <table:table-cell office:value-type="float" office:value="11420230769.2308" calcext:value-type="float">
            <text:p>11420230769.2308</text:p>
          </table:table-cell>
          <table:table-cell office:value-type="float" office:value="14547327293.3182" calcext:value-type="float">
            <text:p>14547327293.3182</text:p>
          </table:table-cell>
          <table:table-cell office:value-type="float" office:value="17320550000" calcext:value-type="float">
            <text:p>17320550000</text:p>
          </table:table-cell>
          <table:table-cell office:value-type="float" office:value="18433416241.761" calcext:value-type="float">
            <text:p>18433416241.761</text:p>
          </table:table-cell>
          <table:table-cell office:value-type="float" office:value="20072788859.6161" calcext:value-type="float">
            <text:p>20072788859.6161</text:p>
          </table:table-cell>
          <table:table-cell office:value-type="float" office:value="23968765398.3028" calcext:value-type="float">
            <text:p>23968765398.3028</text:p>
          </table:table-cell>
          <table:table-cell office:value-type="float" office:value="27839724622.8212" calcext:value-type="float">
            <text:p>27839724622.8212</text:p>
          </table:table-cell>
          <table:table-cell office:value-type="float" office:value="25942664629.0636" calcext:value-type="float">
            <text:p>25942664629.0636</text:p>
          </table:table-cell>
          <table:table-cell office:value-type="float" office:value="25562264900.6622" calcext:value-type="float">
            <text:p>25562264900.6622</text:p>
          </table:table-cell>
          <table:table-cell office:value-type="float" office:value="27426994717.8204" calcext:value-type="float">
            <text:p>27426994717.8204</text:p>
          </table:table-cell>
          <table:table-cell office:value-type="float" office:value="25041397918.5404" calcext:value-type="float">
            <text:p>25041397918.5404</text:p>
          </table:table-cell>
          <table:table-cell office:value-type="float" office:value="24084559214.0202" calcext:value-type="float">
            <text:p>24084559214.0202</text:p>
          </table:table-cell>
          <table:table-cell office:value-type="float" office:value="23364707443.2798" calcext:value-type="float">
            <text:p>23364707443.2798</text:p>
          </table:table-cell>
          <table:table-cell office:value-type="float" office:value="19680625485.1946" calcext:value-type="float">
            <text:p>19680625485.1946</text:p>
          </table:table-cell>
          <table:table-cell office:value-type="float" office:value="20453761061.9469" calcext:value-type="float">
            <text:p>20453761061.9469</text:p>
          </table:table-cell>
          <table:table-cell office:value-type="float" office:value="22141864998.8731" calcext:value-type="float">
            <text:p>22141864998.8731</text:p>
          </table:table-cell>
          <table:table-cell office:value-type="float" office:value="24469841831.9169" calcext:value-type="float">
            <text:p>24469841831.9169</text:p>
          </table:table-cell>
        </table:table-row>
        <table:table-row table:style-name="ro1">
          <table:table-cell office:value-type="string" calcext:value-type="string">
            <text:p>República Checa</text:p>
          </table:table-cell>
          <table:table-cell office:value-type="string" calcext:value-type="string">
            <text:p>CZE</text:p>
          </table:table-cell>
          <table:table-cell table:number-columns-repeated="30"/>
          <table:table-cell office:value-type="float" office:value="40477403219.5176" calcext:value-type="float">
            <text:p>40477403219.5176</text:p>
          </table:table-cell>
          <table:table-cell office:value-type="float" office:value="29675502269.5661" calcext:value-type="float">
            <text:p>29675502269.5661</text:p>
          </table:table-cell>
          <table:table-cell office:value-type="float" office:value="34590052812.1684" calcext:value-type="float">
            <text:p>34590052812.1684</text:p>
          </table:table-cell>
          <table:table-cell office:value-type="float" office:value="40614350197.2353" calcext:value-type="float">
            <text:p>40614350197.2353</text:p>
          </table:table-cell>
          <table:table-cell office:value-type="float" office:value="47554674590.9328" calcext:value-type="float">
            <text:p>47554674590.9328</text:p>
          </table:table-cell>
          <table:table-cell office:value-type="float" office:value="59775697061.0399" calcext:value-type="float">
            <text:p>59775697061.0399</text:p>
          </table:table-cell>
          <table:table-cell office:value-type="float" office:value="66985765439.1937" calcext:value-type="float">
            <text:p>66985765439.1937</text:p>
          </table:table-cell>
          <table:table-cell office:value-type="float" office:value="61792161168.0011" calcext:value-type="float">
            <text:p>61792161168.0011</text:p>
          </table:table-cell>
          <table:table-cell office:value-type="float" office:value="66490372105.1262" calcext:value-type="float">
            <text:p>66490372105.1262</text:p>
          </table:table-cell>
          <table:table-cell office:value-type="float" office:value="64867483193.1315" calcext:value-type="float">
            <text:p>64867483193.1315</text:p>
          </table:table-cell>
          <table:table-cell office:value-type="float" office:value="61649492816.5201" calcext:value-type="float">
            <text:p>61649492816.5201</text:p>
          </table:table-cell>
          <table:table-cell office:value-type="float" office:value="67523642262.4009" calcext:value-type="float">
            <text:p>67523642262.4009</text:p>
          </table:table-cell>
          <table:table-cell office:value-type="float" office:value="81910771993.9155" calcext:value-type="float">
            <text:p>81910771993.9155</text:p>
          </table:table-cell>
          <table:table-cell office:value-type="float" office:value="99627140274.3805" calcext:value-type="float">
            <text:p>99627140274.3805</text:p>
          </table:table-cell>
          <table:table-cell office:value-type="float" office:value="119162172468.268" calcext:value-type="float">
            <text:p>119162172468.268</text:p>
          </table:table-cell>
          <table:table-cell office:value-type="float" office:value="136280689891.224" calcext:value-type="float">
            <text:p>136280689891.224</text:p>
          </table:table-cell>
          <table:table-cell office:value-type="float" office:value="155463807112.889" calcext:value-type="float">
            <text:p>155463807112.889</text:p>
          </table:table-cell>
          <table:table-cell office:value-type="float" office:value="189227050759.595" calcext:value-type="float">
            <text:p>189227050759.595</text:p>
          </table:table-cell>
          <table:table-cell office:value-type="float" office:value="235718586901.129" calcext:value-type="float">
            <text:p>235718586901.129</text:p>
          </table:table-cell>
          <table:table-cell office:value-type="float" office:value="206179982164.402" calcext:value-type="float">
            <text:p>206179982164.402</text:p>
          </table:table-cell>
          <table:table-cell office:value-type="float" office:value="207477857918.919" calcext:value-type="float">
            <text:p>207477857918.919</text:p>
          </table:table-cell>
          <table:table-cell office:value-type="float" office:value="227948349666.354" calcext:value-type="float">
            <text:p>227948349666.354</text:p>
          </table:table-cell>
          <table:table-cell office:value-type="float" office:value="207376427020.815" calcext:value-type="float">
            <text:p>207376427020.815</text:p>
          </table:table-cell>
          <table:table-cell office:value-type="float" office:value="209402444996.104" calcext:value-type="float">
            <text:p>209402444996.104</text:p>
          </table:table-cell>
          <table:table-cell office:value-type="float" office:value="207818330723.835" calcext:value-type="float">
            <text:p>207818330723.835</text:p>
          </table:table-cell>
          <table:table-cell office:value-type="float" office:value="186829940545.759" calcext:value-type="float">
            <text:p>186829940545.759</text:p>
          </table:table-cell>
          <table:table-cell office:value-type="float" office:value="195090272402.729" calcext:value-type="float">
            <text:p>195090272402.729</text:p>
          </table:table-cell>
          <table:table-cell office:value-type="float" office:value="215913545038.43" calcext:value-type="float">
            <text:p>215913545038.43</text:p>
          </table:table-cell>
          <table:table-cell office:value-type="float" office:value="245225882903.37" calcext:value-type="float">
            <text:p>245225882903.37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string" calcext:value-type="string">
            <text:p>DEU</text:p>
          </table:table-cell>
          <table:table-cell table:number-columns-repeated="10"/>
          <table:table-cell office:value-type="float" office:value="215021806498.156" calcext:value-type="float">
            <text:p>215021806498.156</text:p>
          </table:table-cell>
          <table:table-cell office:value-type="float" office:value="249039217364.635" calcext:value-type="float">
            <text:p>249039217364.635</text:p>
          </table:table-cell>
          <table:table-cell office:value-type="float" office:value="298667219346.133" calcext:value-type="float">
            <text:p>298667219346.133</text:p>
          </table:table-cell>
          <table:table-cell office:value-type="float" office:value="396866742553.97" calcext:value-type="float">
            <text:p>396866742553.97</text:p>
          </table:table-cell>
          <table:table-cell office:value-type="float" office:value="443618642959.716" calcext:value-type="float">
            <text:p>443618642959.716</text:p>
          </table:table-cell>
          <table:table-cell office:value-type="float" office:value="488780155338.262" calcext:value-type="float">
            <text:p>488780155338.262</text:p>
          </table:table-cell>
          <table:table-cell office:value-type="float" office:value="517787921003.573" calcext:value-type="float">
            <text:p>517787921003.573</text:p>
          </table:table-cell>
          <table:table-cell office:value-type="float" office:value="598226205424.071" calcext:value-type="float">
            <text:p>598226205424.071</text:p>
          </table:table-cell>
          <table:table-cell office:value-type="float" office:value="737668356280.428" calcext:value-type="float">
            <text:p>737668356280.428</text:p>
          </table:table-cell>
          <table:table-cell office:value-type="float" office:value="878010536975.776" calcext:value-type="float">
            <text:p>878010536975.776</text:p>
          </table:table-cell>
          <table:table-cell office:value-type="float" office:value="946695355820.96" calcext:value-type="float">
            <text:p>946695355820.96</text:p>
          </table:table-cell>
          <table:table-cell office:value-type="float" office:value="797443405711.813" calcext:value-type="float">
            <text:p>797443405711.813</text:p>
          </table:table-cell>
          <table:table-cell office:value-type="float" office:value="773638200773.757" calcext:value-type="float">
            <text:p>773638200773.757</text:p>
          </table:table-cell>
          <table:table-cell office:value-type="float" office:value="767768378016.086" calcext:value-type="float">
            <text:p>767768378016.086</text:p>
          </table:table-cell>
          <table:table-cell office:value-type="float" office:value="722367608343.069" calcext:value-type="float">
            <text:p>722367608343.069</text:p>
          </table:table-cell>
          <table:table-cell office:value-type="float" office:value="729763282952.432" calcext:value-type="float">
            <text:p>729763282952.432</text:p>
          </table:table-cell>
          <table:table-cell office:value-type="float" office:value="1042300769791.95" calcext:value-type="float">
            <text:p>1042300769791.95</text:p>
          </table:table-cell>
          <table:table-cell office:value-type="float" office:value="1293264353318.82" calcext:value-type="float">
            <text:p>1293264353318.82</text:p>
          </table:table-cell>
          <table:table-cell office:value-type="float" office:value="1395931548502.06" calcext:value-type="float">
            <text:p>1395931548502.06</text:p>
          </table:table-cell>
          <table:table-cell office:value-type="float" office:value="1393674332154.37" calcext:value-type="float">
            <text:p>1393674332154.37</text:p>
          </table:table-cell>
          <table:table-cell office:value-type="float" office:value="1764967948916.6" calcext:value-type="float">
            <text:p>1764967948916.6</text:p>
          </table:table-cell>
          <table:table-cell office:value-type="float" office:value="1861873895109.02" calcext:value-type="float">
            <text:p>1861873895109.02</text:p>
          </table:table-cell>
          <table:table-cell office:value-type="float" office:value="2123130870381.97" calcext:value-type="float">
            <text:p>2123130870381.97</text:p>
          </table:table-cell>
          <table:table-cell office:value-type="float" office:value="2068555542410.98" calcext:value-type="float">
            <text:p>2068555542410.98</text:p>
          </table:table-cell>
          <table:table-cell office:value-type="float" office:value="2205966011811.5" calcext:value-type="float">
            <text:p>2205966011811.5</text:p>
          </table:table-cell>
          <table:table-cell office:value-type="float" office:value="2591620035485.19" calcext:value-type="float">
            <text:p>2591620035485.19</text:p>
          </table:table-cell>
          <table:table-cell office:value-type="float" office:value="2503665193657.4" calcext:value-type="float">
            <text:p>2503665193657.4</text:p>
          </table:table-cell>
          <table:table-cell office:value-type="float" office:value="2218689375140.99" calcext:value-type="float">
            <text:p>2218689375140.99</text:p>
          </table:table-cell>
          <table:table-cell office:value-type="float" office:value="2243225519617.65" calcext:value-type="float">
            <text:p>2243225519617.65</text:p>
          </table:table-cell>
          <table:table-cell office:value-type="float" office:value="2199957383336.88" calcext:value-type="float">
            <text:p>2199957383336.88</text:p>
          </table:table-cell>
          <table:table-cell office:value-type="float" office:value="1949953934033.54" calcext:value-type="float">
            <text:p>1949953934033.54</text:p>
          </table:table-cell>
          <table:table-cell office:value-type="float" office:value="1950648769574.94" calcext:value-type="float">
            <text:p>1950648769574.94</text:p>
          </table:table-cell>
          <table:table-cell office:value-type="float" office:value="2079136081309.99" calcext:value-type="float">
            <text:p>2079136081309.99</text:p>
          </table:table-cell>
          <table:table-cell office:value-type="float" office:value="2505733634311.51" calcext:value-type="float">
            <text:p>2505733634311.51</text:p>
          </table:table-cell>
          <table:table-cell office:value-type="float" office:value="2819245095604.67" calcext:value-type="float">
            <text:p>2819245095604.67</text:p>
          </table:table-cell>
          <table:table-cell office:value-type="float" office:value="2861410272354.18" calcext:value-type="float">
            <text:p>2861410272354.18</text:p>
          </table:table-cell>
          <table:table-cell office:value-type="float" office:value="3002446368084.31" calcext:value-type="float">
            <text:p>3002446368084.31</text:p>
          </table:table-cell>
          <table:table-cell office:value-type="float" office:value="3439953462907.2" calcext:value-type="float">
            <text:p>3439953462907.2</text:p>
          </table:table-cell>
          <table:table-cell office:value-type="float" office:value="3752365607148.09" calcext:value-type="float">
            <text:p>3752365607148.09</text:p>
          </table:table-cell>
          <table:table-cell office:value-type="float" office:value="3418005001389.27" calcext:value-type="float">
            <text:p>3418005001389.27</text:p>
          </table:table-cell>
          <table:table-cell office:value-type="float" office:value="3417094562648.95" calcext:value-type="float">
            <text:p>3417094562648.95</text:p>
          </table:table-cell>
          <table:table-cell office:value-type="float" office:value="3757698281117.55" calcext:value-type="float">
            <text:p>3757698281117.55</text:p>
          </table:table-cell>
          <table:table-cell office:value-type="float" office:value="3543983909148.01" calcext:value-type="float">
            <text:p>3543983909148.01</text:p>
          </table:table-cell>
          <table:table-cell office:value-type="float" office:value="3752513503278.41" calcext:value-type="float">
            <text:p>3752513503278.41</text:p>
          </table:table-cell>
          <table:table-cell office:value-type="float" office:value="3898726503841.35" calcext:value-type="float">
            <text:p>3898726503841.35</text:p>
          </table:table-cell>
          <table:table-cell office:value-type="float" office:value="3381389338658.82" calcext:value-type="float">
            <text:p>3381389338658.82</text:p>
          </table:table-cell>
          <table:table-cell office:value-type="float" office:value="3495162856297.22" calcext:value-type="float">
            <text:p>3495162856297.22</text:p>
          </table:table-cell>
          <table:table-cell office:value-type="float" office:value="3693204332229.78" calcext:value-type="float">
            <text:p>3693204332229.78</text:p>
          </table:table-cell>
          <table:table-cell office:value-type="float" office:value="3996759291057.81" calcext:value-type="float">
            <text:p>3996759291057.81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table:number-columns-repeated="25"/>
          <table:table-cell office:value-type="float" office:value="340989527.967995" calcext:value-type="float">
            <text:p>340989527.967995</text:p>
          </table:table-cell>
          <table:table-cell/>
          <table:table-cell office:value-type="float" office:value="373371738.286415" calcext:value-type="float">
            <text:p>373371738.286415</text:p>
          </table:table-cell>
          <table:table-cell office:value-type="float" office:value="395794538.630775" calcext:value-type="float">
            <text:p>395794538.630775</text:p>
          </table:table-cell>
          <table:table-cell office:value-type="float" office:value="409220087.102818" calcext:value-type="float">
            <text:p>409220087.102818</text:p>
          </table:table-cell>
          <table:table-cell office:value-type="float" office:value="452328087.282876" calcext:value-type="float">
            <text:p>452328087.282876</text:p>
          </table:table-cell>
          <table:table-cell office:value-type="float" office:value="462421998.525779" calcext:value-type="float">
            <text:p>462421998.525779</text:p>
          </table:table-cell>
          <table:table-cell office:value-type="float" office:value="478058304.871118" calcext:value-type="float">
            <text:p>478058304.871118</text:p>
          </table:table-cell>
          <table:table-cell office:value-type="float" office:value="466048469.22986" calcext:value-type="float">
            <text:p>466048469.22986</text:p>
          </table:table-cell>
          <table:table-cell office:value-type="float" office:value="491689220.744875" calcext:value-type="float">
            <text:p>491689220.744875</text:p>
          </table:table-cell>
          <table:table-cell office:value-type="float" office:value="497723960.589913" calcext:value-type="float">
            <text:p>497723960.589913</text:p>
          </table:table-cell>
          <table:table-cell office:value-type="float" office:value="494004647.73437" calcext:value-type="float">
            <text:p>494004647.73437</text:p>
          </table:table-cell>
          <table:table-cell office:value-type="float" office:value="502675542.001227" calcext:value-type="float">
            <text:p>502675542.001227</text:p>
          </table:table-cell>
          <table:table-cell office:value-type="float" office:value="514267869.300758" calcext:value-type="float">
            <text:p>514267869.300758</text:p>
          </table:table-cell>
          <table:table-cell office:value-type="float" office:value="536080148.097299" calcext:value-type="float">
            <text:p>536080148.097299</text:p>
          </table:table-cell>
          <table:table-cell office:value-type="float" office:value="551230861.856506" calcext:value-type="float">
            <text:p>551230861.856506</text:p>
          </table:table-cell>
          <table:table-cell office:value-type="float" office:value="572417440.820162" calcext:value-type="float">
            <text:p>572417440.820162</text:p>
          </table:table-cell>
          <table:table-cell office:value-type="float" office:value="591122039.601398" calcext:value-type="float">
            <text:p>591122039.601398</text:p>
          </table:table-cell>
          <table:table-cell office:value-type="float" office:value="622044665.515049" calcext:value-type="float">
            <text:p>622044665.515049</text:p>
          </table:table-cell>
          <table:table-cell office:value-type="float" office:value="666072101.777505" calcext:value-type="float">
            <text:p>666072101.777505</text:p>
          </table:table-cell>
          <table:table-cell office:value-type="float" office:value="708633194.726566" calcext:value-type="float">
            <text:p>708633194.726566</text:p>
          </table:table-cell>
          <table:table-cell office:value-type="float" office:value="768873684.032838" calcext:value-type="float">
            <text:p>768873684.032838</text:p>
          </table:table-cell>
          <table:table-cell office:value-type="float" office:value="847918929.107984" calcext:value-type="float">
            <text:p>847918929.107984</text:p>
          </table:table-cell>
          <table:table-cell office:value-type="float" office:value="999105339.267729" calcext:value-type="float">
            <text:p>999105339.267729</text:p>
          </table:table-cell>
          <table:table-cell office:value-type="float" office:value="1049110684.72493" calcext:value-type="float">
            <text:p>1049110684.72493</text:p>
          </table:table-cell>
          <table:table-cell office:value-type="float" office:value="1128611700.3618" calcext:value-type="float">
            <text:p>1128611700.3618</text:p>
          </table:table-cell>
          <table:table-cell office:value-type="float" office:value="1239144501.77525" calcext:value-type="float">
            <text:p>1239144501.77525</text:p>
          </table:table-cell>
          <table:table-cell office:value-type="float" office:value="1353632941.5207" calcext:value-type="float">
            <text:p>1353632941.5207</text:p>
          </table:table-cell>
          <table:table-cell office:value-type="float" office:value="1324733711.82922" calcext:value-type="float">
            <text:p>1324733711.82922</text:p>
          </table:table-cell>
          <table:table-cell office:value-type="float" office:value="1455035088.74594" calcext:value-type="float">
            <text:p>1455035088.74594</text:p>
          </table:table-cell>
          <table:table-cell office:value-type="float" office:value="1633741922.68737" calcext:value-type="float">
            <text:p>1633741922.68737</text:p>
          </table:table-cell>
          <table:table-cell office:value-type="float" office:value="1764268468.93991" calcext:value-type="float">
            <text:p>1764268468.93991</text:p>
          </table:table-cell>
          <table:table-cell office:value-type="float" office:value="1844674434.50371" calcext:value-type="float">
            <text:p>1844674434.50371</text:p>
          </table:table-cell>
          <table:table-cell office:value-type="float" office:value="1965982321.62953" calcext:value-type="float">
            <text:p>1965982321.62953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table:number-columns-repeated="17"/>
          <table:table-cell office:value-type="float" office:value="45872947.4074074" calcext:value-type="float">
            <text:p>45872947.4074074</text:p>
          </table:table-cell>
          <table:table-cell office:value-type="float" office:value="57130215.5555556" calcext:value-type="float">
            <text:p>57130215.5555556</text:p>
          </table:table-cell>
          <table:table-cell office:value-type="float" office:value="55017758.8888889" calcext:value-type="float">
            <text:p>55017758.8888889</text:p>
          </table:table-cell>
          <table:table-cell office:value-type="float" office:value="72804653.3333333" calcext:value-type="float">
            <text:p>72804653.3333333</text:p>
          </table:table-cell>
          <table:table-cell office:value-type="float" office:value="82107391.1111111" calcext:value-type="float">
            <text:p>82107391.1111111</text:p>
          </table:table-cell>
          <table:table-cell office:value-type="float" office:value="89527576.6666667" calcext:value-type="float">
            <text:p>89527576.6666667</text:p>
          </table:table-cell>
          <table:table-cell office:value-type="float" office:value="98665191.4814814" calcext:value-type="float">
            <text:p>98665191.4814814</text:p>
          </table:table-cell>
          <table:table-cell office:value-type="float" office:value="109157070.740741" calcext:value-type="float">
            <text:p>109157070.740741</text:p>
          </table:table-cell>
          <table:table-cell office:value-type="float" office:value="119491932.962963" calcext:value-type="float">
            <text:p>119491932.962963</text:p>
          </table:table-cell>
          <table:table-cell office:value-type="float" office:value="135161958.518519" calcext:value-type="float">
            <text:p>135161958.518519</text:p>
          </table:table-cell>
          <table:table-cell office:value-type="float" office:value="151868754.444444" calcext:value-type="float">
            <text:p>151868754.444444</text:p>
          </table:table-cell>
          <table:table-cell office:value-type="float" office:value="171106184.074074" calcext:value-type="float">
            <text:p>171106184.074074</text:p>
          </table:table-cell>
          <table:table-cell office:value-type="float" office:value="185137242.962963" calcext:value-type="float">
            <text:p>185137242.962963</text:p>
          </table:table-cell>
          <table:table-cell office:value-type="float" office:value="201428730" calcext:value-type="float">
            <text:p>201428730</text:p>
          </table:table-cell>
          <table:table-cell office:value-type="float" office:value="219763222.222222" calcext:value-type="float">
            <text:p>219763222.222222</text:p>
          </table:table-cell>
          <table:table-cell office:value-type="float" office:value="234058259.259259" calcext:value-type="float">
            <text:p>234058259.259259</text:p>
          </table:table-cell>
          <table:table-cell office:value-type="float" office:value="245527592.592593" calcext:value-type="float">
            <text:p>245527592.592593</text:p>
          </table:table-cell>
          <table:table-cell office:value-type="float" office:value="264375666.666667" calcext:value-type="float">
            <text:p>264375666.666667</text:p>
          </table:table-cell>
          <table:table-cell office:value-type="float" office:value="274522148.148148" calcext:value-type="float">
            <text:p>274522148.148148</text:p>
          </table:table-cell>
          <table:table-cell office:value-type="float" office:value="292286000" calcext:value-type="float">
            <text:p>292286000</text:p>
          </table:table-cell>
          <table:table-cell office:value-type="float" office:value="302989185.185185" calcext:value-type="float">
            <text:p>302989185.185185</text:p>
          </table:table-cell>
          <table:table-cell office:value-type="float" office:value="322409851.851852" calcext:value-type="float">
            <text:p>322409851.851852</text:p>
          </table:table-cell>
          <table:table-cell office:value-type="float" office:value="331759000" calcext:value-type="float">
            <text:p>331759000</text:p>
          </table:table-cell>
          <table:table-cell office:value-type="float" office:value="333468888.888889" calcext:value-type="float">
            <text:p>333468888.888889</text:p>
          </table:table-cell>
          <table:table-cell office:value-type="float" office:value="340205074.074074" calcext:value-type="float">
            <text:p>340205074.074074</text:p>
          </table:table-cell>
          <table:table-cell office:value-type="float" office:value="333195185.185185" calcext:value-type="float">
            <text:p>333195185.185185</text:p>
          </table:table-cell>
          <table:table-cell office:value-type="float" office:value="343310666.666667" calcext:value-type="float">
            <text:p>343310666.666667</text:p>
          </table:table-cell>
          <table:table-cell office:value-type="float" office:value="367199111.111111" calcext:value-type="float">
            <text:p>367199111.111111</text:p>
          </table:table-cell>
          <table:table-cell office:value-type="float" office:value="364255074.074074" calcext:value-type="float">
            <text:p>364255074.074074</text:p>
          </table:table-cell>
          <table:table-cell office:value-type="float" office:value="390250148.148148" calcext:value-type="float">
            <text:p>390250148.148148</text:p>
          </table:table-cell>
          <table:table-cell office:value-type="float" office:value="421375851.851852" calcext:value-type="float">
            <text:p>421375851.851852</text:p>
          </table:table-cell>
          <table:table-cell office:value-type="float" office:value="458190185.185185" calcext:value-type="float">
            <text:p>458190185.185185</text:p>
          </table:table-cell>
          <table:table-cell office:value-type="float" office:value="489074333.333333" calcext:value-type="float">
            <text:p>489074333.333333</text:p>
          </table:table-cell>
          <table:table-cell office:value-type="float" office:value="493824413.333333" calcext:value-type="float">
            <text:p>493824413.333333</text:p>
          </table:table-cell>
          <table:table-cell office:value-type="float" office:value="501025303.333333" calcext:value-type="float">
            <text:p>501025303.333333</text:p>
          </table:table-cell>
          <table:table-cell office:value-type="float" office:value="485997988.148148" calcext:value-type="float">
            <text:p>485997988.148148</text:p>
          </table:table-cell>
          <table:table-cell office:value-type="float" office:value="501979134.444444" calcext:value-type="float">
            <text:p>501979134.444444</text:p>
          </table:table-cell>
          <table:table-cell office:value-type="float" office:value="523540777.777778" calcext:value-type="float">
            <text:p>523540777.777778</text:p>
          </table:table-cell>
          <table:table-cell office:value-type="float" office:value="540830670" calcext:value-type="float">
            <text:p>540830670</text:p>
          </table:table-cell>
          <table:table-cell office:value-type="float" office:value="575468234.444445" calcext:value-type="float">
            <text:p>575468234.444445</text:p>
          </table:table-cell>
          <table:table-cell office:value-type="float" office:value="496726248.518519" calcext:value-type="float">
            <text:p>496726248.518519</text:p>
          </table:table-cell>
          <table:table-cell office:value-type="float" office:value="503646211.111111" calcext:value-type="float">
            <text:p>503646211.111111</text:p>
          </table:table-cell>
        </table:table-row>
        <table:table-row table:style-name="ro1">
          <table:table-cell office:value-type="string" calcext:value-type="string">
            <text:p>Dinamarca</text:p>
          </table:table-cell>
          <table:table-cell office:value-type="string" calcext:value-type="string">
            <text:p>DNK</text:p>
          </table:table-cell>
          <table:table-cell office:value-type="float" office:value="6248946880.2777" calcext:value-type="float">
            <text:p>6248946880.2777</text:p>
          </table:table-cell>
          <table:table-cell office:value-type="float" office:value="6933842098.84548" calcext:value-type="float">
            <text:p>6933842098.84548</text:p>
          </table:table-cell>
          <table:table-cell office:value-type="float" office:value="7812968114.40012" calcext:value-type="float">
            <text:p>7812968114.40012</text:p>
          </table:table-cell>
          <table:table-cell office:value-type="float" office:value="8316692385.77386" calcext:value-type="float">
            <text:p>8316692385.77386</text:p>
          </table:table-cell>
          <table:table-cell office:value-type="float" office:value="9506678762.77765" calcext:value-type="float">
            <text:p>9506678762.77765</text:p>
          </table:table-cell>
          <table:table-cell office:value-type="float" office:value="10678897387.0006" calcext:value-type="float">
            <text:p>10678897387.0006</text:p>
          </table:table-cell>
          <table:table-cell office:value-type="float" office:value="11721248101.0874" calcext:value-type="float">
            <text:p>11721248101.0874</text:p>
          </table:table-cell>
          <table:table-cell office:value-type="float" office:value="12788479692.1939" calcext:value-type="float">
            <text:p>12788479692.1939</text:p>
          </table:table-cell>
          <table:table-cell office:value-type="float" office:value="13196541952" calcext:value-type="float">
            <text:p>13196541952</text:p>
          </table:table-cell>
          <table:table-cell office:value-type="float" office:value="15009384584.5333" calcext:value-type="float">
            <text:p>15009384584.5333</text:p>
          </table:table-cell>
          <table:table-cell office:value-type="float" office:value="17075457600" calcext:value-type="float">
            <text:p>17075457600</text:p>
          </table:table-cell>
          <table:table-cell office:value-type="float" office:value="19085731252.4407" calcext:value-type="float">
            <text:p>19085731252.4407</text:p>
          </table:table-cell>
          <table:table-cell office:value-type="float" office:value="23232379951.9376" calcext:value-type="float">
            <text:p>23232379951.9376</text:p>
          </table:table-cell>
          <table:table-cell office:value-type="float" office:value="30730626663.3606" calcext:value-type="float">
            <text:p>30730626663.3606</text:p>
          </table:table-cell>
          <table:table-cell office:value-type="float" office:value="34160444798.1099" calcext:value-type="float">
            <text:p>34160444798.1099</text:p>
          </table:table-cell>
          <table:table-cell office:value-type="float" office:value="40474406216.2821" calcext:value-type="float">
            <text:p>40474406216.2821</text:p>
          </table:table-cell>
          <table:table-cell office:value-type="float" office:value="44575892473.1183" calcext:value-type="float">
            <text:p>44575892473.1183</text:p>
          </table:table-cell>
          <table:table-cell office:value-type="float" office:value="49784338519.4563" calcext:value-type="float">
            <text:p>49784338519.4563</text:p>
          </table:table-cell>
          <table:table-cell office:value-type="float" office:value="60362931853.6249" calcext:value-type="float">
            <text:p>60362931853.6249</text:p>
          </table:table-cell>
          <table:table-cell office:value-type="float" office:value="70366241969.2074" calcext:value-type="float">
            <text:p>70366241969.2074</text:p>
          </table:table-cell>
          <table:table-cell office:value-type="float" office:value="71127528699.9414" calcext:value-type="float">
            <text:p>71127528699.9414</text:p>
          </table:table-cell>
          <table:table-cell office:value-type="float" office:value="61877813965.2413" calcext:value-type="float">
            <text:p>61877813965.2413</text:p>
          </table:table-cell>
          <table:table-cell office:value-type="float" office:value="60412844678.604" calcext:value-type="float">
            <text:p>60412844678.604</text:p>
          </table:table-cell>
          <table:table-cell office:value-type="float" office:value="60644782176.0525" calcext:value-type="float">
            <text:p>60644782176.0525</text:p>
          </table:table-cell>
          <table:table-cell office:value-type="float" office:value="59105236853.7937" calcext:value-type="float">
            <text:p>59105236853.7937</text:p>
          </table:table-cell>
          <table:table-cell office:value-type="float" office:value="62658568287.3429" calcext:value-type="float">
            <text:p>62658568287.3429</text:p>
          </table:table-cell>
          <table:table-cell office:value-type="float" office:value="88078760103.8191" calcext:value-type="float">
            <text:p>88078760103.8191</text:p>
          </table:table-cell>
          <table:table-cell office:value-type="float" office:value="109414423928.775" calcext:value-type="float">
            <text:p>109414423928.775</text:p>
          </table:table-cell>
          <table:table-cell office:value-type="float" office:value="115552846616.653" calcext:value-type="float">
            <text:p>115552846616.653</text:p>
          </table:table-cell>
          <table:table-cell office:value-type="float" office:value="112409222182.704" calcext:value-type="float">
            <text:p>112409222182.704</text:p>
          </table:table-cell>
          <table:table-cell office:value-type="float" office:value="138247285815.855" calcext:value-type="float">
            <text:p>138247285815.855</text:p>
          </table:table-cell>
          <table:table-cell office:value-type="float" office:value="139224688814.195" calcext:value-type="float">
            <text:p>139224688814.195</text:p>
          </table:table-cell>
          <table:table-cell office:value-type="float" office:value="152915654478.885" calcext:value-type="float">
            <text:p>152915654478.885</text:p>
          </table:table-cell>
          <table:table-cell office:value-type="float" office:value="143195627014.605" calcext:value-type="float">
            <text:p>143195627014.605</text:p>
          </table:table-cell>
          <table:table-cell office:value-type="float" office:value="156162386724.523" calcext:value-type="float">
            <text:p>156162386724.523</text:p>
          </table:table-cell>
          <table:table-cell office:value-type="float" office:value="185006881515.065" calcext:value-type="float">
            <text:p>185006881515.065</text:p>
          </table:table-cell>
          <table:table-cell office:value-type="float" office:value="187632346387.984" calcext:value-type="float">
            <text:p>187632346387.984</text:p>
          </table:table-cell>
          <table:table-cell office:value-type="float" office:value="173537647058.824" calcext:value-type="float">
            <text:p>173537647058.824</text:p>
          </table:table-cell>
          <table:table-cell office:value-type="float" office:value="176991934992.837" calcext:value-type="float">
            <text:p>176991934992.837</text:p>
          </table:table-cell>
          <table:table-cell office:value-type="float" office:value="177965188354.692" calcext:value-type="float">
            <text:p>177965188354.692</text:p>
          </table:table-cell>
          <table:table-cell office:value-type="float" office:value="164158739097.623" calcext:value-type="float">
            <text:p>164158739097.623</text:p>
          </table:table-cell>
          <table:table-cell office:value-type="float" office:value="164791442543.375" calcext:value-type="float">
            <text:p>164791442543.375</text:p>
          </table:table-cell>
          <table:table-cell office:value-type="float" office:value="178635163717.431" calcext:value-type="float">
            <text:p>178635163717.431</text:p>
          </table:table-cell>
          <table:table-cell office:value-type="float" office:value="218096033517.009" calcext:value-type="float">
            <text:p>218096033517.009</text:p>
          </table:table-cell>
          <table:table-cell office:value-type="float" office:value="251373002954.382" calcext:value-type="float">
            <text:p>251373002954.382</text:p>
          </table:table-cell>
          <table:table-cell office:value-type="float" office:value="264467336457.17" calcext:value-type="float">
            <text:p>264467336457.17</text:p>
          </table:table-cell>
          <table:table-cell office:value-type="float" office:value="282884947702.966" calcext:value-type="float">
            <text:p>282884947702.966</text:p>
          </table:table-cell>
          <table:table-cell office:value-type="float" office:value="319423424509.066" calcext:value-type="float">
            <text:p>319423424509.066</text:p>
          </table:table-cell>
          <table:table-cell office:value-type="float" office:value="353361038818.383" calcext:value-type="float">
            <text:p>353361038818.383</text:p>
          </table:table-cell>
          <table:table-cell office:value-type="float" office:value="321241303699.006" calcext:value-type="float">
            <text:p>321241303699.006</text:p>
          </table:table-cell>
          <table:table-cell office:value-type="float" office:value="321995279401.502" calcext:value-type="float">
            <text:p>321995279401.502</text:p>
          </table:table-cell>
          <table:table-cell office:value-type="float" office:value="344003137611.271" calcext:value-type="float">
            <text:p>344003137611.271</text:p>
          </table:table-cell>
          <table:table-cell office:value-type="float" office:value="327148943812.137" calcext:value-type="float">
            <text:p>327148943812.137</text:p>
          </table:table-cell>
          <table:table-cell office:value-type="float" office:value="343584391647.927" calcext:value-type="float">
            <text:p>343584391647.927</text:p>
          </table:table-cell>
          <table:table-cell office:value-type="float" office:value="352993631617.708" calcext:value-type="float">
            <text:p>352993631617.708</text:p>
          </table:table-cell>
          <table:table-cell office:value-type="float" office:value="302673068765.972" calcext:value-type="float">
            <text:p>302673068765.972</text:p>
          </table:table-cell>
          <table:table-cell office:value-type="float" office:value="311988119339.251" calcext:value-type="float">
            <text:p>311988119339.251</text:p>
          </table:table-cell>
          <table:table-cell office:value-type="float" office:value="329865553842.833" calcext:value-type="float">
            <text:p>329865553842.833</text:p>
          </table:table-cell>
          <table:table-cell office:value-type="float" office:value="352058410508.345" calcext:value-type="float">
            <text:p>352058410508.345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string" calcext:value-type="string">
            <text:p>DOM</text:p>
          </table:table-cell>
          <table:table-cell office:value-type="float" office:value="672399700" calcext:value-type="float">
            <text:p>672399700</text:p>
          </table:table-cell>
          <table:table-cell office:value-type="float" office:value="654100200" calcext:value-type="float">
            <text:p>654100200</text:p>
          </table:table-cell>
          <table:table-cell office:value-type="float" office:value="824100000" calcext:value-type="float">
            <text:p>824100000</text:p>
          </table:table-cell>
          <table:table-cell office:value-type="float" office:value="940799900" calcext:value-type="float">
            <text:p>940799900</text:p>
          </table:table-cell>
          <table:table-cell office:value-type="float" office:value="1025599900" calcext:value-type="float">
            <text:p>1025599900</text:p>
          </table:table-cell>
          <table:table-cell office:value-type="float" office:value="888100000" calcext:value-type="float">
            <text:p>888100000</text:p>
          </table:table-cell>
          <table:table-cell office:value-type="float" office:value="983900000" calcext:value-type="float">
            <text:p>983900000</text:p>
          </table:table-cell>
          <table:table-cell office:value-type="float" office:value="1034800000" calcext:value-type="float">
            <text:p>1034800000</text:p>
          </table:table-cell>
          <table:table-cell office:value-type="float" office:value="1079100000" calcext:value-type="float">
            <text:p>1079100000</text:p>
          </table:table-cell>
          <table:table-cell office:value-type="float" office:value="1230500000" calcext:value-type="float">
            <text:p>1230500000</text:p>
          </table:table-cell>
          <table:table-cell office:value-type="float" office:value="1485500000" calcext:value-type="float">
            <text:p>1485500000</text:p>
          </table:table-cell>
          <table:table-cell office:value-type="float" office:value="1666500000" calcext:value-type="float">
            <text:p>1666500000</text:p>
          </table:table-cell>
          <table:table-cell office:value-type="float" office:value="1987400000" calcext:value-type="float">
            <text:p>1987400000</text:p>
          </table:table-cell>
          <table:table-cell office:value-type="float" office:value="2344800000" calcext:value-type="float">
            <text:p>2344800000</text:p>
          </table:table-cell>
          <table:table-cell office:value-type="float" office:value="2925700000" calcext:value-type="float">
            <text:p>2925700000</text:p>
          </table:table-cell>
          <table:table-cell office:value-type="float" office:value="3599200000" calcext:value-type="float">
            <text:p>3599200000</text:p>
          </table:table-cell>
          <table:table-cell office:value-type="float" office:value="3951500000" calcext:value-type="float">
            <text:p>3951500000</text:p>
          </table:table-cell>
          <table:table-cell office:value-type="float" office:value="4587100000" calcext:value-type="float">
            <text:p>4587100000</text:p>
          </table:table-cell>
          <table:table-cell office:value-type="float" office:value="4734400000" calcext:value-type="float">
            <text:p>4734400000</text:p>
          </table:table-cell>
          <table:table-cell office:value-type="float" office:value="5498800000" calcext:value-type="float">
            <text:p>5498800000</text:p>
          </table:table-cell>
          <table:table-cell office:value-type="float" office:value="6761300000" calcext:value-type="float">
            <text:p>6761300000</text:p>
          </table:table-cell>
          <table:table-cell office:value-type="float" office:value="7561300000" calcext:value-type="float">
            <text:p>7561300000</text:p>
          </table:table-cell>
          <table:table-cell office:value-type="float" office:value="8267400000" calcext:value-type="float">
            <text:p>8267400000</text:p>
          </table:table-cell>
          <table:table-cell office:value-type="float" office:value="9220600000" calcext:value-type="float">
            <text:p>9220600000</text:p>
          </table:table-cell>
          <table:table-cell office:value-type="float" office:value="11594000000" calcext:value-type="float">
            <text:p>11594000000</text:p>
          </table:table-cell>
          <table:table-cell office:value-type="float" office:value="5044592944.80499" calcext:value-type="float">
            <text:p>5044592944.80499</text:p>
          </table:table-cell>
          <table:table-cell office:value-type="float" office:value="6122198120.02892" calcext:value-type="float">
            <text:p>6122198120.02892</text:p>
          </table:table-cell>
          <table:table-cell office:value-type="float" office:value="5826987099.45901" calcext:value-type="float">
            <text:p>5826987099.45901</text:p>
          </table:table-cell>
          <table:table-cell office:value-type="float" office:value="5374314928.42536" calcext:value-type="float">
            <text:p>5374314928.42536</text:p>
          </table:table-cell>
          <table:table-cell office:value-type="float" office:value="6686593059.93691" calcext:value-type="float">
            <text:p>6686593059.93691</text:p>
          </table:table-cell>
          <table:table-cell office:value-type="float" office:value="7073675544.80847" calcext:value-type="float">
            <text:p>7073675544.80847</text:p>
          </table:table-cell>
          <table:table-cell office:value-type="float" office:value="9734321854.02288" calcext:value-type="float">
            <text:p>9734321854.02288</text:p>
          </table:table-cell>
          <table:table-cell office:value-type="float" office:value="11356271335.9741" calcext:value-type="float">
            <text:p>11356271335.9741</text:p>
          </table:table-cell>
          <table:table-cell office:value-type="float" office:value="13081042400" calcext:value-type="float">
            <text:p>13081042400</text:p>
          </table:table-cell>
          <table:table-cell office:value-type="float" office:value="14664237666.6667" calcext:value-type="float">
            <text:p>14664237666.6667</text:p>
          </table:table-cell>
          <table:table-cell office:value-type="float" office:value="16598679279.0698" calcext:value-type="float">
            <text:p>16598679279.0698</text:p>
          </table:table-cell>
          <table:table-cell office:value-type="float" office:value="18241691857.3544" calcext:value-type="float">
            <text:p>18241691857.3544</text:p>
          </table:table-cell>
          <table:table-cell office:value-type="float" office:value="20017908829.3254" calcext:value-type="float">
            <text:p>20017908829.3254</text:p>
          </table:table-cell>
          <table:table-cell office:value-type="float" office:value="21672526562.7869" calcext:value-type="float">
            <text:p>21672526562.7869</text:p>
          </table:table-cell>
          <table:table-cell office:value-type="float" office:value="22137599986.1056" calcext:value-type="float">
            <text:p>22137599986.1056</text:p>
          </table:table-cell>
          <table:table-cell office:value-type="float" office:value="24305116729.1851" calcext:value-type="float">
            <text:p>24305116729.1851</text:p>
          </table:table-cell>
          <table:table-cell office:value-type="float" office:value="25599311449.3848" calcext:value-type="float">
            <text:p>25599311449.3848</text:p>
          </table:table-cell>
          <table:table-cell office:value-type="float" office:value="27362875602.5011" calcext:value-type="float">
            <text:p>27362875602.5011</text:p>
          </table:table-cell>
          <table:table-cell office:value-type="float" office:value="21642882856.4247" calcext:value-type="float">
            <text:p>21642882856.4247</text:p>
          </table:table-cell>
          <table:table-cell office:value-type="float" office:value="22692574473.3467" calcext:value-type="float">
            <text:p>22692574473.3467</text:p>
          </table:table-cell>
          <table:table-cell office:value-type="float" office:value="36119047252.1794" calcext:value-type="float">
            <text:p>36119047252.1794</text:p>
          </table:table-cell>
          <table:table-cell office:value-type="float" office:value="38116351526.2862" calcext:value-type="float">
            <text:p>38116351526.2862</text:p>
          </table:table-cell>
          <table:table-cell office:value-type="float" office:value="44169678153.1566" calcext:value-type="float">
            <text:p>44169678153.1566</text:p>
          </table:table-cell>
          <table:table-cell office:value-type="float" office:value="48288967303.4896" calcext:value-type="float">
            <text:p>48288967303.4896</text:p>
          </table:table-cell>
          <table:table-cell office:value-type="float" office:value="48376555305.6902" calcext:value-type="float">
            <text:p>48376555305.6902</text:p>
          </table:table-cell>
          <table:table-cell office:value-type="float" office:value="53982886258.2205" calcext:value-type="float">
            <text:p>53982886258.2205</text:p>
          </table:table-cell>
          <table:table-cell office:value-type="float" office:value="57811180659.4545" calcext:value-type="float">
            <text:p>57811180659.4545</text:p>
          </table:table-cell>
          <table:table-cell office:value-type="float" office:value="60657780260.6792" calcext:value-type="float">
            <text:p>60657780260.6792</text:p>
          </table:table-cell>
          <table:table-cell office:value-type="float" office:value="62661773591.7203" calcext:value-type="float">
            <text:p>62661773591.7203</text:p>
          </table:table-cell>
          <table:table-cell office:value-type="float" office:value="66065015410.0468" calcext:value-type="float">
            <text:p>66065015410.0468</text:p>
          </table:table-cell>
          <table:table-cell office:value-type="float" office:value="68802092020.9448" calcext:value-type="float">
            <text:p>68802092020.9448</text:p>
          </table:table-cell>
          <table:table-cell office:value-type="float" office:value="72342967648.3354" calcext:value-type="float">
            <text:p>72342967648.3354</text:p>
          </table:table-cell>
          <table:table-cell office:value-type="float" office:value="75931656814.657" calcext:value-type="float">
            <text:p>75931656814.657</text:p>
          </table:table-cell>
          <table:table-cell office:value-type="float" office:value="81298585403.3004" calcext:value-type="float">
            <text:p>81298585403.3004</text:p>
          </table:table-cell>
        </table:table-row>
        <table:table-row table:style-name="ro1">
          <table:table-cell office:value-type="string" calcext:value-type="string">
            <text:p>Argelia</text:p>
          </table:table-cell>
          <table:table-cell office:value-type="string" calcext:value-type="string">
            <text:p>DZA</text:p>
          </table:table-cell>
          <table:table-cell office:value-type="float" office:value="2723648551.75208" calcext:value-type="float">
            <text:p>2723648551.75208</text:p>
          </table:table-cell>
          <table:table-cell office:value-type="float" office:value="2434776645.73628" calcext:value-type="float">
            <text:p>2434776645.73628</text:p>
          </table:table-cell>
          <table:table-cell office:value-type="float" office:value="2001468867.73344" calcext:value-type="float">
            <text:p>2001468867.73344</text:p>
          </table:table-cell>
          <table:table-cell office:value-type="float" office:value="2703014867.32834" calcext:value-type="float">
            <text:p>2703014867.32834</text:p>
          </table:table-cell>
          <table:table-cell office:value-type="float" office:value="2909351792.58659" calcext:value-type="float">
            <text:p>2909351792.58659</text:p>
          </table:table-cell>
          <table:table-cell office:value-type="float" office:value="3136258896.9233" calcext:value-type="float">
            <text:p>3136258896.9233</text:p>
          </table:table-cell>
          <table:table-cell office:value-type="float" office:value="3039834558.74906" calcext:value-type="float">
            <text:p>3039834558.74906</text:p>
          </table:table-cell>
          <table:table-cell office:value-type="float" office:value="3370843065.76735" calcext:value-type="float">
            <text:p>3370843065.76735</text:p>
          </table:table-cell>
          <table:table-cell office:value-type="float" office:value="3852115816.97758" calcext:value-type="float">
            <text:p>3852115816.97758</text:p>
          </table:table-cell>
          <table:table-cell office:value-type="float" office:value="4257218772.15369" calcext:value-type="float">
            <text:p>4257218772.15369</text:p>
          </table:table-cell>
          <table:table-cell office:value-type="float" office:value="4863487492.65763" calcext:value-type="float">
            <text:p>4863487492.65763</text:p>
          </table:table-cell>
          <table:table-cell office:value-type="float" office:value="5077222366.97472" calcext:value-type="float">
            <text:p>5077222366.97472</text:p>
          </table:table-cell>
          <table:table-cell office:value-type="float" office:value="6761786386.54713" calcext:value-type="float">
            <text:p>6761786386.54713</text:p>
          </table:table-cell>
          <table:table-cell office:value-type="float" office:value="8715105930.49101" calcext:value-type="float">
            <text:p>8715105930.49101</text:p>
          </table:table-cell>
          <table:table-cell office:value-type="float" office:value="13209713643.3219" calcext:value-type="float">
            <text:p>13209713643.3219</text:p>
          </table:table-cell>
          <table:table-cell office:value-type="float" office:value="15557934268.4965" calcext:value-type="float">
            <text:p>15557934268.4965</text:p>
          </table:table-cell>
          <table:table-cell office:value-type="float" office:value="17728347374.994" calcext:value-type="float">
            <text:p>17728347374.994</text:p>
          </table:table-cell>
          <table:table-cell office:value-type="float" office:value="20971901273.271" calcext:value-type="float">
            <text:p>20971901273.271</text:p>
          </table:table-cell>
          <table:table-cell office:value-type="float" office:value="26364491313.4471" calcext:value-type="float">
            <text:p>26364491313.4471</text:p>
          </table:table-cell>
          <table:table-cell office:value-type="float" office:value="33243422157.6311" calcext:value-type="float">
            <text:p>33243422157.6311</text:p>
          </table:table-cell>
          <table:table-cell office:value-type="float" office:value="42345277342.0195" calcext:value-type="float">
            <text:p>42345277342.0195</text:p>
          </table:table-cell>
          <table:table-cell office:value-type="float" office:value="44348672667.8715" calcext:value-type="float">
            <text:p>44348672667.8715</text:p>
          </table:table-cell>
          <table:table-cell office:value-type="float" office:value="45207088715.6483" calcext:value-type="float">
            <text:p>45207088715.6483</text:p>
          </table:table-cell>
          <table:table-cell office:value-type="float" office:value="48801369800.3675" calcext:value-type="float">
            <text:p>48801369800.3675</text:p>
          </table:table-cell>
          <table:table-cell office:value-type="float" office:value="53698278905.9678" calcext:value-type="float">
            <text:p>53698278905.9678</text:p>
          </table:table-cell>
          <table:table-cell office:value-type="float" office:value="57937868670.1937" calcext:value-type="float">
            <text:p>57937868670.1937</text:p>
          </table:table-cell>
          <table:table-cell office:value-type="float" office:value="63696301892.8116" calcext:value-type="float">
            <text:p>63696301892.8116</text:p>
          </table:table-cell>
          <table:table-cell office:value-type="float" office:value="66742267773.1959" calcext:value-type="float">
            <text:p>66742267773.1959</text:p>
          </table:table-cell>
          <table:table-cell office:value-type="float" office:value="59089067187.3943" calcext:value-type="float">
            <text:p>59089067187.3943</text:p>
          </table:table-cell>
          <table:table-cell office:value-type="float" office:value="55631489801.5508" calcext:value-type="float">
            <text:p>55631489801.5508</text:p>
          </table:table-cell>
          <table:table-cell office:value-type="float" office:value="62045099642.7774" calcext:value-type="float">
            <text:p>62045099642.7774</text:p>
          </table:table-cell>
          <table:table-cell office:value-type="float" office:value="45715367087.1001" calcext:value-type="float">
            <text:p>45715367087.1001</text:p>
          </table:table-cell>
          <table:table-cell office:value-type="float" office:value="48003298223.1178" calcext:value-type="float">
            <text:p>48003298223.1178</text:p>
          </table:table-cell>
          <table:table-cell office:value-type="float" office:value="49946455210.966" calcext:value-type="float">
            <text:p>49946455210.966</text:p>
          </table:table-cell>
          <table:table-cell office:value-type="float" office:value="42542571305.5136" calcext:value-type="float">
            <text:p>42542571305.5136</text:p>
          </table:table-cell>
          <table:table-cell office:value-type="float" office:value="41764052457.8814" calcext:value-type="float">
            <text:p>41764052457.8814</text:p>
          </table:table-cell>
          <table:table-cell office:value-type="float" office:value="46941496779.8499" calcext:value-type="float">
            <text:p>46941496779.8499</text:p>
          </table:table-cell>
          <table:table-cell office:value-type="float" office:value="48177862501.9495" calcext:value-type="float">
            <text:p>48177862501.9495</text:p>
          </table:table-cell>
          <table:table-cell office:value-type="float" office:value="48187747528.899" calcext:value-type="float">
            <text:p>48187747528.899</text:p>
          </table:table-cell>
          <table:table-cell office:value-type="float" office:value="48640574566.6476" calcext:value-type="float">
            <text:p>48640574566.6476</text:p>
          </table:table-cell>
          <table:table-cell office:value-type="float" office:value="54790245600.5846" calcext:value-type="float">
            <text:p>54790245600.5846</text:p>
          </table:table-cell>
          <table:table-cell office:value-type="float" office:value="54744714396.1666" calcext:value-type="float">
            <text:p>54744714396.1666</text:p>
          </table:table-cell>
          <table:table-cell office:value-type="float" office:value="56760288973.6703" calcext:value-type="float">
            <text:p>56760288973.6703</text:p>
          </table:table-cell>
          <table:table-cell office:value-type="float" office:value="67863829880.4832" calcext:value-type="float">
            <text:p>67863829880.4832</text:p>
          </table:table-cell>
          <table:table-cell office:value-type="float" office:value="85324998813.604" calcext:value-type="float">
            <text:p>85324998813.604</text:p>
          </table:table-cell>
          <table:table-cell office:value-type="float" office:value="103198228458.588" calcext:value-type="float">
            <text:p>103198228458.588</text:p>
          </table:table-cell>
          <table:table-cell office:value-type="float" office:value="117027304746.54" calcext:value-type="float">
            <text:p>117027304746.54</text:p>
          </table:table-cell>
          <table:table-cell office:value-type="float" office:value="134977087734.008" calcext:value-type="float">
            <text:p>134977087734.008</text:p>
          </table:table-cell>
          <table:table-cell office:value-type="float" office:value="171000691877.714" calcext:value-type="float">
            <text:p>171000691877.714</text:p>
          </table:table-cell>
          <table:table-cell office:value-type="float" office:value="137211039898.193" calcext:value-type="float">
            <text:p>137211039898.193</text:p>
          </table:table-cell>
          <table:table-cell office:value-type="float" office:value="161207268655.392" calcext:value-type="float">
            <text:p>161207268655.392</text:p>
          </table:table-cell>
          <table:table-cell office:value-type="float" office:value="200019057307.655" calcext:value-type="float">
            <text:p>200019057307.655</text:p>
          </table:table-cell>
          <table:table-cell office:value-type="float" office:value="209058991952.125" calcext:value-type="float">
            <text:p>209058991952.125</text:p>
          </table:table-cell>
          <table:table-cell office:value-type="float" office:value="209755003250.664" calcext:value-type="float">
            <text:p>209755003250.664</text:p>
          </table:table-cell>
          <table:table-cell office:value-type="float" office:value="213810022462.428" calcext:value-type="float">
            <text:p>213810022462.428</text:p>
          </table:table-cell>
          <table:table-cell office:value-type="float" office:value="165979277276.907" calcext:value-type="float">
            <text:p>165979277276.907</text:p>
          </table:table-cell>
          <table:table-cell office:value-type="float" office:value="160129866569.935" calcext:value-type="float">
            <text:p>160129866569.935</text:p>
          </table:table-cell>
          <table:table-cell office:value-type="float" office:value="167555280113.181" calcext:value-type="float">
            <text:p>167555280113.181</text:p>
          </table:table-cell>
          <table:table-cell office:value-type="float" office:value="180689115940.685" calcext:value-type="float">
            <text:p>180689115940.68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69465326.41882" calcext:value-type="float">
            <text:p>2069465326.41882</text:p>
          </table:table-cell>
          <table:table-cell office:value-type="float" office:value="1753850416.70826" calcext:value-type="float">
            <text:p>1753850416.70826</text:p>
          </table:table-cell>
          <table:table-cell office:value-type="float" office:value="1518208221.23052" calcext:value-type="float">
            <text:p>1518208221.23052</text:p>
          </table:table-cell>
          <table:table-cell office:value-type="float" office:value="1824344492.07169" calcext:value-type="float">
            <text:p>1824344492.07169</text:p>
          </table:table-cell>
          <table:table-cell office:value-type="float" office:value="2244146867.90195" calcext:value-type="float">
            <text:p>2244146867.90195</text:p>
          </table:table-cell>
          <table:table-cell office:value-type="float" office:value="2387048255.45173" calcext:value-type="float">
            <text:p>2387048255.45173</text:p>
          </table:table-cell>
          <table:table-cell office:value-type="float" office:value="2429309513.80854" calcext:value-type="float">
            <text:p>2429309513.80854</text:p>
          </table:table-cell>
          <table:table-cell office:value-type="float" office:value="2553596091.82258" calcext:value-type="float">
            <text:p>2553596091.82258</text:p>
          </table:table-cell>
          <table:table-cell office:value-type="float" office:value="2582180794.1855" calcext:value-type="float">
            <text:p>2582180794.1855</text:p>
          </table:table-cell>
          <table:table-cell office:value-type="float" office:value="3112166848.3004" calcext:value-type="float">
            <text:p>3112166848.3004</text:p>
          </table:table-cell>
          <table:table-cell office:value-type="float" office:value="2862504169.99893" calcext:value-type="float">
            <text:p>2862504169.99893</text:p>
          </table:table-cell>
          <table:table-cell office:value-type="float" office:value="2754220263.02528" calcext:value-type="float">
            <text:p>2754220263.02528</text:p>
          </table:table-cell>
          <table:table-cell office:value-type="float" office:value="3185987234.84089" calcext:value-type="float">
            <text:p>3185987234.84089</text:p>
          </table:table-cell>
          <table:table-cell office:value-type="float" office:value="3891755551.94138" calcext:value-type="float">
            <text:p>3891755551.94138</text:p>
          </table:table-cell>
          <table:table-cell office:value-type="float" office:value="6599259420.99605" calcext:value-type="float">
            <text:p>6599259420.99605</text:p>
          </table:table-cell>
          <table:table-cell office:value-type="float" office:value="7731677256.80982" calcext:value-type="float">
            <text:p>7731677256.80982</text:p>
          </table:table-cell>
          <table:table-cell office:value-type="float" office:value="9091924304.83477" calcext:value-type="float">
            <text:p>9091924304.83477</text:p>
          </table:table-cell>
          <table:table-cell office:value-type="float" office:value="11026346589.5011" calcext:value-type="float">
            <text:p>11026346589.5011</text:p>
          </table:table-cell>
          <table:table-cell office:value-type="float" office:value="11922502170.6405" calcext:value-type="float">
            <text:p>11922502170.6405</text:p>
          </table:table-cell>
          <table:table-cell office:value-type="float" office:value="14175166007.5774" calcext:value-type="float">
            <text:p>14175166007.5774</text:p>
          </table:table-cell>
          <table:table-cell office:value-type="float" office:value="17881514682.8784" calcext:value-type="float">
            <text:p>17881514682.8784</text:p>
          </table:table-cell>
          <table:table-cell office:value-type="float" office:value="21810767209.3695" calcext:value-type="float">
            <text:p>21810767209.3695</text:p>
          </table:table-cell>
          <table:table-cell office:value-type="float" office:value="19929853574.6095" calcext:value-type="float">
            <text:p>19929853574.6095</text:p>
          </table:table-cell>
          <table:table-cell office:value-type="float" office:value="17152483214.3536" calcext:value-type="float">
            <text:p>17152483214.3536</text:p>
          </table:table-cell>
          <table:table-cell office:value-type="float" office:value="16912515183.2783" calcext:value-type="float">
            <text:p>16912515183.2783</text:p>
          </table:table-cell>
          <table:table-cell office:value-type="float" office:value="17149094589.9827" calcext:value-type="float">
            <text:p>17149094589.9827</text:p>
          </table:table-cell>
          <table:table-cell office:value-type="float" office:value="15314143988.0621" calcext:value-type="float">
            <text:p>15314143988.0621</text:p>
          </table:table-cell>
          <table:table-cell office:value-type="float" office:value="13945431882.2271" calcext:value-type="float">
            <text:p>13945431882.2271</text:p>
          </table:table-cell>
          <table:table-cell office:value-type="float" office:value="13051886552.3377" calcext:value-type="float">
            <text:p>13051886552.3377</text:p>
          </table:table-cell>
          <table:table-cell office:value-type="float" office:value="13890828707.6493" calcext:value-type="float">
            <text:p>13890828707.6493</text:p>
          </table:table-cell>
          <table:table-cell office:value-type="float" office:value="15239278100.3502" calcext:value-type="float">
            <text:p>15239278100.3502</text:p>
          </table:table-cell>
          <table:table-cell office:value-type="float" office:value="16988535267.6338" calcext:value-type="float">
            <text:p>16988535267.6338</text:p>
          </table:table-cell>
          <table:table-cell office:value-type="float" office:value="18094238119.0595" calcext:value-type="float">
            <text:p>18094238119.0595</text:p>
          </table:table-cell>
          <table:table-cell office:value-type="float" office:value="18938717358.6793" calcext:value-type="float">
            <text:p>18938717358.6793</text:p>
          </table:table-cell>
          <table:table-cell office:value-type="float" office:value="22708673336.6683" calcext:value-type="float">
            <text:p>22708673336.6683</text:p>
          </table:table-cell>
          <table:table-cell office:value-type="float" office:value="24432884442.2211" calcext:value-type="float">
            <text:p>24432884442.2211</text:p>
          </table:table-cell>
          <table:table-cell office:value-type="float" office:value="25226393196.5983" calcext:value-type="float">
            <text:p>25226393196.5983</text:p>
          </table:table-cell>
          <table:table-cell office:value-type="float" office:value="28162053026.5133" calcext:value-type="float">
            <text:p>28162053026.5133</text:p>
          </table:table-cell>
          <table:table-cell office:value-type="float" office:value="27981896948.4742" calcext:value-type="float">
            <text:p>27981896948.4742</text:p>
          </table:table-cell>
          <table:table-cell office:value-type="float" office:value="19645272636.3182" calcext:value-type="float">
            <text:p>19645272636.3182</text:p>
          </table:table-cell>
          <table:table-cell office:value-type="float" office:value="18327764882.4412" calcext:value-type="float">
            <text:p>18327764882.4412</text:p>
          </table:table-cell>
          <table:table-cell office:value-type="float" office:value="24468324000" calcext:value-type="float">
            <text:p>24468324000</text:p>
          </table:table-cell>
          <table:table-cell office:value-type="float" office:value="28548945000" calcext:value-type="float">
            <text:p>28548945000</text:p>
          </table:table-cell>
          <table:table-cell office:value-type="float" office:value="32432858000" calcext:value-type="float">
            <text:p>32432858000</text:p>
          </table:table-cell>
          <table:table-cell office:value-type="float" office:value="36591661000" calcext:value-type="float">
            <text:p>36591661000</text:p>
          </table:table-cell>
          <table:table-cell office:value-type="float" office:value="41507085000" calcext:value-type="float">
            <text:p>41507085000</text:p>
          </table:table-cell>
          <table:table-cell office:value-type="float" office:value="46802044000" calcext:value-type="float">
            <text:p>46802044000</text:p>
          </table:table-cell>
          <table:table-cell office:value-type="float" office:value="51007777000" calcext:value-type="float">
            <text:p>51007777000</text:p>
          </table:table-cell>
          <table:table-cell office:value-type="float" office:value="61762635000" calcext:value-type="float">
            <text:p>61762635000</text:p>
          </table:table-cell>
          <table:table-cell office:value-type="float" office:value="62519686000" calcext:value-type="float">
            <text:p>62519686000</text:p>
          </table:table-cell>
          <table:table-cell office:value-type="float" office:value="69555367000" calcext:value-type="float">
            <text:p>69555367000</text:p>
          </table:table-cell>
          <table:table-cell office:value-type="float" office:value="79276664000" calcext:value-type="float">
            <text:p>79276664000</text:p>
          </table:table-cell>
          <table:table-cell office:value-type="float" office:value="87924544000" calcext:value-type="float">
            <text:p>87924544000</text:p>
          </table:table-cell>
          <table:table-cell office:value-type="float" office:value="95129659000" calcext:value-type="float">
            <text:p>95129659000</text:p>
          </table:table-cell>
          <table:table-cell office:value-type="float" office:value="101726331000" calcext:value-type="float">
            <text:p>101726331000</text:p>
          </table:table-cell>
          <table:table-cell office:value-type="float" office:value="99290381000" calcext:value-type="float">
            <text:p>99290381000</text:p>
          </table:table-cell>
          <table:table-cell office:value-type="float" office:value="99937696000" calcext:value-type="float">
            <text:p>99937696000</text:p>
          </table:table-cell>
          <table:table-cell office:value-type="float" office:value="104295862000" calcext:value-type="float">
            <text:p>104295862000</text:p>
          </table:table-cell>
          <table:table-cell office:value-type="float" office:value="108398058000" calcext:value-type="float">
            <text:p>108398058000</text:p>
          </table:table-cell>
        </table:table-row>
        <table:table-row table:style-name="ro1">
          <table:table-cell office:value-type="string" calcext:value-type="string">
            <text:p>Egipto, República Árabe de</text:p>
          </table:table-cell>
          <table:table-cell office:value-type="string" calcext:value-type="string">
            <text:p>EGY</text:p>
          </table:table-cell>
          <table:table-cell table:number-columns-repeated="5"/>
          <table:table-cell office:value-type="float" office:value="4948667540.41066" calcext:value-type="float">
            <text:p>4948667540.41066</text:p>
          </table:table-cell>
          <table:table-cell office:value-type="float" office:value="5278005611.91453" calcext:value-type="float">
            <text:p>5278005611.91453</text:p>
          </table:table-cell>
          <table:table-cell office:value-type="float" office:value="5605484298.98275" calcext:value-type="float">
            <text:p>5605484298.98275</text:p>
          </table:table-cell>
          <table:table-cell office:value-type="float" office:value="5932242990.65421" calcext:value-type="float">
            <text:p>5932242990.65421</text:p>
          </table:table-cell>
          <table:table-cell office:value-type="float" office:value="6524455205.81114" calcext:value-type="float">
            <text:p>6524455205.81114</text:p>
          </table:table-cell>
          <table:table-cell office:value-type="float" office:value="8042200452.1477" calcext:value-type="float">
            <text:p>8042200452.1477</text:p>
          </table:table-cell>
          <table:table-cell office:value-type="float" office:value="8609283346.08518" calcext:value-type="float">
            <text:p>8609283346.08518</text:p>
          </table:table-cell>
          <table:table-cell office:value-type="float" office:value="9299638055.84281" calcext:value-type="float">
            <text:p>9299638055.84281</text:p>
          </table:table-cell>
          <table:table-cell office:value-type="float" office:value="10098534613.4411" calcext:value-type="float">
            <text:p>10098534613.4411</text:p>
          </table:table-cell>
          <table:table-cell office:value-type="float" office:value="9228963224.60004" calcext:value-type="float">
            <text:p>9228963224.60004</text:p>
          </table:table-cell>
          <table:table-cell office:value-type="float" office:value="11632178868.9171" calcext:value-type="float">
            <text:p>11632178868.9171</text:p>
          </table:table-cell>
          <table:table-cell office:value-type="float" office:value="13315988083.4161" calcext:value-type="float">
            <text:p>13315988083.4161</text:p>
          </table:table-cell>
          <table:table-cell office:value-type="float" office:value="14400806875.9867" calcext:value-type="float">
            <text:p>14400806875.9867</text:p>
          </table:table-cell>
          <table:table-cell office:value-type="float" office:value="14811704063.0685" calcext:value-type="float">
            <text:p>14811704063.0685</text:p>
          </table:table-cell>
          <table:table-cell office:value-type="float" office:value="18020571428.5714" calcext:value-type="float">
            <text:p>18020571428.5714</text:p>
          </table:table-cell>
          <table:table-cell office:value-type="float" office:value="21669908177.0664" calcext:value-type="float">
            <text:p>21669908177.0664</text:p>
          </table:table-cell>
          <table:table-cell office:value-type="float" office:value="22136081081.0811" calcext:value-type="float">
            <text:p>22136081081.0811</text:p>
          </table:table-cell>
          <table:table-cell office:value-type="float" office:value="27655172413.7931" calcext:value-type="float">
            <text:p>27655172413.7931</text:p>
          </table:table-cell>
          <table:table-cell office:value-type="float" office:value="30966239813.7369" calcext:value-type="float">
            <text:p>30966239813.7369</text:p>
          </table:table-cell>
          <table:table-cell office:value-type="float" office:value="33971188991.6147" calcext:value-type="float">
            <text:p>33971188991.6147</text:p>
          </table:table-cell>
          <table:table-cell office:value-type="float" office:value="39053502251.0732" calcext:value-type="float">
            <text:p>39053502251.0732</text:p>
          </table:table-cell>
          <table:table-cell office:value-type="float" office:value="41253507951.3564" calcext:value-type="float">
            <text:p>41253507951.3564</text:p>
          </table:table-cell>
          <table:table-cell office:value-type="float" office:value="40455616653.5742" calcext:value-type="float">
            <text:p>40455616653.5742</text:p>
          </table:table-cell>
          <table:table-cell office:value-type="float" office:value="34980124929.0176" calcext:value-type="float">
            <text:p>34980124929.0176</text:p>
          </table:table-cell>
          <table:table-cell office:value-type="float" office:value="39756299049.9793" calcext:value-type="float">
            <text:p>39756299049.9793</text:p>
          </table:table-cell>
          <table:table-cell office:value-type="float" office:value="42978914311.3504" calcext:value-type="float">
            <text:p>42978914311.3504</text:p>
          </table:table-cell>
          <table:table-cell office:value-type="float" office:value="37387836490.5284" calcext:value-type="float">
            <text:p>37387836490.5284</text:p>
          </table:table-cell>
          <table:table-cell office:value-type="float" office:value="41855986519.4235" calcext:value-type="float">
            <text:p>41855986519.4235</text:p>
          </table:table-cell>
          <table:table-cell office:value-type="float" office:value="46578631452.581" calcext:value-type="float">
            <text:p>46578631452.581</text:p>
          </table:table-cell>
          <table:table-cell office:value-type="float" office:value="51897983392.6453" calcext:value-type="float">
            <text:p>51897983392.6453</text:p>
          </table:table-cell>
          <table:table-cell office:value-type="float" office:value="60159245060.4542" calcext:value-type="float">
            <text:p>60159245060.4542</text:p>
          </table:table-cell>
          <table:table-cell office:value-type="float" office:value="67629716981.1321" calcext:value-type="float">
            <text:p>67629716981.1321</text:p>
          </table:table-cell>
          <table:table-cell office:value-type="float" office:value="78436578171.0914" calcext:value-type="float">
            <text:p>78436578171.0914</text:p>
          </table:table-cell>
          <table:table-cell office:value-type="float" office:value="84828807556.0803" calcext:value-type="float">
            <text:p>84828807556.0803</text:p>
          </table:table-cell>
          <table:table-cell office:value-type="float" office:value="90710704806.8416" calcext:value-type="float">
            <text:p>90710704806.8416</text:p>
          </table:table-cell>
          <table:table-cell office:value-type="float" office:value="99838543960.0763" calcext:value-type="float">
            <text:p>99838543960.0763</text:p>
          </table:table-cell>
          <table:table-cell office:value-type="float" office:value="97632008709.853" calcext:value-type="float">
            <text:p>97632008709.853</text:p>
          </table:table-cell>
          <table:table-cell office:value-type="float" office:value="87850683978.6691" calcext:value-type="float">
            <text:p>87850683978.6691</text:p>
          </table:table-cell>
          <table:table-cell office:value-type="float" office:value="82924503942.6381" calcext:value-type="float">
            <text:p>82924503942.6381</text:p>
          </table:table-cell>
          <table:table-cell office:value-type="float" office:value="78845185293.4964" calcext:value-type="float">
            <text:p>78845185293.4964</text:p>
          </table:table-cell>
          <table:table-cell office:value-type="float" office:value="89685725230.2517" calcext:value-type="float">
            <text:p>89685725230.2517</text:p>
          </table:table-cell>
          <table:table-cell office:value-type="float" office:value="107484034870.974" calcext:value-type="float">
            <text:p>107484034870.974</text:p>
          </table:table-cell>
          <table:table-cell office:value-type="float" office:value="130478960092.499" calcext:value-type="float">
            <text:p>130478960092.499</text:p>
          </table:table-cell>
          <table:table-cell office:value-type="float" office:value="162818181818.182" calcext:value-type="float">
            <text:p>162818181818.182</text:p>
          </table:table-cell>
          <table:table-cell office:value-type="float" office:value="188982374700.805" calcext:value-type="float">
            <text:p>188982374700.805</text:p>
          </table:table-cell>
          <table:table-cell office:value-type="float" office:value="218888324504.753" calcext:value-type="float">
            <text:p>218888324504.753</text:p>
          </table:table-cell>
          <table:table-cell office:value-type="float" office:value="236001858960.015" calcext:value-type="float">
            <text:p>236001858960.015</text:p>
          </table:table-cell>
          <table:table-cell office:value-type="float" office:value="279372758361.832" calcext:value-type="float">
            <text:p>279372758361.832</text:p>
          </table:table-cell>
          <table:table-cell office:value-type="float" office:value="288586231501.877" calcext:value-type="float">
            <text:p>288586231501.877</text:p>
          </table:table-cell>
          <table:table-cell office:value-type="float" office:value="305529656458.438" calcext:value-type="float">
            <text:p>305529656458.438</text:p>
          </table:table-cell>
          <table:table-cell office:value-type="float" office:value="332698041030.807" calcext:value-type="float">
            <text:p>332698041030.807</text:p>
          </table:table-cell>
          <table:table-cell office:value-type="float" office:value="332927833278.038" calcext:value-type="float">
            <text:p>332927833278.038</text:p>
          </table:table-cell>
          <table:table-cell office:value-type="float" office:value="235369129337.711" calcext:value-type="float">
            <text:p>235369129337.711</text:p>
          </table:table-cell>
          <table:table-cell office:value-type="float" office:value="250895469644.498" calcext:value-type="float">
            <text:p>250895469644.498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table:number-columns-repeated="32"/>
          <table:table-cell office:value-type="float" office:value="477101651.648376" calcext:value-type="float">
            <text:p>477101651.648376</text:p>
          </table:table-cell>
          <table:table-cell office:value-type="float" office:value="467872714.755603" calcext:value-type="float">
            <text:p>467872714.755603</text:p>
          </table:table-cell>
          <table:table-cell office:value-type="float" office:value="531688311.688312" calcext:value-type="float">
            <text:p>531688311.688312</text:p>
          </table:table-cell>
          <table:table-cell office:value-type="float" office:value="578015625" calcext:value-type="float">
            <text:p>578015625</text:p>
          </table:table-cell>
          <table:table-cell office:value-type="float" office:value="693535954.190067" calcext:value-type="float">
            <text:p>693535954.190067</text:p>
          </table:table-cell>
          <table:table-cell office:value-type="float" office:value="686490090.140141" calcext:value-type="float">
            <text:p>686490090.140141</text:p>
          </table:table-cell>
          <table:table-cell office:value-type="float" office:value="745526154.93283" calcext:value-type="float">
            <text:p>745526154.93283</text:p>
          </table:table-cell>
          <table:table-cell office:value-type="float" office:value="688921325.712043" calcext:value-type="float">
            <text:p>688921325.712043</text:p>
          </table:table-cell>
          <table:table-cell office:value-type="float" office:value="706370815.584416" calcext:value-type="float">
            <text:p>706370815.584416</text:p>
          </table:table-cell>
          <table:table-cell office:value-type="float" office:value="752368495.512622" calcext:value-type="float">
            <text:p>752368495.512622</text:p>
          </table:table-cell>
          <table:table-cell office:value-type="float" office:value="729321366.651861" calcext:value-type="float">
            <text:p>729321366.651861</text:p>
          </table:table-cell>
          <table:table-cell office:value-type="float" office:value="870247703.182758" calcext:value-type="float">
            <text:p>870247703.182758</text:p>
          </table:table-cell>
          <table:table-cell office:value-type="float" office:value="1109054005.43971" calcext:value-type="float">
            <text:p>1109054005.43971</text:p>
          </table:table-cell>
          <table:table-cell office:value-type="float" office:value="1098425900.74116" calcext:value-type="float">
            <text:p>1098425900.74116</text:p>
          </table:table-cell>
          <table:table-cell office:value-type="float" office:value="1211161879.6748" calcext:value-type="float">
            <text:p>1211161879.6748</text:p>
          </table:table-cell>
          <table:table-cell office:value-type="float" office:value="1317974491.05691" calcext:value-type="float">
            <text:p>1317974491.05691</text:p>
          </table:table-cell>
          <table:table-cell office:value-type="float" office:value="1380188800" calcext:value-type="float">
            <text:p>1380188800</text:p>
          </table:table-cell>
          <table:table-cell office:value-type="float" office:value="1856695551.21951" calcext:value-type="float">
            <text:p>1856695551.21951</text:p>
          </table:table-cell>
          <table:table-cell office:value-type="float" office:value="2117039512.19512" calcext:value-type="float">
            <text:p>2117039512.19512</text:p>
          </table:table-cell>
          <table:table-cell office:value-type="float" office:value="2607739837.39837" calcext:value-type="float">
            <text:p>2607739837.39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ña</text:p>
          </table:table-cell>
          <table:table-cell office:value-type="string" calcext:value-type="string">
            <text:p>ESP</text:p>
          </table:table-cell>
          <table:table-cell office:value-type="float" office:value="12072126075.397" calcext:value-type="float">
            <text:p>12072126075.397</text:p>
          </table:table-cell>
          <table:table-cell office:value-type="float" office:value="13834300571.4849" calcext:value-type="float">
            <text:p>13834300571.4849</text:p>
          </table:table-cell>
          <table:table-cell office:value-type="float" office:value="16138545209.246" calcext:value-type="float">
            <text:p>16138545209.246</text:p>
          </table:table-cell>
          <table:table-cell office:value-type="float" office:value="19074913947.7196" calcext:value-type="float">
            <text:p>19074913947.7196</text:p>
          </table:table-cell>
          <table:table-cell office:value-type="float" office:value="21343844643.7341" calcext:value-type="float">
            <text:p>21343844643.7341</text:p>
          </table:table-cell>
          <table:table-cell office:value-type="float" office:value="24756958694.9238" calcext:value-type="float">
            <text:p>24756958694.9238</text:p>
          </table:table-cell>
          <table:table-cell office:value-type="float" office:value="28721062242.1634" calcext:value-type="float">
            <text:p>28721062242.1634</text:p>
          </table:table-cell>
          <table:table-cell office:value-type="float" office:value="31647119228.1982" calcext:value-type="float">
            <text:p>31647119228.1982</text:p>
          </table:table-cell>
          <table:table-cell office:value-type="float" office:value="31475548481.4095" calcext:value-type="float">
            <text:p>31475548481.4095</text:p>
          </table:table-cell>
          <table:table-cell office:value-type="float" office:value="36038711599.541" calcext:value-type="float">
            <text:p>36038711599.541</text:p>
          </table:table-cell>
          <table:table-cell office:value-type="float" office:value="40881655098.6451" calcext:value-type="float">
            <text:p>40881655098.6451</text:p>
          </table:table-cell>
          <table:table-cell office:value-type="float" office:value="46492797365.2695" calcext:value-type="float">
            <text:p>46492797365.2695</text:p>
          </table:table-cell>
          <table:table-cell office:value-type="float" office:value="58971806626.9739" calcext:value-type="float">
            <text:p>58971806626.9739</text:p>
          </table:table-cell>
          <table:table-cell office:value-type="float" office:value="78425934894.3461" calcext:value-type="float">
            <text:p>78425934894.3461</text:p>
          </table:table-cell>
          <table:table-cell office:value-type="float" office:value="97009800115.3735" calcext:value-type="float">
            <text:p>97009800115.3735</text:p>
          </table:table-cell>
          <table:table-cell office:value-type="float" office:value="114465300289.855" calcext:value-type="float">
            <text:p>114465300289.855</text:p>
          </table:table-cell>
          <table:table-cell office:value-type="float" office:value="118185307386.222" calcext:value-type="float">
            <text:p>118185307386.222</text:p>
          </table:table-cell>
          <table:table-cell office:value-type="float" office:value="132089531434.83" calcext:value-type="float">
            <text:p>132089531434.83</text:p>
          </table:table-cell>
          <table:table-cell office:value-type="float" office:value="160163483072.917" calcext:value-type="float">
            <text:p>160163483072.917</text:p>
          </table:table-cell>
          <table:table-cell office:value-type="float" office:value="214019077342.588" calcext:value-type="float">
            <text:p>214019077342.588</text:p>
          </table:table-cell>
          <table:table-cell office:value-type="float" office:value="232134606637.271" calcext:value-type="float">
            <text:p>232134606637.271</text:p>
          </table:table-cell>
          <table:table-cell office:value-type="float" office:value="202257045774.013" calcext:value-type="float">
            <text:p>202257045774.013</text:p>
          </table:table-cell>
          <table:table-cell office:value-type="float" office:value="195464408602.151" calcext:value-type="float">
            <text:p>195464408602.151</text:p>
          </table:table-cell>
          <table:table-cell office:value-type="float" office:value="170486866357.309" calcext:value-type="float">
            <text:p>170486866357.309</text:p>
          </table:table-cell>
          <table:table-cell office:value-type="float" office:value="171635463361.623" calcext:value-type="float">
            <text:p>171635463361.623</text:p>
          </table:table-cell>
          <table:table-cell office:value-type="float" office:value="180302412230.92" calcext:value-type="float">
            <text:p>180302412230.92</text:p>
          </table:table-cell>
          <table:table-cell office:value-type="float" office:value="250638463466.793" calcext:value-type="float">
            <text:p>250638463466.793</text:p>
          </table:table-cell>
          <table:table-cell office:value-type="float" office:value="317882187036.787" calcext:value-type="float">
            <text:p>317882187036.787</text:p>
          </table:table-cell>
          <table:table-cell office:value-type="float" office:value="375138723325.239" calcext:value-type="float">
            <text:p>375138723325.239</text:p>
          </table:table-cell>
          <table:table-cell office:value-type="float" office:value="413630538018.271" calcext:value-type="float">
            <text:p>413630538018.271</text:p>
          </table:table-cell>
          <table:table-cell office:value-type="float" office:value="535101248775.71" calcext:value-type="float">
            <text:p>535101248775.71</text:p>
          </table:table-cell>
          <table:table-cell office:value-type="float" office:value="575598537069.656" calcext:value-type="float">
            <text:p>575598537069.656</text:p>
          </table:table-cell>
          <table:table-cell office:value-type="float" office:value="629202392003.901" calcext:value-type="float">
            <text:p>629202392003.901</text:p>
          </table:table-cell>
          <table:table-cell office:value-type="float" office:value="523649481762.322" calcext:value-type="float">
            <text:p>523649481762.322</text:p>
          </table:table-cell>
          <table:table-cell office:value-type="float" office:value="529121577319.588" calcext:value-type="float">
            <text:p>529121577319.588</text:p>
          </table:table-cell>
          <table:table-cell office:value-type="float" office:value="612939685081.398" calcext:value-type="float">
            <text:p>612939685081.398</text:p>
          </table:table-cell>
          <table:table-cell office:value-type="float" office:value="640998292394.588" calcext:value-type="float">
            <text:p>640998292394.588</text:p>
          </table:table-cell>
          <table:table-cell office:value-type="float" office:value="588692045454.545" calcext:value-type="float">
            <text:p>588692045454.545</text:p>
          </table:table-cell>
          <table:table-cell office:value-type="float" office:value="617041986858.225" calcext:value-type="float">
            <text:p>617041986858.225</text:p>
          </table:table-cell>
          <table:table-cell office:value-type="float" office:value="633194118900.49" calcext:value-type="float">
            <text:p>633194118900.49</text:p>
          </table:table-cell>
          <table:table-cell office:value-type="float" office:value="595402616546.895" calcext:value-type="float">
            <text:p>595402616546.895</text:p>
          </table:table-cell>
          <table:table-cell office:value-type="float" office:value="625975838926.175" calcext:value-type="float">
            <text:p>625975838926.175</text:p>
          </table:table-cell>
          <table:table-cell office:value-type="float" office:value="705145868624.13" calcext:value-type="float">
            <text:p>705145868624.13</text:p>
          </table:table-cell>
          <table:table-cell office:value-type="float" office:value="906853273137.698" calcext:value-type="float">
            <text:p>906853273137.698</text:p>
          </table:table-cell>
          <table:table-cell office:value-type="float" office:value="1069555500372.49" calcext:value-type="float">
            <text:p>1069555500372.49</text:p>
          </table:table-cell>
          <table:table-cell office:value-type="float" office:value="1157276458151.97" calcext:value-type="float">
            <text:p>1157276458151.97</text:p>
          </table:table-cell>
          <table:table-cell office:value-type="float" office:value="1264551499184.54" calcext:value-type="float">
            <text:p>1264551499184.54</text:p>
          </table:table-cell>
          <table:table-cell office:value-type="float" office:value="1479341637010.68" calcext:value-type="float">
            <text:p>1479341637010.68</text:p>
          </table:table-cell>
          <table:table-cell office:value-type="float" office:value="1635015380108.39" calcext:value-type="float">
            <text:p>1635015380108.39</text:p>
          </table:table-cell>
          <table:table-cell office:value-type="float" office:value="1499099749930.54" calcext:value-type="float">
            <text:p>1499099749930.54</text:p>
          </table:table-cell>
          <table:table-cell office:value-type="float" office:value="1431616749640.29" calcext:value-type="float">
            <text:p>1431616749640.29</text:p>
          </table:table-cell>
          <table:table-cell office:value-type="float" office:value="1488067258325.2" calcext:value-type="float">
            <text:p>1488067258325.2</text:p>
          </table:table-cell>
          <table:table-cell office:value-type="float" office:value="1336018949805.58" calcext:value-type="float">
            <text:p>1336018949805.58</text:p>
          </table:table-cell>
          <table:table-cell office:value-type="float" office:value="1361854206549.39" calcext:value-type="float">
            <text:p>1361854206549.39</text:p>
          </table:table-cell>
          <table:table-cell office:value-type="float" office:value="1376910811040.88" calcext:value-type="float">
            <text:p>1376910811040.88</text:p>
          </table:table-cell>
          <table:table-cell office:value-type="float" office:value="1199084183705.08" calcext:value-type="float">
            <text:p>1199084183705.08</text:p>
          </table:table-cell>
          <table:table-cell office:value-type="float" office:value="1237499479181.11" calcext:value-type="float">
            <text:p>1237499479181.11</text:p>
          </table:table-cell>
          <table:table-cell office:value-type="float" office:value="1314314164402.2" calcext:value-type="float">
            <text:p>1314314164402.2</text:p>
          </table:table-cell>
          <table:table-cell office:value-type="float" office:value="1426189137596.58" calcext:value-type="float">
            <text:p>1426189137596.58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table:number-columns-repeated="35"/>
          <table:table-cell office:value-type="float" office:value="4373665145.55468" calcext:value-type="float">
            <text:p>4373665145.55468</text:p>
          </table:table-cell>
          <table:table-cell office:value-type="float" office:value="4746109767.1999" calcext:value-type="float">
            <text:p>4746109767.1999</text:p>
          </table:table-cell>
          <table:table-cell office:value-type="float" office:value="5066240419.29666" calcext:value-type="float">
            <text:p>5066240419.29666</text:p>
          </table:table-cell>
          <table:table-cell office:value-type="float" office:value="5617109244.63233" calcext:value-type="float">
            <text:p>5617109244.63233</text:p>
          </table:table-cell>
          <table:table-cell office:value-type="float" office:value="5726897998.29642" calcext:value-type="float">
            <text:p>5726897998.29642</text:p>
          </table:table-cell>
          <table:table-cell office:value-type="float" office:value="5685774808.80862" calcext:value-type="float">
            <text:p>5685774808.80862</text:p>
          </table:table-cell>
          <table:table-cell office:value-type="float" office:value="6245069734.13302" calcext:value-type="float">
            <text:p>6245069734.13302</text:p>
          </table:table-cell>
          <table:table-cell office:value-type="float" office:value="7322069511.16134" calcext:value-type="float">
            <text:p>7322069511.16134</text:p>
          </table:table-cell>
          <table:table-cell office:value-type="float" office:value="9833870709.12376" calcext:value-type="float">
            <text:p>9833870709.12376</text:p>
          </table:table-cell>
          <table:table-cell office:value-type="float" office:value="12059201242.236" calcext:value-type="float">
            <text:p>12059201242.236</text:p>
          </table:table-cell>
          <table:table-cell office:value-type="float" office:value="14006088297.4754" calcext:value-type="float">
            <text:p>14006088297.4754</text:p>
          </table:table-cell>
          <table:table-cell office:value-type="float" office:value="16963625015.6818" calcext:value-type="float">
            <text:p>16963625015.6818</text:p>
          </table:table-cell>
          <table:table-cell office:value-type="float" office:value="22237061730.0849" calcext:value-type="float">
            <text:p>22237061730.0849</text:p>
          </table:table-cell>
          <table:table-cell office:value-type="float" office:value="24194039255.8957" calcext:value-type="float">
            <text:p>24194039255.8957</text:p>
          </table:table-cell>
          <table:table-cell office:value-type="float" office:value="19652492636.8436" calcext:value-type="float">
            <text:p>19652492636.8436</text:p>
          </table:table-cell>
          <table:table-cell office:value-type="float" office:value="19490936349.1753" calcext:value-type="float">
            <text:p>19490936349.1753</text:p>
          </table:table-cell>
          <table:table-cell office:value-type="float" office:value="23170239900.7654" calcext:value-type="float">
            <text:p>23170239900.7654</text:p>
          </table:table-cell>
          <table:table-cell office:value-type="float" office:value="23043864510.0543" calcext:value-type="float">
            <text:p>23043864510.0543</text:p>
          </table:table-cell>
          <table:table-cell office:value-type="float" office:value="25137153149.4377" calcext:value-type="float">
            <text:p>25137153149.4377</text:p>
          </table:table-cell>
          <table:table-cell office:value-type="float" office:value="26615854605.2787" calcext:value-type="float">
            <text:p>26615854605.2787</text:p>
          </table:table-cell>
          <table:table-cell office:value-type="float" office:value="22904456871.8171" calcext:value-type="float">
            <text:p>22904456871.8171</text:p>
          </table:table-cell>
          <table:table-cell office:value-type="float" office:value="23984296770.8115" calcext:value-type="float">
            <text:p>23984296770.8115</text:p>
          </table:table-cell>
          <table:table-cell office:value-type="float" office:value="26611651598.9453" calcext:value-type="float">
            <text:p>26611651598.9453</text:p>
          </table:table-cell>
          <table:table-cell office:value-type="float" office:value="30284890757.0585" calcext:value-type="float">
            <text:p>30284890757.0585</text:p>
          </table:table-cell>
        </table:table-row>
        <table:table-row table:style-name="ro1">
          <table:table-cell office:value-type="string" calcext:value-type="string">
            <text:p>Etiopía</text:p>
          </table:table-cell>
          <table:table-cell office:value-type="string" calcext:value-type="string">
            <text:p>ETH</text:p>
          </table:table-cell>
          <table:table-cell table:number-columns-repeated="21"/>
          <table:table-cell office:value-type="float" office:value="7324903188.4058" calcext:value-type="float">
            <text:p>7324903188.4058</text:p>
          </table:table-cell>
          <table:table-cell office:value-type="float" office:value="7707678019.32367" calcext:value-type="float">
            <text:p>7707678019.32367</text:p>
          </table:table-cell>
          <table:table-cell office:value-type="float" office:value="8567890821.25604" calcext:value-type="float">
            <text:p>8567890821.25604</text:p>
          </table:table-cell>
          <table:table-cell office:value-type="float" office:value="8096302367.14976" calcext:value-type="float">
            <text:p>8096302367.14976</text:p>
          </table:table-cell>
          <table:table-cell office:value-type="float" office:value="9480840483.09179" calcext:value-type="float">
            <text:p>9480840483.09179</text:p>
          </table:table-cell>
          <table:table-cell office:value-type="float" office:value="9848600869.56522" calcext:value-type="float">
            <text:p>9848600869.56522</text:p>
          </table:table-cell>
          <table:table-cell office:value-type="float" office:value="10527338647.343" calcext:value-type="float">
            <text:p>10527338647.343</text:p>
          </table:table-cell>
          <table:table-cell office:value-type="float" office:value="10908935748.7923" calcext:value-type="float">
            <text:p>10908935748.7923</text:p>
          </table:table-cell>
          <table:table-cell office:value-type="float" office:value="11476584879.2271" calcext:value-type="float">
            <text:p>11476584879.2271</text:p>
          </table:table-cell>
          <table:table-cell office:value-type="float" office:value="12175166763.285" calcext:value-type="float">
            <text:p>12175166763.285</text:p>
          </table:table-cell>
          <table:table-cell office:value-type="float" office:value="13463868357.4879" calcext:value-type="float">
            <text:p>13463868357.4879</text:p>
          </table:table-cell>
          <table:table-cell office:value-type="float" office:value="10492993077.6093" calcext:value-type="float">
            <text:p>10492993077.6093</text:p>
          </table:table-cell>
          <table:table-cell office:value-type="float" office:value="8830712713.90781" calcext:value-type="float">
            <text:p>8830712713.90781</text:p>
          </table:table-cell>
          <table:table-cell office:value-type="float" office:value="6927950564.55657" calcext:value-type="float">
            <text:p>6927950564.55657</text:p>
          </table:table-cell>
          <table:table-cell office:value-type="float" office:value="7663984567.90123" calcext:value-type="float">
            <text:p>7663984567.90123</text:p>
          </table:table-cell>
          <table:table-cell office:value-type="float" office:value="8547939730.62374" calcext:value-type="float">
            <text:p>8547939730.62374</text:p>
          </table:table-cell>
          <table:table-cell office:value-type="float" office:value="8589211390.49612" calcext:value-type="float">
            <text:p>8589211390.49612</text:p>
          </table:table-cell>
          <table:table-cell office:value-type="float" office:value="7818224905.55071" calcext:value-type="float">
            <text:p>7818224905.55071</text:p>
          </table:table-cell>
          <table:table-cell office:value-type="float" office:value="7700833482.00615" calcext:value-type="float">
            <text:p>7700833482.00615</text:p>
          </table:table-cell>
          <table:table-cell office:value-type="float" office:value="8242392103.68061" calcext:value-type="float">
            <text:p>8242392103.68061</text:p>
          </table:table-cell>
          <table:table-cell office:value-type="float" office:value="8231326016.47494" calcext:value-type="float">
            <text:p>8231326016.47494</text:p>
          </table:table-cell>
          <table:table-cell office:value-type="float" office:value="7850809498.16803" calcext:value-type="float">
            <text:p>7850809498.16803</text:p>
          </table:table-cell>
          <table:table-cell office:value-type="float" office:value="8623691300.04079" calcext:value-type="float">
            <text:p>8623691300.04079</text:p>
          </table:table-cell>
          <table:table-cell office:value-type="float" office:value="10131187261.4421" calcext:value-type="float">
            <text:p>10131187261.4421</text:p>
          </table:table-cell>
          <table:table-cell office:value-type="float" office:value="12401139453.9738" calcext:value-type="float">
            <text:p>12401139453.9738</text:p>
          </table:table-cell>
          <table:table-cell office:value-type="float" office:value="15280861834.6024" calcext:value-type="float">
            <text:p>15280861834.6024</text:p>
          </table:table-cell>
          <table:table-cell office:value-type="float" office:value="19707616772.7996" calcext:value-type="float">
            <text:p>19707616772.7996</text:p>
          </table:table-cell>
          <table:table-cell office:value-type="float" office:value="27066912635.2228" calcext:value-type="float">
            <text:p>27066912635.2228</text:p>
          </table:table-cell>
          <table:table-cell office:value-type="float" office:value="32437389116.038" calcext:value-type="float">
            <text:p>32437389116.038</text:p>
          </table:table-cell>
          <table:table-cell office:value-type="float" office:value="29933790334.3418" calcext:value-type="float">
            <text:p>29933790334.3418</text:p>
          </table:table-cell>
          <table:table-cell office:value-type="float" office:value="31952763089.33" calcext:value-type="float">
            <text:p>31952763089.33</text:p>
          </table:table-cell>
          <table:table-cell office:value-type="float" office:value="43310721414.0829" calcext:value-type="float">
            <text:p>43310721414.0829</text:p>
          </table:table-cell>
          <table:table-cell office:value-type="float" office:value="47648211133.2183" calcext:value-type="float">
            <text:p>47648211133.2183</text:p>
          </table:table-cell>
          <table:table-cell office:value-type="float" office:value="55612228233.5179" calcext:value-type="float">
            <text:p>55612228233.5179</text:p>
          </table:table-cell>
          <table:table-cell office:value-type="float" office:value="64464547915.2698" calcext:value-type="float">
            <text:p>64464547915.2698</text:p>
          </table:table-cell>
          <table:table-cell office:value-type="float" office:value="74271281810.8189" calcext:value-type="float">
            <text:p>74271281810.8189</text:p>
          </table:table-cell>
          <table:table-cell office:value-type="float" office:value="81716326730.819" calcext:value-type="float">
            <text:p>81716326730.819</text:p>
          </table:table-cell>
          <table:table-cell office:value-type="float" office:value="84355462494.0837" calcext:value-type="float">
            <text:p>84355462494.0837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FIN</text:p>
          </table:table-cell>
          <table:table-cell office:value-type="float" office:value="5224102195.52771" calcext:value-type="float">
            <text:p>5224102195.52771</text:p>
          </table:table-cell>
          <table:table-cell office:value-type="float" office:value="5921659485.03284" calcext:value-type="float">
            <text:p>5921659485.03284</text:p>
          </table:table-cell>
          <table:table-cell office:value-type="float" office:value="6340580854.39073" calcext:value-type="float">
            <text:p>6340580854.39073</text:p>
          </table:table-cell>
          <table:table-cell office:value-type="float" office:value="6885920328.66187" calcext:value-type="float">
            <text:p>6885920328.66187</text:p>
          </table:table-cell>
          <table:table-cell office:value-type="float" office:value="7766655085.78588" calcext:value-type="float">
            <text:p>7766655085.78588</text:p>
          </table:table-cell>
          <table:table-cell office:value-type="float" office:value="8589340019.02985" calcext:value-type="float">
            <text:p>8589340019.02985</text:p>
          </table:table-cell>
          <table:table-cell office:value-type="float" office:value="9208524504.87684" calcext:value-type="float">
            <text:p>9208524504.87684</text:p>
          </table:table-cell>
          <table:table-cell office:value-type="float" office:value="9368954010.3132" calcext:value-type="float">
            <text:p>9368954010.3132</text:p>
          </table:table-cell>
          <table:table-cell office:value-type="float" office:value="8823033880.32993" calcext:value-type="float">
            <text:p>8823033880.32993</text:p>
          </table:table-cell>
          <table:table-cell office:value-type="float" office:value="10070766720.5011" calcext:value-type="float">
            <text:p>10070766720.5011</text:p>
          </table:table-cell>
          <table:table-cell office:value-type="float" office:value="11365953567.3839" calcext:value-type="float">
            <text:p>11365953567.3839</text:p>
          </table:table-cell>
          <table:table-cell office:value-type="float" office:value="12536710287.0134" calcext:value-type="float">
            <text:p>12536710287.0134</text:p>
          </table:table-cell>
          <table:table-cell office:value-type="float" office:value="14754136507.0261" calcext:value-type="float">
            <text:p>14754136507.0261</text:p>
          </table:table-cell>
          <table:table-cell office:value-type="float" office:value="19486826979.9284" calcext:value-type="float">
            <text:p>19486826979.9284</text:p>
          </table:table-cell>
          <table:table-cell office:value-type="float" office:value="24867278714.3532" calcext:value-type="float">
            <text:p>24867278714.3532</text:p>
          </table:table-cell>
          <table:table-cell office:value-type="float" office:value="29494515597.22" calcext:value-type="float">
            <text:p>29494515597.22</text:p>
          </table:table-cell>
          <table:table-cell office:value-type="float" office:value="31873171718.726" calcext:value-type="float">
            <text:p>31873171718.726</text:p>
          </table:table-cell>
          <table:table-cell office:value-type="float" office:value="33524682307.8058" calcext:value-type="float">
            <text:p>33524682307.8058</text:p>
          </table:table-cell>
          <table:table-cell office:value-type="float" office:value="36283091407.9422" calcext:value-type="float">
            <text:p>36283091407.9422</text:p>
          </table:table-cell>
          <table:table-cell office:value-type="float" office:value="44498283620.8213" calcext:value-type="float">
            <text:p>44498283620.8213</text:p>
          </table:table-cell>
          <table:table-cell office:value-type="float" office:value="53685049410.2646" calcext:value-type="float">
            <text:p>53685049410.2646</text:p>
          </table:table-cell>
          <table:table-cell office:value-type="float" office:value="52485533204.7396" calcext:value-type="float">
            <text:p>52485533204.7396</text:p>
          </table:table-cell>
          <table:table-cell office:value-type="float" office:value="52832120389.7866" calcext:value-type="float">
            <text:p>52832120389.7866</text:p>
          </table:table-cell>
          <table:table-cell office:value-type="float" office:value="51014090520.9223" calcext:value-type="float">
            <text:p>51014090520.9223</text:p>
          </table:table-cell>
          <table:table-cell office:value-type="float" office:value="52926394934.7052" calcext:value-type="float">
            <text:p>52926394934.7052</text:p>
          </table:table-cell>
          <table:table-cell office:value-type="float" office:value="55914236377.5902" calcext:value-type="float">
            <text:p>55914236377.5902</text:p>
          </table:table-cell>
          <table:table-cell office:value-type="float" office:value="73586676049.7302" calcext:value-type="float">
            <text:p>73586676049.7302</text:p>
          </table:table-cell>
          <table:table-cell office:value-type="float" office:value="91642093872.5822" calcext:value-type="float">
            <text:p>91642093872.5822</text:p>
          </table:table-cell>
          <table:table-cell office:value-type="float" office:value="109103056147.832" calcext:value-type="float">
            <text:p>109103056147.832</text:p>
          </table:table-cell>
          <table:table-cell office:value-type="float" office:value="119064708327.56" calcext:value-type="float">
            <text:p>119064708327.56</text:p>
          </table:table-cell>
          <table:table-cell office:value-type="float" office:value="141517648888.198" calcext:value-type="float">
            <text:p>141517648888.198</text:p>
          </table:table-cell>
          <table:table-cell office:value-type="float" office:value="127866490222.026" calcext:value-type="float">
            <text:p>127866490222.026</text:p>
          </table:table-cell>
          <table:table-cell office:value-type="float" office:value="112625431377.754" calcext:value-type="float">
            <text:p>112625431377.754</text:p>
          </table:table-cell>
          <table:table-cell office:value-type="float" office:value="89255751014.885" calcext:value-type="float">
            <text:p>89255751014.885</text:p>
          </table:table-cell>
          <table:table-cell office:value-type="float" office:value="103321570859.419" calcext:value-type="float">
            <text:p>103321570859.419</text:p>
          </table:table-cell>
          <table:table-cell office:value-type="float" office:value="134199346405.229" calcext:value-type="float">
            <text:p>134199346405.229</text:p>
          </table:table-cell>
          <table:table-cell office:value-type="float" office:value="132099404607.818" calcext:value-type="float">
            <text:p>132099404607.818</text:p>
          </table:table-cell>
          <table:table-cell office:value-type="float" office:value="126833123353.568" calcext:value-type="float">
            <text:p>126833123353.568</text:p>
          </table:table-cell>
          <table:table-cell office:value-type="float" office:value="133936359590.565" calcext:value-type="float">
            <text:p>133936359590.565</text:p>
          </table:table-cell>
          <table:table-cell office:value-type="float" office:value="135225868314.511" calcext:value-type="float">
            <text:p>135225868314.511</text:p>
          </table:table-cell>
          <table:table-cell office:value-type="float" office:value="125539893126.958" calcext:value-type="float">
            <text:p>125539893126.958</text:p>
          </table:table-cell>
          <table:table-cell office:value-type="float" office:value="129250111856.823" calcext:value-type="float">
            <text:p>129250111856.823</text:p>
          </table:table-cell>
          <table:table-cell office:value-type="float" office:value="139552983248.635" calcext:value-type="float">
            <text:p>139552983248.635</text:p>
          </table:table-cell>
          <table:table-cell office:value-type="float" office:value="171071106094.808" calcext:value-type="float">
            <text:p>171071106094.808</text:p>
          </table:table-cell>
          <table:table-cell office:value-type="float" office:value="196768065557.487" calcext:value-type="float">
            <text:p>196768065557.487</text:p>
          </table:table-cell>
          <table:table-cell office:value-type="float" office:value="204436015420.968" calcext:value-type="float">
            <text:p>204436015420.968</text:p>
          </table:table-cell>
          <table:table-cell office:value-type="float" office:value="216552502822.732" calcext:value-type="float">
            <text:p>216552502822.732</text:p>
          </table:table-cell>
          <table:table-cell office:value-type="float" office:value="255384615384.615" calcext:value-type="float">
            <text:p>255384615384.615</text:p>
          </table:table-cell>
          <table:table-cell office:value-type="float" office:value="283742493042.332" calcext:value-type="float">
            <text:p>283742493042.332</text:p>
          </table:table-cell>
          <table:table-cell office:value-type="float" office:value="251499027507.641" calcext:value-type="float">
            <text:p>251499027507.641</text:p>
          </table:table-cell>
          <table:table-cell office:value-type="float" office:value="247799815768.477" calcext:value-type="float">
            <text:p>247799815768.477</text:p>
          </table:table-cell>
          <table:table-cell office:value-type="float" office:value="273674236772.815" calcext:value-type="float">
            <text:p>273674236772.815</text:p>
          </table:table-cell>
          <table:table-cell office:value-type="float" office:value="256706466091.089" calcext:value-type="float">
            <text:p>256706466091.089</text:p>
          </table:table-cell>
          <table:table-cell office:value-type="float" office:value="269980111642.898" calcext:value-type="float">
            <text:p>269980111642.898</text:p>
          </table:table-cell>
          <table:table-cell office:value-type="float" office:value="272609288689.575" calcext:value-type="float">
            <text:p>272609288689.575</text:p>
          </table:table-cell>
          <table:table-cell office:value-type="float" office:value="232850788304.513" calcext:value-type="float">
            <text:p>232850788304.513</text:p>
          </table:table-cell>
          <table:table-cell office:value-type="float" office:value="239009517793.721" calcext:value-type="float">
            <text:p>239009517793.721</text:p>
          </table:table-cell>
          <table:table-cell office:value-type="float" office:value="252331136734.129" calcext:value-type="float">
            <text:p>252331136734.129</text:p>
          </table:table-cell>
          <table:table-cell office:value-type="float" office:value="273960969999.218" calcext:value-type="float">
            <text:p>273960969999.218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112328422.113084" calcext:value-type="float">
            <text:p>112328422.113084</text:p>
          </table:table-cell>
          <table:table-cell office:value-type="float" office:value="116987784.913739" calcext:value-type="float">
            <text:p>116987784.913739</text:p>
          </table:table-cell>
          <table:table-cell office:value-type="float" office:value="122906434.957814" calcext:value-type="float">
            <text:p>122906434.957814</text:p>
          </table:table-cell>
          <table:table-cell office:value-type="float" office:value="129454728.623599" calcext:value-type="float">
            <text:p>129454728.623599</text:p>
          </table:table-cell>
          <table:table-cell office:value-type="float" office:value="140032741.468329" calcext:value-type="float">
            <text:p>140032741.468329</text:p>
          </table:table-cell>
          <table:table-cell office:value-type="float" office:value="147084750.031482" calcext:value-type="float">
            <text:p>147084750.031482</text:p>
          </table:table-cell>
          <table:table-cell office:value-type="float" office:value="150603925.515853" calcext:value-type="float">
            <text:p>150603925.515853</text:p>
          </table:table-cell>
          <table:table-cell office:value-type="float" office:value="162625885.863484" calcext:value-type="float">
            <text:p>162625885.863484</text:p>
          </table:table-cell>
          <table:table-cell office:value-type="float" office:value="166952937.135005" calcext:value-type="float">
            <text:p>166952937.135005</text:p>
          </table:table-cell>
          <table:table-cell office:value-type="float" office:value="182182067.703568" calcext:value-type="float">
            <text:p>182182067.703568</text:p>
          </table:table-cell>
          <table:table-cell office:value-type="float" office:value="219878482.173564" calcext:value-type="float">
            <text:p>219878482.173564</text:p>
          </table:table-cell>
          <table:table-cell office:value-type="float" office:value="247749327.721267" calcext:value-type="float">
            <text:p>247749327.721267</text:p>
          </table:table-cell>
          <table:table-cell office:value-type="float" office:value="316650508.967523" calcext:value-type="float">
            <text:p>316650508.967523</text:p>
          </table:table-cell>
          <table:table-cell office:value-type="float" office:value="425963359.355326" calcext:value-type="float">
            <text:p>425963359.355326</text:p>
          </table:table-cell>
          <table:table-cell office:value-type="float" office:value="558589870.903674" calcext:value-type="float">
            <text:p>558589870.903674</text:p>
          </table:table-cell>
          <table:table-cell office:value-type="float" office:value="684268280.812751" calcext:value-type="float">
            <text:p>684268280.812751</text:p>
          </table:table-cell>
          <table:table-cell office:value-type="float" office:value="694552411.718837" calcext:value-type="float">
            <text:p>694552411.718837</text:p>
          </table:table-cell>
          <table:table-cell office:value-type="float" office:value="719533137.126662" calcext:value-type="float">
            <text:p>719533137.126662</text:p>
          </table:table-cell>
          <table:table-cell office:value-type="float" office:value="829239489.844119" calcext:value-type="float">
            <text:p>829239489.844119</text:p>
          </table:table-cell>
          <table:table-cell office:value-type="float" office:value="1019743927.24662" calcext:value-type="float">
            <text:p>1019743927.24662</text:p>
          </table:table-cell>
          <table:table-cell office:value-type="float" office:value="1202567359.4132" calcext:value-type="float">
            <text:p>1202567359.4132</text:p>
          </table:table-cell>
          <table:table-cell office:value-type="float" office:value="1235899836.18067" calcext:value-type="float">
            <text:p>1235899836.18067</text:p>
          </table:table-cell>
          <table:table-cell office:value-type="float" office:value="1194015444.01544" calcext:value-type="float">
            <text:p>1194015444.01544</text:p>
          </table:table-cell>
          <table:table-cell office:value-type="float" office:value="1123107276.30285" calcext:value-type="float">
            <text:p>1123107276.30285</text:p>
          </table:table-cell>
          <table:table-cell office:value-type="float" office:value="1177997413.63384" calcext:value-type="float">
            <text:p>1177997413.63384</text:p>
          </table:table-cell>
          <table:table-cell office:value-type="float" office:value="1141210124.82663" calcext:value-type="float">
            <text:p>1141210124.82663</text:p>
          </table:table-cell>
          <table:table-cell office:value-type="float" office:value="1290228616.82408" calcext:value-type="float">
            <text:p>1290228616.82408</text:p>
          </table:table-cell>
          <table:table-cell office:value-type="float" office:value="1177908191.97685" calcext:value-type="float">
            <text:p>1177908191.97685</text:p>
          </table:table-cell>
          <table:table-cell office:value-type="float" office:value="1109976927.91722" calcext:value-type="float">
            <text:p>1109976927.91722</text:p>
          </table:table-cell>
          <table:table-cell office:value-type="float" office:value="1182686577.22645" calcext:value-type="float">
            <text:p>1182686577.22645</text:p>
          </table:table-cell>
          <table:table-cell office:value-type="float" office:value="1337024782.22702" calcext:value-type="float">
            <text:p>1337024782.22702</text:p>
          </table:table-cell>
          <table:table-cell office:value-type="float" office:value="1383843860.1247" calcext:value-type="float">
            <text:p>1383843860.1247</text:p>
          </table:table-cell>
          <table:table-cell office:value-type="float" office:value="1531803060.54558" calcext:value-type="float">
            <text:p>1531803060.54558</text:p>
          </table:table-cell>
          <table:table-cell office:value-type="float" office:value="1635426125.30808" calcext:value-type="float">
            <text:p>1635426125.30808</text:p>
          </table:table-cell>
          <table:table-cell office:value-type="float" office:value="1825285158.11762" calcext:value-type="float">
            <text:p>1825285158.11762</text:p>
          </table:table-cell>
          <table:table-cell office:value-type="float" office:value="1970347720.96992" calcext:value-type="float">
            <text:p>1970347720.96992</text:p>
          </table:table-cell>
          <table:table-cell office:value-type="float" office:value="2129266728.42585" calcext:value-type="float">
            <text:p>2129266728.42585</text:p>
          </table:table-cell>
          <table:table-cell office:value-type="float" office:value="2093994597.21549" calcext:value-type="float">
            <text:p>2093994597.21549</text:p>
          </table:table-cell>
          <table:table-cell office:value-type="float" office:value="1656784779.545" calcext:value-type="float">
            <text:p>1656784779.545</text:p>
          </table:table-cell>
          <table:table-cell office:value-type="float" office:value="1942170999.18765" calcext:value-type="float">
            <text:p>1942170999.18765</text:p>
          </table:table-cell>
          <table:table-cell office:value-type="float" office:value="1684109743.49338" calcext:value-type="float">
            <text:p>1684109743.49338</text:p>
          </table:table-cell>
          <table:table-cell office:value-type="float" office:value="1660102345.60309" calcext:value-type="float">
            <text:p>1660102345.60309</text:p>
          </table:table-cell>
          <table:table-cell office:value-type="float" office:value="1842691481.09196" calcext:value-type="float">
            <text:p>1842691481.09196</text:p>
          </table:table-cell>
          <table:table-cell office:value-type="float" office:value="2315935752.71653" calcext:value-type="float">
            <text:p>2315935752.71653</text:p>
          </table:table-cell>
          <table:table-cell office:value-type="float" office:value="2727507212.92556" calcext:value-type="float">
            <text:p>2727507212.92556</text:p>
          </table:table-cell>
          <table:table-cell office:value-type="float" office:value="3006725014.78415" calcext:value-type="float">
            <text:p>3006725014.78415</text:p>
          </table:table-cell>
          <table:table-cell office:value-type="float" office:value="3102741451.01664" calcext:value-type="float">
            <text:p>3102741451.01664</text:p>
          </table:table-cell>
          <table:table-cell office:value-type="float" office:value="3405050611.68726" calcext:value-type="float">
            <text:p>3405050611.68726</text:p>
          </table:table-cell>
          <table:table-cell office:value-type="float" office:value="3523185919.55826" calcext:value-type="float">
            <text:p>3523185919.55826</text:p>
          </table:table-cell>
          <table:table-cell office:value-type="float" office:value="2870624635.68032" calcext:value-type="float">
            <text:p>2870624635.68032</text:p>
          </table:table-cell>
          <table:table-cell office:value-type="float" office:value="3140508835.9485" calcext:value-type="float">
            <text:p>3140508835.9485</text:p>
          </table:table-cell>
          <table:table-cell office:value-type="float" office:value="3774530615.65916" calcext:value-type="float">
            <text:p>3774530615.65916</text:p>
          </table:table-cell>
          <table:table-cell office:value-type="float" office:value="3972012570.53467" calcext:value-type="float">
            <text:p>3972012570.53467</text:p>
          </table:table-cell>
          <table:table-cell office:value-type="float" office:value="4190143206.25611" calcext:value-type="float">
            <text:p>4190143206.25611</text:p>
          </table:table-cell>
          <table:table-cell office:value-type="float" office:value="4856963251.97477" calcext:value-type="float">
            <text:p>4856963251.97477</text:p>
          </table:table-cell>
          <table:table-cell office:value-type="float" office:value="4682546881.15833" calcext:value-type="float">
            <text:p>4682546881.15833</text:p>
          </table:table-cell>
          <table:table-cell office:value-type="float" office:value="4926740193.66773" calcext:value-type="float">
            <text:p>4926740193.66773</text:p>
          </table:table-cell>
          <table:table-cell office:value-type="float" office:value="5270335184.70768" calcext:value-type="float">
            <text:p>5270335184.70768</text:p>
          </table:table-cell>
          <table:table-cell office:value-type="float" office:value="5479504926.19335" calcext:value-type="float">
            <text:p>5479504926.19335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FRA</text:p>
          </table:table-cell>
          <table:table-cell office:value-type="float" office:value="62651474946.6007" calcext:value-type="float">
            <text:p>62651474946.6007</text:p>
          </table:table-cell>
          <table:table-cell office:value-type="float" office:value="68346741504.4257" calcext:value-type="float">
            <text:p>68346741504.4257</text:p>
          </table:table-cell>
          <table:table-cell office:value-type="float" office:value="76313782251.6964" calcext:value-type="float">
            <text:p>76313782251.6964</text:p>
          </table:table-cell>
          <table:table-cell office:value-type="float" office:value="85551113767.3727" calcext:value-type="float">
            <text:p>85551113767.3727</text:p>
          </table:table-cell>
          <table:table-cell office:value-type="float" office:value="94906593388.3107" calcext:value-type="float">
            <text:p>94906593388.3107</text:p>
          </table:table-cell>
          <table:table-cell office:value-type="float" office:value="102160571409.274" calcext:value-type="float">
            <text:p>102160571409.274</text:p>
          </table:table-cell>
          <table:table-cell office:value-type="float" office:value="110597467198.645" calcext:value-type="float">
            <text:p>110597467198.645</text:p>
          </table:table-cell>
          <table:table-cell office:value-type="float" office:value="119466139619.589" calcext:value-type="float">
            <text:p>119466139619.589</text:p>
          </table:table-cell>
          <table:table-cell office:value-type="float" office:value="129847107787.883" calcext:value-type="float">
            <text:p>129847107787.883</text:p>
          </table:table-cell>
          <table:table-cell office:value-type="float" office:value="140725497222.277" calcext:value-type="float">
            <text:p>140725497222.277</text:p>
          </table:table-cell>
          <table:table-cell office:value-type="float" office:value="148456359985.827" calcext:value-type="float">
            <text:p>148456359985.827</text:p>
          </table:table-cell>
          <table:table-cell office:value-type="float" office:value="165966615366.402" calcext:value-type="float">
            <text:p>165966615366.402</text:p>
          </table:table-cell>
          <table:table-cell office:value-type="float" office:value="203494148244.473" calcext:value-type="float">
            <text:p>203494148244.473</text:p>
          </table:table-cell>
          <table:table-cell office:value-type="float" office:value="264429876252.21" calcext:value-type="float">
            <text:p>264429876252.21</text:p>
          </table:table-cell>
          <table:table-cell office:value-type="float" office:value="285552373158.756" calcext:value-type="float">
            <text:p>285552373158.756</text:p>
          </table:table-cell>
          <table:table-cell office:value-type="float" office:value="360832186018.051" calcext:value-type="float">
            <text:p>360832186018.051</text:p>
          </table:table-cell>
          <table:table-cell office:value-type="float" office:value="372319038514.067" calcext:value-type="float">
            <text:p>372319038514.067</text:p>
          </table:table-cell>
          <table:table-cell office:value-type="float" office:value="410279486493.715" calcext:value-type="float">
            <text:p>410279486493.715</text:p>
          </table:table-cell>
          <table:table-cell office:value-type="float" office:value="506707848837.209" calcext:value-type="float">
            <text:p>506707848837.209</text:p>
          </table:table-cell>
          <table:table-cell office:value-type="float" office:value="613953129818.07" calcext:value-type="float">
            <text:p>613953129818.07</text:p>
          </table:table-cell>
          <table:table-cell office:value-type="float" office:value="701288419745.421" calcext:value-type="float">
            <text:p>701288419745.421</text:p>
          </table:table-cell>
          <table:table-cell office:value-type="float" office:value="615552202776.101" calcext:value-type="float">
            <text:p>615552202776.101</text:p>
          </table:table-cell>
          <table:table-cell office:value-type="float" office:value="584877732308.614" calcext:value-type="float">
            <text:p>584877732308.614</text:p>
          </table:table-cell>
          <table:table-cell office:value-type="float" office:value="559869179791.72" calcext:value-type="float">
            <text:p>559869179791.72</text:p>
          </table:table-cell>
          <table:table-cell office:value-type="float" office:value="530683779929.445" calcext:value-type="float">
            <text:p>530683779929.445</text:p>
          </table:table-cell>
          <table:table-cell office:value-type="float" office:value="553138414367.061" calcext:value-type="float">
            <text:p>553138414367.061</text:p>
          </table:table-cell>
          <table:table-cell office:value-type="float" office:value="771470783218.108" calcext:value-type="float">
            <text:p>771470783218.108</text:p>
          </table:table-cell>
          <table:table-cell office:value-type="float" office:value="934173305685.911" calcext:value-type="float">
            <text:p>934173305685.911</text:p>
          </table:table-cell>
          <table:table-cell office:value-type="float" office:value="1018847043277.17" calcext:value-type="float">
            <text:p>1018847043277.17</text:p>
          </table:table-cell>
          <table:table-cell office:value-type="float" office:value="1025211803413.53" calcext:value-type="float">
            <text:p>1025211803413.53</text:p>
          </table:table-cell>
          <table:table-cell office:value-type="float" office:value="1269179616913.63" calcext:value-type="float">
            <text:p>1269179616913.63</text:p>
          </table:table-cell>
          <table:table-cell office:value-type="float" office:value="1269276828275.78" calcext:value-type="float">
            <text:p>1269276828275.78</text:p>
          </table:table-cell>
          <table:table-cell office:value-type="float" office:value="1401465923172.24" calcext:value-type="float">
            <text:p>1401465923172.24</text:p>
          </table:table-cell>
          <table:table-cell office:value-type="float" office:value="1322815612694" calcext:value-type="float">
            <text:p>1322815612694</text:p>
          </table:table-cell>
          <table:table-cell office:value-type="float" office:value="1393982750472.59" calcext:value-type="float">
            <text:p>1393982750472.59</text:p>
          </table:table-cell>
          <table:table-cell office:value-type="float" office:value="1601094756209.75" calcext:value-type="float">
            <text:p>1601094756209.75</text:p>
          </table:table-cell>
          <table:table-cell office:value-type="float" office:value="1605675086549.56" calcext:value-type="float">
            <text:p>1605675086549.56</text:p>
          </table:table-cell>
          <table:table-cell office:value-type="float" office:value="1452884917959.09" calcext:value-type="float">
            <text:p>1452884917959.09</text:p>
          </table:table-cell>
          <table:table-cell office:value-type="float" office:value="1503108739159.44" calcext:value-type="float">
            <text:p>1503108739159.44</text:p>
          </table:table-cell>
          <table:table-cell office:value-type="float" office:value="1492647560196.04" calcext:value-type="float">
            <text:p>1492647560196.04</text:p>
          </table:table-cell>
          <table:table-cell office:value-type="float" office:value="1362248940482.77" calcext:value-type="float">
            <text:p>1362248940482.77</text:p>
          </table:table-cell>
          <table:table-cell office:value-type="float" office:value="1376465324384.79" calcext:value-type="float">
            <text:p>1376465324384.79</text:p>
          </table:table-cell>
          <table:table-cell office:value-type="float" office:value="1494286655373.61" calcext:value-type="float">
            <text:p>1494286655373.61</text:p>
          </table:table-cell>
          <table:table-cell office:value-type="float" office:value="1840480812641.08" calcext:value-type="float">
            <text:p>1840480812641.08</text:p>
          </table:table-cell>
          <table:table-cell office:value-type="float" office:value="2115742488204.62" calcext:value-type="float">
            <text:p>2115742488204.62</text:p>
          </table:table-cell>
          <table:table-cell office:value-type="float" office:value="2196126103718.44" calcext:value-type="float">
            <text:p>2196126103718.44</text:p>
          </table:table-cell>
          <table:table-cell office:value-type="float" office:value="2318593651988.46" calcext:value-type="float">
            <text:p>2318593651988.46</text:p>
          </table:table-cell>
          <table:table-cell office:value-type="float" office:value="2657213249384.07" calcext:value-type="float">
            <text:p>2657213249384.07</text:p>
          </table:table-cell>
          <table:table-cell office:value-type="float" office:value="2918382891460.38" calcext:value-type="float">
            <text:p>2918382891460.38</text:p>
          </table:table-cell>
          <table:table-cell office:value-type="float" office:value="2690222283967.77" calcext:value-type="float">
            <text:p>2690222283967.77</text:p>
          </table:table-cell>
          <table:table-cell office:value-type="float" office:value="2642609548930.36" calcext:value-type="float">
            <text:p>2642609548930.36</text:p>
          </table:table-cell>
          <table:table-cell office:value-type="float" office:value="2861408170264.61" calcext:value-type="float">
            <text:p>2861408170264.61</text:p>
          </table:table-cell>
          <table:table-cell office:value-type="float" office:value="2683825225092.63" calcext:value-type="float">
            <text:p>2683825225092.63</text:p>
          </table:table-cell>
          <table:table-cell office:value-type="float" office:value="2811077725703.59" calcext:value-type="float">
            <text:p>2811077725703.59</text:p>
          </table:table-cell>
          <table:table-cell office:value-type="float" office:value="2852165760630.27" calcext:value-type="float">
            <text:p>2852165760630.27</text:p>
          </table:table-cell>
          <table:table-cell office:value-type="float" office:value="2438207896251.84" calcext:value-type="float">
            <text:p>2438207896251.84</text:p>
          </table:table-cell>
          <table:table-cell office:value-type="float" office:value="2471285607081.72" calcext:value-type="float">
            <text:p>2471285607081.72</text:p>
          </table:table-cell>
          <table:table-cell office:value-type="float" office:value="2586285406561.51" calcext:value-type="float">
            <text:p>2586285406561.51</text:p>
          </table:table-cell>
          <table:table-cell office:value-type="float" office:value="2777535239277.98" calcext:value-type="float">
            <text:p>2777535239277.98</text:p>
          </table:table-cell>
        </table:table-row>
        <table:table-row table:style-name="ro1">
          <table:table-cell office:value-type="string" calcext:value-type="string">
            <text:p>Islas Feroe</text:p>
          </table:table-cell>
          <table:table-cell office:value-type="string" calcext:value-type="string">
            <text:p>FRO</text:p>
          </table:table-cell>
          <table:table-cell table:number-columns-repeated="38"/>
          <table:table-cell office:value-type="float" office:value="1107882640.8787" calcext:value-type="float">
            <text:p>1107882640.8787</text:p>
          </table:table-cell>
          <table:table-cell office:value-type="float" office:value="1120280381.86979" calcext:value-type="float">
            <text:p>1120280381.86979</text:p>
          </table:table-cell>
          <table:table-cell office:value-type="float" office:value="1058702725.4395" calcext:value-type="float">
            <text:p>1058702725.4395</text:p>
          </table:table-cell>
          <table:table-cell office:value-type="float" office:value="1147654635.45922" calcext:value-type="float">
            <text:p>1147654635.45922</text:p>
          </table:table-cell>
          <table:table-cell office:value-type="float" office:value="1262669892.4595" calcext:value-type="float">
            <text:p>1262669892.4595</text:p>
          </table:table-cell>
          <table:table-cell office:value-type="float" office:value="1494011567.01125" calcext:value-type="float">
            <text:p>1494011567.01125</text:p>
          </table:table-cell>
          <table:table-cell office:value-type="float" office:value="1688237552.36935" calcext:value-type="float">
            <text:p>1688237552.36935</text:p>
          </table:table-cell>
          <table:table-cell office:value-type="float" office:value="1727792692.89133" calcext:value-type="float">
            <text:p>1727792692.89133</text:p>
          </table:table-cell>
          <table:table-cell office:value-type="float" office:value="1984445416.02206" calcext:value-type="float">
            <text:p>1984445416.02206</text:p>
          </table:table-cell>
          <table:table-cell office:value-type="float" office:value="2290133548.87301" calcext:value-type="float">
            <text:p>2290133548.87301</text:p>
          </table:table-cell>
          <table:table-cell office:value-type="float" office:value="2432415998.11695" calcext:value-type="float">
            <text:p>2432415998.11695</text:p>
          </table:table-cell>
          <table:table-cell office:value-type="float" office:value="2268387770.71014" calcext:value-type="float">
            <text:p>2268387770.71014</text:p>
          </table:table-cell>
          <table:table-cell office:value-type="float" office:value="2320424601.26954" calcext:value-type="float">
            <text:p>2320424601.26954</text:p>
          </table:table-cell>
          <table:table-cell office:value-type="float" office:value="2490807830.57351" calcext:value-type="float">
            <text:p>2490807830.57351</text:p>
          </table:table-cell>
          <table:table-cell office:value-type="float" office:value="2366301251.61847" calcext:value-type="float">
            <text:p>2366301251.61847</text:p>
          </table:table-cell>
          <table:table-cell office:value-type="float" office:value="2627049837.08135" calcext:value-type="float">
            <text:p>2627049837.08135</text:p>
          </table:table-cell>
          <table:table-cell office:value-type="float" office:value="2850743875.2784" calcext:value-type="float">
            <text:p>2850743875.2784</text:p>
          </table:table-cell>
          <table:table-cell office:value-type="float" office:value="2518096285.61661" calcext:value-type="float">
            <text:p>2518096285.61661</text:p>
          </table:table-cell>
          <table:table-cell office:value-type="float" office:value="2689157270.82312" calcext:value-type="float">
            <text:p>2689157270.8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nesia (Estados Federados de)</text:p>
          </table:table-cell>
          <table:table-cell office:value-type="string" calcext:value-type="string">
            <text:p>FSM</text:p>
          </table:table-cell>
          <table:table-cell table:number-columns-repeated="23"/>
          <table:table-cell office:value-type="float" office:value="106500000" calcext:value-type="float">
            <text:p>106500000</text:p>
          </table:table-cell>
          <table:table-cell table:number-columns-repeated="2"/>
          <table:table-cell office:value-type="float" office:value="112210000" calcext:value-type="float">
            <text:p>112210000</text:p>
          </table:table-cell>
          <table:table-cell office:value-type="float" office:value="116700000" calcext:value-type="float">
            <text:p>116700000</text:p>
          </table:table-cell>
          <table:table-cell office:value-type="float" office:value="124700000" calcext:value-type="float">
            <text:p>124700000</text:p>
          </table:table-cell>
          <table:table-cell office:value-type="float" office:value="135200000" calcext:value-type="float">
            <text:p>135200000</text:p>
          </table:table-cell>
          <table:table-cell office:value-type="float" office:value="147200000" calcext:value-type="float">
            <text:p>147200000</text:p>
          </table:table-cell>
          <table:table-cell office:value-type="float" office:value="166200000" calcext:value-type="float">
            <text:p>166200000</text:p>
          </table:table-cell>
          <table:table-cell office:value-type="float" office:value="178100000" calcext:value-type="float">
            <text:p>178100000</text:p>
          </table:table-cell>
          <table:table-cell office:value-type="float" office:value="198400000" calcext:value-type="float">
            <text:p>198400000</text:p>
          </table:table-cell>
          <table:table-cell office:value-type="float" office:value="202500000" calcext:value-type="float">
            <text:p>202500000</text:p>
          </table:table-cell>
          <table:table-cell office:value-type="float" office:value="222103600" calcext:value-type="float">
            <text:p>222103600</text:p>
          </table:table-cell>
          <table:table-cell office:value-type="float" office:value="218845700" calcext:value-type="float">
            <text:p>218845700</text:p>
          </table:table-cell>
          <table:table-cell office:value-type="float" office:value="206900300" calcext:value-type="float">
            <text:p>206900300</text:p>
          </table:table-cell>
          <table:table-cell office:value-type="float" office:value="219646200" calcext:value-type="float">
            <text:p>219646200</text:p>
          </table:table-cell>
          <table:table-cell office:value-type="float" office:value="220660500" calcext:value-type="float">
            <text:p>220660500</text:p>
          </table:table-cell>
          <table:table-cell office:value-type="float" office:value="233226300" calcext:value-type="float">
            <text:p>233226300</text:p>
          </table:table-cell>
          <table:table-cell office:value-type="float" office:value="240051900" calcext:value-type="float">
            <text:p>240051900</text:p>
          </table:table-cell>
          <table:table-cell office:value-type="float" office:value="241543400" calcext:value-type="float">
            <text:p>241543400</text:p>
          </table:table-cell>
          <table:table-cell office:value-type="float" office:value="245277400" calcext:value-type="float">
            <text:p>245277400</text:p>
          </table:table-cell>
          <table:table-cell office:value-type="float" office:value="240097000" calcext:value-type="float">
            <text:p>240097000</text:p>
          </table:table-cell>
          <table:table-cell office:value-type="float" office:value="250149400" calcext:value-type="float">
            <text:p>250149400</text:p>
          </table:table-cell>
          <table:table-cell office:value-type="float" office:value="253372300" calcext:value-type="float">
            <text:p>253372300</text:p>
          </table:table-cell>
          <table:table-cell office:value-type="float" office:value="256548100" calcext:value-type="float">
            <text:p>256548100</text:p>
          </table:table-cell>
          <table:table-cell office:value-type="float" office:value="262868600" calcext:value-type="float">
            <text:p>262868600</text:p>
          </table:table-cell>
          <table:table-cell office:value-type="float" office:value="279966700" calcext:value-type="float">
            <text:p>279966700</text:p>
          </table:table-cell>
          <table:table-cell office:value-type="float" office:value="296525300" calcext:value-type="float">
            <text:p>296525300</text:p>
          </table:table-cell>
          <table:table-cell office:value-type="float" office:value="310502100" calcext:value-type="float">
            <text:p>310502100</text:p>
          </table:table-cell>
          <table:table-cell office:value-type="float" office:value="326128700" calcext:value-type="float">
            <text:p>326128700</text:p>
          </table:table-cell>
          <table:table-cell office:value-type="float" office:value="316040600" calcext:value-type="float">
            <text:p>316040600</text:p>
          </table:table-cell>
          <table:table-cell office:value-type="float" office:value="317999400" calcext:value-type="float">
            <text:p>317999400</text:p>
          </table:table-cell>
          <table:table-cell office:value-type="float" office:value="315179700" calcext:value-type="float">
            <text:p>315179700</text:p>
          </table:table-cell>
          <table:table-cell office:value-type="float" office:value="329895600" calcext:value-type="float">
            <text:p>329895600</text:p>
          </table:table-cell>
          <table:table-cell office:value-type="float" office:value="336427500" calcext:value-type="float">
            <text:p>336427500</text:p>
          </table:table-cell>
          <table:table-cell office:value-type="float" office:value="344501760" calcext:value-type="float">
            <text:p>344501760</text:p>
          </table:table-cell>
        </table:table-row>
        <table:table-row table:style-name="ro1">
          <table:table-cell office:value-type="string" calcext:value-type="string">
            <text:p>Gabón</text:p>
          </table:table-cell>
          <table:table-cell office:value-type="string" calcext:value-type="string">
            <text:p>GAB</text:p>
          </table:table-cell>
          <table:table-cell office:value-type="float" office:value="141468977.570007" calcext:value-type="float">
            <text:p>141468977.570007</text:p>
          </table:table-cell>
          <table:table-cell office:value-type="float" office:value="167637907.381696" calcext:value-type="float">
            <text:p>167637907.381696</text:p>
          </table:table-cell>
          <table:table-cell office:value-type="float" office:value="182796536.499917" calcext:value-type="float">
            <text:p>182796536.499917</text:p>
          </table:table-cell>
          <table:table-cell office:value-type="float" office:value="154480244.246828" calcext:value-type="float">
            <text:p>154480244.246828</text:p>
          </table:table-cell>
          <table:table-cell office:value-type="float" office:value="215679855.272553" calcext:value-type="float">
            <text:p>215679855.272553</text:p>
          </table:table-cell>
          <table:table-cell office:value-type="float" office:value="226474285.587116" calcext:value-type="float">
            <text:p>226474285.587116</text:p>
          </table:table-cell>
          <table:table-cell office:value-type="float" office:value="245849781.715943" calcext:value-type="float">
            <text:p>245849781.715943</text:p>
          </table:table-cell>
          <table:table-cell office:value-type="float" office:value="271543680.279265" calcext:value-type="float">
            <text:p>271543680.279265</text:p>
          </table:table-cell>
          <table:table-cell office:value-type="float" office:value="294468564.534311" calcext:value-type="float">
            <text:p>294468564.534311</text:p>
          </table:table-cell>
          <table:table-cell office:value-type="float" office:value="318124701.048993" calcext:value-type="float">
            <text:p>318124701.048993</text:p>
          </table:table-cell>
          <table:table-cell office:value-type="float" office:value="323802475.481029" calcext:value-type="float">
            <text:p>323802475.481029</text:p>
          </table:table-cell>
          <table:table-cell office:value-type="float" office:value="381687073.058602" calcext:value-type="float">
            <text:p>381687073.058602</text:p>
          </table:table-cell>
          <table:table-cell office:value-type="float" office:value="430508357.724" calcext:value-type="float">
            <text:p>430508357.724</text:p>
          </table:table-cell>
          <table:table-cell office:value-type="float" office:value="722780701.123338" calcext:value-type="float">
            <text:p>722780701.123338</text:p>
          </table:table-cell>
          <table:table-cell office:value-type="float" office:value="1544216003.98425" calcext:value-type="float">
            <text:p>1544216003.98425</text:p>
          </table:table-cell>
          <table:table-cell office:value-type="float" office:value="2157592936.60731" calcext:value-type="float">
            <text:p>2157592936.60731</text:p>
          </table:table-cell>
          <table:table-cell office:value-type="float" office:value="3009409970.90463" calcext:value-type="float">
            <text:p>3009409970.90463</text:p>
          </table:table-cell>
          <table:table-cell office:value-type="float" office:value="2809349074.17711" calcext:value-type="float">
            <text:p>2809349074.17711</text:p>
          </table:table-cell>
          <table:table-cell office:value-type="float" office:value="2389479269.18832" calcext:value-type="float">
            <text:p>2389479269.18832</text:p>
          </table:table-cell>
          <table:table-cell office:value-type="float" office:value="3030251116.35966" calcext:value-type="float">
            <text:p>3030251116.35966</text:p>
          </table:table-cell>
          <table:table-cell office:value-type="float" office:value="4279637933.85136" calcext:value-type="float">
            <text:p>4279637933.85136</text:p>
          </table:table-cell>
          <table:table-cell office:value-type="float" office:value="3862269126.92681" calcext:value-type="float">
            <text:p>3862269126.92681</text:p>
          </table:table-cell>
          <table:table-cell office:value-type="float" office:value="3618007844.44908" calcext:value-type="float">
            <text:p>3618007844.44908</text:p>
          </table:table-cell>
          <table:table-cell office:value-type="float" office:value="3391275731.31859" calcext:value-type="float">
            <text:p>3391275731.31859</text:p>
          </table:table-cell>
          <table:table-cell office:value-type="float" office:value="3561451562.23576" calcext:value-type="float">
            <text:p>3561451562.23576</text:p>
          </table:table-cell>
          <table:table-cell office:value-type="float" office:value="3339914759.37275" calcext:value-type="float">
            <text:p>3339914759.37275</text:p>
          </table:table-cell>
          <table:table-cell office:value-type="float" office:value="3403638193.57905" calcext:value-type="float">
            <text:p>3403638193.57905</text:p>
          </table:table-cell>
          <table:table-cell office:value-type="float" office:value="3281797038.66566" calcext:value-type="float">
            <text:p>3281797038.66566</text:p>
          </table:table-cell>
          <table:table-cell office:value-type="float" office:value="3834503378.35497" calcext:value-type="float">
            <text:p>3834503378.35497</text:p>
          </table:table-cell>
          <table:table-cell office:value-type="float" office:value="4186411457.45694" calcext:value-type="float">
            <text:p>4186411457.45694</text:p>
          </table:table-cell>
          <table:table-cell office:value-type="float" office:value="5952293765.84468" calcext:value-type="float">
            <text:p>5952293765.84468</text:p>
          </table:table-cell>
          <table:table-cell office:value-type="float" office:value="5402919956.93831" calcext:value-type="float">
            <text:p>5402919956.93831</text:p>
          </table:table-cell>
          <table:table-cell office:value-type="float" office:value="5592390848.52648" calcext:value-type="float">
            <text:p>5592390848.52648</text:p>
          </table:table-cell>
          <table:table-cell office:value-type="float" office:value="4378645081.01769" calcext:value-type="float">
            <text:p>4378645081.01769</text:p>
          </table:table-cell>
          <table:table-cell office:value-type="float" office:value="4190819314.02958" calcext:value-type="float">
            <text:p>4190819314.02958</text:p>
          </table:table-cell>
          <table:table-cell office:value-type="float" office:value="4958845906.34769" calcext:value-type="float">
            <text:p>4958845906.34769</text:p>
          </table:table-cell>
          <table:table-cell office:value-type="float" office:value="5694040336.82571" calcext:value-type="float">
            <text:p>5694040336.82571</text:p>
          </table:table-cell>
          <table:table-cell office:value-type="float" office:value="5326816858.99586" calcext:value-type="float">
            <text:p>5326816858.99586</text:p>
          </table:table-cell>
          <table:table-cell office:value-type="float" office:value="4483417119.83928" calcext:value-type="float">
            <text:p>4483417119.83928</text:p>
          </table:table-cell>
          <table:table-cell office:value-type="float" office:value="4662992036.2073" calcext:value-type="float">
            <text:p>4662992036.2073</text:p>
          </table:table-cell>
          <table:table-cell office:value-type="float" office:value="5067865320.7979" calcext:value-type="float">
            <text:p>5067865320.7979</text:p>
          </table:table-cell>
          <table:table-cell office:value-type="float" office:value="5018874179.18704" calcext:value-type="float">
            <text:p>5018874179.18704</text:p>
          </table:table-cell>
          <table:table-cell office:value-type="float" office:value="5310381151.35952" calcext:value-type="float">
            <text:p>5310381151.35952</text:p>
          </table:table-cell>
          <table:table-cell office:value-type="float" office:value="6497305662.09274" calcext:value-type="float">
            <text:p>6497305662.09274</text:p>
          </table:table-cell>
          <table:table-cell office:value-type="float" office:value="7756293574.98077" calcext:value-type="float">
            <text:p>7756293574.98077</text:p>
          </table:table-cell>
          <table:table-cell office:value-type="float" office:value="9578973591.00958" calcext:value-type="float">
            <text:p>9578973591.00958</text:p>
          </table:table-cell>
          <table:table-cell office:value-type="float" office:value="10318424464.3377" calcext:value-type="float">
            <text:p>10318424464.3377</text:p>
          </table:table-cell>
          <table:table-cell office:value-type="float" office:value="12438956756.4455" calcext:value-type="float">
            <text:p>12438956756.4455</text:p>
          </table:table-cell>
          <table:table-cell office:value-type="float" office:value="15508574820.3516" calcext:value-type="float">
            <text:p>15508574820.3516</text:p>
          </table:table-cell>
          <table:table-cell office:value-type="float" office:value="12065138272.7538" calcext:value-type="float">
            <text:p>12065138272.7538</text:p>
          </table:table-cell>
          <table:table-cell office:value-type="float" office:value="14358584300.3006" calcext:value-type="float">
            <text:p>14358584300.3006</text:p>
          </table:table-cell>
          <table:table-cell office:value-type="float" office:value="18186478119.9582" calcext:value-type="float">
            <text:p>18186478119.9582</text:p>
          </table:table-cell>
          <table:table-cell office:value-type="float" office:value="17171447372.3334" calcext:value-type="float">
            <text:p>17171447372.3334</text:p>
          </table:table-cell>
          <table:table-cell office:value-type="float" office:value="17590745162.1326" calcext:value-type="float">
            <text:p>17590745162.1326</text:p>
          </table:table-cell>
          <table:table-cell office:value-type="float" office:value="18179752009.7489" calcext:value-type="float">
            <text:p>18179752009.7489</text:p>
          </table:table-cell>
          <table:table-cell office:value-type="float" office:value="14377324797.637" calcext:value-type="float">
            <text:p>14377324797.637</text:p>
          </table:table-cell>
          <table:table-cell office:value-type="float" office:value="14014369641.7689" calcext:value-type="float">
            <text:p>14014369641.7689</text:p>
          </table:table-cell>
          <table:table-cell office:value-type="float" office:value="14892609693.1667" calcext:value-type="float">
            <text:p>14892609693.1667</text:p>
          </table:table-cell>
          <table:table-cell office:value-type="float" office:value="17017401831.9223" calcext:value-type="float">
            <text:p>17017401831.9223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string" calcext:value-type="string">
            <text:p>GBR</text:p>
          </table:table-cell>
          <table:table-cell office:value-type="float" office:value="72328047042.1588" calcext:value-type="float">
            <text:p>72328047042.1588</text:p>
          </table:table-cell>
          <table:table-cell office:value-type="float" office:value="76694360635.9159" calcext:value-type="float">
            <text:p>76694360635.9159</text:p>
          </table:table-cell>
          <table:table-cell office:value-type="float" office:value="80601939635.2483" calcext:value-type="float">
            <text:p>80601939635.2483</text:p>
          </table:table-cell>
          <table:table-cell office:value-type="float" office:value="85443766670.4279" calcext:value-type="float">
            <text:p>85443766670.4279</text:p>
          </table:table-cell>
          <table:table-cell office:value-type="float" office:value="93387598813.9269" calcext:value-type="float">
            <text:p>93387598813.9269</text:p>
          </table:table-cell>
          <table:table-cell office:value-type="float" office:value="100595782309.165" calcext:value-type="float">
            <text:p>100595782309.165</text:p>
          </table:table-cell>
          <table:table-cell office:value-type="float" office:value="107090721447.057" calcext:value-type="float">
            <text:p>107090721447.057</text:p>
          </table:table-cell>
          <table:table-cell office:value-type="float" office:value="111185383409.521" calcext:value-type="float">
            <text:p>111185383409.521</text:p>
          </table:table-cell>
          <table:table-cell office:value-type="float" office:value="104702736248.084" calcext:value-type="float">
            <text:p>104702736248.084</text:p>
          </table:table-cell>
          <table:table-cell office:value-type="float" office:value="112676874821.987" calcext:value-type="float">
            <text:p>112676874821.987</text:p>
          </table:table-cell>
          <table:table-cell office:value-type="float" office:value="130671946244.3" calcext:value-type="float">
            <text:p>130671946244.3</text:p>
          </table:table-cell>
          <table:table-cell office:value-type="float" office:value="148113896325.14" calcext:value-type="float">
            <text:p>148113896325.14</text:p>
          </table:table-cell>
          <table:table-cell office:value-type="float" office:value="169965034965.035" calcext:value-type="float">
            <text:p>169965034965.035</text:p>
          </table:table-cell>
          <table:table-cell office:value-type="float" office:value="192537971582.558" calcext:value-type="float">
            <text:p>192537971582.558</text:p>
          </table:table-cell>
          <table:table-cell office:value-type="float" office:value="206131369798.971" calcext:value-type="float">
            <text:p>206131369798.971</text:p>
          </table:table-cell>
          <table:table-cell office:value-type="float" office:value="241756637168.142" calcext:value-type="float">
            <text:p>241756637168.142</text:p>
          </table:table-cell>
          <table:table-cell office:value-type="float" office:value="232614555256.065" calcext:value-type="float">
            <text:p>232614555256.065</text:p>
          </table:table-cell>
          <table:table-cell office:value-type="float" office:value="263066457352.172" calcext:value-type="float">
            <text:p>263066457352.172</text:p>
          </table:table-cell>
          <table:table-cell office:value-type="float" office:value="335883029721.956" calcext:value-type="float">
            <text:p>335883029721.956</text:p>
          </table:table-cell>
          <table:table-cell office:value-type="float" office:value="438994070309.191" calcext:value-type="float">
            <text:p>438994070309.191</text:p>
          </table:table-cell>
          <table:table-cell office:value-type="float" office:value="564947710899.373" calcext:value-type="float">
            <text:p>564947710899.373</text:p>
          </table:table-cell>
          <table:table-cell office:value-type="float" office:value="540765675241.158" calcext:value-type="float">
            <text:p>540765675241.158</text:p>
          </table:table-cell>
          <table:table-cell office:value-type="float" office:value="515048916841.37" calcext:value-type="float">
            <text:p>515048916841.37</text:p>
          </table:table-cell>
          <table:table-cell office:value-type="float" office:value="489618008185.539" calcext:value-type="float">
            <text:p>489618008185.539</text:p>
          </table:table-cell>
          <table:table-cell office:value-type="float" office:value="461487097632.349" calcext:value-type="float">
            <text:p>461487097632.349</text:p>
          </table:table-cell>
          <table:table-cell office:value-type="float" office:value="489285164271.047" calcext:value-type="float">
            <text:p>489285164271.047</text:p>
          </table:table-cell>
          <table:table-cell office:value-type="float" office:value="601452653180.885" calcext:value-type="float">
            <text:p>601452653180.885</text:p>
          </table:table-cell>
          <table:table-cell office:value-type="float" office:value="745162608269.325" calcext:value-type="float">
            <text:p>745162608269.325</text:p>
          </table:table-cell>
          <table:table-cell office:value-type="float" office:value="910122732123.799" calcext:value-type="float">
            <text:p>910122732123.799</text:p>
          </table:table-cell>
          <table:table-cell office:value-type="float" office:value="926884816753.927" calcext:value-type="float">
            <text:p>926884816753.927</text:p>
          </table:table-cell>
          <table:table-cell office:value-type="float" office:value="1093169389204.55" calcext:value-type="float">
            <text:p>1093169389204.55</text:p>
          </table:table-cell>
          <table:table-cell office:value-type="float" office:value="1142797178130.51" calcext:value-type="float">
            <text:p>1142797178130.51</text:p>
          </table:table-cell>
          <table:table-cell office:value-type="float" office:value="1179659529659.53" calcext:value-type="float">
            <text:p>1179659529659.53</text:p>
          </table:table-cell>
          <table:table-cell office:value-type="float" office:value="1061388722255.55" calcext:value-type="float">
            <text:p>1061388722255.55</text:p>
          </table:table-cell>
          <table:table-cell office:value-type="float" office:value="1140489745944.29" calcext:value-type="float">
            <text:p>1140489745944.29</text:p>
          </table:table-cell>
          <table:table-cell office:value-type="float" office:value="1335862395455.26" calcext:value-type="float">
            <text:p>1335862395455.26</text:p>
          </table:table-cell>
          <table:table-cell office:value-type="float" office:value="1409410296411.86" calcext:value-type="float">
            <text:p>1409410296411.86</text:p>
          </table:table-cell>
          <table:table-cell office:value-type="float" office:value="1553623117223.31" calcext:value-type="float">
            <text:p>1553623117223.31</text:p>
          </table:table-cell>
          <table:table-cell office:value-type="float" office:value="1641666114607.49" calcext:value-type="float">
            <text:p>1641666114607.49</text:p>
          </table:table-cell>
          <table:table-cell office:value-type="float" office:value="1668270506390.55" calcext:value-type="float">
            <text:p>1668270506390.55</text:p>
          </table:table-cell>
          <table:table-cell office:value-type="float" office:value="1648269027084.28" calcext:value-type="float">
            <text:p>1648269027084.28</text:p>
          </table:table-cell>
          <table:table-cell office:value-type="float" office:value="1625799625737.73" calcext:value-type="float">
            <text:p>1625799625737.73</text:p>
          </table:table-cell>
          <table:table-cell office:value-type="float" office:value="1773015587529.98" calcext:value-type="float">
            <text:p>1773015587529.98</text:p>
          </table:table-cell>
          <table:table-cell office:value-type="float" office:value="2043831836734.69" calcext:value-type="float">
            <text:p>2043831836734.69</text:p>
          </table:table-cell>
          <table:table-cell office:value-type="float" office:value="2403614060783.6" calcext:value-type="float">
            <text:p>2403614060783.6</text:p>
          </table:table-cell>
          <table:table-cell office:value-type="float" office:value="2525005454545.45" calcext:value-type="float">
            <text:p>2525005454545.45</text:p>
          </table:table-cell>
          <table:table-cell office:value-type="float" office:value="2697151793928.24" calcext:value-type="float">
            <text:p>2697151793928.24</text:p>
          </table:table-cell>
          <table:table-cell office:value-type="float" office:value="3084117647058.82" calcext:value-type="float">
            <text:p>3084117647058.82</text:p>
          </table:table-cell>
          <table:table-cell office:value-type="float" office:value="2904036764705.88" calcext:value-type="float">
            <text:p>2904036764705.88</text:p>
          </table:table-cell>
          <table:table-cell office:value-type="float" office:value="2394785792179.47" calcext:value-type="float">
            <text:p>2394785792179.47</text:p>
          </table:table-cell>
          <table:table-cell office:value-type="float" office:value="2452899665124.47" calcext:value-type="float">
            <text:p>2452899665124.47</text:p>
          </table:table-cell>
          <table:table-cell office:value-type="float" office:value="2634895693131.3" calcext:value-type="float">
            <text:p>2634895693131.3</text:p>
          </table:table-cell>
          <table:table-cell office:value-type="float" office:value="2676605417645.99" calcext:value-type="float">
            <text:p>2676605417645.99</text:p>
          </table:table-cell>
          <table:table-cell office:value-type="float" office:value="2753565033773.77" calcext:value-type="float">
            <text:p>2753565033773.77</text:p>
          </table:table-cell>
          <table:table-cell office:value-type="float" office:value="3034729456047.18" calcext:value-type="float">
            <text:p>3034729456047.18</text:p>
          </table:table-cell>
          <table:table-cell office:value-type="float" office:value="2896420586534.4" calcext:value-type="float">
            <text:p>2896420586534.4</text:p>
          </table:table-cell>
          <table:table-cell office:value-type="float" office:value="2659238931670.25" calcext:value-type="float">
            <text:p>2659238931670.25</text:p>
          </table:table-cell>
          <table:table-cell office:value-type="float" office:value="2637866340434.13" calcext:value-type="float">
            <text:p>2637866340434.13</text:p>
          </table:table-cell>
          <table:table-cell office:value-type="float" office:value="2825207947502.9" calcext:value-type="float">
            <text:p>2825207947502.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table:number-columns-repeated="30"/>
          <table:table-cell office:value-type="float" office:value="7753501867.76095" calcext:value-type="float">
            <text:p>7753501867.76095</text:p>
          </table:table-cell>
          <table:table-cell office:value-type="float" office:value="6357615894.03974" calcext:value-type="float">
            <text:p>6357615894.03974</text:p>
          </table:table-cell>
          <table:table-cell office:value-type="float" office:value="3690328963.64086" calcext:value-type="float">
            <text:p>3690328963.64086</text:p>
          </table:table-cell>
          <table:table-cell office:value-type="float" office:value="2701181331.30816" calcext:value-type="float">
            <text:p>2701181331.30816</text:p>
          </table:table-cell>
          <table:table-cell office:value-type="float" office:value="2513870586.73344" calcext:value-type="float">
            <text:p>2513870586.73344</text:p>
          </table:table-cell>
          <table:table-cell office:value-type="float" office:value="2693731865.97036" calcext:value-type="float">
            <text:p>2693731865.97036</text:p>
          </table:table-cell>
          <table:table-cell office:value-type="float" office:value="3094855183.27441" calcext:value-type="float">
            <text:p>3094855183.27441</text:p>
          </table:table-cell>
          <table:table-cell office:value-type="float" office:value="3510443159.92293" calcext:value-type="float">
            <text:p>3510443159.92293</text:p>
          </table:table-cell>
          <table:table-cell office:value-type="float" office:value="3613498174.54701" calcext:value-type="float">
            <text:p>3613498174.54701</text:p>
          </table:table-cell>
          <table:table-cell office:value-type="float" office:value="2799976944.62056" calcext:value-type="float">
            <text:p>2799976944.62056</text:p>
          </table:table-cell>
          <table:table-cell office:value-type="float" office:value="3057424694.29661" calcext:value-type="float">
            <text:p>3057424694.29661</text:p>
          </table:table-cell>
          <table:table-cell office:value-type="float" office:value="3219488663.77231" calcext:value-type="float">
            <text:p>3219488663.77231</text:p>
          </table:table-cell>
          <table:table-cell office:value-type="float" office:value="3395773557.40766" calcext:value-type="float">
            <text:p>3395773557.40766</text:p>
          </table:table-cell>
          <table:table-cell office:value-type="float" office:value="3991284895.37214" calcext:value-type="float">
            <text:p>3991284895.37214</text:p>
          </table:table-cell>
          <table:table-cell office:value-type="float" office:value="5125365191.98664" calcext:value-type="float">
            <text:p>5125365191.98664</text:p>
          </table:table-cell>
          <table:table-cell office:value-type="float" office:value="6410878799.58074" calcext:value-type="float">
            <text:p>6410878799.58074</text:p>
          </table:table-cell>
          <table:table-cell office:value-type="float" office:value="7745394293.41721" calcext:value-type="float">
            <text:p>7745394293.41721</text:p>
          </table:table-cell>
          <table:table-cell office:value-type="float" office:value="10172882370.5477" calcext:value-type="float">
            <text:p>10172882370.5477</text:p>
          </table:table-cell>
          <table:table-cell office:value-type="float" office:value="12795076469.0099" calcext:value-type="float">
            <text:p>12795076469.0099</text:p>
          </table:table-cell>
          <table:table-cell office:value-type="float" office:value="10766776414.2472" calcext:value-type="float">
            <text:p>10766776414.2472</text:p>
          </table:table-cell>
          <table:table-cell office:value-type="float" office:value="11638500813.5555" calcext:value-type="float">
            <text:p>11638500813.5555</text:p>
          </table:table-cell>
          <table:table-cell office:value-type="float" office:value="14434568633.2642" calcext:value-type="float">
            <text:p>14434568633.2642</text:p>
          </table:table-cell>
          <table:table-cell office:value-type="float" office:value="15846484587.9004" calcext:value-type="float">
            <text:p>15846484587.9004</text:p>
          </table:table-cell>
          <table:table-cell office:value-type="float" office:value="16140014428.2794" calcext:value-type="float">
            <text:p>16140014428.2794</text:p>
          </table:table-cell>
          <table:table-cell office:value-type="float" office:value="16509316418.4176" calcext:value-type="float">
            <text:p>16509316418.4176</text:p>
          </table:table-cell>
          <table:table-cell office:value-type="float" office:value="13993566297.9774" calcext:value-type="float">
            <text:p>13993566297.9774</text:p>
          </table:table-cell>
          <table:table-cell office:value-type="float" office:value="14378036929.0573" calcext:value-type="float">
            <text:p>14378036929.0573</text:p>
          </table:table-cell>
          <table:table-cell office:value-type="float" office:value="15081330942.4188" calcext:value-type="float">
            <text:p>15081330942.4188</text:p>
          </table:table-cell>
          <table:table-cell office:value-type="float" office:value="16209818081.3701" calcext:value-type="float">
            <text:p>16209818081.370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1217230038.26781" calcext:value-type="float">
            <text:p>1217230038.26781</text:p>
          </table:table-cell>
          <table:table-cell office:value-type="float" office:value="1302674264.19915" calcext:value-type="float">
            <text:p>1302674264.19915</text:p>
          </table:table-cell>
          <table:table-cell office:value-type="float" office:value="1382515590.06942" calcext:value-type="float">
            <text:p>1382515590.06942</text:p>
          </table:table-cell>
          <table:table-cell office:value-type="float" office:value="1540797516.79469" calcext:value-type="float">
            <text:p>1540797516.79469</text:p>
          </table:table-cell>
          <table:table-cell office:value-type="float" office:value="1731296118.87113" calcext:value-type="float">
            <text:p>1731296118.87113</text:p>
          </table:table-cell>
          <table:table-cell office:value-type="float" office:value="2053462872.38275" calcext:value-type="float">
            <text:p>2053462872.38275</text:p>
          </table:table-cell>
          <table:table-cell office:value-type="float" office:value="2126300573.17668" calcext:value-type="float">
            <text:p>2126300573.17668</text:p>
          </table:table-cell>
          <table:table-cell office:value-type="float" office:value="1747187539.20717" calcext:value-type="float">
            <text:p>1747187539.20717</text:p>
          </table:table-cell>
          <table:table-cell office:value-type="float" office:value="1666910166.289" calcext:value-type="float">
            <text:p>1666910166.289</text:p>
          </table:table-cell>
          <table:table-cell office:value-type="float" office:value="1962051319.26134" calcext:value-type="float">
            <text:p>1962051319.26134</text:p>
          </table:table-cell>
          <table:table-cell office:value-type="float" office:value="2215029450.3805" calcext:value-type="float">
            <text:p>2215029450.3805</text:p>
          </table:table-cell>
          <table:table-cell office:value-type="float" office:value="2417107708.25317" calcext:value-type="float">
            <text:p>2417107708.25317</text:p>
          </table:table-cell>
          <table:table-cell office:value-type="float" office:value="2112292944.64142" calcext:value-type="float">
            <text:p>2112292944.64142</text:p>
          </table:table-cell>
          <table:table-cell office:value-type="float" office:value="2465492957.74648" calcext:value-type="float">
            <text:p>2465492957.74648</text:p>
          </table:table-cell>
          <table:table-cell office:value-type="float" office:value="2894409937.8882" calcext:value-type="float">
            <text:p>2894409937.8882</text:p>
          </table:table-cell>
          <table:table-cell office:value-type="float" office:value="2810106382.97872" calcext:value-type="float">
            <text:p>2810106382.97872</text:p>
          </table:table-cell>
          <table:table-cell office:value-type="float" office:value="2765254237.28814" calcext:value-type="float">
            <text:p>2765254237.28814</text:p>
          </table:table-cell>
          <table:table-cell office:value-type="float" office:value="3189428571.42857" calcext:value-type="float">
            <text:p>3189428571.42857</text:p>
          </table:table-cell>
          <table:table-cell office:value-type="float" office:value="3662478184.99127" calcext:value-type="float">
            <text:p>3662478184.99127</text:p>
          </table:table-cell>
          <table:table-cell office:value-type="float" office:value="4020227920.22792" calcext:value-type="float">
            <text:p>4020227920.22792</text:p>
          </table:table-cell>
          <table:table-cell office:value-type="float" office:value="4445228215.76763" calcext:value-type="float">
            <text:p>4445228215.76763</text:p>
          </table:table-cell>
          <table:table-cell office:value-type="float" office:value="4222441614.97432" calcext:value-type="float">
            <text:p>4222441614.97432</text:p>
          </table:table-cell>
          <table:table-cell office:value-type="float" office:value="4035994397.7591" calcext:value-type="float">
            <text:p>4035994397.7591</text:p>
          </table:table-cell>
          <table:table-cell office:value-type="float" office:value="4057275042.82903" calcext:value-type="float">
            <text:p>4057275042.82903</text:p>
          </table:table-cell>
          <table:table-cell office:value-type="float" office:value="4412279843.44423" calcext:value-type="float">
            <text:p>4412279843.44423</text:p>
          </table:table-cell>
          <table:table-cell office:value-type="float" office:value="4504342149.43471" calcext:value-type="float">
            <text:p>4504342149.43471</text:p>
          </table:table-cell>
          <table:table-cell office:value-type="float" office:value="5727602644.71472" calcext:value-type="float">
            <text:p>5727602644.71472</text:p>
          </table:table-cell>
          <table:table-cell office:value-type="float" office:value="5074829931.97279" calcext:value-type="float">
            <text:p>5074829931.97279</text:p>
          </table:table-cell>
          <table:table-cell office:value-type="float" office:value="5197840979.13416" calcext:value-type="float">
            <text:p>5197840979.13416</text:p>
          </table:table-cell>
          <table:table-cell office:value-type="float" office:value="5251764264.26802" calcext:value-type="float">
            <text:p>5251764264.26802</text:p>
          </table:table-cell>
          <table:table-cell office:value-type="float" office:value="5889174825.487" calcext:value-type="float">
            <text:p>5889174825.487</text:p>
          </table:table-cell>
          <table:table-cell office:value-type="float" office:value="6596546195.65217" calcext:value-type="float">
            <text:p>6596546195.65217</text:p>
          </table:table-cell>
          <table:table-cell office:value-type="float" office:value="6413901601.83066" calcext:value-type="float">
            <text:p>6413901601.83066</text:p>
          </table:table-cell>
          <table:table-cell office:value-type="float" office:value="5966255778.12018" calcext:value-type="float">
            <text:p>5966255778.12018</text:p>
          </table:table-cell>
          <table:table-cell office:value-type="float" office:value="5444560669.45607" calcext:value-type="float">
            <text:p>5444560669.45607</text:p>
          </table:table-cell>
          <table:table-cell office:value-type="float" office:value="6465137614.6789" calcext:value-type="float">
            <text:p>6465137614.6789</text:p>
          </table:table-cell>
          <table:table-cell office:value-type="float" office:value="6934984709.48012" calcext:value-type="float">
            <text:p>6934984709.48012</text:p>
          </table:table-cell>
          <table:table-cell office:value-type="float" office:value="6891308593.75" calcext:value-type="float">
            <text:p>6891308593.75</text:p>
          </table:table-cell>
          <table:table-cell office:value-type="float" office:value="7480968858.13149" calcext:value-type="float">
            <text:p>7480968858.13149</text:p>
          </table:table-cell>
          <table:table-cell office:value-type="float" office:value="7719354838.70968" calcext:value-type="float">
            <text:p>7719354838.70968</text:p>
          </table:table-cell>
          <table:table-cell office:value-type="float" office:value="4983024408.14828" calcext:value-type="float">
            <text:p>4983024408.14828</text:p>
          </table:table-cell>
          <table:table-cell office:value-type="float" office:value="5314909953.92992" calcext:value-type="float">
            <text:p>5314909953.92992</text:p>
          </table:table-cell>
          <table:table-cell office:value-type="float" office:value="6166330136.2948" calcext:value-type="float">
            <text:p>6166330136.2948</text:p>
          </table:table-cell>
          <table:table-cell office:value-type="float" office:value="7632406552.83803" calcext:value-type="float">
            <text:p>7632406552.83803</text:p>
          </table:table-cell>
          <table:table-cell office:value-type="float" office:value="8881368538.07671" calcext:value-type="float">
            <text:p>8881368538.07671</text:p>
          </table:table-cell>
          <table:table-cell office:value-type="float" office:value="10731634116.7384" calcext:value-type="float">
            <text:p>10731634116.7384</text:p>
          </table:table-cell>
          <table:table-cell office:value-type="float" office:value="20409668521.5494" calcext:value-type="float">
            <text:p>20409668521.5494</text:p>
          </table:table-cell>
          <table:table-cell office:value-type="float" office:value="24758819717.7074" calcext:value-type="float">
            <text:p>24758819717.7074</text:p>
          </table:table-cell>
          <table:table-cell office:value-type="float" office:value="28526891010.4925" calcext:value-type="float">
            <text:p>28526891010.4925</text:p>
          </table:table-cell>
          <table:table-cell office:value-type="float" office:value="25977847813.7422" calcext:value-type="float">
            <text:p>25977847813.7422</text:p>
          </table:table-cell>
          <table:table-cell office:value-type="float" office:value="32174772955.9748" calcext:value-type="float">
            <text:p>32174772955.9748</text:p>
          </table:table-cell>
          <table:table-cell office:value-type="float" office:value="39566292432.8615" calcext:value-type="float">
            <text:p>39566292432.8615</text:p>
          </table:table-cell>
          <table:table-cell office:value-type="float" office:value="41939728978.7281" calcext:value-type="float">
            <text:p>41939728978.7281</text:p>
          </table:table-cell>
          <table:table-cell office:value-type="float" office:value="63277216921.436" calcext:value-type="float">
            <text:p>63277216921.436</text:p>
          </table:table-cell>
          <table:table-cell office:value-type="float" office:value="53601126665.1424" calcext:value-type="float">
            <text:p>53601126665.1424</text:p>
          </table:table-cell>
          <table:table-cell office:value-type="float" office:value="49181854795.298" calcext:value-type="float">
            <text:p>49181854795.298</text:p>
          </table:table-cell>
          <table:table-cell office:value-type="float" office:value="55009730589.4447" calcext:value-type="float">
            <text:p>55009730589.4447</text:p>
          </table:table-cell>
          <table:table-cell office:value-type="float" office:value="58996776244.424" calcext:value-type="float">
            <text:p>58996776244.424</text:p>
          </table:table-cell>
          <table:table-cell office:value-type="float" office:value="65556464056.4301" calcext:value-type="float">
            <text:p>65556464056.4301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table:number-columns-repeated="26"/>
          <table:table-cell office:value-type="float" office:value="1922600899.38433" calcext:value-type="float">
            <text:p>1922600899.38433</text:p>
          </table:table-cell>
          <table:table-cell office:value-type="float" office:value="2041538057.02888" calcext:value-type="float">
            <text:p>2041538057.02888</text:p>
          </table:table-cell>
          <table:table-cell office:value-type="float" office:value="2384295763.72528" calcext:value-type="float">
            <text:p>2384295763.72528</text:p>
          </table:table-cell>
          <table:table-cell office:value-type="float" office:value="2432029380.43686" calcext:value-type="float">
            <text:p>2432029380.43686</text:p>
          </table:table-cell>
          <table:table-cell office:value-type="float" office:value="2666616176.91609" calcext:value-type="float">
            <text:p>2666616176.91609</text:p>
          </table:table-cell>
          <table:table-cell office:value-type="float" office:value="3014890569.04099" calcext:value-type="float">
            <text:p>3014890569.04099</text:p>
          </table:table-cell>
          <table:table-cell office:value-type="float" office:value="3284625277.16186" calcext:value-type="float">
            <text:p>3284625277.16186</text:p>
          </table:table-cell>
          <table:table-cell office:value-type="float" office:value="3279063317.63475" calcext:value-type="float">
            <text:p>3279063317.63475</text:p>
          </table:table-cell>
          <table:table-cell office:value-type="float" office:value="3383218922.79336" calcext:value-type="float">
            <text:p>3383218922.79336</text:p>
          </table:table-cell>
          <table:table-cell office:value-type="float" office:value="3693753379.05992" calcext:value-type="float">
            <text:p>3693753379.05992</text:p>
          </table:table-cell>
          <table:table-cell office:value-type="float" office:value="3869032270.91633" calcext:value-type="float">
            <text:p>3869032270.91633</text:p>
          </table:table-cell>
          <table:table-cell office:value-type="float" office:value="3783788551.0819" calcext:value-type="float">
            <text:p>3783788551.0819</text:p>
          </table:table-cell>
          <table:table-cell office:value-type="float" office:value="3588376057.01536" calcext:value-type="float">
            <text:p>3588376057.01536</text:p>
          </table:table-cell>
          <table:table-cell office:value-type="float" office:value="3461282293.64624" calcext:value-type="float">
            <text:p>3461282293.64624</text:p>
          </table:table-cell>
          <table:table-cell office:value-type="float" office:value="2995360969.16199" calcext:value-type="float">
            <text:p>2995360969.16199</text:p>
          </table:table-cell>
          <table:table-cell office:value-type="float" office:value="2833442750.43639" calcext:value-type="float">
            <text:p>2833442750.43639</text:p>
          </table:table-cell>
          <table:table-cell office:value-type="float" office:value="2949637039.04424" calcext:value-type="float">
            <text:p>2949637039.04424</text:p>
          </table:table-cell>
          <table:table-cell office:value-type="float" office:value="3446442218.89829" calcext:value-type="float">
            <text:p>3446442218.89829</text:p>
          </table:table-cell>
          <table:table-cell office:value-type="float" office:value="3666349049.42641" calcext:value-type="float">
            <text:p>3666349049.42641</text:p>
          </table:table-cell>
          <table:table-cell office:value-type="float" office:value="2937071767.25576" calcext:value-type="float">
            <text:p>2937071767.25576</text:p>
          </table:table-cell>
          <table:table-cell office:value-type="float" office:value="4220019242.75183" calcext:value-type="float">
            <text:p>4220019242.75183</text:p>
          </table:table-cell>
          <table:table-cell office:value-type="float" office:value="6281917655.89242" calcext:value-type="float">
            <text:p>6281917655.89242</text:p>
          </table:table-cell>
          <table:table-cell office:value-type="float" office:value="6964179193.84376" calcext:value-type="float">
            <text:p>6964179193.84376</text:p>
          </table:table-cell>
          <table:table-cell office:value-type="float" office:value="6716904568.75769" calcext:value-type="float">
            <text:p>6716904568.75769</text:p>
          </table:table-cell>
          <table:table-cell office:value-type="float" office:value="6853467857.6196" calcext:value-type="float">
            <text:p>6853467857.6196</text:p>
          </table:table-cell>
          <table:table-cell office:value-type="float" office:value="6785137172.76517" calcext:value-type="float">
            <text:p>6785137172.76517</text:p>
          </table:table-cell>
          <table:table-cell office:value-type="float" office:value="7638045254.43072" calcext:value-type="float">
            <text:p>7638045254.43072</text:p>
          </table:table-cell>
          <table:table-cell office:value-type="float" office:value="8376613843.27475" calcext:value-type="float">
            <text:p>8376613843.27475</text:p>
          </table:table-cell>
          <table:table-cell office:value-type="float" office:value="8778473614.54971" calcext:value-type="float">
            <text:p>8778473614.54971</text:p>
          </table:table-cell>
          <table:table-cell office:value-type="float" office:value="8794202443.67754" calcext:value-type="float">
            <text:p>8794202443.67754</text:p>
          </table:table-cell>
          <table:table-cell office:value-type="float" office:value="8604520929.47352" calcext:value-type="float">
            <text:p>8604520929.47352</text:p>
          </table:table-cell>
          <table:table-cell office:value-type="float" office:value="9915311049.15133" calcext:value-type="float">
            <text:p>9915311049.15133</text:p>
          </table:table-cell>
          <table:table-cell office:value-type="float" office:value="10989790256.3533" calcext:value-type="float">
            <text:p>10989790256.3533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table:number-columns-repeated="6"/>
          <table:table-cell office:value-type="float" office:value="44212353.6988296" calcext:value-type="float">
            <text:p>44212353.6988296</text:p>
          </table:table-cell>
          <table:table-cell office:value-type="float" office:value="46695363.1558873" calcext:value-type="float">
            <text:p>46695363.1558873</text:p>
          </table:table-cell>
          <table:table-cell office:value-type="float" office:value="41160658.5705371" calcext:value-type="float">
            <text:p>41160658.5705371</text:p>
          </table:table-cell>
          <table:table-cell office:value-type="float" office:value="45168722.6995632" calcext:value-type="float">
            <text:p>45168722.6995632</text:p>
          </table:table-cell>
          <table:table-cell office:value-type="float" office:value="52296836.749388" calcext:value-type="float">
            <text:p>52296836.749388</text:p>
          </table:table-cell>
          <table:table-cell office:value-type="float" office:value="55728608.974983" calcext:value-type="float">
            <text:p>55728608.974983</text:p>
          </table:table-cell>
          <table:table-cell office:value-type="float" office:value="59161544.9957528" calcext:value-type="float">
            <text:p>59161544.9957528</text:p>
          </table:table-cell>
          <table:table-cell office:value-type="float" office:value="75187969.924812" calcext:value-type="float">
            <text:p>75187969.924812</text:p>
          </table:table-cell>
          <table:table-cell office:value-type="float" office:value="95797533.4619206" calcext:value-type="float">
            <text:p>95797533.4619206</text:p>
          </table:table-cell>
          <table:table-cell office:value-type="float" office:value="115182522.123894" calcext:value-type="float">
            <text:p>115182522.123894</text:p>
          </table:table-cell>
          <table:table-cell office:value-type="float" office:value="112189468.481826" calcext:value-type="float">
            <text:p>112189468.481826</text:p>
          </table:table-cell>
          <table:table-cell office:value-type="float" office:value="138094243.349324" calcext:value-type="float">
            <text:p>138094243.349324</text:p>
          </table:table-cell>
          <table:table-cell office:value-type="float" office:value="171836793.402694" calcext:value-type="float">
            <text:p>171836793.402694</text:p>
          </table:table-cell>
          <table:table-cell office:value-type="float" office:value="207114382.546071" calcext:value-type="float">
            <text:p>207114382.546071</text:p>
          </table:table-cell>
          <table:table-cell office:value-type="float" office:value="241080708.89018" calcext:value-type="float">
            <text:p>241080708.89018</text:p>
          </table:table-cell>
          <table:table-cell office:value-type="float" office:value="218764445.784343" calcext:value-type="float">
            <text:p>218764445.784343</text:p>
          </table:table-cell>
          <table:table-cell office:value-type="float" office:value="216051495.959817" calcext:value-type="float">
            <text:p>216051495.959817</text:p>
          </table:table-cell>
          <table:table-cell office:value-type="float" office:value="213446562.57106" calcext:value-type="float">
            <text:p>213446562.57106</text:p>
          </table:table-cell>
          <table:table-cell office:value-type="float" office:value="177338801.93075" calcext:value-type="float">
            <text:p>177338801.93075</text:p>
          </table:table-cell>
          <table:table-cell office:value-type="float" office:value="225724851.691107" calcext:value-type="float">
            <text:p>225724851.691107</text:p>
          </table:table-cell>
          <table:table-cell office:value-type="float" office:value="185646209.386282" calcext:value-type="float">
            <text:p>185646209.386282</text:p>
          </table:table-cell>
          <table:table-cell office:value-type="float" office:value="220626484.224811" calcext:value-type="float">
            <text:p>220626484.224811</text:p>
          </table:table-cell>
          <table:table-cell office:value-type="float" office:value="266673126.229801" calcext:value-type="float">
            <text:p>266673126.229801</text:p>
          </table:table-cell>
          <table:table-cell office:value-type="float" office:value="284119692.49433" calcext:value-type="float">
            <text:p>284119692.49433</text:p>
          </table:table-cell>
          <table:table-cell office:value-type="float" office:value="317083373.524559" calcext:value-type="float">
            <text:p>317083373.524559</text:p>
          </table:table-cell>
          <table:table-cell office:value-type="float" office:value="690314321.374999" calcext:value-type="float">
            <text:p>690314321.374999</text:p>
          </table:table-cell>
          <table:table-cell office:value-type="float" office:value="714255460.503389" calcext:value-type="float">
            <text:p>714255460.503389</text:p>
          </table:table-cell>
          <table:table-cell office:value-type="float" office:value="755042548.055824" calcext:value-type="float">
            <text:p>755042548.055824</text:p>
          </table:table-cell>
          <table:table-cell office:value-type="float" office:value="746491692.583857" calcext:value-type="float">
            <text:p>746491692.583857</text:p>
          </table:table-cell>
          <table:table-cell office:value-type="float" office:value="785996982.492168" calcext:value-type="float">
            <text:p>785996982.492168</text:p>
          </table:table-cell>
          <table:table-cell office:value-type="float" office:value="848237108.56163" calcext:value-type="float">
            <text:p>848237108.56163</text:p>
          </table:table-cell>
          <table:table-cell office:value-type="float" office:value="803630742.53446" calcext:value-type="float">
            <text:p>803630742.53446</text:p>
          </table:table-cell>
          <table:table-cell office:value-type="float" office:value="840285264.631545" calcext:value-type="float">
            <text:p>840285264.631545</text:p>
          </table:table-cell>
          <table:table-cell office:value-type="float" office:value="814723460.08372" calcext:value-type="float">
            <text:p>814723460.08372</text:p>
          </table:table-cell>
          <table:table-cell office:value-type="float" office:value="782915402.421095" calcext:value-type="float">
            <text:p>782915402.421095</text:p>
          </table:table-cell>
          <table:table-cell office:value-type="float" office:value="687408804.630527" calcext:value-type="float">
            <text:p>687408804.630527</text:p>
          </table:table-cell>
          <table:table-cell office:value-type="float" office:value="578236035.104279" calcext:value-type="float">
            <text:p>578236035.104279</text:p>
          </table:table-cell>
          <table:table-cell office:value-type="float" office:value="487038821.611959" calcext:value-type="float">
            <text:p>487038821.611959</text:p>
          </table:table-cell>
          <table:table-cell office:value-type="float" office:value="578785951.428733" calcext:value-type="float">
            <text:p>578785951.428733</text:p>
          </table:table-cell>
          <table:table-cell office:value-type="float" office:value="624173239.919651" calcext:value-type="float">
            <text:p>624173239.919651</text:p>
          </table:table-cell>
          <table:table-cell office:value-type="float" office:value="655070067.733924" calcext:value-type="float">
            <text:p>655070067.733924</text:p>
          </table:table-cell>
          <table:table-cell office:value-type="float" office:value="798885556.457903" calcext:value-type="float">
            <text:p>798885556.457903</text:p>
          </table:table-cell>
          <table:table-cell office:value-type="float" office:value="965781078.206954" calcext:value-type="float">
            <text:p>965781078.206954</text:p>
          </table:table-cell>
          <table:table-cell office:value-type="float" office:value="900639534.010899" calcext:value-type="float">
            <text:p>900639534.010899</text:p>
          </table:table-cell>
          <table:table-cell office:value-type="float" office:value="951806368.699129" calcext:value-type="float">
            <text:p>951806368.699129</text:p>
          </table:table-cell>
          <table:table-cell office:value-type="float" office:value="898290989.936018" calcext:value-type="float">
            <text:p>898290989.936018</text:p>
          </table:table-cell>
          <table:table-cell office:value-type="float" office:value="910026155.731035" calcext:value-type="float">
            <text:p>910026155.731035</text:p>
          </table:table-cell>
          <table:table-cell office:value-type="float" office:value="1367041585.0891" calcext:value-type="float">
            <text:p>1367041585.0891</text:p>
          </table:table-cell>
          <table:table-cell office:value-type="float" office:value="1259063630.69993" calcext:value-type="float">
            <text:p>1259063630.69993</text:p>
          </table:table-cell>
          <table:table-cell office:value-type="float" office:value="1394149615.82075" calcext:value-type="float">
            <text:p>1394149615.82075</text:p>
          </table:table-cell>
          <table:table-cell office:value-type="float" office:value="1442298542.08538" calcext:value-type="float">
            <text:p>1442298542.08538</text:p>
          </table:table-cell>
          <table:table-cell office:value-type="float" office:value="1489464787.85603" calcext:value-type="float">
            <text:p>1489464787.85603</text:p>
          </table:table-cell>
          <table:table-cell office:value-type="float" office:value="1624464137.00149" calcext:value-type="float">
            <text:p>1624464137.0014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table:number-columns-repeated="10"/>
          <table:table-cell office:value-type="float" office:value="78733594.8411852" calcext:value-type="float">
            <text:p>78733594.8411852</text:p>
          </table:table-cell>
          <table:table-cell office:value-type="float" office:value="78540057.1372471" calcext:value-type="float">
            <text:p>78540057.1372471</text:p>
          </table:table-cell>
          <table:table-cell office:value-type="float" office:value="87702828.5651641" calcext:value-type="float">
            <text:p>87702828.5651641</text:p>
          </table:table-cell>
          <table:table-cell office:value-type="float" office:value="89374237.2881356" calcext:value-type="float">
            <text:p>89374237.2881356</text:p>
          </table:table-cell>
          <table:table-cell office:value-type="float" office:value="98775328.9473684" calcext:value-type="float">
            <text:p>98775328.9473684</text:p>
          </table:table-cell>
          <table:table-cell office:value-type="float" office:value="108985740.155434" calcext:value-type="float">
            <text:p>108985740.155434</text:p>
          </table:table-cell>
          <table:table-cell office:value-type="float" office:value="112386489.005677" calcext:value-type="float">
            <text:p>112386489.005677</text:p>
          </table:table-cell>
          <table:table-cell office:value-type="float" office:value="114971207.205384" calcext:value-type="float">
            <text:p>114971207.205384</text:p>
          </table:table-cell>
          <table:table-cell office:value-type="float" office:value="122666858.789625" calcext:value-type="float">
            <text:p>122666858.789625</text:p>
          </table:table-cell>
          <table:table-cell office:value-type="float" office:value="118537875.133044" calcext:value-type="float">
            <text:p>118537875.133044</text:p>
          </table:table-cell>
          <table:table-cell office:value-type="float" office:value="110653830.722704" calcext:value-type="float">
            <text:p>110653830.722704</text:p>
          </table:table-cell>
          <table:table-cell office:value-type="float" office:value="154731969.69697" calcext:value-type="float">
            <text:p>154731969.69697</text:p>
          </table:table-cell>
          <table:table-cell office:value-type="float" office:value="165523634.503718" calcext:value-type="float">
            <text:p>165523634.503718</text:p>
          </table:table-cell>
          <table:table-cell office:value-type="float" office:value="163577538.326314" calcext:value-type="float">
            <text:p>163577538.326314</text:p>
          </table:table-cell>
          <table:table-cell office:value-type="float" office:value="138478900.628609" calcext:value-type="float">
            <text:p>138478900.628609</text:p>
          </table:table-cell>
          <table:table-cell office:value-type="float" office:value="143856253.127248" calcext:value-type="float">
            <text:p>143856253.127248</text:p>
          </table:table-cell>
          <table:table-cell office:value-type="float" office:value="130225018.751151" calcext:value-type="float">
            <text:p>130225018.751151</text:p>
          </table:table-cell>
          <table:table-cell office:value-type="float" office:value="173836362.010677" calcext:value-type="float">
            <text:p>173836362.010677</text:p>
          </table:table-cell>
          <table:table-cell office:value-type="float" office:value="164458120.314176" calcext:value-type="float">
            <text:p>164458120.314176</text:p>
          </table:table-cell>
          <table:table-cell office:value-type="float" office:value="213143016.443316" calcext:value-type="float">
            <text:p>213143016.443316</text:p>
          </table:table-cell>
          <table:table-cell office:value-type="float" office:value="243961995.509785" calcext:value-type="float">
            <text:p>243961995.509785</text:p>
          </table:table-cell>
          <table:table-cell office:value-type="float" office:value="257150374.069711" calcext:value-type="float">
            <text:p>257150374.069711</text:p>
          </table:table-cell>
          <table:table-cell office:value-type="float" office:value="226313443.749086" calcext:value-type="float">
            <text:p>226313443.749086</text:p>
          </table:table-cell>
          <table:table-cell office:value-type="float" office:value="236880821.656388" calcext:value-type="float">
            <text:p>236880821.656388</text:p>
          </table:table-cell>
          <table:table-cell office:value-type="float" office:value="235620043.500927" calcext:value-type="float">
            <text:p>235620043.500927</text:p>
          </table:table-cell>
          <table:table-cell office:value-type="float" office:value="253966922.278198" calcext:value-type="float">
            <text:p>253966922.278198</text:p>
          </table:table-cell>
          <table:table-cell office:value-type="float" office:value="270419779.418107" calcext:value-type="float">
            <text:p>270419779.418107</text:p>
          </table:table-cell>
          <table:table-cell office:value-type="float" office:value="268550998.219197" calcext:value-type="float">
            <text:p>268550998.219197</text:p>
          </table:table-cell>
          <table:table-cell office:value-type="float" office:value="206457544.497703" calcext:value-type="float">
            <text:p>206457544.497703</text:p>
          </table:table-cell>
          <table:table-cell office:value-type="float" office:value="224446663.800548" calcext:value-type="float">
            <text:p>224446663.800548</text:p>
          </table:table-cell>
          <table:table-cell office:value-type="float" office:value="370173838.651652" calcext:value-type="float">
            <text:p>370173838.651652</text:p>
          </table:table-cell>
          <table:table-cell office:value-type="float" office:value="392278168.199897" calcext:value-type="float">
            <text:p>392278168.199897</text:p>
          </table:table-cell>
          <table:table-cell office:value-type="float" office:value="415843481.998691" calcext:value-type="float">
            <text:p>415843481.998691</text:p>
          </table:table-cell>
          <table:table-cell office:value-type="float" office:value="476388260.639232" calcext:value-type="float">
            <text:p>476388260.639232</text:p>
          </table:table-cell>
          <table:table-cell office:value-type="float" office:value="531109356.165462" calcext:value-type="float">
            <text:p>531109356.165462</text:p>
          </table:table-cell>
          <table:table-cell office:value-type="float" office:value="586795675.416201" calcext:value-type="float">
            <text:p>586795675.416201</text:p>
          </table:table-cell>
          <table:table-cell office:value-type="float" office:value="591839470.665059" calcext:value-type="float">
            <text:p>591839470.665059</text:p>
          </table:table-cell>
          <table:table-cell office:value-type="float" office:value="695990208.376629" calcext:value-type="float">
            <text:p>695990208.376629</text:p>
          </table:table-cell>
          <table:table-cell office:value-type="float" office:value="864654795.287148" calcext:value-type="float">
            <text:p>864654795.287148</text:p>
          </table:table-cell>
          <table:table-cell office:value-type="float" office:value="826798659.766283" calcext:value-type="float">
            <text:p>826798659.766283</text:p>
          </table:table-cell>
          <table:table-cell office:value-type="float" office:value="849050127.504407" calcext:value-type="float">
            <text:p>849050127.504407</text:p>
          </table:table-cell>
          <table:table-cell office:value-type="float" office:value="1098379391.95039" calcext:value-type="float">
            <text:p>1098379391.95039</text:p>
          </table:table-cell>
          <table:table-cell office:value-type="float" office:value="989327811.785114" calcext:value-type="float">
            <text:p>989327811.785114</text:p>
          </table:table-cell>
          <table:table-cell office:value-type="float" office:value="1045790132.98518" calcext:value-type="float">
            <text:p>1045790132.98518</text:p>
          </table:table-cell>
          <table:table-cell office:value-type="float" office:value="1053512334.17271" calcext:value-type="float">
            <text:p>1053512334.17271</text:p>
          </table:table-cell>
          <table:table-cell office:value-type="float" office:value="1047808175.00057" calcext:value-type="float">
            <text:p>1047808175.00057</text:p>
          </table:table-cell>
          <table:table-cell office:value-type="float" office:value="1178204501.38801" calcext:value-type="float">
            <text:p>1178204501.38801</text:p>
          </table:table-cell>
          <table:table-cell office:value-type="float" office:value="1346841897.00437" calcext:value-type="float">
            <text:p>1346841897.00437</text:p>
          </table:table-cell>
          <table:table-cell office:value-type="float" office:value="1458156026.13413" calcext:value-type="float">
            <text:p>1458156026.13413</text:p>
          </table:table-cell>
        </table:table-row>
        <table:table-row table:style-name="ro1">
          <table:table-cell office:value-type="string" calcext:value-type="string">
            <text:p>Guinea Ecuatorial</text:p>
          </table:table-cell>
          <table:table-cell office:value-type="string" calcext:value-type="string">
            <text:p>GNQ</text:p>
          </table:table-cell>
          <table:table-cell table:number-columns-repeated="2"/>
          <table:table-cell office:value-type="float" office:value="9122751.45318345" calcext:value-type="float">
            <text:p>9122751.45318345</text:p>
          </table:table-cell>
          <table:table-cell office:value-type="float" office:value="10840095.1283649" calcext:value-type="float">
            <text:p>10840095.1283649</text:p>
          </table:table-cell>
          <table:table-cell office:value-type="float" office:value="12712471.3960211" calcext:value-type="float">
            <text:p>12712471.3960211</text:p>
          </table:table-cell>
          <table:table-cell office:value-type="float" office:value="64748333.3333333" calcext:value-type="float">
            <text:p>64748333.3333333</text:p>
          </table:table-cell>
          <table:table-cell office:value-type="float" office:value="69110000" calcext:value-type="float">
            <text:p>69110000</text:p>
          </table:table-cell>
          <table:table-cell office:value-type="float" office:value="72317446.9327193" calcext:value-type="float">
            <text:p>72317446.9327193</text:p>
          </table:table-cell>
          <table:table-cell office:value-type="float" office:value="67514285.7142857" calcext:value-type="float">
            <text:p>67514285.7142857</text:p>
          </table:table-cell>
          <table:table-cell office:value-type="float" office:value="67225714.2857143" calcext:value-type="float">
            <text:p>67225714.2857143</text:p>
          </table:table-cell>
          <table:table-cell office:value-type="float" office:value="66331428.5714286" calcext:value-type="float">
            <text:p>66331428.5714286</text:p>
          </table:table-cell>
          <table:table-cell office:value-type="float" office:value="64946954.756798" calcext:value-type="float">
            <text:p>64946954.756798</text:p>
          </table:table-cell>
          <table:table-cell office:value-type="float" office:value="65429198.238708" calcext:value-type="float">
            <text:p>65429198.238708</text:p>
          </table:table-cell>
          <table:table-cell office:value-type="float" office:value="81203226.9138345" calcext:value-type="float">
            <text:p>81203226.9138345</text:p>
          </table:table-cell>
          <table:table-cell office:value-type="float" office:value="94159862.7073691" calcext:value-type="float">
            <text:p>94159862.7073691</text:p>
          </table:table-cell>
          <table:table-cell office:value-type="float" office:value="104295643.388437" calcext:value-type="float">
            <text:p>104295643.388437</text:p>
          </table:table-cell>
          <table:table-cell office:value-type="float" office:value="103653049.93797" calcext:value-type="float">
            <text:p>103653049.93797</text:p>
          </table:table-cell>
          <table:table-cell office:value-type="float" office:value="103987520.075827" calcext:value-type="float">
            <text:p>103987520.075827</text:p>
          </table:table-cell>
          <table:table-cell table:number-columns-repeated="2"/>
          <table:table-cell office:value-type="float" office:value="50642880.7737503" calcext:value-type="float">
            <text:p>50642880.7737503</text:p>
          </table:table-cell>
          <table:table-cell office:value-type="float" office:value="36731422.8456914" calcext:value-type="float">
            <text:p>36731422.8456914</text:p>
          </table:table-cell>
          <table:table-cell office:value-type="float" office:value="44294647.733479" calcext:value-type="float">
            <text:p>44294647.733479</text:p>
          </table:table-cell>
          <table:table-cell office:value-type="float" office:value="44442456.94764" calcext:value-type="float">
            <text:p>44442456.94764</text:p>
          </table:table-cell>
          <table:table-cell office:value-type="float" office:value="50320914.4065688" calcext:value-type="float">
            <text:p>50320914.4065688</text:p>
          </table:table-cell>
          <table:table-cell office:value-type="float" office:value="62118564.8495425" calcext:value-type="float">
            <text:p>62118564.8495425</text:p>
          </table:table-cell>
          <table:table-cell office:value-type="float" office:value="76407396.7552964" calcext:value-type="float">
            <text:p>76407396.7552964</text:p>
          </table:table-cell>
          <table:table-cell office:value-type="float" office:value="93345847.7270323" calcext:value-type="float">
            <text:p>93345847.7270323</text:p>
          </table:table-cell>
          <table:table-cell office:value-type="float" office:value="100534663.294927" calcext:value-type="float">
            <text:p>100534663.294927</text:p>
          </table:table-cell>
          <table:table-cell office:value-type="float" office:value="88265974.5843603" calcext:value-type="float">
            <text:p>88265974.5843603</text:p>
          </table:table-cell>
          <table:table-cell office:value-type="float" office:value="112119406.548331" calcext:value-type="float">
            <text:p>112119406.548331</text:p>
          </table:table-cell>
          <table:table-cell office:value-type="float" office:value="110906032.075075" calcext:value-type="float">
            <text:p>110906032.075075</text:p>
          </table:table-cell>
          <table:table-cell office:value-type="float" office:value="134707184.355541" calcext:value-type="float">
            <text:p>134707184.355541</text:p>
          </table:table-cell>
          <table:table-cell office:value-type="float" office:value="136047896.155778" calcext:value-type="float">
            <text:p>136047896.155778</text:p>
          </table:table-cell>
          <table:table-cell office:value-type="float" office:value="100807001.813926" calcext:value-type="float">
            <text:p>100807001.813926</text:p>
          </table:table-cell>
          <table:table-cell office:value-type="float" office:value="141853368.256815" calcext:value-type="float">
            <text:p>141853368.256815</text:p>
          </table:table-cell>
          <table:table-cell office:value-type="float" office:value="232463036.435759" calcext:value-type="float">
            <text:p>232463036.435759</text:p>
          </table:table-cell>
          <table:table-cell office:value-type="float" office:value="442337849.474377" calcext:value-type="float">
            <text:p>442337849.474377</text:p>
          </table:table-cell>
          <table:table-cell office:value-type="float" office:value="370687618.717326" calcext:value-type="float">
            <text:p>370687618.717326</text:p>
          </table:table-cell>
          <table:table-cell office:value-type="float" office:value="621117885.668503" calcext:value-type="float">
            <text:p>621117885.668503</text:p>
          </table:table-cell>
          <table:table-cell office:value-type="float" office:value="1045998496.43872" calcext:value-type="float">
            <text:p>1045998496.43872</text:p>
          </table:table-cell>
          <table:table-cell office:value-type="float" office:value="1461139022.02954" calcext:value-type="float">
            <text:p>1461139022.02954</text:p>
          </table:table-cell>
          <table:table-cell office:value-type="float" office:value="1806742742.27311" calcext:value-type="float">
            <text:p>1806742742.27311</text:p>
          </table:table-cell>
          <table:table-cell office:value-type="float" office:value="2484745935.09329" calcext:value-type="float">
            <text:p>2484745935.09329</text:p>
          </table:table-cell>
          <table:table-cell office:value-type="float" office:value="4410764338.66733" calcext:value-type="float">
            <text:p>4410764338.66733</text:p>
          </table:table-cell>
          <table:table-cell office:value-type="float" office:value="8217369092.65224" calcext:value-type="float">
            <text:p>8217369092.65224</text:p>
          </table:table-cell>
          <table:table-cell office:value-type="float" office:value="10086528698.8604" calcext:value-type="float">
            <text:p>10086528698.8604</text:p>
          </table:table-cell>
          <table:table-cell office:value-type="float" office:value="13071718758.7373" calcext:value-type="float">
            <text:p>13071718758.7373</text:p>
          </table:table-cell>
          <table:table-cell office:value-type="float" office:value="19749893536.3204" calcext:value-type="float">
            <text:p>19749893536.3204</text:p>
          </table:table-cell>
          <table:table-cell office:value-type="float" office:value="15027795173.2187" calcext:value-type="float">
            <text:p>15027795173.2187</text:p>
          </table:table-cell>
          <table:table-cell office:value-type="float" office:value="16298542027.9965" calcext:value-type="float">
            <text:p>16298542027.9965</text:p>
          </table:table-cell>
          <table:table-cell office:value-type="float" office:value="21329395900.871" calcext:value-type="float">
            <text:p>21329395900.871</text:p>
          </table:table-cell>
          <table:table-cell office:value-type="float" office:value="22389626329.3369" calcext:value-type="float">
            <text:p>22389626329.3369</text:p>
          </table:table-cell>
          <table:table-cell office:value-type="float" office:value="21942597765.3631" calcext:value-type="float">
            <text:p>21942597765.3631</text:p>
          </table:table-cell>
          <table:table-cell office:value-type="float" office:value="21736500712.9638" calcext:value-type="float">
            <text:p>21736500712.9638</text:p>
          </table:table-cell>
          <table:table-cell office:value-type="float" office:value="13180195435.1132" calcext:value-type="float">
            <text:p>13180195435.1132</text:p>
          </table:table-cell>
          <table:table-cell office:value-type="float" office:value="11233177619.4663" calcext:value-type="float">
            <text:p>11233177619.4663</text:p>
          </table:table-cell>
          <table:table-cell office:value-type="float" office:value="12289913729.3358" calcext:value-type="float">
            <text:p>12289913729.3358</text:p>
          </table:table-cell>
          <table:table-cell office:value-type="float" office:value="13317453070.3876" calcext:value-type="float">
            <text:p>13317453070.3876</text:p>
          </table:table-cell>
        </table:table-row>
        <table:table-row table:style-name="ro1">
          <table:table-cell office:value-type="string" calcext:value-type="string">
            <text:p>Grecia</text:p>
          </table:table-cell>
          <table:table-cell office:value-type="string" calcext:value-type="string">
            <text:p>GRC</text:p>
          </table:table-cell>
          <table:table-cell office:value-type="float" office:value="4446528164.67559" calcext:value-type="float">
            <text:p>4446528164.67559</text:p>
          </table:table-cell>
          <table:table-cell office:value-type="float" office:value="5016048786.22753" calcext:value-type="float">
            <text:p>5016048786.22753</text:p>
          </table:table-cell>
          <table:table-cell office:value-type="float" office:value="5327573509.09843" calcext:value-type="float">
            <text:p>5327573509.09843</text:p>
          </table:table-cell>
          <table:table-cell office:value-type="float" office:value="5949478034.88751" calcext:value-type="float">
            <text:p>5949478034.88751</text:p>
          </table:table-cell>
          <table:table-cell office:value-type="float" office:value="6680298250.57961" calcext:value-type="float">
            <text:p>6680298250.57961</text:p>
          </table:table-cell>
          <table:table-cell office:value-type="float" office:value="7600579093.1158" calcext:value-type="float">
            <text:p>7600579093.1158</text:p>
          </table:table-cell>
          <table:table-cell office:value-type="float" office:value="8455611129.27936" calcext:value-type="float">
            <text:p>8455611129.27936</text:p>
          </table:table-cell>
          <table:table-cell office:value-type="float" office:value="9136711287.82434" calcext:value-type="float">
            <text:p>9136711287.82434</text:p>
          </table:table-cell>
          <table:table-cell office:value-type="float" office:value="9915140546.35072" calcext:value-type="float">
            <text:p>9915140546.35072</text:p>
          </table:table-cell>
          <table:table-cell office:value-type="float" office:value="11266091570.5718" calcext:value-type="float">
            <text:p>11266091570.5718</text:p>
          </table:table-cell>
          <table:table-cell office:value-type="float" office:value="13139862500" calcext:value-type="float">
            <text:p>13139862500</text:p>
          </table:table-cell>
          <table:table-cell office:value-type="float" office:value="14591755681.8182" calcext:value-type="float">
            <text:p>14591755681.8182</text:p>
          </table:table-cell>
          <table:table-cell office:value-type="float" office:value="16885506818.1818" calcext:value-type="float">
            <text:p>16885506818.1818</text:p>
          </table:table-cell>
          <table:table-cell office:value-type="float" office:value="22347844649.0219" calcext:value-type="float">
            <text:p>22347844649.0219</text:p>
          </table:table-cell>
          <table:table-cell office:value-type="float" office:value="25351305681.8182" calcext:value-type="float">
            <text:p>25351305681.8182</text:p>
          </table:table-cell>
          <table:table-cell office:value-type="float" office:value="28525872476.0893" calcext:value-type="float">
            <text:p>28525872476.0893</text:p>
          </table:table-cell>
          <table:table-cell office:value-type="float" office:value="31152840485.0746" calcext:value-type="float">
            <text:p>31152840485.0746</text:p>
          </table:table-cell>
          <table:table-cell office:value-type="float" office:value="36176233117.4838" calcext:value-type="float">
            <text:p>36176233117.4838</text:p>
          </table:table-cell>
          <table:table-cell office:value-type="float" office:value="44270203153.9889" calcext:value-type="float">
            <text:p>44270203153.9889</text:p>
          </table:table-cell>
          <table:table-cell office:value-type="float" office:value="54481875804.9678" calcext:value-type="float">
            <text:p>54481875804.9678</text:p>
          </table:table-cell>
          <table:table-cell office:value-type="float" office:value="56829663469.2246" calcext:value-type="float">
            <text:p>56829663469.2246</text:p>
          </table:table-cell>
          <table:table-cell office:value-type="float" office:value="52346507380.0738" calcext:value-type="float">
            <text:p>52346507380.0738</text:p>
          </table:table-cell>
          <table:table-cell office:value-type="float" office:value="54617991326.5306" calcext:value-type="float">
            <text:p>54617991326.5306</text:p>
          </table:table-cell>
          <table:table-cell office:value-type="float" office:value="49428872678.0186" calcext:value-type="float">
            <text:p>49428872678.0186</text:p>
          </table:table-cell>
          <table:table-cell office:value-type="float" office:value="48020024788.3918" calcext:value-type="float">
            <text:p>48020024788.3918</text:p>
          </table:table-cell>
          <table:table-cell office:value-type="float" office:value="47820850974.5867" calcext:value-type="float">
            <text:p>47820850974.5867</text:p>
          </table:table-cell>
          <table:table-cell office:value-type="float" office:value="56379593719.5716" calcext:value-type="float">
            <text:p>56379593719.5716</text:p>
          </table:table-cell>
          <table:table-cell office:value-type="float" office:value="65652751132.3603" calcext:value-type="float">
            <text:p>65652751132.3603</text:p>
          </table:table-cell>
          <table:table-cell office:value-type="float" office:value="76261278404.9964" calcext:value-type="float">
            <text:p>76261278404.9964</text:p>
          </table:table-cell>
          <table:table-cell office:value-type="float" office:value="79169043642.4675" calcext:value-type="float">
            <text:p>79169043642.4675</text:p>
          </table:table-cell>
          <table:table-cell office:value-type="float" office:value="97891090928.6328" calcext:value-type="float">
            <text:p>97891090928.6328</text:p>
          </table:table-cell>
          <table:table-cell office:value-type="float" office:value="105143232379.884" calcext:value-type="float">
            <text:p>105143232379.884</text:p>
          </table:table-cell>
          <table:table-cell office:value-type="float" office:value="116224673042.546" calcext:value-type="float">
            <text:p>116224673042.546</text:p>
          </table:table-cell>
          <table:table-cell office:value-type="float" office:value="108809058858.502" calcext:value-type="float">
            <text:p>108809058858.502</text:p>
          </table:table-cell>
          <table:table-cell office:value-type="float" office:value="116601802106.742" calcext:value-type="float">
            <text:p>116601802106.742</text:p>
          </table:table-cell>
          <table:table-cell office:value-type="float" office:value="136878366230.328" calcext:value-type="float">
            <text:p>136878366230.328</text:p>
          </table:table-cell>
          <table:table-cell office:value-type="float" office:value="145861612825.595" calcext:value-type="float">
            <text:p>145861612825.595</text:p>
          </table:table-cell>
          <table:table-cell office:value-type="float" office:value="143157600024.959" calcext:value-type="float">
            <text:p>143157600024.959</text:p>
          </table:table-cell>
          <table:table-cell office:value-type="float" office:value="144428172835.236" calcext:value-type="float">
            <text:p>144428172835.236</text:p>
          </table:table-cell>
          <table:table-cell office:value-type="float" office:value="142540728958.023" calcext:value-type="float">
            <text:p>142540728958.023</text:p>
          </table:table-cell>
          <table:table-cell office:value-type="float" office:value="130133845771.144" calcext:value-type="float">
            <text:p>130133845771.144</text:p>
          </table:table-cell>
          <table:table-cell office:value-type="float" office:value="136191353467.562" calcext:value-type="float">
            <text:p>136191353467.562</text:p>
          </table:table-cell>
          <table:table-cell office:value-type="float" office:value="153830947016.751" calcext:value-type="float">
            <text:p>153830947016.751</text:p>
          </table:table-cell>
          <table:table-cell office:value-type="float" office:value="201924270316.027" calcext:value-type="float">
            <text:p>201924270316.027</text:p>
          </table:table-cell>
          <table:table-cell office:value-type="float" office:value="240521260988.329" calcext:value-type="float">
            <text:p>240521260988.329</text:p>
          </table:table-cell>
          <table:table-cell office:value-type="float" office:value="247783001865.44" calcext:value-type="float">
            <text:p>247783001865.44</text:p>
          </table:table-cell>
          <table:table-cell office:value-type="float" office:value="273317737046.795" calcext:value-type="float">
            <text:p>273317737046.795</text:p>
          </table:table-cell>
          <table:table-cell office:value-type="float" office:value="318497936901.177" calcext:value-type="float">
            <text:p>318497936901.177</text:p>
          </table:table-cell>
          <table:table-cell office:value-type="float" office:value="354460802548.704" calcext:value-type="float">
            <text:p>354460802548.704</text:p>
          </table:table-cell>
          <table:table-cell office:value-type="float" office:value="330000252153.376" calcext:value-type="float">
            <text:p>330000252153.376</text:p>
          </table:table-cell>
          <table:table-cell office:value-type="float" office:value="299361576558.217" calcext:value-type="float">
            <text:p>299361576558.217</text:p>
          </table:table-cell>
          <table:table-cell office:value-type="float" office:value="287797822093.178" calcext:value-type="float">
            <text:p>287797822093.178</text:p>
          </table:table-cell>
          <table:table-cell office:value-type="float" office:value="245670666639.047" calcext:value-type="float">
            <text:p>245670666639.047</text:p>
          </table:table-cell>
          <table:table-cell office:value-type="float" office:value="239862011450.103" calcext:value-type="float">
            <text:p>239862011450.103</text:p>
          </table:table-cell>
          <table:table-cell office:value-type="float" office:value="237029579260.722" calcext:value-type="float">
            <text:p>237029579260.722</text:p>
          </table:table-cell>
          <table:table-cell office:value-type="float" office:value="196591353761.226" calcext:value-type="float">
            <text:p>196591353761.226</text:p>
          </table:table-cell>
          <table:table-cell office:value-type="float" office:value="195222443512.937" calcext:value-type="float">
            <text:p>195222443512.937</text:p>
          </table:table-cell>
          <table:table-cell office:value-type="float" office:value="203085551429.132" calcext:value-type="float">
            <text:p>203085551429.132</text:p>
          </table:table-cell>
          <table:table-cell office:value-type="float" office:value="218031844583.994" calcext:value-type="float">
            <text:p>218031844583.994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GRD</text:p>
          </table:table-cell>
          <table:table-cell table:number-columns-repeated="17"/>
          <table:table-cell office:value-type="float" office:value="71494495.1851852" calcext:value-type="float">
            <text:p>71494495.1851852</text:p>
          </table:table-cell>
          <table:table-cell office:value-type="float" office:value="88322386.2962963" calcext:value-type="float">
            <text:p>88322386.2962963</text:p>
          </table:table-cell>
          <table:table-cell office:value-type="float" office:value="102244362.222222" calcext:value-type="float">
            <text:p>102244362.222222</text:p>
          </table:table-cell>
          <table:table-cell office:value-type="float" office:value="110900457.037037" calcext:value-type="float">
            <text:p>110900457.037037</text:p>
          </table:table-cell>
          <table:table-cell office:value-type="float" office:value="115651918.888889" calcext:value-type="float">
            <text:p>115651918.888889</text:p>
          </table:table-cell>
          <table:table-cell office:value-type="float" office:value="125435590" calcext:value-type="float">
            <text:p>125435590</text:p>
          </table:table-cell>
          <table:table-cell office:value-type="float" office:value="131803552.222222" calcext:value-type="float">
            <text:p>131803552.222222</text:p>
          </table:table-cell>
          <table:table-cell office:value-type="float" office:value="145533310.740741" calcext:value-type="float">
            <text:p>145533310.740741</text:p>
          </table:table-cell>
          <table:table-cell office:value-type="float" office:value="167728455.185185" calcext:value-type="float">
            <text:p>167728455.185185</text:p>
          </table:table-cell>
          <table:table-cell office:value-type="float" office:value="187589522.592593" calcext:value-type="float">
            <text:p>187589522.592593</text:p>
          </table:table-cell>
          <table:table-cell office:value-type="float" office:value="215009569.62963" calcext:value-type="float">
            <text:p>215009569.62963</text:p>
          </table:table-cell>
          <table:table-cell office:value-type="float" office:value="236357523.703704" calcext:value-type="float">
            <text:p>236357523.703704</text:p>
          </table:table-cell>
          <table:table-cell office:value-type="float" office:value="267327642.222222" calcext:value-type="float">
            <text:p>267327642.222222</text:p>
          </table:table-cell>
          <table:table-cell office:value-type="float" office:value="278098762.962963" calcext:value-type="float">
            <text:p>278098762.962963</text:p>
          </table:table-cell>
          <table:table-cell office:value-type="float" office:value="300757888.888889" calcext:value-type="float">
            <text:p>300757888.888889</text:p>
          </table:table-cell>
          <table:table-cell office:value-type="float" office:value="310160444.444444" calcext:value-type="float">
            <text:p>310160444.444444</text:p>
          </table:table-cell>
          <table:table-cell office:value-type="float" office:value="309812185.185185" calcext:value-type="float">
            <text:p>309812185.185185</text:p>
          </table:table-cell>
          <table:table-cell office:value-type="float" office:value="325111814.814815" calcext:value-type="float">
            <text:p>325111814.814815</text:p>
          </table:table-cell>
          <table:table-cell office:value-type="float" office:value="342172518.518519" calcext:value-type="float">
            <text:p>342172518.518519</text:p>
          </table:table-cell>
          <table:table-cell office:value-type="float" office:value="366911444.444444" calcext:value-type="float">
            <text:p>366911444.444444</text:p>
          </table:table-cell>
          <table:table-cell office:value-type="float" office:value="392190592.592593" calcext:value-type="float">
            <text:p>392190592.592593</text:p>
          </table:table-cell>
          <table:table-cell office:value-type="float" office:value="445903592.592593" calcext:value-type="float">
            <text:p>445903592.592593</text:p>
          </table:table-cell>
          <table:table-cell office:value-type="float" office:value="482009370.37037" calcext:value-type="float">
            <text:p>482009370.37037</text:p>
          </table:table-cell>
          <table:table-cell office:value-type="float" office:value="520044370.37037" calcext:value-type="float">
            <text:p>520044370.37037</text:p>
          </table:table-cell>
          <table:table-cell office:value-type="float" office:value="520444185.185185" calcext:value-type="float">
            <text:p>520444185.185185</text:p>
          </table:table-cell>
          <table:table-cell office:value-type="float" office:value="540336925.925926" calcext:value-type="float">
            <text:p>540336925.925926</text:p>
          </table:table-cell>
          <table:table-cell office:value-type="float" office:value="591018407.407407" calcext:value-type="float">
            <text:p>591018407.407407</text:p>
          </table:table-cell>
          <table:table-cell office:value-type="float" office:value="599118592.592593" calcext:value-type="float">
            <text:p>599118592.592593</text:p>
          </table:table-cell>
          <table:table-cell office:value-type="float" office:value="695370296.296296" calcext:value-type="float">
            <text:p>695370296.296296</text:p>
          </table:table-cell>
          <table:table-cell office:value-type="float" office:value="698700666.666667" calcext:value-type="float">
            <text:p>698700666.666667</text:p>
          </table:table-cell>
          <table:table-cell office:value-type="float" office:value="758683592.592593" calcext:value-type="float">
            <text:p>758683592.592593</text:p>
          </table:table-cell>
          <table:table-cell office:value-type="float" office:value="825976037.037037" calcext:value-type="float">
            <text:p>825976037.037037</text:p>
          </table:table-cell>
          <table:table-cell office:value-type="float" office:value="771275555.555555" calcext:value-type="float">
            <text:p>771275555.555555</text:p>
          </table:table-cell>
          <table:table-cell office:value-type="float" office:value="771013259.259259" calcext:value-type="float">
            <text:p>771013259.259259</text:p>
          </table:table-cell>
          <table:table-cell office:value-type="float" office:value="778655925.925926" calcext:value-type="float">
            <text:p>778655925.925926</text:p>
          </table:table-cell>
          <table:table-cell office:value-type="float" office:value="799882259.259259" calcext:value-type="float">
            <text:p>799882259.259259</text:p>
          </table:table-cell>
          <table:table-cell office:value-type="float" office:value="842620111.111111" calcext:value-type="float">
            <text:p>842620111.111111</text:p>
          </table:table-cell>
          <table:table-cell office:value-type="float" office:value="911497407.407407" calcext:value-type="float">
            <text:p>911497407.407407</text:p>
          </table:table-cell>
          <table:table-cell office:value-type="float" office:value="997007925.925926" calcext:value-type="float">
            <text:p>997007925.925926</text:p>
          </table:table-cell>
          <table:table-cell office:value-type="float" office:value="1061631222.22222" calcext:value-type="float">
            <text:p>1061631222.22222</text:p>
          </table:table-cell>
          <table:table-cell office:value-type="float" office:value="1126882296.2963" calcext:value-type="float">
            <text:p>1126882296.2963</text:p>
          </table:table-cell>
          <table:table-cell office:value-type="float" office:value="1207454555.55556" calcext:value-type="float">
            <text:p>1207454555.55556</text:p>
          </table:table-cell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GRL</text:p>
          </table:table-cell>
          <table:table-cell table:number-columns-repeated="10"/>
          <table:table-cell office:value-type="float" office:value="69520026.6666667" calcext:value-type="float">
            <text:p>69520026.6666667</text:p>
          </table:table-cell>
          <table:table-cell office:value-type="float" office:value="88570952.8688524" calcext:value-type="float">
            <text:p>88570952.8688524</text:p>
          </table:table-cell>
          <table:table-cell office:value-type="float" office:value="106101175.65798" calcext:value-type="float">
            <text:p>106101175.65798</text:p>
          </table:table-cell>
          <table:table-cell office:value-type="float" office:value="140153748.243656" calcext:value-type="float">
            <text:p>140153748.243656</text:p>
          </table:table-cell>
          <table:table-cell office:value-type="float" office:value="169918948.629182" calcext:value-type="float">
            <text:p>169918948.629182</text:p>
          </table:table-cell>
          <table:table-cell office:value-type="float" office:value="211194305.702999" calcext:value-type="float">
            <text:p>211194305.702999</text:p>
          </table:table-cell>
          <table:table-cell office:value-type="float" office:value="240780413.56493" calcext:value-type="float">
            <text:p>240780413.56493</text:p>
          </table:table-cell>
          <table:table-cell office:value-type="float" office:value="282269373.001066" calcext:value-type="float">
            <text:p>282269373.001066</text:p>
          </table:table-cell>
          <table:table-cell office:value-type="float" office:value="355989047.256374" calcext:value-type="float">
            <text:p>355989047.256374</text:p>
          </table:table-cell>
          <table:table-cell office:value-type="float" office:value="420642463.409998" calcext:value-type="float">
            <text:p>420642463.409998</text:p>
          </table:table-cell>
          <table:table-cell office:value-type="float" office:value="476055288.418886" calcext:value-type="float">
            <text:p>476055288.418886</text:p>
          </table:table-cell>
          <table:table-cell office:value-type="float" office:value="435746974.759244" calcext:value-type="float">
            <text:p>435746974.759244</text:p>
          </table:table-cell>
          <table:table-cell office:value-type="float" office:value="402405069.367769" calcext:value-type="float">
            <text:p>402405069.367769</text:p>
          </table:table-cell>
          <table:table-cell office:value-type="float" office:value="416183706.943685" calcext:value-type="float">
            <text:p>416183706.943685</text:p>
          </table:table-cell>
          <table:table-cell office:value-type="float" office:value="379371608.442925" calcext:value-type="float">
            <text:p>379371608.442925</text:p>
          </table:table-cell>
          <table:table-cell office:value-type="float" office:value="412876071.118493" calcext:value-type="float">
            <text:p>412876071.118493</text:p>
          </table:table-cell>
          <table:table-cell office:value-type="float" office:value="603015696.452849" calcext:value-type="float">
            <text:p>603015696.452849</text:p>
          </table:table-cell>
          <table:table-cell office:value-type="float" office:value="787392365.831908" calcext:value-type="float">
            <text:p>787392365.831908</text:p>
          </table:table-cell>
          <table:table-cell office:value-type="float" office:value="898611007.947709" calcext:value-type="float">
            <text:p>898611007.947709</text:p>
          </table:table-cell>
          <table:table-cell office:value-type="float" office:value="929796722.387896" calcext:value-type="float">
            <text:p>929796722.387896</text:p>
          </table:table-cell>
          <table:table-cell office:value-type="float" office:value="1018970364.86443" calcext:value-type="float">
            <text:p>1018970364.86443</text:p>
          </table:table-cell>
          <table:table-cell office:value-type="float" office:value="1016493394.8253" calcext:value-type="float">
            <text:p>1016493394.8253</text:p>
          </table:table-cell>
          <table:table-cell office:value-type="float" office:value="1037921836.9477" calcext:value-type="float">
            <text:p>1037921836.9477</text:p>
          </table:table-cell>
          <table:table-cell office:value-type="float" office:value="927219728.866886" calcext:value-type="float">
            <text:p>927219728.866886</text:p>
          </table:table-cell>
          <table:table-cell office:value-type="float" office:value="1005879948.43254" calcext:value-type="float">
            <text:p>1005879948.43254</text:p>
          </table:table-cell>
          <table:table-cell office:value-type="float" office:value="1208946165.92889" calcext:value-type="float">
            <text:p>1208946165.92889</text:p>
          </table:table-cell>
          <table:table-cell office:value-type="float" office:value="1197509786.67632" calcext:value-type="float">
            <text:p>1197509786.67632</text:p>
          </table:table-cell>
          <table:table-cell office:value-type="float" office:value="1072147778.03013" calcext:value-type="float">
            <text:p>1072147778.03013</text:p>
          </table:table-cell>
          <table:table-cell office:value-type="float" office:value="1149862702.96084" calcext:value-type="float">
            <text:p>1149862702.96084</text:p>
          </table:table-cell>
          <table:table-cell office:value-type="float" office:value="1131561595.13775" calcext:value-type="float">
            <text:p>1131561595.13775</text:p>
          </table:table-cell>
          <table:table-cell office:value-type="float" office:value="1068030829.75591" calcext:value-type="float">
            <text:p>1068030829.75591</text:p>
          </table:table-cell>
          <table:table-cell office:value-type="float" office:value="1086172922.57413" calcext:value-type="float">
            <text:p>1086172922.57413</text:p>
          </table:table-cell>
          <table:table-cell office:value-type="float" office:value="1169138789.31435" calcext:value-type="float">
            <text:p>1169138789.31435</text:p>
          </table:table-cell>
          <table:table-cell office:value-type="float" office:value="1558753434.43083" calcext:value-type="float">
            <text:p>1558753434.43083</text:p>
          </table:table-cell>
          <table:table-cell office:value-type="float" office:value="1822486688.58807" calcext:value-type="float">
            <text:p>1822486688.58807</text:p>
          </table:table-cell>
          <table:table-cell office:value-type="float" office:value="1849805732.96203" calcext:value-type="float">
            <text:p>1849805732.96203</text:p>
          </table:table-cell>
          <table:table-cell office:value-type="float" office:value="2013099482.07439" calcext:value-type="float">
            <text:p>2013099482.07439</text:p>
          </table:table-cell>
          <table:table-cell office:value-type="float" office:value="2249811708.94796" calcext:value-type="float">
            <text:p>2249811708.94796</text:p>
          </table:table-cell>
          <table:table-cell office:value-type="float" office:value="2499107510.64122" calcext:value-type="float">
            <text:p>2499107510.64122</text:p>
          </table:table-cell>
          <table:table-cell office:value-type="float" office:value="2529948329.57153" calcext:value-type="float">
            <text:p>2529948329.57153</text:p>
          </table:table-cell>
          <table:table-cell office:value-type="float" office:value="2503156060.52524" calcext:value-type="float">
            <text:p>2503156060.52524</text:p>
          </table:table-cell>
          <table:table-cell office:value-type="float" office:value="2684467375.71479" calcext:value-type="float">
            <text:p>2684467375.71479</text:p>
          </table:table-cell>
          <table:table-cell office:value-type="float" office:value="2609667673.71601" calcext:value-type="float">
            <text:p>2609667673.71601</text:p>
          </table:table-cell>
          <table:table-cell office:value-type="float" office:value="2684952726.88425" calcext:value-type="float">
            <text:p>2684952726.88425</text:p>
          </table:table-cell>
          <table:table-cell office:value-type="float" office:value="2842048997.77283" calcext:value-type="float">
            <text:p>2842048997.77283</text:p>
          </table:table-cell>
          <table:table-cell office:value-type="float" office:value="2499115623.00272" calcext:value-type="float">
            <text:p>2499115623.00272</text:p>
          </table:table-cell>
          <table:table-cell office:value-type="float" office:value="2713534471.23312" calcext:value-type="float">
            <text:p>2713534471.2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1043599900" calcext:value-type="float">
            <text:p>1043599900</text:p>
          </table:table-cell>
          <table:table-cell office:value-type="float" office:value="1076699900" calcext:value-type="float">
            <text:p>1076699900</text:p>
          </table:table-cell>
          <table:table-cell office:value-type="float" office:value="1143600000" calcext:value-type="float">
            <text:p>1143600000</text:p>
          </table:table-cell>
          <table:table-cell office:value-type="float" office:value="1262800000" calcext:value-type="float">
            <text:p>1262800000</text:p>
          </table:table-cell>
          <table:table-cell office:value-type="float" office:value="1299099900" calcext:value-type="float">
            <text:p>1299099900</text:p>
          </table:table-cell>
          <table:table-cell office:value-type="float" office:value="1331399900" calcext:value-type="float">
            <text:p>1331399900</text:p>
          </table:table-cell>
          <table:table-cell office:value-type="float" office:value="1390700000" calcext:value-type="float">
            <text:p>1390700000</text:p>
          </table:table-cell>
          <table:table-cell office:value-type="float" office:value="1453500000" calcext:value-type="float">
            <text:p>1453500000</text:p>
          </table:table-cell>
          <table:table-cell office:value-type="float" office:value="1610500000" calcext:value-type="float">
            <text:p>1610500000</text:p>
          </table:table-cell>
          <table:table-cell office:value-type="float" office:value="1715399900" calcext:value-type="float">
            <text:p>1715399900</text:p>
          </table:table-cell>
          <table:table-cell office:value-type="float" office:value="1904000000" calcext:value-type="float">
            <text:p>1904000000</text:p>
          </table:table-cell>
          <table:table-cell office:value-type="float" office:value="1984800000" calcext:value-type="float">
            <text:p>1984800000</text:p>
          </table:table-cell>
          <table:table-cell office:value-type="float" office:value="2101300000" calcext:value-type="float">
            <text:p>2101300000</text:p>
          </table:table-cell>
          <table:table-cell office:value-type="float" office:value="2569200100" calcext:value-type="float">
            <text:p>2569200100</text:p>
          </table:table-cell>
          <table:table-cell office:value-type="float" office:value="3161499900" calcext:value-type="float">
            <text:p>3161499900</text:p>
          </table:table-cell>
          <table:table-cell office:value-type="float" office:value="3645900000" calcext:value-type="float">
            <text:p>3645900000</text:p>
          </table:table-cell>
          <table:table-cell office:value-type="float" office:value="4365300200" calcext:value-type="float">
            <text:p>4365300200</text:p>
          </table:table-cell>
          <table:table-cell office:value-type="float" office:value="5480500200" calcext:value-type="float">
            <text:p>5480500200</text:p>
          </table:table-cell>
          <table:table-cell office:value-type="float" office:value="6070600200" calcext:value-type="float">
            <text:p>6070600200</text:p>
          </table:table-cell>
          <table:table-cell office:value-type="float" office:value="6902600200" calcext:value-type="float">
            <text:p>6902600200</text:p>
          </table:table-cell>
          <table:table-cell office:value-type="float" office:value="7878700000" calcext:value-type="float">
            <text:p>7878700000</text:p>
          </table:table-cell>
          <table:table-cell office:value-type="float" office:value="8607500300" calcext:value-type="float">
            <text:p>8607500300</text:p>
          </table:table-cell>
          <table:table-cell office:value-type="float" office:value="8716999700" calcext:value-type="float">
            <text:p>8716999700</text:p>
          </table:table-cell>
          <table:table-cell office:value-type="float" office:value="9050000400" calcext:value-type="float">
            <text:p>9050000400</text:p>
          </table:table-cell>
          <table:table-cell office:value-type="float" office:value="9470000100" calcext:value-type="float">
            <text:p>9470000100</text:p>
          </table:table-cell>
          <table:table-cell office:value-type="float" office:value="9721652086.95652" calcext:value-type="float">
            <text:p>9721652086.95652</text:p>
          </table:table-cell>
          <table:table-cell office:value-type="float" office:value="7231963515.98173" calcext:value-type="float">
            <text:p>7231963515.98173</text:p>
          </table:table-cell>
          <table:table-cell office:value-type="float" office:value="7084399840" calcext:value-type="float">
            <text:p>7084399840</text:p>
          </table:table-cell>
          <table:table-cell office:value-type="float" office:value="7841602824.42748" calcext:value-type="float">
            <text:p>7841602824.42748</text:p>
          </table:table-cell>
          <table:table-cell office:value-type="float" office:value="8410724360.79546" calcext:value-type="float">
            <text:p>8410724360.79546</text:p>
          </table:table-cell>
          <table:table-cell office:value-type="float" office:value="7650125217.35253" calcext:value-type="float">
            <text:p>7650125217.35253</text:p>
          </table:table-cell>
          <table:table-cell office:value-type="float" office:value="9406097735.09117" calcext:value-type="float">
            <text:p>9406097735.09117</text:p>
          </table:table-cell>
          <table:table-cell office:value-type="float" office:value="10440842165.3193" calcext:value-type="float">
            <text:p>10440842165.3193</text:p>
          </table:table-cell>
          <table:table-cell office:value-type="float" office:value="11399942453.0646" calcext:value-type="float">
            <text:p>11399942453.0646</text:p>
          </table:table-cell>
          <table:table-cell office:value-type="float" office:value="12983235568.2292" calcext:value-type="float">
            <text:p>12983235568.2292</text:p>
          </table:table-cell>
          <table:table-cell office:value-type="float" office:value="14655404433.2771" calcext:value-type="float">
            <text:p>14655404433.2771</text:p>
          </table:table-cell>
          <table:table-cell office:value-type="float" office:value="15674835615.3139" calcext:value-type="float">
            <text:p>15674835615.3139</text:p>
          </table:table-cell>
          <table:table-cell office:value-type="float" office:value="17790026221.6139" calcext:value-type="float">
            <text:p>17790026221.6139</text:p>
          </table:table-cell>
          <table:table-cell office:value-type="float" office:value="19395491992.9939" calcext:value-type="float">
            <text:p>19395491992.9939</text:p>
          </table:table-cell>
          <table:table-cell office:value-type="float" office:value="18318412251.3642" calcext:value-type="float">
            <text:p>18318412251.3642</text:p>
          </table:table-cell>
          <table:table-cell office:value-type="float" office:value="19288827158.9035" calcext:value-type="float">
            <text:p>19288827158.9035</text:p>
          </table:table-cell>
          <table:table-cell office:value-type="float" office:value="18702802789.3009" calcext:value-type="float">
            <text:p>18702802789.3009</text:p>
          </table:table-cell>
          <table:table-cell office:value-type="float" office:value="20776669466.6053" calcext:value-type="float">
            <text:p>20776669466.6053</text:p>
          </table:table-cell>
          <table:table-cell office:value-type="float" office:value="21917706490.5299" calcext:value-type="float">
            <text:p>21917706490.5299</text:p>
          </table:table-cell>
          <table:table-cell office:value-type="float" office:value="23965275995.7214" calcext:value-type="float">
            <text:p>23965275995.7214</text:p>
          </table:table-cell>
          <table:table-cell office:value-type="float" office:value="27211377225.2715" calcext:value-type="float">
            <text:p>27211377225.2715</text:p>
          </table:table-cell>
          <table:table-cell office:value-type="float" office:value="30231249362.0604" calcext:value-type="float">
            <text:p>30231249362.0604</text:p>
          </table:table-cell>
          <table:table-cell office:value-type="float" office:value="34113107085.6085" calcext:value-type="float">
            <text:p>34113107085.6085</text:p>
          </table:table-cell>
          <table:table-cell office:value-type="float" office:value="39136954232.1988" calcext:value-type="float">
            <text:p>39136954232.1988</text:p>
          </table:table-cell>
          <table:table-cell office:value-type="float" office:value="37734072278.3802" calcext:value-type="float">
            <text:p>37734072278.3802</text:p>
          </table:table-cell>
          <table:table-cell office:value-type="float" office:value="41338521637.6882" calcext:value-type="float">
            <text:p>41338521637.6882</text:p>
          </table:table-cell>
          <table:table-cell office:value-type="float" office:value="47654783851.8252" calcext:value-type="float">
            <text:p>47654783851.8252</text:p>
          </table:table-cell>
          <table:table-cell office:value-type="float" office:value="50388460924.7345" calcext:value-type="float">
            <text:p>50388460924.7345</text:p>
          </table:table-cell>
          <table:table-cell office:value-type="float" office:value="53851148431.9316" calcext:value-type="float">
            <text:p>53851148431.9316</text:p>
          </table:table-cell>
          <table:table-cell office:value-type="float" office:value="58722323918.1604" calcext:value-type="float">
            <text:p>58722323918.1604</text:p>
          </table:table-cell>
          <table:table-cell office:value-type="float" office:value="63767597193.9175" calcext:value-type="float">
            <text:p>63767597193.9175</text:p>
          </table:table-cell>
          <table:table-cell office:value-type="float" office:value="68663653469.1246" calcext:value-type="float">
            <text:p>68663653469.1246</text:p>
          </table:table-cell>
          <table:table-cell office:value-type="float" office:value="75620095537.5005" calcext:value-type="float">
            <text:p>75620095537.5005</text:p>
          </table:table-cell>
          <table:table-cell office:value-type="float" office:value="78460447919.9915" calcext:value-type="float">
            <text:p>78460447919.9915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table:number-columns-repeated="42"/>
          <table:table-cell office:value-type="float" office:value="3385000000" calcext:value-type="float">
            <text:p>3385000000</text:p>
          </table:table-cell>
          <table:table-cell office:value-type="float" office:value="3560000000" calcext:value-type="float">
            <text:p>3560000000</text:p>
          </table:table-cell>
          <table:table-cell office:value-type="float" office:value="3857000000" calcext:value-type="float">
            <text:p>3857000000</text:p>
          </table:table-cell>
          <table:table-cell office:value-type="float" office:value="4197000000" calcext:value-type="float">
            <text:p>4197000000</text:p>
          </table:table-cell>
          <table:table-cell office:value-type="float" office:value="4213000000" calcext:value-type="float">
            <text:p>4213000000</text:p>
          </table:table-cell>
          <table:table-cell office:value-type="float" office:value="4375000000" calcext:value-type="float">
            <text:p>4375000000</text:p>
          </table:table-cell>
          <table:table-cell office:value-type="float" office:value="4621000000" calcext:value-type="float">
            <text:p>4621000000</text:p>
          </table:table-cell>
          <table:table-cell office:value-type="float" office:value="4781000000" calcext:value-type="float">
            <text:p>4781000000</text:p>
          </table:table-cell>
          <table:table-cell office:value-type="float" office:value="4895000000" calcext:value-type="float">
            <text:p>4895000000</text:p>
          </table:table-cell>
          <table:table-cell office:value-type="float" office:value="4928000000" calcext:value-type="float">
            <text:p>4928000000</text:p>
          </table:table-cell>
          <table:table-cell office:value-type="float" office:value="5199000000" calcext:value-type="float">
            <text:p>5199000000</text:p>
          </table:table-cell>
          <table:table-cell office:value-type="float" office:value="5336000000" calcext:value-type="float">
            <text:p>5336000000</text:p>
          </table:table-cell>
          <table:table-cell office:value-type="float" office:value="5538000000" calcext:value-type="float">
            <text:p>5538000000</text:p>
          </table:table-cell>
          <table:table-cell office:value-type="float" office:value="5710000000" calcext:value-type="float">
            <text:p>5710000000</text:p>
          </table:table-cell>
          <table:table-cell office:value-type="float" office:value="5793000000" calcext:value-type="float">
            <text:p>5793000000</text:p>
          </table:table-cell>
          <table:table-cell office:value-type="float" office:value="5859000000" calcext:value-type="float">
            <text:p>5859000000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170215248.206265" calcext:value-type="float">
            <text:p>170215248.206265</text:p>
          </table:table-cell>
          <table:table-cell office:value-type="float" office:value="185848451.262906" calcext:value-type="float">
            <text:p>185848451.262906</text:p>
          </table:table-cell>
          <table:table-cell office:value-type="float" office:value="194948375.430205" calcext:value-type="float">
            <text:p>194948375.430205</text:p>
          </table:table-cell>
          <table:table-cell office:value-type="float" office:value="175756868.692761" calcext:value-type="float">
            <text:p>175756868.692761</text:p>
          </table:table-cell>
          <table:table-cell office:value-type="float" office:value="194773376.888526" calcext:value-type="float">
            <text:p>194773376.888526</text:p>
          </table:table-cell>
          <table:table-cell office:value-type="float" office:value="213235294.117647" calcext:value-type="float">
            <text:p>213235294.117647</text:p>
          </table:table-cell>
          <table:table-cell office:value-type="float" office:value="228705882.352941" calcext:value-type="float">
            <text:p>228705882.352941</text:p>
          </table:table-cell>
          <table:table-cell office:value-type="float" office:value="250176470.588235" calcext:value-type="float">
            <text:p>250176470.588235</text:p>
          </table:table-cell>
          <table:table-cell office:value-type="float" office:value="229750000" calcext:value-type="float">
            <text:p>229750000</text:p>
          </table:table-cell>
          <table:table-cell office:value-type="float" office:value="249300000" calcext:value-type="float">
            <text:p>249300000</text:p>
          </table:table-cell>
          <table:table-cell office:value-type="float" office:value="267800000" calcext:value-type="float">
            <text:p>267800000</text:p>
          </table:table-cell>
          <table:table-cell office:value-type="float" office:value="282050000" calcext:value-type="float">
            <text:p>282050000</text:p>
          </table:table-cell>
          <table:table-cell office:value-type="float" office:value="285380952.380952" calcext:value-type="float">
            <text:p>285380952.380952</text:p>
          </table:table-cell>
          <table:table-cell office:value-type="float" office:value="307047619.047619" calcext:value-type="float">
            <text:p>307047619.047619</text:p>
          </table:table-cell>
          <table:table-cell office:value-type="float" office:value="433954545.454545" calcext:value-type="float">
            <text:p>433954545.454545</text:p>
          </table:table-cell>
          <table:table-cell office:value-type="float" office:value="494791666.666667" calcext:value-type="float">
            <text:p>494791666.666667</text:p>
          </table:table-cell>
          <table:table-cell office:value-type="float" office:value="454440000" calcext:value-type="float">
            <text:p>454440000</text:p>
          </table:table-cell>
          <table:table-cell office:value-type="float" office:value="449880000" calcext:value-type="float">
            <text:p>449880000</text:p>
          </table:table-cell>
          <table:table-cell office:value-type="float" office:value="507080000" calcext:value-type="float">
            <text:p>507080000</text:p>
          </table:table-cell>
          <table:table-cell office:value-type="float" office:value="530440000" calcext:value-type="float">
            <text:p>530440000</text:p>
          </table:table-cell>
          <table:table-cell office:value-type="float" office:value="603200000" calcext:value-type="float">
            <text:p>603200000</text:p>
          </table:table-cell>
          <table:table-cell office:value-type="float" office:value="570357107.142857" calcext:value-type="float">
            <text:p>570357107.142857</text:p>
          </table:table-cell>
          <table:table-cell office:value-type="float" office:value="482000000" calcext:value-type="float">
            <text:p>482000000</text:p>
          </table:table-cell>
          <table:table-cell office:value-type="float" office:value="489333333.333333" calcext:value-type="float">
            <text:p>489333333.333333</text:p>
          </table:table-cell>
          <table:table-cell office:value-type="float" office:value="437631605.263158" calcext:value-type="float">
            <text:p>437631605.263158</text:p>
          </table:table-cell>
          <table:table-cell office:value-type="float" office:value="453488372.093023" calcext:value-type="float">
            <text:p>453488372.093023</text:p>
          </table:table-cell>
          <table:table-cell office:value-type="float" office:value="504651139.534884" calcext:value-type="float">
            <text:p>504651139.534884</text:p>
          </table:table-cell>
          <table:table-cell office:value-type="float" office:value="354591846.938775" calcext:value-type="float">
            <text:p>354591846.938775</text:p>
          </table:table-cell>
          <table:table-cell office:value-type="float" office:value="413799990" calcext:value-type="float">
            <text:p>413799990</text:p>
          </table:table-cell>
          <table:table-cell office:value-type="float" office:value="379779389.705882" calcext:value-type="float">
            <text:p>379779389.705882</text:p>
          </table:table-cell>
          <table:table-cell office:value-type="float" office:value="396582263.291139" calcext:value-type="float">
            <text:p>396582263.291139</text:p>
          </table:table-cell>
          <table:table-cell office:value-type="float" office:value="348533094.812165" calcext:value-type="float">
            <text:p>348533094.812165</text:p>
          </table:table-cell>
          <table:table-cell office:value-type="float" office:value="373573141.486811" calcext:value-type="float">
            <text:p>373573141.486811</text:p>
          </table:table-cell>
          <table:table-cell office:value-type="float" office:value="454101382.488479" calcext:value-type="float">
            <text:p>454101382.488479</text:p>
          </table:table-cell>
          <table:table-cell office:value-type="float" office:value="540874934.201012" calcext:value-type="float">
            <text:p>540874934.201012</text:p>
          </table:table-cell>
          <table:table-cell office:value-type="float" office:value="621626785.915493" calcext:value-type="float">
            <text:p>621626785.915493</text:p>
          </table:table-cell>
          <table:table-cell office:value-type="float" office:value="705406001.424501" calcext:value-type="float">
            <text:p>705406001.424501</text:p>
          </table:table-cell>
          <table:table-cell office:value-type="float" office:value="749138009.564539" calcext:value-type="float">
            <text:p>749138009.564539</text:p>
          </table:table-cell>
          <table:table-cell office:value-type="float" office:value="717530683.169567" calcext:value-type="float">
            <text:p>717530683.169567</text:p>
          </table:table-cell>
          <table:table-cell office:value-type="float" office:value="694754988.258295" calcext:value-type="float">
            <text:p>694754988.258295</text:p>
          </table:table-cell>
          <table:table-cell office:value-type="float" office:value="712667896.727512" calcext:value-type="float">
            <text:p>712667896.727512</text:p>
          </table:table-cell>
          <table:table-cell office:value-type="float" office:value="712167575.624277" calcext:value-type="float">
            <text:p>712167575.624277</text:p>
          </table:table-cell>
          <table:table-cell office:value-type="float" office:value="726131434.715338" calcext:value-type="float">
            <text:p>726131434.715338</text:p>
          </table:table-cell>
          <table:table-cell office:value-type="float" office:value="743064076.794566" calcext:value-type="float">
            <text:p>743064076.794566</text:p>
          </table:table-cell>
          <table:table-cell office:value-type="float" office:value="787814379.183843" calcext:value-type="float">
            <text:p>787814379.183843</text:p>
          </table:table-cell>
          <table:table-cell office:value-type="float" office:value="824880550.343965" calcext:value-type="float">
            <text:p>824880550.343965</text:p>
          </table:table-cell>
          <table:table-cell office:value-type="float" office:value="1458453715.32702" calcext:value-type="float">
            <text:p>1458453715.32702</text:p>
          </table:table-cell>
          <table:table-cell office:value-type="float" office:value="1740180444.25731" calcext:value-type="float">
            <text:p>1740180444.25731</text:p>
          </table:table-cell>
          <table:table-cell office:value-type="float" office:value="1916994911.93238" calcext:value-type="float">
            <text:p>1916994911.93238</text:p>
          </table:table-cell>
          <table:table-cell office:value-type="float" office:value="2061323853.88576" calcext:value-type="float">
            <text:p>2061323853.88576</text:p>
          </table:table-cell>
          <table:table-cell office:value-type="float" office:value="2273225041.96217" calcext:value-type="float">
            <text:p>2273225041.96217</text:p>
          </table:table-cell>
          <table:table-cell office:value-type="float" office:value="2576024115.57832" calcext:value-type="float">
            <text:p>2576024115.57832</text:p>
          </table:table-cell>
          <table:table-cell office:value-type="float" office:value="2861562265.88301" calcext:value-type="float">
            <text:p>2861562265.88301</text:p>
          </table:table-cell>
          <table:table-cell office:value-type="float" office:value="2987684170.24434" calcext:value-type="float">
            <text:p>2987684170.24434</text:p>
          </table:table-cell>
          <table:table-cell office:value-type="float" office:value="3077643313.70623" calcext:value-type="float">
            <text:p>3077643313.70623</text:p>
          </table:table-cell>
          <table:table-cell office:value-type="float" office:value="3197225181.59806" calcext:value-type="float">
            <text:p>3197225181.59806</text:p>
          </table:table-cell>
          <table:table-cell office:value-type="float" office:value="3504024213.07506" calcext:value-type="float">
            <text:p>3504024213.07506</text:p>
          </table:table-cell>
          <table:table-cell office:value-type="float" office:value="3555205811.13802" calcext:value-type="float">
            <text:p>3555205811.13802</text:p>
          </table:table-cell>
          <table:table-cell office:value-type="float" office:value="3610435298.87019" calcext:value-type="float">
            <text:p>3610435298.87019</text:p>
          </table:table-cell>
        </table:table-row>
        <table:table-row table:style-name="ro1">
          <table:table-cell office:value-type="string" calcext:value-type="string">
            <text:p>Hong Kong, Región Administrativa Especial</text:p>
          </table:table-cell>
          <table:table-cell office:value-type="string" calcext:value-type="string">
            <text:p>HKG</text:p>
          </table:table-cell>
          <table:table-cell office:value-type="float" office:value="1320796651.69457" calcext:value-type="float">
            <text:p>1320796651.69457</text:p>
          </table:table-cell>
          <table:table-cell office:value-type="float" office:value="1383681651.13776" calcext:value-type="float">
            <text:p>1383681651.13776</text:p>
          </table:table-cell>
          <table:table-cell office:value-type="float" office:value="1612346412.26475" calcext:value-type="float">
            <text:p>1612346412.26475</text:p>
          </table:table-cell>
          <table:table-cell office:value-type="float" office:value="1935298266.45384" calcext:value-type="float">
            <text:p>1935298266.45384</text:p>
          </table:table-cell>
          <table:table-cell office:value-type="float" office:value="2206466461.26434" calcext:value-type="float">
            <text:p>2206466461.26434</text:p>
          </table:table-cell>
          <table:table-cell office:value-type="float" office:value="2435078534.03141" calcext:value-type="float">
            <text:p>2435078534.03141</text:p>
          </table:table-cell>
          <table:table-cell office:value-type="float" office:value="2489845016.64894" calcext:value-type="float">
            <text:p>2489845016.64894</text:p>
          </table:table-cell>
          <table:table-cell office:value-type="float" office:value="2692474989.12571" calcext:value-type="float">
            <text:p>2692474989.12571</text:p>
          </table:table-cell>
          <table:table-cell office:value-type="float" office:value="2716964388.42418" calcext:value-type="float">
            <text:p>2716964388.42418</text:p>
          </table:table-cell>
          <table:table-cell office:value-type="float" office:value="3189740055.13982" calcext:value-type="float">
            <text:p>3189740055.13982</text:p>
          </table:table-cell>
          <table:table-cell office:value-type="float" office:value="3800766535.62088" calcext:value-type="float">
            <text:p>3800766535.62088</text:p>
          </table:table-cell>
          <table:table-cell office:value-type="float" office:value="4476001946.01486" calcext:value-type="float">
            <text:p>4476001946.01486</text:p>
          </table:table-cell>
          <table:table-cell office:value-type="float" office:value="5710107420.14394" calcext:value-type="float">
            <text:p>5710107420.14394</text:p>
          </table:table-cell>
          <table:table-cell office:value-type="float" office:value="8030117555.62033" calcext:value-type="float">
            <text:p>8030117555.62033</text:p>
          </table:table-cell>
          <table:table-cell office:value-type="float" office:value="9388663645.7588" calcext:value-type="float">
            <text:p>9388663645.7588</text:p>
          </table:table-cell>
          <table:table-cell office:value-type="float" office:value="10048022369.9141" calcext:value-type="float">
            <text:p>10048022369.9141</text:p>
          </table:table-cell>
          <table:table-cell office:value-type="float" office:value="12876366008.8077" calcext:value-type="float">
            <text:p>12876366008.8077</text:p>
          </table:table-cell>
          <table:table-cell office:value-type="float" office:value="15719433719.4337" calcext:value-type="float">
            <text:p>15719433719.4337</text:p>
          </table:table-cell>
          <table:table-cell office:value-type="float" office:value="18315007365.9713" calcext:value-type="float">
            <text:p>18315007365.9713</text:p>
          </table:table-cell>
          <table:table-cell office:value-type="float" office:value="22526035940.5921" calcext:value-type="float">
            <text:p>22526035940.5921</text:p>
          </table:table-cell>
          <table:table-cell office:value-type="float" office:value="28861759209.0191" calcext:value-type="float">
            <text:p>28861759209.0191</text:p>
          </table:table-cell>
          <table:table-cell office:value-type="float" office:value="31055409443.043" calcext:value-type="float">
            <text:p>31055409443.043</text:p>
          </table:table-cell>
          <table:table-cell office:value-type="float" office:value="32291306281.8168" calcext:value-type="float">
            <text:p>32291306281.8168</text:p>
          </table:table-cell>
          <table:table-cell office:value-type="float" office:value="29907091339.5364" calcext:value-type="float">
            <text:p>29907091339.5364</text:p>
          </table:table-cell>
          <table:table-cell office:value-type="float" office:value="33511383985.6741" calcext:value-type="float">
            <text:p>33511383985.6741</text:p>
          </table:table-cell>
          <table:table-cell office:value-type="float" office:value="35699543050.7778" calcext:value-type="float">
            <text:p>35699543050.7778</text:p>
          </table:table-cell>
          <table:table-cell office:value-type="float" office:value="41075570591.9291" calcext:value-type="float">
            <text:p>41075570591.9291</text:p>
          </table:table-cell>
          <table:table-cell office:value-type="float" office:value="50622571586.1149" calcext:value-type="float">
            <text:p>50622571586.1149</text:p>
          </table:table-cell>
          <table:table-cell office:value-type="float" office:value="59707404560.5944" calcext:value-type="float">
            <text:p>59707404560.5944</text:p>
          </table:table-cell>
          <table:table-cell office:value-type="float" office:value="68790369107.2962" calcext:value-type="float">
            <text:p>68790369107.2962</text:p>
          </table:table-cell>
          <table:table-cell office:value-type="float" office:value="76928290841.8701" calcext:value-type="float">
            <text:p>76928290841.8701</text:p>
          </table:table-cell>
          <table:table-cell office:value-type="float" office:value="88959620135.8864" calcext:value-type="float">
            <text:p>88959620135.8864</text:p>
          </table:table-cell>
          <table:table-cell office:value-type="float" office:value="104272278634.731" calcext:value-type="float">
            <text:p>104272278634.731</text:p>
          </table:table-cell>
          <table:table-cell office:value-type="float" office:value="120353947980.764" calcext:value-type="float">
            <text:p>120353947980.764</text:p>
          </table:table-cell>
          <table:table-cell office:value-type="float" office:value="135812069768.646" calcext:value-type="float">
            <text:p>135812069768.646</text:p>
          </table:table-cell>
          <table:table-cell office:value-type="float" office:value="144652912433.103" calcext:value-type="float">
            <text:p>144652912433.103</text:p>
          </table:table-cell>
          <table:table-cell office:value-type="float" office:value="159717233621.659" calcext:value-type="float">
            <text:p>159717233621.659</text:p>
          </table:table-cell>
          <table:table-cell office:value-type="float" office:value="177352785419.977" calcext:value-type="float">
            <text:p>177352785419.977</text:p>
          </table:table-cell>
          <table:table-cell office:value-type="float" office:value="168886163221.567" calcext:value-type="float">
            <text:p>168886163221.567</text:p>
          </table:table-cell>
          <table:table-cell office:value-type="float" office:value="165768095391.557" calcext:value-type="float">
            <text:p>165768095391.557</text:p>
          </table:table-cell>
          <table:table-cell office:value-type="float" office:value="171668164082.555" calcext:value-type="float">
            <text:p>171668164082.555</text:p>
          </table:table-cell>
          <table:table-cell office:value-type="float" office:value="169403241524.337" calcext:value-type="float">
            <text:p>169403241524.337</text:p>
          </table:table-cell>
          <table:table-cell office:value-type="float" office:value="166349228737.386" calcext:value-type="float">
            <text:p>166349228737.386</text:p>
          </table:table-cell>
          <table:table-cell office:value-type="float" office:value="161384522525.299" calcext:value-type="float">
            <text:p>161384522525.299</text:p>
          </table:table-cell>
          <table:table-cell office:value-type="float" office:value="169099768875.193" calcext:value-type="float">
            <text:p>169099768875.193</text:p>
          </table:table-cell>
          <table:table-cell office:value-type="float" office:value="181570082162.19" calcext:value-type="float">
            <text:p>181570082162.19</text:p>
          </table:table-cell>
          <table:table-cell office:value-type="float" office:value="193536265094.364" calcext:value-type="float">
            <text:p>193536265094.364</text:p>
          </table:table-cell>
          <table:table-cell office:value-type="float" office:value="211597405593.868" calcext:value-type="float">
            <text:p>211597405593.868</text:p>
          </table:table-cell>
          <table:table-cell office:value-type="float" office:value="219279678430.164" calcext:value-type="float">
            <text:p>219279678430.164</text:p>
          </table:table-cell>
          <table:table-cell office:value-type="float" office:value="214046415026.187" calcext:value-type="float">
            <text:p>214046415026.187</text:p>
          </table:table-cell>
          <table:table-cell office:value-type="float" office:value="228637697575.04" calcext:value-type="float">
            <text:p>228637697575.04</text:p>
          </table:table-cell>
          <table:table-cell office:value-type="float" office:value="248513617677.287" calcext:value-type="float">
            <text:p>248513617677.287</text:p>
          </table:table-cell>
          <table:table-cell office:value-type="float" office:value="262629441493.476" calcext:value-type="float">
            <text:p>262629441493.476</text:p>
          </table:table-cell>
          <table:table-cell office:value-type="float" office:value="275696879834.966" calcext:value-type="float">
            <text:p>275696879834.966</text:p>
          </table:table-cell>
          <table:table-cell office:value-type="float" office:value="291459356985.337" calcext:value-type="float">
            <text:p>291459356985.337</text:p>
          </table:table-cell>
          <table:table-cell office:value-type="float" office:value="309383627028.561" calcext:value-type="float">
            <text:p>309383627028.561</text:p>
          </table:table-cell>
          <table:table-cell office:value-type="float" office:value="320860698504.309" calcext:value-type="float">
            <text:p>320860698504.309</text:p>
          </table:table-cell>
          <table:table-cell office:value-type="float" office:value="341648103474.824" calcext:value-type="float">
            <text:p>341648103474.824</text:p>
          </table:table-cell>
          <table:table-cell office:value-type="float" office:value="362992536837.405" calcext:value-type="float">
            <text:p>362992536837.40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335650000" calcext:value-type="float">
            <text:p>335650000</text:p>
          </table:table-cell>
          <table:table-cell office:value-type="float" office:value="356200000" calcext:value-type="float">
            <text:p>356200000</text:p>
          </table:table-cell>
          <table:table-cell office:value-type="float" office:value="387750000" calcext:value-type="float">
            <text:p>387750000</text:p>
          </table:table-cell>
          <table:table-cell office:value-type="float" office:value="410200000" calcext:value-type="float">
            <text:p>410200000</text:p>
          </table:table-cell>
          <table:table-cell office:value-type="float" office:value="457000000" calcext:value-type="float">
            <text:p>457000000</text:p>
          </table:table-cell>
          <table:table-cell office:value-type="float" office:value="508650000" calcext:value-type="float">
            <text:p>508650000</text:p>
          </table:table-cell>
          <table:table-cell office:value-type="float" office:value="549950000" calcext:value-type="float">
            <text:p>549950000</text:p>
          </table:table-cell>
          <table:table-cell office:value-type="float" office:value="598100000" calcext:value-type="float">
            <text:p>598100000</text:p>
          </table:table-cell>
          <table:table-cell office:value-type="float" office:value="646800000" calcext:value-type="float">
            <text:p>646800000</text:p>
          </table:table-cell>
          <table:table-cell office:value-type="float" office:value="668000050" calcext:value-type="float">
            <text:p>668000050</text:p>
          </table:table-cell>
          <table:table-cell office:value-type="float" office:value="723000000" calcext:value-type="float">
            <text:p>723000000</text:p>
          </table:table-cell>
          <table:table-cell office:value-type="float" office:value="731000000" calcext:value-type="float">
            <text:p>731000000</text:p>
          </table:table-cell>
          <table:table-cell office:value-type="float" office:value="802999950" calcext:value-type="float">
            <text:p>802999950</text:p>
          </table:table-cell>
          <table:table-cell office:value-type="float" office:value="912499950" calcext:value-type="float">
            <text:p>912499950</text:p>
          </table:table-cell>
          <table:table-cell office:value-type="float" office:value="1034500000" calcext:value-type="float">
            <text:p>1034500000</text:p>
          </table:table-cell>
          <table:table-cell office:value-type="float" office:value="1124000000" calcext:value-type="float">
            <text:p>1124000000</text:p>
          </table:table-cell>
          <table:table-cell office:value-type="float" office:value="1347999950" calcext:value-type="float">
            <text:p>1347999950</text:p>
          </table:table-cell>
          <table:table-cell office:value-type="float" office:value="1669499950" calcext:value-type="float">
            <text:p>1669499950</text:p>
          </table:table-cell>
          <table:table-cell office:value-type="float" office:value="3097242093.22441" calcext:value-type="float">
            <text:p>3097242093.22441</text:p>
          </table:table-cell>
          <table:table-cell office:value-type="float" office:value="3544281976.29198" calcext:value-type="float">
            <text:p>3544281976.29198</text:p>
          </table:table-cell>
          <table:table-cell office:value-type="float" office:value="3968160045.98684" calcext:value-type="float">
            <text:p>3968160045.98684</text:p>
          </table:table-cell>
          <table:table-cell office:value-type="float" office:value="4043894878.58005" calcext:value-type="float">
            <text:p>4043894878.58005</text:p>
          </table:table-cell>
          <table:table-cell office:value-type="float" office:value="4266503525.61051" calcext:value-type="float">
            <text:p>4266503525.61051</text:p>
          </table:table-cell>
          <table:table-cell office:value-type="float" office:value="4476697184.85981" calcext:value-type="float">
            <text:p>4476697184.85981</text:p>
          </table:table-cell>
          <table:table-cell office:value-type="float" office:value="4915311846.48827" calcext:value-type="float">
            <text:p>4915311846.48827</text:p>
          </table:table-cell>
          <table:table-cell office:value-type="float" office:value="5278120712.5459" calcext:value-type="float">
            <text:p>5278120712.5459</text:p>
          </table:table-cell>
          <table:table-cell office:value-type="float" office:value="5677828958.90605" calcext:value-type="float">
            <text:p>5677828958.90605</text:p>
          </table:table-cell>
          <table:table-cell office:value-type="float" office:value="6190521241.46495" calcext:value-type="float">
            <text:p>6190521241.46495</text:p>
          </table:table-cell>
          <table:table-cell office:value-type="float" office:value="5902717091.54747" calcext:value-type="float">
            <text:p>5902717091.54747</text:p>
          </table:table-cell>
          <table:table-cell office:value-type="float" office:value="5432344901.77821" calcext:value-type="float">
            <text:p>5432344901.77821</text:p>
          </table:table-cell>
          <table:table-cell office:value-type="float" office:value="4923009551.51561" calcext:value-type="float">
            <text:p>4923009551.51561</text:p>
          </table:table-cell>
          <table:table-cell office:value-type="float" office:value="4648668478.56753" calcext:value-type="float">
            <text:p>4648668478.56753</text:p>
          </table:table-cell>
          <table:table-cell office:value-type="float" office:value="4943700431.07368" calcext:value-type="float">
            <text:p>4943700431.07368</text:p>
          </table:table-cell>
          <table:table-cell office:value-type="float" office:value="4926728932.95069" calcext:value-type="float">
            <text:p>4926728932.95069</text:p>
          </table:table-cell>
          <table:table-cell office:value-type="float" office:value="4642280682.14252" calcext:value-type="float">
            <text:p>4642280682.14252</text:p>
          </table:table-cell>
          <table:table-cell office:value-type="float" office:value="5347445005.21376" calcext:value-type="float">
            <text:p>5347445005.21376</text:p>
          </table:table-cell>
          <table:table-cell office:value-type="float" office:value="5215028986.48649" calcext:value-type="float">
            <text:p>5215028986.48649</text:p>
          </table:table-cell>
          <table:table-cell office:value-type="float" office:value="5737099650.19011" calcext:value-type="float">
            <text:p>5737099650.19011</text:p>
          </table:table-cell>
          <table:table-cell office:value-type="float" office:value="6366340265.87888" calcext:value-type="float">
            <text:p>6366340265.87888</text:p>
          </table:table-cell>
          <table:table-cell office:value-type="float" office:value="6414520529.61673" calcext:value-type="float">
            <text:p>6414520529.61673</text:p>
          </table:table-cell>
          <table:table-cell office:value-type="float" office:value="7103507989.05044" calcext:value-type="float">
            <text:p>7103507989.05044</text:p>
          </table:table-cell>
          <table:table-cell office:value-type="float" office:value="7565877533.54421" calcext:value-type="float">
            <text:p>7565877533.54421</text:p>
          </table:table-cell>
          <table:table-cell office:value-type="float" office:value="7775075857.72532" calcext:value-type="float">
            <text:p>7775075857.72532</text:p>
          </table:table-cell>
          <table:table-cell office:value-type="float" office:value="8140282679.97372" calcext:value-type="float">
            <text:p>8140282679.97372</text:p>
          </table:table-cell>
          <table:table-cell office:value-type="float" office:value="8772170427.48088" calcext:value-type="float">
            <text:p>8772170427.48088</text:p>
          </table:table-cell>
          <table:table-cell office:value-type="float" office:value="9672027224.16405" calcext:value-type="float">
            <text:p>9672027224.16405</text:p>
          </table:table-cell>
          <table:table-cell office:value-type="float" office:value="10841723354.4391" calcext:value-type="float">
            <text:p>10841723354.4391</text:p>
          </table:table-cell>
          <table:table-cell office:value-type="float" office:value="12275493958.7834" calcext:value-type="float">
            <text:p>12275493958.7834</text:p>
          </table:table-cell>
          <table:table-cell office:value-type="float" office:value="13789727209.7723" calcext:value-type="float">
            <text:p>13789727209.7723</text:p>
          </table:table-cell>
          <table:table-cell office:value-type="float" office:value="14486137413.5468" calcext:value-type="float">
            <text:p>14486137413.5468</text:p>
          </table:table-cell>
          <table:table-cell office:value-type="float" office:value="15729644901.1305" calcext:value-type="float">
            <text:p>15729644901.1305</text:p>
          </table:table-cell>
          <table:table-cell office:value-type="float" office:value="17588097149.7619" calcext:value-type="float">
            <text:p>17588097149.7619</text:p>
          </table:table-cell>
          <table:table-cell office:value-type="float" office:value="18400538970.1119" calcext:value-type="float">
            <text:p>18400538970.1119</text:p>
          </table:table-cell>
          <table:table-cell office:value-type="float" office:value="18372173610.6685" calcext:value-type="float">
            <text:p>18372173610.6685</text:p>
          </table:table-cell>
          <table:table-cell office:value-type="float" office:value="19618567447.2199" calcext:value-type="float">
            <text:p>19618567447.2199</text:p>
          </table:table-cell>
          <table:table-cell office:value-type="float" office:value="20833948912.2897" calcext:value-type="float">
            <text:p>20833948912.2897</text:p>
          </table:table-cell>
          <table:table-cell office:value-type="float" office:value="21566622849.6057" calcext:value-type="float">
            <text:p>21566622849.6057</text:p>
          </table:table-cell>
          <table:table-cell office:value-type="float" office:value="22940179173.6147" calcext:value-type="float">
            <text:p>22940179173.6147</text:p>
          </table:table-cell>
          <table:table-cell office:value-type="float" office:value="23803230472.6372" calcext:value-type="float">
            <text:p>23803230472.6372</text:p>
          </table:table-cell>
        </table:table-row>
        <table:table-row table:style-name="ro1">
          <table:table-cell office:value-type="string" calcext:value-type="string">
            <text:p>Croacia</text:p>
          </table:table-cell>
          <table:table-cell office:value-type="string" calcext:value-type="string">
            <text:p>HRV</text:p>
          </table:table-cell>
          <table:table-cell table:number-columns-repeated="35"/>
          <table:table-cell office:value-type="float" office:value="22387561845.2244" calcext:value-type="float">
            <text:p>22387561845.2244</text:p>
          </table:table-cell>
          <table:table-cell office:value-type="float" office:value="23678012697.3612" calcext:value-type="float">
            <text:p>23678012697.3612</text:p>
          </table:table-cell>
          <table:table-cell office:value-type="float" office:value="23822087053.2091" calcext:value-type="float">
            <text:p>23822087053.2091</text:p>
          </table:table-cell>
          <table:table-cell office:value-type="float" office:value="25432144406.2043" calcext:value-type="float">
            <text:p>25432144406.2043</text:p>
          </table:table-cell>
          <table:table-cell office:value-type="float" office:value="23386945596.6928" calcext:value-type="float">
            <text:p>23386945596.6928</text:p>
          </table:table-cell>
          <table:table-cell office:value-type="float" office:value="21774273832.1031" calcext:value-type="float">
            <text:p>21774273832.1031</text:p>
          </table:table-cell>
          <table:table-cell office:value-type="float" office:value="23289671102.3197" calcext:value-type="float">
            <text:p>23289671102.3197</text:p>
          </table:table-cell>
          <table:table-cell office:value-type="float" office:value="26868450817.4854" calcext:value-type="float">
            <text:p>26868450817.4854</text:p>
          </table:table-cell>
          <table:table-cell office:value-type="float" office:value="34667270723.3408" calcext:value-type="float">
            <text:p>34667270723.3408</text:p>
          </table:table-cell>
          <table:table-cell office:value-type="float" office:value="41523418159.5214" calcext:value-type="float">
            <text:p>41523418159.5214</text:p>
          </table:table-cell>
          <table:table-cell office:value-type="float" office:value="45347181469.7775" calcext:value-type="float">
            <text:p>45347181469.7775</text:p>
          </table:table-cell>
          <table:table-cell office:value-type="float" office:value="50404444703.3826" calcext:value-type="float">
            <text:p>50404444703.3826</text:p>
          </table:table-cell>
          <table:table-cell office:value-type="float" office:value="60121906684.0682" calcext:value-type="float">
            <text:p>60121906684.0682</text:p>
          </table:table-cell>
          <table:table-cell office:value-type="float" office:value="70494603466.4504" calcext:value-type="float">
            <text:p>70494603466.4504</text:p>
          </table:table-cell>
          <table:table-cell office:value-type="float" office:value="62779128128.3747" calcext:value-type="float">
            <text:p>62779128128.3747</text:p>
          </table:table-cell>
          <table:table-cell office:value-type="float" office:value="59865977191.7061" calcext:value-type="float">
            <text:p>59865977191.7061</text:p>
          </table:table-cell>
          <table:table-cell office:value-type="float" office:value="62399478246.2247" calcext:value-type="float">
            <text:p>62399478246.2247</text:p>
          </table:table-cell>
          <table:table-cell office:value-type="float" office:value="56548374544.8951" calcext:value-type="float">
            <text:p>56548374544.8951</text:p>
          </table:table-cell>
          <table:table-cell office:value-type="float" office:value="58157880646.4618" calcext:value-type="float">
            <text:p>58157880646.4618</text:p>
          </table:table-cell>
          <table:table-cell office:value-type="float" office:value="57682343707.5954" calcext:value-type="float">
            <text:p>57682343707.5954</text:p>
          </table:table-cell>
          <table:table-cell office:value-type="float" office:value="49519006809.2676" calcext:value-type="float">
            <text:p>49519006809.2676</text:p>
          </table:table-cell>
          <table:table-cell office:value-type="float" office:value="51623429121.3635" calcext:value-type="float">
            <text:p>51623429121.3635</text:p>
          </table:table-cell>
          <table:table-cell office:value-type="float" office:value="55201417479.3925" calcext:value-type="float">
            <text:p>55201417479.3925</text:p>
          </table:table-cell>
          <table:table-cell office:value-type="float" office:value="60805659436.216" calcext:value-type="float">
            <text:p>60805659436.216</text:p>
          </table:table-cell>
        </table:table-row>
        <table:table-row table:style-name="ro1">
          <table:table-cell office:value-type="string" calcext:value-type="string">
            <text:p>Haití</text:p>
          </table:table-cell>
          <table:table-cell office:value-type="string" calcext:value-type="string">
            <text:p>HTI</text:p>
          </table:table-cell>
          <table:table-cell office:value-type="float" office:value="273187200" calcext:value-type="float">
            <text:p>273187200</text:p>
          </table:table-cell>
          <table:table-cell office:value-type="float" office:value="271066000" calcext:value-type="float">
            <text:p>271066000</text:p>
          </table:table-cell>
          <table:table-cell office:value-type="float" office:value="281896800" calcext:value-type="float">
            <text:p>281896800</text:p>
          </table:table-cell>
          <table:table-cell office:value-type="float" office:value="294883400" calcext:value-type="float">
            <text:p>294883400</text:p>
          </table:table-cell>
          <table:table-cell office:value-type="float" office:value="325281200" calcext:value-type="float">
            <text:p>325281200</text:p>
          </table:table-cell>
          <table:table-cell office:value-type="float" office:value="353251800" calcext:value-type="float">
            <text:p>353251800</text:p>
          </table:table-cell>
          <table:table-cell office:value-type="float" office:value="368948600" calcext:value-type="float">
            <text:p>368948600</text:p>
          </table:table-cell>
          <table:table-cell office:value-type="float" office:value="369124200" calcext:value-type="float">
            <text:p>369124200</text:p>
          </table:table-cell>
          <table:table-cell office:value-type="float" office:value="367968800" calcext:value-type="float">
            <text:p>367968800</text:p>
          </table:table-cell>
          <table:table-cell office:value-type="float" office:value="391820400" calcext:value-type="float">
            <text:p>391820400</text:p>
          </table:table-cell>
          <table:table-cell office:value-type="float" office:value="331200000" calcext:value-type="float">
            <text:p>331200000</text:p>
          </table:table-cell>
          <table:table-cell office:value-type="float" office:value="362800000" calcext:value-type="float">
            <text:p>362800000</text:p>
          </table:table-cell>
          <table:table-cell office:value-type="float" office:value="372000000" calcext:value-type="float">
            <text:p>372000000</text:p>
          </table:table-cell>
          <table:table-cell office:value-type="float" office:value="466800000" calcext:value-type="float">
            <text:p>466800000</text:p>
          </table:table-cell>
          <table:table-cell office:value-type="float" office:value="565400000" calcext:value-type="float">
            <text:p>565400000</text:p>
          </table:table-cell>
          <table:table-cell office:value-type="float" office:value="681400000" calcext:value-type="float">
            <text:p>681400000</text:p>
          </table:table-cell>
          <table:table-cell office:value-type="float" office:value="879000000" calcext:value-type="float">
            <text:p>879000000</text:p>
          </table:table-cell>
          <table:table-cell office:value-type="float" office:value="947000000" calcext:value-type="float">
            <text:p>947000000</text:p>
          </table:table-cell>
          <table:table-cell office:value-type="float" office:value="974200000" calcext:value-type="float">
            <text:p>974200000</text:p>
          </table:table-cell>
          <table:table-cell office:value-type="float" office:value="1080600000" calcext:value-type="float">
            <text:p>1080600000</text:p>
          </table:table-cell>
          <table:table-cell office:value-type="float" office:value="1383800000" calcext:value-type="float">
            <text:p>1383800000</text:p>
          </table:table-cell>
          <table:table-cell office:value-type="float" office:value="1479400000" calcext:value-type="float">
            <text:p>1479400000</text:p>
          </table:table-cell>
          <table:table-cell office:value-type="float" office:value="1474200000" calcext:value-type="float">
            <text:p>1474200000</text:p>
          </table:table-cell>
          <table:table-cell office:value-type="float" office:value="1623600000" calcext:value-type="float">
            <text:p>1623600000</text:p>
          </table:table-cell>
          <table:table-cell office:value-type="float" office:value="1816200000" calcext:value-type="float">
            <text:p>1816200000</text:p>
          </table:table-cell>
          <table:table-cell office:value-type="float" office:value="2009400000" calcext:value-type="float">
            <text:p>2009400000</text:p>
          </table:table-cell>
          <table:table-cell office:value-type="float" office:value="2318000000" calcext:value-type="float">
            <text:p>2318000000</text:p>
          </table:table-cell>
          <table:table-cell office:value-type="float" office:value="2047200000" calcext:value-type="float">
            <text:p>2047200000</text:p>
          </table:table-cell>
          <table:table-cell office:value-type="float" office:value="2613926800" calcext:value-type="float">
            <text:p>2613926800</text:p>
          </table:table-cell>
          <table:table-cell office:value-type="float" office:value="2736243800" calcext:value-type="float">
            <text:p>2736243800</text:p>
          </table:table-cell>
          <table:table-cell office:value-type="float" office:value="3096289800" calcext:value-type="float">
            <text:p>3096289800</text:p>
          </table:table-cell>
          <table:table-cell office:value-type="float" office:value="3473540601.82161" calcext:value-type="float">
            <text:p>3473540601.82161</text:p>
          </table:table-cell>
          <table:table-cell office:value-type="float" office:value="2257121668.19352" calcext:value-type="float">
            <text:p>2257121668.19352</text:p>
          </table:table-cell>
          <table:table-cell office:value-type="float" office:value="1878248741.04949" calcext:value-type="float">
            <text:p>1878248741.04949</text:p>
          </table:table-cell>
          <table:table-cell office:value-type="float" office:value="2167564194.7342" calcext:value-type="float">
            <text:p>2167564194.7342</text:p>
          </table:table-cell>
          <table:table-cell office:value-type="float" office:value="2813313278.81082" calcext:value-type="float">
            <text:p>2813313278.81082</text:p>
          </table:table-cell>
          <table:table-cell office:value-type="float" office:value="2907514522.92503" calcext:value-type="float">
            <text:p>2907514522.92503</text:p>
          </table:table-cell>
          <table:table-cell office:value-type="float" office:value="3338938830.01743" calcext:value-type="float">
            <text:p>3338938830.01743</text:p>
          </table:table-cell>
          <table:table-cell office:value-type="float" office:value="3723909226.86781" calcext:value-type="float">
            <text:p>3723909226.86781</text:p>
          </table:table-cell>
          <table:table-cell office:value-type="float" office:value="4153736347.44223" calcext:value-type="float">
            <text:p>4153736347.44223</text:p>
          </table:table-cell>
          <table:table-cell office:value-type="float" office:value="3953846310.66081" calcext:value-type="float">
            <text:p>3953846310.66081</text:p>
          </table:table-cell>
          <table:table-cell office:value-type="float" office:value="3596443004.56165" calcext:value-type="float">
            <text:p>3596443004.56165</text:p>
          </table:table-cell>
          <table:table-cell office:value-type="float" office:value="3472191962.42287" calcext:value-type="float">
            <text:p>3472191962.42287</text:p>
          </table:table-cell>
          <table:table-cell office:value-type="float" office:value="2960306120.93557" calcext:value-type="float">
            <text:p>2960306120.93557</text:p>
          </table:table-cell>
          <table:table-cell office:value-type="float" office:value="3537720277.49988" calcext:value-type="float">
            <text:p>3537720277.49988</text:p>
          </table:table-cell>
          <table:table-cell office:value-type="float" office:value="4310358095.62898" calcext:value-type="float">
            <text:p>4310358095.62898</text:p>
          </table:table-cell>
          <table:table-cell office:value-type="float" office:value="4756204069.61876" calcext:value-type="float">
            <text:p>4756204069.61876</text:p>
          </table:table-cell>
          <table:table-cell office:value-type="float" office:value="5885325589.97642" calcext:value-type="float">
            <text:p>5885325589.97642</text:p>
          </table:table-cell>
          <table:table-cell office:value-type="float" office:value="6548530572.35291" calcext:value-type="float">
            <text:p>6548530572.35291</text:p>
          </table:table-cell>
          <table:table-cell office:value-type="float" office:value="6584649419.28348" calcext:value-type="float">
            <text:p>6584649419.28348</text:p>
          </table:table-cell>
          <table:table-cell office:value-type="float" office:value="6622541528.56888" calcext:value-type="float">
            <text:p>6622541528.56888</text:p>
          </table:table-cell>
          <table:table-cell office:value-type="float" office:value="7516834160.25277" calcext:value-type="float">
            <text:p>7516834160.25277</text:p>
          </table:table-cell>
          <table:table-cell office:value-type="float" office:value="7890216507.68913" calcext:value-type="float">
            <text:p>7890216507.68913</text:p>
          </table:table-cell>
          <table:table-cell office:value-type="float" office:value="8452509315.87722" calcext:value-type="float">
            <text:p>8452509315.87722</text:p>
          </table:table-cell>
          <table:table-cell office:value-type="float" office:value="8776350789.5993" calcext:value-type="float">
            <text:p>8776350789.5993</text:p>
          </table:table-cell>
          <table:table-cell office:value-type="float" office:value="8724656126.49849" calcext:value-type="float">
            <text:p>8724656126.49849</text:p>
          </table:table-cell>
          <table:table-cell office:value-type="float" office:value="7975563430.00341" calcext:value-type="float">
            <text:p>7975563430.00341</text:p>
          </table:table-cell>
          <table:table-cell office:value-type="float" office:value="8408252995.16143" calcext:value-type="float">
            <text:p>8408252995.16143</text:p>
          </table:table-cell>
          <table:table-cell office:value-type="float" office:value="9658084644.22796" calcext:value-type="float">
            <text:p>9658084644.22796</text:p>
          </table:table-cell>
        </table:table-row>
        <table:table-row table:style-name="ro1">
          <table:table-cell office:value-type="string" calcext:value-type="string">
            <text:p>Hungría</text:p>
          </table:table-cell>
          <table:table-cell office:value-type="string" calcext:value-type="string">
            <text:p>HUN</text:p>
          </table:table-cell>
          <table:table-cell table:number-columns-repeated="31"/>
          <table:table-cell office:value-type="float" office:value="34748508332.1068" calcext:value-type="float">
            <text:p>34748508332.1068</text:p>
          </table:table-cell>
          <table:table-cell office:value-type="float" office:value="38724945367.8583" calcext:value-type="float">
            <text:p>38724945367.8583</text:p>
          </table:table-cell>
          <table:table-cell office:value-type="float" office:value="40119073326.3573" calcext:value-type="float">
            <text:p>40119073326.3573</text:p>
          </table:table-cell>
          <table:table-cell office:value-type="float" office:value="43160392123.6053" calcext:value-type="float">
            <text:p>43160392123.6053</text:p>
          </table:table-cell>
          <table:table-cell office:value-type="float" office:value="46418916500.3536" calcext:value-type="float">
            <text:p>46418916500.3536</text:p>
          </table:table-cell>
          <table:table-cell office:value-type="float" office:value="46659796772.5473" calcext:value-type="float">
            <text:p>46659796772.5473</text:p>
          </table:table-cell>
          <table:table-cell office:value-type="float" office:value="47290180588.5993" calcext:value-type="float">
            <text:p>47290180588.5993</text:p>
          </table:table-cell>
          <table:table-cell office:value-type="float" office:value="48770466838.6491" calcext:value-type="float">
            <text:p>48770466838.6491</text:p>
          </table:table-cell>
          <table:table-cell office:value-type="float" office:value="49170434390.9949" calcext:value-type="float">
            <text:p>49170434390.9949</text:p>
          </table:table-cell>
          <table:table-cell office:value-type="float" office:value="47310623887.2319" calcext:value-type="float">
            <text:p>47310623887.2319</text:p>
          </table:table-cell>
          <table:table-cell office:value-type="float" office:value="53821315066.1024" calcext:value-type="float">
            <text:p>53821315066.1024</text:p>
          </table:table-cell>
          <table:table-cell office:value-type="float" office:value="67716887203.4136" calcext:value-type="float">
            <text:p>67716887203.4136</text:p>
          </table:table-cell>
          <table:table-cell office:value-type="float" office:value="85324771841.4118" calcext:value-type="float">
            <text:p>85324771841.4118</text:p>
          </table:table-cell>
          <table:table-cell office:value-type="float" office:value="104066609517.928" calcext:value-type="float">
            <text:p>104066609517.928</text:p>
          </table:table-cell>
          <table:table-cell office:value-type="float" office:value="113035361316.749" calcext:value-type="float">
            <text:p>113035361316.749</text:p>
          </table:table-cell>
          <table:table-cell office:value-type="float" office:value="115295199391.606" calcext:value-type="float">
            <text:p>115295199391.606</text:p>
          </table:table-cell>
          <table:table-cell office:value-type="float" office:value="139850794387.281" calcext:value-type="float">
            <text:p>139850794387.281</text:p>
          </table:table-cell>
          <table:table-cell office:value-type="float" office:value="157998423131.739" calcext:value-type="float">
            <text:p>157998423131.739</text:p>
          </table:table-cell>
          <table:table-cell office:value-type="float" office:value="130593960612.172" calcext:value-type="float">
            <text:p>130593960612.172</text:p>
          </table:table-cell>
          <table:table-cell office:value-type="float" office:value="130922638689.071" calcext:value-type="float">
            <text:p>130922638689.071</text:p>
          </table:table-cell>
          <table:table-cell office:value-type="float" office:value="140782064609.187" calcext:value-type="float">
            <text:p>140782064609.187</text:p>
          </table:table-cell>
          <table:table-cell office:value-type="float" office:value="127856647107.82" calcext:value-type="float">
            <text:p>127856647107.82</text:p>
          </table:table-cell>
          <table:table-cell office:value-type="float" office:value="135220881110.441" calcext:value-type="float">
            <text:p>135220881110.441</text:p>
          </table:table-cell>
          <table:table-cell office:value-type="float" office:value="140082504424.588" calcext:value-type="float">
            <text:p>140082504424.588</text:p>
          </table:table-cell>
          <table:table-cell office:value-type="float" office:value="123074092703.141" calcext:value-type="float">
            <text:p>123074092703.141</text:p>
          </table:table-cell>
          <table:table-cell office:value-type="float" office:value="126007978024.32" calcext:value-type="float">
            <text:p>126007978024.32</text:p>
          </table:table-cell>
          <table:table-cell office:value-type="float" office:value="139761138102.757" calcext:value-type="float">
            <text:p>139761138102.757</text:p>
          </table:table-cell>
          <table:table-cell office:value-type="float" office:value="155703069815.638" calcext:value-type="float">
            <text:p>155703069815.63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table:number-columns-repeated="7"/>
          <table:table-cell office:value-type="float" office:value="5667756644.83099" calcext:value-type="float">
            <text:p>5667756644.83099</text:p>
          </table:table-cell>
          <table:table-cell office:value-type="float" office:value="7076465295.33327" calcext:value-type="float">
            <text:p>7076465295.33327</text:p>
          </table:table-cell>
          <table:table-cell office:value-type="float" office:value="8337423312.88344" calcext:value-type="float">
            <text:p>8337423312.88344</text:p>
          </table:table-cell>
          <table:table-cell office:value-type="float" office:value="9150684931.50685" calcext:value-type="float">
            <text:p>9150684931.50685</text:p>
          </table:table-cell>
          <table:table-cell office:value-type="float" office:value="9333536359.79807" calcext:value-type="float">
            <text:p>9333536359.79807</text:p>
          </table:table-cell>
          <table:table-cell office:value-type="float" office:value="10997590361.4458" calcext:value-type="float">
            <text:p>10997590361.4458</text:p>
          </table:table-cell>
          <table:table-cell office:value-type="float" office:value="16273253012.0482" calcext:value-type="float">
            <text:p>16273253012.0482</text:p>
          </table:table-cell>
          <table:table-cell office:value-type="float" office:value="25802409638.5542" calcext:value-type="float">
            <text:p>25802409638.5542</text:p>
          </table:table-cell>
          <table:table-cell office:value-type="float" office:value="30463855421.6867" calcext:value-type="float">
            <text:p>30463855421.6867</text:p>
          </table:table-cell>
          <table:table-cell office:value-type="float" office:value="37269156626.506" calcext:value-type="float">
            <text:p>37269156626.506</text:p>
          </table:table-cell>
          <table:table-cell office:value-type="float" office:value="45808915662.6506" calcext:value-type="float">
            <text:p>45808915662.6506</text:p>
          </table:table-cell>
          <table:table-cell office:value-type="float" office:value="51455719099.9244" calcext:value-type="float">
            <text:p>51455719099.9244</text:p>
          </table:table-cell>
          <table:table-cell office:value-type="float" office:value="51400186379.3033" calcext:value-type="float">
            <text:p>51400186379.3033</text:p>
          </table:table-cell>
          <table:table-cell office:value-type="float" office:value="72482337370.3493" calcext:value-type="float">
            <text:p>72482337370.3493</text:p>
          </table:table-cell>
          <table:table-cell office:value-type="float" office:value="85518233450.774" calcext:value-type="float">
            <text:p>85518233450.774</text:p>
          </table:table-cell>
          <table:table-cell office:value-type="float" office:value="90158449307.2387" calcext:value-type="float">
            <text:p>90158449307.2387</text:p>
          </table:table-cell>
          <table:table-cell office:value-type="float" office:value="81052283404.6079" calcext:value-type="float">
            <text:p>81052283404.6079</text:p>
          </table:table-cell>
          <table:table-cell office:value-type="float" office:value="84853699994.0508" calcext:value-type="float">
            <text:p>84853699994.0508</text:p>
          </table:table-cell>
          <table:table-cell office:value-type="float" office:value="85289491750.3225" calcext:value-type="float">
            <text:p>85289491750.3225</text:p>
          </table:table-cell>
          <table:table-cell office:value-type="float" office:value="79954072569.8533" calcext:value-type="float">
            <text:p>79954072569.8533</text:p>
          </table:table-cell>
          <table:table-cell office:value-type="float" office:value="75929617576.8776" calcext:value-type="float">
            <text:p>75929617576.8776</text:p>
          </table:table-cell>
          <table:table-cell office:value-type="float" office:value="84300174477.2018" calcext:value-type="float">
            <text:p>84300174477.2018</text:p>
          </table:table-cell>
          <table:table-cell office:value-type="float" office:value="94451427898.3405" calcext:value-type="float">
            <text:p>94451427898.3405</text:p>
          </table:table-cell>
          <table:table-cell office:value-type="float" office:value="106140727357.035" calcext:value-type="float">
            <text:p>106140727357.035</text:p>
          </table:table-cell>
          <table:table-cell office:value-type="float" office:value="116621996217.133" calcext:value-type="float">
            <text:p>116621996217.133</text:p>
          </table:table-cell>
          <table:table-cell office:value-type="float" office:value="128026966579.964" calcext:value-type="float">
            <text:p>128026966579.964</text:p>
          </table:table-cell>
          <table:table-cell office:value-type="float" office:value="158006700301.533" calcext:value-type="float">
            <text:p>158006700301.533</text:p>
          </table:table-cell>
          <table:table-cell office:value-type="float" office:value="176892143931.505" calcext:value-type="float">
            <text:p>176892143931.505</text:p>
          </table:table-cell>
          <table:table-cell office:value-type="float" office:value="202132028723.115" calcext:value-type="float">
            <text:p>202132028723.115</text:p>
          </table:table-cell>
          <table:table-cell office:value-type="float" office:value="227369679374.973" calcext:value-type="float">
            <text:p>227369679374.973</text:p>
          </table:table-cell>
          <table:table-cell office:value-type="float" office:value="215748998609.635" calcext:value-type="float">
            <text:p>215748998609.635</text:p>
          </table:table-cell>
          <table:table-cell office:value-type="float" office:value="95445547872.715" calcext:value-type="float">
            <text:p>95445547872.715</text:p>
          </table:table-cell>
          <table:table-cell office:value-type="float" office:value="140001351215.462" calcext:value-type="float">
            <text:p>140001351215.462</text:p>
          </table:table-cell>
          <table:table-cell office:value-type="float" office:value="165021012077.81" calcext:value-type="float">
            <text:p>165021012077.81</text:p>
          </table:table-cell>
          <table:table-cell office:value-type="float" office:value="160446947784.909" calcext:value-type="float">
            <text:p>160446947784.909</text:p>
          </table:table-cell>
          <table:table-cell office:value-type="float" office:value="195660611165.183" calcext:value-type="float">
            <text:p>195660611165.183</text:p>
          </table:table-cell>
          <table:table-cell office:value-type="float" office:value="234772463823.808" calcext:value-type="float">
            <text:p>234772463823.808</text:p>
          </table:table-cell>
          <table:table-cell office:value-type="float" office:value="256836875295.452" calcext:value-type="float">
            <text:p>256836875295.452</text:p>
          </table:table-cell>
          <table:table-cell office:value-type="float" office:value="285868618224.017" calcext:value-type="float">
            <text:p>285868618224.017</text:p>
          </table:table-cell>
          <table:table-cell office:value-type="float" office:value="364570514304.85" calcext:value-type="float">
            <text:p>364570514304.85</text:p>
          </table:table-cell>
          <table:table-cell office:value-type="float" office:value="432216737774.861" calcext:value-type="float">
            <text:p>432216737774.861</text:p>
          </table:table-cell>
          <table:table-cell office:value-type="float" office:value="510228634992.258" calcext:value-type="float">
            <text:p>510228634992.258</text:p>
          </table:table-cell>
          <table:table-cell office:value-type="float" office:value="539580085612.401" calcext:value-type="float">
            <text:p>539580085612.401</text:p>
          </table:table-cell>
          <table:table-cell office:value-type="float" office:value="755094160363.073" calcext:value-type="float">
            <text:p>755094160363.073</text:p>
          </table:table-cell>
          <table:table-cell office:value-type="float" office:value="892969107923.097" calcext:value-type="float">
            <text:p>892969107923.097</text:p>
          </table:table-cell>
          <table:table-cell office:value-type="float" office:value="917869910105.748" calcext:value-type="float">
            <text:p>917869910105.748</text:p>
          </table:table-cell>
          <table:table-cell office:value-type="float" office:value="912524136718.019" calcext:value-type="float">
            <text:p>912524136718.019</text:p>
          </table:table-cell>
          <table:table-cell office:value-type="float" office:value="890814755233.225" calcext:value-type="float">
            <text:p>890814755233.225</text:p>
          </table:table-cell>
          <table:table-cell office:value-type="float" office:value="860854235065.079" calcext:value-type="float">
            <text:p>860854235065.079</text:p>
          </table:table-cell>
          <table:table-cell office:value-type="float" office:value="931877364177.742" calcext:value-type="float">
            <text:p>931877364177.742</text:p>
          </table:table-cell>
          <table:table-cell office:value-type="float" office:value="1015423455783.28" calcext:value-type="float">
            <text:p>1015423455783.28</text:p>
          </table:table-cell>
          <table:table-cell office:value-type="float" office:value="1042173300625.55" calcext:value-type="float">
            <text:p>1042173300625.55</text:p>
          </table:table-cell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MN</text:p>
          </table:table-cell>
          <table:table-cell table:number-columns-repeated="35"/>
          <table:table-cell office:value-type="float" office:value="914727080.643268" calcext:value-type="float">
            <text:p>914727080.643268</text:p>
          </table:table-cell>
          <table:table-cell office:value-type="float" office:value="1023086918.62768" calcext:value-type="float">
            <text:p>1023086918.62768</text:p>
          </table:table-cell>
          <table:table-cell office:value-type="float" office:value="1180919719.40764" calcext:value-type="float">
            <text:p>1180919719.40764</text:p>
          </table:table-cell>
          <table:table-cell office:value-type="float" office:value="1382548249.78303" calcext:value-type="float">
            <text:p>1382548249.78303</text:p>
          </table:table-cell>
          <table:table-cell office:value-type="float" office:value="1567465656.8505" calcext:value-type="float">
            <text:p>1567465656.8505</text:p>
          </table:table-cell>
          <table:table-cell office:value-type="float" office:value="1563667799.61578" calcext:value-type="float">
            <text:p>1563667799.61578</text:p>
          </table:table-cell>
          <table:table-cell office:value-type="float" office:value="1659249982.10835" calcext:value-type="float">
            <text:p>1659249982.10835</text:p>
          </table:table-cell>
          <table:table-cell office:value-type="float" office:value="1947408064.82732" calcext:value-type="float">
            <text:p>1947408064.82732</text:p>
          </table:table-cell>
          <table:table-cell office:value-type="float" office:value="2328854755.67558" calcext:value-type="float">
            <text:p>2328854755.67558</text:p>
          </table:table-cell>
          <table:table-cell office:value-type="float" office:value="2822228368.59817" calcext:value-type="float">
            <text:p>2822228368.59817</text:p>
          </table:table-cell>
          <table:table-cell office:value-type="float" office:value="3032409189.11876" calcext:value-type="float">
            <text:p>3032409189.11876</text:p>
          </table:table-cell>
          <table:table-cell office:value-type="float" office:value="3422651333.94664" calcext:value-type="float">
            <text:p>3422651333.94664</text:p>
          </table:table-cell>
          <table:table-cell office:value-type="float" office:value="4466100440.17607" calcext:value-type="float">
            <text:p>4466100440.17607</text:p>
          </table:table-cell>
          <table:table-cell office:value-type="float" office:value="5928601102.94118" calcext:value-type="float">
            <text:p>5928601102.94118</text:p>
          </table:table-cell>
          <table:table-cell office:value-type="float" office:value="5487083657.89064" calcext:value-type="float">
            <text:p>5487083657.89064</text:p>
          </table:table-cell>
          <table:table-cell office:value-type="float" office:value="5920177688.50433" calcext:value-type="float">
            <text:p>5920177688.50433</text:p>
          </table:table-cell>
          <table:table-cell office:value-type="float" office:value="6566098381.6696" calcext:value-type="float">
            <text:p>6566098381.6696</text:p>
          </table:table-cell>
          <table:table-cell office:value-type="float" office:value="6433357030.0158" calcext:value-type="float">
            <text:p>6433357030.0158</text:p>
          </table:table-cell>
          <table:table-cell office:value-type="float" office:value="6754330154.76004" calcext:value-type="float">
            <text:p>6754330154.76004</text:p>
          </table:table-cell>
          <table:table-cell office:value-type="float" office:value="7428280401.5139" calcext:value-type="float">
            <text:p>7428280401.5139</text:p>
          </table:table-cell>
          <table:table-cell office:value-type="float" office:value="6792417112.29947" calcext:value-type="float">
            <text:p>6792417112.29947</text:p>
          </table:table-cell>
          <table:table-cell office:value-type="float" office:value="6592627599.24386" calcext:value-type="float">
            <text:p>6592627599.24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37029884761.6365" calcext:value-type="float">
            <text:p>37029884761.6365</text:p>
          </table:table-cell>
          <table:table-cell office:value-type="float" office:value="39232436722.9835" calcext:value-type="float">
            <text:p>39232436722.9835</text:p>
          </table:table-cell>
          <table:table-cell office:value-type="float" office:value="42161482867.6871" calcext:value-type="float">
            <text:p>42161482867.6871</text:p>
          </table:table-cell>
          <table:table-cell office:value-type="float" office:value="48421924617.5489" calcext:value-type="float">
            <text:p>48421924617.5489</text:p>
          </table:table-cell>
          <table:table-cell office:value-type="float" office:value="56480291292.4818" calcext:value-type="float">
            <text:p>56480291292.4818</text:p>
          </table:table-cell>
          <table:table-cell office:value-type="float" office:value="59554856000.0288" calcext:value-type="float">
            <text:p>59554856000.0288</text:p>
          </table:table-cell>
          <table:table-cell office:value-type="float" office:value="45865463131.5377" calcext:value-type="float">
            <text:p>45865463131.5377</text:p>
          </table:table-cell>
          <table:table-cell office:value-type="float" office:value="50134943403.2483" calcext:value-type="float">
            <text:p>50134943403.2483</text:p>
          </table:table-cell>
          <table:table-cell office:value-type="float" office:value="53085457141.236" calcext:value-type="float">
            <text:p>53085457141.236</text:p>
          </table:table-cell>
          <table:table-cell office:value-type="float" office:value="58447996415.5959" calcext:value-type="float">
            <text:p>58447996415.5959</text:p>
          </table:table-cell>
          <table:table-cell office:value-type="float" office:value="62422484548.3796" calcext:value-type="float">
            <text:p>62422484548.3796</text:p>
          </table:table-cell>
          <table:table-cell office:value-type="float" office:value="67350989632.712" calcext:value-type="float">
            <text:p>67350989632.712</text:p>
          </table:table-cell>
          <table:table-cell office:value-type="float" office:value="71463195540.6261" calcext:value-type="float">
            <text:p>71463195540.6261</text:p>
          </table:table-cell>
          <table:table-cell office:value-type="float" office:value="85515271632.0276" calcext:value-type="float">
            <text:p>85515271632.0276</text:p>
          </table:table-cell>
          <table:table-cell office:value-type="float" office:value="99525901497.5755" calcext:value-type="float">
            <text:p>99525901497.5755</text:p>
          </table:table-cell>
          <table:table-cell office:value-type="float" office:value="98472798813.7125" calcext:value-type="float">
            <text:p>98472798813.7125</text:p>
          </table:table-cell>
          <table:table-cell office:value-type="float" office:value="102717166924.066" calcext:value-type="float">
            <text:p>102717166924.066</text:p>
          </table:table-cell>
          <table:table-cell office:value-type="float" office:value="121487325381.668" calcext:value-type="float">
            <text:p>121487325381.668</text:p>
          </table:table-cell>
          <table:table-cell office:value-type="float" office:value="137300298593.834" calcext:value-type="float">
            <text:p>137300298593.834</text:p>
          </table:table-cell>
          <table:table-cell office:value-type="float" office:value="152991657454.179" calcext:value-type="float">
            <text:p>152991657454.179</text:p>
          </table:table-cell>
          <table:table-cell office:value-type="float" office:value="186325349548.793" calcext:value-type="float">
            <text:p>186325349548.793</text:p>
          </table:table-cell>
          <table:table-cell office:value-type="float" office:value="193490614662.615" calcext:value-type="float">
            <text:p>193490614662.615</text:p>
          </table:table-cell>
          <table:table-cell office:value-type="float" office:value="200715150164.325" calcext:value-type="float">
            <text:p>200715150164.325</text:p>
          </table:table-cell>
          <table:table-cell office:value-type="float" office:value="218262278633.435" calcext:value-type="float">
            <text:p>218262278633.435</text:p>
          </table:table-cell>
          <table:table-cell office:value-type="float" office:value="212158239241.317" calcext:value-type="float">
            <text:p>212158239241.317</text:p>
          </table:table-cell>
          <table:table-cell office:value-type="float" office:value="232511883406.39" calcext:value-type="float">
            <text:p>232511883406.39</text:p>
          </table:table-cell>
          <table:table-cell office:value-type="float" office:value="248986000002.799" calcext:value-type="float">
            <text:p>248986000002.799</text:p>
          </table:table-cell>
          <table:table-cell office:value-type="float" office:value="279033590769.841" calcext:value-type="float">
            <text:p>279033590769.841</text:p>
          </table:table-cell>
          <table:table-cell office:value-type="float" office:value="296589001909.868" calcext:value-type="float">
            <text:p>296589001909.868</text:p>
          </table:table-cell>
          <table:table-cell office:value-type="float" office:value="296042362070.853" calcext:value-type="float">
            <text:p>296042362070.853</text:p>
          </table:table-cell>
          <table:table-cell office:value-type="float" office:value="320979034101.132" calcext:value-type="float">
            <text:p>320979034101.132</text:p>
          </table:table-cell>
          <table:table-cell office:value-type="float" office:value="270105348343.706" calcext:value-type="float">
            <text:p>270105348343.706</text:p>
          </table:table-cell>
          <table:table-cell office:value-type="float" office:value="288208437278.741" calcext:value-type="float">
            <text:p>288208437278.741</text:p>
          </table:table-cell>
          <table:table-cell office:value-type="float" office:value="279296029670.677" calcext:value-type="float">
            <text:p>279296029670.677</text:p>
          </table:table-cell>
          <table:table-cell office:value-type="float" office:value="327275591371.343" calcext:value-type="float">
            <text:p>327275591371.343</text:p>
          </table:table-cell>
          <table:table-cell office:value-type="float" office:value="360281961338.465" calcext:value-type="float">
            <text:p>360281961338.465</text:p>
          </table:table-cell>
          <table:table-cell office:value-type="float" office:value="392897063750.676" calcext:value-type="float">
            <text:p>392897063750.676</text:p>
          </table:table-cell>
          <table:table-cell office:value-type="float" office:value="415867763815.89" calcext:value-type="float">
            <text:p>415867763815.89</text:p>
          </table:table-cell>
          <table:table-cell office:value-type="float" office:value="421351487589.808" calcext:value-type="float">
            <text:p>421351487589.808</text:p>
          </table:table-cell>
          <table:table-cell office:value-type="float" office:value="458820428317.587" calcext:value-type="float">
            <text:p>458820428317.587</text:p>
          </table:table-cell>
          <table:table-cell office:value-type="float" office:value="468394948471.616" calcext:value-type="float">
            <text:p>468394948471.616</text:p>
          </table:table-cell>
          <table:table-cell office:value-type="float" office:value="485441026156.549" calcext:value-type="float">
            <text:p>485441026156.549</text:p>
          </table:table-cell>
          <table:table-cell office:value-type="float" office:value="514937961192.908" calcext:value-type="float">
            <text:p>514937961192.908</text:p>
          </table:table-cell>
          <table:table-cell office:value-type="float" office:value="607699299977.15" calcext:value-type="float">
            <text:p>607699299977.15</text:p>
          </table:table-cell>
          <table:table-cell office:value-type="float" office:value="709148531774.823" calcext:value-type="float">
            <text:p>709148531774.823</text:p>
          </table:table-cell>
          <table:table-cell office:value-type="float" office:value="820381672147.736" calcext:value-type="float">
            <text:p>820381672147.736</text:p>
          </table:table-cell>
          <table:table-cell office:value-type="float" office:value="940259892374.501" calcext:value-type="float">
            <text:p>940259892374.501</text:p>
          </table:table-cell>
          <table:table-cell office:value-type="float" office:value="1216735426855.47" calcext:value-type="float">
            <text:p>1216735426855.47</text:p>
          </table:table-cell>
          <table:table-cell office:value-type="float" office:value="1198895498504.14" calcext:value-type="float">
            <text:p>1198895498504.14</text:p>
          </table:table-cell>
          <table:table-cell office:value-type="float" office:value="1341886699393.18" calcext:value-type="float">
            <text:p>1341886699393.18</text:p>
          </table:table-cell>
          <table:table-cell office:value-type="float" office:value="1675615312693.42" calcext:value-type="float">
            <text:p>1675615312693.42</text:p>
          </table:table-cell>
          <table:table-cell office:value-type="float" office:value="1823049927771.46" calcext:value-type="float">
            <text:p>1823049927771.46</text:p>
          </table:table-cell>
          <table:table-cell office:value-type="float" office:value="1827637859135.7" calcext:value-type="float">
            <text:p>1827637859135.7</text:p>
          </table:table-cell>
          <table:table-cell office:value-type="float" office:value="1856722121394.53" calcext:value-type="float">
            <text:p>1856722121394.53</text:p>
          </table:table-cell>
          <table:table-cell office:value-type="float" office:value="2039127446298.55" calcext:value-type="float">
            <text:p>2039127446298.55</text:p>
          </table:table-cell>
          <table:table-cell office:value-type="float" office:value="2103587813812.75" calcext:value-type="float">
            <text:p>2103587813812.75</text:p>
          </table:table-cell>
          <table:table-cell office:value-type="float" office:value="2290432075123.75" calcext:value-type="float">
            <text:p>2290432075123.75</text:p>
          </table:table-cell>
          <table:table-cell office:value-type="float" office:value="2652551202555.27" calcext:value-type="float">
            <text:p>2652551202555.27</text:p>
          </table:table-cell>
          <table:table-cell office:value-type="float" office:value="2726322616821.31" calcext:value-type="float">
            <text:p>2726322616821.31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IRL</text:p>
          </table:table-cell>
          <table:table-cell office:value-type="float" office:value="1939329775.43739" calcext:value-type="float">
            <text:p>1939329775.43739</text:p>
          </table:table-cell>
          <table:table-cell office:value-type="float" office:value="2088012282.35667" calcext:value-type="float">
            <text:p>2088012282.35667</text:p>
          </table:table-cell>
          <table:table-cell office:value-type="float" office:value="2260349684.08625" calcext:value-type="float">
            <text:p>2260349684.08625</text:p>
          </table:table-cell>
          <table:table-cell office:value-type="float" office:value="2430843768.44553" calcext:value-type="float">
            <text:p>2430843768.44553</text:p>
          </table:table-cell>
          <table:table-cell office:value-type="float" office:value="2766608945.87402" calcext:value-type="float">
            <text:p>2766608945.87402</text:p>
          </table:table-cell>
          <table:table-cell office:value-type="float" office:value="2945704142.99765" calcext:value-type="float">
            <text:p>2945704142.99765</text:p>
          </table:table-cell>
          <table:table-cell office:value-type="float" office:value="3104034393.23162" calcext:value-type="float">
            <text:p>3104034393.23162</text:p>
          </table:table-cell>
          <table:table-cell office:value-type="float" office:value="3343636773.36759" calcext:value-type="float">
            <text:p>3343636773.36759</text:p>
          </table:table-cell>
          <table:table-cell office:value-type="float" office:value="3278584478.33023" calcext:value-type="float">
            <text:p>3278584478.33023</text:p>
          </table:table-cell>
          <table:table-cell office:value-type="float" office:value="3787077343.72783" calcext:value-type="float">
            <text:p>3787077343.72783</text:p>
          </table:table-cell>
          <table:table-cell office:value-type="float" office:value="4401259497.2595" calcext:value-type="float">
            <text:p>4401259497.2595</text:p>
          </table:table-cell>
          <table:table-cell office:value-type="float" office:value="5104355308.54734" calcext:value-type="float">
            <text:p>5104355308.54734</text:p>
          </table:table-cell>
          <table:table-cell office:value-type="float" office:value="6325627458.69394" calcext:value-type="float">
            <text:p>6325627458.69394</text:p>
          </table:table-cell>
          <table:table-cell office:value-type="float" office:value="7490132355.77851" calcext:value-type="float">
            <text:p>7490132355.77851</text:p>
          </table:table-cell>
          <table:table-cell office:value-type="float" office:value="7906317068.6798" calcext:value-type="float">
            <text:p>7906317068.6798</text:p>
          </table:table-cell>
          <table:table-cell office:value-type="float" office:value="9495165853.65854" calcext:value-type="float">
            <text:p>9495165853.65854</text:p>
          </table:table-cell>
          <table:table-cell office:value-type="float" office:value="9465078120.57741" calcext:value-type="float">
            <text:p>9465078120.57741</text:p>
          </table:table-cell>
          <table:table-cell office:value-type="float" office:value="11261810825.6629" calcext:value-type="float">
            <text:p>11261810825.6629</text:p>
          </table:table-cell>
          <table:table-cell office:value-type="float" office:value="14665538054.9683" calcext:value-type="float">
            <text:p>14665538054.9683</text:p>
          </table:table-cell>
          <table:table-cell office:value-type="float" office:value="18341273372.0181" calcext:value-type="float">
            <text:p>18341273372.0181</text:p>
          </table:table-cell>
          <table:table-cell office:value-type="float" office:value="21773901116.6855" calcext:value-type="float">
            <text:p>21773901116.6855</text:p>
          </table:table-cell>
          <table:table-cell office:value-type="float" office:value="20694944099.3789" calcext:value-type="float">
            <text:p>20694944099.3789</text:p>
          </table:table-cell>
          <table:table-cell office:value-type="float" office:value="21500471383.8587" calcext:value-type="float">
            <text:p>21500471383.8587</text:p>
          </table:table-cell>
          <table:table-cell office:value-type="float" office:value="20790917196.8288" calcext:value-type="float">
            <text:p>20790917196.8288</text:p>
          </table:table-cell>
          <table:table-cell office:value-type="float" office:value="20130728188.4924" calcext:value-type="float">
            <text:p>20130728188.4924</text:p>
          </table:table-cell>
          <table:table-cell office:value-type="float" office:value="21295485799.95" calcext:value-type="float">
            <text:p>21295485799.95</text:p>
          </table:table-cell>
          <table:table-cell office:value-type="float" office:value="28748959622.7215" calcext:value-type="float">
            <text:p>28748959622.7215</text:p>
          </table:table-cell>
          <table:table-cell office:value-type="float" office:value="33961141385.7678" calcext:value-type="float">
            <text:p>33961141385.7678</text:p>
          </table:table-cell>
          <table:table-cell office:value-type="float" office:value="37818133293.3413" calcext:value-type="float">
            <text:p>37818133293.3413</text:p>
          </table:table-cell>
          <table:table-cell office:value-type="float" office:value="39285383971.4254" calcext:value-type="float">
            <text:p>39285383971.4254</text:p>
          </table:table-cell>
          <table:table-cell office:value-type="float" office:value="49364679953.1067" calcext:value-type="float">
            <text:p>49364679953.1067</text:p>
          </table:table-cell>
          <table:table-cell office:value-type="float" office:value="49847127139.0544" calcext:value-type="float">
            <text:p>49847127139.0544</text:p>
          </table:table-cell>
          <table:table-cell office:value-type="float" office:value="55985505024.789" calcext:value-type="float">
            <text:p>55985505024.789</text:p>
          </table:table-cell>
          <table:table-cell office:value-type="float" office:value="52480251773.462" calcext:value-type="float">
            <text:p>52480251773.462</text:p>
          </table:table-cell>
          <table:table-cell office:value-type="float" office:value="57166035571.2603" calcext:value-type="float">
            <text:p>57166035571.2603</text:p>
          </table:table-cell>
          <table:table-cell office:value-type="float" office:value="69222624368.6869" calcext:value-type="float">
            <text:p>69222624368.6869</text:p>
          </table:table-cell>
          <table:table-cell office:value-type="float" office:value="75880630166.3306" calcext:value-type="float">
            <text:p>75880630166.3306</text:p>
          </table:table-cell>
          <table:table-cell office:value-type="float" office:value="82826141595.0334" calcext:value-type="float">
            <text:p>82826141595.0334</text:p>
          </table:table-cell>
          <table:table-cell office:value-type="float" office:value="90082051923.2926" calcext:value-type="float">
            <text:p>90082051923.2926</text:p>
          </table:table-cell>
          <table:table-cell office:value-type="float" office:value="98692079266.9934" calcext:value-type="float">
            <text:p>98692079266.9934</text:p>
          </table:table-cell>
          <table:table-cell office:value-type="float" office:value="99852958356.3663" calcext:value-type="float">
            <text:p>99852958356.3663</text:p>
          </table:table-cell>
          <table:table-cell office:value-type="float" office:value="109135253959.732" calcext:value-type="float">
            <text:p>109135253959.732</text:p>
          </table:table-cell>
          <table:table-cell office:value-type="float" office:value="127949875023.527" calcext:value-type="float">
            <text:p>127949875023.527</text:p>
          </table:table-cell>
          <table:table-cell office:value-type="float" office:value="164284690067.72" calcext:value-type="float">
            <text:p>164284690067.72</text:p>
          </table:table-cell>
          <table:table-cell office:value-type="float" office:value="193870692699.28" calcext:value-type="float">
            <text:p>193870692699.28</text:p>
          </table:table-cell>
          <table:table-cell office:value-type="float" office:value="211649034697.177" calcext:value-type="float">
            <text:p>211649034697.177</text:p>
          </table:table-cell>
          <table:table-cell office:value-type="float" office:value="232083467569.941" calcext:value-type="float">
            <text:p>232083467569.941</text:p>
          </table:table-cell>
          <table:table-cell office:value-type="float" office:value="269917943471.12" calcext:value-type="float">
            <text:p>269917943471.12</text:p>
          </table:table-cell>
          <table:table-cell office:value-type="float" office:value="275038896001.172" calcext:value-type="float">
            <text:p>275038896001.172</text:p>
          </table:table-cell>
          <table:table-cell office:value-type="float" office:value="236316405946.096" calcext:value-type="float">
            <text:p>236316405946.096</text:p>
          </table:table-cell>
          <table:table-cell office:value-type="float" office:value="222148757313.006" calcext:value-type="float">
            <text:p>222148757313.006</text:p>
          </table:table-cell>
          <table:table-cell office:value-type="float" office:value="237472361872.56" calcext:value-type="float">
            <text:p>237472361872.56</text:p>
          </table:table-cell>
          <table:table-cell office:value-type="float" office:value="224999484104.853" calcext:value-type="float">
            <text:p>224999484104.853</text:p>
          </table:table-cell>
          <table:table-cell office:value-type="float" office:value="238543538776.684" calcext:value-type="float">
            <text:p>238543538776.684</text:p>
          </table:table-cell>
          <table:table-cell office:value-type="float" office:value="258471885130.304" calcext:value-type="float">
            <text:p>258471885130.304</text:p>
          </table:table-cell>
          <table:table-cell office:value-type="float" office:value="291499812103.645" calcext:value-type="float">
            <text:p>291499812103.645</text:p>
          </table:table-cell>
          <table:table-cell office:value-type="float" office:value="300523297712.96" calcext:value-type="float">
            <text:p>300523297712.96</text:p>
          </table:table-cell>
          <table:table-cell office:value-type="float" office:value="334834010485.56" calcext:value-type="float">
            <text:p>334834010485.56</text:p>
          </table:table-cell>
          <table:table-cell office:value-type="float" office:value="382487490532.479" calcext:value-type="float">
            <text:p>382487490532.479</text:p>
          </table:table-cell>
        </table:table-row>
        <table:table-row table:style-name="ro1">
          <table:table-cell office:value-type="string" calcext:value-type="string">
            <text:p>Irán, República Islámica del</text:p>
          </table:table-cell>
          <table:table-cell office:value-type="string" calcext:value-type="string">
            <text:p>IRN</text:p>
          </table:table-cell>
          <table:table-cell office:value-type="float" office:value="4199134390.12602" calcext:value-type="float">
            <text:p>4199134390.12602</text:p>
          </table:table-cell>
          <table:table-cell office:value-type="float" office:value="4426949094.75238" calcext:value-type="float">
            <text:p>4426949094.75238</text:p>
          </table:table-cell>
          <table:table-cell office:value-type="float" office:value="4693566416.43859" calcext:value-type="float">
            <text:p>4693566416.43859</text:p>
          </table:table-cell>
          <table:table-cell office:value-type="float" office:value="4928628018.38989" calcext:value-type="float">
            <text:p>4928628018.38989</text:p>
          </table:table-cell>
          <table:table-cell office:value-type="float" office:value="5379845647.31828" calcext:value-type="float">
            <text:p>5379845647.31828</text:p>
          </table:table-cell>
          <table:table-cell office:value-type="float" office:value="6197319929.69081" calcext:value-type="float">
            <text:p>6197319929.69081</text:p>
          </table:table-cell>
          <table:table-cell office:value-type="float" office:value="6789938673.21106" calcext:value-type="float">
            <text:p>6789938673.21106</text:p>
          </table:table-cell>
          <table:table-cell office:value-type="float" office:value="7555383689.95794" calcext:value-type="float">
            <text:p>7555383689.95794</text:p>
          </table:table-cell>
          <table:table-cell office:value-type="float" office:value="8623172959.97743" calcext:value-type="float">
            <text:p>8623172959.97743</text:p>
          </table:table-cell>
          <table:table-cell office:value-type="float" office:value="9743089606.11154" calcext:value-type="float">
            <text:p>9743089606.11154</text:p>
          </table:table-cell>
          <table:table-cell office:value-type="float" office:value="10976245154.4469" calcext:value-type="float">
            <text:p>10976245154.4469</text:p>
          </table:table-cell>
          <table:table-cell office:value-type="float" office:value="13731801564.685" calcext:value-type="float">
            <text:p>13731801564.685</text:p>
          </table:table-cell>
          <table:table-cell office:value-type="float" office:value="17153463263.6627" calcext:value-type="float">
            <text:p>17153463263.6627</text:p>
          </table:table-cell>
          <table:table-cell office:value-type="float" office:value="27081698249.1603" calcext:value-type="float">
            <text:p>27081698249.1603</text:p>
          </table:table-cell>
          <table:table-cell office:value-type="float" office:value="46209092072.5922" calcext:value-type="float">
            <text:p>46209092072.5922</text:p>
          </table:table-cell>
          <table:table-cell office:value-type="float" office:value="51776222349.6891" calcext:value-type="float">
            <text:p>51776222349.6891</text:p>
          </table:table-cell>
          <table:table-cell office:value-type="float" office:value="68055295080.1742" calcext:value-type="float">
            <text:p>68055295080.1742</text:p>
          </table:table-cell>
          <table:table-cell office:value-type="float" office:value="80600122701.4648" calcext:value-type="float">
            <text:p>80600122701.4648</text:p>
          </table:table-cell>
          <table:table-cell office:value-type="float" office:value="77994316621.6283" calcext:value-type="float">
            <text:p>77994316621.6283</text:p>
          </table:table-cell>
          <table:table-cell office:value-type="float" office:value="90391877324.9865" calcext:value-type="float">
            <text:p>90391877324.9865</text:p>
          </table:table-cell>
          <table:table-cell office:value-type="float" office:value="94362275579.8343" calcext:value-type="float">
            <text:p>94362275579.8343</text:p>
          </table:table-cell>
          <table:table-cell office:value-type="float" office:value="100499312748.724" calcext:value-type="float">
            <text:p>100499312748.724</text:p>
          </table:table-cell>
          <table:table-cell office:value-type="float" office:value="125948756439.668" calcext:value-type="float">
            <text:p>125948756439.668</text:p>
          </table:table-cell>
          <table:table-cell office:value-type="float" office:value="156365156618.806" calcext:value-type="float">
            <text:p>156365156618.806</text:p>
          </table:table-cell>
          <table:table-cell office:value-type="float" office:value="162276728618.744" calcext:value-type="float">
            <text:p>162276728618.744</text:p>
          </table:table-cell>
          <table:table-cell office:value-type="float" office:value="180183629598.693" calcext:value-type="float">
            <text:p>180183629598.693</text:p>
          </table:table-cell>
          <table:table-cell office:value-type="float" office:value="209094561833.817" calcext:value-type="float">
            <text:p>209094561833.817</text:p>
          </table:table-cell>
          <table:table-cell office:value-type="float" office:value="134009995922.572" calcext:value-type="float">
            <text:p>134009995922.572</text:p>
          </table:table-cell>
          <table:table-cell office:value-type="float" office:value="123057861333.923" calcext:value-type="float">
            <text:p>123057861333.923</text:p>
          </table:table-cell>
          <table:table-cell office:value-type="float" office:value="120496362916.245" calcext:value-type="float">
            <text:p>120496362916.245</text:p>
          </table:table-cell>
          <table:table-cell office:value-type="float" office:value="124813263926.246" calcext:value-type="float">
            <text:p>124813263926.246</text:p>
          </table:table-cell>
          <table:table-cell table:number-columns-repeated="2"/>
          <table:table-cell office:value-type="float" office:value="63743623232.012" calcext:value-type="float">
            <text:p>63743623232.012</text:p>
          </table:table-cell>
          <table:table-cell office:value-type="float" office:value="71841461172.545" calcext:value-type="float">
            <text:p>71841461172.545</text:p>
          </table:table-cell>
          <table:table-cell office:value-type="float" office:value="96419225743.6248" calcext:value-type="float">
            <text:p>96419225743.6248</text:p>
          </table:table-cell>
          <table:table-cell office:value-type="float" office:value="120403931885.441" calcext:value-type="float">
            <text:p>120403931885.441</text:p>
          </table:table-cell>
          <table:table-cell office:value-type="float" office:value="113919163421.119" calcext:value-type="float">
            <text:p>113919163421.119</text:p>
          </table:table-cell>
          <table:table-cell office:value-type="float" office:value="110276913362.539" calcext:value-type="float">
            <text:p>110276913362.539</text:p>
          </table:table-cell>
          <table:table-cell office:value-type="float" office:value="113848450088.351" calcext:value-type="float">
            <text:p>113848450088.351</text:p>
          </table:table-cell>
          <table:table-cell office:value-type="float" office:value="109591707802.233" calcext:value-type="float">
            <text:p>109591707802.233</text:p>
          </table:table-cell>
          <table:table-cell office:value-type="float" office:value="126878750295.962" calcext:value-type="float">
            <text:p>126878750295.962</text:p>
          </table:table-cell>
          <table:table-cell office:value-type="float" office:value="128626917503.72" calcext:value-type="float">
            <text:p>128626917503.72</text:p>
          </table:table-cell>
          <table:table-cell office:value-type="float" office:value="153544751395.43" calcext:value-type="float">
            <text:p>153544751395.43</text:p>
          </table:table-cell>
          <table:table-cell office:value-type="float" office:value="190043433964.841" calcext:value-type="float">
            <text:p>190043433964.841</text:p>
          </table:table-cell>
          <table:table-cell office:value-type="float" office:value="226452138291.542" calcext:value-type="float">
            <text:p>226452138291.542</text:p>
          </table:table-cell>
          <table:table-cell office:value-type="float" office:value="266298911661.144" calcext:value-type="float">
            <text:p>266298911661.144</text:p>
          </table:table-cell>
          <table:table-cell office:value-type="float" office:value="349881601458.56" calcext:value-type="float">
            <text:p>349881601458.56</text:p>
          </table:table-cell>
          <table:table-cell office:value-type="float" office:value="406070949553.875" calcext:value-type="float">
            <text:p>406070949553.875</text:p>
          </table:table-cell>
          <table:table-cell office:value-type="float" office:value="414059094949.063" calcext:value-type="float">
            <text:p>414059094949.063</text:p>
          </table:table-cell>
          <table:table-cell office:value-type="float" office:value="487069570463.768" calcext:value-type="float">
            <text:p>487069570463.768</text:p>
          </table:table-cell>
          <table:table-cell office:value-type="float" office:value="583500357530.414" calcext:value-type="float">
            <text:p>583500357530.414</text:p>
          </table:table-cell>
          <table:table-cell office:value-type="float" office:value="598853401276.101" calcext:value-type="float">
            <text:p>598853401276.101</text:p>
          </table:table-cell>
          <table:table-cell office:value-type="float" office:value="467414852231.299" calcext:value-type="float">
            <text:p>467414852231.299</text:p>
          </table:table-cell>
          <table:table-cell office:value-type="float" office:value="434474616831.914" calcext:value-type="float">
            <text:p>434474616831.914</text:p>
          </table:table-cell>
          <table:table-cell office:value-type="float" office:value="385874474398.59" calcext:value-type="float">
            <text:p>385874474398.59</text:p>
          </table:table-cell>
          <table:table-cell office:value-type="float" office:value="418976679728.567" calcext:value-type="float">
            <text:p>418976679728.567</text:p>
          </table:table-cell>
          <table:table-cell office:value-type="float" office:value="454012768723.589" calcext:value-type="float">
            <text:p>454012768723.589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1684121534.58415" calcext:value-type="float">
            <text:p>1684121534.58415</text:p>
          </table:table-cell>
          <table:table-cell office:value-type="float" office:value="1831700364.04369" calcext:value-type="float">
            <text:p>1831700364.04369</text:p>
          </table:table-cell>
          <table:table-cell office:value-type="float" office:value="1954634836.18034" calcext:value-type="float">
            <text:p>1954634836.18034</text:p>
          </table:table-cell>
          <table:table-cell office:value-type="float" office:value="1978437692.5231" calcext:value-type="float">
            <text:p>1978437692.5231</text:p>
          </table:table-cell>
          <table:table-cell office:value-type="float" office:value="2340521142.5371" calcext:value-type="float">
            <text:p>2340521142.5371</text:p>
          </table:table-cell>
          <table:table-cell table:number-columns-repeated="3"/>
          <table:table-cell office:value-type="float" office:value="2896947633.71605" calcext:value-type="float">
            <text:p>2896947633.71605</text:p>
          </table:table-cell>
          <table:table-cell office:value-type="float" office:value="3008120974.51694" calcext:value-type="float">
            <text:p>3008120974.51694</text:p>
          </table:table-cell>
          <table:table-cell office:value-type="float" office:value="3281713805.65668" calcext:value-type="float">
            <text:p>3281713805.65668</text:p>
          </table:table-cell>
          <table:table-cell office:value-type="float" office:value="3865346534.65347" calcext:value-type="float">
            <text:p>3865346534.65347</text:p>
          </table:table-cell>
          <table:table-cell office:value-type="float" office:value="4113848002.40312" calcext:value-type="float">
            <text:p>4113848002.40312</text:p>
          </table:table-cell>
          <table:table-cell office:value-type="float" office:value="5134367778.1446" calcext:value-type="float">
            <text:p>5134367778.1446</text:p>
          </table:table-cell>
          <table:table-cell office:value-type="float" office:value="11516762614.2906" calcext:value-type="float">
            <text:p>11516762614.2906</text:p>
          </table:table-cell>
          <table:table-cell office:value-type="float" office:value="13458516762.6143" calcext:value-type="float">
            <text:p>13458516762.6143</text:p>
          </table:table-cell>
          <table:table-cell office:value-type="float" office:value="17754825601.0836" calcext:value-type="float">
            <text:p>17754825601.0836</text:p>
          </table:table-cell>
          <table:table-cell office:value-type="float" office:value="19838130714.5276" calcext:value-type="float">
            <text:p>19838130714.5276</text:p>
          </table:table-cell>
          <table:table-cell office:value-type="float" office:value="23762275651.8794" calcext:value-type="float">
            <text:p>23762275651.8794</text:p>
          </table:table-cell>
          <table:table-cell office:value-type="float" office:value="37816457839.4853" calcext:value-type="float">
            <text:p>37816457839.4853</text:p>
          </table:table-cell>
          <table:table-cell office:value-type="float" office:value="53405689129.6986" calcext:value-type="float">
            <text:p>53405689129.6986</text:p>
          </table:table-cell>
          <table:table-cell office:value-type="float" office:value="38424991534.0332" calcext:value-type="float">
            <text:p>38424991534.0332</text:p>
          </table:table-cell>
          <table:table-cell office:value-type="float" office:value="42595309882.7471" calcext:value-type="float">
            <text:p>42595309882.7471</text:p>
          </table:table-cell>
          <table:table-cell office:value-type="float" office:value="40595046638.7906" calcext:value-type="float">
            <text:p>40595046638.7906</text:p>
          </table:table-cell>
          <table:table-cell office:value-type="float" office:value="46802508845.2879" calcext:value-type="float">
            <text:p>46802508845.2879</text:p>
          </table:table-cell>
          <table:table-cell office:value-type="float" office:value="48284979092.9559" calcext:value-type="float">
            <text:p>48284979092.9559</text:p>
          </table:table-cell>
          <table:table-cell office:value-type="float" office:value="47127693792.2161" calcext:value-type="float">
            <text:p>47127693792.2161</text:p>
          </table:table-cell>
          <table:table-cell office:value-type="float" office:value="56609842393.0524" calcext:value-type="float">
            <text:p>56609842393.0524</text:p>
          </table:table-cell>
          <table:table-cell office:value-type="float" office:value="62503055644.9019" calcext:value-type="float">
            <text:p>62503055644.9019</text:p>
          </table:table-cell>
          <table:table-cell office:value-type="float" office:value="65641363782.5668" calcext:value-type="float">
            <text:p>65641363782.5668</text:p>
          </table:table-cell>
          <table:table-cell office:value-type="float" office:value="179885815374.719" calcext:value-type="float">
            <text:p>179885815374.719</text:p>
          </table:table-cell>
          <table:table-cell table:number-columns-repeated="13"/>
          <table:table-cell office:value-type="float" office:value="36627901762.063" calcext:value-type="float">
            <text:p>36627901762.063</text:p>
          </table:table-cell>
          <table:table-cell office:value-type="float" office:value="49954890353.2609" calcext:value-type="float">
            <text:p>49954890353.2609</text:p>
          </table:table-cell>
          <table:table-cell office:value-type="float" office:value="65140293687.5395" calcext:value-type="float">
            <text:p>65140293687.5395</text:p>
          </table:table-cell>
          <table:table-cell office:value-type="float" office:value="88840050497.0957" calcext:value-type="float">
            <text:p>88840050497.0957</text:p>
          </table:table-cell>
          <table:table-cell office:value-type="float" office:value="131613661510.475" calcext:value-type="float">
            <text:p>131613661510.475</text:p>
          </table:table-cell>
          <table:table-cell office:value-type="float" office:value="111660855042.735" calcext:value-type="float">
            <text:p>111660855042.735</text:p>
          </table:table-cell>
          <table:table-cell office:value-type="float" office:value="138516722649.573" calcext:value-type="float">
            <text:p>138516722649.573</text:p>
          </table:table-cell>
          <table:table-cell office:value-type="float" office:value="185749664444.444" calcext:value-type="float">
            <text:p>185749664444.444</text:p>
          </table:table-cell>
          <table:table-cell office:value-type="float" office:value="218000986222.639" calcext:value-type="float">
            <text:p>218000986222.639</text:p>
          </table:table-cell>
          <table:table-cell table:number-columns-repeated="2" office:value-type="float" office:value="234648370497.427" calcext:value-type="float">
            <text:p>234648370497.427</text:p>
          </table:table-cell>
          <table:table-cell office:value-type="float" office:value="177498577312.923" calcext:value-type="float">
            <text:p>177498577312.923</text:p>
          </table:table-cell>
          <table:table-cell office:value-type="float" office:value="170219966159.052" calcext:value-type="float">
            <text:p>170219966159.052</text:p>
          </table:table-cell>
          <table:table-cell office:value-type="float" office:value="193158783783.784" calcext:value-type="float">
            <text:p>193158783783.784</text:p>
          </table:table-cell>
          <table:table-cell office:value-type="float" office:value="225914183047.981" calcext:value-type="float">
            <text:p>225914183047.981</text:p>
          </table:table-cell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ISL</text:p>
          </table:table-cell>
          <table:table-cell office:value-type="float" office:value="248434096.968726" calcext:value-type="float">
            <text:p>248434096.968726</text:p>
          </table:table-cell>
          <table:table-cell office:value-type="float" office:value="253885656.329253" calcext:value-type="float">
            <text:p>253885656.329253</text:p>
          </table:table-cell>
          <table:table-cell office:value-type="float" office:value="284916516.159537" calcext:value-type="float">
            <text:p>284916516.159537</text:p>
          </table:table-cell>
          <table:table-cell office:value-type="float" office:value="340061650.119898" calcext:value-type="float">
            <text:p>340061650.119898</text:p>
          </table:table-cell>
          <table:table-cell office:value-type="float" office:value="434267936.914583" calcext:value-type="float">
            <text:p>434267936.914583</text:p>
          </table:table-cell>
          <table:table-cell office:value-type="float" office:value="523694949.370689" calcext:value-type="float">
            <text:p>523694949.370689</text:p>
          </table:table-cell>
          <table:table-cell office:value-type="float" office:value="628893310.399926" calcext:value-type="float">
            <text:p>628893310.399926</text:p>
          </table:table-cell>
          <table:table-cell office:value-type="float" office:value="621225962.154708" calcext:value-type="float">
            <text:p>621225962.154708</text:p>
          </table:table-cell>
          <table:table-cell office:value-type="float" office:value="474399471.622359" calcext:value-type="float">
            <text:p>474399471.622359</text:p>
          </table:table-cell>
          <table:table-cell office:value-type="float" office:value="414709311.35296" calcext:value-type="float">
            <text:p>414709311.35296</text:p>
          </table:table-cell>
          <table:table-cell office:value-type="float" office:value="527496590.909091" calcext:value-type="float">
            <text:p>527496590.909091</text:p>
          </table:table-cell>
          <table:table-cell office:value-type="float" office:value="671258750" calcext:value-type="float">
            <text:p>671258750</text:p>
          </table:table-cell>
          <table:table-cell office:value-type="float" office:value="840914457.285293" calcext:value-type="float">
            <text:p>840914457.285293</text:p>
          </table:table-cell>
          <table:table-cell office:value-type="float" office:value="1156175524.24276" calcext:value-type="float">
            <text:p>1156175524.24276</text:p>
          </table:table-cell>
          <table:table-cell office:value-type="float" office:value="1517467733.86693" calcext:value-type="float">
            <text:p>1517467733.86693</text:p>
          </table:table-cell>
          <table:table-cell office:value-type="float" office:value="1408989850.35784" calcext:value-type="float">
            <text:p>1408989850.35784</text:p>
          </table:table-cell>
          <table:table-cell office:value-type="float" office:value="1671997859.14256" calcext:value-type="float">
            <text:p>1671997859.14256</text:p>
          </table:table-cell>
          <table:table-cell office:value-type="float" office:value="2211828983.75823" calcext:value-type="float">
            <text:p>2211828983.75823</text:p>
          </table:table-cell>
          <table:table-cell office:value-type="float" office:value="2515601748.36782" calcext:value-type="float">
            <text:p>2515601748.36782</text:p>
          </table:table-cell>
          <table:table-cell office:value-type="float" office:value="2857724220.07941" calcext:value-type="float">
            <text:p>2857724220.07941</text:p>
          </table:table-cell>
          <table:table-cell office:value-type="float" office:value="3386501917.62548" calcext:value-type="float">
            <text:p>3386501917.62548</text:p>
          </table:table-cell>
          <table:table-cell office:value-type="float" office:value="3498247432.24163" calcext:value-type="float">
            <text:p>3498247432.24163</text:p>
          </table:table-cell>
          <table:table-cell office:value-type="float" office:value="3211446625.91588" calcext:value-type="float">
            <text:p>3211446625.91588</text:p>
          </table:table-cell>
          <table:table-cell office:value-type="float" office:value="2770107922.61742" calcext:value-type="float">
            <text:p>2770107922.61742</text:p>
          </table:table-cell>
          <table:table-cell office:value-type="float" office:value="2868747034.89968" calcext:value-type="float">
            <text:p>2868747034.89968</text:p>
          </table:table-cell>
          <table:table-cell office:value-type="float" office:value="2988537806.23836" calcext:value-type="float">
            <text:p>2988537806.23836</text:p>
          </table:table-cell>
          <table:table-cell office:value-type="float" office:value="3995619693.36467" calcext:value-type="float">
            <text:p>3995619693.36467</text:p>
          </table:table-cell>
          <table:table-cell office:value-type="float" office:value="5528616189.89999" calcext:value-type="float">
            <text:p>5528616189.89999</text:p>
          </table:table-cell>
          <table:table-cell office:value-type="float" office:value="6115814934.67243" calcext:value-type="float">
            <text:p>6115814934.67243</text:p>
          </table:table-cell>
          <table:table-cell office:value-type="float" office:value="5681096096.19612" calcext:value-type="float">
            <text:p>5681096096.19612</text:p>
          </table:table-cell>
          <table:table-cell office:value-type="float" office:value="6478459746.96228" calcext:value-type="float">
            <text:p>6478459746.96228</text:p>
          </table:table-cell>
          <table:table-cell office:value-type="float" office:value="6920116563.2421" calcext:value-type="float">
            <text:p>6920116563.2421</text:p>
          </table:table-cell>
          <table:table-cell office:value-type="float" office:value="7091625419.01334" calcext:value-type="float">
            <text:p>7091625419.01334</text:p>
          </table:table-cell>
          <table:table-cell office:value-type="float" office:value="6227928905.73227" calcext:value-type="float">
            <text:p>6227928905.73227</text:p>
          </table:table-cell>
          <table:table-cell office:value-type="float" office:value="6399064571.28805" calcext:value-type="float">
            <text:p>6399064571.28805</text:p>
          </table:table-cell>
          <table:table-cell office:value-type="float" office:value="7134341218.42524" calcext:value-type="float">
            <text:p>7134341218.42524</text:p>
          </table:table-cell>
          <table:table-cell office:value-type="float" office:value="7438183246.61654" calcext:value-type="float">
            <text:p>7438183246.61654</text:p>
          </table:table-cell>
          <table:table-cell office:value-type="float" office:value="7580988916.04599" calcext:value-type="float">
            <text:p>7580988916.04599</text:p>
          </table:table-cell>
          <table:table-cell office:value-type="float" office:value="8494094642.90999" calcext:value-type="float">
            <text:p>8494094642.90999</text:p>
          </table:table-cell>
          <table:table-cell office:value-type="float" office:value="8971609106.48051" calcext:value-type="float">
            <text:p>8971609106.48051</text:p>
          </table:table-cell>
          <table:table-cell office:value-type="float" office:value="9003639475.42485" calcext:value-type="float">
            <text:p>9003639475.42485</text:p>
          </table:table-cell>
          <table:table-cell office:value-type="float" office:value="8205357164.41227" calcext:value-type="float">
            <text:p>8205357164.41227</text:p>
          </table:table-cell>
          <table:table-cell office:value-type="float" office:value="9294651863.31914" calcext:value-type="float">
            <text:p>9294651863.31914</text:p>
          </table:table-cell>
          <table:table-cell office:value-type="float" office:value="11414054860.577" calcext:value-type="float">
            <text:p>11414054860.577</text:p>
          </table:table-cell>
          <table:table-cell office:value-type="float" office:value="13834751482.0128" calcext:value-type="float">
            <text:p>13834751482.0128</text:p>
          </table:table-cell>
          <table:table-cell office:value-type="float" office:value="16812529923.7715" calcext:value-type="float">
            <text:p>16812529923.7715</text:p>
          </table:table-cell>
          <table:table-cell office:value-type="float" office:value="17216417442.2912" calcext:value-type="float">
            <text:p>17216417442.2912</text:p>
          </table:table-cell>
          <table:table-cell office:value-type="float" office:value="21514962936.5389" calcext:value-type="float">
            <text:p>21514962936.5389</text:p>
          </table:table-cell>
          <table:table-cell office:value-type="float" office:value="17905251832.0506" calcext:value-type="float">
            <text:p>17905251832.0506</text:p>
          </table:table-cell>
          <table:table-cell office:value-type="float" office:value="13164652894.2464" calcext:value-type="float">
            <text:p>13164652894.2464</text:p>
          </table:table-cell>
          <table:table-cell office:value-type="float" office:value="13683689802.2771" calcext:value-type="float">
            <text:p>13683689802.2771</text:p>
          </table:table-cell>
          <table:table-cell office:value-type="float" office:value="15158548597.3876" calcext:value-type="float">
            <text:p>15158548597.3876</text:p>
          </table:table-cell>
          <table:table-cell office:value-type="float" office:value="14724078264.24" calcext:value-type="float">
            <text:p>14724078264.24</text:p>
          </table:table-cell>
          <table:table-cell office:value-type="float" office:value="16033517529.2506" calcext:value-type="float">
            <text:p>16033517529.2506</text:p>
          </table:table-cell>
          <table:table-cell office:value-type="float" office:value="17758089312.4856" calcext:value-type="float">
            <text:p>17758089312.4856</text:p>
          </table:table-cell>
          <table:table-cell office:value-type="float" office:value="17344165907.2129" calcext:value-type="float">
            <text:p>17344165907.2129</text:p>
          </table:table-cell>
          <table:table-cell office:value-type="float" office:value="20716024757.4057" calcext:value-type="float">
            <text:p>20716024757.4057</text:p>
          </table:table-cell>
          <table:table-cell office:value-type="float" office:value="24489493459.0074" calcext:value-type="float">
            <text:p>24489493459.0074</text:p>
          </table:table-cell>
          <table:table-cell office:value-type="float" office:value="25882218777.4084" calcext:value-type="float">
            <text:p>25882218777.408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598500000" calcext:value-type="float">
            <text:p>2598500000</text:p>
          </table:table-cell>
          <table:table-cell office:value-type="float" office:value="3138500000" calcext:value-type="float">
            <text:p>3138500000</text:p>
          </table:table-cell>
          <table:table-cell office:value-type="float" office:value="2510000000" calcext:value-type="float">
            <text:p>2510000000</text:p>
          </table:table-cell>
          <table:table-cell office:value-type="float" office:value="2992333333.33333" calcext:value-type="float">
            <text:p>2992333333.33333</text:p>
          </table:table-cell>
          <table:table-cell office:value-type="float" office:value="3405333333.33333" calcext:value-type="float">
            <text:p>3405333333.33333</text:p>
          </table:table-cell>
          <table:table-cell office:value-type="float" office:value="3663333333.33333" calcext:value-type="float">
            <text:p>3663333333.33333</text:p>
          </table:table-cell>
          <table:table-cell office:value-type="float" office:value="3980000000" calcext:value-type="float">
            <text:p>3980000000</text:p>
          </table:table-cell>
          <table:table-cell office:value-type="float" office:value="4030000000" calcext:value-type="float">
            <text:p>4030000000</text:p>
          </table:table-cell>
          <table:table-cell office:value-type="float" office:value="4619000000" calcext:value-type="float">
            <text:p>4619000000</text:p>
          </table:table-cell>
          <table:table-cell office:value-type="float" office:value="5329333333.33333" calcext:value-type="float">
            <text:p>5329333333.33333</text:p>
          </table:table-cell>
          <table:table-cell office:value-type="float" office:value="7038333333.33333" calcext:value-type="float">
            <text:p>7038333333.33333</text:p>
          </table:table-cell>
          <table:table-cell office:value-type="float" office:value="6702000000" calcext:value-type="float">
            <text:p>6702000000</text:p>
          </table:table-cell>
          <table:table-cell office:value-type="float" office:value="8762500000" calcext:value-type="float">
            <text:p>8762500000</text:p>
          </table:table-cell>
          <table:table-cell office:value-type="float" office:value="11309750000" calcext:value-type="float">
            <text:p>11309750000</text:p>
          </table:table-cell>
          <table:table-cell office:value-type="float" office:value="16317250000" calcext:value-type="float">
            <text:p>16317250000</text:p>
          </table:table-cell>
          <table:table-cell office:value-type="float" office:value="15337833333.3333" calcext:value-type="float">
            <text:p>15337833333.3333</text:p>
          </table:table-cell>
          <table:table-cell office:value-type="float" office:value="15161000000" calcext:value-type="float">
            <text:p>15161000000</text:p>
          </table:table-cell>
          <table:table-cell office:value-type="float" office:value="17347500000" calcext:value-type="float">
            <text:p>17347500000</text:p>
          </table:table-cell>
          <table:table-cell office:value-type="float" office:value="16818647058.8235" calcext:value-type="float">
            <text:p>16818647058.8235</text:p>
          </table:table-cell>
          <table:table-cell office:value-type="float" office:value="21482760000" calcext:value-type="float">
            <text:p>21482760000</text:p>
          </table:table-cell>
          <table:table-cell office:value-type="float" office:value="24129333333.3333" calcext:value-type="float">
            <text:p>24129333333.3333</text:p>
          </table:table-cell>
          <table:table-cell office:value-type="float" office:value="25541982456.1404" calcext:value-type="float">
            <text:p>25541982456.1404</text:p>
          </table:table-cell>
          <table:table-cell office:value-type="float" office:value="27796979423.8683" calcext:value-type="float">
            <text:p>27796979423.8683</text:p>
          </table:table-cell>
          <table:table-cell office:value-type="float" office:value="31046960854.0925" calcext:value-type="float">
            <text:p>31046960854.0925</text:p>
          </table:table-cell>
          <table:table-cell office:value-type="float" office:value="29118001364.2565" calcext:value-type="float">
            <text:p>29118001364.2565</text:p>
          </table:table-cell>
          <table:table-cell office:value-type="float" office:value="27464859869.3698" calcext:value-type="float">
            <text:p>27464859869.3698</text:p>
          </table:table-cell>
          <table:table-cell office:value-type="float" office:value="34047913832.5044" calcext:value-type="float">
            <text:p>34047913832.5044</text:p>
          </table:table-cell>
          <table:table-cell office:value-type="float" office:value="40903634140.2233" calcext:value-type="float">
            <text:p>40903634140.2233</text:p>
          </table:table-cell>
          <table:table-cell office:value-type="float" office:value="50026434048.4083" calcext:value-type="float">
            <text:p>50026434048.4083</text:p>
          </table:table-cell>
          <table:table-cell office:value-type="float" office:value="49829306407.848" calcext:value-type="float">
            <text:p>49829306407.848</text:p>
          </table:table-cell>
          <table:table-cell office:value-type="float" office:value="58925354726.7136" calcext:value-type="float">
            <text:p>58925354726.7136</text:p>
          </table:table-cell>
          <table:table-cell office:value-type="float" office:value="67459649072.0021" calcext:value-type="float">
            <text:p>67459649072.0021</text:p>
          </table:table-cell>
          <table:table-cell office:value-type="float" office:value="75496923793.2577" calcext:value-type="float">
            <text:p>75496923793.2577</text:p>
          </table:table-cell>
          <table:table-cell office:value-type="float" office:value="75875266421.6812" calcext:value-type="float">
            <text:p>75875266421.6812</text:p>
          </table:table-cell>
          <table:table-cell office:value-type="float" office:value="86216942413.0716" calcext:value-type="float">
            <text:p>86216942413.0716</text:p>
          </table:table-cell>
          <table:table-cell office:value-type="float" office:value="100238675688.241" calcext:value-type="float">
            <text:p>100238675688.241</text:p>
          </table:table-cell>
          <table:table-cell office:value-type="float" office:value="109855414136.667" calcext:value-type="float">
            <text:p>109855414136.667</text:p>
          </table:table-cell>
          <table:table-cell office:value-type="float" office:value="114622322548.849" calcext:value-type="float">
            <text:p>114622322548.849</text:p>
          </table:table-cell>
          <table:table-cell office:value-type="float" office:value="115861598589.511" calcext:value-type="float">
            <text:p>115861598589.511</text:p>
          </table:table-cell>
          <table:table-cell office:value-type="float" office:value="117011468004.928" calcext:value-type="float">
            <text:p>117011468004.928</text:p>
          </table:table-cell>
          <table:table-cell office:value-type="float" office:value="132243719324.062" calcext:value-type="float">
            <text:p>132243719324.062</text:p>
          </table:table-cell>
          <table:table-cell office:value-type="float" office:value="130671332049.362" calcext:value-type="float">
            <text:p>130671332049.362</text:p>
          </table:table-cell>
          <table:table-cell office:value-type="float" office:value="121042412533.243" calcext:value-type="float">
            <text:p>121042412533.243</text:p>
          </table:table-cell>
          <table:table-cell office:value-type="float" office:value="126808836147.647" calcext:value-type="float">
            <text:p>126808836147.647</text:p>
          </table:table-cell>
          <table:table-cell office:value-type="float" office:value="135341922021.419" calcext:value-type="float">
            <text:p>135341922021.419</text:p>
          </table:table-cell>
          <table:table-cell office:value-type="float" office:value="142411275954.275" calcext:value-type="float">
            <text:p>142411275954.275</text:p>
          </table:table-cell>
          <table:table-cell office:value-type="float" office:value="153982562749.675" calcext:value-type="float">
            <text:p>153982562749.675</text:p>
          </table:table-cell>
          <table:table-cell office:value-type="float" office:value="178743403203.427" calcext:value-type="float">
            <text:p>178743403203.427</text:p>
          </table:table-cell>
          <table:table-cell office:value-type="float" office:value="215960886649.944" calcext:value-type="float">
            <text:p>215960886649.944</text:p>
          </table:table-cell>
          <table:table-cell office:value-type="float" office:value="207451779086.031" calcext:value-type="float">
            <text:p>207451779086.031</text:p>
          </table:table-cell>
          <table:table-cell office:value-type="float" office:value="233732926323.391" calcext:value-type="float">
            <text:p>233732926323.391</text:p>
          </table:table-cell>
          <table:table-cell office:value-type="float" office:value="261716880681.784" calcext:value-type="float">
            <text:p>261716880681.784</text:p>
          </table:table-cell>
          <table:table-cell office:value-type="float" office:value="257435001991.474" calcext:value-type="float">
            <text:p>257435001991.474</text:p>
          </table:table-cell>
          <table:table-cell office:value-type="float" office:value="292917010877.217" calcext:value-type="float">
            <text:p>292917010877.217</text:p>
          </table:table-cell>
          <table:table-cell office:value-type="float" office:value="310007879343.474" calcext:value-type="float">
            <text:p>310007879343.474</text:p>
          </table:table-cell>
          <table:table-cell office:value-type="float" office:value="300470790394.923" calcext:value-type="float">
            <text:p>300470790394.923</text:p>
          </table:table-cell>
          <table:table-cell office:value-type="float" office:value="319377923613.703" calcext:value-type="float">
            <text:p>319377923613.703</text:p>
          </table:table-cell>
          <table:table-cell office:value-type="float" office:value="353268411918.577" calcext:value-type="float">
            <text:p>353268411918.577</text:p>
          </table:table-cell>
          <table:table-cell office:value-type="float" office:value="369690436162.433" calcext:value-type="float">
            <text:p>369690436162.433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 office:value-type="float" office:value="40385288344.1911" calcext:value-type="float">
            <text:p>40385288344.1911</text:p>
          </table:table-cell>
          <table:table-cell office:value-type="float" office:value="44842760293.1924" calcext:value-type="float">
            <text:p>44842760293.1924</text:p>
          </table:table-cell>
          <table:table-cell office:value-type="float" office:value="50383891898.9911" calcext:value-type="float">
            <text:p>50383891898.9911</text:p>
          </table:table-cell>
          <table:table-cell office:value-type="float" office:value="57710743059.8341" calcext:value-type="float">
            <text:p>57710743059.8341</text:p>
          </table:table-cell>
          <table:table-cell office:value-type="float" office:value="63175417019.0094" calcext:value-type="float">
            <text:p>63175417019.0094</text:p>
          </table:table-cell>
          <table:table-cell office:value-type="float" office:value="67978153850.5191" calcext:value-type="float">
            <text:p>67978153850.5191</text:p>
          </table:table-cell>
          <table:table-cell office:value-type="float" office:value="73654870011.2757" calcext:value-type="float">
            <text:p>73654870011.2757</text:p>
          </table:table-cell>
          <table:table-cell office:value-type="float" office:value="81133120065.4202" calcext:value-type="float">
            <text:p>81133120065.4202</text:p>
          </table:table-cell>
          <table:table-cell office:value-type="float" office:value="87942231678.3505" calcext:value-type="float">
            <text:p>87942231678.3505</text:p>
          </table:table-cell>
          <table:table-cell office:value-type="float" office:value="97085082807.3751" calcext:value-type="float">
            <text:p>97085082807.3751</text:p>
          </table:table-cell>
          <table:table-cell office:value-type="float" office:value="113021271995.043" calcext:value-type="float">
            <text:p>113021271995.043</text:p>
          </table:table-cell>
          <table:table-cell office:value-type="float" office:value="124261125468.165" calcext:value-type="float">
            <text:p>124261125468.165</text:p>
          </table:table-cell>
          <table:table-cell office:value-type="float" office:value="144780887782.205" calcext:value-type="float">
            <text:p>144780887782.205</text:p>
          </table:table-cell>
          <table:table-cell office:value-type="float" office:value="174913182331.451" calcext:value-type="float">
            <text:p>174913182331.451</text:p>
          </table:table-cell>
          <table:table-cell office:value-type="float" office:value="198906210777.017" calcext:value-type="float">
            <text:p>198906210777.017</text:p>
          </table:table-cell>
          <table:table-cell office:value-type="float" office:value="226944777283.511" calcext:value-type="float">
            <text:p>226944777283.511</text:p>
          </table:table-cell>
          <table:table-cell office:value-type="float" office:value="223976030937.427" calcext:value-type="float">
            <text:p>223976030937.427</text:p>
          </table:table-cell>
          <table:table-cell office:value-type="float" office:value="256746610489.357" calcext:value-type="float">
            <text:p>256746610489.357</text:p>
          </table:table-cell>
          <table:table-cell office:value-type="float" office:value="314019078256.902" calcext:value-type="float">
            <text:p>314019078256.902</text:p>
          </table:table-cell>
          <table:table-cell office:value-type="float" office:value="392378584945.234" calcext:value-type="float">
            <text:p>392378584945.234</text:p>
          </table:table-cell>
          <table:table-cell office:value-type="float" office:value="475682506443.59" calcext:value-type="float">
            <text:p>475682506443.59</text:p>
          </table:table-cell>
          <table:table-cell office:value-type="float" office:value="429282143246.466" calcext:value-type="float">
            <text:p>429282143246.466</text:p>
          </table:table-cell>
          <table:table-cell office:value-type="float" office:value="425863251968.504" calcext:value-type="float">
            <text:p>425863251968.504</text:p>
          </table:table-cell>
          <table:table-cell office:value-type="float" office:value="441580962901.581" calcext:value-type="float">
            <text:p>441580962901.581</text:p>
          </table:table-cell>
          <table:table-cell office:value-type="float" office:value="436443280912.497" calcext:value-type="float">
            <text:p>436443280912.497</text:p>
          </table:table-cell>
          <table:table-cell office:value-type="float" office:value="450725816042.998" calcext:value-type="float">
            <text:p>450725816042.998</text:p>
          </table:table-cell>
          <table:table-cell office:value-type="float" office:value="638273986102.091" calcext:value-type="float">
            <text:p>638273986102.091</text:p>
          </table:table-cell>
          <table:table-cell office:value-type="float" office:value="803055418882.581" calcext:value-type="float">
            <text:p>803055418882.581</text:p>
          </table:table-cell>
          <table:table-cell office:value-type="float" office:value="888667913418.625" calcext:value-type="float">
            <text:p>888667913418.625</text:p>
          </table:table-cell>
          <table:table-cell office:value-type="float" office:value="925598068021.451" calcext:value-type="float">
            <text:p>925598068021.451</text:p>
          </table:table-cell>
          <table:table-cell office:value-type="float" office:value="1177326294440.85" calcext:value-type="float">
            <text:p>1177326294440.85</text:p>
          </table:table-cell>
          <table:table-cell office:value-type="float" office:value="1242109397533.95" calcext:value-type="float">
            <text:p>1242109397533.95</text:p>
          </table:table-cell>
          <table:table-cell office:value-type="float" office:value="1315806985860.17" calcext:value-type="float">
            <text:p>1315806985860.17</text:p>
          </table:table-cell>
          <table:table-cell office:value-type="float" office:value="1061445225790.57" calcext:value-type="float">
            <text:p>1061445225790.57</text:p>
          </table:table-cell>
          <table:table-cell office:value-type="float" office:value="1095590833693.56" calcext:value-type="float">
            <text:p>1095590833693.56</text:p>
          </table:table-cell>
          <table:table-cell office:value-type="float" office:value="1170787352906.22" calcext:value-type="float">
            <text:p>1170787352906.22</text:p>
          </table:table-cell>
          <table:table-cell office:value-type="float" office:value="1308929351236.04" calcext:value-type="float">
            <text:p>1308929351236.04</text:p>
          </table:table-cell>
          <table:table-cell office:value-type="float" office:value="1239050932241.93" calcext:value-type="float">
            <text:p>1239050932241.93</text:p>
          </table:table-cell>
          <table:table-cell office:value-type="float" office:value="1266309245009.48" calcext:value-type="float">
            <text:p>1266309245009.48</text:p>
          </table:table-cell>
          <table:table-cell office:value-type="float" office:value="1248563179203.07" calcext:value-type="float">
            <text:p>1248563179203.07</text:p>
          </table:table-cell>
          <table:table-cell office:value-type="float" office:value="1141759996314.72" calcext:value-type="float">
            <text:p>1141759996314.72</text:p>
          </table:table-cell>
          <table:table-cell office:value-type="float" office:value="1162317852348.99" calcext:value-type="float">
            <text:p>1162317852348.99</text:p>
          </table:table-cell>
          <table:table-cell office:value-type="float" office:value="1266510634293.24" calcext:value-type="float">
            <text:p>1266510634293.24</text:p>
          </table:table-cell>
          <table:table-cell office:value-type="float" office:value="1569649661399.55" calcext:value-type="float">
            <text:p>1569649661399.55</text:p>
          </table:table-cell>
          <table:table-cell office:value-type="float" office:value="1798314750434.57" calcext:value-type="float">
            <text:p>1798314750434.57</text:p>
          </table:table-cell>
          <table:table-cell office:value-type="float" office:value="1852661982340.5" calcext:value-type="float">
            <text:p>1852661982340.5</text:p>
          </table:table-cell>
          <table:table-cell office:value-type="float" office:value="1942633797516" calcext:value-type="float">
            <text:p>1942633797516</text:p>
          </table:table-cell>
          <table:table-cell office:value-type="float" office:value="2203053380782.92" calcext:value-type="float">
            <text:p>2203053380782.92</text:p>
          </table:table-cell>
          <table:table-cell office:value-type="float" office:value="2390729163615.06" calcext:value-type="float">
            <text:p>2390729163615.06</text:p>
          </table:table-cell>
          <table:table-cell office:value-type="float" office:value="2185160183384.27" calcext:value-type="float">
            <text:p>2185160183384.27</text:p>
          </table:table-cell>
          <table:table-cell office:value-type="float" office:value="2125058244242.92" calcext:value-type="float">
            <text:p>2125058244242.92</text:p>
          </table:table-cell>
          <table:table-cell office:value-type="float" office:value="2276292404600.52" calcext:value-type="float">
            <text:p>2276292404600.52</text:p>
          </table:table-cell>
          <table:table-cell office:value-type="float" office:value="2072823157059.76" calcext:value-type="float">
            <text:p>2072823157059.76</text:p>
          </table:table-cell>
          <table:table-cell office:value-type="float" office:value="2130491320658.68" calcext:value-type="float">
            <text:p>2130491320658.68</text:p>
          </table:table-cell>
          <table:table-cell office:value-type="float" office:value="2151732868243.21" calcext:value-type="float">
            <text:p>2151732868243.21</text:p>
          </table:table-cell>
          <table:table-cell office:value-type="float" office:value="1832273032580.67" calcext:value-type="float">
            <text:p>1832273032580.67</text:p>
          </table:table-cell>
          <table:table-cell office:value-type="float" office:value="1869201702185.17" calcext:value-type="float">
            <text:p>1869201702185.17</text:p>
          </table:table-cell>
          <table:table-cell office:value-type="float" office:value="1946570340341.13" calcext:value-type="float">
            <text:p>1946570340341.13</text:p>
          </table:table-cell>
          <table:table-cell office:value-type="float" office:value="2073901988878.23" calcext:value-type="float">
            <text:p>2073901988878.23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699050678.98642" calcext:value-type="float">
            <text:p>699050678.98642</text:p>
          </table:table-cell>
          <table:table-cell office:value-type="float" office:value="748028839.423211" calcext:value-type="float">
            <text:p>748028839.423211</text:p>
          </table:table-cell>
          <table:table-cell office:value-type="float" office:value="777712445.751085" calcext:value-type="float">
            <text:p>777712445.751085</text:p>
          </table:table-cell>
          <table:table-cell office:value-type="float" office:value="826690466.190676" calcext:value-type="float">
            <text:p>826690466.190676</text:p>
          </table:table-cell>
          <table:table-cell office:value-type="float" office:value="897931401.371972" calcext:value-type="float">
            <text:p>897931401.371972</text:p>
          </table:table-cell>
          <table:table-cell office:value-type="float" office:value="972140557.188856" calcext:value-type="float">
            <text:p>972140557.188856</text:p>
          </table:table-cell>
          <table:table-cell office:value-type="float" office:value="1096738065.2387" calcext:value-type="float">
            <text:p>1096738065.2387</text:p>
          </table:table-cell>
          <table:table-cell office:value-type="float" office:value="1148025407.34604" calcext:value-type="float">
            <text:p>1148025407.34604</text:p>
          </table:table-cell>
          <table:table-cell office:value-type="float" office:value="1083883355.33421" calcext:value-type="float">
            <text:p>1083883355.33421</text:p>
          </table:table-cell>
          <table:table-cell office:value-type="float" office:value="1191287651.50606" calcext:value-type="float">
            <text:p>1191287651.50606</text:p>
          </table:table-cell>
          <table:table-cell office:value-type="float" office:value="1404776071.04284" calcext:value-type="float">
            <text:p>1404776071.04284</text:p>
          </table:table-cell>
          <table:table-cell office:value-type="float" office:value="1539865513.92891" calcext:value-type="float">
            <text:p>1539865513.92891</text:p>
          </table:table-cell>
          <table:table-cell office:value-type="float" office:value="1875048859.93485" calcext:value-type="float">
            <text:p>1875048859.93485</text:p>
          </table:table-cell>
          <table:table-cell office:value-type="float" office:value="1905917553.19149" calcext:value-type="float">
            <text:p>1905917553.19149</text:p>
          </table:table-cell>
          <table:table-cell office:value-type="float" office:value="2375096249.03751" calcext:value-type="float">
            <text:p>2375096249.03751</text:p>
          </table:table-cell>
          <table:table-cell office:value-type="float" office:value="2860411285.88714" calcext:value-type="float">
            <text:p>2860411285.88714</text:p>
          </table:table-cell>
          <table:table-cell office:value-type="float" office:value="2966010229.8977" calcext:value-type="float">
            <text:p>2966010229.8977</text:p>
          </table:table-cell>
          <table:table-cell office:value-type="float" office:value="3249697393.02607" calcext:value-type="float">
            <text:p>3249697393.02607</text:p>
          </table:table-cell>
          <table:table-cell office:value-type="float" office:value="2644449232.29321" calcext:value-type="float">
            <text:p>2644449232.29321</text:p>
          </table:table-cell>
          <table:table-cell office:value-type="float" office:value="2425033998.18676" calcext:value-type="float">
            <text:p>2425033998.18676</text:p>
          </table:table-cell>
          <table:table-cell office:value-type="float" office:value="2679409453.23903" calcext:value-type="float">
            <text:p>2679409453.23903</text:p>
          </table:table-cell>
          <table:table-cell office:value-type="float" office:value="2979061412.37229" calcext:value-type="float">
            <text:p>2979061412.37229</text:p>
          </table:table-cell>
          <table:table-cell office:value-type="float" office:value="3293533288.42483" calcext:value-type="float">
            <text:p>3293533288.42483</text:p>
          </table:table-cell>
          <table:table-cell office:value-type="float" office:value="3619294120.69144" calcext:value-type="float">
            <text:p>3619294120.69144</text:p>
          </table:table-cell>
          <table:table-cell office:value-type="float" office:value="2373566957.49214" calcext:value-type="float">
            <text:p>2373566957.49214</text:p>
          </table:table-cell>
          <table:table-cell office:value-type="float" office:value="2100223149.71396" calcext:value-type="float">
            <text:p>2100223149.71396</text:p>
          </table:table-cell>
          <table:table-cell office:value-type="float" office:value="2754566176.20212" calcext:value-type="float">
            <text:p>2754566176.20212</text:p>
          </table:table-cell>
          <table:table-cell office:value-type="float" office:value="3286987551.71597" calcext:value-type="float">
            <text:p>3286987551.71597</text:p>
          </table:table-cell>
          <table:table-cell office:value-type="float" office:value="3828310734.97795" calcext:value-type="float">
            <text:p>3828310734.97795</text:p>
          </table:table-cell>
          <table:table-cell office:value-type="float" office:value="4404970058.83786" calcext:value-type="float">
            <text:p>4404970058.83786</text:p>
          </table:table-cell>
          <table:table-cell office:value-type="float" office:value="4592224067.37194" calcext:value-type="float">
            <text:p>4592224067.37194</text:p>
          </table:table-cell>
          <table:table-cell office:value-type="float" office:value="4071219198.03601" calcext:value-type="float">
            <text:p>4071219198.03601</text:p>
          </table:table-cell>
          <table:table-cell office:value-type="float" office:value="3530892749.02131" calcext:value-type="float">
            <text:p>3530892749.02131</text:p>
          </table:table-cell>
          <table:table-cell office:value-type="float" office:value="5405097570.68897" calcext:value-type="float">
            <text:p>5405097570.68897</text:p>
          </table:table-cell>
          <table:table-cell office:value-type="float" office:value="5419134875.33794" calcext:value-type="float">
            <text:p>5419134875.33794</text:p>
          </table:table-cell>
          <table:table-cell office:value-type="float" office:value="6538840169.73126" calcext:value-type="float">
            <text:p>6538840169.73126</text:p>
          </table:table-cell>
          <table:table-cell office:value-type="float" office:value="7368000000" calcext:value-type="float">
            <text:p>7368000000</text:p>
          </table:table-cell>
          <table:table-cell office:value-type="float" office:value="8375077442.97381" calcext:value-type="float">
            <text:p>8375077442.97381</text:p>
          </table:table-cell>
          <table:table-cell office:value-type="float" office:value="8763219645.29332" calcext:value-type="float">
            <text:p>8763219645.29332</text:p>
          </table:table-cell>
          <table:table-cell office:value-type="float" office:value="8851581632.65306" calcext:value-type="float">
            <text:p>8851581632.65306</text:p>
          </table:table-cell>
          <table:table-cell office:value-type="float" office:value="8985352831.94058" calcext:value-type="float">
            <text:p>8985352831.94058</text:p>
          </table:table-cell>
          <table:table-cell office:value-type="float" office:value="9178016493.05556" calcext:value-type="float">
            <text:p>9178016493.05556</text:p>
          </table:table-cell>
          <table:table-cell office:value-type="float" office:value="9694169756.90153" calcext:value-type="float">
            <text:p>9694169756.90153</text:p>
          </table:table-cell>
          <table:table-cell office:value-type="float" office:value="9399447609.1835" calcext:value-type="float">
            <text:p>9399447609.1835</text:p>
          </table:table-cell>
          <table:table-cell office:value-type="float" office:value="10150978154.5484" calcext:value-type="float">
            <text:p>10150978154.5484</text:p>
          </table:table-cell>
          <table:table-cell office:value-type="float" office:value="11204416000" calcext:value-type="float">
            <text:p>11204416000</text:p>
          </table:table-cell>
          <table:table-cell office:value-type="float" office:value="11901911987.8604" calcext:value-type="float">
            <text:p>11901911987.8604</text:p>
          </table:table-cell>
          <table:table-cell office:value-type="float" office:value="12827809965.2375" calcext:value-type="float">
            <text:p>12827809965.2375</text:p>
          </table:table-cell>
          <table:table-cell office:value-type="float" office:value="13680482786.9977" calcext:value-type="float">
            <text:p>13680482786.9977</text:p>
          </table:table-cell>
          <table:table-cell office:value-type="float" office:value="12067478477.5714" calcext:value-type="float">
            <text:p>12067478477.5714</text:p>
          </table:table-cell>
          <table:table-cell office:value-type="float" office:value="13200286270.4683" calcext:value-type="float">
            <text:p>13200286270.4683</text:p>
          </table:table-cell>
          <table:table-cell office:value-type="float" office:value="14413359665.4275" calcext:value-type="float">
            <text:p>14413359665.4275</text:p>
          </table:table-cell>
          <table:table-cell office:value-type="float" office:value="14798716216.2162" calcext:value-type="float">
            <text:p>14798716216.2162</text:p>
          </table:table-cell>
          <table:table-cell office:value-type="float" office:value="14193012191.4957" calcext:value-type="float">
            <text:p>14193012191.4957</text:p>
          </table:table-cell>
          <table:table-cell office:value-type="float" office:value="13852192273.1357" calcext:value-type="float">
            <text:p>13852192273.1357</text:p>
          </table:table-cell>
          <table:table-cell office:value-type="float" office:value="14145469269.457" calcext:value-type="float">
            <text:p>14145469269.457</text:p>
          </table:table-cell>
          <table:table-cell office:value-type="float" office:value="14072135208.5664" calcext:value-type="float">
            <text:p>14072135208.5664</text:p>
          </table:table-cell>
          <table:table-cell office:value-type="float" office:value="14781107821.7513" calcext:value-type="float">
            <text:p>14781107821.7513</text:p>
          </table:table-cell>
          <table:table-cell office:value-type="float" office:value="15717858486.9424" calcext:value-type="float">
            <text:p>15717858486.9424</text:p>
          </table:table-cell>
        </table:table-row>
        <table:table-row table:style-name="ro1">
          <table:table-cell office:value-type="string" calcext:value-type="string">
            <text:p>Jordania</text:p>
          </table:table-cell>
          <table:table-cell office:value-type="string" calcext:value-type="string">
            <text:p>JOR</text:p>
          </table:table-cell>
          <table:table-cell table:number-columns-repeated="5"/>
          <table:table-cell office:value-type="float" office:value="599831979.837581" calcext:value-type="float">
            <text:p>599831979.837581</text:p>
          </table:table-cell>
          <table:table-cell office:value-type="float" office:value="658078969.476337" calcext:value-type="float">
            <text:p>658078969.476337</text:p>
          </table:table-cell>
          <table:table-cell office:value-type="float" office:value="631755810.697284" calcext:value-type="float">
            <text:p>631755810.697284</text:p>
          </table:table-cell>
          <table:table-cell office:value-type="float" office:value="561187342.481098" calcext:value-type="float">
            <text:p>561187342.481098</text:p>
          </table:table-cell>
          <table:table-cell office:value-type="float" office:value="698963875.66508" calcext:value-type="float">
            <text:p>698963875.66508</text:p>
          </table:table-cell>
          <table:table-cell office:value-type="float" office:value="639596751.610193" calcext:value-type="float">
            <text:p>639596751.610193</text:p>
          </table:table-cell>
          <table:table-cell office:value-type="float" office:value="678241388.966676" calcext:value-type="float">
            <text:p>678241388.966676</text:p>
          </table:table-cell>
          <table:table-cell office:value-type="float" office:value="788574628.955475" calcext:value-type="float">
            <text:p>788574628.955475</text:p>
          </table:table-cell>
          <table:table-cell office:value-type="float" office:value="943700547.778454" calcext:value-type="float">
            <text:p>943700547.778454</text:p>
          </table:table-cell>
          <table:table-cell office:value-type="float" office:value="1197454206.76808" calcext:value-type="float">
            <text:p>1197454206.76808</text:p>
          </table:table-cell>
          <table:table-cell office:value-type="float" office:value="1363039399.62477" calcext:value-type="float">
            <text:p>1363039399.62477</text:p>
          </table:table-cell>
          <table:table-cell office:value-type="float" office:value="1708734939.75904" calcext:value-type="float">
            <text:p>1708734939.75904</text:p>
          </table:table-cell>
          <table:table-cell office:value-type="float" office:value="2096568478.59095" calcext:value-type="float">
            <text:p>2096568478.59095</text:p>
          </table:table-cell>
          <table:table-cell office:value-type="float" office:value="2602748691.09948" calcext:value-type="float">
            <text:p>2602748691.09948</text:p>
          </table:table-cell>
          <table:table-cell office:value-type="float" office:value="3271728271.72827" calcext:value-type="float">
            <text:p>3271728271.72827</text:p>
          </table:table-cell>
          <table:table-cell office:value-type="float" office:value="3910036925.14267" calcext:value-type="float">
            <text:p>3910036925.14267</text:p>
          </table:table-cell>
          <table:table-cell office:value-type="float" office:value="4384685230.02421" calcext:value-type="float">
            <text:p>4384685230.02421</text:p>
          </table:table-cell>
          <table:table-cell office:value-type="float" office:value="4680567375.88653" calcext:value-type="float">
            <text:p>4680567375.88653</text:p>
          </table:table-cell>
          <table:table-cell office:value-type="float" office:value="4920407601.21179" calcext:value-type="float">
            <text:p>4920407601.21179</text:p>
          </table:table-cell>
          <table:table-cell office:value-type="float" office:value="4966710013.0039" calcext:value-type="float">
            <text:p>4966710013.0039</text:p>
          </table:table-cell>
          <table:table-cell office:value-type="float" office:value="4993829194.12063" calcext:value-type="float">
            <text:p>4993829194.12063</text:p>
          </table:table-cell>
          <table:table-cell office:value-type="float" office:value="6401380000" calcext:value-type="float">
            <text:p>6401380000</text:p>
          </table:table-cell>
          <table:table-cell office:value-type="float" office:value="6755599113.73707" calcext:value-type="float">
            <text:p>6755599113.73707</text:p>
          </table:table-cell>
          <table:table-cell office:value-type="float" office:value="6277197435.2124" calcext:value-type="float">
            <text:p>6277197435.2124</text:p>
          </table:table-cell>
          <table:table-cell office:value-type="float" office:value="4220945005.22102" calcext:value-type="float">
            <text:p>4220945005.22102</text:p>
          </table:table-cell>
          <table:table-cell office:value-type="float" office:value="4160003917.43258" calcext:value-type="float">
            <text:p>4160003917.43258</text:p>
          </table:table-cell>
          <table:table-cell office:value-type="float" office:value="4344250257.01278" calcext:value-type="float">
            <text:p>4344250257.01278</text:p>
          </table:table-cell>
          <table:table-cell office:value-type="float" office:value="5311329067.37276" calcext:value-type="float">
            <text:p>5311329067.37276</text:p>
          </table:table-cell>
          <table:table-cell office:value-type="float" office:value="5605841535.57512" calcext:value-type="float">
            <text:p>5605841535.57512</text:p>
          </table:table-cell>
          <table:table-cell office:value-type="float" office:value="6237739516.24445" calcext:value-type="float">
            <text:p>6237739516.24445</text:p>
          </table:table-cell>
          <table:table-cell office:value-type="float" office:value="6727446632.42009" calcext:value-type="float">
            <text:p>6727446632.42009</text:p>
          </table:table-cell>
          <table:table-cell office:value-type="float" office:value="6928359238.36389" calcext:value-type="float">
            <text:p>6928359238.36389</text:p>
          </table:table-cell>
          <table:table-cell office:value-type="float" office:value="7246188575.45839" calcext:value-type="float">
            <text:p>7246188575.45839</text:p>
          </table:table-cell>
          <table:table-cell office:value-type="float" office:value="7912327362.48237" calcext:value-type="float">
            <text:p>7912327362.48237</text:p>
          </table:table-cell>
          <table:table-cell office:value-type="float" office:value="8149106064.88011" calcext:value-type="float">
            <text:p>8149106064.88011</text:p>
          </table:table-cell>
          <table:table-cell office:value-type="float" office:value="8460424400.56418" calcext:value-type="float">
            <text:p>8460424400.56418</text:p>
          </table:table-cell>
          <table:table-cell office:value-type="float" office:value="8975689844.8519" calcext:value-type="float">
            <text:p>8975689844.8519</text:p>
          </table:table-cell>
          <table:table-cell office:value-type="float" office:value="9582453032.44006" calcext:value-type="float">
            <text:p>9582453032.44006</text:p>
          </table:table-cell>
          <table:table-cell office:value-type="float" office:value="10195660789.8449" calcext:value-type="float">
            <text:p>10195660789.8449</text:p>
          </table:table-cell>
          <table:table-cell office:value-type="float" office:value="11411390409.0268" calcext:value-type="float">
            <text:p>11411390409.0268</text:p>
          </table:table-cell>
          <table:table-cell office:value-type="float" office:value="12588665303.244" calcext:value-type="float">
            <text:p>12588665303.244</text:p>
          </table:table-cell>
          <table:table-cell office:value-type="float" office:value="15056929760.2257" calcext:value-type="float">
            <text:p>15056929760.2257</text:p>
          </table:table-cell>
          <table:table-cell office:value-type="float" office:value="17110587447.1086" calcext:value-type="float">
            <text:p>17110587447.1086</text:p>
          </table:table-cell>
          <table:table-cell office:value-type="float" office:value="22218617771.5092" calcext:value-type="float">
            <text:p>22218617771.5092</text:p>
          </table:table-cell>
          <table:table-cell office:value-type="float" office:value="23974612129.7602" calcext:value-type="float">
            <text:p>23974612129.7602</text:p>
          </table:table-cell>
          <table:table-cell office:value-type="float" office:value="26551480959.0973" calcext:value-type="float">
            <text:p>26551480959.0973</text:p>
          </table:table-cell>
          <table:table-cell office:value-type="float" office:value="28932299012.6939" calcext:value-type="float">
            <text:p>28932299012.6939</text:p>
          </table:table-cell>
          <table:table-cell office:value-type="float" office:value="30966149506.347" calcext:value-type="float">
            <text:p>30966149506.347</text:p>
          </table:table-cell>
          <table:table-cell office:value-type="float" office:value="33675599435.8251" calcext:value-type="float">
            <text:p>33675599435.8251</text:p>
          </table:table-cell>
          <table:table-cell office:value-type="float" office:value="36104372355.4302" calcext:value-type="float">
            <text:p>36104372355.4302</text:p>
          </table:table-cell>
          <table:table-cell office:value-type="float" office:value="37968970380.8181" calcext:value-type="float">
            <text:p>37968970380.8181</text:p>
          </table:table-cell>
          <table:table-cell office:value-type="float" office:value="39252468265.1622" calcext:value-type="float">
            <text:p>39252468265.1622</text:p>
          </table:table-cell>
          <table:table-cell office:value-type="float" office:value="40765867418.8999" calcext:value-type="float">
            <text:p>40765867418.8999</text:p>
          </table:table-cell>
          <table:table-cell office:value-type="float" office:value="42290832157.969" calcext:value-type="float">
            <text:p>42290832157.969</text:p>
          </table:table-cell>
        </table:table-row>
        <table:table-row table:style-name="ro1">
          <table:table-cell office:value-type="string" calcext:value-type="string">
            <text:p>Japón</text:p>
          </table:table-cell>
          <table:table-cell office:value-type="string" calcext:value-type="string">
            <text:p>JPN</text:p>
          </table:table-cell>
          <table:table-cell office:value-type="float" office:value="44307342950.4" calcext:value-type="float">
            <text:p>44307342950.4</text:p>
          </table:table-cell>
          <table:table-cell office:value-type="float" office:value="53508617739.3778" calcext:value-type="float">
            <text:p>53508617739.3778</text:p>
          </table:table-cell>
          <table:table-cell office:value-type="float" office:value="60723018683.7333" calcext:value-type="float">
            <text:p>60723018683.7333</text:p>
          </table:table-cell>
          <table:table-cell office:value-type="float" office:value="69498131797.3333" calcext:value-type="float">
            <text:p>69498131797.3333</text:p>
          </table:table-cell>
          <table:table-cell office:value-type="float" office:value="81749006381.5111" calcext:value-type="float">
            <text:p>81749006381.5111</text:p>
          </table:table-cell>
          <table:table-cell office:value-type="float" office:value="90950278257.7778" calcext:value-type="float">
            <text:p>90950278257.7778</text:p>
          </table:table-cell>
          <table:table-cell office:value-type="float" office:value="105628070343.111" calcext:value-type="float">
            <text:p>105628070343.111</text:p>
          </table:table-cell>
          <table:table-cell office:value-type="float" office:value="123781880217.6" calcext:value-type="float">
            <text:p>123781880217.6</text:p>
          </table:table-cell>
          <table:table-cell office:value-type="float" office:value="146601072685.511" calcext:value-type="float">
            <text:p>146601072685.511</text:p>
          </table:table-cell>
          <table:table-cell office:value-type="float" office:value="172204199480.889" calcext:value-type="float">
            <text:p>172204199480.889</text:p>
          </table:table-cell>
          <table:table-cell office:value-type="float" office:value="212609187920.833" calcext:value-type="float">
            <text:p>212609187920.833</text:p>
          </table:table-cell>
          <table:table-cell office:value-type="float" office:value="240151807459.955" calcext:value-type="float">
            <text:p>240151807459.955</text:p>
          </table:table-cell>
          <table:table-cell office:value-type="float" office:value="318031297492.682" calcext:value-type="float">
            <text:p>318031297492.682</text:p>
          </table:table-cell>
          <table:table-cell office:value-type="float" office:value="432082670451.087" calcext:value-type="float">
            <text:p>432082670451.087</text:p>
          </table:table-cell>
          <table:table-cell office:value-type="float" office:value="479625998614.775" calcext:value-type="float">
            <text:p>479625998614.775</text:p>
          </table:table-cell>
          <table:table-cell office:value-type="float" office:value="521541905671.903" calcext:value-type="float">
            <text:p>521541905671.903</text:p>
          </table:table-cell>
          <table:table-cell office:value-type="float" office:value="586161859001.02" calcext:value-type="float">
            <text:p>586161859001.02</text:p>
          </table:table-cell>
          <table:table-cell office:value-type="float" office:value="721411786537.187" calcext:value-type="float">
            <text:p>721411786537.187</text:p>
          </table:table-cell>
          <table:table-cell office:value-type="float" office:value="1013612173519.79" calcext:value-type="float">
            <text:p>1013612173519.79</text:p>
          </table:table-cell>
          <table:table-cell office:value-type="float" office:value="1055012119528.16" calcext:value-type="float">
            <text:p>1055012119528.16</text:p>
          </table:table-cell>
          <table:table-cell office:value-type="float" office:value="1105385973763.87" calcext:value-type="float">
            <text:p>1105385973763.87</text:p>
          </table:table-cell>
          <table:table-cell office:value-type="float" office:value="1218988935129.81" calcext:value-type="float">
            <text:p>1218988935129.81</text:p>
          </table:table-cell>
          <table:table-cell office:value-type="float" office:value="1134518001884.56" calcext:value-type="float">
            <text:p>1134518001884.56</text:p>
          </table:table-cell>
          <table:table-cell office:value-type="float" office:value="1243323592058.83" calcext:value-type="float">
            <text:p>1243323592058.83</text:p>
          </table:table-cell>
          <table:table-cell office:value-type="float" office:value="1318381627003.76" calcext:value-type="float">
            <text:p>1318381627003.76</text:p>
          </table:table-cell>
          <table:table-cell office:value-type="float" office:value="1398892744820.69" calcext:value-type="float">
            <text:p>1398892744820.69</text:p>
          </table:table-cell>
          <table:table-cell office:value-type="float" office:value="2078953333673.55" calcext:value-type="float">
            <text:p>2078953333673.55</text:p>
          </table:table-cell>
          <table:table-cell office:value-type="float" office:value="2532808573157.03" calcext:value-type="float">
            <text:p>2532808573157.03</text:p>
          </table:table-cell>
          <table:table-cell office:value-type="float" office:value="3071683013178.91" calcext:value-type="float">
            <text:p>3071683013178.91</text:p>
          </table:table-cell>
          <table:table-cell office:value-type="float" office:value="3054914166263.18" calcext:value-type="float">
            <text:p>3054914166263.18</text:p>
          </table:table-cell>
          <table:table-cell office:value-type="float" office:value="3132817652848.04" calcext:value-type="float">
            <text:p>3132817652848.04</text:p>
          </table:table-cell>
          <table:table-cell office:value-type="float" office:value="3584420077100.84" calcext:value-type="float">
            <text:p>3584420077100.84</text:p>
          </table:table-cell>
          <table:table-cell office:value-type="float" office:value="3908809463463.86" calcext:value-type="float">
            <text:p>3908809463463.86</text:p>
          </table:table-cell>
          <table:table-cell office:value-type="float" office:value="4454143876947.21" calcext:value-type="float">
            <text:p>4454143876947.21</text:p>
          </table:table-cell>
          <table:table-cell office:value-type="float" office:value="4907039384469.68" calcext:value-type="float">
            <text:p>4907039384469.68</text:p>
          </table:table-cell>
          <table:table-cell office:value-type="float" office:value="5449116304981.1" calcext:value-type="float">
            <text:p>5449116304981.1</text:p>
          </table:table-cell>
          <table:table-cell office:value-type="float" office:value="4833712542207.1" calcext:value-type="float">
            <text:p>4833712542207.1</text:p>
          </table:table-cell>
          <table:table-cell office:value-type="float" office:value="4414732843544.43" calcext:value-type="float">
            <text:p>4414732843544.43</text:p>
          </table:table-cell>
          <table:table-cell office:value-type="float" office:value="4032509760872.94" calcext:value-type="float">
            <text:p>4032509760872.94</text:p>
          </table:table-cell>
          <table:table-cell office:value-type="float" office:value="4562078822335.45" calcext:value-type="float">
            <text:p>4562078822335.45</text:p>
          </table:table-cell>
          <table:table-cell office:value-type="float" office:value="4887519660744.86" calcext:value-type="float">
            <text:p>4887519660744.86</text:p>
          </table:table-cell>
          <table:table-cell office:value-type="float" office:value="4303544259842.72" calcext:value-type="float">
            <text:p>4303544259842.72</text:p>
          </table:table-cell>
          <table:table-cell office:value-type="float" office:value="4115116279069.77" calcext:value-type="float">
            <text:p>4115116279069.77</text:p>
          </table:table-cell>
          <table:table-cell office:value-type="float" office:value="4445658071221.86" calcext:value-type="float">
            <text:p>4445658071221.86</text:p>
          </table:table-cell>
          <table:table-cell office:value-type="float" office:value="4815148854362.11" calcext:value-type="float">
            <text:p>4815148854362.11</text:p>
          </table:table-cell>
          <table:table-cell office:value-type="float" office:value="4755410630912.14" calcext:value-type="float">
            <text:p>4755410630912.14</text:p>
          </table:table-cell>
          <table:table-cell office:value-type="float" office:value="4530377224970.4" calcext:value-type="float">
            <text:p>4530377224970.4</text:p>
          </table:table-cell>
          <table:table-cell office:value-type="float" office:value="4515264514430.57" calcext:value-type="float">
            <text:p>4515264514430.57</text:p>
          </table:table-cell>
          <table:table-cell office:value-type="float" office:value="5037908465114.48" calcext:value-type="float">
            <text:p>5037908465114.48</text:p>
          </table:table-cell>
          <table:table-cell office:value-type="float" office:value="5231382674593.7" calcext:value-type="float">
            <text:p>5231382674593.7</text:p>
          </table:table-cell>
          <table:table-cell office:value-type="float" office:value="5700098114744.41" calcext:value-type="float">
            <text:p>5700098114744.41</text:p>
          </table:table-cell>
          <table:table-cell office:value-type="float" office:value="6157459594823.72" calcext:value-type="float">
            <text:p>6157459594823.72</text:p>
          </table:table-cell>
          <table:table-cell office:value-type="float" office:value="6203213121334.12" calcext:value-type="float">
            <text:p>6203213121334.12</text:p>
          </table:table-cell>
          <table:table-cell office:value-type="float" office:value="5155717056270.83" calcext:value-type="float">
            <text:p>5155717056270.83</text:p>
          </table:table-cell>
          <table:table-cell office:value-type="float" office:value="4850413536037.84" calcext:value-type="float">
            <text:p>4850413536037.84</text:p>
          </table:table-cell>
          <table:table-cell office:value-type="float" office:value="4389475622588.97" calcext:value-type="float">
            <text:p>4389475622588.97</text:p>
          </table:table-cell>
          <table:table-cell office:value-type="float" office:value="4926667087367.51" calcext:value-type="float">
            <text:p>4926667087367.51</text:p>
          </table:table-cell>
          <table:table-cell office:value-type="float" office:value="4859950558538.97" calcext:value-type="float">
            <text:p>4859950558538.97</text:p>
          </table:table-cell>
          <table:table-cell office:value-type="float" office:value="4970915556638.88" calcext:value-type="float">
            <text:p>4970915556638.88</text:p>
          </table:table-cell>
        </table:table-row>
        <table:table-row table:style-name="ro1">
          <table:table-cell office:value-type="string" calcext:value-type="string">
            <text:p>Kazajstán</text:p>
          </table:table-cell>
          <table:table-cell office:value-type="string" calcext:value-type="string">
            <text:p>KAZ</text:p>
          </table:table-cell>
          <table:table-cell table:number-columns-repeated="30"/>
          <table:table-cell office:value-type="float" office:value="26932728898.8146" calcext:value-type="float">
            <text:p>26932728898.8146</text:p>
          </table:table-cell>
          <table:table-cell office:value-type="float" office:value="24881135586.399" calcext:value-type="float">
            <text:p>24881135586.399</text:p>
          </table:table-cell>
          <table:table-cell office:value-type="float" office:value="24906939560.1098" calcext:value-type="float">
            <text:p>24906939560.1098</text:p>
          </table:table-cell>
          <table:table-cell office:value-type="float" office:value="23409027475.6879" calcext:value-type="float">
            <text:p>23409027475.6879</text:p>
          </table:table-cell>
          <table:table-cell office:value-type="float" office:value="21250839258.0901" calcext:value-type="float">
            <text:p>21250839258.0901</text:p>
          </table:table-cell>
          <table:table-cell office:value-type="float" office:value="20374307047.115" calcext:value-type="float">
            <text:p>20374307047.115</text:p>
          </table:table-cell>
          <table:table-cell office:value-type="float" office:value="21035357832.8019" calcext:value-type="float">
            <text:p>21035357832.8019</text:p>
          </table:table-cell>
          <table:table-cell office:value-type="float" office:value="22165932062.966" calcext:value-type="float">
            <text:p>22165932062.966</text:p>
          </table:table-cell>
          <table:table-cell office:value-type="float" office:value="22135245413.2312" calcext:value-type="float">
            <text:p>22135245413.2312</text:p>
          </table:table-cell>
          <table:table-cell office:value-type="float" office:value="16870817134.7767" calcext:value-type="float">
            <text:p>16870817134.7767</text:p>
          </table:table-cell>
          <table:table-cell office:value-type="float" office:value="18291990619.137" calcext:value-type="float">
            <text:p>18291990619.137</text:p>
          </table:table-cell>
          <table:table-cell office:value-type="float" office:value="22152694161.8882" calcext:value-type="float">
            <text:p>22152694161.8882</text:p>
          </table:table-cell>
          <table:table-cell office:value-type="float" office:value="24636593223.3467" calcext:value-type="float">
            <text:p>24636593223.3467</text:p>
          </table:table-cell>
          <table:table-cell office:value-type="float" office:value="30833699702.7594" calcext:value-type="float">
            <text:p>30833699702.7594</text:p>
          </table:table-cell>
          <table:table-cell office:value-type="float" office:value="43151647002.6096" calcext:value-type="float">
            <text:p>43151647002.6096</text:p>
          </table:table-cell>
          <table:table-cell office:value-type="float" office:value="57123671733.8953" calcext:value-type="float">
            <text:p>57123671733.8953</text:p>
          </table:table-cell>
          <table:table-cell office:value-type="float" office:value="81003884545.4098" calcext:value-type="float">
            <text:p>81003884545.4098</text:p>
          </table:table-cell>
          <table:table-cell office:value-type="float" office:value="104849886825.584" calcext:value-type="float">
            <text:p>104849886825.584</text:p>
          </table:table-cell>
          <table:table-cell office:value-type="float" office:value="133441612246.798" calcext:value-type="float">
            <text:p>133441612246.798</text:p>
          </table:table-cell>
          <table:table-cell office:value-type="float" office:value="115308661142.927" calcext:value-type="float">
            <text:p>115308661142.927</text:p>
          </table:table-cell>
          <table:table-cell office:value-type="float" office:value="148047348240.643" calcext:value-type="float">
            <text:p>148047348240.643</text:p>
          </table:table-cell>
          <table:table-cell office:value-type="float" office:value="192626507971.584" calcext:value-type="float">
            <text:p>192626507971.584</text:p>
          </table:table-cell>
          <table:table-cell office:value-type="float" office:value="207998568865.789" calcext:value-type="float">
            <text:p>207998568865.789</text:p>
          </table:table-cell>
          <table:table-cell office:value-type="float" office:value="236634552078.102" calcext:value-type="float">
            <text:p>236634552078.102</text:p>
          </table:table-cell>
          <table:table-cell office:value-type="float" office:value="221415572819.5" calcext:value-type="float">
            <text:p>221415572819.5</text:p>
          </table:table-cell>
          <table:table-cell office:value-type="float" office:value="184388432148.715" calcext:value-type="float">
            <text:p>184388432148.715</text:p>
          </table:table-cell>
          <table:table-cell office:value-type="float" office:value="137278320084.171" calcext:value-type="float">
            <text:p>137278320084.171</text:p>
          </table:table-cell>
          <table:table-cell office:value-type="float" office:value="162886867831.694" calcext:value-type="float">
            <text:p>162886867831.694</text:p>
          </table:table-cell>
          <table:table-cell office:value-type="float" office:value="170538870248.194" calcext:value-type="float">
            <text:p>170538870248.19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791265458.818076" calcext:value-type="float">
            <text:p>791265458.818076</text:p>
          </table:table-cell>
          <table:table-cell office:value-type="float" office:value="792959472.139024" calcext:value-type="float">
            <text:p>792959472.139024</text:p>
          </table:table-cell>
          <table:table-cell office:value-type="float" office:value="868111400.014073" calcext:value-type="float">
            <text:p>868111400.014073</text:p>
          </table:table-cell>
          <table:table-cell office:value-type="float" office:value="926589348.572953" calcext:value-type="float">
            <text:p>926589348.572953</text:p>
          </table:table-cell>
          <table:table-cell office:value-type="float" office:value="998759333.643326" calcext:value-type="float">
            <text:p>998759333.643326</text:p>
          </table:table-cell>
          <table:table-cell office:value-type="float" office:value="997919319.980049" calcext:value-type="float">
            <text:p>997919319.980049</text:p>
          </table:table-cell>
          <table:table-cell office:value-type="float" office:value="1164519673.19763" calcext:value-type="float">
            <text:p>1164519673.19763</text:p>
          </table:table-cell>
          <table:table-cell office:value-type="float" office:value="1232559505.92359" calcext:value-type="float">
            <text:p>1232559505.92359</text:p>
          </table:table-cell>
          <table:table-cell office:value-type="float" office:value="1353295457.5261" calcext:value-type="float">
            <text:p>1353295457.5261</text:p>
          </table:table-cell>
          <table:table-cell office:value-type="float" office:value="1458379415.40278" calcext:value-type="float">
            <text:p>1458379415.40278</text:p>
          </table:table-cell>
          <table:table-cell office:value-type="float" office:value="1603447357.25171" calcext:value-type="float">
            <text:p>1603447357.25171</text:p>
          </table:table-cell>
          <table:table-cell office:value-type="float" office:value="1778391289.19123" calcext:value-type="float">
            <text:p>1778391289.19123</text:p>
          </table:table-cell>
          <table:table-cell office:value-type="float" office:value="2107279157.38336" calcext:value-type="float">
            <text:p>2107279157.38336</text:p>
          </table:table-cell>
          <table:table-cell office:value-type="float" office:value="2502142444.15525" calcext:value-type="float">
            <text:p>2502142444.15525</text:p>
          </table:table-cell>
          <table:table-cell office:value-type="float" office:value="2973309272.04487" calcext:value-type="float">
            <text:p>2973309272.04487</text:p>
          </table:table-cell>
          <table:table-cell office:value-type="float" office:value="3259344935.76836" calcext:value-type="float">
            <text:p>3259344935.76836</text:p>
          </table:table-cell>
          <table:table-cell office:value-type="float" office:value="3474542392.03212" calcext:value-type="float">
            <text:p>3474542392.03212</text:p>
          </table:table-cell>
          <table:table-cell office:value-type="float" office:value="4494378855.33109" calcext:value-type="float">
            <text:p>4494378855.33109</text:p>
          </table:table-cell>
          <table:table-cell office:value-type="float" office:value="5303734882.53446" calcext:value-type="float">
            <text:p>5303734882.53446</text:p>
          </table:table-cell>
          <table:table-cell office:value-type="float" office:value="6234390975.27091" calcext:value-type="float">
            <text:p>6234390975.27091</text:p>
          </table:table-cell>
          <table:table-cell office:value-type="float" office:value="7265315331.62273" calcext:value-type="float">
            <text:p>7265315331.62273</text:p>
          </table:table-cell>
          <table:table-cell office:value-type="float" office:value="6854491453.90208" calcext:value-type="float">
            <text:p>6854491453.90208</text:p>
          </table:table-cell>
          <table:table-cell office:value-type="float" office:value="6431579357.31256" calcext:value-type="float">
            <text:p>6431579357.31256</text:p>
          </table:table-cell>
          <table:table-cell office:value-type="float" office:value="5979198463.83025" calcext:value-type="float">
            <text:p>5979198463.83025</text:p>
          </table:table-cell>
          <table:table-cell office:value-type="float" office:value="6191437070.44184" calcext:value-type="float">
            <text:p>6191437070.44184</text:p>
          </table:table-cell>
          <table:table-cell office:value-type="float" office:value="6135034338.30431" calcext:value-type="float">
            <text:p>6135034338.30431</text:p>
          </table:table-cell>
          <table:table-cell office:value-type="float" office:value="7239126716.93219" calcext:value-type="float">
            <text:p>7239126716.93219</text:p>
          </table:table-cell>
          <table:table-cell office:value-type="float" office:value="7970820530.75078" calcext:value-type="float">
            <text:p>7970820530.75078</text:p>
          </table:table-cell>
          <table:table-cell office:value-type="float" office:value="8355380879.12955" calcext:value-type="float">
            <text:p>8355380879.12955</text:p>
          </table:table-cell>
          <table:table-cell office:value-type="float" office:value="8283114648.36775" calcext:value-type="float">
            <text:p>8283114648.36775</text:p>
          </table:table-cell>
          <table:table-cell office:value-type="float" office:value="8572359162.85631" calcext:value-type="float">
            <text:p>8572359162.85631</text:p>
          </table:table-cell>
          <table:table-cell office:value-type="float" office:value="8151479004.21334" calcext:value-type="float">
            <text:p>8151479004.21334</text:p>
          </table:table-cell>
          <table:table-cell office:value-type="float" office:value="8209129171.73649" calcext:value-type="float">
            <text:p>8209129171.73649</text:p>
          </table:table-cell>
          <table:table-cell office:value-type="float" office:value="5751789915.05363" calcext:value-type="float">
            <text:p>5751789915.05363</text:p>
          </table:table-cell>
          <table:table-cell office:value-type="float" office:value="7148145375.78545" calcext:value-type="float">
            <text:p>7148145375.78545</text:p>
          </table:table-cell>
          <table:table-cell office:value-type="float" office:value="9046326059.98857" calcext:value-type="float">
            <text:p>9046326059.98857</text:p>
          </table:table-cell>
          <table:table-cell office:value-type="float" office:value="12045858436.2399" calcext:value-type="float">
            <text:p>12045858436.2399</text:p>
          </table:table-cell>
          <table:table-cell office:value-type="float" office:value="13115773737.5664" calcext:value-type="float">
            <text:p>13115773737.5664</text:p>
          </table:table-cell>
          <table:table-cell office:value-type="float" office:value="14093998843.7334" calcext:value-type="float">
            <text:p>14093998843.7334</text:p>
          </table:table-cell>
          <table:table-cell office:value-type="float" office:value="12896013576.7324" calcext:value-type="float">
            <text:p>12896013576.7324</text:p>
          </table:table-cell>
          <table:table-cell office:value-type="float" office:value="12705357103.0056" calcext:value-type="float">
            <text:p>12705357103.0056</text:p>
          </table:table-cell>
          <table:table-cell office:value-type="float" office:value="12986007425.8781" calcext:value-type="float">
            <text:p>12986007425.8781</text:p>
          </table:table-cell>
          <table:table-cell office:value-type="float" office:value="13147743910.7241" calcext:value-type="float">
            <text:p>13147743910.7241</text:p>
          </table:table-cell>
          <table:table-cell office:value-type="float" office:value="14904517649.8476" calcext:value-type="float">
            <text:p>14904517649.8476</text:p>
          </table:table-cell>
          <table:table-cell office:value-type="float" office:value="16095337093.8366" calcext:value-type="float">
            <text:p>16095337093.8366</text:p>
          </table:table-cell>
          <table:table-cell office:value-type="float" office:value="18737897744.7948" calcext:value-type="float">
            <text:p>18737897744.7948</text:p>
          </table:table-cell>
          <table:table-cell office:value-type="float" office:value="25825524820.8064" calcext:value-type="float">
            <text:p>25825524820.8064</text:p>
          </table:table-cell>
          <table:table-cell office:value-type="float" office:value="31958195182.2406" calcext:value-type="float">
            <text:p>31958195182.2406</text:p>
          </table:table-cell>
          <table:table-cell office:value-type="float" office:value="35895153327.8497" calcext:value-type="float">
            <text:p>35895153327.8497</text:p>
          </table:table-cell>
          <table:table-cell office:value-type="float" office:value="37021512048.8158" calcext:value-type="float">
            <text:p>37021512048.8158</text:p>
          </table:table-cell>
          <table:table-cell office:value-type="float" office:value="40000088346.8041" calcext:value-type="float">
            <text:p>40000088346.8041</text:p>
          </table:table-cell>
          <table:table-cell office:value-type="float" office:value="41953433591.4101" calcext:value-type="float">
            <text:p>41953433591.4101</text:p>
          </table:table-cell>
          <table:table-cell office:value-type="float" office:value="50412754861.0191" calcext:value-type="float">
            <text:p>50412754861.0191</text:p>
          </table:table-cell>
          <table:table-cell office:value-type="float" office:value="55096728047.9408" calcext:value-type="float">
            <text:p>55096728047.9408</text:p>
          </table:table-cell>
          <table:table-cell office:value-type="float" office:value="61448046801.7207" calcext:value-type="float">
            <text:p>61448046801.7207</text:p>
          </table:table-cell>
          <table:table-cell office:value-type="float" office:value="64007750178.5974" calcext:value-type="float">
            <text:p>64007750178.5974</text:p>
          </table:table-cell>
          <table:table-cell office:value-type="float" office:value="69188755510.9427" calcext:value-type="float">
            <text:p>69188755510.9427</text:p>
          </table:table-cell>
          <table:table-cell office:value-type="float" office:value="78757391333.0088" calcext:value-type="float">
            <text:p>78757391333.0088</text:p>
          </table:table-cell>
          <table:table-cell office:value-type="float" office:value="87908262520.2133" calcext:value-type="float">
            <text:p>87908262520.2133</text:p>
          </table:table-cell>
        </table:table-row>
        <table:table-row table:style-name="ro1">
          <table:table-cell office:value-type="string" calcext:value-type="string">
            <text:p>Kirguistán</text:p>
          </table:table-cell>
          <table:table-cell office:value-type="string" calcext:value-type="string">
            <text:p>KGZ</text:p>
          </table:table-cell>
          <table:table-cell table:number-columns-repeated="30"/>
          <table:table-cell office:value-type="float" office:value="2675000000" calcext:value-type="float">
            <text:p>2675000000</text:p>
          </table:table-cell>
          <table:table-cell office:value-type="float" office:value="2569444444.44444" calcext:value-type="float">
            <text:p>2569444444.44444</text:p>
          </table:table-cell>
          <table:table-cell office:value-type="float" office:value="2316562500" calcext:value-type="float">
            <text:p>2316562500</text:p>
          </table:table-cell>
          <table:table-cell office:value-type="float" office:value="2028295454.54545" calcext:value-type="float">
            <text:p>2028295454.54545</text:p>
          </table:table-cell>
          <table:table-cell office:value-type="float" office:value="1681006993.00699" calcext:value-type="float">
            <text:p>1681006993.00699</text:p>
          </table:table-cell>
          <table:table-cell office:value-type="float" office:value="1661018518.51852" calcext:value-type="float">
            <text:p>1661018518.51852</text:p>
          </table:table-cell>
          <table:table-cell office:value-type="float" office:value="1827570586.16784" calcext:value-type="float">
            <text:p>1827570586.16784</text:p>
          </table:table-cell>
          <table:table-cell office:value-type="float" office:value="1767864035.71943" calcext:value-type="float">
            <text:p>1767864035.71943</text:p>
          </table:table-cell>
          <table:table-cell office:value-type="float" office:value="1645963749.83146" calcext:value-type="float">
            <text:p>1645963749.83146</text:p>
          </table:table-cell>
          <table:table-cell office:value-type="float" office:value="1249061487.01457" calcext:value-type="float">
            <text:p>1249061487.01457</text:p>
          </table:table-cell>
          <table:table-cell office:value-type="float" office:value="1369692689.42855" calcext:value-type="float">
            <text:p>1369692689.42855</text:p>
          </table:table-cell>
          <table:table-cell office:value-type="float" office:value="1525112241.84376" calcext:value-type="float">
            <text:p>1525112241.84376</text:p>
          </table:table-cell>
          <table:table-cell office:value-type="float" office:value="1605640974.292" calcext:value-type="float">
            <text:p>1605640974.292</text:p>
          </table:table-cell>
          <table:table-cell office:value-type="float" office:value="1919012666.56904" calcext:value-type="float">
            <text:p>1919012666.56904</text:p>
          </table:table-cell>
          <table:table-cell office:value-type="float" office:value="2211534585.0034" calcext:value-type="float">
            <text:p>2211534585.0034</text:p>
          </table:table-cell>
          <table:table-cell office:value-type="float" office:value="2460248026.17783" calcext:value-type="float">
            <text:p>2460248026.17783</text:p>
          </table:table-cell>
          <table:table-cell office:value-type="float" office:value="2834168889.42019" calcext:value-type="float">
            <text:p>2834168889.42019</text:p>
          </table:table-cell>
          <table:table-cell office:value-type="float" office:value="3802566170.81543" calcext:value-type="float">
            <text:p>3802566170.81543</text:p>
          </table:table-cell>
          <table:table-cell office:value-type="float" office:value="5139957784.91084" calcext:value-type="float">
            <text:p>5139957784.91084</text:p>
          </table:table-cell>
          <table:table-cell office:value-type="float" office:value="4690062255.12247" calcext:value-type="float">
            <text:p>4690062255.12247</text:p>
          </table:table-cell>
          <table:table-cell office:value-type="float" office:value="4794357795.07139" calcext:value-type="float">
            <text:p>4794357795.07139</text:p>
          </table:table-cell>
          <table:table-cell office:value-type="float" office:value="6197766118.59856" calcext:value-type="float">
            <text:p>6197766118.59856</text:p>
          </table:table-cell>
          <table:table-cell office:value-type="float" office:value="6605139933.41063" calcext:value-type="float">
            <text:p>6605139933.41063</text:p>
          </table:table-cell>
          <table:table-cell office:value-type="float" office:value="7335027591.91628" calcext:value-type="float">
            <text:p>7335027591.91628</text:p>
          </table:table-cell>
          <table:table-cell office:value-type="float" office:value="7468096566.71158" calcext:value-type="float">
            <text:p>7468096566.71158</text:p>
          </table:table-cell>
          <table:table-cell office:value-type="float" office:value="6678178340.45121" calcext:value-type="float">
            <text:p>6678178340.45121</text:p>
          </table:table-cell>
          <table:table-cell office:value-type="float" office:value="6813092065.83507" calcext:value-type="float">
            <text:p>6813092065.83507</text:p>
          </table:table-cell>
          <table:table-cell office:value-type="float" office:value="7702934800.12836" calcext:value-type="float">
            <text:p>7702934800.12836</text:p>
          </table:table-cell>
          <table:table-cell office:value-type="float" office:value="8092836608.78875" calcext:value-type="float">
            <text:p>8092836608.78875</text:p>
          </table:table-cell>
        </table:table-row>
        <table:table-row table:style-name="ro1">
          <table:table-cell office:value-type="string" calcext:value-type="string">
            <text:p>Camboya</text:p>
          </table:table-cell>
          <table:table-cell office:value-type="string" calcext:value-type="string">
            <text:p>KHM</text:p>
          </table:table-cell>
          <table:table-cell office:value-type="float" office:value="637142865.714286" calcext:value-type="float">
            <text:p>637142865.714286</text:p>
          </table:table-cell>
          <table:table-cell office:value-type="float" office:value="642857134.285714" calcext:value-type="float">
            <text:p>642857134.285714</text:p>
          </table:table-cell>
          <table:table-cell office:value-type="float" office:value="660000008.571429" calcext:value-type="float">
            <text:p>660000008.571429</text:p>
          </table:table-cell>
          <table:table-cell office:value-type="float" office:value="728571437.142857" calcext:value-type="float">
            <text:p>728571437.142857</text:p>
          </table:table-cell>
          <table:table-cell office:value-type="float" office:value="782857128.571429" calcext:value-type="float">
            <text:p>782857128.571429</text:p>
          </table:table-cell>
          <table:table-cell office:value-type="float" office:value="868571428.571429" calcext:value-type="float">
            <text:p>868571428.571429</text:p>
          </table:table-cell>
          <table:table-cell office:value-type="float" office:value="914285714.285714" calcext:value-type="float">
            <text:p>914285714.285714</text:p>
          </table:table-cell>
          <table:table-cell office:value-type="float" office:value="962857134.285714" calcext:value-type="float">
            <text:p>962857134.285714</text:p>
          </table:table-cell>
          <table:table-cell office:value-type="float" office:value="1065714248.57143" calcext:value-type="float">
            <text:p>1065714248.57143</text:p>
          </table:table-cell>
          <table:table-cell office:value-type="float" office:value="978873232.394366" calcext:value-type="float">
            <text:p>978873232.394366</text:p>
          </table:table-cell>
          <table:table-cell office:value-type="float" office:value="718401157.724163" calcext:value-type="float">
            <text:p>718401157.724163</text:p>
          </table:table-cell>
          <table:table-cell office:value-type="float" office:value="969911421.394181" calcext:value-type="float">
            <text:p>969911421.394181</text:p>
          </table:table-cell>
          <table:table-cell office:value-type="float" office:value="505549441.375077" calcext:value-type="float">
            <text:p>505549441.375077</text:p>
          </table:table-cell>
          <table:table-cell office:value-type="float" office:value="702899155.982033" calcext:value-type="float">
            <text:p>702899155.982033</text:p>
          </table:table-cell>
          <table:table-cell office:value-type="float" office:value="588443893.689773" calcext:value-type="float">
            <text:p>588443893.689773</text:p>
          </table:table-cell>
          <table:table-cell table:number-columns-repeated="18"/>
          <table:table-cell office:value-type="float" office:value="2533727592.04165" calcext:value-type="float">
            <text:p>2533727592.04165</text:p>
          </table:table-cell>
          <table:table-cell office:value-type="float" office:value="2791435272.26653" calcext:value-type="float">
            <text:p>2791435272.26653</text:p>
          </table:table-cell>
          <table:table-cell office:value-type="float" office:value="3441205692.9166" calcext:value-type="float">
            <text:p>3441205692.9166</text:p>
          </table:table-cell>
          <table:table-cell office:value-type="float" office:value="3506695719.57259" calcext:value-type="float">
            <text:p>3506695719.57259</text:p>
          </table:table-cell>
          <table:table-cell office:value-type="float" office:value="3443413388.6909" calcext:value-type="float">
            <text:p>3443413388.6909</text:p>
          </table:table-cell>
          <table:table-cell office:value-type="float" office:value="3120425502.58253" calcext:value-type="float">
            <text:p>3120425502.58253</text:p>
          </table:table-cell>
          <table:table-cell office:value-type="float" office:value="3517242477.2285" calcext:value-type="float">
            <text:p>3517242477.2285</text:p>
          </table:table-cell>
          <table:table-cell office:value-type="float" office:value="3677897739.07628" calcext:value-type="float">
            <text:p>3677897739.07628</text:p>
          </table:table-cell>
          <table:table-cell office:value-type="float" office:value="3984000517.02345" calcext:value-type="float">
            <text:p>3984000517.02345</text:p>
          </table:table-cell>
          <table:table-cell office:value-type="float" office:value="4284028482.53766" calcext:value-type="float">
            <text:p>4284028482.53766</text:p>
          </table:table-cell>
          <table:table-cell office:value-type="float" office:value="4658246918.27092" calcext:value-type="float">
            <text:p>4658246918.27092</text:p>
          </table:table-cell>
          <table:table-cell office:value-type="float" office:value="5337833248.03924" calcext:value-type="float">
            <text:p>5337833248.03924</text:p>
          </table:table-cell>
          <table:table-cell office:value-type="float" office:value="6293046161.83262" calcext:value-type="float">
            <text:p>6293046161.83262</text:p>
          </table:table-cell>
          <table:table-cell office:value-type="float" office:value="7274595706.67154" calcext:value-type="float">
            <text:p>7274595706.67154</text:p>
          </table:table-cell>
          <table:table-cell office:value-type="float" office:value="8639235842.18075" calcext:value-type="float">
            <text:p>8639235842.18075</text:p>
          </table:table-cell>
          <table:table-cell office:value-type="float" office:value="10351914093.1723" calcext:value-type="float">
            <text:p>10351914093.1723</text:p>
          </table:table-cell>
          <table:table-cell office:value-type="float" office:value="10401851850.6108" calcext:value-type="float">
            <text:p>10401851850.6108</text:p>
          </table:table-cell>
          <table:table-cell office:value-type="float" office:value="11242275198.9783" calcext:value-type="float">
            <text:p>11242275198.9783</text:p>
          </table:table-cell>
          <table:table-cell office:value-type="float" office:value="12829541141.0127" calcext:value-type="float">
            <text:p>12829541141.0127</text:p>
          </table:table-cell>
          <table:table-cell office:value-type="float" office:value="14054443213.4639" calcext:value-type="float">
            <text:p>14054443213.4639</text:p>
          </table:table-cell>
          <table:table-cell office:value-type="float" office:value="15227991395.2201" calcext:value-type="float">
            <text:p>15227991395.2201</text:p>
          </table:table-cell>
          <table:table-cell office:value-type="float" office:value="16702610842.4025" calcext:value-type="float">
            <text:p>16702610842.4025</text:p>
          </table:table-cell>
          <table:table-cell office:value-type="float" office:value="18049954289.4229" calcext:value-type="float">
            <text:p>18049954289.4229</text:p>
          </table:table-cell>
          <table:table-cell office:value-type="float" office:value="20016747754.0192" calcext:value-type="float">
            <text:p>20016747754.0192</text:p>
          </table:table-cell>
          <table:table-cell office:value-type="float" office:value="22177200511.5811" calcext:value-type="float">
            <text:p>22177200511.5811</text:p>
          </table:table-cell>
          <table:table-cell office:value-type="float" office:value="24571753583.4922" calcext:value-type="float">
            <text:p>24571753583.4922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table:number-columns-repeated="10"/>
          <table:table-cell office:value-type="float" office:value="14295279.5446937" calcext:value-type="float">
            <text:p>14295279.5446937</text:p>
          </table:table-cell>
          <table:table-cell office:value-type="float" office:value="15278632.4786325" calcext:value-type="float">
            <text:p>15278632.4786325</text:p>
          </table:table-cell>
          <table:table-cell office:value-type="float" office:value="18936526.9461078" calcext:value-type="float">
            <text:p>18936526.9461078</text:p>
          </table:table-cell>
          <table:table-cell office:value-type="float" office:value="31710657.7257811" calcext:value-type="float">
            <text:p>31710657.7257811</text:p>
          </table:table-cell>
          <table:table-cell office:value-type="float" office:value="85637174.3722131" calcext:value-type="float">
            <text:p>85637174.3722131</text:p>
          </table:table-cell>
          <table:table-cell office:value-type="float" office:value="55081816.9917528" calcext:value-type="float">
            <text:p>55081816.9917528</text:p>
          </table:table-cell>
          <table:table-cell office:value-type="float" office:value="41109617.4996945" calcext:value-type="float">
            <text:p>41109617.4996945</text:p>
          </table:table-cell>
          <table:table-cell office:value-type="float" office:value="38748059.4366822" calcext:value-type="float">
            <text:p>38748059.4366822</text:p>
          </table:table-cell>
          <table:table-cell office:value-type="float" office:value="45210026.3248255" calcext:value-type="float">
            <text:p>45210026.3248255</text:p>
          </table:table-cell>
          <table:table-cell office:value-type="float" office:value="42620165.4370668" calcext:value-type="float">
            <text:p>42620165.4370668</text:p>
          </table:table-cell>
          <table:table-cell office:value-type="float" office:value="38715554.5433842" calcext:value-type="float">
            <text:p>38715554.5433842</text:p>
          </table:table-cell>
          <table:table-cell office:value-type="float" office:value="41369800.0459664" calcext:value-type="float">
            <text:p>41369800.0459664</text:p>
          </table:table-cell>
          <table:table-cell office:value-type="float" office:value="40572066.1324678" calcext:value-type="float">
            <text:p>40572066.1324678</text:p>
          </table:table-cell>
          <table:table-cell office:value-type="float" office:value="37837837.8378378" calcext:value-type="float">
            <text:p>37837837.8378378</text:p>
          </table:table-cell>
          <table:table-cell office:value-type="float" office:value="41246160.596753" calcext:value-type="float">
            <text:p>41246160.596753</text:p>
          </table:table-cell>
          <table:table-cell office:value-type="float" office:value="32125148.4042182" calcext:value-type="float">
            <text:p>32125148.4042182</text:p>
          </table:table-cell>
          <table:table-cell office:value-type="float" office:value="32085561.4973262" calcext:value-type="float">
            <text:p>32085561.4973262</text:p>
          </table:table-cell>
          <table:table-cell office:value-type="float" office:value="33608738.2719507" calcext:value-type="float">
            <text:p>33608738.2719507</text:p>
          </table:table-cell>
          <table:table-cell office:value-type="float" office:value="42972107.1958747" calcext:value-type="float">
            <text:p>42972107.1958747</text:p>
          </table:table-cell>
          <table:table-cell office:value-type="float" office:value="41119721.651115" calcext:value-type="float">
            <text:p>41119721.651115</text:p>
          </table:table-cell>
          <table:table-cell office:value-type="float" office:value="39809538.6776989" calcext:value-type="float">
            <text:p>39809538.6776989</text:p>
          </table:table-cell>
          <table:table-cell office:value-type="float" office:value="47515189.2818196" calcext:value-type="float">
            <text:p>47515189.2818196</text:p>
          </table:table-cell>
          <table:table-cell office:value-type="float" office:value="47737955.346651" calcext:value-type="float">
            <text:p>47737955.346651</text:p>
          </table:table-cell>
          <table:table-cell office:value-type="float" office:value="46919624.6430029" calcext:value-type="float">
            <text:p>46919624.6430029</text:p>
          </table:table-cell>
          <table:table-cell office:value-type="float" office:value="54832577.8622606" calcext:value-type="float">
            <text:p>54832577.8622606</text:p>
          </table:table-cell>
          <table:table-cell office:value-type="float" office:value="56338028.1690141" calcext:value-type="float">
            <text:p>56338028.1690141</text:p>
          </table:table-cell>
          <table:table-cell office:value-type="float" office:value="66515376.7900462" calcext:value-type="float">
            <text:p>66515376.7900462</text:p>
          </table:table-cell>
          <table:table-cell office:value-type="float" office:value="67537479.5903221" calcext:value-type="float">
            <text:p>67537479.5903221</text:p>
          </table:table-cell>
          <table:table-cell office:value-type="float" office:value="65334841.0604347" calcext:value-type="float">
            <text:p>65334841.0604347</text:p>
          </table:table-cell>
          <table:table-cell office:value-type="float" office:value="69032258.0645161" calcext:value-type="float">
            <text:p>69032258.0645161</text:p>
          </table:table-cell>
          <table:table-cell office:value-type="float" office:value="67254174.3970315" calcext:value-type="float">
            <text:p>67254174.3970315</text:p>
          </table:table-cell>
          <table:table-cell office:value-type="float" office:value="63101272.3699183" calcext:value-type="float">
            <text:p>63101272.3699183</text:p>
          </table:table-cell>
          <table:table-cell office:value-type="float" office:value="72196457.6768445" calcext:value-type="float">
            <text:p>72196457.6768445</text:p>
          </table:table-cell>
          <table:table-cell office:value-type="float" office:value="90231856.8000519" calcext:value-type="float">
            <text:p>90231856.8000519</text:p>
          </table:table-cell>
          <table:table-cell office:value-type="float" office:value="102367039.270481" calcext:value-type="float">
            <text:p>102367039.270481</text:p>
          </table:table-cell>
          <table:table-cell office:value-type="float" office:value="112133944.253532" calcext:value-type="float">
            <text:p>112133944.253532</text:p>
          </table:table-cell>
          <table:table-cell office:value-type="float" office:value="110234939.759036" calcext:value-type="float">
            <text:p>110234939.759036</text:p>
          </table:table-cell>
          <table:table-cell office:value-type="float" office:value="132671742.950381" calcext:value-type="float">
            <text:p>132671742.950381</text:p>
          </table:table-cell>
          <table:table-cell office:value-type="float" office:value="141042610.300285" calcext:value-type="float">
            <text:p>141042610.300285</text:p>
          </table:table-cell>
          <table:table-cell office:value-type="float" office:value="132420059.273124" calcext:value-type="float">
            <text:p>132420059.273124</text:p>
          </table:table-cell>
          <table:table-cell office:value-type="float" office:value="156120895.248578" calcext:value-type="float">
            <text:p>156120895.248578</text:p>
          </table:table-cell>
          <table:table-cell office:value-type="float" office:value="181705002.578649" calcext:value-type="float">
            <text:p>181705002.578649</text:p>
          </table:table-cell>
          <table:table-cell office:value-type="float" office:value="190243321.598675" calcext:value-type="float">
            <text:p>190243321.598675</text:p>
          </table:table-cell>
          <table:table-cell office:value-type="float" office:value="185113921.606488" calcext:value-type="float">
            <text:p>185113921.606488</text:p>
          </table:table-cell>
          <table:table-cell office:value-type="float" office:value="179703443.302686" calcext:value-type="float">
            <text:p>179703443.302686</text:p>
          </table:table-cell>
          <table:table-cell office:value-type="float" office:value="171117872.436331" calcext:value-type="float">
            <text:p>171117872.436331</text:p>
          </table:table-cell>
          <table:table-cell office:value-type="float" office:value="178328873.030033" calcext:value-type="float">
            <text:p>178328873.030033</text:p>
          </table:table-cell>
          <table:table-cell office:value-type="float" office:value="185572501.532802" calcext:value-type="float">
            <text:p>185572501.532802</text:p>
          </table:table-cell>
          <table:table-cell office:value-type="float" office:value="188284518.828452" calcext:value-type="float">
            <text:p>188284518.828452</text:p>
          </table:table-cell>
        </table:table-row>
        <table:table-row table:style-name="ro1">
          <table:table-cell office:value-type="string" calcext:value-type="string">
            <text:p>Saint Kitts y Nevis</text:p>
          </table:table-cell>
          <table:table-cell office:value-type="string" calcext:value-type="string">
            <text:p>KNA</text:p>
          </table:table-cell>
          <table:table-cell office:value-type="float" office:value="12366563.6119699" calcext:value-type="float">
            <text:p>12366563.6119699</text:p>
          </table:table-cell>
          <table:table-cell office:value-type="float" office:value="12483229.3064224" calcext:value-type="float">
            <text:p>12483229.3064224</text:p>
          </table:table-cell>
          <table:table-cell office:value-type="float" office:value="12541562.1536487" calcext:value-type="float">
            <text:p>12541562.1536487</text:p>
          </table:table-cell>
          <table:table-cell office:value-type="float" office:value="12833226.3897801" calcext:value-type="float">
            <text:p>12833226.3897801</text:p>
          </table:table-cell>
          <table:table-cell office:value-type="float" office:value="13416554.8620428" calcext:value-type="float">
            <text:p>13416554.8620428</text:p>
          </table:table-cell>
          <table:table-cell office:value-type="float" office:value="13593932.3220537" calcext:value-type="float">
            <text:p>13593932.3220537</text:p>
          </table:table-cell>
          <table:table-cell office:value-type="float" office:value="14469078.1796966" calcext:value-type="float">
            <text:p>14469078.1796966</text:p>
          </table:table-cell>
          <table:table-cell office:value-type="float" office:value="16742338.2519864" calcext:value-type="float">
            <text:p>16742338.2519864</text:p>
          </table:table-cell>
          <table:table-cell office:value-type="float" office:value="14600000" calcext:value-type="float">
            <text:p>14600000</text:p>
          </table:table-cell>
          <table:table-cell office:value-type="float" office:value="15850000" calcext:value-type="float">
            <text:p>15850000</text:p>
          </table:table-cell>
          <table:table-cell office:value-type="float" office:value="16300000" calcext:value-type="float">
            <text:p>16300000</text:p>
          </table:table-cell>
          <table:table-cell office:value-type="float" office:value="19624746.4503043" calcext:value-type="float">
            <text:p>19624746.4503043</text:p>
          </table:table-cell>
          <table:table-cell office:value-type="float" office:value="22944849.1155047" calcext:value-type="float">
            <text:p>22944849.1155047</text:p>
          </table:table-cell>
          <table:table-cell office:value-type="float" office:value="24196018.3767228" calcext:value-type="float">
            <text:p>24196018.3767228</text:p>
          </table:table-cell>
          <table:table-cell office:value-type="float" office:value="31514856.3078422" calcext:value-type="float">
            <text:p>31514856.3078422</text:p>
          </table:table-cell>
          <table:table-cell office:value-type="float" office:value="33364055.2995392" calcext:value-type="float">
            <text:p>33364055.2995392</text:p>
          </table:table-cell>
          <table:table-cell office:value-type="float" office:value="30095602.2944551" calcext:value-type="float">
            <text:p>30095602.2944551</text:p>
          </table:table-cell>
          <table:table-cell office:value-type="float" office:value="44496737.7777778" calcext:value-type="float">
            <text:p>44496737.7777778</text:p>
          </table:table-cell>
          <table:table-cell office:value-type="float" office:value="49433941.4814815" calcext:value-type="float">
            <text:p>49433941.4814815</text:p>
          </table:table-cell>
          <table:table-cell office:value-type="float" office:value="58840662.5925926" calcext:value-type="float">
            <text:p>58840662.5925926</text:p>
          </table:table-cell>
          <table:table-cell office:value-type="float" office:value="68459214.0740741" calcext:value-type="float">
            <text:p>68459214.0740741</text:p>
          </table:table-cell>
          <table:table-cell office:value-type="float" office:value="80890204.8148148" calcext:value-type="float">
            <text:p>80890204.8148148</text:p>
          </table:table-cell>
          <table:table-cell office:value-type="float" office:value="86021798.5185185" calcext:value-type="float">
            <text:p>86021798.5185185</text:p>
          </table:table-cell>
          <table:table-cell office:value-type="float" office:value="86875571.4814815" calcext:value-type="float">
            <text:p>86875571.4814815</text:p>
          </table:table-cell>
          <table:table-cell office:value-type="float" office:value="98603924.8148148" calcext:value-type="float">
            <text:p>98603924.8148148</text:p>
          </table:table-cell>
          <table:table-cell office:value-type="float" office:value="111008962.222222" calcext:value-type="float">
            <text:p>111008962.222222</text:p>
          </table:table-cell>
          <table:table-cell office:value-type="float" office:value="130684579.62963" calcext:value-type="float">
            <text:p>130684579.62963</text:p>
          </table:table-cell>
          <table:table-cell office:value-type="float" office:value="147748773.333333" calcext:value-type="float">
            <text:p>147748773.333333</text:p>
          </table:table-cell>
          <table:table-cell office:value-type="float" office:value="172692174.444444" calcext:value-type="float">
            <text:p>172692174.444444</text:p>
          </table:table-cell>
          <table:table-cell office:value-type="float" office:value="192517321.851852" calcext:value-type="float">
            <text:p>192517321.851852</text:p>
          </table:table-cell>
          <table:table-cell office:value-type="float" office:value="217258907.777778" calcext:value-type="float">
            <text:p>217258907.777778</text:p>
          </table:table-cell>
          <table:table-cell office:value-type="float" office:value="220539507.407407" calcext:value-type="float">
            <text:p>220539507.407407</text:p>
          </table:table-cell>
          <table:table-cell office:value-type="float" office:value="242135418.148148" calcext:value-type="float">
            <text:p>242135418.148148</text:p>
          </table:table-cell>
          <table:table-cell office:value-type="float" office:value="263754660.37037" calcext:value-type="float">
            <text:p>263754660.37037</text:p>
          </table:table-cell>
          <table:table-cell office:value-type="float" office:value="295157658.148148" calcext:value-type="float">
            <text:p>295157658.148148</text:p>
          </table:table-cell>
          <table:table-cell office:value-type="float" office:value="313483384.814815" calcext:value-type="float">
            <text:p>313483384.814815</text:p>
          </table:table-cell>
          <table:table-cell office:value-type="float" office:value="333946095.555556" calcext:value-type="float">
            <text:p>333946095.555556</text:p>
          </table:table-cell>
          <table:table-cell office:value-type="float" office:value="374640295.109925" calcext:value-type="float">
            <text:p>374640295.109925</text:p>
          </table:table-cell>
          <table:table-cell office:value-type="float" office:value="383257144.922701" calcext:value-type="float">
            <text:p>383257144.922701</text:p>
          </table:table-cell>
          <table:table-cell office:value-type="float" office:value="406597034.441849" calcext:value-type="float">
            <text:p>406597034.441849</text:p>
          </table:table-cell>
          <table:table-cell office:value-type="float" office:value="433520494.939384" calcext:value-type="float">
            <text:p>433520494.939384</text:p>
          </table:table-cell>
          <table:table-cell office:value-type="float" office:value="475443712.230749" calcext:value-type="float">
            <text:p>475443712.230749</text:p>
          </table:table-cell>
          <table:table-cell office:value-type="float" office:value="497328946.724502" calcext:value-type="float">
            <text:p>497328946.724502</text:p>
          </table:table-cell>
          <table:table-cell office:value-type="float" office:value="486344351.017684" calcext:value-type="float">
            <text:p>486344351.017684</text:p>
          </table:table-cell>
          <table:table-cell office:value-type="float" office:value="529250459.259259" calcext:value-type="float">
            <text:p>529250459.259259</text:p>
          </table:table-cell>
          <table:table-cell office:value-type="float" office:value="577730934.074074" calcext:value-type="float">
            <text:p>577730934.074074</text:p>
          </table:table-cell>
          <table:table-cell office:value-type="float" office:value="657227386.666667" calcext:value-type="float">
            <text:p>657227386.666667</text:p>
          </table:table-cell>
          <table:table-cell office:value-type="float" office:value="723938700.37037" calcext:value-type="float">
            <text:p>723938700.37037</text:p>
          </table:table-cell>
          <table:table-cell office:value-type="float" office:value="793368441.007407" calcext:value-type="float">
            <text:p>793368441.007407</text:p>
          </table:table-cell>
          <table:table-cell office:value-type="float" office:value="767066391.818518" calcext:value-type="float">
            <text:p>767066391.818518</text:p>
          </table:table-cell>
          <table:table-cell office:value-type="float" office:value="766785071.244444" calcext:value-type="float">
            <text:p>766785071.244444</text:p>
          </table:table-cell>
          <table:table-cell office:value-type="float" office:value="818728133.003704" calcext:value-type="float">
            <text:p>818728133.003704</text:p>
          </table:table-cell>
          <table:table-cell office:value-type="float" office:value="800392821.222222" calcext:value-type="float">
            <text:p>800392821.222222</text:p>
          </table:table-cell>
          <table:table-cell office:value-type="float" office:value="849496203.911111" calcext:value-type="float">
            <text:p>849496203.911111</text:p>
          </table:table-cell>
          <table:table-cell office:value-type="float" office:value="916857359.52963" calcext:value-type="float">
            <text:p>916857359.52963</text:p>
          </table:table-cell>
          <table:table-cell office:value-type="float" office:value="936314411.47037" calcext:value-type="float">
            <text:p>936314411.47037</text:p>
          </table:table-cell>
          <table:table-cell office:value-type="float" office:value="958973183.222222" calcext:value-type="float">
            <text:p>958973183.222222</text:p>
          </table:table-cell>
          <table:table-cell office:value-type="float" office:value="992007403.125926" calcext:value-type="float">
            <text:p>992007403.125926</text:p>
          </table:table-cell>
          <table:table-cell office:value-type="float" office:value="1039875050.37037" calcext:value-type="float">
            <text:p>1039875050.37037</text:p>
          </table:table-cell>
        </table:table-row>
        <table:table-row table:style-name="ro1">
          <table:table-cell office:value-type="string" calcext:value-type="string">
            <text:p>Corea, República de</text:p>
          </table:table-cell>
          <table:table-cell office:value-type="string" calcext:value-type="string">
            <text:p>KOR</text:p>
          </table:table-cell>
          <table:table-cell office:value-type="float" office:value="3957240260.5632" calcext:value-type="float">
            <text:p>3957240260.5632</text:p>
          </table:table-cell>
          <table:table-cell office:value-type="float" office:value="2417638423.22215" calcext:value-type="float">
            <text:p>2417638423.22215</text:p>
          </table:table-cell>
          <table:table-cell office:value-type="float" office:value="2813856976.37299" calcext:value-type="float">
            <text:p>2813856976.37299</text:p>
          </table:table-cell>
          <table:table-cell office:value-type="float" office:value="3988476878.75723" calcext:value-type="float">
            <text:p>3988476878.75723</text:p>
          </table:table-cell>
          <table:table-cell office:value-type="float" office:value="3458565256.57027" calcext:value-type="float">
            <text:p>3458565256.57027</text:p>
          </table:table-cell>
          <table:table-cell office:value-type="float" office:value="3120495495.4955" calcext:value-type="float">
            <text:p>3120495495.4955</text:p>
          </table:table-cell>
          <table:table-cell office:value-type="float" office:value="3928281860.39655" calcext:value-type="float">
            <text:p>3928281860.39655</text:p>
          </table:table-cell>
          <table:table-cell office:value-type="float" office:value="4854724234.80704" calcext:value-type="float">
            <text:p>4854724234.80704</text:p>
          </table:table-cell>
          <table:table-cell office:value-type="float" office:value="6117115488.88487" calcext:value-type="float">
            <text:p>6117115488.88487</text:p>
          </table:table-cell>
          <table:table-cell office:value-type="float" office:value="7675943920.04442" calcext:value-type="float">
            <text:p>7675943920.04442</text:p>
          </table:table-cell>
          <table:table-cell office:value-type="float" office:value="8999227202.47295" calcext:value-type="float">
            <text:p>8999227202.47295</text:p>
          </table:table-cell>
          <table:table-cell office:value-type="float" office:value="9889961111.91128" calcext:value-type="float">
            <text:p>9889961111.91128</text:p>
          </table:table-cell>
          <table:table-cell office:value-type="float" office:value="10842220468.8335" calcext:value-type="float">
            <text:p>10842220468.8335</text:p>
          </table:table-cell>
          <table:table-cell office:value-type="float" office:value="13841885920.8676" calcext:value-type="float">
            <text:p>13841885920.8676</text:p>
          </table:table-cell>
          <table:table-cell office:value-type="float" office:value="19482038222.8595" calcext:value-type="float">
            <text:p>19482038222.8595</text:p>
          </table:table-cell>
          <table:table-cell office:value-type="float" office:value="21704752066.1157" calcext:value-type="float">
            <text:p>21704752066.1157</text:p>
          </table:table-cell>
          <table:table-cell office:value-type="float" office:value="29779338842.9752" calcext:value-type="float">
            <text:p>29779338842.9752</text:p>
          </table:table-cell>
          <table:table-cell office:value-type="float" office:value="38265082644.6281" calcext:value-type="float">
            <text:p>38265082644.6281</text:p>
          </table:table-cell>
          <table:table-cell office:value-type="float" office:value="51700619834.7107" calcext:value-type="float">
            <text:p>51700619834.7107</text:p>
          </table:table-cell>
          <table:table-cell office:value-type="float" office:value="66567975206.6116" calcext:value-type="float">
            <text:p>66567975206.6116</text:p>
          </table:table-cell>
          <table:table-cell office:value-type="float" office:value="64980820835.3226" calcext:value-type="float">
            <text:p>64980820835.3226</text:p>
          </table:table-cell>
          <table:table-cell office:value-type="float" office:value="72425590649.4574" calcext:value-type="float">
            <text:p>72425590649.4574</text:p>
          </table:table-cell>
          <table:table-cell office:value-type="float" office:value="77773431088.253" calcext:value-type="float">
            <text:p>77773431088.253</text:p>
          </table:table-cell>
          <table:table-cell office:value-type="float" office:value="87024427972.9294" calcext:value-type="float">
            <text:p>87024427972.9294</text:p>
          </table:table-cell>
          <table:table-cell office:value-type="float" office:value="96597434179.5082" calcext:value-type="float">
            <text:p>96597434179.5082</text:p>
          </table:table-cell>
          <table:table-cell office:value-type="float" office:value="100273097170.18" calcext:value-type="float">
            <text:p>100273097170.18</text:p>
          </table:table-cell>
          <table:table-cell office:value-type="float" office:value="115537126325.94" calcext:value-type="float">
            <text:p>115537126325.94</text:p>
          </table:table-cell>
          <table:table-cell office:value-type="float" office:value="146133338196.141" calcext:value-type="float">
            <text:p>146133338196.141</text:p>
          </table:table-cell>
          <table:table-cell office:value-type="float" office:value="196964195387.371" calcext:value-type="float">
            <text:p>196964195387.371</text:p>
          </table:table-cell>
          <table:table-cell office:value-type="float" office:value="243526047716.915" calcext:value-type="float">
            <text:p>243526047716.915</text:p>
          </table:table-cell>
          <table:table-cell office:value-type="float" office:value="279349355713.801" calcext:value-type="float">
            <text:p>279349355713.801</text:p>
          </table:table-cell>
          <table:table-cell office:value-type="float" office:value="325734233312.879" calcext:value-type="float">
            <text:p>325734233312.879</text:p>
          </table:table-cell>
          <table:table-cell office:value-type="float" office:value="350051111253.443" calcext:value-type="float">
            <text:p>350051111253.443</text:p>
          </table:table-cell>
          <table:table-cell office:value-type="float" office:value="386302839273.923" calcext:value-type="float">
            <text:p>386302839273.923</text:p>
          </table:table-cell>
          <table:table-cell office:value-type="float" office:value="455602962225.403" calcext:value-type="float">
            <text:p>455602962225.403</text:p>
          </table:table-cell>
          <table:table-cell office:value-type="float" office:value="556130926912.754" calcext:value-type="float">
            <text:p>556130926912.754</text:p>
          </table:table-cell>
          <table:table-cell office:value-type="float" office:value="598099073901.423" calcext:value-type="float">
            <text:p>598099073901.423</text:p>
          </table:table-cell>
          <table:table-cell office:value-type="float" office:value="557503074772.151" calcext:value-type="float">
            <text:p>557503074772.151</text:p>
          </table:table-cell>
          <table:table-cell office:value-type="float" office:value="374241351752.483" calcext:value-type="float">
            <text:p>374241351752.483</text:p>
          </table:table-cell>
          <table:table-cell office:value-type="float" office:value="485248229336.653" calcext:value-type="float">
            <text:p>485248229336.653</text:p>
          </table:table-cell>
          <table:table-cell office:value-type="float" office:value="561633125839.994" calcext:value-type="float">
            <text:p>561633125839.994</text:p>
          </table:table-cell>
          <table:table-cell office:value-type="float" office:value="533052076313.527" calcext:value-type="float">
            <text:p>533052076313.527</text:p>
          </table:table-cell>
          <table:table-cell office:value-type="float" office:value="609020054512.465" calcext:value-type="float">
            <text:p>609020054512.465</text:p>
          </table:table-cell>
          <table:table-cell office:value-type="float" office:value="680520724062.403" calcext:value-type="float">
            <text:p>680520724062.403</text:p>
          </table:table-cell>
          <table:table-cell office:value-type="float" office:value="764880644710.649" calcext:value-type="float">
            <text:p>764880644710.649</text:p>
          </table:table-cell>
          <table:table-cell office:value-type="float" office:value="898137194716.188" calcext:value-type="float">
            <text:p>898137194716.188</text:p>
          </table:table-cell>
          <table:table-cell office:value-type="float" office:value="1011797457138.5" calcext:value-type="float">
            <text:p>1011797457138.5</text:p>
          </table:table-cell>
          <table:table-cell office:value-type="float" office:value="1122679154632.41" calcext:value-type="float">
            <text:p>1122679154632.41</text:p>
          </table:table-cell>
          <table:table-cell office:value-type="float" office:value="1002219052967.54" calcext:value-type="float">
            <text:p>1002219052967.54</text:p>
          </table:table-cell>
          <table:table-cell office:value-type="float" office:value="901934953364.711" calcext:value-type="float">
            <text:p>901934953364.711</text:p>
          </table:table-cell>
          <table:table-cell office:value-type="float" office:value="1094499338702.72" calcext:value-type="float">
            <text:p>1094499338702.72</text:p>
          </table:table-cell>
          <table:table-cell office:value-type="float" office:value="1202463682633.85" calcext:value-type="float">
            <text:p>1202463682633.85</text:p>
          </table:table-cell>
          <table:table-cell office:value-type="float" office:value="1222807284485.31" calcext:value-type="float">
            <text:p>1222807284485.31</text:p>
          </table:table-cell>
          <table:table-cell office:value-type="float" office:value="1305604981271.91" calcext:value-type="float">
            <text:p>1305604981271.91</text:p>
          </table:table-cell>
          <table:table-cell office:value-type="float" office:value="1411333926201.24" calcext:value-type="float">
            <text:p>1411333926201.24</text:p>
          </table:table-cell>
          <table:table-cell office:value-type="float" office:value="1382764027113.82" calcext:value-type="float">
            <text:p>1382764027113.82</text:p>
          </table:table-cell>
          <table:table-cell office:value-type="float" office:value="1414804158515.26" calcext:value-type="float">
            <text:p>1414804158515.26</text:p>
          </table:table-cell>
          <table:table-cell office:value-type="float" office:value="1530750923148.7" calcext:value-type="float">
            <text:p>1530750923148.7</text:p>
          </table:table-cell>
          <table:table-cell office:value-type="float" office:value="1619423701169.63" calcext:value-type="float">
            <text:p>1619423701169.6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table:number-columns-repeated="5"/>
          <table:table-cell office:value-type="float" office:value="2097451694.2033" calcext:value-type="float">
            <text:p>2097451694.2033</text:p>
          </table:table-cell>
          <table:table-cell office:value-type="float" office:value="2391486978.43741" calcext:value-type="float">
            <text:p>2391486978.43741</text:p>
          </table:table-cell>
          <table:table-cell office:value-type="float" office:value="2441893027.16326" calcext:value-type="float">
            <text:p>2441893027.16326</text:p>
          </table:table-cell>
          <table:table-cell office:value-type="float" office:value="2663119574.34892" calcext:value-type="float">
            <text:p>2663119574.34892</text:p>
          </table:table-cell>
          <table:table-cell office:value-type="float" office:value="2769532343.88127" calcext:value-type="float">
            <text:p>2769532343.88127</text:p>
          </table:table-cell>
          <table:table-cell office:value-type="float" office:value="2873984878.18538" calcext:value-type="float">
            <text:p>2873984878.18538</text:p>
          </table:table-cell>
          <table:table-cell office:value-type="float" office:value="3880370401.57259" calcext:value-type="float">
            <text:p>3880370401.57259</text:p>
          </table:table-cell>
          <table:table-cell office:value-type="float" office:value="4451200972.9401" calcext:value-type="float">
            <text:p>4451200972.9401</text:p>
          </table:table-cell>
          <table:table-cell office:value-type="float" office:value="5408293998.65138" calcext:value-type="float">
            <text:p>5408293998.65138</text:p>
          </table:table-cell>
          <table:table-cell office:value-type="float" office:value="13004774556.6166" calcext:value-type="float">
            <text:p>13004774556.6166</text:p>
          </table:table-cell>
          <table:table-cell office:value-type="float" office:value="12024138275.8621" calcext:value-type="float">
            <text:p>12024138275.8621</text:p>
          </table:table-cell>
          <table:table-cell office:value-type="float" office:value="13131668946.6484" calcext:value-type="float">
            <text:p>13131668946.6484</text:p>
          </table:table-cell>
          <table:table-cell office:value-type="float" office:value="14135729588.2763" calcext:value-type="float">
            <text:p>14135729588.2763</text:p>
          </table:table-cell>
          <table:table-cell office:value-type="float" office:value="15500908760.4507" calcext:value-type="float">
            <text:p>15500908760.4507</text:p>
          </table:table-cell>
          <table:table-cell office:value-type="float" office:value="24746019536.903" calcext:value-type="float">
            <text:p>24746019536.903</text:p>
          </table:table-cell>
          <table:table-cell office:value-type="float" office:value="28638550499.4451" calcext:value-type="float">
            <text:p>28638550499.4451</text:p>
          </table:table-cell>
          <table:table-cell office:value-type="float" office:value="25056672166.4275" calcext:value-type="float">
            <text:p>25056672166.4275</text:p>
          </table:table-cell>
          <table:table-cell office:value-type="float" office:value="21577977770.059" calcext:value-type="float">
            <text:p>21577977770.059</text:p>
          </table:table-cell>
          <table:table-cell office:value-type="float" office:value="20869434305.3173" calcext:value-type="float">
            <text:p>20869434305.3173</text:p>
          </table:table-cell>
          <table:table-cell office:value-type="float" office:value="21697297872.3404" calcext:value-type="float">
            <text:p>21697297872.3404</text:p>
          </table:table-cell>
          <table:table-cell office:value-type="float" office:value="21442619680.8511" calcext:value-type="float">
            <text:p>21442619680.8511</text:p>
          </table:table-cell>
          <table:table-cell office:value-type="float" office:value="17903681693.0489" calcext:value-type="float">
            <text:p>17903681693.0489</text:p>
          </table:table-cell>
          <table:table-cell office:value-type="float" office:value="22365734481.5213" calcext:value-type="float">
            <text:p>22365734481.5213</text:p>
          </table:table-cell>
          <table:table-cell office:value-type="float" office:value="20692472759.8566" calcext:value-type="float">
            <text:p>20692472759.8566</text:p>
          </table:table-cell>
          <table:table-cell office:value-type="float" office:value="24312117767.1886" calcext:value-type="float">
            <text:p>24312117767.1886</text:p>
          </table:table-cell>
          <table:table-cell office:value-type="float" office:value="18427777777.7778" calcext:value-type="float">
            <text:p>18427777777.7778</text:p>
          </table:table-cell>
          <table:table-cell office:value-type="float" office:value="11008793176.2223" calcext:value-type="float">
            <text:p>11008793176.2223</text:p>
          </table:table-cell>
          <table:table-cell office:value-type="float" office:value="19858555214.7239" calcext:value-type="float">
            <text:p>19858555214.7239</text:p>
          </table:table-cell>
          <table:table-cell office:value-type="float" office:value="23941391390.7285" calcext:value-type="float">
            <text:p>23941391390.7285</text:p>
          </table:table-cell>
          <table:table-cell office:value-type="float" office:value="24848483838.3838" calcext:value-type="float">
            <text:p>24848483838.3838</text:p>
          </table:table-cell>
          <table:table-cell office:value-type="float" office:value="27191689008.0429" calcext:value-type="float">
            <text:p>27191689008.0429</text:p>
          </table:table-cell>
          <table:table-cell office:value-type="float" office:value="31493987641.9506" calcext:value-type="float">
            <text:p>31493987641.9506</text:p>
          </table:table-cell>
          <table:table-cell office:value-type="float" office:value="30354434553.2476" calcext:value-type="float">
            <text:p>30354434553.2476</text:p>
          </table:table-cell>
          <table:table-cell office:value-type="float" office:value="25941929461.9423" calcext:value-type="float">
            <text:p>25941929461.9423</text:p>
          </table:table-cell>
          <table:table-cell office:value-type="float" office:value="30121879434.954" calcext:value-type="float">
            <text:p>30121879434.954</text:p>
          </table:table-cell>
          <table:table-cell office:value-type="float" office:value="37711864406.7797" calcext:value-type="float">
            <text:p>37711864406.7797</text:p>
          </table:table-cell>
          <table:table-cell office:value-type="float" office:value="34890772742.0933" calcext:value-type="float">
            <text:p>34890772742.0933</text:p>
          </table:table-cell>
          <table:table-cell office:value-type="float" office:value="38137545245.1464" calcext:value-type="float">
            <text:p>38137545245.1464</text:p>
          </table:table-cell>
          <table:table-cell office:value-type="float" office:value="47875838926.1745" calcext:value-type="float">
            <text:p>47875838926.1745</text:p>
          </table:table-cell>
          <table:table-cell office:value-type="float" office:value="59440108585.0017" calcext:value-type="float">
            <text:p>59440108585.0017</text:p>
          </table:table-cell>
          <table:table-cell office:value-type="float" office:value="80797945205.4795" calcext:value-type="float">
            <text:p>80797945205.4795</text:p>
          </table:table-cell>
          <table:table-cell office:value-type="float" office:value="101550654720.882" calcext:value-type="float">
            <text:p>101550654720.882</text:p>
          </table:table-cell>
          <table:table-cell office:value-type="float" office:value="114641097818.438" calcext:value-type="float">
            <text:p>114641097818.438</text:p>
          </table:table-cell>
          <table:table-cell office:value-type="float" office:value="147395833333.333" calcext:value-type="float">
            <text:p>147395833333.333</text:p>
          </table:table-cell>
          <table:table-cell office:value-type="float" office:value="105899930507.297" calcext:value-type="float">
            <text:p>105899930507.297</text:p>
          </table:table-cell>
          <table:table-cell office:value-type="float" office:value="115419050942.08" calcext:value-type="float">
            <text:p>115419050942.08</text:p>
          </table:table-cell>
          <table:table-cell office:value-type="float" office:value="154027536231.884" calcext:value-type="float">
            <text:p>154027536231.884</text:p>
          </table:table-cell>
          <table:table-cell office:value-type="float" office:value="174070025008.932" calcext:value-type="float">
            <text:p>174070025008.932</text:p>
          </table:table-cell>
          <table:table-cell office:value-type="float" office:value="174161142454.161" calcext:value-type="float">
            <text:p>174161142454.161</text:p>
          </table:table-cell>
          <table:table-cell office:value-type="float" office:value="162631412508.784" calcext:value-type="float">
            <text:p>162631412508.784</text:p>
          </table:table-cell>
          <table:table-cell office:value-type="float" office:value="114567298105.683" calcext:value-type="float">
            <text:p>114567298105.683</text:p>
          </table:table-cell>
          <table:table-cell office:value-type="float" office:value="109420059582.92" calcext:value-type="float">
            <text:p>109420059582.92</text:p>
          </table:table-cell>
          <table:table-cell office:value-type="float" office:value="119551599076.822" calcext:value-type="float">
            <text:p>119551599076.822</text:p>
          </table:table-cell>
          <table:table-cell office:value-type="float" office:value="141677814569.536" calcext:value-type="float">
            <text:p>141677814569.536</text:p>
          </table:table-cell>
        </table:table-row>
        <table:table-row table:style-name="ro1">
          <table:table-cell office:value-type="string" calcext:value-type="string">
            <text:p>República Democrática Popular Lao</text:p>
          </table:table-cell>
          <table:table-cell office:value-type="string" calcext:value-type="string">
            <text:p>LAO</text:p>
          </table:table-cell>
          <table:table-cell table:number-columns-repeated="24"/>
          <table:table-cell office:value-type="float" office:value="1757142805.71429" calcext:value-type="float">
            <text:p>1757142805.71429</text:p>
          </table:table-cell>
          <table:table-cell office:value-type="float" office:value="2366666615.55556" calcext:value-type="float">
            <text:p>2366666615.55556</text:p>
          </table:table-cell>
          <table:table-cell office:value-type="float" office:value="1776842041.05263" calcext:value-type="float">
            <text:p>1776842041.05263</text:p>
          </table:table-cell>
          <table:table-cell office:value-type="float" office:value="1087273103.69639" calcext:value-type="float">
            <text:p>1087273103.69639</text:p>
          </table:table-cell>
          <table:table-cell office:value-type="float" office:value="598961269.297879" calcext:value-type="float">
            <text:p>598961269.297879</text:p>
          </table:table-cell>
          <table:table-cell office:value-type="float" office:value="714046821.093797" calcext:value-type="float">
            <text:p>714046821.093797</text:p>
          </table:table-cell>
          <table:table-cell office:value-type="float" office:value="865559856.1639" calcext:value-type="float">
            <text:p>865559856.1639</text:p>
          </table:table-cell>
          <table:table-cell office:value-type="float" office:value="1028087972.31085" calcext:value-type="float">
            <text:p>1028087972.31085</text:p>
          </table:table-cell>
          <table:table-cell office:value-type="float" office:value="1127806944.61513" calcext:value-type="float">
            <text:p>1127806944.61513</text:p>
          </table:table-cell>
          <table:table-cell office:value-type="float" office:value="1327748654.65969" calcext:value-type="float">
            <text:p>1327748654.65969</text:p>
          </table:table-cell>
          <table:table-cell office:value-type="float" office:value="1543606345.11684" calcext:value-type="float">
            <text:p>1543606345.11684</text:p>
          </table:table-cell>
          <table:table-cell office:value-type="float" office:value="1763536304.53964" calcext:value-type="float">
            <text:p>1763536304.53964</text:p>
          </table:table-cell>
          <table:table-cell office:value-type="float" office:value="1873671550.34636" calcext:value-type="float">
            <text:p>1873671550.34636</text:p>
          </table:table-cell>
          <table:table-cell office:value-type="float" office:value="1747011857.33107" calcext:value-type="float">
            <text:p>1747011857.33107</text:p>
          </table:table-cell>
          <table:table-cell office:value-type="float" office:value="1280177838.71905" calcext:value-type="float">
            <text:p>1280177838.71905</text:p>
          </table:table-cell>
          <table:table-cell office:value-type="float" office:value="1454430642.49183" calcext:value-type="float">
            <text:p>1454430642.49183</text:p>
          </table:table-cell>
          <table:table-cell office:value-type="float" office:value="1731198022.45494" calcext:value-type="float">
            <text:p>1731198022.45494</text:p>
          </table:table-cell>
          <table:table-cell office:value-type="float" office:value="1768619058.34647" calcext:value-type="float">
            <text:p>1768619058.34647</text:p>
          </table:table-cell>
          <table:table-cell office:value-type="float" office:value="1758176653.07746" calcext:value-type="float">
            <text:p>1758176653.07746</text:p>
          </table:table-cell>
          <table:table-cell office:value-type="float" office:value="2023324407.30316" calcext:value-type="float">
            <text:p>2023324407.30316</text:p>
          </table:table-cell>
          <table:table-cell office:value-type="float" office:value="2366398119.8821" calcext:value-type="float">
            <text:p>2366398119.8821</text:p>
          </table:table-cell>
          <table:table-cell office:value-type="float" office:value="2735558726.25625" calcext:value-type="float">
            <text:p>2735558726.25625</text:p>
          </table:table-cell>
          <table:table-cell office:value-type="float" office:value="3452882514.00166" calcext:value-type="float">
            <text:p>3452882514.00166</text:p>
          </table:table-cell>
          <table:table-cell office:value-type="float" office:value="4222962987.53859" calcext:value-type="float">
            <text:p>4222962987.53859</text:p>
          </table:table-cell>
          <table:table-cell office:value-type="float" office:value="5443915120.50795" calcext:value-type="float">
            <text:p>5443915120.50795</text:p>
          </table:table-cell>
          <table:table-cell office:value-type="float" office:value="5832915387.08908" calcext:value-type="float">
            <text:p>5832915387.08908</text:p>
          </table:table-cell>
          <table:table-cell office:value-type="float" office:value="7127792629.58294" calcext:value-type="float">
            <text:p>7127792629.58294</text:p>
          </table:table-cell>
          <table:table-cell office:value-type="float" office:value="8749241114.18913" calcext:value-type="float">
            <text:p>8749241114.18913</text:p>
          </table:table-cell>
          <table:table-cell office:value-type="float" office:value="10191350119.6808" calcext:value-type="float">
            <text:p>10191350119.6808</text:p>
          </table:table-cell>
          <table:table-cell office:value-type="float" office:value="11942230508.334" calcext:value-type="float">
            <text:p>11942230508.334</text:p>
          </table:table-cell>
          <table:table-cell office:value-type="float" office:value="13268458231.9284" calcext:value-type="float">
            <text:p>13268458231.9284</text:p>
          </table:table-cell>
          <table:table-cell office:value-type="float" office:value="14390391264.2607" calcext:value-type="float">
            <text:p>14390391264.2607</text:p>
          </table:table-cell>
          <table:table-cell office:value-type="float" office:value="15805707154.2329" calcext:value-type="float">
            <text:p>15805707154.2329</text:p>
          </table:table-cell>
          <table:table-cell office:value-type="float" office:value="16853087485.4118" calcext:value-type="float">
            <text:p>16853087485.4118</text:p>
          </table:table-cell>
          <table:table-cell office:value-type="float" office:value="18130724396.3364" calcext:value-type="float">
            <text:p>18130724396.3364</text:p>
          </table:table-cell>
        </table:table-row>
        <table:table-row table:style-name="ro1">
          <table:table-cell office:value-type="string" calcext:value-type="string">
            <text:p>Líbano</text:p>
          </table:table-cell>
          <table:table-cell office:value-type="string" calcext:value-type="string">
            <text:p>LBN</text:p>
          </table:table-cell>
          <table:table-cell table:number-columns-repeated="28"/>
          <table:table-cell office:value-type="float" office:value="3313540067.93246" calcext:value-type="float">
            <text:p>3313540067.93246</text:p>
          </table:table-cell>
          <table:table-cell office:value-type="float" office:value="2717998687.71002" calcext:value-type="float">
            <text:p>2717998687.71002</text:p>
          </table:table-cell>
          <table:table-cell office:value-type="float" office:value="2838485353.96187" calcext:value-type="float">
            <text:p>2838485353.96187</text:p>
          </table:table-cell>
          <table:table-cell office:value-type="float" office:value="4690415092.53663" calcext:value-type="float">
            <text:p>4690415092.53663</text:p>
          </table:table-cell>
          <table:table-cell office:value-type="float" office:value="5843579160.90122" calcext:value-type="float">
            <text:p>5843579160.90122</text:p>
          </table:table-cell>
          <table:table-cell office:value-type="float" office:value="7941744492.1211" calcext:value-type="float">
            <text:p>7941744492.1211</text:p>
          </table:table-cell>
          <table:table-cell office:value-type="float" office:value="9599127049.9375" calcext:value-type="float">
            <text:p>9599127049.9375</text:p>
          </table:table-cell>
          <table:table-cell office:value-type="float" office:value="11718795528.4939" calcext:value-type="float">
            <text:p>11718795528.4939</text:p>
          </table:table-cell>
          <table:table-cell office:value-type="float" office:value="13690217333.2697" calcext:value-type="float">
            <text:p>13690217333.2697</text:p>
          </table:table-cell>
          <table:table-cell office:value-type="float" office:value="15751867489.4446" calcext:value-type="float">
            <text:p>15751867489.4446</text:p>
          </table:table-cell>
          <table:table-cell office:value-type="float" office:value="17247179005.5219" calcext:value-type="float">
            <text:p>17247179005.5219</text:p>
          </table:table-cell>
          <table:table-cell office:value-type="float" office:value="17391056369.2265" calcext:value-type="float">
            <text:p>17391056369.2265</text:p>
          </table:table-cell>
          <table:table-cell office:value-type="float" office:value="17260364842.4544" calcext:value-type="float">
            <text:p>17260364842.4544</text:p>
          </table:table-cell>
          <table:table-cell office:value-type="float" office:value="17649751243.7811" calcext:value-type="float">
            <text:p>17649751243.7811</text:p>
          </table:table-cell>
          <table:table-cell office:value-type="float" office:value="19152238805.9701" calcext:value-type="float">
            <text:p>19152238805.9701</text:p>
          </table:table-cell>
          <table:table-cell office:value-type="float" office:value="20082918739.6352" calcext:value-type="float">
            <text:p>20082918739.6352</text:p>
          </table:table-cell>
          <table:table-cell office:value-type="float" office:value="21145518599.8673" calcext:value-type="float">
            <text:p>21145518599.8673</text:p>
          </table:table-cell>
          <table:table-cell office:value-type="float" office:value="21489962079.602" calcext:value-type="float">
            <text:p>21489962079.602</text:p>
          </table:table-cell>
          <table:table-cell office:value-type="float" office:value="22048664306.2023" calcext:value-type="float">
            <text:p>22048664306.2023</text:p>
          </table:table-cell>
          <table:table-cell office:value-type="float" office:value="24873482491.675" calcext:value-type="float">
            <text:p>24873482491.675</text:p>
          </table:table-cell>
          <table:table-cell office:value-type="float" office:value="29227542759.602" calcext:value-type="float">
            <text:p>29227542759.602</text:p>
          </table:table-cell>
          <table:table-cell office:value-type="float" office:value="35477299023.8806" calcext:value-type="float">
            <text:p>35477299023.8806</text:p>
          </table:table-cell>
          <table:table-cell office:value-type="float" office:value="38419626533.9967" calcext:value-type="float">
            <text:p>38419626533.9967</text:p>
          </table:table-cell>
          <table:table-cell office:value-type="float" office:value="40075674295.1907" calcext:value-type="float">
            <text:p>40075674295.1907</text:p>
          </table:table-cell>
          <table:table-cell office:value-type="float" office:value="44230727694.859" calcext:value-type="float">
            <text:p>44230727694.859</text:p>
          </table:table-cell>
          <table:table-cell office:value-type="float" office:value="46866579767.8275" calcext:value-type="float">
            <text:p>46866579767.8275</text:p>
          </table:table-cell>
          <table:table-cell office:value-type="float" office:value="48296099502.4876" calcext:value-type="float">
            <text:p>48296099502.4876</text:p>
          </table:table-cell>
          <table:table-cell office:value-type="float" office:value="49973893200.6633" calcext:value-type="float">
            <text:p>49973893200.6633</text:p>
          </table:table-cell>
          <table:table-cell office:value-type="float" office:value="51239050082.9187" calcext:value-type="float">
            <text:p>51239050082.9187</text:p>
          </table:table-cell>
          <table:table-cell office:value-type="float" office:value="53393799668.325" calcext:value-type="float">
            <text:p>53393799668.325</text:p>
          </table:table-cell>
          <table:table-cell office:value-type="float" office:value="56639155555.5556" calcext:value-type="float">
            <text:p>56639155555.5556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table:number-columns-repeated="40"/>
          <table:table-cell office:value-type="float" office:value="874000000" calcext:value-type="float">
            <text:p>874000000</text:p>
          </table:table-cell>
          <table:table-cell office:value-type="float" office:value="906000000" calcext:value-type="float">
            <text:p>906000000</text:p>
          </table:table-cell>
          <table:table-cell office:value-type="float" office:value="927000000" calcext:value-type="float">
            <text:p>927000000</text:p>
          </table:table-cell>
          <table:table-cell office:value-type="float" office:value="748000000" calcext:value-type="float">
            <text:p>748000000</text:p>
          </table:table-cell>
          <table:table-cell office:value-type="float" office:value="897000000" calcext:value-type="float">
            <text:p>897000000</text:p>
          </table:table-cell>
          <table:table-cell office:value-type="float" office:value="949000000" calcext:value-type="float">
            <text:p>949000000</text:p>
          </table:table-cell>
          <table:table-cell office:value-type="float" office:value="1119000000" calcext:value-type="float">
            <text:p>1119000000</text:p>
          </table:table-cell>
          <table:table-cell office:value-type="float" office:value="1373000000" calcext:value-type="float">
            <text:p>1373000000</text:p>
          </table:table-cell>
          <table:table-cell office:value-type="float" office:value="1726000000" calcext:value-type="float">
            <text:p>1726000000</text:p>
          </table:table-cell>
          <table:table-cell office:value-type="float" office:value="1768000000" calcext:value-type="float">
            <text:p>1768000000</text:p>
          </table:table-cell>
          <table:table-cell office:value-type="float" office:value="1998000000" calcext:value-type="float">
            <text:p>1998000000</text:p>
          </table:table-cell>
          <table:table-cell office:value-type="float" office:value="2398000000" calcext:value-type="float">
            <text:p>2398000000</text:p>
          </table:table-cell>
          <table:table-cell office:value-type="float" office:value="2721000000" calcext:value-type="float">
            <text:p>2721000000</text:p>
          </table:table-cell>
          <table:table-cell office:value-type="float" office:value="3067000000" calcext:value-type="float">
            <text:p>3067000000</text:p>
          </table:table-cell>
          <table:table-cell office:value-type="float" office:value="3144000000" calcext:value-type="float">
            <text:p>3144000000</text:p>
          </table:table-cell>
          <table:table-cell office:value-type="float" office:value="3177000000" calcext:value-type="float">
            <text:p>3177000000</text:p>
          </table:table-cell>
          <table:table-cell office:value-type="float" office:value="3277826000" calcext:value-type="float">
            <text:p>3277826000</text:p>
          </table:table-cell>
          <table:table-cell office:value-type="float" office:value="3285455000" calcext:value-type="float">
            <text:p>3285455000</text:p>
          </table:table-cell>
          <table:table-cell office:value-type="float" office:value="3249000000" calcext:value-type="float">
            <text:p>3249000000</text:p>
          </table:table-cell>
        </table:table-row>
        <table:table-row table:style-name="ro1">
          <table:table-cell office:value-type="string" calcext:value-type="string">
            <text:p>Libia</text:p>
          </table:table-cell>
          <table:table-cell office:value-type="string" calcext:value-type="string">
            <text:p>LBY</text:p>
          </table:table-cell>
          <table:table-cell table:number-columns-repeated="30"/>
          <table:table-cell office:value-type="float" office:value="28901836158.1921" calcext:value-type="float">
            <text:p>28901836158.1921</text:p>
          </table:table-cell>
          <table:table-cell office:value-type="float" office:value="31995012468.8279" calcext:value-type="float">
            <text:p>31995012468.8279</text:p>
          </table:table-cell>
          <table:table-cell office:value-type="float" office:value="33881392045.4545" calcext:value-type="float">
            <text:p>33881392045.4545</text:p>
          </table:table-cell>
          <table:table-cell office:value-type="float" office:value="30657030223.3903" calcext:value-type="float">
            <text:p>30657030223.3903</text:p>
          </table:table-cell>
          <table:table-cell office:value-type="float" office:value="28607921928.8175" calcext:value-type="float">
            <text:p>28607921928.8175</text:p>
          </table:table-cell>
          <table:table-cell office:value-type="float" office:value="25544128198.9955" calcext:value-type="float">
            <text:p>25544128198.9955</text:p>
          </table:table-cell>
          <table:table-cell office:value-type="float" office:value="27884615384.6154" calcext:value-type="float">
            <text:p>27884615384.6154</text:p>
          </table:table-cell>
          <table:table-cell office:value-type="float" office:value="30698633109.1343" calcext:value-type="float">
            <text:p>30698633109.1343</text:p>
          </table:table-cell>
          <table:table-cell office:value-type="float" office:value="27249786142.0017" calcext:value-type="float">
            <text:p>27249786142.0017</text:p>
          </table:table-cell>
          <table:table-cell office:value-type="float" office:value="35976714100.9056" calcext:value-type="float">
            <text:p>35976714100.9056</text:p>
          </table:table-cell>
          <table:table-cell office:value-type="float" office:value="38270206950.41" calcext:value-type="float">
            <text:p>38270206950.41</text:p>
          </table:table-cell>
          <table:table-cell office:value-type="float" office:value="34110064452.1567" calcext:value-type="float">
            <text:p>34110064452.1567</text:p>
          </table:table-cell>
          <table:table-cell office:value-type="float" office:value="20481889763.7795" calcext:value-type="float">
            <text:p>20481889763.7795</text:p>
          </table:table-cell>
          <table:table-cell office:value-type="float" office:value="26265625000" calcext:value-type="float">
            <text:p>26265625000</text:p>
          </table:table-cell>
          <table:table-cell office:value-type="float" office:value="33122307692.3077" calcext:value-type="float">
            <text:p>33122307692.3077</text:p>
          </table:table-cell>
          <table:table-cell office:value-type="float" office:value="47334148578.4164" calcext:value-type="float">
            <text:p>47334148578.4164</text:p>
          </table:table-cell>
          <table:table-cell office:value-type="float" office:value="54961936662.6066" calcext:value-type="float">
            <text:p>54961936662.6066</text:p>
          </table:table-cell>
          <table:table-cell office:value-type="float" office:value="67516236337.7158" calcext:value-type="float">
            <text:p>67516236337.7158</text:p>
          </table:table-cell>
          <table:table-cell office:value-type="float" office:value="87140405361.2292" calcext:value-type="float">
            <text:p>87140405361.2292</text:p>
          </table:table-cell>
          <table:table-cell office:value-type="float" office:value="63028320702.0343" calcext:value-type="float">
            <text:p>63028320702.0343</text:p>
          </table:table-cell>
          <table:table-cell office:value-type="float" office:value="74773444900.5368" calcext:value-type="float">
            <text:p>74773444900.5368</text:p>
          </table:table-cell>
          <table:table-cell office:value-type="float" office:value="34699395523.6073" calcext:value-type="float">
            <text:p>34699395523.6073</text:p>
          </table:table-cell>
          <table:table-cell office:value-type="float" office:value="81873662518.8238" calcext:value-type="float">
            <text:p>81873662518.8238</text:p>
          </table:table-cell>
          <table:table-cell office:value-type="float" office:value="65502870173.7831" calcext:value-type="float">
            <text:p>65502870173.7831</text:p>
          </table:table-cell>
          <table:table-cell office:value-type="float" office:value="41142722414.3351" calcext:value-type="float">
            <text:p>41142722414.3351</text:p>
          </table:table-cell>
          <table:table-cell office:value-type="float" office:value="27842131479.8726" calcext:value-type="float">
            <text:p>27842131479.8726</text:p>
          </table:table-cell>
          <table:table-cell office:value-type="float" office:value="26221660067.6697" calcext:value-type="float">
            <text:p>26221660067.6697</text:p>
          </table:table-cell>
          <table:table-cell office:value-type="float" office:value="38115981878.5647" calcext:value-type="float">
            <text:p>38115981878.5647</text:p>
          </table:table-cell>
          <table:table-cell office:value-type="float" office:value="48319620013.078" calcext:value-type="float">
            <text:p>48319620013.078</text:p>
          </table:table-cell>
        </table:table-row>
        <table:table-row table:style-name="ro1">
          <table:table-cell office:value-type="string" calcext:value-type="string">
            <text:p>Santa Lucía</text:p>
          </table:table-cell>
          <table:table-cell office:value-type="string" calcext:value-type="string">
            <text:p>LCA</text:p>
          </table:table-cell>
          <table:table-cell table:number-columns-repeated="17"/>
          <table:table-cell office:value-type="float" office:value="92546835.9259259" calcext:value-type="float">
            <text:p>92546835.9259259</text:p>
          </table:table-cell>
          <table:table-cell office:value-type="float" office:value="107827737.407407" calcext:value-type="float">
            <text:p>107827737.407407</text:p>
          </table:table-cell>
          <table:table-cell office:value-type="float" office:value="130475734.444444" calcext:value-type="float">
            <text:p>130475734.444444</text:p>
          </table:table-cell>
          <table:table-cell office:value-type="float" office:value="154461345.185185" calcext:value-type="float">
            <text:p>154461345.185185</text:p>
          </table:table-cell>
          <table:table-cell office:value-type="float" office:value="177541041.481481" calcext:value-type="float">
            <text:p>177541041.481481</text:p>
          </table:table-cell>
          <table:table-cell office:value-type="float" office:value="193148724.074074" calcext:value-type="float">
            <text:p>193148724.074074</text:p>
          </table:table-cell>
          <table:table-cell office:value-type="float" office:value="208178548.888889" calcext:value-type="float">
            <text:p>208178548.888889</text:p>
          </table:table-cell>
          <table:table-cell office:value-type="float" office:value="229371734.074074" calcext:value-type="float">
            <text:p>229371734.074074</text:p>
          </table:table-cell>
          <table:table-cell office:value-type="float" office:value="254459434.444444" calcext:value-type="float">
            <text:p>254459434.444444</text:p>
          </table:table-cell>
          <table:table-cell office:value-type="float" office:value="304169848.148148" calcext:value-type="float">
            <text:p>304169848.148148</text:p>
          </table:table-cell>
          <table:table-cell office:value-type="float" office:value="335887283.703704" calcext:value-type="float">
            <text:p>335887283.703704</text:p>
          </table:table-cell>
          <table:table-cell office:value-type="float" office:value="384376809.62963" calcext:value-type="float">
            <text:p>384376809.62963</text:p>
          </table:table-cell>
          <table:table-cell office:value-type="float" office:value="435493044.074074" calcext:value-type="float">
            <text:p>435493044.074074</text:p>
          </table:table-cell>
          <table:table-cell office:value-type="float" office:value="518433324.814815" calcext:value-type="float">
            <text:p>518433324.814815</text:p>
          </table:table-cell>
          <table:table-cell office:value-type="float" office:value="548819074.074074" calcext:value-type="float">
            <text:p>548819074.074074</text:p>
          </table:table-cell>
          <table:table-cell office:value-type="float" office:value="602911074.074074" calcext:value-type="float">
            <text:p>602911074.074074</text:p>
          </table:table-cell>
          <table:table-cell office:value-type="float" office:value="612538814.814815" calcext:value-type="float">
            <text:p>612538814.814815</text:p>
          </table:table-cell>
          <table:table-cell office:value-type="float" office:value="638422518.518518" calcext:value-type="float">
            <text:p>638422518.518518</text:p>
          </table:table-cell>
          <table:table-cell office:value-type="float" office:value="682370000" calcext:value-type="float">
            <text:p>682370000</text:p>
          </table:table-cell>
          <table:table-cell office:value-type="float" office:value="705672777.777778" calcext:value-type="float">
            <text:p>705672777.777778</text:p>
          </table:table-cell>
          <table:table-cell office:value-type="float" office:value="721068259.259259" calcext:value-type="float">
            <text:p>721068259.259259</text:p>
          </table:table-cell>
          <table:table-cell office:value-type="float" office:value="784752481.481482" calcext:value-type="float">
            <text:p>784752481.481482</text:p>
          </table:table-cell>
          <table:table-cell office:value-type="float" office:value="824732888.888889" calcext:value-type="float">
            <text:p>824732888.888889</text:p>
          </table:table-cell>
          <table:table-cell office:value-type="float" office:value="834327296.296296" calcext:value-type="float">
            <text:p>834327296.296296</text:p>
          </table:table-cell>
          <table:table-cell office:value-type="float" office:value="798333814.814815" calcext:value-type="float">
            <text:p>798333814.814815</text:p>
          </table:table-cell>
          <table:table-cell office:value-type="float" office:value="805069148.148148" calcext:value-type="float">
            <text:p>805069148.148148</text:p>
          </table:table-cell>
          <table:table-cell office:value-type="float" office:value="883314333.333333" calcext:value-type="float">
            <text:p>883314333.333333</text:p>
          </table:table-cell>
          <table:table-cell office:value-type="float" office:value="954317407.407407" calcext:value-type="float">
            <text:p>954317407.407407</text:p>
          </table:table-cell>
          <table:table-cell office:value-type="float" office:value="1015934666.66667" calcext:value-type="float">
            <text:p>1015934666.66667</text:p>
          </table:table-cell>
          <table:table-cell office:value-type="float" office:value="1134567222.22222" calcext:value-type="float">
            <text:p>1134567222.22222</text:p>
          </table:table-cell>
          <table:table-cell office:value-type="float" office:value="1279428222.22222" calcext:value-type="float">
            <text:p>1279428222.22222</text:p>
          </table:table-cell>
          <table:table-cell office:value-type="float" office:value="1286720333.33333" calcext:value-type="float">
            <text:p>1286720333.33333</text:p>
          </table:table-cell>
          <table:table-cell office:value-type="float" office:value="1278745518.51852" calcext:value-type="float">
            <text:p>1278745518.51852</text:p>
          </table:table-cell>
          <table:table-cell office:value-type="float" office:value="1399203481.48148" calcext:value-type="float">
            <text:p>1399203481.48148</text:p>
          </table:table-cell>
          <table:table-cell office:value-type="float" office:value="1444269666.66667" calcext:value-type="float">
            <text:p>1444269666.66667</text:p>
          </table:table-cell>
          <table:table-cell office:value-type="float" office:value="1437879370.37037" calcext:value-type="float">
            <text:p>1437879370.37037</text:p>
          </table:table-cell>
          <table:table-cell office:value-type="float" office:value="1481132148.14815" calcext:value-type="float">
            <text:p>1481132148.14815</text:p>
          </table:table-cell>
          <table:table-cell office:value-type="float" office:value="1542406296.2963" calcext:value-type="float">
            <text:p>1542406296.2963</text:p>
          </table:table-cell>
          <table:table-cell office:value-type="float" office:value="1640925666.66667" calcext:value-type="float">
            <text:p>1640925666.66667</text:p>
          </table:table-cell>
          <table:table-cell office:value-type="float" office:value="1688244703.7037" calcext:value-type="float">
            <text:p>1688244703.7037</text:p>
          </table:table-cell>
          <table:table-cell office:value-type="float" office:value="1810139888.88889" calcext:value-type="float">
            <text:p>1810139888.88889</text:p>
          </table:table-cell>
          <table:table-cell office:value-type="float" office:value="1876189777.77778" calcext:value-type="float">
            <text:p>1876189777.77778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table:number-columns-repeated="10"/>
          <table:table-cell office:value-type="float" office:value="90098330.6654471" calcext:value-type="float">
            <text:p>90098330.6654471</text:p>
          </table:table-cell>
          <table:table-cell office:value-type="float" office:value="104888628.171944" calcext:value-type="float">
            <text:p>104888628.171944</text:p>
          </table:table-cell>
          <table:table-cell office:value-type="float" office:value="124941925.010473" calcext:value-type="float">
            <text:p>124941925.010473</text:p>
          </table:table-cell>
          <table:table-cell office:value-type="float" office:value="165930611.729019" calcext:value-type="float">
            <text:p>165930611.729019</text:p>
          </table:table-cell>
          <table:table-cell office:value-type="float" office:value="193983720.461869" calcext:value-type="float">
            <text:p>193983720.461869</text:p>
          </table:table-cell>
          <table:table-cell office:value-type="float" office:value="246387479.177159" calcext:value-type="float">
            <text:p>246387479.177159</text:p>
          </table:table-cell>
          <table:table-cell office:value-type="float" office:value="272493879.020643" calcext:value-type="float">
            <text:p>272493879.020643</text:p>
          </table:table-cell>
          <table:table-cell office:value-type="float" office:value="303496276.263782" calcext:value-type="float">
            <text:p>303496276.263782</text:p>
          </table:table-cell>
          <table:table-cell office:value-type="float" office:value="436918176.733781" calcext:value-type="float">
            <text:p>436918176.733781</text:p>
          </table:table-cell>
          <table:table-cell office:value-type="float" office:value="503180669.994587" calcext:value-type="float">
            <text:p>503180669.994587</text:p>
          </table:table-cell>
          <table:table-cell office:value-type="float" office:value="534701915.617354" calcext:value-type="float">
            <text:p>534701915.617354</text:p>
          </table:table-cell>
          <table:table-cell office:value-type="float" office:value="511658690.561043" calcext:value-type="float">
            <text:p>511658690.561043</text:p>
          </table:table-cell>
          <table:table-cell office:value-type="float" office:value="522090331.478107" calcext:value-type="float">
            <text:p>522090331.478107</text:p>
          </table:table-cell>
          <table:table-cell office:value-type="float" office:value="524034109.856605" calcext:value-type="float">
            <text:p>524034109.856605</text:p>
          </table:table-cell>
          <table:table-cell office:value-type="float" office:value="502617355.407073" calcext:value-type="float">
            <text:p>502617355.407073</text:p>
          </table:table-cell>
          <table:table-cell office:value-type="float" office:value="529078995.563876" calcext:value-type="float">
            <text:p>529078995.563876</text:p>
          </table:table-cell>
          <table:table-cell office:value-type="float" office:value="779365167.602424" calcext:value-type="float">
            <text:p>779365167.602424</text:p>
          </table:table-cell>
          <table:table-cell office:value-type="float" office:value="1052843347.63948" calcext:value-type="float">
            <text:p>1052843347.63948</text:p>
          </table:table-cell>
          <table:table-cell office:value-type="float" office:value="1161757671.01756" calcext:value-type="float">
            <text:p>1161757671.01756</text:p>
          </table:table-cell>
          <table:table-cell office:value-type="float" office:value="1120000916.92646" calcext:value-type="float">
            <text:p>1120000916.92646</text:p>
          </table:table-cell>
          <table:table-cell office:value-type="float" office:value="1421466239.56234" calcext:value-type="float">
            <text:p>1421466239.56234</text:p>
          </table:table-cell>
          <table:table-cell office:value-type="float" office:value="1484152022.3152" calcext:value-type="float">
            <text:p>1484152022.3152</text:p>
          </table:table-cell>
          <table:table-cell office:value-type="float" office:value="1631197909.259" calcext:value-type="float">
            <text:p>1631197909.259</text:p>
          </table:table-cell>
          <table:table-cell office:value-type="float" office:value="1673104493.77369" calcext:value-type="float">
            <text:p>1673104493.77369</text:p>
          </table:table-cell>
          <table:table-cell office:value-type="float" office:value="1948118227.68151" calcext:value-type="float">
            <text:p>1948118227.68151</text:p>
          </table:table-cell>
          <table:table-cell office:value-type="float" office:value="2428461395.34884" calcext:value-type="float">
            <text:p>2428461395.34884</text:p>
          </table:table-cell>
          <table:table-cell office:value-type="float" office:value="2504033252.42718" calcext:value-type="float">
            <text:p>2504033252.42718</text:p>
          </table:table-cell>
          <table:table-cell office:value-type="float" office:value="2298410390.68421" calcext:value-type="float">
            <text:p>2298410390.68421</text:p>
          </table:table-cell>
          <table:table-cell office:value-type="float" office:value="2479721340.8746" calcext:value-type="float">
            <text:p>2479721340.8746</text:p>
          </table:table-cell>
          <table:table-cell office:value-type="float" office:value="2664026095.06058" calcext:value-type="float">
            <text:p>2664026095.06058</text:p>
          </table:table-cell>
          <table:table-cell office:value-type="float" office:value="2483953102.79488" calcext:value-type="float">
            <text:p>2483953102.79488</text:p>
          </table:table-cell>
          <table:table-cell office:value-type="float" office:value="2491822706.80256" calcext:value-type="float">
            <text:p>2491822706.80256</text:p>
          </table:table-cell>
          <table:table-cell office:value-type="float" office:value="2688630822.53304" calcext:value-type="float">
            <text:p>2688630822.53304</text:p>
          </table:table-cell>
          <table:table-cell office:value-type="float" office:value="3070691319.52179" calcext:value-type="float">
            <text:p>3070691319.52179</text:p>
          </table:table-cell>
          <table:table-cell office:value-type="float" office:value="3454362685.96703" calcext:value-type="float">
            <text:p>3454362685.96703</text:p>
          </table:table-cell>
          <table:table-cell office:value-type="float" office:value="3659251525.8593" calcext:value-type="float">
            <text:p>3659251525.8593</text:p>
          </table:table-cell>
          <table:table-cell office:value-type="float" office:value="4000239272.61126" calcext:value-type="float">
            <text:p>4000239272.61126</text:p>
          </table:table-cell>
          <table:table-cell office:value-type="float" office:value="4601299566.81106" calcext:value-type="float">
            <text:p>4601299566.81106</text:p>
          </table:table-cell>
          <table:table-cell office:value-type="float" office:value="5081432924.0144" calcext:value-type="float">
            <text:p>5081432924.0144</text:p>
          </table:table-cell>
          <table:table-cell office:value-type="float" office:value="4504549214.22663" calcext:value-type="float">
            <text:p>4504549214.22663</text:p>
          </table:table-cell>
          <table:table-cell office:value-type="float" office:value="5082366478.08994" calcext:value-type="float">
            <text:p>5082366478.08994</text:p>
          </table:table-cell>
          <table:table-cell office:value-type="float" office:value="5739977477.47748" calcext:value-type="float">
            <text:p>5739977477.47748</text:p>
          </table:table-cell>
          <table:table-cell office:value-type="float" office:value="5456009384.66461" calcext:value-type="float">
            <text:p>5456009384.66461</text:p>
          </table:table-cell>
          <table:table-cell office:value-type="float" office:value="6391735893.83968" calcext:value-type="float">
            <text:p>6391735893.83968</text:p>
          </table:table-cell>
          <table:table-cell office:value-type="float" office:value="6657170923.37918" calcext:value-type="float">
            <text:p>6657170923.37918</text:p>
          </table:table-cell>
          <table:table-cell office:value-type="float" office:value="6268391521.19701" calcext:value-type="float">
            <text:p>6268391521.19701</text:p>
          </table:table-cell>
          <table:table-cell office:value-type="float" office:value="6214633651.30911" calcext:value-type="float">
            <text:p>6214633651.30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1409873949.57983" calcext:value-type="float">
            <text:p>1409873949.57983</text:p>
          </table:table-cell>
          <table:table-cell office:value-type="float" office:value="1444327731.09244" calcext:value-type="float">
            <text:p>1444327731.09244</text:p>
          </table:table-cell>
          <table:table-cell office:value-type="float" office:value="1434156378.60082" calcext:value-type="float">
            <text:p>1434156378.60082</text:p>
          </table:table-cell>
          <table:table-cell office:value-type="float" office:value="1240672268.90756" calcext:value-type="float">
            <text:p>1240672268.90756</text:p>
          </table:table-cell>
          <table:table-cell office:value-type="float" office:value="1309747899.15966" calcext:value-type="float">
            <text:p>1309747899.15966</text:p>
          </table:table-cell>
          <table:table-cell office:value-type="float" office:value="1698319327.73109" calcext:value-type="float">
            <text:p>1698319327.73109</text:p>
          </table:table-cell>
          <table:table-cell office:value-type="float" office:value="1751470588.23529" calcext:value-type="float">
            <text:p>1751470588.23529</text:p>
          </table:table-cell>
          <table:table-cell office:value-type="float" office:value="1859465020.57613" calcext:value-type="float">
            <text:p>1859465020.57613</text:p>
          </table:table-cell>
          <table:table-cell office:value-type="float" office:value="1801344537.81513" calcext:value-type="float">
            <text:p>1801344537.81513</text:p>
          </table:table-cell>
          <table:table-cell office:value-type="float" office:value="1965546218.48739" calcext:value-type="float">
            <text:p>1965546218.48739</text:p>
          </table:table-cell>
          <table:table-cell office:value-type="float" office:value="2296470588.23529" calcext:value-type="float">
            <text:p>2296470588.23529</text:p>
          </table:table-cell>
          <table:table-cell office:value-type="float" office:value="2369308600.33727" calcext:value-type="float">
            <text:p>2369308600.33727</text:p>
          </table:table-cell>
          <table:table-cell office:value-type="float" office:value="2553936348.40871" calcext:value-type="float">
            <text:p>2553936348.40871</text:p>
          </table:table-cell>
          <table:table-cell office:value-type="float" office:value="2875625000" calcext:value-type="float">
            <text:p>2875625000</text:p>
          </table:table-cell>
          <table:table-cell office:value-type="float" office:value="3574586466.16541" calcext:value-type="float">
            <text:p>3574586466.16541</text:p>
          </table:table-cell>
          <table:table-cell office:value-type="float" office:value="3791298145.50642" calcext:value-type="float">
            <text:p>3791298145.50642</text:p>
          </table:table-cell>
          <table:table-cell office:value-type="float" office:value="3591319857.31272" calcext:value-type="float">
            <text:p>3591319857.31272</text:p>
          </table:table-cell>
          <table:table-cell office:value-type="float" office:value="4104509582.86359" calcext:value-type="float">
            <text:p>4104509582.86359</text:p>
          </table:table-cell>
          <table:table-cell office:value-type="float" office:value="2733183856.50224" calcext:value-type="float">
            <text:p>2733183856.50224</text:p>
          </table:table-cell>
          <table:table-cell office:value-type="float" office:value="3364611432.24149" calcext:value-type="float">
            <text:p>3364611432.24149</text:p>
          </table:table-cell>
          <table:table-cell office:value-type="float" office:value="4024621899.57653" calcext:value-type="float">
            <text:p>4024621899.57653</text:p>
          </table:table-cell>
          <table:table-cell office:value-type="float" office:value="4415844155.84416" calcext:value-type="float">
            <text:p>4415844155.84416</text:p>
          </table:table-cell>
          <table:table-cell office:value-type="float" office:value="4768765016.81884" calcext:value-type="float">
            <text:p>4768765016.81884</text:p>
          </table:table-cell>
          <table:table-cell office:value-type="float" office:value="5167913302.16745" calcext:value-type="float">
            <text:p>5167913302.16745</text:p>
          </table:table-cell>
          <table:table-cell office:value-type="float" office:value="6043474842.76729" calcext:value-type="float">
            <text:p>6043474842.76729</text:p>
          </table:table-cell>
          <table:table-cell office:value-type="float" office:value="5978460972.01767" calcext:value-type="float">
            <text:p>5978460972.01767</text:p>
          </table:table-cell>
          <table:table-cell office:value-type="float" office:value="6405210563.88294" calcext:value-type="float">
            <text:p>6405210563.88294</text:p>
          </table:table-cell>
          <table:table-cell office:value-type="float" office:value="6682167119.56522" calcext:value-type="float">
            <text:p>6682167119.56522</text:p>
          </table:table-cell>
          <table:table-cell office:value-type="float" office:value="6978371581.26375" calcext:value-type="float">
            <text:p>6978371581.26375</text:p>
          </table:table-cell>
          <table:table-cell office:value-type="float" office:value="6987267683.77254" calcext:value-type="float">
            <text:p>6987267683.77254</text:p>
          </table:table-cell>
          <table:table-cell office:value-type="float" office:value="8032551173.24014" calcext:value-type="float">
            <text:p>8032551173.24014</text:p>
          </table:table-cell>
          <table:table-cell office:value-type="float" office:value="9000362581.58086" calcext:value-type="float">
            <text:p>9000362581.58086</text:p>
          </table:table-cell>
          <table:table-cell office:value-type="float" office:value="9703011635.86585" calcext:value-type="float">
            <text:p>9703011635.86585</text:p>
          </table:table-cell>
          <table:table-cell office:value-type="float" office:value="10338679635.7616" calcext:value-type="float">
            <text:p>10338679635.7616</text:p>
          </table:table-cell>
          <table:table-cell office:value-type="float" office:value="11717604208.8223" calcext:value-type="float">
            <text:p>11717604208.8223</text:p>
          </table:table-cell>
          <table:table-cell office:value-type="float" office:value="13029697560.9756" calcext:value-type="float">
            <text:p>13029697560.9756</text:p>
          </table:table-cell>
          <table:table-cell office:value-type="float" office:value="13897738375.2488" calcext:value-type="float">
            <text:p>13897738375.2488</text:p>
          </table:table-cell>
          <table:table-cell office:value-type="float" office:value="15091913883.7091" calcext:value-type="float">
            <text:p>15091913883.7091</text:p>
          </table:table-cell>
          <table:table-cell office:value-type="float" office:value="15794972847.1683" calcext:value-type="float">
            <text:p>15794972847.1683</text:p>
          </table:table-cell>
          <table:table-cell office:value-type="float" office:value="15656327859.5696" calcext:value-type="float">
            <text:p>15656327859.5696</text:p>
          </table:table-cell>
          <table:table-cell office:value-type="float" office:value="16330814179.9766" calcext:value-type="float">
            <text:p>16330814179.9766</text:p>
          </table:table-cell>
          <table:table-cell office:value-type="float" office:value="15749753804.8344" calcext:value-type="float">
            <text:p>15749753804.8344</text:p>
          </table:table-cell>
          <table:table-cell office:value-type="float" office:value="16536535647.0834" calcext:value-type="float">
            <text:p>16536535647.0834</text:p>
          </table:table-cell>
          <table:table-cell office:value-type="float" office:value="18881765437.2151" calcext:value-type="float">
            <text:p>18881765437.2151</text:p>
          </table:table-cell>
          <table:table-cell office:value-type="float" office:value="20662525941.2986" calcext:value-type="float">
            <text:p>20662525941.2986</text:p>
          </table:table-cell>
          <table:table-cell office:value-type="float" office:value="24405791044.7761" calcext:value-type="float">
            <text:p>24405791044.7761</text:p>
          </table:table-cell>
          <table:table-cell office:value-type="float" office:value="28279814924.5918" calcext:value-type="float">
            <text:p>28279814924.5918</text:p>
          </table:table-cell>
          <table:table-cell office:value-type="float" office:value="32350248410.8216" calcext:value-type="float">
            <text:p>32350248410.8216</text:p>
          </table:table-cell>
          <table:table-cell office:value-type="float" office:value="40713812309.7316" calcext:value-type="float">
            <text:p>40713812309.7316</text:p>
          </table:table-cell>
          <table:table-cell office:value-type="float" office:value="42066217871.5349" calcext:value-type="float">
            <text:p>42066217871.5349</text:p>
          </table:table-cell>
          <table:table-cell office:value-type="float" office:value="56725749221.9043" calcext:value-type="float">
            <text:p>56725749221.9043</text:p>
          </table:table-cell>
          <table:table-cell office:value-type="float" office:value="65292753005.4664" calcext:value-type="float">
            <text:p>65292753005.4664</text:p>
          </table:table-cell>
          <table:table-cell office:value-type="float" office:value="68434409315.1123" calcext:value-type="float">
            <text:p>68434409315.1123</text:p>
          </table:table-cell>
          <table:table-cell office:value-type="float" office:value="74317806538.3632" calcext:value-type="float">
            <text:p>74317806538.3632</text:p>
          </table:table-cell>
          <table:table-cell office:value-type="float" office:value="79356449840.5771" calcext:value-type="float">
            <text:p>79356449840.5771</text:p>
          </table:table-cell>
          <table:table-cell office:value-type="float" office:value="80604080688.5775" calcext:value-type="float">
            <text:p>80604080688.5775</text:p>
          </table:table-cell>
          <table:table-cell office:value-type="float" office:value="82401038709.5356" calcext:value-type="float">
            <text:p>82401038709.5356</text:p>
          </table:table-cell>
          <table:table-cell office:value-type="float" office:value="88019706803.834" calcext:value-type="float">
            <text:p>88019706803.834</text:p>
          </table:table-cell>
          <table:table-cell office:value-type="float" office:value="88900770857.6351" calcext:value-type="float">
            <text:p>88900770857.635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34579308.4138317" calcext:value-type="float">
            <text:p>34579308.4138317</text:p>
          </table:table-cell>
          <table:table-cell office:value-type="float" office:value="35699286.0142797" calcext:value-type="float">
            <text:p>35699286.0142797</text:p>
          </table:table-cell>
          <table:table-cell office:value-type="float" office:value="41859162.8167437" calcext:value-type="float">
            <text:p>41859162.8167437</text:p>
          </table:table-cell>
          <table:table-cell office:value-type="float" office:value="47039059.2188156" calcext:value-type="float">
            <text:p>47039059.2188156</text:p>
          </table:table-cell>
          <table:table-cell office:value-type="float" office:value="51938961.2207756" calcext:value-type="float">
            <text:p>51938961.2207756</text:p>
          </table:table-cell>
          <table:table-cell office:value-type="float" office:value="54878902.4219516" calcext:value-type="float">
            <text:p>54878902.4219516</text:p>
          </table:table-cell>
          <table:table-cell office:value-type="float" office:value="56698866.0226795" calcext:value-type="float">
            <text:p>56698866.0226795</text:p>
          </table:table-cell>
          <table:table-cell office:value-type="float" office:value="59260814.7837043" calcext:value-type="float">
            <text:p>59260814.7837043</text:p>
          </table:table-cell>
          <table:table-cell office:value-type="float" office:value="61444771.1045779" calcext:value-type="float">
            <text:p>61444771.1045779</text:p>
          </table:table-cell>
          <table:table-cell office:value-type="float" office:value="65966680.6663867" calcext:value-type="float">
            <text:p>65966680.6663867</text:p>
          </table:table-cell>
          <table:table-cell office:value-type="float" office:value="68738625.2274955" calcext:value-type="float">
            <text:p>68738625.2274955</text:p>
          </table:table-cell>
          <table:table-cell office:value-type="float" office:value="76482102.9082774" calcext:value-type="float">
            <text:p>76482102.9082774</text:p>
          </table:table-cell>
          <table:table-cell office:value-type="float" office:value="80915831.9240276" calcext:value-type="float">
            <text:p>80915831.9240276</text:p>
          </table:table-cell>
          <table:table-cell office:value-type="float" office:value="121181556.195965" calcext:value-type="float">
            <text:p>121181556.195965</text:p>
          </table:table-cell>
          <table:table-cell office:value-type="float" office:value="150846210.448859" calcext:value-type="float">
            <text:p>150846210.448859</text:p>
          </table:table-cell>
          <table:table-cell office:value-type="float" office:value="149560513.860717" calcext:value-type="float">
            <text:p>149560513.860717</text:p>
          </table:table-cell>
          <table:table-cell office:value-type="float" office:value="147654093.836247" calcext:value-type="float">
            <text:p>147654093.836247</text:p>
          </table:table-cell>
          <table:table-cell office:value-type="float" office:value="193307267.709292" calcext:value-type="float">
            <text:p>193307267.709292</text:p>
          </table:table-cell>
          <table:table-cell office:value-type="float" office:value="266559337.626495" calcext:value-type="float">
            <text:p>266559337.626495</text:p>
          </table:table-cell>
          <table:table-cell office:value-type="float" office:value="290142517.814727" calcext:value-type="float">
            <text:p>290142517.814727</text:p>
          </table:table-cell>
          <table:table-cell office:value-type="float" office:value="431561376.476631" calcext:value-type="float">
            <text:p>431561376.476631</text:p>
          </table:table-cell>
          <table:table-cell office:value-type="float" office:value="434188034.188034" calcext:value-type="float">
            <text:p>434188034.188034</text:p>
          </table:table-cell>
          <table:table-cell office:value-type="float" office:value="348746822.619267" calcext:value-type="float">
            <text:p>348746822.619267</text:p>
          </table:table-cell>
          <table:table-cell office:value-type="float" office:value="386699308.859169" calcext:value-type="float">
            <text:p>386699308.859169</text:p>
          </table:table-cell>
          <table:table-cell office:value-type="float" office:value="333158476.24212" calcext:value-type="float">
            <text:p>333158476.24212</text:p>
          </table:table-cell>
          <table:table-cell office:value-type="float" office:value="268626912.549917" calcext:value-type="float">
            <text:p>268626912.549917</text:p>
          </table:table-cell>
          <table:table-cell office:value-type="float" office:value="318862888.402626" calcext:value-type="float">
            <text:p>318862888.402626</text:p>
          </table:table-cell>
          <table:table-cell office:value-type="float" office:value="402774852.652259" calcext:value-type="float">
            <text:p>402774852.652259</text:p>
          </table:table-cell>
          <table:table-cell office:value-type="float" office:value="470389179.678909" calcext:value-type="float">
            <text:p>470389179.678909</text:p>
          </table:table-cell>
          <table:table-cell office:value-type="float" office:value="495404888.092424" calcext:value-type="float">
            <text:p>495404888.092424</text:p>
          </table:table-cell>
          <table:table-cell office:value-type="float" office:value="596415104.549144" calcext:value-type="float">
            <text:p>596415104.549144</text:p>
          </table:table-cell>
          <table:table-cell office:value-type="float" office:value="704329192.771521" calcext:value-type="float">
            <text:p>704329192.771521</text:p>
          </table:table-cell>
          <table:table-cell office:value-type="float" office:value="831033941.093969" calcext:value-type="float">
            <text:p>831033941.093969</text:p>
          </table:table-cell>
          <table:table-cell office:value-type="float" office:value="835592802.276831" calcext:value-type="float">
            <text:p>835592802.276831</text:p>
          </table:table-cell>
          <table:table-cell office:value-type="float" office:value="878250450.602681" calcext:value-type="float">
            <text:p>878250450.602681</text:p>
          </table:table-cell>
          <table:table-cell office:value-type="float" office:value="1001889856.91048" calcext:value-type="float">
            <text:p>1001889856.91048</text:p>
          </table:table-cell>
          <table:table-cell office:value-type="float" office:value="946123275.88212" calcext:value-type="float">
            <text:p>946123275.88212</text:p>
          </table:table-cell>
          <table:table-cell office:value-type="float" office:value="997996028.645833" calcext:value-type="float">
            <text:p>997996028.645833</text:p>
          </table:table-cell>
          <table:table-cell office:value-type="float" office:value="928458205.958432" calcext:value-type="float">
            <text:p>928458205.958432</text:p>
          </table:table-cell>
          <table:table-cell office:value-type="float" office:value="912771290.61298" calcext:value-type="float">
            <text:p>912771290.61298</text:p>
          </table:table-cell>
          <table:table-cell office:value-type="float" office:value="887295267.875155" calcext:value-type="float">
            <text:p>887295267.875155</text:p>
          </table:table-cell>
          <table:table-cell office:value-type="float" office:value="825706961.238689" calcext:value-type="float">
            <text:p>825706961.238689</text:p>
          </table:table-cell>
          <table:table-cell office:value-type="float" office:value="775780697.676625" calcext:value-type="float">
            <text:p>775780697.676625</text:p>
          </table:table-cell>
          <table:table-cell office:value-type="float" office:value="1157832934.55127" calcext:value-type="float">
            <text:p>1157832934.55127</text:p>
          </table:table-cell>
          <table:table-cell office:value-type="float" office:value="1511236655.52047" calcext:value-type="float">
            <text:p>1511236655.52047</text:p>
          </table:table-cell>
          <table:table-cell office:value-type="float" office:value="1682350934.85132" calcext:value-type="float">
            <text:p>1682350934.85132</text:p>
          </table:table-cell>
          <table:table-cell office:value-type="float" office:value="1800105589.60349" calcext:value-type="float">
            <text:p>1800105589.60349</text:p>
          </table:table-cell>
          <table:table-cell office:value-type="float" office:value="1716262753.00196" calcext:value-type="float">
            <text:p>1716262753.00196</text:p>
          </table:table-cell>
          <table:table-cell office:value-type="float" office:value="1758534994.91599" calcext:value-type="float">
            <text:p>1758534994.91599</text:p>
          </table:table-cell>
          <table:table-cell office:value-type="float" office:value="1773199523.2307" calcext:value-type="float">
            <text:p>1773199523.2307</text:p>
          </table:table-cell>
          <table:table-cell office:value-type="float" office:value="2361613519.64159" calcext:value-type="float">
            <text:p>2361613519.64159</text:p>
          </table:table-cell>
          <table:table-cell office:value-type="float" office:value="2787951880.56906" calcext:value-type="float">
            <text:p>2787951880.56906</text:p>
          </table:table-cell>
          <table:table-cell office:value-type="float" office:value="2678475773.44702" calcext:value-type="float">
            <text:p>2678475773.44702</text:p>
          </table:table-cell>
          <table:table-cell office:value-type="float" office:value="2526009062.56797" calcext:value-type="float">
            <text:p>2526009062.56797</text:p>
          </table:table-cell>
          <table:table-cell office:value-type="float" office:value="2614566292.25907" calcext:value-type="float">
            <text:p>2614566292.25907</text:p>
          </table:table-cell>
          <table:table-cell office:value-type="float" office:value="2510312801.2603" calcext:value-type="float">
            <text:p>2510312801.2603</text:p>
          </table:table-cell>
          <table:table-cell office:value-type="float" office:value="2323419617.12079" calcext:value-type="float">
            <text:p>2323419617.12079</text:p>
          </table:table-cell>
          <table:table-cell office:value-type="float" office:value="2578265355.71255" calcext:value-type="float">
            <text:p>2578265355.71255</text:p>
          </table:table-cell>
          <table:table-cell office:value-type="float" office:value="2791762880.25884" calcext:value-type="float">
            <text:p>2791762880.25884</text:p>
          </table:table-cell>
        </table:table-row>
        <table:table-row table:style-name="ro1">
          <table:table-cell office:value-type="string" calcext:value-type="string">
            <text:p>Lituania</text:p>
          </table:table-cell>
          <table:table-cell office:value-type="string" calcext:value-type="string">
            <text:p>LTU</text:p>
          </table:table-cell>
          <table:table-cell table:number-columns-repeated="35"/>
          <table:table-cell office:value-type="float" office:value="7870782260.51698" calcext:value-type="float">
            <text:p>7870782260.51698</text:p>
          </table:table-cell>
          <table:table-cell office:value-type="float" office:value="8385109020.28485" calcext:value-type="float">
            <text:p>8385109020.28485</text:p>
          </table:table-cell>
          <table:table-cell office:value-type="float" office:value="10120274492.8787" calcext:value-type="float">
            <text:p>10120274492.8787</text:p>
          </table:table-cell>
          <table:table-cell office:value-type="float" office:value="11240360897.7126" calcext:value-type="float">
            <text:p>11240360897.7126</text:p>
          </table:table-cell>
          <table:table-cell office:value-type="float" office:value="10972878636.1675" calcext:value-type="float">
            <text:p>10972878636.1675</text:p>
          </table:table-cell>
          <table:table-cell office:value-type="float" office:value="11539211480.3625" calcext:value-type="float">
            <text:p>11539211480.3625</text:p>
          </table:table-cell>
          <table:table-cell office:value-type="float" office:value="12252498921.0186" calcext:value-type="float">
            <text:p>12252498921.0186</text:p>
          </table:table-cell>
          <table:table-cell office:value-type="float" office:value="14278357283.7419" calcext:value-type="float">
            <text:p>14278357283.7419</text:p>
          </table:table-cell>
          <table:table-cell office:value-type="float" office:value="18802576988.1557" calcext:value-type="float">
            <text:p>18802576988.1557</text:p>
          </table:table-cell>
          <table:table-cell office:value-type="float" office:value="22649930576.2543" calcext:value-type="float">
            <text:p>22649930576.2543</text:p>
          </table:table-cell>
          <table:table-cell office:value-type="float" office:value="26125575942.2814" calcext:value-type="float">
            <text:p>26125575942.2814</text:p>
          </table:table-cell>
          <table:table-cell office:value-type="float" office:value="30216060233.4044" calcext:value-type="float">
            <text:p>30216060233.4044</text:p>
          </table:table-cell>
          <table:table-cell office:value-type="float" office:value="39738180076.6283" calcext:value-type="float">
            <text:p>39738180076.6283</text:p>
          </table:table-cell>
          <table:table-cell office:value-type="float" office:value="47850551148.8365" calcext:value-type="float">
            <text:p>47850551148.8365</text:p>
          </table:table-cell>
          <table:table-cell office:value-type="float" office:value="37440673477.8982" calcext:value-type="float">
            <text:p>37440673477.8982</text:p>
          </table:table-cell>
          <table:table-cell office:value-type="float" office:value="37120517693.8622" calcext:value-type="float">
            <text:p>37120517693.8622</text:p>
          </table:table-cell>
          <table:table-cell office:value-type="float" office:value="43476873412.803" calcext:value-type="float">
            <text:p>43476873412.803</text:p>
          </table:table-cell>
          <table:table-cell office:value-type="float" office:value="42848195256.2142" calcext:value-type="float">
            <text:p>42848195256.2142</text:p>
          </table:table-cell>
          <table:table-cell office:value-type="float" office:value="46417340374.5203" calcext:value-type="float">
            <text:p>46417340374.5203</text:p>
          </table:table-cell>
          <table:table-cell office:value-type="float" office:value="48516371720.8346" calcext:value-type="float">
            <text:p>48516371720.8346</text:p>
          </table:table-cell>
          <table:table-cell office:value-type="float" office:value="41516701871.248" calcext:value-type="float">
            <text:p>41516701871.248</text:p>
          </table:table-cell>
          <table:table-cell office:value-type="float" office:value="42973365745.2891" calcext:value-type="float">
            <text:p>42973365745.2891</text:p>
          </table:table-cell>
          <table:table-cell office:value-type="float" office:value="47544459558.9514" calcext:value-type="float">
            <text:p>47544459558.9514</text:p>
          </table:table-cell>
          <table:table-cell office:value-type="float" office:value="53251369047.3762" calcext:value-type="float">
            <text:p>53251369047.3762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string" calcext:value-type="string">
            <text:p>LUX</text:p>
          </table:table-cell>
          <table:table-cell office:value-type="float" office:value="703925705.942958" calcext:value-type="float">
            <text:p>703925705.942958</text:p>
          </table:table-cell>
          <table:table-cell office:value-type="float" office:value="704145671.350213" calcext:value-type="float">
            <text:p>704145671.350213</text:p>
          </table:table-cell>
          <table:table-cell office:value-type="float" office:value="741509480.796284" calcext:value-type="float">
            <text:p>741509480.796284</text:p>
          </table:table-cell>
          <table:table-cell office:value-type="float" office:value="791140595.772755" calcext:value-type="float">
            <text:p>791140595.772755</text:p>
          </table:table-cell>
          <table:table-cell office:value-type="float" office:value="903158753.943622" calcext:value-type="float">
            <text:p>903158753.943622</text:p>
          </table:table-cell>
          <table:table-cell office:value-type="float" office:value="921600736.304026" calcext:value-type="float">
            <text:p>921600736.304026</text:p>
          </table:table-cell>
          <table:table-cell office:value-type="float" office:value="968440149.470951" calcext:value-type="float">
            <text:p>968440149.470951</text:p>
          </table:table-cell>
          <table:table-cell office:value-type="float" office:value="974721762.535327" calcext:value-type="float">
            <text:p>974721762.535327</text:p>
          </table:table-cell>
          <table:table-cell office:value-type="float" office:value="1066447130.82052" calcext:value-type="float">
            <text:p>1066447130.82052</text:p>
          </table:table-cell>
          <table:table-cell office:value-type="float" office:value="1234878980.502" calcext:value-type="float">
            <text:p>1234878980.502</text:p>
          </table:table-cell>
          <table:table-cell office:value-type="float" office:value="1509155062.52521" calcext:value-type="float">
            <text:p>1509155062.52521</text:p>
          </table:table-cell>
          <table:table-cell office:value-type="float" office:value="1572310771.77053" calcext:value-type="float">
            <text:p>1572310771.77053</text:p>
          </table:table-cell>
          <table:table-cell office:value-type="float" office:value="1968733021.7212" calcext:value-type="float">
            <text:p>1968733021.7212</text:p>
          </table:table-cell>
          <table:table-cell office:value-type="float" office:value="2701874663.63072" calcext:value-type="float">
            <text:p>2701874663.63072</text:p>
          </table:table-cell>
          <table:table-cell office:value-type="float" office:value="3295861019.05551" calcext:value-type="float">
            <text:p>3295861019.05551</text:p>
          </table:table-cell>
          <table:table-cell office:value-type="float" office:value="3233431611.27564" calcext:value-type="float">
            <text:p>3233431611.27564</text:p>
          </table:table-cell>
          <table:table-cell office:value-type="float" office:value="3544268025.07837" calcext:value-type="float">
            <text:p>3544268025.07837</text:p>
          </table:table-cell>
          <table:table-cell office:value-type="float" office:value="3922895891.95273" calcext:value-type="float">
            <text:p>3922895891.95273</text:p>
          </table:table-cell>
          <table:table-cell office:value-type="float" office:value="4884869091.84066" calcext:value-type="float">
            <text:p>4884869091.84066</text:p>
          </table:table-cell>
          <table:table-cell office:value-type="float" office:value="5711457760.04403" calcext:value-type="float">
            <text:p>5711457760.04403</text:p>
          </table:table-cell>
          <table:table-cell office:value-type="float" office:value="6232005655.95255" calcext:value-type="float">
            <text:p>6232005655.95255</text:p>
          </table:table-cell>
          <table:table-cell office:value-type="float" office:value="5231808670.14342" calcext:value-type="float">
            <text:p>5231808670.14342</text:p>
          </table:table-cell>
          <table:table-cell office:value-type="float" office:value="4764549532.05015" calcext:value-type="float">
            <text:p>4764549532.05015</text:p>
          </table:table-cell>
          <table:table-cell office:value-type="float" office:value="4683697830.37475" calcext:value-type="float">
            <text:p>4683697830.37475</text:p>
          </table:table-cell>
          <table:table-cell office:value-type="float" office:value="4594891580.56409" calcext:value-type="float">
            <text:p>4594891580.56409</text:p>
          </table:table-cell>
          <table:table-cell office:value-type="float" office:value="4738559684.76119" calcext:value-type="float">
            <text:p>4738559684.76119</text:p>
          </table:table-cell>
          <table:table-cell office:value-type="float" office:value="6921264132.20155" calcext:value-type="float">
            <text:p>6921264132.20155</text:p>
          </table:table-cell>
          <table:table-cell office:value-type="float" office:value="8614215559.15721" calcext:value-type="float">
            <text:p>8614215559.15721</text:p>
          </table:table-cell>
          <table:table-cell office:value-type="float" office:value="9750161053.209" calcext:value-type="float">
            <text:p>9750161053.209</text:p>
          </table:table-cell>
          <table:table-cell office:value-type="float" office:value="10391504709.2547" calcext:value-type="float">
            <text:p>10391504709.2547</text:p>
          </table:table-cell>
          <table:table-cell office:value-type="float" office:value="13229247947.8513" calcext:value-type="float">
            <text:p>13229247947.8513</text:p>
          </table:table-cell>
          <table:table-cell office:value-type="float" office:value="14321878795.0384" calcext:value-type="float">
            <text:p>14321878795.0384</text:p>
          </table:table-cell>
          <table:table-cell office:value-type="float" office:value="16065740777.9172" calcext:value-type="float">
            <text:p>16065740777.9172</text:p>
          </table:table-cell>
          <table:table-cell office:value-type="float" office:value="16486900186.5672" calcext:value-type="float">
            <text:p>16486900186.5672</text:p>
          </table:table-cell>
          <table:table-cell office:value-type="float" office:value="18325791415.4811" calcext:value-type="float">
            <text:p>18325791415.4811</text:p>
          </table:table-cell>
          <table:table-cell office:value-type="float" office:value="21588170498.0843" calcext:value-type="float">
            <text:p>21588170498.0843</text:p>
          </table:table-cell>
          <table:table-cell office:value-type="float" office:value="21776609771.987" calcext:value-type="float">
            <text:p>21776609771.987</text:p>
          </table:table-cell>
          <table:table-cell office:value-type="float" office:value="19731912494.3617" calcext:value-type="float">
            <text:p>19731912494.3617</text:p>
          </table:table-cell>
          <table:table-cell office:value-type="float" office:value="20209122027.1171" calcext:value-type="float">
            <text:p>20209122027.1171</text:p>
          </table:table-cell>
          <table:table-cell office:value-type="float" office:value="22235929043.2559" calcext:value-type="float">
            <text:p>22235929043.2559</text:p>
          </table:table-cell>
          <table:table-cell office:value-type="float" office:value="21263514833.2412" calcext:value-type="float">
            <text:p>21263514833.2412</text:p>
          </table:table-cell>
          <table:table-cell office:value-type="float" office:value="21272418791.9463" calcext:value-type="float">
            <text:p>21272418791.9463</text:p>
          </table:table-cell>
          <table:table-cell office:value-type="float" office:value="23616328816.1114" calcext:value-type="float">
            <text:p>23616328816.1114</text:p>
          </table:table-cell>
          <table:table-cell office:value-type="float" office:value="29557325056.4334" calcext:value-type="float">
            <text:p>29557325056.4334</text:p>
          </table:table-cell>
          <table:table-cell office:value-type="float" office:value="34685281847.5292" calcext:value-type="float">
            <text:p>34685281847.5292</text:p>
          </table:table-cell>
          <table:table-cell office:value-type="float" office:value="37347394602.6614" calcext:value-type="float">
            <text:p>37347394602.6614</text:p>
          </table:table-cell>
          <table:table-cell office:value-type="float" office:value="42414308116.9239" calcext:value-type="float">
            <text:p>42414308116.9239</text:p>
          </table:table-cell>
          <table:table-cell office:value-type="float" office:value="50888134410.0739" calcext:value-type="float">
            <text:p>50888134410.0739</text:p>
          </table:table-cell>
          <table:table-cell office:value-type="float" office:value="55849686538.7432" calcext:value-type="float">
            <text:p>55849686538.7432</text:p>
          </table:table-cell>
          <table:table-cell office:value-type="float" office:value="51370543206.4462" calcext:value-type="float">
            <text:p>51370543206.4462</text:p>
          </table:table-cell>
          <table:table-cell office:value-type="float" office:value="53212476812.2957" calcext:value-type="float">
            <text:p>53212476812.2957</text:p>
          </table:table-cell>
          <table:table-cell office:value-type="float" office:value="60004630234.4135" calcext:value-type="float">
            <text:p>60004630234.4135</text:p>
          </table:table-cell>
          <table:table-cell office:value-type="float" office:value="56677961787.0717" calcext:value-type="float">
            <text:p>56677961787.0717</text:p>
          </table:table-cell>
          <table:table-cell office:value-type="float" office:value="61739352212.3049" calcext:value-type="float">
            <text:p>61739352212.3049</text:p>
          </table:table-cell>
          <table:table-cell office:value-type="float" office:value="66103853236.7572" calcext:value-type="float">
            <text:p>66103853236.7572</text:p>
          </table:table-cell>
          <table:table-cell office:value-type="float" office:value="57204400105.015" calcext:value-type="float">
            <text:p>57204400105.015</text:p>
          </table:table-cell>
          <table:table-cell office:value-type="float" office:value="58961235412.2227" calcext:value-type="float">
            <text:p>58961235412.2227</text:p>
          </table:table-cell>
          <table:table-cell office:value-type="float" office:value="62316359824.1281" calcext:value-type="float">
            <text:p>62316359824.1281</text:p>
          </table:table-cell>
          <table:table-cell office:value-type="float" office:value="69487922619.3401" calcext:value-type="float">
            <text:p>69487922619.3401</text:p>
          </table:table-cell>
        </table:table-row>
        <table:table-row table:style-name="ro1">
          <table:table-cell office:value-type="string" calcext:value-type="string">
            <text:p>Letonia</text:p>
          </table:table-cell>
          <table:table-cell office:value-type="string" calcext:value-type="string">
            <text:p>LVA</text:p>
          </table:table-cell>
          <table:table-cell table:number-columns-repeated="35"/>
          <table:table-cell office:value-type="float" office:value="5788368511.12379" calcext:value-type="float">
            <text:p>5788368511.12379</text:p>
          </table:table-cell>
          <table:table-cell office:value-type="float" office:value="5970044665.64574" calcext:value-type="float">
            <text:p>5970044665.64574</text:p>
          </table:table-cell>
          <table:table-cell office:value-type="float" office:value="6525676264.21486" calcext:value-type="float">
            <text:p>6525676264.21486</text:p>
          </table:table-cell>
          <table:table-cell office:value-type="float" office:value="7174985106.63648" calcext:value-type="float">
            <text:p>7174985106.63648</text:p>
          </table:table-cell>
          <table:table-cell office:value-type="float" office:value="7533187605.09248" calcext:value-type="float">
            <text:p>7533187605.09248</text:p>
          </table:table-cell>
          <table:table-cell office:value-type="float" office:value="7937758980.30127" calcext:value-type="float">
            <text:p>7937758980.30127</text:p>
          </table:table-cell>
          <table:table-cell office:value-type="float" office:value="8350252966.19655" calcext:value-type="float">
            <text:p>8350252966.19655</text:p>
          </table:table-cell>
          <table:table-cell office:value-type="float" office:value="9546441564.34743" calcext:value-type="float">
            <text:p>9546441564.34743</text:p>
          </table:table-cell>
          <table:table-cell office:value-type="float" office:value="11748433157.0533" calcext:value-type="float">
            <text:p>11748433157.0533</text:p>
          </table:table-cell>
          <table:table-cell office:value-type="float" office:value="14373269155.7174" calcext:value-type="float">
            <text:p>14373269155.7174</text:p>
          </table:table-cell>
          <table:table-cell office:value-type="float" office:value="16922504044.804" calcext:value-type="float">
            <text:p>16922504044.804</text:p>
          </table:table-cell>
          <table:table-cell office:value-type="float" office:value="21447021570.1028" calcext:value-type="float">
            <text:p>21447021570.1028</text:p>
          </table:table-cell>
          <table:table-cell office:value-type="float" office:value="30901399261.387" calcext:value-type="float">
            <text:p>30901399261.387</text:p>
          </table:table-cell>
          <table:table-cell office:value-type="float" office:value="35596016664.2304" calcext:value-type="float">
            <text:p>35596016664.2304</text:p>
          </table:table-cell>
          <table:table-cell office:value-type="float" office:value="26169854045.0375" calcext:value-type="float">
            <text:p>26169854045.0375</text:p>
          </table:table-cell>
          <table:table-cell office:value-type="float" office:value="23757368290.0955" calcext:value-type="float">
            <text:p>23757368290.0955</text:p>
          </table:table-cell>
          <table:table-cell office:value-type="float" office:value="28223552824.7508" calcext:value-type="float">
            <text:p>28223552824.7508</text:p>
          </table:table-cell>
          <table:table-cell office:value-type="float" office:value="28119996053.2511" calcext:value-type="float">
            <text:p>28119996053.2511</text:p>
          </table:table-cell>
          <table:table-cell office:value-type="float" office:value="30254677296.9181" calcext:value-type="float">
            <text:p>30254677296.9181</text:p>
          </table:table-cell>
          <table:table-cell office:value-type="float" office:value="31335013751.5424" calcext:value-type="float">
            <text:p>31335013751.5424</text:p>
          </table:table-cell>
          <table:table-cell office:value-type="float" office:value="26972863393.6384" calcext:value-type="float">
            <text:p>26972863393.6384</text:p>
          </table:table-cell>
          <table:table-cell office:value-type="float" office:value="27695474684.447" calcext:value-type="float">
            <text:p>27695474684.447</text:p>
          </table:table-cell>
          <table:table-cell office:value-type="float" office:value="30463302413.7289" calcext:value-type="float">
            <text:p>30463302413.7289</text:p>
          </table:table-cell>
          <table:table-cell office:value-type="float" office:value="34849078085.6672" calcext:value-type="float">
            <text:p>34849078085.6672</text:p>
          </table:table-cell>
        </table:table-row>
        <table:table-row table:style-name="ro1">
          <table:table-cell office:value-type="string" calcext:value-type="string">
            <text:p>Región Administrativa Especial de Macao, China</text:p>
          </table:table-cell>
          <table:table-cell office:value-type="string" calcext:value-type="string">
            <text:p>MAC</text:p>
          </table:table-cell>
          <table:table-cell table:number-columns-repeated="22"/>
          <table:table-cell office:value-type="float" office:value="1130457130.00739" calcext:value-type="float">
            <text:p>1130457130.00739</text:p>
          </table:table-cell>
          <table:table-cell office:value-type="float" office:value="1121486562.52512" calcext:value-type="float">
            <text:p>1121486562.52512</text:p>
          </table:table-cell>
          <table:table-cell office:value-type="float" office:value="1292281653.68246" calcext:value-type="float">
            <text:p>1292281653.68246</text:p>
          </table:table-cell>
          <table:table-cell office:value-type="float" office:value="1348827324.09861" calcext:value-type="float">
            <text:p>1348827324.09861</text:p>
          </table:table-cell>
          <table:table-cell office:value-type="float" office:value="1517496131.38322" calcext:value-type="float">
            <text:p>1517496131.38322</text:p>
          </table:table-cell>
          <table:table-cell office:value-type="float" office:value="1941246972.45874" calcext:value-type="float">
            <text:p>1941246972.45874</text:p>
          </table:table-cell>
          <table:table-cell office:value-type="float" office:value="2269233639.28065" calcext:value-type="float">
            <text:p>2269233639.28065</text:p>
          </table:table-cell>
          <table:table-cell office:value-type="float" office:value="2683254708.17411" calcext:value-type="float">
            <text:p>2683254708.17411</text:p>
          </table:table-cell>
          <table:table-cell office:value-type="float" office:value="3220920084.77746" calcext:value-type="float">
            <text:p>3220920084.77746</text:p>
          </table:table-cell>
          <table:table-cell office:value-type="float" office:value="3735117374.41125" calcext:value-type="float">
            <text:p>3735117374.41125</text:p>
          </table:table-cell>
          <table:table-cell office:value-type="float" office:value="4879018601.90911" calcext:value-type="float">
            <text:p>4879018601.90911</text:p>
          </table:table-cell>
          <table:table-cell office:value-type="float" office:value="5625533410.31176" calcext:value-type="float">
            <text:p>5625533410.31176</text:p>
          </table:table-cell>
          <table:table-cell office:value-type="float" office:value="6265844252.10105" calcext:value-type="float">
            <text:p>6265844252.10105</text:p>
          </table:table-cell>
          <table:table-cell office:value-type="float" office:value="6996034036.99892" calcext:value-type="float">
            <text:p>6996034036.99892</text:p>
          </table:table-cell>
          <table:table-cell office:value-type="float" office:value="7122539666.59972" calcext:value-type="float">
            <text:p>7122539666.59972</text:p>
          </table:table-cell>
          <table:table-cell office:value-type="float" office:value="7211264780.00828" calcext:value-type="float">
            <text:p>7211264780.00828</text:p>
          </table:table-cell>
          <table:table-cell office:value-type="float" office:value="6742367273.27418" calcext:value-type="float">
            <text:p>6742367273.27418</text:p>
          </table:table-cell>
          <table:table-cell office:value-type="float" office:value="6490571703.85015" calcext:value-type="float">
            <text:p>6490571703.85015</text:p>
          </table:table-cell>
          <table:table-cell office:value-type="float" office:value="6720492405.83611" calcext:value-type="float">
            <text:p>6720492405.83611</text:p>
          </table:table-cell>
          <table:table-cell office:value-type="float" office:value="6811227982.82193" calcext:value-type="float">
            <text:p>6811227982.82193</text:p>
          </table:table-cell>
          <table:table-cell office:value-type="float" office:value="7322677820.10108" calcext:value-type="float">
            <text:p>7322677820.10108</text:p>
          </table:table-cell>
          <table:table-cell office:value-type="float" office:value="8195033162.12038" calcext:value-type="float">
            <text:p>8195033162.12038</text:p>
          </table:table-cell>
          <table:table-cell office:value-type="float" office:value="10585624890.9277" calcext:value-type="float">
            <text:p>10585624890.9277</text:p>
          </table:table-cell>
          <table:table-cell office:value-type="float" office:value="12092222041.9168" calcext:value-type="float">
            <text:p>12092222041.9168</text:p>
          </table:table-cell>
          <table:table-cell office:value-type="float" office:value="14789661809.1834" calcext:value-type="float">
            <text:p>14789661809.1834</text:p>
          </table:table-cell>
          <table:table-cell office:value-type="float" office:value="18340447242.9971" calcext:value-type="float">
            <text:p>18340447242.9971</text:p>
          </table:table-cell>
          <table:table-cell office:value-type="float" office:value="20917444919.6394" calcext:value-type="float">
            <text:p>20917444919.6394</text:p>
          </table:table-cell>
          <table:table-cell office:value-type="float" office:value="21475520709.3922" calcext:value-type="float">
            <text:p>21475520709.3922</text:p>
          </table:table-cell>
          <table:table-cell office:value-type="float" office:value="28123640998.7253" calcext:value-type="float">
            <text:p>28123640998.7253</text:p>
          </table:table-cell>
          <table:table-cell office:value-type="float" office:value="36709860068.3445" calcext:value-type="float">
            <text:p>36709860068.3445</text:p>
          </table:table-cell>
          <table:table-cell office:value-type="float" office:value="43031577366.4251" calcext:value-type="float">
            <text:p>43031577366.4251</text:p>
          </table:table-cell>
          <table:table-cell office:value-type="float" office:value="51552075901.5183" calcext:value-type="float">
            <text:p>51552075901.5183</text:p>
          </table:table-cell>
          <table:table-cell office:value-type="float" office:value="55347998647.8196" calcext:value-type="float">
            <text:p>55347998647.8196</text:p>
          </table:table-cell>
          <table:table-cell office:value-type="float" office:value="45361678146.5247" calcext:value-type="float">
            <text:p>45361678146.5247</text:p>
          </table:table-cell>
          <table:table-cell office:value-type="float" office:value="45322259884.1791" calcext:value-type="float">
            <text:p>45322259884.1791</text:p>
          </table:table-cell>
          <table:table-cell office:value-type="float" office:value="50559431846.4989" calcext:value-type="float">
            <text:p>50559431846.4989</text:p>
          </table:table-cell>
          <table:table-cell office:value-type="float" office:value="54545184267.5751" calcext:value-type="float">
            <text:p>54545184267.5751</text:p>
          </table:table-cell>
        </table:table-row>
        <table:table-row table:style-name="ro1">
          <table:table-cell office:value-type="string" calcext:value-type="string">
            <text:p>Isla de San Martín (parte francesa)</text:p>
          </table:table-cell>
          <table:table-cell office:value-type="string" calcext:value-type="string">
            <text:p>MA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ruecos</text:p>
          </table:table-cell>
          <table:table-cell office:value-type="string" calcext:value-type="string">
            <text:p>MAR</text:p>
          </table:table-cell>
          <table:table-cell office:value-type="float" office:value="2037150716.33238" calcext:value-type="float">
            <text:p>2037150716.33238</text:p>
          </table:table-cell>
          <table:table-cell office:value-type="float" office:value="2025689536.60705" calcext:value-type="float">
            <text:p>2025689536.60705</text:p>
          </table:table-cell>
          <table:table-cell office:value-type="float" office:value="2379606422.29029" calcext:value-type="float">
            <text:p>2379606422.29029</text:p>
          </table:table-cell>
          <table:table-cell office:value-type="float" office:value="2657247327.3392" calcext:value-type="float">
            <text:p>2657247327.3392</text:p>
          </table:table-cell>
          <table:table-cell office:value-type="float" office:value="2798339768.79755" calcext:value-type="float">
            <text:p>2798339768.79755</text:p>
          </table:table-cell>
          <table:table-cell office:value-type="float" office:value="2948325264.30195" calcext:value-type="float">
            <text:p>2948325264.30195</text:p>
          </table:table-cell>
          <table:table-cell office:value-type="float" office:value="2876395613.08171" calcext:value-type="float">
            <text:p>2876395613.08171</text:p>
          </table:table-cell>
          <table:table-cell office:value-type="float" office:value="3046339294.53611" calcext:value-type="float">
            <text:p>3046339294.53611</text:p>
          </table:table-cell>
          <table:table-cell office:value-type="float" office:value="3271415867.99723" calcext:value-type="float">
            <text:p>3271415867.99723</text:p>
          </table:table-cell>
          <table:table-cell office:value-type="float" office:value="3651615453.01848" calcext:value-type="float">
            <text:p>3651615453.01848</text:p>
          </table:table-cell>
          <table:table-cell office:value-type="float" office:value="3956328426.04486" calcext:value-type="float">
            <text:p>3956328426.04486</text:p>
          </table:table-cell>
          <table:table-cell office:value-type="float" office:value="4356633663.36634" calcext:value-type="float">
            <text:p>4356633663.36634</text:p>
          </table:table-cell>
          <table:table-cell office:value-type="float" office:value="5074117544.77482" calcext:value-type="float">
            <text:p>5074117544.77482</text:p>
          </table:table-cell>
          <table:table-cell office:value-type="float" office:value="6242177798.33938" calcext:value-type="float">
            <text:p>6242177798.33938</text:p>
          </table:table-cell>
          <table:table-cell office:value-type="float" office:value="7675408485.51421" calcext:value-type="float">
            <text:p>7675408485.51421</text:p>
          </table:table-cell>
          <table:table-cell office:value-type="float" office:value="8984824182.60333" calcext:value-type="float">
            <text:p>8984824182.60333</text:p>
          </table:table-cell>
          <table:table-cell office:value-type="float" office:value="9584323309.12136" calcext:value-type="float">
            <text:p>9584323309.12136</text:p>
          </table:table-cell>
          <table:table-cell office:value-type="float" office:value="11049896742.3889" calcext:value-type="float">
            <text:p>11049896742.3889</text:p>
          </table:table-cell>
          <table:table-cell office:value-type="float" office:value="13236854105.1672" calcext:value-type="float">
            <text:p>13236854105.1672</text:p>
          </table:table-cell>
          <table:table-cell office:value-type="float" office:value="15912133569.2852" calcext:value-type="float">
            <text:p>15912133569.2852</text:p>
          </table:table-cell>
          <table:table-cell office:value-type="float" office:value="21728770055.3777" calcext:value-type="float">
            <text:p>21728770055.3777</text:p>
          </table:table-cell>
          <table:table-cell office:value-type="float" office:value="17788171722.4446" calcext:value-type="float">
            <text:p>17788171722.4446</text:p>
          </table:table-cell>
          <table:table-cell office:value-type="float" office:value="17692341358.1272" calcext:value-type="float">
            <text:p>17692341358.1272</text:p>
          </table:table-cell>
          <table:table-cell office:value-type="float" office:value="16251460689.3254" calcext:value-type="float">
            <text:p>16251460689.3254</text:p>
          </table:table-cell>
          <table:table-cell office:value-type="float" office:value="14824728528.4604" calcext:value-type="float">
            <text:p>14824728528.4604</text:p>
          </table:table-cell>
          <table:table-cell office:value-type="float" office:value="14991283215.7408" calcext:value-type="float">
            <text:p>14991283215.7408</text:p>
          </table:table-cell>
          <table:table-cell office:value-type="float" office:value="19462175321.8224" calcext:value-type="float">
            <text:p>19462175321.8224</text:p>
          </table:table-cell>
          <table:table-cell office:value-type="float" office:value="21765261041.7265" calcext:value-type="float">
            <text:p>21765261041.7265</text:p>
          </table:table-cell>
          <table:table-cell office:value-type="float" office:value="25705296183.5037" calcext:value-type="float">
            <text:p>25705296183.5037</text:p>
          </table:table-cell>
          <table:table-cell office:value-type="float" office:value="26314220188.0257" calcext:value-type="float">
            <text:p>26314220188.0257</text:p>
          </table:table-cell>
          <table:table-cell office:value-type="float" office:value="30180108561.9305" calcext:value-type="float">
            <text:p>30180108561.9305</text:p>
          </table:table-cell>
          <table:table-cell office:value-type="float" office:value="32285388165.2999" calcext:value-type="float">
            <text:p>32285388165.2999</text:p>
          </table:table-cell>
          <table:table-cell office:value-type="float" office:value="33711069430.78" calcext:value-type="float">
            <text:p>33711069430.78</text:p>
          </table:table-cell>
          <table:table-cell office:value-type="float" office:value="31655473663.8348" calcext:value-type="float">
            <text:p>31655473663.8348</text:p>
          </table:table-cell>
          <table:table-cell office:value-type="float" office:value="35604137422.5796" calcext:value-type="float">
            <text:p>35604137422.5796</text:p>
          </table:table-cell>
          <table:table-cell office:value-type="float" office:value="39030285468.3841" calcext:value-type="float">
            <text:p>39030285468.3841</text:p>
          </table:table-cell>
          <table:table-cell office:value-type="float" office:value="43161452678.4383" calcext:value-type="float">
            <text:p>43161452678.4383</text:p>
          </table:table-cell>
          <table:table-cell office:value-type="float" office:value="39147844526.0838" calcext:value-type="float">
            <text:p>39147844526.0838</text:p>
          </table:table-cell>
          <table:table-cell office:value-type="float" office:value="41806219378.6181" calcext:value-type="float">
            <text:p>41806219378.6181</text:p>
          </table:table-cell>
          <table:table-cell office:value-type="float" office:value="41632027599.8531" calcext:value-type="float">
            <text:p>41632027599.8531</text:p>
          </table:table-cell>
          <table:table-cell office:value-type="float" office:value="38857251336.3448" calcext:value-type="float">
            <text:p>38857251336.3448</text:p>
          </table:table-cell>
          <table:table-cell office:value-type="float" office:value="39459581217.3759" calcext:value-type="float">
            <text:p>39459581217.3759</text:p>
          </table:table-cell>
          <table:table-cell office:value-type="float" office:value="42236836820.6152" calcext:value-type="float">
            <text:p>42236836820.6152</text:p>
          </table:table-cell>
          <table:table-cell office:value-type="float" office:value="52064058833.9739" calcext:value-type="float">
            <text:p>52064058833.9739</text:p>
          </table:table-cell>
          <table:table-cell office:value-type="float" office:value="59626020162.3816" calcext:value-type="float">
            <text:p>59626020162.3816</text:p>
          </table:table-cell>
          <table:table-cell office:value-type="float" office:value="62343022650.8742" calcext:value-type="float">
            <text:p>62343022650.8742</text:p>
          </table:table-cell>
          <table:table-cell office:value-type="float" office:value="68640825480.9223" calcext:value-type="float">
            <text:p>68640825480.9223</text:p>
          </table:table-cell>
          <table:table-cell office:value-type="float" office:value="79041294874.4553" calcext:value-type="float">
            <text:p>79041294874.4553</text:p>
          </table:table-cell>
          <table:table-cell office:value-type="float" office:value="92507257783.5697" calcext:value-type="float">
            <text:p>92507257783.5697</text:p>
          </table:table-cell>
          <table:table-cell office:value-type="float" office:value="92897320375.8176" calcext:value-type="float">
            <text:p>92897320375.8176</text:p>
          </table:table-cell>
          <table:table-cell office:value-type="float" office:value="93216746661.5977" calcext:value-type="float">
            <text:p>93216746661.5977</text:p>
          </table:table-cell>
          <table:table-cell office:value-type="float" office:value="101370474295.109" calcext:value-type="float">
            <text:p>101370474295.109</text:p>
          </table:table-cell>
          <table:table-cell office:value-type="float" office:value="98266306615.3632" calcext:value-type="float">
            <text:p>98266306615.3632</text:p>
          </table:table-cell>
          <table:table-cell office:value-type="float" office:value="106825649872.108" calcext:value-type="float">
            <text:p>106825649872.108</text:p>
          </table:table-cell>
          <table:table-cell office:value-type="float" office:value="110081248587.369" calcext:value-type="float">
            <text:p>110081248587.369</text:p>
          </table:table-cell>
          <table:table-cell office:value-type="float" office:value="101179808076.36" calcext:value-type="float">
            <text:p>101179808076.36</text:p>
          </table:table-cell>
          <table:table-cell office:value-type="float" office:value="103345296966.607" calcext:value-type="float">
            <text:p>103345296966.607</text:p>
          </table:table-cell>
          <table:table-cell office:value-type="float" office:value="109708728848.535" calcext:value-type="float">
            <text:p>109708728848.535</text:p>
          </table:table-cell>
          <table:table-cell office:value-type="float" office:value="118495328198.08" calcext:value-type="float">
            <text:p>118495328198.08</text:p>
          </table:table-cell>
        </table:table-row>
        <table:table-row table:style-name="ro1">
          <table:table-cell office:value-type="string" calcext:value-type="string">
            <text:p>Mónaco</text:p>
          </table:table-cell>
          <table:table-cell office:value-type="string" calcext:value-type="string">
            <text:p>MCO</text:p>
          </table:table-cell>
          <table:table-cell table:number-columns-repeated="10"/>
          <table:table-cell office:value-type="float" office:value="293073868.023221" calcext:value-type="float">
            <text:p>293073868.023221</text:p>
          </table:table-cell>
          <table:table-cell office:value-type="float" office:value="327651487.962757" calcext:value-type="float">
            <text:p>327651487.962757</text:p>
          </table:table-cell>
          <table:table-cell office:value-type="float" office:value="402460333.237637" calcext:value-type="float">
            <text:p>402460333.237637</text:p>
          </table:table-cell>
          <table:table-cell office:value-type="float" office:value="523552815.119127" calcext:value-type="float">
            <text:p>523552815.119127</text:p>
          </table:table-cell>
          <table:table-cell office:value-type="float" office:value="563939670.704419" calcext:value-type="float">
            <text:p>563939670.704419</text:p>
          </table:table-cell>
          <table:table-cell office:value-type="float" office:value="711922994.225545" calcext:value-type="float">
            <text:p>711922994.225545</text:p>
          </table:table-cell>
          <table:table-cell office:value-type="float" office:value="735339911.935065" calcext:value-type="float">
            <text:p>735339911.935065</text:p>
          </table:table-cell>
          <table:table-cell office:value-type="float" office:value="811250927.388998" calcext:value-type="float">
            <text:p>811250927.388998</text:p>
          </table:table-cell>
          <table:table-cell office:value-type="float" office:value="1000535735.38751" calcext:value-type="float">
            <text:p>1000535735.38751</text:p>
          </table:table-cell>
          <table:table-cell office:value-type="float" office:value="1209898293.46372" calcext:value-type="float">
            <text:p>1209898293.46372</text:p>
          </table:table-cell>
          <table:table-cell office:value-type="float" office:value="1378130995.65913" calcext:value-type="float">
            <text:p>1378130995.65913</text:p>
          </table:table-cell>
          <table:table-cell office:value-type="float" office:value="1205166025.51592" calcext:value-type="float">
            <text:p>1205166025.51592</text:p>
          </table:table-cell>
          <table:table-cell office:value-type="float" office:value="1143229071.77943" calcext:value-type="float">
            <text:p>1143229071.77943</text:p>
          </table:table-cell>
          <table:table-cell office:value-type="float" office:value="1092551781.01486" calcext:value-type="float">
            <text:p>1092551781.01486</text:p>
          </table:table-cell>
          <table:table-cell office:value-type="float" office:value="1037314956.25083" calcext:value-type="float">
            <text:p>1037314956.25083</text:p>
          </table:table-cell>
          <table:table-cell office:value-type="float" office:value="1082851076.52158" calcext:value-type="float">
            <text:p>1082851076.52158</text:p>
          </table:table-cell>
          <table:table-cell office:value-type="float" office:value="1515209588.2378" calcext:value-type="float">
            <text:p>1515209588.2378</text:p>
          </table:table-cell>
          <table:table-cell office:value-type="float" office:value="1839095595.25655" calcext:value-type="float">
            <text:p>1839095595.25655</text:p>
          </table:table-cell>
          <table:table-cell office:value-type="float" office:value="2000674667.08261" calcext:value-type="float">
            <text:p>2000674667.08261</text:p>
          </table:table-cell>
          <table:table-cell office:value-type="float" office:value="2010116851.20284" calcext:value-type="float">
            <text:p>2010116851.20284</text:p>
          </table:table-cell>
          <table:table-cell office:value-type="float" office:value="2481316053.85316" calcext:value-type="float">
            <text:p>2481316053.85316</text:p>
          </table:table-cell>
          <table:table-cell office:value-type="float" office:value="2480497538.54794" calcext:value-type="float">
            <text:p>2480497538.54794</text:p>
          </table:table-cell>
          <table:table-cell office:value-type="float" office:value="2737067001.75938" calcext:value-type="float">
            <text:p>2737067001.75938</text:p>
          </table:table-cell>
          <table:table-cell office:value-type="float" office:value="2574440022.97964" calcext:value-type="float">
            <text:p>2574440022.97964</text:p>
          </table:table-cell>
          <table:table-cell office:value-type="float" office:value="2720297793.28662" calcext:value-type="float">
            <text:p>2720297793.28662</text:p>
          </table:table-cell>
          <table:table-cell office:value-type="float" office:value="3130270895.13587" calcext:value-type="float">
            <text:p>3130270895.13587</text:p>
          </table:table-cell>
          <table:table-cell office:value-type="float" office:value="3137848801.03606" calcext:value-type="float">
            <text:p>3137848801.03606</text:p>
          </table:table-cell>
          <table:table-cell office:value-type="float" office:value="2840182220.99117" calcext:value-type="float">
            <text:p>2840182220.99117</text:p>
          </table:table-cell>
          <table:table-cell office:value-type="float" office:value="2934578821.10938" calcext:value-type="float">
            <text:p>2934578821.10938</text:p>
          </table:table-cell>
          <table:table-cell office:value-type="float" office:value="2906009307.6651" calcext:value-type="float">
            <text:p>2906009307.6651</text:p>
          </table:table-cell>
          <table:table-cell office:value-type="float" office:value="2647883815.57966" calcext:value-type="float">
            <text:p>2647883815.57966</text:p>
          </table:table-cell>
          <table:table-cell office:value-type="float" office:value="2671424966.44295" calcext:value-type="float">
            <text:p>2671424966.44295</text:p>
          </table:table-cell>
          <table:table-cell office:value-type="float" office:value="2905840862.03651" calcext:value-type="float">
            <text:p>2905840862.03651</text:p>
          </table:table-cell>
          <table:table-cell office:value-type="float" office:value="3589126975.1693" calcext:value-type="float">
            <text:p>3589126975.1693</text:p>
          </table:table-cell>
          <table:table-cell office:value-type="float" office:value="4110169853.48895" calcext:value-type="float">
            <text:p>4110169853.48895</text:p>
          </table:table-cell>
          <table:table-cell office:value-type="float" office:value="4203084193.50827" calcext:value-type="float">
            <text:p>4203084193.50827</text:p>
          </table:table-cell>
          <table:table-cell office:value-type="float" office:value="4582988332.70606" calcext:value-type="float">
            <text:p>4582988332.70606</text:p>
          </table:table-cell>
          <table:table-cell office:value-type="float" office:value="5867916780.72817" calcext:value-type="float">
            <text:p>5867916780.72817</text:p>
          </table:table-cell>
          <table:table-cell office:value-type="float" office:value="6476490405.74191" calcext:value-type="float">
            <text:p>6476490405.74191</text:p>
          </table:table-cell>
          <table:table-cell office:value-type="float" office:value="5451653237.01028" calcext:value-type="float">
            <text:p>5451653237.01028</text:p>
          </table:table-cell>
          <table:table-cell office:value-type="float" office:value="5362649006.62252" calcext:value-type="float">
            <text:p>5362649006.62252</text:p>
          </table:table-cell>
          <table:table-cell office:value-type="float" office:value="6080344731.72088" calcext:value-type="float">
            <text:p>6080344731.72088</text:p>
          </table:table-cell>
          <table:table-cell office:value-type="float" office:value="5743029680.07195" calcext:value-type="float">
            <text:p>5743029680.07195</text:p>
          </table:table-cell>
          <table:table-cell office:value-type="float" office:value="6553372278.27934" calcext:value-type="float">
            <text:p>6553372278.27934</text:p>
          </table:table-cell>
          <table:table-cell office:value-type="float" office:value="7060236168.2367" calcext:value-type="float">
            <text:p>7060236168.2367</text:p>
          </table:table-cell>
          <table:table-cell office:value-type="float" office:value="6258178995.23123" calcext:value-type="float">
            <text:p>6258178995.23123</text:p>
          </table:table-cell>
          <table:table-cell office:value-type="float" office:value="6468252212.38938" calcext:value-type="float">
            <text:p>6468252212.38938</text:p>
          </table:table-cell>
          <table:table-cell office:value-type="float" office:value="6400946585.53076" calcext:value-type="float">
            <text:p>6400946585.53076</text:p>
          </table:table-cell>
          <table:table-cell/>
        </table:table-row>
        <table:table-row table:style-name="ro1">
          <table:table-cell office:value-type="string" calcext:value-type="string">
            <text:p>República de Moldova</text:p>
          </table:table-cell>
          <table:table-cell office:value-type="string" calcext:value-type="string">
            <text:p>MDA</text:p>
          </table:table-cell>
          <table:table-cell table:number-columns-repeated="35"/>
          <table:table-cell office:value-type="float" office:value="1752979926.41489" calcext:value-type="float">
            <text:p>1752979926.41489</text:p>
          </table:table-cell>
          <table:table-cell office:value-type="float" office:value="1695122173.91304" calcext:value-type="float">
            <text:p>1695122173.91304</text:p>
          </table:table-cell>
          <table:table-cell office:value-type="float" office:value="1930081168.83117" calcext:value-type="float">
            <text:p>1930081168.83117</text:p>
          </table:table-cell>
          <table:table-cell office:value-type="float" office:value="1698717504.65549" calcext:value-type="float">
            <text:p>1698717504.65549</text:p>
          </table:table-cell>
          <table:table-cell office:value-type="float" office:value="1170782957.37443" calcext:value-type="float">
            <text:p>1170782957.37443</text:p>
          </table:table-cell>
          <table:table-cell office:value-type="float" office:value="1288429391.79951" calcext:value-type="float">
            <text:p>1288429391.79951</text:p>
          </table:table-cell>
          <table:table-cell office:value-type="float" office:value="1480673594.05602" calcext:value-type="float">
            <text:p>1480673594.05602</text:p>
          </table:table-cell>
          <table:table-cell office:value-type="float" office:value="1661818168.4226" calcext:value-type="float">
            <text:p>1661818168.4226</text:p>
          </table:table-cell>
          <table:table-cell office:value-type="float" office:value="1980901553.51226" calcext:value-type="float">
            <text:p>1980901553.51226</text:p>
          </table:table-cell>
          <table:table-cell office:value-type="float" office:value="2598231467.43671" calcext:value-type="float">
            <text:p>2598231467.43671</text:p>
          </table:table-cell>
          <table:table-cell office:value-type="float" office:value="2988338439.31553" calcext:value-type="float">
            <text:p>2988338439.31553</text:p>
          </table:table-cell>
          <table:table-cell office:value-type="float" office:value="3408272498.11516" calcext:value-type="float">
            <text:p>3408272498.11516</text:p>
          </table:table-cell>
          <table:table-cell office:value-type="float" office:value="4401154128.12297" calcext:value-type="float">
            <text:p>4401154128.12297</text:p>
          </table:table-cell>
          <table:table-cell office:value-type="float" office:value="6054806100.8468" calcext:value-type="float">
            <text:p>6054806100.8468</text:p>
          </table:table-cell>
          <table:table-cell office:value-type="float" office:value="5439422031.39627" calcext:value-type="float">
            <text:p>5439422031.39627</text:p>
          </table:table-cell>
          <table:table-cell office:value-type="float" office:value="6974960345.3712" calcext:value-type="float">
            <text:p>6974960345.3712</text:p>
          </table:table-cell>
          <table:table-cell office:value-type="float" office:value="8414360656.29632" calcext:value-type="float">
            <text:p>8414360656.29632</text:p>
          </table:table-cell>
          <table:table-cell office:value-type="float" office:value="8709165249.26928" calcext:value-type="float">
            <text:p>8709165249.26928</text:p>
          </table:table-cell>
          <table:table-cell office:value-type="float" office:value="9496684701.43325" calcext:value-type="float">
            <text:p>9496684701.43325</text:p>
          </table:table-cell>
          <table:table-cell office:value-type="float" office:value="9510219299.49557" calcext:value-type="float">
            <text:p>9510219299.49557</text:p>
          </table:table-cell>
          <table:table-cell office:value-type="float" office:value="7745231660.33425" calcext:value-type="float">
            <text:p>7745231660.33425</text:p>
          </table:table-cell>
          <table:table-cell office:value-type="float" office:value="8071480540.86068" calcext:value-type="float">
            <text:p>8071480540.86068</text:p>
          </table:table-cell>
          <table:table-cell office:value-type="float" office:value="9669759987.02633" calcext:value-type="float">
            <text:p>9669759987.02633</text:p>
          </table:table-cell>
          <table:table-cell office:value-type="float" office:value="11309082555.1568" calcext:value-type="float">
            <text:p>11309082555.156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673081724.076322" calcext:value-type="float">
            <text:p>673081724.076322</text:p>
          </table:table-cell>
          <table:table-cell office:value-type="float" office:value="699161943.857103" calcext:value-type="float">
            <text:p>699161943.857103</text:p>
          </table:table-cell>
          <table:table-cell office:value-type="float" office:value="739286906.851553" calcext:value-type="float">
            <text:p>739286906.851553</text:p>
          </table:table-cell>
          <table:table-cell office:value-type="float" office:value="759345862.971331" calcext:value-type="float">
            <text:p>759345862.971331</text:p>
          </table:table-cell>
          <table:table-cell office:value-type="float" office:value="802482182.924192" calcext:value-type="float">
            <text:p>802482182.924192</text:p>
          </table:table-cell>
          <table:table-cell office:value-type="float" office:value="833563472.162352" calcext:value-type="float">
            <text:p>833563472.162352</text:p>
          </table:table-cell>
          <table:table-cell office:value-type="float" office:value="900264583.688205" calcext:value-type="float">
            <text:p>900264583.688205</text:p>
          </table:table-cell>
          <table:table-cell office:value-type="float" office:value="956436931.142347" calcext:value-type="float">
            <text:p>956436931.142347</text:p>
          </table:table-cell>
          <table:table-cell office:value-type="float" office:value="1031669636.36116" calcext:value-type="float">
            <text:p>1031669636.36116</text:p>
          </table:table-cell>
          <table:table-cell office:value-type="float" office:value="1056391054.5386" calcext:value-type="float">
            <text:p>1056391054.5386</text:p>
          </table:table-cell>
          <table:table-cell office:value-type="float" office:value="1111859569.7715" calcext:value-type="float">
            <text:p>1111859569.7715</text:p>
          </table:table-cell>
          <table:table-cell office:value-type="float" office:value="1199507629.99179" calcext:value-type="float">
            <text:p>1199507629.99179</text:p>
          </table:table-cell>
          <table:table-cell office:value-type="float" office:value="1341590681.58511" calcext:value-type="float">
            <text:p>1341590681.58511</text:p>
          </table:table-cell>
          <table:table-cell office:value-type="float" office:value="1653062347.36254" calcext:value-type="float">
            <text:p>1653062347.36254</text:p>
          </table:table-cell>
          <table:table-cell office:value-type="float" office:value="1917508190.04689" calcext:value-type="float">
            <text:p>1917508190.04689</text:p>
          </table:table-cell>
          <table:table-cell office:value-type="float" office:value="2283049233.28758" calcext:value-type="float">
            <text:p>2283049233.28758</text:p>
          </table:table-cell>
          <table:table-cell office:value-type="float" office:value="2181844193.9254" calcext:value-type="float">
            <text:p>2181844193.9254</text:p>
          </table:table-cell>
          <table:table-cell office:value-type="float" office:value="2358930406.42896" calcext:value-type="float">
            <text:p>2358930406.42896</text:p>
          </table:table-cell>
          <table:table-cell office:value-type="float" office:value="2669755115.50569" calcext:value-type="float">
            <text:p>2669755115.50569</text:p>
          </table:table-cell>
          <table:table-cell office:value-type="float" office:value="3463565881.42486" calcext:value-type="float">
            <text:p>3463565881.42486</text:p>
          </table:table-cell>
          <table:table-cell office:value-type="float" office:value="4042139901.36698" calcext:value-type="float">
            <text:p>4042139901.36698</text:p>
          </table:table-cell>
          <table:table-cell office:value-type="float" office:value="3594868208.41885" calcext:value-type="float">
            <text:p>3594868208.41885</text:p>
          </table:table-cell>
          <table:table-cell office:value-type="float" office:value="3526198070.09621" calcext:value-type="float">
            <text:p>3526198070.09621</text:p>
          </table:table-cell>
          <table:table-cell office:value-type="float" office:value="3511573991.89742" calcext:value-type="float">
            <text:p>3511573991.89742</text:p>
          </table:table-cell>
          <table:table-cell office:value-type="float" office:value="2939485471.50097" calcext:value-type="float">
            <text:p>2939485471.50097</text:p>
          </table:table-cell>
          <table:table-cell office:value-type="float" office:value="2857889712.4808" calcext:value-type="float">
            <text:p>2857889712.4808</text:p>
          </table:table-cell>
          <table:table-cell office:value-type="float" office:value="3258288890.58567" calcext:value-type="float">
            <text:p>3258288890.58567</text:p>
          </table:table-cell>
          <table:table-cell office:value-type="float" office:value="2565634382.28689" calcext:value-type="float">
            <text:p>2565634382.28689</text:p>
          </table:table-cell>
          <table:table-cell office:value-type="float" office:value="2442507588.38496" calcext:value-type="float">
            <text:p>2442507588.38496</text:p>
          </table:table-cell>
          <table:table-cell office:value-type="float" office:value="2498059014.77295" calcext:value-type="float">
            <text:p>2498059014.77295</text:p>
          </table:table-cell>
          <table:table-cell office:value-type="float" office:value="3081479800.28769" calcext:value-type="float">
            <text:p>3081479800.28769</text:p>
          </table:table-cell>
          <table:table-cell office:value-type="float" office:value="2653141958.52585" calcext:value-type="float">
            <text:p>2653141958.52585</text:p>
          </table:table-cell>
          <table:table-cell office:value-type="float" office:value="3024459564.32157" calcext:value-type="float">
            <text:p>3024459564.32157</text:p>
          </table:table-cell>
          <table:table-cell office:value-type="float" office:value="3370842210.90955" calcext:value-type="float">
            <text:p>3370842210.90955</text:p>
          </table:table-cell>
          <table:table-cell office:value-type="float" office:value="2977040722.47057" calcext:value-type="float">
            <text:p>2977040722.47057</text:p>
          </table:table-cell>
          <table:table-cell office:value-type="float" office:value="3159901231.97468" calcext:value-type="float">
            <text:p>3159901231.97468</text:p>
          </table:table-cell>
          <table:table-cell office:value-type="float" office:value="3995028592.78722" calcext:value-type="float">
            <text:p>3995028592.78722</text:p>
          </table:table-cell>
          <table:table-cell office:value-type="float" office:value="3545776697.12109" calcext:value-type="float">
            <text:p>3545776697.12109</text:p>
          </table:table-cell>
          <table:table-cell office:value-type="float" office:value="3738704467.51878" calcext:value-type="float">
            <text:p>3738704467.51878</text:p>
          </table:table-cell>
          <table:table-cell office:value-type="float" office:value="3717515282.53319" calcext:value-type="float">
            <text:p>3717515282.53319</text:p>
          </table:table-cell>
          <table:table-cell office:value-type="float" office:value="3877673539.09084" calcext:value-type="float">
            <text:p>3877673539.09084</text:p>
          </table:table-cell>
          <table:table-cell office:value-type="float" office:value="4529575347.56805" calcext:value-type="float">
            <text:p>4529575347.56805</text:p>
          </table:table-cell>
          <table:table-cell office:value-type="float" office:value="4397254607.61164" calcext:value-type="float">
            <text:p>4397254607.61164</text:p>
          </table:table-cell>
          <table:table-cell office:value-type="float" office:value="5474030080.24451" calcext:value-type="float">
            <text:p>5474030080.24451</text:p>
          </table:table-cell>
          <table:table-cell office:value-type="float" office:value="4363934494.37405" calcext:value-type="float">
            <text:p>4363934494.37405</text:p>
          </table:table-cell>
          <table:table-cell office:value-type="float" office:value="5039293030.82367" calcext:value-type="float">
            <text:p>5039293030.82367</text:p>
          </table:table-cell>
          <table:table-cell office:value-type="float" office:value="5515884348.54904" calcext:value-type="float">
            <text:p>5515884348.54904</text:p>
          </table:table-cell>
          <table:table-cell office:value-type="float" office:value="7342923489.09616" calcext:value-type="float">
            <text:p>7342923489.09616</text:p>
          </table:table-cell>
          <table:table-cell office:value-type="float" office:value="9413002920.97008" calcext:value-type="float">
            <text:p>9413002920.97008</text:p>
          </table:table-cell>
          <table:table-cell office:value-type="float" office:value="8550363974.79243" calcext:value-type="float">
            <text:p>8550363974.79243</text:p>
          </table:table-cell>
          <table:table-cell office:value-type="float" office:value="8729936135.74487" calcext:value-type="float">
            <text:p>8729936135.74487</text:p>
          </table:table-cell>
          <table:table-cell office:value-type="float" office:value="9892702357.56691" calcext:value-type="float">
            <text:p>9892702357.56691</text:p>
          </table:table-cell>
          <table:table-cell office:value-type="float" office:value="9919780071.28764" calcext:value-type="float">
            <text:p>9919780071.28764</text:p>
          </table:table-cell>
          <table:table-cell office:value-type="float" office:value="10601690871.7611" calcext:value-type="float">
            <text:p>10601690871.7611</text:p>
          </table:table-cell>
          <table:table-cell office:value-type="float" office:value="10673516672.6664" calcext:value-type="float">
            <text:p>10673516672.6664</text:p>
          </table:table-cell>
          <table:table-cell office:value-type="float" office:value="9744243531.20119" calcext:value-type="float">
            <text:p>9744243531.20119</text:p>
          </table:table-cell>
          <table:table-cell office:value-type="float" office:value="9958655044.98547" calcext:value-type="float">
            <text:p>9958655044.98547</text:p>
          </table:table-cell>
          <table:table-cell office:value-type="float" office:value="11465850504.0067" calcext:value-type="float">
            <text:p>11465850504.0067</text:p>
          </table:table-cell>
          <table:table-cell office:value-type="float" office:value="12100459087.2532" calcext:value-type="float">
            <text:p>12100459087.2532</text:p>
          </table:table-cell>
        </table:table-row>
        <table:table-row table:style-name="ro1">
          <table:table-cell office:value-type="string" calcext:value-type="string">
            <text:p>Maldivas</text:p>
          </table:table-cell>
          <table:table-cell office:value-type="string" calcext:value-type="string">
            <text:p>MDV</text:p>
          </table:table-cell>
          <table:table-cell table:number-columns-repeated="20"/>
          <table:table-cell office:value-type="float" office:value="42463576.1589404" calcext:value-type="float">
            <text:p>42463576.1589404</text:p>
          </table:table-cell>
          <table:table-cell office:value-type="float" office:value="44781456.9536424" calcext:value-type="float">
            <text:p>44781456.9536424</text:p>
          </table:table-cell>
          <table:table-cell office:value-type="float" office:value="47935843.7935844" calcext:value-type="float">
            <text:p>47935843.7935844</text:p>
          </table:table-cell>
          <table:table-cell office:value-type="float" office:value="57829787.2340425" calcext:value-type="float">
            <text:p>57829787.2340425</text:p>
          </table:table-cell>
          <table:table-cell office:value-type="float" office:value="109503546.099291" calcext:value-type="float">
            <text:p>109503546.099291</text:p>
          </table:table-cell>
          <table:table-cell office:value-type="float" office:value="127154929.577465" calcext:value-type="float">
            <text:p>127154929.577465</text:p>
          </table:table-cell>
          <table:table-cell office:value-type="float" office:value="141902097.902098" calcext:value-type="float">
            <text:p>141902097.902098</text:p>
          </table:table-cell>
          <table:table-cell office:value-type="float" office:value="141268980.477223" calcext:value-type="float">
            <text:p>141268980.477223</text:p>
          </table:table-cell>
          <table:table-cell office:value-type="float" office:value="168610478.359909" calcext:value-type="float">
            <text:p>168610478.359909</text:p>
          </table:table-cell>
          <table:table-cell office:value-type="float" office:value="189535398.230089" calcext:value-type="float">
            <text:p>189535398.230089</text:p>
          </table:table-cell>
          <table:table-cell office:value-type="float" office:value="215089005.235602" calcext:value-type="float">
            <text:p>215089005.235602</text:p>
          </table:table-cell>
          <table:table-cell office:value-type="float" office:value="244468292.682927" calcext:value-type="float">
            <text:p>244468292.682927</text:p>
          </table:table-cell>
          <table:table-cell office:value-type="float" office:value="284853358.561968" calcext:value-type="float">
            <text:p>284853358.561968</text:p>
          </table:table-cell>
          <table:table-cell office:value-type="float" office:value="322326642.335766" calcext:value-type="float">
            <text:p>322326642.335766</text:p>
          </table:table-cell>
          <table:table-cell office:value-type="float" office:value="355884383.08887" calcext:value-type="float">
            <text:p>355884383.08887</text:p>
          </table:table-cell>
          <table:table-cell office:value-type="float" office:value="398988954.970263" calcext:value-type="float">
            <text:p>398988954.970263</text:p>
          </table:table-cell>
          <table:table-cell office:value-type="float" office:value="450382327.952421" calcext:value-type="float">
            <text:p>450382327.952421</text:p>
          </table:table-cell>
          <table:table-cell office:value-type="float" office:value="508223602.37893" calcext:value-type="float">
            <text:p>508223602.37893</text:p>
          </table:table-cell>
          <table:table-cell office:value-type="float" office:value="540096397.621071" calcext:value-type="float">
            <text:p>540096397.621071</text:p>
          </table:table-cell>
          <table:table-cell office:value-type="float" office:value="589239753.610875" calcext:value-type="float">
            <text:p>589239753.610875</text:p>
          </table:table-cell>
          <table:table-cell office:value-type="float" office:value="624337145.284622" calcext:value-type="float">
            <text:p>624337145.284622</text:p>
          </table:table-cell>
          <table:table-cell office:value-type="float" office:value="870179738.562091" calcext:value-type="float">
            <text:p>870179738.562091</text:p>
          </table:table-cell>
          <table:table-cell office:value-type="float" office:value="897031250" calcext:value-type="float">
            <text:p>897031250</text:p>
          </table:table-cell>
          <table:table-cell office:value-type="float" office:value="1052121054.6875" calcext:value-type="float">
            <text:p>1052121054.6875</text:p>
          </table:table-cell>
          <table:table-cell office:value-type="float" office:value="1226829562.5" calcext:value-type="float">
            <text:p>1226829562.5</text:p>
          </table:table-cell>
          <table:table-cell office:value-type="float" office:value="1163362437.5" calcext:value-type="float">
            <text:p>1163362437.5</text:p>
          </table:table-cell>
          <table:table-cell office:value-type="float" office:value="1575200390.625" calcext:value-type="float">
            <text:p>1575200390.625</text:p>
          </table:table-cell>
          <table:table-cell office:value-type="float" office:value="1868383460.9375" calcext:value-type="float">
            <text:p>1868383460.9375</text:p>
          </table:table-cell>
          <table:table-cell office:value-type="float" office:value="2271646187.5" calcext:value-type="float">
            <text:p>2271646187.5</text:p>
          </table:table-cell>
          <table:table-cell office:value-type="float" office:value="2345294875" calcext:value-type="float">
            <text:p>2345294875</text:p>
          </table:table-cell>
          <table:table-cell office:value-type="float" office:value="2588176054.6875" calcext:value-type="float">
            <text:p>2588176054.6875</text:p>
          </table:table-cell>
          <table:table-cell office:value-type="float" office:value="2774351760.03287" calcext:value-type="float">
            <text:p>2774351760.03287</text:p>
          </table:table-cell>
          <table:table-cell office:value-type="float" office:value="2886170571.69634" calcext:value-type="float">
            <text:p>2886170571.69634</text:p>
          </table:table-cell>
          <table:table-cell office:value-type="float" office:value="3295011381.75405" calcext:value-type="float">
            <text:p>3295011381.75405</text:p>
          </table:table-cell>
          <table:table-cell office:value-type="float" office:value="3697351596.83753" calcext:value-type="float">
            <text:p>3697351596.83753</text:p>
          </table:table-cell>
          <table:table-cell office:value-type="float" office:value="4109424799.72407" calcext:value-type="float">
            <text:p>4109424799.72407</text:p>
          </table:table-cell>
          <table:table-cell office:value-type="float" office:value="4414055724.73387" calcext:value-type="float">
            <text:p>4414055724.73387</text:p>
          </table:table-cell>
          <table:table-cell office:value-type="float" office:value="4865546025.86599" calcext:value-type="float">
            <text:p>4865546025.86599</text:p>
          </table:table-cell>
          <table:table-cell office:value-type="float" office:value="5272288442.84566" calcext:value-type="float">
            <text:p>5272288442.84566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MEX</text:p>
          </table:table-cell>
          <table:table-cell office:value-type="float" office:value="13040000000" calcext:value-type="float">
            <text:p>13040000000</text:p>
          </table:table-cell>
          <table:table-cell office:value-type="float" office:value="14160000000" calcext:value-type="float">
            <text:p>14160000000</text:p>
          </table:table-cell>
          <table:table-cell office:value-type="float" office:value="15200000000" calcext:value-type="float">
            <text:p>15200000000</text:p>
          </table:table-cell>
          <table:table-cell office:value-type="float" office:value="16960000000" calcext:value-type="float">
            <text:p>16960000000</text:p>
          </table:table-cell>
          <table:table-cell office:value-type="float" office:value="20080000000" calcext:value-type="float">
            <text:p>20080000000</text:p>
          </table:table-cell>
          <table:table-cell office:value-type="float" office:value="21840000000" calcext:value-type="float">
            <text:p>21840000000</text:p>
          </table:table-cell>
          <table:table-cell office:value-type="float" office:value="24320000000" calcext:value-type="float">
            <text:p>24320000000</text:p>
          </table:table-cell>
          <table:table-cell office:value-type="float" office:value="26560000000" calcext:value-type="float">
            <text:p>26560000000</text:p>
          </table:table-cell>
          <table:table-cell office:value-type="float" office:value="29360000000" calcext:value-type="float">
            <text:p>29360000000</text:p>
          </table:table-cell>
          <table:table-cell office:value-type="float" office:value="32480000000" calcext:value-type="float">
            <text:p>32480000000</text:p>
          </table:table-cell>
          <table:table-cell office:value-type="float" office:value="35520000000" calcext:value-type="float">
            <text:p>35520000000</text:p>
          </table:table-cell>
          <table:table-cell office:value-type="float" office:value="39200000000" calcext:value-type="float">
            <text:p>39200000000</text:p>
          </table:table-cell>
          <table:table-cell office:value-type="float" office:value="45200000000" calcext:value-type="float">
            <text:p>45200000000</text:p>
          </table:table-cell>
          <table:table-cell office:value-type="float" office:value="55280000000" calcext:value-type="float">
            <text:p>55280000000</text:p>
          </table:table-cell>
          <table:table-cell office:value-type="float" office:value="72000000000" calcext:value-type="float">
            <text:p>72000000000</text:p>
          </table:table-cell>
          <table:table-cell office:value-type="float" office:value="88000000000" calcext:value-type="float">
            <text:p>88000000000</text:p>
          </table:table-cell>
          <table:table-cell office:value-type="float" office:value="89025974025.974" calcext:value-type="float">
            <text:p>89025974025.974</text:p>
          </table:table-cell>
          <table:table-cell office:value-type="float" office:value="81814159292.0354" calcext:value-type="float">
            <text:p>81814159292.0354</text:p>
          </table:table-cell>
          <table:table-cell office:value-type="float" office:value="102500000000" calcext:value-type="float">
            <text:p>102500000000</text:p>
          </table:table-cell>
          <table:table-cell office:value-type="float" office:value="134561403508.772" calcext:value-type="float">
            <text:p>134561403508.772</text:p>
          </table:table-cell>
          <table:table-cell office:value-type="float" office:value="205139086956.522" calcext:value-type="float">
            <text:p>205139086956.522</text:p>
          </table:table-cell>
          <table:table-cell office:value-type="float" office:value="263959336734.694" calcext:value-type="float">
            <text:p>263959336734.694</text:p>
          </table:table-cell>
          <table:table-cell office:value-type="float" office:value="184609157801.418" calcext:value-type="float">
            <text:p>184609157801.418</text:p>
          </table:table-cell>
          <table:table-cell office:value-type="float" office:value="156159198584.513" calcext:value-type="float">
            <text:p>156159198584.513</text:p>
          </table:table-cell>
          <table:table-cell office:value-type="float" office:value="184261495828.367" calcext:value-type="float">
            <text:p>184261495828.367</text:p>
          </table:table-cell>
          <table:table-cell office:value-type="float" office:value="195219789801.479" calcext:value-type="float">
            <text:p>195219789801.479</text:p>
          </table:table-cell>
          <table:table-cell office:value-type="float" office:value="134550096436.744" calcext:value-type="float">
            <text:p>134550096436.744</text:p>
          </table:table-cell>
          <table:table-cell office:value-type="float" office:value="147540738281.817" calcext:value-type="float">
            <text:p>147540738281.817</text:p>
          </table:table-cell>
          <table:table-cell office:value-type="float" office:value="181611549975.804" calcext:value-type="float">
            <text:p>181611549975.804</text:p>
          </table:table-cell>
          <table:table-cell office:value-type="float" office:value="221400669713.589" calcext:value-type="float">
            <text:p>221400669713.589</text:p>
          </table:table-cell>
          <table:table-cell office:value-type="float" office:value="261253582805.945" calcext:value-type="float">
            <text:p>261253582805.945</text:p>
          </table:table-cell>
          <table:table-cell office:value-type="float" office:value="313142768453.485" calcext:value-type="float">
            <text:p>313142768453.485</text:p>
          </table:table-cell>
          <table:table-cell office:value-type="float" office:value="363157598242.27" calcext:value-type="float">
            <text:p>363157598242.27</text:p>
          </table:table-cell>
          <table:table-cell office:value-type="float" office:value="500736065605.341" calcext:value-type="float">
            <text:p>500736065605.341</text:p>
          </table:table-cell>
          <table:table-cell office:value-type="float" office:value="527813238126.278" calcext:value-type="float">
            <text:p>527813238126.278</text:p>
          </table:table-cell>
          <table:table-cell office:value-type="float" office:value="360073909243.855" calcext:value-type="float">
            <text:p>360073909243.855</text:p>
          </table:table-cell>
          <table:table-cell office:value-type="float" office:value="410975595310.156" calcext:value-type="float">
            <text:p>410975595310.156</text:p>
          </table:table-cell>
          <table:table-cell office:value-type="float" office:value="500413483109.175" calcext:value-type="float">
            <text:p>500413483109.175</text:p>
          </table:table-cell>
          <table:table-cell office:value-type="float" office:value="526502129378.284" calcext:value-type="float">
            <text:p>526502129378.284</text:p>
          </table:table-cell>
          <table:table-cell office:value-type="float" office:value="600232874042.927" calcext:value-type="float">
            <text:p>600232874042.927</text:p>
          </table:table-cell>
          <table:table-cell office:value-type="float" office:value="707906744574.644" calcext:value-type="float">
            <text:p>707906744574.644</text:p>
          </table:table-cell>
          <table:table-cell office:value-type="float" office:value="756706300589.791" calcext:value-type="float">
            <text:p>756706300589.791</text:p>
          </table:table-cell>
          <table:table-cell office:value-type="float" office:value="772106378935.377" calcext:value-type="float">
            <text:p>772106378935.377</text:p>
          </table:table-cell>
          <table:table-cell office:value-type="float" office:value="729336319677.449" calcext:value-type="float">
            <text:p>729336319677.449</text:p>
          </table:table-cell>
          <table:table-cell office:value-type="float" office:value="782240601984.76" calcext:value-type="float">
            <text:p>782240601984.76</text:p>
          </table:table-cell>
          <table:table-cell office:value-type="float" office:value="877476221382.101" calcext:value-type="float">
            <text:p>877476221382.101</text:p>
          </table:table-cell>
          <table:table-cell office:value-type="float" office:value="975387131716.089" calcext:value-type="float">
            <text:p>975387131716.089</text:p>
          </table:table-cell>
          <table:table-cell office:value-type="float" office:value="1052696282278.88" calcext:value-type="float">
            <text:p>1052696282278.88</text:p>
          </table:table-cell>
          <table:table-cell office:value-type="float" office:value="1109989063586.62" calcext:value-type="float">
            <text:p>1109989063586.62</text:p>
          </table:table-cell>
          <table:table-cell office:value-type="float" office:value="900045350649.351" calcext:value-type="float">
            <text:p>900045350649.351</text:p>
          </table:table-cell>
          <table:table-cell office:value-type="float" office:value="1057801295584.05" calcext:value-type="float">
            <text:p>1057801295584.05</text:p>
          </table:table-cell>
          <table:table-cell office:value-type="float" office:value="1180489601957.61" calcext:value-type="float">
            <text:p>1180489601957.61</text:p>
          </table:table-cell>
          <table:table-cell office:value-type="float" office:value="1201089987015.45" calcext:value-type="float">
            <text:p>1201089987015.45</text:p>
          </table:table-cell>
          <table:table-cell office:value-type="float" office:value="1274443084716.57" calcext:value-type="float">
            <text:p>1274443084716.57</text:p>
          </table:table-cell>
          <table:table-cell office:value-type="float" office:value="1314563967425.24" calcext:value-type="float">
            <text:p>1314563967425.24</text:p>
          </table:table-cell>
          <table:table-cell office:value-type="float" office:value="1170564619927.69" calcext:value-type="float">
            <text:p>1170564619927.69</text:p>
          </table:table-cell>
          <table:table-cell office:value-type="float" office:value="1077827944342.35" calcext:value-type="float">
            <text:p>1077827944342.35</text:p>
          </table:table-cell>
          <table:table-cell office:value-type="float" office:value="1158071006809.62" calcext:value-type="float">
            <text:p>1158071006809.62</text:p>
          </table:table-cell>
          <table:table-cell office:value-type="float" office:value="1223808885585.61" calcext:value-type="float">
            <text:p>1223808885585.61</text:p>
          </table:table-cell>
        </table:table-row>
        <table:table-row table:style-name="ro1">
          <table:table-cell office:value-type="string" calcext:value-type="string">
            <text:p>Islas Marshall</text:p>
          </table:table-cell>
          <table:table-cell office:value-type="string" calcext:value-type="string">
            <text:p>MHL</text:p>
          </table:table-cell>
          <table:table-cell table:number-columns-repeated="21"/>
          <table:table-cell office:value-type="float" office:value="31020000" calcext:value-type="float">
            <text:p>31020000</text:p>
          </table:table-cell>
          <table:table-cell office:value-type="float" office:value="34918000" calcext:value-type="float">
            <text:p>34918000</text:p>
          </table:table-cell>
          <table:table-cell office:value-type="float" office:value="41749000" calcext:value-type="float">
            <text:p>41749000</text:p>
          </table:table-cell>
          <table:table-cell office:value-type="float" office:value="45144000" calcext:value-type="float">
            <text:p>45144000</text:p>
          </table:table-cell>
          <table:table-cell office:value-type="float" office:value="43879000" calcext:value-type="float">
            <text:p>43879000</text:p>
          </table:table-cell>
          <table:table-cell office:value-type="float" office:value="55989000" calcext:value-type="float">
            <text:p>55989000</text:p>
          </table:table-cell>
          <table:table-cell office:value-type="float" office:value="62983000" calcext:value-type="float">
            <text:p>62983000</text:p>
          </table:table-cell>
          <table:table-cell office:value-type="float" office:value="70688000" calcext:value-type="float">
            <text:p>70688000</text:p>
          </table:table-cell>
          <table:table-cell office:value-type="float" office:value="72798000" calcext:value-type="float">
            <text:p>72798000</text:p>
          </table:table-cell>
          <table:table-cell office:value-type="float" office:value="78476000" calcext:value-type="float">
            <text:p>78476000</text:p>
          </table:table-cell>
          <table:table-cell office:value-type="float" office:value="82507000" calcext:value-type="float">
            <text:p>82507000</text:p>
          </table:table-cell>
          <table:table-cell office:value-type="float" office:value="91063000" calcext:value-type="float">
            <text:p>91063000</text:p>
          </table:table-cell>
          <table:table-cell office:value-type="float" office:value="99461000" calcext:value-type="float">
            <text:p>99461000</text:p>
          </table:table-cell>
          <table:table-cell office:value-type="float" office:value="108071000" calcext:value-type="float">
            <text:p>108071000</text:p>
          </table:table-cell>
          <table:table-cell office:value-type="float" office:value="120230000" calcext:value-type="float">
            <text:p>120230000</text:p>
          </table:table-cell>
          <table:table-cell office:value-type="float" office:value="110858000" calcext:value-type="float">
            <text:p>110858000</text:p>
          </table:table-cell>
          <table:table-cell office:value-type="float" office:value="106289100" calcext:value-type="float">
            <text:p>106289100</text:p>
          </table:table-cell>
          <table:table-cell office:value-type="float" office:value="108702100" calcext:value-type="float">
            <text:p>108702100</text:p>
          </table:table-cell>
          <table:table-cell office:value-type="float" office:value="107978900" calcext:value-type="float">
            <text:p>107978900</text:p>
          </table:table-cell>
          <table:table-cell office:value-type="float" office:value="110937700" calcext:value-type="float">
            <text:p>110937700</text:p>
          </table:table-cell>
          <table:table-cell office:value-type="float" office:value="115152100" calcext:value-type="float">
            <text:p>115152100</text:p>
          </table:table-cell>
          <table:table-cell office:value-type="float" office:value="124735100" calcext:value-type="float">
            <text:p>124735100</text:p>
          </table:table-cell>
          <table:table-cell office:value-type="float" office:value="126887600" calcext:value-type="float">
            <text:p>126887600</text:p>
          </table:table-cell>
          <table:table-cell office:value-type="float" office:value="131334600" calcext:value-type="float">
            <text:p>131334600</text:p>
          </table:table-cell>
          <table:table-cell office:value-type="float" office:value="137928600" calcext:value-type="float">
            <text:p>137928600</text:p>
          </table:table-cell>
          <table:table-cell office:value-type="float" office:value="143930000" calcext:value-type="float">
            <text:p>143930000</text:p>
          </table:table-cell>
          <table:table-cell office:value-type="float" office:value="150776500" calcext:value-type="float">
            <text:p>150776500</text:p>
          </table:table-cell>
          <table:table-cell office:value-type="float" office:value="152788700" calcext:value-type="float">
            <text:p>152788700</text:p>
          </table:table-cell>
          <table:table-cell office:value-type="float" office:value="152617500" calcext:value-type="float">
            <text:p>152617500</text:p>
          </table:table-cell>
          <table:table-cell office:value-type="float" office:value="164969100" calcext:value-type="float">
            <text:p>164969100</text:p>
          </table:table-cell>
          <table:table-cell office:value-type="float" office:value="173260300" calcext:value-type="float">
            <text:p>173260300</text:p>
          </table:table-cell>
          <table:table-cell office:value-type="float" office:value="185210500" calcext:value-type="float">
            <text:p>185210500</text:p>
          </table:table-cell>
          <table:table-cell office:value-type="float" office:value="190800800" calcext:value-type="float">
            <text:p>190800800</text:p>
          </table:table-cell>
          <table:table-cell office:value-type="float" office:value="183121300" calcext:value-type="float">
            <text:p>183121300</text:p>
          </table:table-cell>
          <table:table-cell office:value-type="float" office:value="179697900" calcext:value-type="float">
            <text:p>179697900</text:p>
          </table:table-cell>
          <table:table-cell office:value-type="float" office:value="194497900" calcext:value-type="float">
            <text:p>194497900</text:p>
          </table:table-cell>
          <table:table-cell office:value-type="float" office:value="204173400" calcext:value-type="float">
            <text:p>204173400</text:p>
          </table:table-cell>
          <table:table-cell office:value-type="float" office:value="211523642.4" calcext:value-type="float">
            <text:p>211523642.4</text:p>
          </table:table-cell>
        </table:table-row>
        <table:table-row table:style-name="ro1">
          <table:table-cell office:value-type="string" calcext:value-type="string">
            <text:p>Macedonia del Norte</text:p>
          </table:table-cell>
          <table:table-cell office:value-type="string" calcext:value-type="string">
            <text:p>MKD</text:p>
          </table:table-cell>
          <table:table-cell table:number-columns-repeated="30"/>
          <table:table-cell office:value-type="float" office:value="4699646643.10954" calcext:value-type="float">
            <text:p>4699646643.10954</text:p>
          </table:table-cell>
          <table:table-cell office:value-type="float" office:value="4938775510.20408" calcext:value-type="float">
            <text:p>4938775510.20408</text:p>
          </table:table-cell>
          <table:table-cell office:value-type="float" office:value="2436849341.97604" calcext:value-type="float">
            <text:p>2436849341.97604</text:p>
          </table:table-cell>
          <table:table-cell office:value-type="float" office:value="2682456896.55172" calcext:value-type="float">
            <text:p>2682456896.55172</text:p>
          </table:table-cell>
          <table:table-cell office:value-type="float" office:value="3556581986.14319" calcext:value-type="float">
            <text:p>3556581986.14319</text:p>
          </table:table-cell>
          <table:table-cell office:value-type="float" office:value="4680078740.15748" calcext:value-type="float">
            <text:p>4680078740.15748</text:p>
          </table:table-cell>
          <table:table-cell office:value-type="float" office:value="4651453634.08521" calcext:value-type="float">
            <text:p>4651453634.08521</text:p>
          </table:table-cell>
          <table:table-cell office:value-type="float" office:value="3928975903.61446" calcext:value-type="float">
            <text:p>3928975903.61446</text:p>
          </table:table-cell>
          <table:table-cell office:value-type="float" office:value="3756208791.20879" calcext:value-type="float">
            <text:p>3756208791.20879</text:p>
          </table:table-cell>
          <table:table-cell office:value-type="float" office:value="3863743409.49033" calcext:value-type="float">
            <text:p>3863743409.49033</text:p>
          </table:table-cell>
          <table:table-cell office:value-type="float" office:value="3772851420.24763" calcext:value-type="float">
            <text:p>3772851420.24763</text:p>
          </table:table-cell>
          <table:table-cell office:value-type="float" office:value="3709637829.94866" calcext:value-type="float">
            <text:p>3709637829.94866</text:p>
          </table:table-cell>
          <table:table-cell office:value-type="float" office:value="4018365247.44444" calcext:value-type="float">
            <text:p>4018365247.44444</text:p>
          </table:table-cell>
          <table:table-cell office:value-type="float" office:value="4946292774.79046" calcext:value-type="float">
            <text:p>4946292774.79046</text:p>
          </table:table-cell>
          <table:table-cell office:value-type="float" office:value="5682719260.0763" calcext:value-type="float">
            <text:p>5682719260.0763</text:p>
          </table:table-cell>
          <table:table-cell office:value-type="float" office:value="6258600713.82627" calcext:value-type="float">
            <text:p>6258600713.82627</text:p>
          </table:table-cell>
          <table:table-cell office:value-type="float" office:value="6861222331.96317" calcext:value-type="float">
            <text:p>6861222331.96317</text:p>
          </table:table-cell>
          <table:table-cell office:value-type="float" office:value="8336478142.08872" calcext:value-type="float">
            <text:p>8336478142.08872</text:p>
          </table:table-cell>
          <table:table-cell office:value-type="float" office:value="9909548410.82744" calcext:value-type="float">
            <text:p>9909548410.82744</text:p>
          </table:table-cell>
          <table:table-cell office:value-type="float" office:value="9401731495.71661" calcext:value-type="float">
            <text:p>9401731495.71661</text:p>
          </table:table-cell>
          <table:table-cell office:value-type="float" office:value="9407168702.4313" calcext:value-type="float">
            <text:p>9407168702.4313</text:p>
          </table:table-cell>
          <table:table-cell office:value-type="float" office:value="10494632699.3859" calcext:value-type="float">
            <text:p>10494632699.3859</text:p>
          </table:table-cell>
          <table:table-cell office:value-type="float" office:value="9745251126.0109" calcext:value-type="float">
            <text:p>9745251126.0109</text:p>
          </table:table-cell>
          <table:table-cell office:value-type="float" office:value="10817712138.9451" calcext:value-type="float">
            <text:p>10817712138.9451</text:p>
          </table:table-cell>
          <table:table-cell office:value-type="float" office:value="11362272837.8818" calcext:value-type="float">
            <text:p>11362272837.8818</text:p>
          </table:table-cell>
          <table:table-cell office:value-type="float" office:value="10064515432.0265" calcext:value-type="float">
            <text:p>10064515432.0265</text:p>
          </table:table-cell>
          <table:table-cell office:value-type="float" office:value="10672471860.7184" calcext:value-type="float">
            <text:p>10672471860.7184</text:p>
          </table:table-cell>
          <table:table-cell office:value-type="float" office:value="11279509013.9119" calcext:value-type="float">
            <text:p>11279509013.9119</text:p>
          </table:table-cell>
          <table:table-cell office:value-type="float" office:value="12672131053.1578" calcext:value-type="float">
            <text:p>12672131053.1578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office:value-type="string" calcext:value-type="string">
            <text:p>MLI</text:p>
          </table:table-cell>
          <table:table-cell table:number-columns-repeated="7"/>
          <table:table-cell office:value-type="float" office:value="275494520.141999" calcext:value-type="float">
            <text:p>275494520.141999</text:p>
          </table:table-cell>
          <table:table-cell office:value-type="float" office:value="343771964.662167" calcext:value-type="float">
            <text:p>343771964.662167</text:p>
          </table:table-cell>
          <table:table-cell office:value-type="float" office:value="339913833.096246" calcext:value-type="float">
            <text:p>339913833.096246</text:p>
          </table:table-cell>
          <table:table-cell office:value-type="float" office:value="359772363.262207" calcext:value-type="float">
            <text:p>359772363.262207</text:p>
          </table:table-cell>
          <table:table-cell office:value-type="float" office:value="430096738.369216" calcext:value-type="float">
            <text:p>430096738.369216</text:p>
          </table:table-cell>
          <table:table-cell office:value-type="float" office:value="486617332.387405" calcext:value-type="float">
            <text:p>486617332.387405</text:p>
          </table:table-cell>
          <table:table-cell office:value-type="float" office:value="563683660.31194" calcext:value-type="float">
            <text:p>563683660.31194</text:p>
          </table:table-cell>
          <table:table-cell office:value-type="float" office:value="538747268.333356" calcext:value-type="float">
            <text:p>538747268.333356</text:p>
          </table:table-cell>
          <table:table-cell office:value-type="float" office:value="830710615.179954" calcext:value-type="float">
            <text:p>830710615.179954</text:p>
          </table:table-cell>
          <table:table-cell office:value-type="float" office:value="939227993.66396" calcext:value-type="float">
            <text:p>939227993.66396</text:p>
          </table:table-cell>
          <table:table-cell office:value-type="float" office:value="1049838492.55759" calcext:value-type="float">
            <text:p>1049838492.55759</text:p>
          </table:table-cell>
          <table:table-cell office:value-type="float" office:value="1222702356.10946" calcext:value-type="float">
            <text:p>1222702356.10946</text:p>
          </table:table-cell>
          <table:table-cell office:value-type="float" office:value="1595423285.64659" calcext:value-type="float">
            <text:p>1595423285.64659</text:p>
          </table:table-cell>
          <table:table-cell office:value-type="float" office:value="1759690811.60699" calcext:value-type="float">
            <text:p>1759690811.60699</text:p>
          </table:table-cell>
          <table:table-cell office:value-type="float" office:value="1538972158.1782" calcext:value-type="float">
            <text:p>1538972158.1782</text:p>
          </table:table-cell>
          <table:table-cell office:value-type="float" office:value="1333754034.23489" calcext:value-type="float">
            <text:p>1333754034.23489</text:p>
          </table:table-cell>
          <table:table-cell office:value-type="float" office:value="1297765448.50498" calcext:value-type="float">
            <text:p>1297765448.50498</text:p>
          </table:table-cell>
          <table:table-cell office:value-type="float" office:value="1232932008.13719" calcext:value-type="float">
            <text:p>1232932008.13719</text:p>
          </table:table-cell>
          <table:table-cell office:value-type="float" office:value="1392195933.33971" calcext:value-type="float">
            <text:p>1392195933.33971</text:p>
          </table:table-cell>
          <table:table-cell office:value-type="float" office:value="1852163474.54664" calcext:value-type="float">
            <text:p>1852163474.54664</text:p>
          </table:table-cell>
          <table:table-cell office:value-type="float" office:value="2090629722.63611" calcext:value-type="float">
            <text:p>2090629722.63611</text:p>
          </table:table-cell>
          <table:table-cell office:value-type="float" office:value="2169040741.55896" calcext:value-type="float">
            <text:p>2169040741.55896</text:p>
          </table:table-cell>
          <table:table-cell office:value-type="float" office:value="2181821902.43953" calcext:value-type="float">
            <text:p>2181821902.43953</text:p>
          </table:table-cell>
          <table:table-cell office:value-type="float" office:value="2681912030.49384" calcext:value-type="float">
            <text:p>2681912030.49384</text:p>
          </table:table-cell>
          <table:table-cell office:value-type="float" office:value="2724131545.16958" calcext:value-type="float">
            <text:p>2724131545.16958</text:p>
          </table:table-cell>
          <table:table-cell office:value-type="float" office:value="2830673388.82429" calcext:value-type="float">
            <text:p>2830673388.82429</text:p>
          </table:table-cell>
          <table:table-cell office:value-type="float" office:value="2818280876.07615" calcext:value-type="float">
            <text:p>2818280876.07615</text:p>
          </table:table-cell>
          <table:table-cell office:value-type="float" office:value="2081846482.74771" calcext:value-type="float">
            <text:p>2081846482.74771</text:p>
          </table:table-cell>
          <table:table-cell office:value-type="float" office:value="2706425298.36818" calcext:value-type="float">
            <text:p>2706425298.36818</text:p>
          </table:table-cell>
          <table:table-cell office:value-type="float" office:value="2780422212.26995" calcext:value-type="float">
            <text:p>2780422212.26995</text:p>
          </table:table-cell>
          <table:table-cell office:value-type="float" office:value="2697105694.07956" calcext:value-type="float">
            <text:p>2697105694.07956</text:p>
          </table:table-cell>
          <table:table-cell office:value-type="float" office:value="2920358586.75234" calcext:value-type="float">
            <text:p>2920358586.75234</text:p>
          </table:table-cell>
          <table:table-cell office:value-type="float" office:value="3439463140.35541" calcext:value-type="float">
            <text:p>3439463140.35541</text:p>
          </table:table-cell>
          <table:table-cell office:value-type="float" office:value="2954129565.82965" calcext:value-type="float">
            <text:p>2954129565.82965</text:p>
          </table:table-cell>
          <table:table-cell office:value-type="float" office:value="3465305993.47783" calcext:value-type="float">
            <text:p>3465305993.47783</text:p>
          </table:table-cell>
          <table:table-cell office:value-type="float" office:value="3889758023.73699" calcext:value-type="float">
            <text:p>3889758023.73699</text:p>
          </table:table-cell>
          <table:table-cell office:value-type="float" office:value="4703504466.53245" calcext:value-type="float">
            <text:p>4703504466.53245</text:p>
          </table:table-cell>
          <table:table-cell office:value-type="float" office:value="5444474268.42491" calcext:value-type="float">
            <text:p>5444474268.42491</text:p>
          </table:table-cell>
          <table:table-cell office:value-type="float" office:value="6245031690.06808" calcext:value-type="float">
            <text:p>6245031690.06808</text:p>
          </table:table-cell>
          <table:table-cell office:value-type="float" office:value="6899799785.8441" calcext:value-type="float">
            <text:p>6899799785.8441</text:p>
          </table:table-cell>
          <table:table-cell office:value-type="float" office:value="8145694631.88354" calcext:value-type="float">
            <text:p>8145694631.88354</text:p>
          </table:table-cell>
          <table:table-cell office:value-type="float" office:value="9750822511.47988" calcext:value-type="float">
            <text:p>9750822511.47988</text:p>
          </table:table-cell>
          <table:table-cell office:value-type="float" office:value="10181021770.4326" calcext:value-type="float">
            <text:p>10181021770.4326</text:p>
          </table:table-cell>
          <table:table-cell office:value-type="float" office:value="10678749467.4697" calcext:value-type="float">
            <text:p>10678749467.4697</text:p>
          </table:table-cell>
          <table:table-cell office:value-type="float" office:value="12978107560.5982" calcext:value-type="float">
            <text:p>12978107560.5982</text:p>
          </table:table-cell>
          <table:table-cell office:value-type="float" office:value="12442747897.2223" calcext:value-type="float">
            <text:p>12442747897.2223</text:p>
          </table:table-cell>
          <table:table-cell office:value-type="float" office:value="13246412031.4145" calcext:value-type="float">
            <text:p>13246412031.4145</text:p>
          </table:table-cell>
          <table:table-cell office:value-type="float" office:value="14345828992.0411" calcext:value-type="float">
            <text:p>14345828992.0411</text:p>
          </table:table-cell>
          <table:table-cell office:value-type="float" office:value="13099495529.7113" calcext:value-type="float">
            <text:p>13099495529.7113</text:p>
          </table:table-cell>
          <table:table-cell office:value-type="float" office:value="14010787737.8424" calcext:value-type="float">
            <text:p>14010787737.8424</text:p>
          </table:table-cell>
          <table:table-cell office:value-type="float" office:value="15339614406.6617" calcext:value-type="float">
            <text:p>15339614406.6617</text:p>
          </table:table-cell>
          <table:table-cell office:value-type="float" office:value="17196688919.9878" calcext:value-type="float">
            <text:p>17196688919.987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table:number-columns-repeated="10"/>
          <table:table-cell office:value-type="float" office:value="250721821.553678" calcext:value-type="float">
            <text:p>250721821.553678</text:p>
          </table:table-cell>
          <table:table-cell office:value-type="float" office:value="264579879.784878" calcext:value-type="float">
            <text:p>264579879.784878</text:p>
          </table:table-cell>
          <table:table-cell office:value-type="float" office:value="295118249.324932" calcext:value-type="float">
            <text:p>295118249.324932</text:p>
          </table:table-cell>
          <table:table-cell office:value-type="float" office:value="345602025.375393" calcext:value-type="float">
            <text:p>345602025.375393</text:p>
          </table:table-cell>
          <table:table-cell office:value-type="float" office:value="376094108.475331" calcext:value-type="float">
            <text:p>376094108.475331</text:p>
          </table:table-cell>
          <table:table-cell office:value-type="float" office:value="474620439.58496" calcext:value-type="float">
            <text:p>474620439.58496</text:p>
          </table:table-cell>
          <table:table-cell office:value-type="float" office:value="527936988.791275" calcext:value-type="float">
            <text:p>527936988.791275</text:p>
          </table:table-cell>
          <table:table-cell office:value-type="float" office:value="625573345.532174" calcext:value-type="float">
            <text:p>625573345.532174</text:p>
          </table:table-cell>
          <table:table-cell office:value-type="float" office:value="793675169.878579" calcext:value-type="float">
            <text:p>793675169.878579</text:p>
          </table:table-cell>
          <table:table-cell office:value-type="float" office:value="1001300838.32335" calcext:value-type="float">
            <text:p>1001300838.32335</text:p>
          </table:table-cell>
          <table:table-cell office:value-type="float" office:value="1250242107.87969" calcext:value-type="float">
            <text:p>1250242107.87969</text:p>
          </table:table-cell>
          <table:table-cell office:value-type="float" office:value="1243469360.56838" calcext:value-type="float">
            <text:p>1243469360.56838</text:p>
          </table:table-cell>
          <table:table-cell office:value-type="float" office:value="1234518125" calcext:value-type="float">
            <text:p>1234518125</text:p>
          </table:table-cell>
          <table:table-cell office:value-type="float" office:value="1165771369.00625" calcext:value-type="float">
            <text:p>1165771369.00625</text:p>
          </table:table-cell>
          <table:table-cell office:value-type="float" office:value="1101828568.76804" calcext:value-type="float">
            <text:p>1101828568.76804</text:p>
          </table:table-cell>
          <table:table-cell office:value-type="float" office:value="1117835285.50512" calcext:value-type="float">
            <text:p>1117835285.50512</text:p>
          </table:table-cell>
          <table:table-cell office:value-type="float" office:value="1435079200.34957" calcext:value-type="float">
            <text:p>1435079200.34957</text:p>
          </table:table-cell>
          <table:table-cell office:value-type="float" office:value="1751247763.41948" calcext:value-type="float">
            <text:p>1751247763.41948</text:p>
          </table:table-cell>
          <table:table-cell office:value-type="float" office:value="2019474244.19359" calcext:value-type="float">
            <text:p>2019474244.19359</text:p>
          </table:table-cell>
          <table:table-cell office:value-type="float" office:value="2118574772.11136" calcext:value-type="float">
            <text:p>2118574772.11136</text:p>
          </table:table-cell>
          <table:table-cell office:value-type="float" office:value="2547163582.33149" calcext:value-type="float">
            <text:p>2547163582.33149</text:p>
          </table:table-cell>
          <table:table-cell office:value-type="float" office:value="2750041434.26295" calcext:value-type="float">
            <text:p>2750041434.26295</text:p>
          </table:table-cell>
          <table:table-cell office:value-type="float" office:value="3021910216.71827" calcext:value-type="float">
            <text:p>3021910216.71827</text:p>
          </table:table-cell>
          <table:table-cell office:value-type="float" office:value="2709178326.78271" calcext:value-type="float">
            <text:p>2709178326.78271</text:p>
          </table:table-cell>
          <table:table-cell office:value-type="float" office:value="2998570146.54095" calcext:value-type="float">
            <text:p>2998570146.54095</text:p>
          </table:table-cell>
          <table:table-cell office:value-type="float" office:value="3439931906.61479" calcext:value-type="float">
            <text:p>3439931906.61479</text:p>
          </table:table-cell>
          <table:table-cell office:value-type="float" office:value="3570271557.88471" calcext:value-type="float">
            <text:p>3570271557.88471</text:p>
          </table:table-cell>
          <table:table-cell office:value-type="float" office:value="3705372038.70537" calcext:value-type="float">
            <text:p>3705372038.70537</text:p>
          </table:table-cell>
          <table:table-cell office:value-type="float" office:value="3923637971.04652" calcext:value-type="float">
            <text:p>3923637971.04652</text:p>
          </table:table-cell>
          <table:table-cell office:value-type="float" office:value="4127313818.33836" calcext:value-type="float">
            <text:p>4127313818.33836</text:p>
          </table:table-cell>
          <table:table-cell office:value-type="float" office:value="4306192435.82207" calcext:value-type="float">
            <text:p>4306192435.82207</text:p>
          </table:table-cell>
          <table:table-cell office:value-type="float" office:value="4331870647.71535" calcext:value-type="float">
            <text:p>4331870647.71535</text:p>
          </table:table-cell>
          <table:table-cell office:value-type="float" office:value="4689832689.83269" calcext:value-type="float">
            <text:p>4689832689.83269</text:p>
          </table:table-cell>
          <table:table-cell office:value-type="float" office:value="5456583589.39342" calcext:value-type="float">
            <text:p>5456583589.39342</text:p>
          </table:table-cell>
          <table:table-cell office:value-type="float" office:value="6062780269.0583" calcext:value-type="float">
            <text:p>6062780269.0583</text:p>
          </table:table-cell>
          <table:table-cell office:value-type="float" office:value="6394851386.64345" calcext:value-type="float">
            <text:p>6394851386.64345</text:p>
          </table:table-cell>
          <table:table-cell office:value-type="float" office:value="6757119558.3992" calcext:value-type="float">
            <text:p>6757119558.3992</text:p>
          </table:table-cell>
          <table:table-cell office:value-type="float" office:value="7880509170.54476" calcext:value-type="float">
            <text:p>7880509170.54476</text:p>
          </table:table-cell>
          <table:table-cell office:value-type="float" office:value="8977149553.24447" calcext:value-type="float">
            <text:p>8977149553.24447</text:p>
          </table:table-cell>
          <table:table-cell office:value-type="float" office:value="8528202278.41067" calcext:value-type="float">
            <text:p>8528202278.41067</text:p>
          </table:table-cell>
          <table:table-cell office:value-type="float" office:value="8741059602.64901" calcext:value-type="float">
            <text:p>8741059602.64901</text:p>
          </table:table-cell>
          <table:table-cell office:value-type="float" office:value="9500669014.63601" calcext:value-type="float">
            <text:p>9500669014.63601</text:p>
          </table:table-cell>
          <table:table-cell office:value-type="float" office:value="9211948090.70898" calcext:value-type="float">
            <text:p>9211948090.70898</text:p>
          </table:table-cell>
          <table:table-cell office:value-type="float" office:value="10151192765.7466" calcext:value-type="float">
            <text:p>10151192765.7466</text:p>
          </table:table-cell>
          <table:table-cell office:value-type="float" office:value="11281702719.8057" calcext:value-type="float">
            <text:p>11281702719.8057</text:p>
          </table:table-cell>
          <table:table-cell office:value-type="float" office:value="10701866983.4752" calcext:value-type="float">
            <text:p>10701866983.4752</text:p>
          </table:table-cell>
          <table:table-cell office:value-type="float" office:value="11442612408.8179" calcext:value-type="float">
            <text:p>11442612408.8179</text:p>
          </table:table-cell>
          <table:table-cell office:value-type="float" office:value="12748803180.3035" calcext:value-type="float">
            <text:p>12748803180.3035</text:p>
          </table:table-cell>
          <table:table-cell office:value-type="float" office:value="14542039605.2294" calcext:value-type="float">
            <text:p>14542039605.2294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table:number-columns-repeated="40"/>
          <table:table-cell office:value-type="float" office:value="8905066163.58643" calcext:value-type="float">
            <text:p>8905066163.58643</text:p>
          </table:table-cell>
          <table:table-cell office:value-type="float" office:value="6477790688.22844" calcext:value-type="float">
            <text:p>6477790688.22844</text:p>
          </table:table-cell>
          <table:table-cell office:value-type="float" office:value="6777632512.0781" calcext:value-type="float">
            <text:p>6777632512.0781</text:p>
          </table:table-cell>
          <table:table-cell office:value-type="float" office:value="10467109977.6717" calcext:value-type="float">
            <text:p>10467109977.6717</text:p>
          </table:table-cell>
          <table:table-cell office:value-type="float" office:value="10567354056.4049" calcext:value-type="float">
            <text:p>10567354056.4049</text:p>
          </table:table-cell>
          <table:table-cell office:value-type="float" office:value="11986972418.5103" calcext:value-type="float">
            <text:p>11986972418.5103</text:p>
          </table:table-cell>
          <table:table-cell office:value-type="float" office:value="14502553709.8303" calcext:value-type="float">
            <text:p>14502553709.8303</text:p>
          </table:table-cell>
          <table:table-cell office:value-type="float" office:value="20182477480.5512" calcext:value-type="float">
            <text:p>20182477480.5512</text:p>
          </table:table-cell>
          <table:table-cell office:value-type="float" office:value="31862554101.9378" calcext:value-type="float">
            <text:p>31862554101.9378</text:p>
          </table:table-cell>
          <table:table-cell office:value-type="float" office:value="36906181380.8127" calcext:value-type="float">
            <text:p>36906181380.8127</text:p>
          </table:table-cell>
          <table:table-cell office:value-type="float" office:value="49540813342.4834" calcext:value-type="float">
            <text:p>49540813342.4834</text:p>
          </table:table-cell>
          <table:table-cell office:value-type="float" office:value="59977326085.9908" calcext:value-type="float">
            <text:p>59977326085.9908</text:p>
          </table:table-cell>
          <table:table-cell office:value-type="float" office:value="59937797559.3295" calcext:value-type="float">
            <text:p>59937797559.3295</text:p>
          </table:table-cell>
          <table:table-cell office:value-type="float" office:value="60269734044.526" calcext:value-type="float">
            <text:p>60269734044.526</text:p>
          </table:table-cell>
          <table:table-cell office:value-type="float" office:value="65446199787.8425" calcext:value-type="float">
            <text:p>65446199787.8425</text:p>
          </table:table-cell>
          <table:table-cell office:value-type="float" office:value="59687410896.5734" calcext:value-type="float">
            <text:p>59687410896.5734</text:p>
          </table:table-cell>
          <table:table-cell office:value-type="float" office:value="63256184700.2223" calcext:value-type="float">
            <text:p>63256184700.2223</text:p>
          </table:table-cell>
          <table:table-cell office:value-type="float" office:value="66719084835.9898" calcext:value-type="float">
            <text:p>66719084835.9898</text:p>
          </table:table-cell>
          <table:table-cell office:value-type="float" office:value="71214803377.8188" calcext:value-type="float">
            <text:p>71214803377.8188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table:number-columns-repeated="40"/>
          <table:table-cell office:value-type="float" office:value="984297589.359934" calcext:value-type="float">
            <text:p>984297589.359934</text:p>
          </table:table-cell>
          <table:table-cell office:value-type="float" office:value="1159869245.92513" calcext:value-type="float">
            <text:p>1159869245.92513</text:p>
          </table:table-cell>
          <table:table-cell office:value-type="float" office:value="1284685050.52413" calcext:value-type="float">
            <text:p>1284685050.52413</text:p>
          </table:table-cell>
          <table:table-cell office:value-type="float" office:value="1707710053.14938" calcext:value-type="float">
            <text:p>1707710053.14938</text:p>
          </table:table-cell>
          <table:table-cell office:value-type="float" office:value="2073234417.68066" calcext:value-type="float">
            <text:p>2073234417.68066</text:p>
          </table:table-cell>
          <table:table-cell office:value-type="float" office:value="2257174480.78597" calcext:value-type="float">
            <text:p>2257174480.78597</text:p>
          </table:table-cell>
          <table:table-cell office:value-type="float" office:value="2721903148.91482" calcext:value-type="float">
            <text:p>2721903148.91482</text:p>
          </table:table-cell>
          <table:table-cell office:value-type="float" office:value="3680710375.03422" calcext:value-type="float">
            <text:p>3680710375.03422</text:p>
          </table:table-cell>
          <table:table-cell office:value-type="float" office:value="4545674527.61096" calcext:value-type="float">
            <text:p>4545674527.61096</text:p>
          </table:table-cell>
          <table:table-cell office:value-type="float" office:value="4159328980.2723" calcext:value-type="float">
            <text:p>4159328980.2723</text:p>
          </table:table-cell>
          <table:table-cell office:value-type="float" office:value="4139192052.98013" calcext:value-type="float">
            <text:p>4139192052.98013</text:p>
          </table:table-cell>
          <table:table-cell office:value-type="float" office:value="4538199888.79622" calcext:value-type="float">
            <text:p>4538199888.79622</text:p>
          </table:table-cell>
          <table:table-cell office:value-type="float" office:value="4087725812.66864" calcext:value-type="float">
            <text:p>4087725812.66864</text:p>
          </table:table-cell>
          <table:table-cell office:value-type="float" office:value="4464261816.25066" calcext:value-type="float">
            <text:p>4464261816.25066</text:p>
          </table:table-cell>
          <table:table-cell office:value-type="float" office:value="4587928884.17142" calcext:value-type="float">
            <text:p>4587928884.17142</text:p>
          </table:table-cell>
          <table:table-cell office:value-type="float" office:value="4052913385.82677" calcext:value-type="float">
            <text:p>4052913385.82677</text:p>
          </table:table-cell>
          <table:table-cell office:value-type="float" office:value="4374128318.58407" calcext:value-type="float">
            <text:p>4374128318.58407</text:p>
          </table:table-cell>
          <table:table-cell office:value-type="float" office:value="4844592066.71174" calcext:value-type="float">
            <text:p>4844592066.71174</text:p>
          </table:table-cell>
          <table:table-cell office:value-type="float" office:value="5452173040.60434" calcext:value-type="float">
            <text:p>5452173040.6043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table:number-columns-repeated="21"/>
          <table:table-cell office:value-type="float" office:value="2310099100" calcext:value-type="float">
            <text:p>2310099100</text:p>
          </table:table-cell>
          <table:table-cell office:value-type="float" office:value="2552401933.33333" calcext:value-type="float">
            <text:p>2552401933.33333</text:p>
          </table:table-cell>
          <table:table-cell office:value-type="float" office:value="2725736633.33333" calcext:value-type="float">
            <text:p>2725736633.33333</text:p>
          </table:table-cell>
          <table:table-cell office:value-type="float" office:value="2098734600" calcext:value-type="float">
            <text:p>2098734600</text:p>
          </table:table-cell>
          <table:table-cell office:value-type="float" office:value="2186505475" calcext:value-type="float">
            <text:p>2186505475</text:p>
          </table:table-cell>
          <table:table-cell office:value-type="float" office:value="2896178866.66667" calcext:value-type="float">
            <text:p>2896178866.66667</text:p>
          </table:table-cell>
          <table:table-cell office:value-type="float" office:value="3020611600" calcext:value-type="float">
            <text:p>3020611600</text:p>
          </table:table-cell>
          <table:table-cell office:value-type="float" office:value="3204461566.66667" calcext:value-type="float">
            <text:p>3204461566.66667</text:p>
          </table:table-cell>
          <table:table-cell office:value-type="float" office:value="3576966800" calcext:value-type="float">
            <text:p>3576966800</text:p>
          </table:table-cell>
          <table:table-cell office:value-type="float" office:value="2560785660" calcext:value-type="float">
            <text:p>2560785660</text:p>
          </table:table-cell>
          <table:table-cell office:value-type="float" office:value="2379018326.31579" calcext:value-type="float">
            <text:p>2379018326.31579</text:p>
          </table:table-cell>
          <table:table-cell office:value-type="float" office:value="1317611863.84977" calcext:value-type="float">
            <text:p>1317611863.84977</text:p>
          </table:table-cell>
          <table:table-cell office:value-type="float" office:value="768401634.154573" calcext:value-type="float">
            <text:p>768401634.154573</text:p>
          </table:table-cell>
          <table:table-cell office:value-type="float" office:value="925817092.217484" calcext:value-type="float">
            <text:p>925817092.217484</text:p>
          </table:table-cell>
          <table:table-cell office:value-type="float" office:value="1452165005.2384" calcext:value-type="float">
            <text:p>1452165005.2384</text:p>
          </table:table-cell>
          <table:table-cell office:value-type="float" office:value="1345719472.35883" calcext:value-type="float">
            <text:p>1345719472.35883</text:p>
          </table:table-cell>
          <table:table-cell office:value-type="float" office:value="1180934202.83801" calcext:value-type="float">
            <text:p>1180934202.83801</text:p>
          </table:table-cell>
          <table:table-cell office:value-type="float" office:value="1124440248.9783" calcext:value-type="float">
            <text:p>1124440248.9783</text:p>
          </table:table-cell>
          <table:table-cell office:value-type="float" office:value="1057408588.68269" calcext:value-type="float">
            <text:p>1057408588.68269</text:p>
          </table:table-cell>
          <table:table-cell office:value-type="float" office:value="1136896123.61298" calcext:value-type="float">
            <text:p>1136896123.61298</text:p>
          </table:table-cell>
          <table:table-cell office:value-type="float" office:value="1267997934.3125" calcext:value-type="float">
            <text:p>1267997934.3125</text:p>
          </table:table-cell>
          <table:table-cell office:value-type="float" office:value="1396555719.97409" calcext:value-type="float">
            <text:p>1396555719.97409</text:p>
          </table:table-cell>
          <table:table-cell office:value-type="float" office:value="1595297355.78349" calcext:value-type="float">
            <text:p>1595297355.78349</text:p>
          </table:table-cell>
          <table:table-cell office:value-type="float" office:value="1992066808.09598" calcext:value-type="float">
            <text:p>1992066808.09598</text:p>
          </table:table-cell>
          <table:table-cell office:value-type="float" office:value="2523471532.01083" calcext:value-type="float">
            <text:p>2523471532.01083</text:p>
          </table:table-cell>
          <table:table-cell office:value-type="float" office:value="3414055566.1138" calcext:value-type="float">
            <text:p>3414055566.1138</text:p>
          </table:table-cell>
          <table:table-cell office:value-type="float" office:value="4234999823.30839" calcext:value-type="float">
            <text:p>4234999823.30839</text:p>
          </table:table-cell>
          <table:table-cell office:value-type="float" office:value="5623216448.86851" calcext:value-type="float">
            <text:p>5623216448.86851</text:p>
          </table:table-cell>
          <table:table-cell office:value-type="float" office:value="4583850367.88972" calcext:value-type="float">
            <text:p>4583850367.88972</text:p>
          </table:table-cell>
          <table:table-cell office:value-type="float" office:value="7189481824.07288" calcext:value-type="float">
            <text:p>7189481824.07288</text:p>
          </table:table-cell>
          <table:table-cell office:value-type="float" office:value="10409797649.3063" calcext:value-type="float">
            <text:p>10409797649.3063</text:p>
          </table:table-cell>
          <table:table-cell office:value-type="float" office:value="12292770631.1967" calcext:value-type="float">
            <text:p>12292770631.1967</text:p>
          </table:table-cell>
          <table:table-cell office:value-type="float" office:value="12582122604.1921" calcext:value-type="float">
            <text:p>12582122604.1921</text:p>
          </table:table-cell>
          <table:table-cell office:value-type="float" office:value="12226514722.0861" calcext:value-type="float">
            <text:p>12226514722.0861</text:p>
          </table:table-cell>
          <table:table-cell office:value-type="float" office:value="11749620619.5962" calcext:value-type="float">
            <text:p>11749620619.5962</text:p>
          </table:table-cell>
          <table:table-cell office:value-type="float" office:value="11186734674.3847" calcext:value-type="float">
            <text:p>11186734674.3847</text:p>
          </table:table-cell>
          <table:table-cell office:value-type="float" office:value="11433635875.9316" calcext:value-type="float">
            <text:p>11433635875.9316</text:p>
          </table:table-cell>
          <table:table-cell office:value-type="float" office:value="13009574620.6012" calcext:value-type="float">
            <text:p>13009574620.6012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string" calcext:value-type="string">
            <text:p>MNP</text:p>
          </table:table-cell>
          <table:table-cell table:number-columns-repeated="42"/>
          <table:table-cell office:value-type="float" office:value="1284000000" calcext:value-type="float">
            <text:p>1284000000</text:p>
          </table:table-cell>
          <table:table-cell office:value-type="float" office:value="1239000000" calcext:value-type="float">
            <text:p>1239000000</text:p>
          </table:table-cell>
          <table:table-cell office:value-type="float" office:value="1210000000" calcext:value-type="float">
            <text:p>1210000000</text:p>
          </table:table-cell>
          <table:table-cell office:value-type="float" office:value="1061000000" calcext:value-type="float">
            <text:p>1061000000</text:p>
          </table:table-cell>
          <table:table-cell office:value-type="float" office:value="990000000" calcext:value-type="float">
            <text:p>990000000</text:p>
          </table:table-cell>
          <table:table-cell office:value-type="float" office:value="938000000" calcext:value-type="float">
            <text:p>938000000</text:p>
          </table:table-cell>
          <table:table-cell office:value-type="float" office:value="939000000" calcext:value-type="float">
            <text:p>939000000</text:p>
          </table:table-cell>
          <table:table-cell office:value-type="float" office:value="795000000" calcext:value-type="float">
            <text:p>795000000</text:p>
          </table:table-cell>
          <table:table-cell office:value-type="float" office:value="799000000" calcext:value-type="float">
            <text:p>799000000</text:p>
          </table:table-cell>
          <table:table-cell office:value-type="float" office:value="733000000" calcext:value-type="float">
            <text:p>733000000</text:p>
          </table:table-cell>
          <table:table-cell office:value-type="float" office:value="751000000" calcext:value-type="float">
            <text:p>751000000</text:p>
          </table:table-cell>
          <table:table-cell office:value-type="float" office:value="782000000" calcext:value-type="float">
            <text:p>782000000</text:p>
          </table:table-cell>
          <table:table-cell office:value-type="float" office:value="845000000" calcext:value-type="float">
            <text:p>845000000</text:p>
          </table:table-cell>
          <table:table-cell office:value-type="float" office:value="931000000" calcext:value-type="float">
            <text:p>931000000</text:p>
          </table:table-cell>
          <table:table-cell office:value-type="float" office:value="1250000000" calcext:value-type="float">
            <text:p>1250000000</text:p>
          </table:table-cell>
          <table:table-cell office:value-type="float" office:value="1593000000" calcext:value-type="float">
            <text:p>1593000000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0"/>
          <table:table-cell office:value-type="float" office:value="3526287037.03704" calcext:value-type="float">
            <text:p>3526287037.03704</text:p>
          </table:table-cell>
          <table:table-cell office:value-type="float" office:value="3537099150.14164" calcext:value-type="float">
            <text:p>3537099150.14164</text:p>
          </table:table-cell>
          <table:table-cell office:value-type="float" office:value="3612171957.67196" calcext:value-type="float">
            <text:p>3612171957.67196</text:p>
          </table:table-cell>
          <table:table-cell office:value-type="float" office:value="3236430348.25871" calcext:value-type="float">
            <text:p>3236430348.25871</text:p>
          </table:table-cell>
          <table:table-cell office:value-type="float" office:value="3376172169.81132" calcext:value-type="float">
            <text:p>3376172169.81132</text:p>
          </table:table-cell>
          <table:table-cell office:value-type="float" office:value="4456240740.74074" calcext:value-type="float">
            <text:p>4456240740.74074</text:p>
          </table:table-cell>
          <table:table-cell office:value-type="float" office:value="5247193069.30693" calcext:value-type="float">
            <text:p>5247193069.30693</text:p>
          </table:table-cell>
          <table:table-cell office:value-type="float" office:value="2354117303.06158" calcext:value-type="float">
            <text:p>2354117303.06158</text:p>
          </table:table-cell>
          <table:table-cell office:value-type="float" office:value="2093571673.65612" calcext:value-type="float">
            <text:p>2093571673.65612</text:p>
          </table:table-cell>
          <table:table-cell office:value-type="float" office:value="2314159887.23319" calcext:value-type="float">
            <text:p>2314159887.23319</text:p>
          </table:table-cell>
          <table:table-cell office:value-type="float" office:value="2512079324.07706" calcext:value-type="float">
            <text:p>2512079324.07706</text:p>
          </table:table-cell>
          <table:table-cell office:value-type="float" office:value="3263761937.95748" calcext:value-type="float">
            <text:p>3263761937.95748</text:p>
          </table:table-cell>
          <table:table-cell office:value-type="float" office:value="2291175764.66004" calcext:value-type="float">
            <text:p>2291175764.66004</text:p>
          </table:table-cell>
          <table:table-cell office:value-type="float" office:value="2394823061.93212" calcext:value-type="float">
            <text:p>2394823061.93212</text:p>
          </table:table-cell>
          <table:table-cell office:value-type="float" office:value="2460670287.73707" calcext:value-type="float">
            <text:p>2460670287.73707</text:p>
          </table:table-cell>
          <table:table-cell office:value-type="float" office:value="2521738759.58885" calcext:value-type="float">
            <text:p>2521738759.58885</text:p>
          </table:table-cell>
          <table:table-cell office:value-type="float" office:value="3523842274.89662" calcext:value-type="float">
            <text:p>3523842274.89662</text:p>
          </table:table-cell>
          <table:table-cell office:value-type="float" office:value="4227273069.05991" calcext:value-type="float">
            <text:p>4227273069.05991</text:p>
          </table:table-cell>
          <table:table-cell office:value-type="float" office:value="4873242526.06404" calcext:value-type="float">
            <text:p>4873242526.06404</text:p>
          </table:table-cell>
          <table:table-cell office:value-type="float" office:value="5302532113.25156" calcext:value-type="float">
            <text:p>5302532113.25156</text:p>
          </table:table-cell>
          <table:table-cell office:value-type="float" office:value="5016469068.50898" calcext:value-type="float">
            <text:p>5016469068.50898</text:p>
          </table:table-cell>
          <table:table-cell office:value-type="float" office:value="4766928746.6914" calcext:value-type="float">
            <text:p>4766928746.6914</text:p>
          </table:table-cell>
          <table:table-cell office:value-type="float" office:value="5031510908.86055" calcext:value-type="float">
            <text:p>5031510908.86055</text:p>
          </table:table-cell>
          <table:table-cell office:value-type="float" office:value="5597367853.40358" calcext:value-type="float">
            <text:p>5597367853.40358</text:p>
          </table:table-cell>
          <table:table-cell office:value-type="float" office:value="6831808930.39816" calcext:value-type="float">
            <text:p>6831808930.39816</text:p>
          </table:table-cell>
          <table:table-cell office:value-type="float" office:value="7723846194.87446" calcext:value-type="float">
            <text:p>7723846194.87446</text:p>
          </table:table-cell>
          <table:table-cell office:value-type="float" office:value="8312078525.08582" calcext:value-type="float">
            <text:p>8312078525.08582</text:p>
          </table:table-cell>
          <table:table-cell office:value-type="float" office:value="9366742309.49331" calcext:value-type="float">
            <text:p>9366742309.49331</text:p>
          </table:table-cell>
          <table:table-cell office:value-type="float" office:value="11494837053.4061" calcext:value-type="float">
            <text:p>11494837053.4061</text:p>
          </table:table-cell>
          <table:table-cell office:value-type="float" office:value="10911698204.4676" calcext:value-type="float">
            <text:p>10911698204.4676</text:p>
          </table:table-cell>
          <table:table-cell office:value-type="float" office:value="10154238250.1818" calcext:value-type="float">
            <text:p>10154238250.1818</text:p>
          </table:table-cell>
          <table:table-cell office:value-type="float" office:value="13131168011.807" calcext:value-type="float">
            <text:p>13131168011.807</text:p>
          </table:table-cell>
          <table:table-cell office:value-type="float" office:value="15265269710.6404" calcext:value-type="float">
            <text:p>15265269710.6404</text:p>
          </table:table-cell>
          <table:table-cell office:value-type="float" office:value="16018848993.9909" calcext:value-type="float">
            <text:p>16018848993.9909</text:p>
          </table:table-cell>
          <table:table-cell office:value-type="float" office:value="16961117243.491" calcext:value-type="float">
            <text:p>16961117243.491</text:p>
          </table:table-cell>
          <table:table-cell office:value-type="float" office:value="14798413628.4625" calcext:value-type="float">
            <text:p>14798413628.4625</text:p>
          </table:table-cell>
          <table:table-cell office:value-type="float" office:value="10896894351.3881" calcext:value-type="float">
            <text:p>10896894351.3881</text:p>
          </table:table-cell>
          <table:table-cell office:value-type="float" office:value="12651912500.4128" calcext:value-type="float">
            <text:p>12651912500.4128</text:p>
          </table:table-cell>
          <table:table-cell office:value-type="float" office:value="14457964380.8548" calcext:value-type="float">
            <text:p>14457964380.854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92609243.6889684" calcext:value-type="float">
            <text:p>92609243.6889684</text:p>
          </table:table-cell>
          <table:table-cell office:value-type="float" office:value="107726205.64352" calcext:value-type="float">
            <text:p>107726205.64352</text:p>
          </table:table-cell>
          <table:table-cell office:value-type="float" office:value="111148610.793216" calcext:value-type="float">
            <text:p>111148610.793216</text:p>
          </table:table-cell>
          <table:table-cell office:value-type="float" office:value="113797382.615723" calcext:value-type="float">
            <text:p>113797382.615723</text:p>
          </table:table-cell>
          <table:table-cell office:value-type="float" office:value="151897202.546491" calcext:value-type="float">
            <text:p>151897202.546491</text:p>
          </table:table-cell>
          <table:table-cell office:value-type="float" office:value="172767212.410801" calcext:value-type="float">
            <text:p>172767212.410801</text:p>
          </table:table-cell>
          <table:table-cell office:value-type="float" office:value="180340652.907946" calcext:value-type="float">
            <text:p>180340652.907946</text:p>
          </table:table-cell>
          <table:table-cell office:value-type="float" office:value="191221776.831632" calcext:value-type="float">
            <text:p>191221776.831632</text:p>
          </table:table-cell>
          <table:table-cell office:value-type="float" office:value="210695182.692288" calcext:value-type="float">
            <text:p>210695182.692288</text:p>
          </table:table-cell>
          <table:table-cell office:value-type="float" office:value="199643447.641197" calcext:value-type="float">
            <text:p>199643447.641197</text:p>
          </table:table-cell>
          <table:table-cell office:value-type="float" office:value="209348256.001325" calcext:value-type="float">
            <text:p>209348256.001325</text:p>
          </table:table-cell>
          <table:table-cell office:value-type="float" office:value="227051055.184993" calcext:value-type="float">
            <text:p>227051055.184993</text:p>
          </table:table-cell>
          <table:table-cell office:value-type="float" office:value="265009396.653643" calcext:value-type="float">
            <text:p>265009396.653643</text:p>
          </table:table-cell>
          <table:table-cell office:value-type="float" office:value="333731886.122433" calcext:value-type="float">
            <text:p>333731886.122433</text:p>
          </table:table-cell>
          <table:table-cell office:value-type="float" office:value="414772366.009093" calcext:value-type="float">
            <text:p>414772366.009093</text:p>
          </table:table-cell>
          <table:table-cell office:value-type="float" office:value="475916497.69628" calcext:value-type="float">
            <text:p>475916497.69628</text:p>
          </table:table-cell>
          <table:table-cell office:value-type="float" office:value="524407949.855849" calcext:value-type="float">
            <text:p>524407949.855849</text:p>
          </table:table-cell>
          <table:table-cell office:value-type="float" office:value="540635401.242895" calcext:value-type="float">
            <text:p>540635401.242895</text:p>
          </table:table-cell>
          <table:table-cell office:value-type="float" office:value="544424587.056593" calcext:value-type="float">
            <text:p>544424587.056593</text:p>
          </table:table-cell>
          <table:table-cell office:value-type="float" office:value="644070390.586697" calcext:value-type="float">
            <text:p>644070390.586697</text:p>
          </table:table-cell>
          <table:table-cell office:value-type="float" office:value="709041462.208777" calcext:value-type="float">
            <text:p>709041462.208777</text:p>
          </table:table-cell>
          <table:table-cell office:value-type="float" office:value="747994670.344005" calcext:value-type="float">
            <text:p>747994670.344005</text:p>
          </table:table-cell>
          <table:table-cell office:value-type="float" office:value="750214401.613315" calcext:value-type="float">
            <text:p>750214401.613315</text:p>
          </table:table-cell>
          <table:table-cell office:value-type="float" office:value="788371840.318764" calcext:value-type="float">
            <text:p>788371840.318764</text:p>
          </table:table-cell>
          <table:table-cell office:value-type="float" office:value="726937308.885277" calcext:value-type="float">
            <text:p>726937308.885277</text:p>
          </table:table-cell>
          <table:table-cell office:value-type="float" office:value="683193876.889148" calcext:value-type="float">
            <text:p>683193876.889148</text:p>
          </table:table-cell>
          <table:table-cell office:value-type="float" office:value="802890746.890756" calcext:value-type="float">
            <text:p>802890746.890756</text:p>
          </table:table-cell>
          <table:table-cell office:value-type="float" office:value="909820596.846435" calcext:value-type="float">
            <text:p>909820596.846435</text:p>
          </table:table-cell>
          <table:table-cell office:value-type="float" office:value="957377548.471449" calcext:value-type="float">
            <text:p>957377548.471449</text:p>
          </table:table-cell>
          <table:table-cell office:value-type="float" office:value="981529430.10921" calcext:value-type="float">
            <text:p>981529430.10921</text:p>
          </table:table-cell>
          <table:table-cell office:value-type="float" office:value="1019600785.27212" calcext:value-type="float">
            <text:p>1019600785.27212</text:p>
          </table:table-cell>
          <table:table-cell office:value-type="float" office:value="1443688869.96039" calcext:value-type="float">
            <text:p>1443688869.96039</text:p>
          </table:table-cell>
          <table:table-cell office:value-type="float" office:value="1464392416.14671" calcext:value-type="float">
            <text:p>1464392416.14671</text:p>
          </table:table-cell>
          <table:table-cell office:value-type="float" office:value="1249944999.42056" calcext:value-type="float">
            <text:p>1249944999.42056</text:p>
          </table:table-cell>
          <table:table-cell office:value-type="float" office:value="1315932644.95246" calcext:value-type="float">
            <text:p>1315932644.95246</text:p>
          </table:table-cell>
          <table:table-cell office:value-type="float" office:value="1415296704.11812" calcext:value-type="float">
            <text:p>1415296704.11812</text:p>
          </table:table-cell>
          <table:table-cell office:value-type="float" office:value="1442598431.0096" calcext:value-type="float">
            <text:p>1442598431.0096</text:p>
          </table:table-cell>
          <table:table-cell office:value-type="float" office:value="1401946853.20672" calcext:value-type="float">
            <text:p>1401946853.20672</text:p>
          </table:table-cell>
          <table:table-cell office:value-type="float" office:value="1375115534.0733" calcext:value-type="float">
            <text:p>1375115534.0733</text:p>
          </table:table-cell>
          <table:table-cell office:value-type="float" office:value="1405662878.85296" calcext:value-type="float">
            <text:p>1405662878.85296</text:p>
          </table:table-cell>
          <table:table-cell office:value-type="float" office:value="1293654175.2102" calcext:value-type="float">
            <text:p>1293654175.2102</text:p>
          </table:table-cell>
          <table:table-cell office:value-type="float" office:value="1295539448.36484" calcext:value-type="float">
            <text:p>1295539448.36484</text:p>
          </table:table-cell>
          <table:table-cell office:value-type="float" office:value="1324426606.62378" calcext:value-type="float">
            <text:p>1324426606.62378</text:p>
          </table:table-cell>
          <table:table-cell office:value-type="float" office:value="1563074859.52173" calcext:value-type="float">
            <text:p>1563074859.52173</text:p>
          </table:table-cell>
          <table:table-cell office:value-type="float" office:value="1833444740.37736" calcext:value-type="float">
            <text:p>1833444740.37736</text:p>
          </table:table-cell>
          <table:table-cell office:value-type="float" office:value="2184445123.17519" calcext:value-type="float">
            <text:p>2184445123.17519</text:p>
          </table:table-cell>
          <table:table-cell office:value-type="float" office:value="3040716679.07669" calcext:value-type="float">
            <text:p>3040716679.07669</text:p>
          </table:table-cell>
          <table:table-cell office:value-type="float" office:value="3356757064.45846" calcext:value-type="float">
            <text:p>3356757064.45846</text:p>
          </table:table-cell>
          <table:table-cell office:value-type="float" office:value="4031048268.43289" calcext:value-type="float">
            <text:p>4031048268.43289</text:p>
          </table:table-cell>
          <table:table-cell office:value-type="float" office:value="3662282133.18962" calcext:value-type="float">
            <text:p>3662282133.18962</text:p>
          </table:table-cell>
          <table:table-cell office:value-type="float" office:value="4337794151.37698" calcext:value-type="float">
            <text:p>4337794151.37698</text:p>
          </table:table-cell>
          <table:table-cell office:value-type="float" office:value="5166346516.40948" calcext:value-type="float">
            <text:p>5166346516.40948</text:p>
          </table:table-cell>
          <table:table-cell office:value-type="float" office:value="5231255478.38986" calcext:value-type="float">
            <text:p>5231255478.38986</text:p>
          </table:table-cell>
          <table:table-cell office:value-type="float" office:value="5639818811.90095" calcext:value-type="float">
            <text:p>5639818811.90095</text:p>
          </table:table-cell>
          <table:table-cell office:value-type="float" office:value="5372783879.75886" calcext:value-type="float">
            <text:p>5372783879.75886</text:p>
          </table:table-cell>
          <table:table-cell office:value-type="float" office:value="4832547925.29075" calcext:value-type="float">
            <text:p>4832547925.29075</text:p>
          </table:table-cell>
          <table:table-cell office:value-type="float" office:value="4727937032.27564" calcext:value-type="float">
            <text:p>4727937032.27564</text:p>
          </table:table-cell>
          <table:table-cell office:value-type="float" office:value="4975432190.51025" calcext:value-type="float">
            <text:p>4975432190.51025</text:p>
          </table:table-cell>
          <table:table-cell office:value-type="float" office:value="5365868725.27374" calcext:value-type="float">
            <text:p>5365868725.27374</text:p>
          </table:table-cell>
        </table:table-row>
        <table:table-row table:style-name="ro1">
          <table:table-cell office:value-type="string" calcext:value-type="string">
            <text:p>Mauricio</text:p>
          </table:table-cell>
          <table:table-cell office:value-type="string" calcext:value-type="string">
            <text:p>MUS</text:p>
          </table:table-cell>
          <table:table-cell table:number-columns-repeated="16"/>
          <table:table-cell office:value-type="float" office:value="704033525.405972" calcext:value-type="float">
            <text:p>704033525.405972</text:p>
          </table:table-cell>
          <table:table-cell office:value-type="float" office:value="823634464.910024" calcext:value-type="float">
            <text:p>823634464.910024</text:p>
          </table:table-cell>
          <table:table-cell office:value-type="float" office:value="1015365145.29554" calcext:value-type="float">
            <text:p>1015365145.29554</text:p>
          </table:table-cell>
          <table:table-cell office:value-type="float" office:value="1211141231.11555" calcext:value-type="float">
            <text:p>1211141231.11555</text:p>
          </table:table-cell>
          <table:table-cell office:value-type="float" office:value="1131788191.50736" calcext:value-type="float">
            <text:p>1131788191.50736</text:p>
          </table:table-cell>
          <table:table-cell office:value-type="float" office:value="1142393554.52358" calcext:value-type="float">
            <text:p>1142393554.52358</text:p>
          </table:table-cell>
          <table:table-cell office:value-type="float" office:value="1078408829.616" calcext:value-type="float">
            <text:p>1078408829.616</text:p>
          </table:table-cell>
          <table:table-cell office:value-type="float" office:value="1090276947.25872" calcext:value-type="float">
            <text:p>1090276947.25872</text:p>
          </table:table-cell>
          <table:table-cell office:value-type="float" office:value="1040557089.33864" calcext:value-type="float">
            <text:p>1040557089.33864</text:p>
          </table:table-cell>
          <table:table-cell office:value-type="float" office:value="1076121094.38239" calcext:value-type="float">
            <text:p>1076121094.38239</text:p>
          </table:table-cell>
          <table:table-cell office:value-type="float" office:value="1462900255.4506" calcext:value-type="float">
            <text:p>1462900255.4506</text:p>
          </table:table-cell>
          <table:table-cell office:value-type="float" office:value="1880852914.22714" calcext:value-type="float">
            <text:p>1880852914.22714</text:p>
          </table:table-cell>
          <table:table-cell office:value-type="float" office:value="2134517067.65295" calcext:value-type="float">
            <text:p>2134517067.65295</text:p>
          </table:table-cell>
          <table:table-cell office:value-type="float" office:value="2181930254.82301" calcext:value-type="float">
            <text:p>2181930254.82301</text:p>
          </table:table-cell>
          <table:table-cell office:value-type="float" office:value="2653480001.34558" calcext:value-type="float">
            <text:p>2653480001.34558</text:p>
          </table:table-cell>
          <table:table-cell office:value-type="float" office:value="2856890680.60285" calcext:value-type="float">
            <text:p>2856890680.60285</text:p>
          </table:table-cell>
          <table:table-cell office:value-type="float" office:value="3224267547.80508" calcext:value-type="float">
            <text:p>3224267547.80508</text:p>
          </table:table-cell>
          <table:table-cell office:value-type="float" office:value="3263368410.01813" calcext:value-type="float">
            <text:p>3263368410.01813</text:p>
          </table:table-cell>
          <table:table-cell office:value-type="float" office:value="3558137040.37772" calcext:value-type="float">
            <text:p>3558137040.37772</text:p>
          </table:table-cell>
          <table:table-cell office:value-type="float" office:value="4040345933.29231" calcext:value-type="float">
            <text:p>4040345933.29231</text:p>
          </table:table-cell>
          <table:table-cell office:value-type="float" office:value="4421943910.49749" calcext:value-type="float">
            <text:p>4421943910.49749</text:p>
          </table:table-cell>
          <table:table-cell office:value-type="float" office:value="4187367601.73431" calcext:value-type="float">
            <text:p>4187367601.73431</text:p>
          </table:table-cell>
          <table:table-cell office:value-type="float" office:value="4169664285.38681" calcext:value-type="float">
            <text:p>4169664285.38681</text:p>
          </table:table-cell>
          <table:table-cell office:value-type="float" office:value="4343710332.8144" calcext:value-type="float">
            <text:p>4343710332.8144</text:p>
          </table:table-cell>
          <table:table-cell office:value-type="float" office:value="4663313618.18946" calcext:value-type="float">
            <text:p>4663313618.18946</text:p>
          </table:table-cell>
          <table:table-cell office:value-type="float" office:value="4613630624.20504" calcext:value-type="float">
            <text:p>4613630624.20504</text:p>
          </table:table-cell>
          <table:table-cell office:value-type="float" office:value="4841310238.77849" calcext:value-type="float">
            <text:p>4841310238.77849</text:p>
          </table:table-cell>
          <table:table-cell office:value-type="float" office:value="5816553825.08191" calcext:value-type="float">
            <text:p>5816553825.08191</text:p>
          </table:table-cell>
          <table:table-cell office:value-type="float" office:value="6578844486.90016" calcext:value-type="float">
            <text:p>6578844486.90016</text:p>
          </table:table-cell>
          <table:table-cell office:value-type="float" office:value="6488750453.74791" calcext:value-type="float">
            <text:p>6488750453.74791</text:p>
          </table:table-cell>
          <table:table-cell office:value-type="float" office:value="7028803365.70151" calcext:value-type="float">
            <text:p>7028803365.70151</text:p>
          </table:table-cell>
          <table:table-cell office:value-type="float" office:value="8150138757.15741" calcext:value-type="float">
            <text:p>8150138757.15741</text:p>
          </table:table-cell>
          <table:table-cell office:value-type="float" office:value="9990370016.30771" calcext:value-type="float">
            <text:p>9990370016.30771</text:p>
          </table:table-cell>
          <table:table-cell office:value-type="float" office:value="9128843109.15588" calcext:value-type="float">
            <text:p>9128843109.15588</text:p>
          </table:table-cell>
          <table:table-cell office:value-type="float" office:value="10003670690.3497" calcext:value-type="float">
            <text:p>10003670690.3497</text:p>
          </table:table-cell>
          <table:table-cell office:value-type="float" office:value="11518393367.2403" calcext:value-type="float">
            <text:p>11518393367.2403</text:p>
          </table:table-cell>
          <table:table-cell office:value-type="float" office:value="11668685524.1265" calcext:value-type="float">
            <text:p>11668685524.1265</text:p>
          </table:table-cell>
          <table:table-cell office:value-type="float" office:value="12129642296.4425" calcext:value-type="float">
            <text:p>12129642296.4425</text:p>
          </table:table-cell>
          <table:table-cell office:value-type="float" office:value="12803445933.5894" calcext:value-type="float">
            <text:p>12803445933.5894</text:p>
          </table:table-cell>
          <table:table-cell office:value-type="float" office:value="11692287066.381" calcext:value-type="float">
            <text:p>11692287066.381</text:p>
          </table:table-cell>
          <table:table-cell office:value-type="float" office:value="12232463655.5727" calcext:value-type="float">
            <text:p>12232463655.5727</text:p>
          </table:table-cell>
          <table:table-cell office:value-type="float" office:value="13259351418.4459" calcext:value-type="float">
            <text:p>13259351418.4459</text:p>
          </table:table-cell>
          <table:table-cell office:value-type="float" office:value="14220348672.7333" calcext:value-type="float">
            <text:p>14220348672.733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162956740.865183" calcext:value-type="float">
            <text:p>162956740.865183</text:p>
          </table:table-cell>
          <table:table-cell office:value-type="float" office:value="174576508.469831" calcext:value-type="float">
            <text:p>174576508.469831</text:p>
          </table:table-cell>
          <table:table-cell office:value-type="float" office:value="183116337.673247" calcext:value-type="float">
            <text:p>183116337.673247</text:p>
          </table:table-cell>
          <table:table-cell office:value-type="float" office:value="190816183.676326" calcext:value-type="float">
            <text:p>190816183.676326</text:p>
          </table:table-cell>
          <table:table-cell office:value-type="float" office:value="194736105.277894" calcext:value-type="float">
            <text:p>194736105.277894</text:p>
          </table:table-cell>
          <table:table-cell office:value-type="float" office:value="229455410.891782" calcext:value-type="float">
            <text:p>229455410.891782</text:p>
          </table:table-cell>
          <table:table-cell office:value-type="float" office:value="260394792.104158" calcext:value-type="float">
            <text:p>260394792.104158</text:p>
          </table:table-cell>
          <table:table-cell office:value-type="float" office:value="269814968.240817" calcext:value-type="float">
            <text:p>269814968.240817</text:p>
          </table:table-cell>
          <table:table-cell office:value-type="float" office:value="245169806.792272" calcext:value-type="float">
            <text:p>245169806.792272</text:p>
          </table:table-cell>
          <table:table-cell office:value-type="float" office:value="265810632.425297" calcext:value-type="float">
            <text:p>265810632.425297</text:p>
          </table:table-cell>
          <table:table-cell office:value-type="float" office:value="290531621.264851" calcext:value-type="float">
            <text:p>290531621.264851</text:p>
          </table:table-cell>
          <table:table-cell office:value-type="float" office:value="365386929.835119" calcext:value-type="float">
            <text:p>365386929.835119</text:p>
          </table:table-cell>
          <table:table-cell office:value-type="float" office:value="406062874.251497" calcext:value-type="float">
            <text:p>406062874.251497</text:p>
          </table:table-cell>
          <table:table-cell office:value-type="float" office:value="444281703.893568" calcext:value-type="float">
            <text:p>444281703.893568</text:p>
          </table:table-cell>
          <table:table-cell office:value-type="float" office:value="548621017.593913" calcext:value-type="float">
            <text:p>548621017.593913</text:p>
          </table:table-cell>
          <table:table-cell office:value-type="float" office:value="613220652.928919" calcext:value-type="float">
            <text:p>613220652.928919</text:p>
          </table:table-cell>
          <table:table-cell office:value-type="float" office:value="670317634.173056" calcext:value-type="float">
            <text:p>670317634.173056</text:p>
          </table:table-cell>
          <table:table-cell office:value-type="float" office:value="806290840.624654" calcext:value-type="float">
            <text:p>806290840.624654</text:p>
          </table:table-cell>
          <table:table-cell office:value-type="float" office:value="949034016.830627" calcext:value-type="float">
            <text:p>949034016.830627</text:p>
          </table:table-cell>
          <table:table-cell office:value-type="float" office:value="1058269065.98115" calcext:value-type="float">
            <text:p>1058269065.98115</text:p>
          </table:table-cell>
          <table:table-cell office:value-type="float" office:value="1237655461.1501" calcext:value-type="float">
            <text:p>1237655461.1501</text:p>
          </table:table-cell>
          <table:table-cell office:value-type="float" office:value="1237685691.94683" calcext:value-type="float">
            <text:p>1237685691.94683</text:p>
          </table:table-cell>
          <table:table-cell office:value-type="float" office:value="1180104216.01137" calcext:value-type="float">
            <text:p>1180104216.01137</text:p>
          </table:table-cell>
          <table:table-cell office:value-type="float" office:value="1223186840.31324" calcext:value-type="float">
            <text:p>1223186840.31324</text:p>
          </table:table-cell>
          <table:table-cell office:value-type="float" office:value="1208008985.42522" calcext:value-type="float">
            <text:p>1208008985.42522</text:p>
          </table:table-cell>
          <table:table-cell office:value-type="float" office:value="1131347798.26653" calcext:value-type="float">
            <text:p>1131347798.26653</text:p>
          </table:table-cell>
          <table:table-cell office:value-type="float" office:value="1183654827.79002" calcext:value-type="float">
            <text:p>1183654827.79002</text:p>
          </table:table-cell>
          <table:table-cell office:value-type="float" office:value="1183094127.76746" calcext:value-type="float">
            <text:p>1183094127.76746</text:p>
          </table:table-cell>
          <table:table-cell office:value-type="float" office:value="1379924257.21313" calcext:value-type="float">
            <text:p>1379924257.21313</text:p>
          </table:table-cell>
          <table:table-cell office:value-type="float" office:value="1590215582.53307" calcext:value-type="float">
            <text:p>1590215582.53307</text:p>
          </table:table-cell>
          <table:table-cell office:value-type="float" office:value="1880771556.30474" calcext:value-type="float">
            <text:p>1880771556.30474</text:p>
          </table:table-cell>
          <table:table-cell office:value-type="float" office:value="2203545856.66893" calcext:value-type="float">
            <text:p>2203545856.66893</text:p>
          </table:table-cell>
          <table:table-cell office:value-type="float" office:value="1799517081.56412" calcext:value-type="float">
            <text:p>1799517081.56412</text:p>
          </table:table-cell>
          <table:table-cell office:value-type="float" office:value="2070636935.58644" calcext:value-type="float">
            <text:p>2070636935.58644</text:p>
          </table:table-cell>
          <table:table-cell office:value-type="float" office:value="1181802596.03498" calcext:value-type="float">
            <text:p>1181802596.03498</text:p>
          </table:table-cell>
          <table:table-cell office:value-type="float" office:value="1397457932.30697" calcext:value-type="float">
            <text:p>1397457932.30697</text:p>
          </table:table-cell>
          <table:table-cell office:value-type="float" office:value="2281034131.36493" calcext:value-type="float">
            <text:p>2281034131.36493</text:p>
          </table:table-cell>
          <table:table-cell office:value-type="float" office:value="2663234933.89767" calcext:value-type="float">
            <text:p>2663234933.89767</text:p>
          </table:table-cell>
          <table:table-cell office:value-type="float" office:value="1750584265.28754" calcext:value-type="float">
            <text:p>1750584265.28754</text:p>
          </table:table-cell>
          <table:table-cell office:value-type="float" office:value="1775921718.10534" calcext:value-type="float">
            <text:p>1775921718.10534</text:p>
          </table:table-cell>
          <table:table-cell office:value-type="float" office:value="1743506531.32652" calcext:value-type="float">
            <text:p>1743506531.32652</text:p>
          </table:table-cell>
          <table:table-cell office:value-type="float" office:value="1716502862.2954" calcext:value-type="float">
            <text:p>1716502862.2954</text:p>
          </table:table-cell>
          <table:table-cell office:value-type="float" office:value="3495748397.63025" calcext:value-type="float">
            <text:p>3495748397.63025</text:p>
          </table:table-cell>
          <table:table-cell office:value-type="float" office:value="3208837077.25069" calcext:value-type="float">
            <text:p>3208837077.25069</text:p>
          </table:table-cell>
          <table:table-cell office:value-type="float" office:value="3476094498.87517" calcext:value-type="float">
            <text:p>3476094498.87517</text:p>
          </table:table-cell>
          <table:table-cell office:value-type="float" office:value="3655909664.1423" calcext:value-type="float">
            <text:p>3655909664.1423</text:p>
          </table:table-cell>
          <table:table-cell office:value-type="float" office:value="3998020176.67364" calcext:value-type="float">
            <text:p>3998020176.67364</text:p>
          </table:table-cell>
          <table:table-cell office:value-type="float" office:value="4432937045.79897" calcext:value-type="float">
            <text:p>4432937045.79897</text:p>
          </table:table-cell>
          <table:table-cell office:value-type="float" office:value="5321012192.33619" calcext:value-type="float">
            <text:p>5321012192.33619</text:p>
          </table:table-cell>
          <table:table-cell office:value-type="float" office:value="6191127665.1963" calcext:value-type="float">
            <text:p>6191127665.1963</text:p>
          </table:table-cell>
          <table:table-cell office:value-type="float" office:value="6959655570.89098" calcext:value-type="float">
            <text:p>6959655570.89098</text:p>
          </table:table-cell>
          <table:table-cell office:value-type="float" office:value="8004000737.30717" calcext:value-type="float">
            <text:p>8004000737.30717</text:p>
          </table:table-cell>
          <table:table-cell office:value-type="float" office:value="6028487928.83351" calcext:value-type="float">
            <text:p>6028487928.83351</text:p>
          </table:table-cell>
          <table:table-cell office:value-type="float" office:value="5518880768.57955" calcext:value-type="float">
            <text:p>5518880768.57955</text:p>
          </table:table-cell>
          <table:table-cell office:value-type="float" office:value="6047813437.31804" calcext:value-type="float">
            <text:p>6047813437.31804</text:p>
          </table:table-cell>
          <table:table-cell office:value-type="float" office:value="6373212640.84604" calcext:value-type="float">
            <text:p>6373212640.84604</text:p>
          </table:table-cell>
          <table:table-cell office:value-type="float" office:value="5433040159.88747" calcext:value-type="float">
            <text:p>5433040159.88747</text:p>
          </table:table-cell>
          <table:table-cell office:value-type="float" office:value="6303292264.18905" calcext:value-type="float">
            <text:p>6303292264.18905</text:p>
          </table:table-cell>
          <table:table-cell office:value-type="float" office:value="7064971176.34408" calcext:value-type="float">
            <text:p>7064971176.34408</text:p>
          </table:table-cell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MYS</text:p>
          </table:table-cell>
          <table:table-cell office:value-type="float" office:value="1916241996.60264" calcext:value-type="float">
            <text:p>1916241996.60264</text:p>
          </table:table-cell>
          <table:table-cell office:value-type="float" office:value="1901868548.28172" calcext:value-type="float">
            <text:p>1901868548.28172</text:p>
          </table:table-cell>
          <table:table-cell office:value-type="float" office:value="2001502678.6881" calcext:value-type="float">
            <text:p>2001502678.6881</text:p>
          </table:table-cell>
          <table:table-cell office:value-type="float" office:value="2510126747.68065" calcext:value-type="float">
            <text:p>2510126747.68065</text:p>
          </table:table-cell>
          <table:table-cell office:value-type="float" office:value="2674441395.53116" calcext:value-type="float">
            <text:p>2674441395.53116</text:p>
          </table:table-cell>
          <table:table-cell office:value-type="float" office:value="2956356984.18921" calcext:value-type="float">
            <text:p>2956356984.18921</text:p>
          </table:table-cell>
          <table:table-cell office:value-type="float" office:value="3143538481.64119" calcext:value-type="float">
            <text:p>3143538481.64119</text:p>
          </table:table-cell>
          <table:table-cell office:value-type="float" office:value="3188945511.56409" calcext:value-type="float">
            <text:p>3188945511.56409</text:p>
          </table:table-cell>
          <table:table-cell office:value-type="float" office:value="3330393309.81315" calcext:value-type="float">
            <text:p>3330393309.81315</text:p>
          </table:table-cell>
          <table:table-cell office:value-type="float" office:value="3664575983.27453" calcext:value-type="float">
            <text:p>3664575983.27453</text:p>
          </table:table-cell>
          <table:table-cell office:value-type="float" office:value="3864170913.36731" calcext:value-type="float">
            <text:p>3864170913.36731</text:p>
          </table:table-cell>
          <table:table-cell office:value-type="float" office:value="4244340333.51899" calcext:value-type="float">
            <text:p>4244340333.51899</text:p>
          </table:table-cell>
          <table:table-cell office:value-type="float" office:value="5043268548.73032" calcext:value-type="float">
            <text:p>5043268548.73032</text:p>
          </table:table-cell>
          <table:table-cell office:value-type="float" office:value="7662996766.66803" calcext:value-type="float">
            <text:p>7662996766.66803</text:p>
          </table:table-cell>
          <table:table-cell office:value-type="float" office:value="9496074114.07918" calcext:value-type="float">
            <text:p>9496074114.07918</text:p>
          </table:table-cell>
          <table:table-cell office:value-type="float" office:value="9298800799.46702" calcext:value-type="float">
            <text:p>9298800799.46702</text:p>
          </table:table-cell>
          <table:table-cell office:value-type="float" office:value="11050125904.9418" calcext:value-type="float">
            <text:p>11050125904.9418</text:p>
          </table:table-cell>
          <table:table-cell office:value-type="float" office:value="13139397879.1695" calcext:value-type="float">
            <text:p>13139397879.1695</text:p>
          </table:table-cell>
          <table:table-cell office:value-type="float" office:value="16358376511.2263" calcext:value-type="float">
            <text:p>16358376511.2263</text:p>
          </table:table-cell>
          <table:table-cell office:value-type="float" office:value="21213672089.1976" calcext:value-type="float">
            <text:p>21213672089.1976</text:p>
          </table:table-cell>
          <table:table-cell office:value-type="float" office:value="24488033442.0506" calcext:value-type="float">
            <text:p>24488033442.0506</text:p>
          </table:table-cell>
          <table:table-cell office:value-type="float" office:value="25004557093.8761" calcext:value-type="float">
            <text:p>25004557093.8761</text:p>
          </table:table-cell>
          <table:table-cell office:value-type="float" office:value="26804401815.5348" calcext:value-type="float">
            <text:p>26804401815.5348</text:p>
          </table:table-cell>
          <table:table-cell office:value-type="float" office:value="30346788437.5135" calcext:value-type="float">
            <text:p>30346788437.5135</text:p>
          </table:table-cell>
          <table:table-cell office:value-type="float" office:value="33943505717.6993" calcext:value-type="float">
            <text:p>33943505717.6993</text:p>
          </table:table-cell>
          <table:table-cell office:value-type="float" office:value="31200161095.4491" calcext:value-type="float">
            <text:p>31200161095.4491</text:p>
          </table:table-cell>
          <table:table-cell office:value-type="float" office:value="27734562640.4277" calcext:value-type="float">
            <text:p>27734562640.4277</text:p>
          </table:table-cell>
          <table:table-cell office:value-type="float" office:value="32181695507.2234" calcext:value-type="float">
            <text:p>32181695507.2234</text:p>
          </table:table-cell>
          <table:table-cell office:value-type="float" office:value="35271880250.4964" calcext:value-type="float">
            <text:p>35271880250.4964</text:p>
          </table:table-cell>
          <table:table-cell office:value-type="float" office:value="38848567631.4235" calcext:value-type="float">
            <text:p>38848567631.4235</text:p>
          </table:table-cell>
          <table:table-cell office:value-type="float" office:value="44024178343.0071" calcext:value-type="float">
            <text:p>44024178343.0071</text:p>
          </table:table-cell>
          <table:table-cell office:value-type="float" office:value="49142784405.0044" calcext:value-type="float">
            <text:p>49142784405.0044</text:p>
          </table:table-cell>
          <table:table-cell office:value-type="float" office:value="59167157497.9385" calcext:value-type="float">
            <text:p>59167157497.9385</text:p>
          </table:table-cell>
          <table:table-cell office:value-type="float" office:value="66894448545.1226" calcext:value-type="float">
            <text:p>66894448545.1226</text:p>
          </table:table-cell>
          <table:table-cell office:value-type="float" office:value="74477975918.3051" calcext:value-type="float">
            <text:p>74477975918.3051</text:p>
          </table:table-cell>
          <table:table-cell office:value-type="float" office:value="88704944178.6284" calcext:value-type="float">
            <text:p>88704944178.6284</text:p>
          </table:table-cell>
          <table:table-cell office:value-type="float" office:value="100854996422.609" calcext:value-type="float">
            <text:p>100854996422.609</text:p>
          </table:table-cell>
          <table:table-cell office:value-type="float" office:value="100005323301.867" calcext:value-type="float">
            <text:p>100005323301.867</text:p>
          </table:table-cell>
          <table:table-cell office:value-type="float" office:value="72167753770.8928" calcext:value-type="float">
            <text:p>72167753770.8928</text:p>
          </table:table-cell>
          <table:table-cell office:value-type="float" office:value="79148947368.4211" calcext:value-type="float">
            <text:p>79148947368.4211</text:p>
          </table:table-cell>
          <table:table-cell office:value-type="float" office:value="93789736842.1053" calcext:value-type="float">
            <text:p>93789736842.1053</text:p>
          </table:table-cell>
          <table:table-cell office:value-type="float" office:value="92783947368.4211" calcext:value-type="float">
            <text:p>92783947368.4211</text:p>
          </table:table-cell>
          <table:table-cell office:value-type="float" office:value="100845263157.895" calcext:value-type="float">
            <text:p>100845263157.895</text:p>
          </table:table-cell>
          <table:table-cell office:value-type="float" office:value="110202368421.053" calcext:value-type="float">
            <text:p>110202368421.053</text:p>
          </table:table-cell>
          <table:table-cell office:value-type="float" office:value="124749736842.105" calcext:value-type="float">
            <text:p>124749736842.105</text:p>
          </table:table-cell>
          <table:table-cell office:value-type="float" office:value="143534102611.497" calcext:value-type="float">
            <text:p>143534102611.497</text:p>
          </table:table-cell>
          <table:table-cell office:value-type="float" office:value="162690965596.205" calcext:value-type="float">
            <text:p>162690965596.205</text:p>
          </table:table-cell>
          <table:table-cell office:value-type="float" office:value="193547824063.3" calcext:value-type="float">
            <text:p>193547824063.3</text:p>
          </table:table-cell>
          <table:table-cell office:value-type="float" office:value="230813597937.526" calcext:value-type="float">
            <text:p>230813597937.526</text:p>
          </table:table-cell>
          <table:table-cell office:value-type="float" office:value="202257586267.556" calcext:value-type="float">
            <text:p>202257586267.556</text:p>
          </table:table-cell>
          <table:table-cell office:value-type="float" office:value="255016609232.871" calcext:value-type="float">
            <text:p>255016609232.871</text:p>
          </table:table-cell>
          <table:table-cell office:value-type="float" office:value="297951960784.314" calcext:value-type="float">
            <text:p>297951960784.314</text:p>
          </table:table-cell>
          <table:table-cell office:value-type="float" office:value="314443149443.149" calcext:value-type="float">
            <text:p>314443149443.149</text:p>
          </table:table-cell>
          <table:table-cell office:value-type="float" office:value="323277158906.979" calcext:value-type="float">
            <text:p>323277158906.979</text:p>
          </table:table-cell>
          <table:table-cell office:value-type="float" office:value="338061963396.376" calcext:value-type="float">
            <text:p>338061963396.376</text:p>
          </table:table-cell>
          <table:table-cell office:value-type="float" office:value="296636282166.176" calcext:value-type="float">
            <text:p>296636282166.176</text:p>
          </table:table-cell>
          <table:table-cell office:value-type="float" office:value="296753497922.573" calcext:value-type="float">
            <text:p>296753497922.573</text:p>
          </table:table-cell>
          <table:table-cell office:value-type="float" office:value="314707268049.991" calcext:value-type="float">
            <text:p>314707268049.991</text:p>
          </table:table-cell>
          <table:table-cell office:value-type="float" office:value="354348422831.193" calcext:value-type="float">
            <text:p>354348422831.19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table:number-columns-repeated="20"/>
          <table:table-cell office:value-type="float" office:value="2422096074.58458" calcext:value-type="float">
            <text:p>2422096074.58458</text:p>
          </table:table-cell>
          <table:table-cell office:value-type="float" office:value="2246757386.46297" calcext:value-type="float">
            <text:p>2246757386.46297</text:p>
          </table:table-cell>
          <table:table-cell office:value-type="float" office:value="2116069373.76879" calcext:value-type="float">
            <text:p>2116069373.76879</text:p>
          </table:table-cell>
          <table:table-cell office:value-type="float" office:value="2293990996.47113" calcext:value-type="float">
            <text:p>2293990996.47113</text:p>
          </table:table-cell>
          <table:table-cell office:value-type="float" office:value="1947967886.46389" calcext:value-type="float">
            <text:p>1947967886.46389</text:p>
          </table:table-cell>
          <table:table-cell office:value-type="float" office:value="1605911706.00638" calcext:value-type="float">
            <text:p>1605911706.00638</text:p>
          </table:table-cell>
          <table:table-cell office:value-type="float" office:value="1806223061.29464" calcext:value-type="float">
            <text:p>1806223061.29464</text:p>
          </table:table-cell>
          <table:table-cell office:value-type="float" office:value="2296378834.86149" calcext:value-type="float">
            <text:p>2296378834.86149</text:p>
          </table:table-cell>
          <table:table-cell office:value-type="float" office:value="2491412335.78392" calcext:value-type="float">
            <text:p>2491412335.78392</text:p>
          </table:table-cell>
          <table:table-cell office:value-type="float" office:value="2531519951.42295" calcext:value-type="float">
            <text:p>2531519951.42295</text:p>
          </table:table-cell>
          <table:table-cell office:value-type="float" office:value="2785764518.01845" calcext:value-type="float">
            <text:p>2785764518.01845</text:p>
          </table:table-cell>
          <table:table-cell office:value-type="float" office:value="2992650454.49607" calcext:value-type="float">
            <text:p>2992650454.49607</text:p>
          </table:table-cell>
          <table:table-cell office:value-type="float" office:value="3424733520.33661" calcext:value-type="float">
            <text:p>3424733520.33661</text:p>
          </table:table-cell>
          <table:table-cell office:value-type="float" office:value="3218475900.48046" calcext:value-type="float">
            <text:p>3218475900.48046</text:p>
          </table:table-cell>
          <table:table-cell office:value-type="float" office:value="3636645995.26867" calcext:value-type="float">
            <text:p>3636645995.26867</text:p>
          </table:table-cell>
          <table:table-cell office:value-type="float" office:value="3942478205.72909" calcext:value-type="float">
            <text:p>3942478205.72909</text:p>
          </table:table-cell>
          <table:table-cell office:value-type="float" office:value="3945340776.40546" calcext:value-type="float">
            <text:p>3945340776.40546</text:p>
          </table:table-cell>
          <table:table-cell office:value-type="float" office:value="4102648719.61806" calcext:value-type="float">
            <text:p>4102648719.61806</text:p>
          </table:table-cell>
          <table:table-cell office:value-type="float" office:value="3826527630.55551" calcext:value-type="float">
            <text:p>3826527630.55551</text:p>
          </table:table-cell>
          <table:table-cell office:value-type="float" office:value="3818954447.99083" calcext:value-type="float">
            <text:p>3818954447.99083</text:p>
          </table:table-cell>
          <table:table-cell office:value-type="float" office:value="3833993702.98856" calcext:value-type="float">
            <text:p>3833993702.98856</text:p>
          </table:table-cell>
          <table:table-cell office:value-type="float" office:value="3476452446.22032" calcext:value-type="float">
            <text:p>3476452446.22032</text:p>
          </table:table-cell>
          <table:table-cell office:value-type="float" office:value="3275669889.09655" calcext:value-type="float">
            <text:p>3275669889.09655</text:p>
          </table:table-cell>
          <table:table-cell office:value-type="float" office:value="4811994024.87871" calcext:value-type="float">
            <text:p>4811994024.87871</text:p>
          </table:table-cell>
          <table:table-cell office:value-type="float" office:value="6480441754.26103" calcext:value-type="float">
            <text:p>6480441754.26103</text:p>
          </table:table-cell>
          <table:table-cell office:value-type="float" office:value="7121391945.65439" calcext:value-type="float">
            <text:p>7121391945.65439</text:p>
          </table:table-cell>
          <table:table-cell office:value-type="float" office:value="7835043624.01241" calcext:value-type="float">
            <text:p>7835043624.01241</text:p>
          </table:table-cell>
          <table:table-cell office:value-type="float" office:value="8740865600.24981" calcext:value-type="float">
            <text:p>8740865600.24981</text:p>
          </table:table-cell>
          <table:table-cell office:value-type="float" office:value="8486721916.9128" calcext:value-type="float">
            <text:p>8486721916.9128</text:p>
          </table:table-cell>
          <table:table-cell office:value-type="float" office:value="8876191120.76189" calcext:value-type="float">
            <text:p>8876191120.76189</text:p>
          </table:table-cell>
          <table:table-cell office:value-type="float" office:value="11282192605.0374" calcext:value-type="float">
            <text:p>11282192605.0374</text:p>
          </table:table-cell>
          <table:table-cell office:value-type="float" office:value="12409629835.6998" calcext:value-type="float">
            <text:p>12409629835.6998</text:p>
          </table:table-cell>
          <table:table-cell office:value-type="float" office:value="13016272898.9038" calcext:value-type="float">
            <text:p>13016272898.9038</text:p>
          </table:table-cell>
          <table:table-cell office:value-type="float" office:value="12717790504.5002" calcext:value-type="float">
            <text:p>12717790504.5002</text:p>
          </table:table-cell>
          <table:table-cell office:value-type="float" office:value="12786078008.2376" calcext:value-type="float">
            <text:p>12786078008.2376</text:p>
          </table:table-cell>
          <table:table-cell office:value-type="float" office:value="11650656642.2655" calcext:value-type="float">
            <text:p>11650656642.2655</text:p>
          </table:table-cell>
          <table:table-cell office:value-type="float" office:value="11286139080.0065" calcext:value-type="float">
            <text:p>11286139080.0065</text:p>
          </table:table-cell>
          <table:table-cell office:value-type="float" office:value="13566192142.5835" calcext:value-type="float">
            <text:p>13566192142.5835</text:p>
          </table:table-cell>
          <table:table-cell office:value-type="float" office:value="14521711630.1744" calcext:value-type="float">
            <text:p>14521711630.1744</text:p>
          </table:table-cell>
        </table:table-row>
        <table:table-row table:style-name="ro1">
          <table:table-cell office:value-type="string" calcext:value-type="string">
            <text:p>Nueva Caledonia</text:p>
          </table:table-cell>
          <table:table-cell office:value-type="string" calcext:value-type="string">
            <text:p>NCL</text:p>
          </table:table-cell>
          <table:table-cell table:number-columns-repeated="5"/>
          <table:table-cell office:value-type="float" office:value="159594493.548808" calcext:value-type="float">
            <text:p>159594493.548808</text:p>
          </table:table-cell>
          <table:table-cell office:value-type="float" office:value="164206537.561675" calcext:value-type="float">
            <text:p>164206537.561675</text:p>
          </table:table-cell>
          <table:table-cell office:value-type="float" office:value="180036768.87301" calcext:value-type="float">
            <text:p>180036768.87301</text:p>
          </table:table-cell>
          <table:table-cell office:value-type="float" office:value="215507164.034258" calcext:value-type="float">
            <text:p>215507164.034258</text:p>
          </table:table-cell>
          <table:table-cell office:value-type="float" office:value="263108834.536684" calcext:value-type="float">
            <text:p>263108834.536684</text:p>
          </table:table-cell>
          <table:table-cell office:value-type="float" office:value="358815681.903215" calcext:value-type="float">
            <text:p>358815681.903215</text:p>
          </table:table-cell>
          <table:table-cell office:value-type="float" office:value="413634335.270097" calcext:value-type="float">
            <text:p>413634335.270097</text:p>
          </table:table-cell>
          <table:table-cell office:value-type="float" office:value="505892512.861927" calcext:value-type="float">
            <text:p>505892512.861927</text:p>
          </table:table-cell>
          <table:table-cell office:value-type="float" office:value="542294864.81243" calcext:value-type="float">
            <text:p>542294864.81243</text:p>
          </table:table-cell>
          <table:table-cell office:value-type="float" office:value="637400199.110489" calcext:value-type="float">
            <text:p>637400199.110489</text:p>
          </table:table-cell>
          <table:table-cell office:value-type="float" office:value="816647865.83143" calcext:value-type="float">
            <text:p>816647865.83143</text:p>
          </table:table-cell>
          <table:table-cell office:value-type="float" office:value="798310509.647434" calcext:value-type="float">
            <text:p>798310509.647434</text:p>
          </table:table-cell>
          <table:table-cell office:value-type="float" office:value="837616756.533737" calcext:value-type="float">
            <text:p>837616756.533737</text:p>
          </table:table-cell>
          <table:table-cell office:value-type="float" office:value="846007597.720396" calcext:value-type="float">
            <text:p>846007597.720396</text:p>
          </table:table-cell>
          <table:table-cell office:value-type="float" office:value="1047225130.24333" calcext:value-type="float">
            <text:p>1047225130.24333</text:p>
          </table:table-cell>
          <table:table-cell office:value-type="float" office:value="1182457142.60648" calcext:value-type="float">
            <text:p>1182457142.60648</text:p>
          </table:table-cell>
          <table:table-cell office:value-type="float" office:value="972563810.230325" calcext:value-type="float">
            <text:p>972563810.230325</text:p>
          </table:table-cell>
          <table:table-cell office:value-type="float" office:value="904619629.797268" calcext:value-type="float">
            <text:p>904619629.797268</text:p>
          </table:table-cell>
          <table:table-cell office:value-type="float" office:value="823832940.450511" calcext:value-type="float">
            <text:p>823832940.450511</text:p>
          </table:table-cell>
          <table:table-cell office:value-type="float" office:value="796018978.4713" calcext:value-type="float">
            <text:p>796018978.4713</text:p>
          </table:table-cell>
          <table:table-cell office:value-type="float" office:value="854823821.723177" calcext:value-type="float">
            <text:p>854823821.723177</text:p>
          </table:table-cell>
          <table:table-cell office:value-type="float" office:value="1201262517.87644" calcext:value-type="float">
            <text:p>1201262517.87644</text:p>
          </table:table-cell>
          <table:table-cell office:value-type="float" office:value="1488113532.28584" calcext:value-type="float">
            <text:p>1488113532.28584</text:p>
          </table:table-cell>
          <table:table-cell office:value-type="float" office:value="2072735787.31779" calcext:value-type="float">
            <text:p>2072735787.31779</text:p>
          </table:table-cell>
          <table:table-cell office:value-type="float" office:value="2185072798.33184" calcext:value-type="float">
            <text:p>2185072798.33184</text:p>
          </table:table-cell>
          <table:table-cell office:value-type="float" office:value="2529310103.83608" calcext:value-type="float">
            <text:p>2529310103.83608</text:p>
          </table:table-cell>
          <table:table-cell office:value-type="float" office:value="2653781596.46008" calcext:value-type="float">
            <text:p>2653781596.46008</text:p>
          </table:table-cell>
          <table:table-cell office:value-type="float" office:value="2923764926.39718" calcext:value-type="float">
            <text:p>2923764926.39718</text:p>
          </table:table-cell>
          <table:table-cell office:value-type="float" office:value="3070161471.04451" calcext:value-type="float">
            <text:p>3070161471.04451</text:p>
          </table:table-cell>
          <table:table-cell office:value-type="float" office:value="3038727617.03901" calcext:value-type="float">
            <text:p>3038727617.03901</text:p>
          </table:table-cell>
          <table:table-cell office:value-type="float" office:value="3628440274.67" calcext:value-type="float">
            <text:p>3628440274.67</text:p>
          </table:table-cell>
          <table:table-cell office:value-type="float" office:value="3606968433.92682" calcext:value-type="float">
            <text:p>3606968433.92682</text:p>
          </table:table-cell>
          <table:table-cell office:value-type="float" office:value="3291489840.57141" calcext:value-type="float">
            <text:p>3291489840.57141</text:p>
          </table:table-cell>
          <table:table-cell office:value-type="float" office:value="3158806480.26107" calcext:value-type="float">
            <text:p>3158806480.26107</text:p>
          </table:table-cell>
          <table:table-cell office:value-type="float" office:value="3056999988.09146" calcext:value-type="float">
            <text:p>3056999988.09146</text:p>
          </table:table-cell>
          <table:table-cell office:value-type="float" office:value="2682347064.3642" calcext:value-type="float">
            <text:p>2682347064.36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íger</text:p>
          </table:table-cell>
          <table:table-cell office:value-type="string" calcext:value-type="string">
            <text:p>NER</text:p>
          </table:table-cell>
          <table:table-cell office:value-type="float" office:value="449526872.565561" calcext:value-type="float">
            <text:p>449526872.565561</text:p>
          </table:table-cell>
          <table:table-cell office:value-type="float" office:value="485785234.940376" calcext:value-type="float">
            <text:p>485785234.940376</text:p>
          </table:table-cell>
          <table:table-cell office:value-type="float" office:value="531736492.909178" calcext:value-type="float">
            <text:p>531736492.909178</text:p>
          </table:table-cell>
          <table:table-cell office:value-type="float" office:value="586294761.493516" calcext:value-type="float">
            <text:p>586294761.493516</text:p>
          </table:table-cell>
          <table:table-cell office:value-type="float" office:value="582816358.347155" calcext:value-type="float">
            <text:p>582816358.347155</text:p>
          </table:table-cell>
          <table:table-cell office:value-type="float" office:value="673383604.238783" calcext:value-type="float">
            <text:p>673383604.238783</text:p>
          </table:table-cell>
          <table:table-cell office:value-type="float" office:value="702296184.361344" calcext:value-type="float">
            <text:p>702296184.361344</text:p>
          </table:table-cell>
          <table:table-cell office:value-type="float" office:value="665586975.088302" calcext:value-type="float">
            <text:p>665586975.088302</text:p>
          </table:table-cell>
          <table:table-cell office:value-type="float" office:value="641214210.668969" calcext:value-type="float">
            <text:p>641214210.668969</text:p>
          </table:table-cell>
          <table:table-cell office:value-type="float" office:value="625867922.677513" calcext:value-type="float">
            <text:p>625867922.677513</text:p>
          </table:table-cell>
          <table:table-cell office:value-type="float" office:value="649916708.242419" calcext:value-type="float">
            <text:p>649916708.242419</text:p>
          </table:table-cell>
          <table:table-cell office:value-type="float" office:value="693573595.320975" calcext:value-type="float">
            <text:p>693573595.320975</text:p>
          </table:table-cell>
          <table:table-cell office:value-type="float" office:value="742779740.393513" calcext:value-type="float">
            <text:p>742779740.393513</text:p>
          </table:table-cell>
          <table:table-cell office:value-type="float" office:value="946385033.011918" calcext:value-type="float">
            <text:p>946385033.011918</text:p>
          </table:table-cell>
          <table:table-cell office:value-type="float" office:value="1026136974.47536" calcext:value-type="float">
            <text:p>1026136974.47536</text:p>
          </table:table-cell>
          <table:table-cell office:value-type="float" office:value="1048690933.21027" calcext:value-type="float">
            <text:p>1048690933.21027</text:p>
          </table:table-cell>
          <table:table-cell office:value-type="float" office:value="1064517574.56042" calcext:value-type="float">
            <text:p>1064517574.56042</text:p>
          </table:table-cell>
          <table:table-cell office:value-type="float" office:value="1291457973.12517" calcext:value-type="float">
            <text:p>1291457973.12517</text:p>
          </table:table-cell>
          <table:table-cell office:value-type="float" office:value="1774365275.18226" calcext:value-type="float">
            <text:p>1774365275.18226</text:p>
          </table:table-cell>
          <table:table-cell office:value-type="float" office:value="2109278101.9887" calcext:value-type="float">
            <text:p>2109278101.9887</text:p>
          </table:table-cell>
          <table:table-cell office:value-type="float" office:value="2508524186.43352" calcext:value-type="float">
            <text:p>2508524186.43352</text:p>
          </table:table-cell>
          <table:table-cell office:value-type="float" office:value="2170893038.90053" calcext:value-type="float">
            <text:p>2170893038.90053</text:p>
          </table:table-cell>
          <table:table-cell office:value-type="float" office:value="2017611927.4037" calcext:value-type="float">
            <text:p>2017611927.4037</text:p>
          </table:table-cell>
          <table:table-cell office:value-type="float" office:value="1803099731.54257" calcext:value-type="float">
            <text:p>1803099731.54257</text:p>
          </table:table-cell>
          <table:table-cell office:value-type="float" office:value="1461243212.42814" calcext:value-type="float">
            <text:p>1461243212.42814</text:p>
          </table:table-cell>
          <table:table-cell office:value-type="float" office:value="1440581533.7564" calcext:value-type="float">
            <text:p>1440581533.7564</text:p>
          </table:table-cell>
          <table:table-cell office:value-type="float" office:value="1904097020.29333" calcext:value-type="float">
            <text:p>1904097020.29333</text:p>
          </table:table-cell>
          <table:table-cell office:value-type="float" office:value="2233005822.58534" calcext:value-type="float">
            <text:p>2233005822.58534</text:p>
          </table:table-cell>
          <table:table-cell office:value-type="float" office:value="2280356338.22867" calcext:value-type="float">
            <text:p>2280356338.22867</text:p>
          </table:table-cell>
          <table:table-cell office:value-type="float" office:value="2179567107.50159" calcext:value-type="float">
            <text:p>2179567107.50159</text:p>
          </table:table-cell>
          <table:table-cell office:value-type="float" office:value="2480673194.99252" calcext:value-type="float">
            <text:p>2480673194.99252</text:p>
          </table:table-cell>
          <table:table-cell office:value-type="float" office:value="2327986215.86356" calcext:value-type="float">
            <text:p>2327986215.86356</text:p>
          </table:table-cell>
          <table:table-cell office:value-type="float" office:value="2344987614.27441" calcext:value-type="float">
            <text:p>2344987614.27441</text:p>
          </table:table-cell>
          <table:table-cell office:value-type="float" office:value="1606581743.78497" calcext:value-type="float">
            <text:p>1606581743.78497</text:p>
          </table:table-cell>
          <table:table-cell office:value-type="float" office:value="1563207224.65066" calcext:value-type="float">
            <text:p>1563207224.65066</text:p>
          </table:table-cell>
          <table:table-cell office:value-type="float" office:value="1880803361.68562" calcext:value-type="float">
            <text:p>1880803361.68562</text:p>
          </table:table-cell>
          <table:table-cell office:value-type="float" office:value="1987770898.54334" calcext:value-type="float">
            <text:p>1987770898.54334</text:p>
          </table:table-cell>
          <table:table-cell office:value-type="float" office:value="1845599608.44272" calcext:value-type="float">
            <text:p>1845599608.44272</text:p>
          </table:table-cell>
          <table:table-cell office:value-type="float" office:value="2076737356.67897" calcext:value-type="float">
            <text:p>2076737356.67897</text:p>
          </table:table-cell>
          <table:table-cell office:value-type="float" office:value="2018193703.06047" calcext:value-type="float">
            <text:p>2018193703.06047</text:p>
          </table:table-cell>
          <table:table-cell office:value-type="float" office:value="1798374468.36362" calcext:value-type="float">
            <text:p>1798374468.36362</text:p>
          </table:table-cell>
          <table:table-cell office:value-type="float" office:value="1945327564.65042" calcext:value-type="float">
            <text:p>1945327564.65042</text:p>
          </table:table-cell>
          <table:table-cell office:value-type="float" office:value="2170481508.86916" calcext:value-type="float">
            <text:p>2170481508.86916</text:p>
          </table:table-cell>
          <table:table-cell office:value-type="float" office:value="2731416346.48158" calcext:value-type="float">
            <text:p>2731416346.48158</text:p>
          </table:table-cell>
          <table:table-cell office:value-type="float" office:value="3052898739.4678" calcext:value-type="float">
            <text:p>3052898739.4678</text:p>
          </table:table-cell>
          <table:table-cell office:value-type="float" office:value="3405134831.8505" calcext:value-type="float">
            <text:p>3405134831.8505</text:p>
          </table:table-cell>
          <table:table-cell office:value-type="float" office:value="3646728060.06463" calcext:value-type="float">
            <text:p>3646728060.06463</text:p>
          </table:table-cell>
          <table:table-cell office:value-type="float" office:value="4291363390.91295" calcext:value-type="float">
            <text:p>4291363390.91295</text:p>
          </table:table-cell>
          <table:table-cell office:value-type="float" office:value="5379299887.69673" calcext:value-type="float">
            <text:p>5379299887.69673</text:p>
          </table:table-cell>
          <table:table-cell office:value-type="float" office:value="5373097440.5653" calcext:value-type="float">
            <text:p>5373097440.5653</text:p>
          </table:table-cell>
          <table:table-cell office:value-type="float" office:value="5718664504.91341" calcext:value-type="float">
            <text:p>5718664504.91341</text:p>
          </table:table-cell>
          <table:table-cell office:value-type="float" office:value="6409184724.22579" calcext:value-type="float">
            <text:p>6409184724.22579</text:p>
          </table:table-cell>
          <table:table-cell office:value-type="float" office:value="6942258305.19085" calcext:value-type="float">
            <text:p>6942258305.19085</text:p>
          </table:table-cell>
          <table:table-cell office:value-type="float" office:value="7667952566.39139" calcext:value-type="float">
            <text:p>7667952566.39139</text:p>
          </table:table-cell>
          <table:table-cell office:value-type="float" office:value="8229731383.75656" calcext:value-type="float">
            <text:p>8229731383.75656</text:p>
          </table:table-cell>
          <table:table-cell office:value-type="float" office:value="7217667780.59665" calcext:value-type="float">
            <text:p>7217667780.59665</text:p>
          </table:table-cell>
          <table:table-cell office:value-type="float" office:value="7528285443.60769" calcext:value-type="float">
            <text:p>7528285443.60769</text:p>
          </table:table-cell>
          <table:table-cell office:value-type="float" office:value="8119710126.32655" calcext:value-type="float">
            <text:p>8119710126.32655</text:p>
          </table:table-cell>
          <table:table-cell office:value-type="float" office:value="9239513529.65905" calcext:value-type="float">
            <text:p>9239513529.6590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4196092258.15484" calcext:value-type="float">
            <text:p>4196092258.15484</text:p>
          </table:table-cell>
          <table:table-cell office:value-type="float" office:value="4467200335.99328" calcext:value-type="float">
            <text:p>4467200335.99328</text:p>
          </table:table-cell>
          <table:table-cell office:value-type="float" office:value="4909302953.94092" calcext:value-type="float">
            <text:p>4909302953.94092</text:p>
          </table:table-cell>
          <table:table-cell office:value-type="float" office:value="5165489010.2198" calcext:value-type="float">
            <text:p>5165489010.2198</text:p>
          </table:table-cell>
          <table:table-cell office:value-type="float" office:value="5552822483.55033" calcext:value-type="float">
            <text:p>5552822483.55033</text:p>
          </table:table-cell>
          <table:table-cell office:value-type="float" office:value="5874422511.54977" calcext:value-type="float">
            <text:p>5874422511.54977</text:p>
          </table:table-cell>
          <table:table-cell office:value-type="float" office:value="6366792664.14672" calcext:value-type="float">
            <text:p>6366792664.14672</text:p>
          </table:table-cell>
          <table:table-cell office:value-type="float" office:value="5203135937.28125" calcext:value-type="float">
            <text:p>5203135937.28125</text:p>
          </table:table-cell>
          <table:table-cell office:value-type="float" office:value="5200895982.08036" calcext:value-type="float">
            <text:p>5200895982.08036</text:p>
          </table:table-cell>
          <table:table-cell office:value-type="float" office:value="6634187316.25367" calcext:value-type="float">
            <text:p>6634187316.25367</text:p>
          </table:table-cell>
          <table:table-cell office:value-type="float" office:value="12545849083.0183" calcext:value-type="float">
            <text:p>12545849083.0183</text:p>
          </table:table-cell>
          <table:table-cell office:value-type="float" office:value="9181769911.50443" calcext:value-type="float">
            <text:p>9181769911.50443</text:p>
          </table:table-cell>
          <table:table-cell office:value-type="float" office:value="12274416017.7976" calcext:value-type="float">
            <text:p>12274416017.7976</text:p>
          </table:table-cell>
          <table:table-cell office:value-type="float" office:value="15162871287.1287" calcext:value-type="float">
            <text:p>15162871287.1287</text:p>
          </table:table-cell>
          <table:table-cell office:value-type="float" office:value="24846641318.1242" calcext:value-type="float">
            <text:p>24846641318.1242</text:p>
          </table:table-cell>
          <table:table-cell office:value-type="float" office:value="27778934624.6973" calcext:value-type="float">
            <text:p>27778934624.6973</text:p>
          </table:table-cell>
          <table:table-cell office:value-type="float" office:value="36308883248.731" calcext:value-type="float">
            <text:p>36308883248.731</text:p>
          </table:table-cell>
          <table:table-cell office:value-type="float" office:value="36035407725.3219" calcext:value-type="float">
            <text:p>36035407725.3219</text:p>
          </table:table-cell>
          <table:table-cell office:value-type="float" office:value="36527862208.7133" calcext:value-type="float">
            <text:p>36527862208.7133</text:p>
          </table:table-cell>
          <table:table-cell office:value-type="float" office:value="47259911894.2731" calcext:value-type="float">
            <text:p>47259911894.2731</text:p>
          </table:table-cell>
          <table:table-cell office:value-type="float" office:value="64201788122.6054" calcext:value-type="float">
            <text:p>64201788122.6054</text:p>
          </table:table-cell>
          <table:table-cell office:value-type="float" office:value="164475209515.19" calcext:value-type="float">
            <text:p>164475209515.19</text:p>
          </table:table-cell>
          <table:table-cell office:value-type="float" office:value="142769363313.375" calcext:value-type="float">
            <text:p>142769363313.375</text:p>
          </table:table-cell>
          <table:table-cell office:value-type="float" office:value="97094911790.6948" calcext:value-type="float">
            <text:p>97094911790.6948</text:p>
          </table:table-cell>
          <table:table-cell office:value-type="float" office:value="73484359521.0997" calcext:value-type="float">
            <text:p>73484359521.0997</text:p>
          </table:table-cell>
          <table:table-cell office:value-type="float" office:value="73745821156.2995" calcext:value-type="float">
            <text:p>73745821156.2995</text:p>
          </table:table-cell>
          <table:table-cell office:value-type="float" office:value="54805852581.1516" calcext:value-type="float">
            <text:p>54805852581.1516</text:p>
          </table:table-cell>
          <table:table-cell office:value-type="float" office:value="52676041930.5791" calcext:value-type="float">
            <text:p>52676041930.5791</text:p>
          </table:table-cell>
          <table:table-cell office:value-type="float" office:value="49648470439.7963" calcext:value-type="float">
            <text:p>49648470439.7963</text:p>
          </table:table-cell>
          <table:table-cell office:value-type="float" office:value="44003061108.3357" calcext:value-type="float">
            <text:p>44003061108.3357</text:p>
          </table:table-cell>
          <table:table-cell office:value-type="float" office:value="54035795388.0915" calcext:value-type="float">
            <text:p>54035795388.0915</text:p>
          </table:table-cell>
          <table:table-cell office:value-type="float" office:value="49118433047.5318" calcext:value-type="float">
            <text:p>49118433047.5318</text:p>
          </table:table-cell>
          <table:table-cell office:value-type="float" office:value="47794925814.7558" calcext:value-type="float">
            <text:p>47794925814.7558</text:p>
          </table:table-cell>
          <table:table-cell office:value-type="float" office:value="27752204320.0883" calcext:value-type="float">
            <text:p>27752204320.0883</text:p>
          </table:table-cell>
          <table:table-cell office:value-type="float" office:value="33833042987.7582" calcext:value-type="float">
            <text:p>33833042987.7582</text:p>
          </table:table-cell>
          <table:table-cell office:value-type="float" office:value="44062465800.1706" calcext:value-type="float">
            <text:p>44062465800.1706</text:p>
          </table:table-cell>
          <table:table-cell office:value-type="float" office:value="51075815092.5" calcext:value-type="float">
            <text:p>51075815092.5</text:p>
          </table:table-cell>
          <table:table-cell office:value-type="float" office:value="54457835193.4927" calcext:value-type="float">
            <text:p>54457835193.4927</text:p>
          </table:table-cell>
          <table:table-cell office:value-type="float" office:value="54604050168.1818" calcext:value-type="float">
            <text:p>54604050168.1818</text:p>
          </table:table-cell>
          <table:table-cell office:value-type="float" office:value="59372613485.6576" calcext:value-type="float">
            <text:p>59372613485.6576</text:p>
          </table:table-cell>
          <table:table-cell office:value-type="float" office:value="69448756932.5833" calcext:value-type="float">
            <text:p>69448756932.5833</text:p>
          </table:table-cell>
          <table:table-cell office:value-type="float" office:value="74030364472.0506" calcext:value-type="float">
            <text:p>74030364472.0506</text:p>
          </table:table-cell>
          <table:table-cell office:value-type="float" office:value="95385819320.5737" calcext:value-type="float">
            <text:p>95385819320.5737</text:p>
          </table:table-cell>
          <table:table-cell office:value-type="float" office:value="104911947834.122" calcext:value-type="float">
            <text:p>104911947834.122</text:p>
          </table:table-cell>
          <table:table-cell office:value-type="float" office:value="136385979322.437" calcext:value-type="float">
            <text:p>136385979322.437</text:p>
          </table:table-cell>
          <table:table-cell office:value-type="float" office:value="176134087150.341" calcext:value-type="float">
            <text:p>176134087150.341</text:p>
          </table:table-cell>
          <table:table-cell office:value-type="float" office:value="236103982431.635" calcext:value-type="float">
            <text:p>236103982431.635</text:p>
          </table:table-cell>
          <table:table-cell office:value-type="float" office:value="275625684968.615" calcext:value-type="float">
            <text:p>275625684968.615</text:p>
          </table:table-cell>
          <table:table-cell office:value-type="float" office:value="337035512676.935" calcext:value-type="float">
            <text:p>337035512676.935</text:p>
          </table:table-cell>
          <table:table-cell office:value-type="float" office:value="291880204327.419" calcext:value-type="float">
            <text:p>291880204327.419</text:p>
          </table:table-cell>
          <table:table-cell office:value-type="float" office:value="363359886203.409" calcext:value-type="float">
            <text:p>363359886203.409</text:p>
          </table:table-cell>
          <table:table-cell office:value-type="float" office:value="410334579160.752" calcext:value-type="float">
            <text:p>410334579160.752</text:p>
          </table:table-cell>
          <table:table-cell office:value-type="float" office:value="459376049763.999" calcext:value-type="float">
            <text:p>459376049763.999</text:p>
          </table:table-cell>
          <table:table-cell office:value-type="float" office:value="514966287334.277" calcext:value-type="float">
            <text:p>514966287334.277</text:p>
          </table:table-cell>
          <table:table-cell office:value-type="float" office:value="568498937615.656" calcext:value-type="float">
            <text:p>568498937615.656</text:p>
          </table:table-cell>
          <table:table-cell office:value-type="float" office:value="494583180777.103" calcext:value-type="float">
            <text:p>494583180777.103</text:p>
          </table:table-cell>
          <table:table-cell office:value-type="float" office:value="404649527537.753" calcext:value-type="float">
            <text:p>404649527537.753</text:p>
          </table:table-cell>
          <table:table-cell office:value-type="float" office:value="375745486520.656" calcext:value-type="float">
            <text:p>375745486520.656</text:p>
          </table:table-cell>
          <table:table-cell office:value-type="float" office:value="397269616080.908" calcext:value-type="float">
            <text:p>397269616080.90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23854666.666667" calcext:value-type="float">
            <text:p>223854666.666667</text:p>
          </table:table-cell>
          <table:table-cell office:value-type="float" office:value="240524723.428571" calcext:value-type="float">
            <text:p>240524723.428571</text:p>
          </table:table-cell>
          <table:table-cell office:value-type="float" office:value="265291588.666667" calcext:value-type="float">
            <text:p>265291588.666667</text:p>
          </table:table-cell>
          <table:table-cell office:value-type="float" office:value="292916241.142857" calcext:value-type="float">
            <text:p>292916241.142857</text:p>
          </table:table-cell>
          <table:table-cell office:value-type="float" office:value="341973758.857143" calcext:value-type="float">
            <text:p>341973758.857143</text:p>
          </table:table-cell>
          <table:table-cell office:value-type="float" office:value="566542872.357143" calcext:value-type="float">
            <text:p>566542872.357143</text:p>
          </table:table-cell>
          <table:table-cell office:value-type="float" office:value="606671444" calcext:value-type="float">
            <text:p>606671444</text:p>
          </table:table-cell>
          <table:table-cell office:value-type="float" office:value="657171436.714286" calcext:value-type="float">
            <text:p>657171436.714286</text:p>
          </table:table-cell>
          <table:table-cell office:value-type="float" office:value="695899980.428571" calcext:value-type="float">
            <text:p>695899980.428571</text:p>
          </table:table-cell>
          <table:table-cell office:value-type="float" office:value="747971449.571429" calcext:value-type="float">
            <text:p>747971449.571429</text:p>
          </table:table-cell>
          <table:table-cell office:value-type="float" office:value="776585681.071429" calcext:value-type="float">
            <text:p>776585681.071429</text:p>
          </table:table-cell>
          <table:table-cell office:value-type="float" office:value="826571413.428571" calcext:value-type="float">
            <text:p>826571413.428571</text:p>
          </table:table-cell>
          <table:table-cell office:value-type="float" office:value="880842890.071429" calcext:value-type="float">
            <text:p>880842890.071429</text:p>
          </table:table-cell>
          <table:table-cell office:value-type="float" office:value="1093571441.5" calcext:value-type="float">
            <text:p>1093571441.5</text:p>
          </table:table-cell>
          <table:table-cell office:value-type="float" office:value="1520900045.14286" calcext:value-type="float">
            <text:p>1520900045.14286</text:p>
          </table:table-cell>
          <table:table-cell office:value-type="float" office:value="1590428522.64286" calcext:value-type="float">
            <text:p>1590428522.64286</text:p>
          </table:table-cell>
          <table:table-cell office:value-type="float" office:value="1847871371.71429" calcext:value-type="float">
            <text:p>1847871371.71429</text:p>
          </table:table-cell>
          <table:table-cell office:value-type="float" office:value="2239857060.57143" calcext:value-type="float">
            <text:p>2239857060.57143</text:p>
          </table:table-cell>
          <table:table-cell office:value-type="float" office:value="2142128603.78571" calcext:value-type="float">
            <text:p>2142128603.78571</text:p>
          </table:table-cell>
          <table:table-cell office:value-type="float" office:value="1527852635.63158" calcext:value-type="float">
            <text:p>1527852635.63158</text:p>
          </table:table-cell>
          <table:table-cell office:value-type="float" office:value="2189347367.52632" calcext:value-type="float">
            <text:p>2189347367.52632</text:p>
          </table:table-cell>
          <table:table-cell office:value-type="float" office:value="2448290109.65" calcext:value-type="float">
            <text:p>2448290109.65</text:p>
          </table:table-cell>
          <table:table-cell office:value-type="float" office:value="2465165179.69565" calcext:value-type="float">
            <text:p>2465165179.69565</text:p>
          </table:table-cell>
          <table:table-cell office:value-type="float" office:value="2743341724.08333" calcext:value-type="float">
            <text:p>2743341724.08333</text:p>
          </table:table-cell>
          <table:table-cell office:value-type="float" office:value="3105517091.41379" calcext:value-type="float">
            <text:p>3105517091.41379</text:p>
          </table:table-cell>
          <table:table-cell office:value-type="float" office:value="2683816288.7907" calcext:value-type="float">
            <text:p>2683816288.7907</text:p>
          </table:table-cell>
          <table:table-cell office:value-type="float" office:value="2885710608.8808" calcext:value-type="float">
            <text:p>2885710608.8808</text:p>
          </table:table-cell>
          <table:table-cell office:value-type="float" office:value="3851213727.67857" calcext:value-type="float">
            <text:p>3851213727.67857</text:p>
          </table:table-cell>
          <table:table-cell office:value-type="float" office:value="2630904261.83247" calcext:value-type="float">
            <text:p>2630904261.83247</text:p>
          </table:table-cell>
          <table:table-cell office:value-type="float" office:value="1013184745.70715" calcext:value-type="float">
            <text:p>1013184745.70715</text:p>
          </table:table-cell>
          <table:table-cell office:value-type="float" office:value="1009455483.87097" calcext:value-type="float">
            <text:p>1009455483.87097</text:p>
          </table:table-cell>
          <table:table-cell office:value-type="float" office:value="1488804123.71134" calcext:value-type="float">
            <text:p>1488804123.71134</text:p>
          </table:table-cell>
          <table:table-cell office:value-type="float" office:value="1792800000" calcext:value-type="float">
            <text:p>1792800000</text:p>
          </table:table-cell>
          <table:table-cell office:value-type="float" office:value="1756454248.36601" calcext:value-type="float">
            <text:p>1756454248.36601</text:p>
          </table:table-cell>
          <table:table-cell office:value-type="float" office:value="3863185119.04762" calcext:value-type="float">
            <text:p>3863185119.04762</text:p>
          </table:table-cell>
          <table:table-cell office:value-type="float" office:value="4140470000" calcext:value-type="float">
            <text:p>4140470000</text:p>
          </table:table-cell>
          <table:table-cell office:value-type="float" office:value="4308351902.78601" calcext:value-type="float">
            <text:p>4308351902.78601</text:p>
          </table:table-cell>
          <table:table-cell office:value-type="float" office:value="4389965590.96538" calcext:value-type="float">
            <text:p>4389965590.96538</text:p>
          </table:table-cell>
          <table:table-cell office:value-type="float" office:value="4635267224.84195" calcext:value-type="float">
            <text:p>4635267224.84195</text:p>
          </table:table-cell>
          <table:table-cell office:value-type="float" office:value="4855717874.68247" calcext:value-type="float">
            <text:p>4855717874.68247</text:p>
          </table:table-cell>
          <table:table-cell office:value-type="float" office:value="5107329007.0922" calcext:value-type="float">
            <text:p>5107329007.0922</text:p>
          </table:table-cell>
          <table:table-cell office:value-type="float" office:value="5323146565.70315" calcext:value-type="float">
            <text:p>5323146565.70315</text:p>
          </table:table-cell>
          <table:table-cell office:value-type="float" office:value="5224213017.54386" calcext:value-type="float">
            <text:p>5224213017.54386</text:p>
          </table:table-cell>
          <table:table-cell office:value-type="float" office:value="5322454925.84746" calcext:value-type="float">
            <text:p>5322454925.84746</text:p>
          </table:table-cell>
          <table:table-cell office:value-type="float" office:value="5795568204.64532" calcext:value-type="float">
            <text:p>5795568204.64532</text:p>
          </table:table-cell>
          <table:table-cell office:value-type="float" office:value="6321335612.22233" calcext:value-type="float">
            <text:p>6321335612.22233</text:p>
          </table:table-cell>
          <table:table-cell office:value-type="float" office:value="6763671610.70006" calcext:value-type="float">
            <text:p>6763671610.70006</text:p>
          </table:table-cell>
          <table:table-cell office:value-type="float" office:value="7423377429.05927" calcext:value-type="float">
            <text:p>7423377429.05927</text:p>
          </table:table-cell>
          <table:table-cell office:value-type="float" office:value="8496965842.2767" calcext:value-type="float">
            <text:p>8496965842.2767</text:p>
          </table:table-cell>
          <table:table-cell office:value-type="float" office:value="8298695144.91507" calcext:value-type="float">
            <text:p>8298695144.91507</text:p>
          </table:table-cell>
          <table:table-cell office:value-type="float" office:value="8758622328.66962" calcext:value-type="float">
            <text:p>8758622328.66962</text:p>
          </table:table-cell>
          <table:table-cell office:value-type="float" office:value="9774316692.15985" calcext:value-type="float">
            <text:p>9774316692.15985</text:p>
          </table:table-cell>
          <table:table-cell office:value-type="float" office:value="10532001129.67" calcext:value-type="float">
            <text:p>10532001129.67</text:p>
          </table:table-cell>
          <table:table-cell office:value-type="float" office:value="10982972256.3787" calcext:value-type="float">
            <text:p>10982972256.3787</text:p>
          </table:table-cell>
          <table:table-cell office:value-type="float" office:value="11880438824.4494" calcext:value-type="float">
            <text:p>11880438824.4494</text:p>
          </table:table-cell>
          <table:table-cell office:value-type="float" office:value="12756717322.7625" calcext:value-type="float">
            <text:p>12756717322.7625</text:p>
          </table:table-cell>
          <table:table-cell office:value-type="float" office:value="13286093197.4791" calcext:value-type="float">
            <text:p>13286093197.4791</text:p>
          </table:table-cell>
          <table:table-cell office:value-type="float" office:value="13843586679.5401" calcext:value-type="float">
            <text:p>13843586679.5401</text:p>
          </table:table-cell>
          <table:table-cell office:value-type="float" office:value="13117859221.6626" calcext:value-type="float">
            <text:p>13117859221.6626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string" calcext:value-type="string">
            <text:p>NLD</text:p>
          </table:table-cell>
          <table:table-cell office:value-type="float" office:value="12276734172.0828" calcext:value-type="float">
            <text:p>12276734172.0828</text:p>
          </table:table-cell>
          <table:table-cell office:value-type="float" office:value="13493833739.9949" calcext:value-type="float">
            <text:p>13493833739.9949</text:p>
          </table:table-cell>
          <table:table-cell office:value-type="float" office:value="14647057370.1418" calcext:value-type="float">
            <text:p>14647057370.1418</text:p>
          </table:table-cell>
          <table:table-cell office:value-type="float" office:value="15891241386.291" calcext:value-type="float">
            <text:p>15891241386.291</text:p>
          </table:table-cell>
          <table:table-cell office:value-type="float" office:value="18699380731.3465" calcext:value-type="float">
            <text:p>18699380731.3465</text:p>
          </table:table-cell>
          <table:table-cell office:value-type="float" office:value="21000586933.2041" calcext:value-type="float">
            <text:p>21000586933.2041</text:p>
          </table:table-cell>
          <table:table-cell office:value-type="float" office:value="22867203317.4022" calcext:value-type="float">
            <text:p>22867203317.4022</text:p>
          </table:table-cell>
          <table:table-cell office:value-type="float" office:value="25087562181.3218" calcext:value-type="float">
            <text:p>25087562181.3218</text:p>
          </table:table-cell>
          <table:table-cell office:value-type="float" office:value="27817605743.2503" calcext:value-type="float">
            <text:p>27817605743.2503</text:p>
          </table:table-cell>
          <table:table-cell office:value-type="float" office:value="31503868835.1853" calcext:value-type="float">
            <text:p>31503868835.1853</text:p>
          </table:table-cell>
          <table:table-cell office:value-type="float" office:value="38164716868.57" calcext:value-type="float">
            <text:p>38164716868.57</text:p>
          </table:table-cell>
          <table:table-cell office:value-type="float" office:value="44579122681.7043" calcext:value-type="float">
            <text:p>44579122681.7043</text:p>
          </table:table-cell>
          <table:table-cell office:value-type="float" office:value="54706557264.4878" calcext:value-type="float">
            <text:p>54706557264.4878</text:p>
          </table:table-cell>
          <table:table-cell office:value-type="float" office:value="71840910058.332" calcext:value-type="float">
            <text:p>71840910058.332</text:p>
          </table:table-cell>
          <table:table-cell office:value-type="float" office:value="87243413476.5145" calcext:value-type="float">
            <text:p>87243413476.5145</text:p>
          </table:table-cell>
          <table:table-cell office:value-type="float" office:value="100249523178.808" calcext:value-type="float">
            <text:p>100249523178.808</text:p>
          </table:table-cell>
          <table:table-cell office:value-type="float" office:value="109168720703.451" calcext:value-type="float">
            <text:p>109168720703.451</text:p>
          </table:table-cell>
          <table:table-cell office:value-type="float" office:value="127016990571.967" calcext:value-type="float">
            <text:p>127016990571.967</text:p>
          </table:table-cell>
          <table:table-cell office:value-type="float" office:value="155859695762.884" calcext:value-type="float">
            <text:p>155859695762.884</text:p>
          </table:table-cell>
          <table:table-cell office:value-type="float" office:value="179669405141.162" calcext:value-type="float">
            <text:p>179669405141.162</text:p>
          </table:table-cell>
          <table:table-cell office:value-type="float" office:value="195152092662.381" calcext:value-type="float">
            <text:p>195152092662.381</text:p>
          </table:table-cell>
          <table:table-cell office:value-type="float" office:value="164134217080.279" calcext:value-type="float">
            <text:p>164134217080.279</text:p>
          </table:table-cell>
          <table:table-cell office:value-type="float" office:value="158479528266.072" calcext:value-type="float">
            <text:p>158479528266.072</text:p>
          </table:table-cell>
          <table:table-cell office:value-type="float" office:value="153445466064.397" calcext:value-type="float">
            <text:p>153445466064.397</text:p>
          </table:table-cell>
          <table:table-cell office:value-type="float" office:value="143912664079.67" calcext:value-type="float">
            <text:p>143912664079.67</text:p>
          </table:table-cell>
          <table:table-cell office:value-type="float" office:value="143845822916.667" calcext:value-type="float">
            <text:p>143845822916.667</text:p>
          </table:table-cell>
          <table:table-cell office:value-type="float" office:value="200862095880.554" calcext:value-type="float">
            <text:p>200862095880.554</text:p>
          </table:table-cell>
          <table:table-cell office:value-type="float" office:value="245046310922.541" calcext:value-type="float">
            <text:p>245046310922.541</text:p>
          </table:table-cell>
          <table:table-cell office:value-type="float" office:value="261910508306.389" calcext:value-type="float">
            <text:p>261910508306.389</text:p>
          </table:table-cell>
          <table:table-cell office:value-type="float" office:value="258336705601.164" calcext:value-type="float">
            <text:p>258336705601.164</text:p>
          </table:table-cell>
          <table:table-cell office:value-type="float" office:value="318330511920.61" calcext:value-type="float">
            <text:p>318330511920.61</text:p>
          </table:table-cell>
          <table:table-cell office:value-type="float" office:value="327500328264.969" calcext:value-type="float">
            <text:p>327500328264.969</text:p>
          </table:table-cell>
          <table:table-cell office:value-type="float" office:value="362962871804.511" calcext:value-type="float">
            <text:p>362962871804.511</text:p>
          </table:table-cell>
          <table:table-cell office:value-type="float" office:value="353550170028.477" calcext:value-type="float">
            <text:p>353550170028.477</text:p>
          </table:table-cell>
          <table:table-cell office:value-type="float" office:value="379130260200.993" calcext:value-type="float">
            <text:p>379130260200.993</text:p>
          </table:table-cell>
          <table:table-cell office:value-type="float" office:value="452301674444.139" calcext:value-type="float">
            <text:p>452301674444.139</text:p>
          </table:table-cell>
          <table:table-cell office:value-type="float" office:value="450490196078.431" calcext:value-type="float">
            <text:p>450490196078.431</text:p>
          </table:table-cell>
          <table:table-cell office:value-type="float" office:value="416812740004.518" calcext:value-type="float">
            <text:p>416812740004.518</text:p>
          </table:table-cell>
          <table:table-cell office:value-type="float" office:value="438008220395.468" calcext:value-type="float">
            <text:p>438008220395.468</text:p>
          </table:table-cell>
          <table:table-cell office:value-type="float" office:value="446898572341.786" calcext:value-type="float">
            <text:p>446898572341.786</text:p>
          </table:table-cell>
          <table:table-cell office:value-type="float" office:value="416442786069.652" calcext:value-type="float">
            <text:p>416442786069.652</text:p>
          </table:table-cell>
          <table:table-cell office:value-type="float" office:value="431213422818.792" calcext:value-type="float">
            <text:p>431213422818.792</text:p>
          </table:table-cell>
          <table:table-cell office:value-type="float" office:value="471613965744.401" calcext:value-type="float">
            <text:p>471613965744.401</text:p>
          </table:table-cell>
          <table:table-cell office:value-type="float" office:value="578792325056.433" calcext:value-type="float">
            <text:p>578792325056.433</text:p>
          </table:table-cell>
          <table:table-cell office:value-type="float" office:value="657171591755.649" calcext:value-type="float">
            <text:p>657171591755.649</text:p>
          </table:table-cell>
          <table:table-cell office:value-type="float" office:value="685092650167.89" calcext:value-type="float">
            <text:p>685092650167.89</text:p>
          </table:table-cell>
          <table:table-cell office:value-type="float" office:value="733340860619.747" calcext:value-type="float">
            <text:p>733340860619.747</text:p>
          </table:table-cell>
          <table:table-cell office:value-type="float" office:value="847481522036.682" calcext:value-type="float">
            <text:p>847481522036.682</text:p>
          </table:table-cell>
          <table:table-cell office:value-type="float" office:value="947997656364.435" calcext:value-type="float">
            <text:p>947997656364.435</text:p>
          </table:table-cell>
          <table:table-cell office:value-type="float" office:value="868077243678.8" calcext:value-type="float">
            <text:p>868077243678.8</text:p>
          </table:table-cell>
          <table:table-cell office:value-type="float" office:value="846554894931.084" calcext:value-type="float">
            <text:p>846554894931.084</text:p>
          </table:table-cell>
          <table:table-cell office:value-type="float" office:value="904085980796.018" calcext:value-type="float">
            <text:p>904085980796.018</text:p>
          </table:table-cell>
          <table:table-cell office:value-type="float" office:value="838971306990.906" calcext:value-type="float">
            <text:p>838971306990.906</text:p>
          </table:table-cell>
          <table:table-cell office:value-type="float" office:value="876923518850.405" calcext:value-type="float">
            <text:p>876923518850.405</text:p>
          </table:table-cell>
          <table:table-cell office:value-type="float" office:value="890981311077.658" calcext:value-type="float">
            <text:p>890981311077.658</text:p>
          </table:table-cell>
          <table:table-cell office:value-type="float" office:value="765264949780.999" calcext:value-type="float">
            <text:p>765264949780.999</text:p>
          </table:table-cell>
          <table:table-cell office:value-type="float" office:value="783528181704.567" calcext:value-type="float">
            <text:p>783528181704.567</text:p>
          </table:table-cell>
          <table:table-cell office:value-type="float" office:value="831809944960.879" calcext:value-type="float">
            <text:p>831809944960.879</text:p>
          </table:table-cell>
          <table:table-cell office:value-type="float" office:value="913658465709.125" calcext:value-type="float">
            <text:p>913658465709.125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string" calcext:value-type="string">
            <text:p>NOR</text:p>
          </table:table-cell>
          <table:table-cell office:value-type="float" office:value="5163271598.15702" calcext:value-type="float">
            <text:p>5163271598.15702</text:p>
          </table:table-cell>
          <table:table-cell office:value-type="float" office:value="5632460936.54576" calcext:value-type="float">
            <text:p>5632460936.54576</text:p>
          </table:table-cell>
          <table:table-cell office:value-type="float" office:value="6066976682.67364" calcext:value-type="float">
            <text:p>6066976682.67364</text:p>
          </table:table-cell>
          <table:table-cell office:value-type="float" office:value="6510239502.76489" calcext:value-type="float">
            <text:p>6510239502.76489</text:p>
          </table:table-cell>
          <table:table-cell office:value-type="float" office:value="7159202706.48027" calcext:value-type="float">
            <text:p>7159202706.48027</text:p>
          </table:table-cell>
          <table:table-cell office:value-type="float" office:value="8058681060.159" calcext:value-type="float">
            <text:p>8058681060.159</text:p>
          </table:table-cell>
          <table:table-cell office:value-type="float" office:value="8696460205.3397" calcext:value-type="float">
            <text:p>8696460205.3397</text:p>
          </table:table-cell>
          <table:table-cell office:value-type="float" office:value="9514496703.39762" calcext:value-type="float">
            <text:p>9514496703.39762</text:p>
          </table:table-cell>
          <table:table-cell office:value-type="float" office:value="10159934136.7838" calcext:value-type="float">
            <text:p>10159934136.7838</text:p>
          </table:table-cell>
          <table:table-cell office:value-type="float" office:value="11063065083.4888" calcext:value-type="float">
            <text:p>11063065083.4888</text:p>
          </table:table-cell>
          <table:table-cell office:value-type="float" office:value="12814123115.2613" calcext:value-type="float">
            <text:p>12814123115.2613</text:p>
          </table:table-cell>
          <table:table-cell office:value-type="float" office:value="14583114840.0629" calcext:value-type="float">
            <text:p>14583114840.0629</text:p>
          </table:table-cell>
          <table:table-cell office:value-type="float" office:value="17358610849.701" calcext:value-type="float">
            <text:p>17358610849.701</text:p>
          </table:table-cell>
          <table:table-cell office:value-type="float" office:value="22534253702.8686" calcext:value-type="float">
            <text:p>22534253702.8686</text:p>
          </table:table-cell>
          <table:table-cell office:value-type="float" office:value="27145693810.1341" calcext:value-type="float">
            <text:p>27145693810.1341</text:p>
          </table:table-cell>
          <table:table-cell office:value-type="float" office:value="32877805200.023" calcext:value-type="float">
            <text:p>32877805200.023</text:p>
          </table:table-cell>
          <table:table-cell office:value-type="float" office:value="35942270686.3374" calcext:value-type="float">
            <text:p>35942270686.3374</text:p>
          </table:table-cell>
          <table:table-cell office:value-type="float" office:value="41508030431.1074" calcext:value-type="float">
            <text:p>41508030431.1074</text:p>
          </table:table-cell>
          <table:table-cell office:value-type="float" office:value="46523091009.6713" calcext:value-type="float">
            <text:p>46523091009.6713</text:p>
          </table:table-cell>
          <table:table-cell office:value-type="float" office:value="53132244623.9213" calcext:value-type="float">
            <text:p>53132244623.9213</text:p>
          </table:table-cell>
          <table:table-cell office:value-type="float" office:value="64439382896.0156" calcext:value-type="float">
            <text:p>64439382896.0156</text:p>
          </table:table-cell>
          <table:table-cell office:value-type="float" office:value="63596654760.8677" calcext:value-type="float">
            <text:p>63596654760.8677</text:p>
          </table:table-cell>
          <table:table-cell office:value-type="float" office:value="62647195537.6511" calcext:value-type="float">
            <text:p>62647195537.6511</text:p>
          </table:table-cell>
          <table:table-cell office:value-type="float" office:value="61627240831.0948" calcext:value-type="float">
            <text:p>61627240831.0948</text:p>
          </table:table-cell>
          <table:table-cell office:value-type="float" office:value="62057955032.7758" calcext:value-type="float">
            <text:p>62057955032.7758</text:p>
          </table:table-cell>
          <table:table-cell office:value-type="float" office:value="65416879914.3907" calcext:value-type="float">
            <text:p>65416879914.3907</text:p>
          </table:table-cell>
          <table:table-cell office:value-type="float" office:value="78693253275.995" calcext:value-type="float">
            <text:p>78693253275.995</text:p>
          </table:table-cell>
          <table:table-cell office:value-type="float" office:value="94230055658.6271" calcext:value-type="float">
            <text:p>94230055658.6271</text:p>
          </table:table-cell>
          <table:table-cell office:value-type="float" office:value="101900260856.222" calcext:value-type="float">
            <text:p>101900260856.222</text:p>
          </table:table-cell>
          <table:table-cell office:value-type="float" office:value="102633789557.535" calcext:value-type="float">
            <text:p>102633789557.535</text:p>
          </table:table-cell>
          <table:table-cell office:value-type="float" office:value="119791683307.507" calcext:value-type="float">
            <text:p>119791683307.507</text:p>
          </table:table-cell>
          <table:table-cell office:value-type="float" office:value="121872464483.487" calcext:value-type="float">
            <text:p>121872464483.487</text:p>
          </table:table-cell>
          <table:table-cell office:value-type="float" office:value="130838040067.584" calcext:value-type="float">
            <text:p>130838040067.584</text:p>
          </table:table-cell>
          <table:table-cell office:value-type="float" office:value="120579072750.596" calcext:value-type="float">
            <text:p>120579072750.596</text:p>
          </table:table-cell>
          <table:table-cell office:value-type="float" office:value="127131461119.927" calcext:value-type="float">
            <text:p>127131461119.927</text:p>
          </table:table-cell>
          <table:table-cell office:value-type="float" office:value="152027402449.804" calcext:value-type="float">
            <text:p>152027402449.804</text:p>
          </table:table-cell>
          <table:table-cell office:value-type="float" office:value="163517783497.163" calcext:value-type="float">
            <text:p>163517783497.163</text:p>
          </table:table-cell>
          <table:table-cell office:value-type="float" office:value="161354369892.838" calcext:value-type="float">
            <text:p>161354369892.838</text:p>
          </table:table-cell>
          <table:table-cell office:value-type="float" office:value="154165219811.533" calcext:value-type="float">
            <text:p>154165219811.533</text:p>
          </table:table-cell>
          <table:table-cell office:value-type="float" office:value="162286003692.686" calcext:value-type="float">
            <text:p>162286003692.686</text:p>
          </table:table-cell>
          <table:table-cell office:value-type="float" office:value="171315639982.731" calcext:value-type="float">
            <text:p>171315639982.731</text:p>
          </table:table-cell>
          <table:table-cell office:value-type="float" office:value="174003247439.305" calcext:value-type="float">
            <text:p>174003247439.305</text:p>
          </table:table-cell>
          <table:table-cell office:value-type="float" office:value="195418347152.985" calcext:value-type="float">
            <text:p>195418347152.985</text:p>
          </table:table-cell>
          <table:table-cell office:value-type="float" office:value="228752436371.854" calcext:value-type="float">
            <text:p>228752436371.854</text:p>
          </table:table-cell>
          <table:table-cell office:value-type="float" office:value="264357494659.388" calcext:value-type="float">
            <text:p>264357494659.388</text:p>
          </table:table-cell>
          <table:table-cell office:value-type="float" office:value="308722079937.912" calcext:value-type="float">
            <text:p>308722079937.912</text:p>
          </table:table-cell>
          <table:table-cell office:value-type="float" office:value="345424664369.357" calcext:value-type="float">
            <text:p>345424664369.357</text:p>
          </table:table-cell>
          <table:table-cell office:value-type="float" office:value="401082621082.621" calcext:value-type="float">
            <text:p>401082621082.621</text:p>
          </table:table-cell>
          <table:table-cell office:value-type="float" office:value="462554432624.114" calcext:value-type="float">
            <text:p>462554432624.114</text:p>
          </table:table-cell>
          <table:table-cell office:value-type="float" office:value="386622457579.95" calcext:value-type="float">
            <text:p>386622457579.95</text:p>
          </table:table-cell>
          <table:table-cell office:value-type="float" office:value="429130952709.224" calcext:value-type="float">
            <text:p>429130952709.224</text:p>
          </table:table-cell>
          <table:table-cell office:value-type="float" office:value="498831558925.86" calcext:value-type="float">
            <text:p>498831558925.86</text:p>
          </table:table-cell>
          <table:table-cell office:value-type="float" office:value="510229136226.902" calcext:value-type="float">
            <text:p>510229136226.902</text:p>
          </table:table-cell>
          <table:table-cell office:value-type="float" office:value="523502127659.574" calcext:value-type="float">
            <text:p>523502127659.574</text:p>
          </table:table-cell>
          <table:table-cell office:value-type="float" office:value="499338534779.159" calcext:value-type="float">
            <text:p>499338534779.159</text:p>
          </table:table-cell>
          <table:table-cell office:value-type="float" office:value="386663139402.707" calcext:value-type="float">
            <text:p>386663139402.707</text:p>
          </table:table-cell>
          <table:table-cell office:value-type="float" office:value="371344761904.762" calcext:value-type="float">
            <text:p>371344761904.762</text:p>
          </table:table-cell>
          <table:table-cell office:value-type="float" office:value="399488897844.046" calcext:value-type="float">
            <text:p>399488897844.046</text:p>
          </table:table-cell>
          <table:table-cell office:value-type="float" office:value="434750937596.065" calcext:value-type="float">
            <text:p>434750937596.065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508334413.965087" calcext:value-type="float">
            <text:p>508334413.965087</text:p>
          </table:table-cell>
          <table:table-cell office:value-type="float" office:value="531959561.62226" calcext:value-type="float">
            <text:p>531959561.62226</text:p>
          </table:table-cell>
          <table:table-cell office:value-type="float" office:value="574091101.194382" calcext:value-type="float">
            <text:p>574091101.194382</text:p>
          </table:table-cell>
          <table:table-cell office:value-type="float" office:value="496947904.443033" calcext:value-type="float">
            <text:p>496947904.443033</text:p>
          </table:table-cell>
          <table:table-cell office:value-type="float" office:value="496098775.308642" calcext:value-type="float">
            <text:p>496098775.308642</text:p>
          </table:table-cell>
          <table:table-cell office:value-type="float" office:value="735267082.294264" calcext:value-type="float">
            <text:p>735267082.294264</text:p>
          </table:table-cell>
          <table:table-cell office:value-type="float" office:value="906811943.824649" calcext:value-type="float">
            <text:p>906811943.824649</text:p>
          </table:table-cell>
          <table:table-cell office:value-type="float" office:value="841974025.462659" calcext:value-type="float">
            <text:p>841974025.462659</text:p>
          </table:table-cell>
          <table:table-cell office:value-type="float" office:value="772228643.405428" calcext:value-type="float">
            <text:p>772228643.405428</text:p>
          </table:table-cell>
          <table:table-cell office:value-type="float" office:value="788641965.432099" calcext:value-type="float">
            <text:p>788641965.432099</text:p>
          </table:table-cell>
          <table:table-cell office:value-type="float" office:value="865975308.641975" calcext:value-type="float">
            <text:p>865975308.641975</text:p>
          </table:table-cell>
          <table:table-cell office:value-type="float" office:value="882765471.604938" calcext:value-type="float">
            <text:p>882765471.604938</text:p>
          </table:table-cell>
          <table:table-cell office:value-type="float" office:value="1024098804.93827" calcext:value-type="float">
            <text:p>1024098804.93827</text:p>
          </table:table-cell>
          <table:table-cell office:value-type="float" office:value="972101724.995368" calcext:value-type="float">
            <text:p>972101724.995368</text:p>
          </table:table-cell>
          <table:table-cell office:value-type="float" office:value="1217953546.97604" calcext:value-type="float">
            <text:p>1217953546.97604</text:p>
          </table:table-cell>
          <table:table-cell office:value-type="float" office:value="1575789254.46938" calcext:value-type="float">
            <text:p>1575789254.46938</text:p>
          </table:table-cell>
          <table:table-cell office:value-type="float" office:value="1452792989.10865" calcext:value-type="float">
            <text:p>1452792989.10865</text:p>
          </table:table-cell>
          <table:table-cell office:value-type="float" office:value="1382400000" calcext:value-type="float">
            <text:p>1382400000</text:p>
          </table:table-cell>
          <table:table-cell office:value-type="float" office:value="1604162497.45945" calcext:value-type="float">
            <text:p>1604162497.45945</text:p>
          </table:table-cell>
          <table:table-cell office:value-type="float" office:value="1851250008.33333" calcext:value-type="float">
            <text:p>1851250008.33333</text:p>
          </table:table-cell>
          <table:table-cell office:value-type="float" office:value="1945916583.33333" calcext:value-type="float">
            <text:p>1945916583.33333</text:p>
          </table:table-cell>
          <table:table-cell office:value-type="float" office:value="2275583316.66667" calcext:value-type="float">
            <text:p>2275583316.66667</text:p>
          </table:table-cell>
          <table:table-cell office:value-type="float" office:value="2395429852.43076" calcext:value-type="float">
            <text:p>2395429852.43076</text:p>
          </table:table-cell>
          <table:table-cell office:value-type="float" office:value="2447174803.37791" calcext:value-type="float">
            <text:p>2447174803.37791</text:p>
          </table:table-cell>
          <table:table-cell office:value-type="float" office:value="2581207387.79709" calcext:value-type="float">
            <text:p>2581207387.79709</text:p>
          </table:table-cell>
          <table:table-cell office:value-type="float" office:value="2619913955.51556" calcext:value-type="float">
            <text:p>2619913955.51556</text:p>
          </table:table-cell>
          <table:table-cell office:value-type="float" office:value="2850784523.37711" calcext:value-type="float">
            <text:p>2850784523.37711</text:p>
          </table:table-cell>
          <table:table-cell office:value-type="float" office:value="2957255379.54315" calcext:value-type="float">
            <text:p>2957255379.54315</text:p>
          </table:table-cell>
          <table:table-cell office:value-type="float" office:value="3487009748.35638" calcext:value-type="float">
            <text:p>3487009748.35638</text:p>
          </table:table-cell>
          <table:table-cell office:value-type="float" office:value="3525228153.17361" calcext:value-type="float">
            <text:p>3525228153.17361</text:p>
          </table:table-cell>
          <table:table-cell office:value-type="float" office:value="3627562402.66027" calcext:value-type="float">
            <text:p>3627562402.66027</text:p>
          </table:table-cell>
          <table:table-cell office:value-type="float" office:value="3921476084.89072" calcext:value-type="float">
            <text:p>3921476084.89072</text:p>
          </table:table-cell>
          <table:table-cell office:value-type="float" office:value="3401211581.29176" calcext:value-type="float">
            <text:p>3401211581.29176</text:p>
          </table:table-cell>
          <table:table-cell office:value-type="float" office:value="3660041666.66667" calcext:value-type="float">
            <text:p>3660041666.66667</text:p>
          </table:table-cell>
          <table:table-cell office:value-type="float" office:value="4066775510.20408" calcext:value-type="float">
            <text:p>4066775510.20408</text:p>
          </table:table-cell>
          <table:table-cell office:value-type="float" office:value="4401104417.67068" calcext:value-type="float">
            <text:p>4401104417.67068</text:p>
          </table:table-cell>
          <table:table-cell office:value-type="float" office:value="4521580381.47139" calcext:value-type="float">
            <text:p>4521580381.47139</text:p>
          </table:table-cell>
          <table:table-cell office:value-type="float" office:value="4918691916.53516" calcext:value-type="float">
            <text:p>4918691916.53516</text:p>
          </table:table-cell>
          <table:table-cell office:value-type="float" office:value="4856255044.39064" calcext:value-type="float">
            <text:p>4856255044.39064</text:p>
          </table:table-cell>
          <table:table-cell office:value-type="float" office:value="5033642384.10596" calcext:value-type="float">
            <text:p>5033642384.10596</text:p>
          </table:table-cell>
          <table:table-cell office:value-type="float" office:value="5494252207.90502" calcext:value-type="float">
            <text:p>5494252207.90502</text:p>
          </table:table-cell>
          <table:table-cell office:value-type="float" office:value="6007055042.17687" calcext:value-type="float">
            <text:p>6007055042.17687</text:p>
          </table:table-cell>
          <table:table-cell office:value-type="float" office:value="6050875806.66403" calcext:value-type="float">
            <text:p>6050875806.66403</text:p>
          </table:table-cell>
          <table:table-cell office:value-type="float" office:value="6330473096.54071" calcext:value-type="float">
            <text:p>6330473096.54071</text:p>
          </table:table-cell>
          <table:table-cell office:value-type="float" office:value="7273938314.71988" calcext:value-type="float">
            <text:p>7273938314.71988</text:p>
          </table:table-cell>
          <table:table-cell office:value-type="float" office:value="8130258041.46706" calcext:value-type="float">
            <text:p>8130258041.46706</text:p>
          </table:table-cell>
          <table:table-cell office:value-type="float" office:value="9043715355.8881" calcext:value-type="float">
            <text:p>9043715355.8881</text:p>
          </table:table-cell>
          <table:table-cell office:value-type="float" office:value="10325618017.379" calcext:value-type="float">
            <text:p>10325618017.379</text:p>
          </table:table-cell>
          <table:table-cell office:value-type="float" office:value="12545438605.3959" calcext:value-type="float">
            <text:p>12545438605.3959</text:p>
          </table:table-cell>
          <table:table-cell office:value-type="float" office:value="12854985464.0764" calcext:value-type="float">
            <text:p>12854985464.0764</text:p>
          </table:table-cell>
          <table:table-cell office:value-type="float" office:value="16002656434.4746" calcext:value-type="float">
            <text:p>16002656434.4746</text:p>
          </table:table-cell>
          <table:table-cell office:value-type="float" office:value="18913574370.76" calcext:value-type="float">
            <text:p>18913574370.76</text:p>
          </table:table-cell>
          <table:table-cell office:value-type="float" office:value="18851513891.066" calcext:value-type="float">
            <text:p>18851513891.066</text:p>
          </table:table-cell>
          <table:table-cell office:value-type="float" office:value="19271168018.482" calcext:value-type="float">
            <text:p>19271168018.482</text:p>
          </table:table-cell>
          <table:table-cell office:value-type="float" office:value="20002968837.9471" calcext:value-type="float">
            <text:p>20002968837.9471</text:p>
          </table:table-cell>
          <table:table-cell office:value-type="float" office:value="21410840908.5198" calcext:value-type="float">
            <text:p>21410840908.5198</text:p>
          </table:table-cell>
          <table:table-cell office:value-type="float" office:value="21185922407.5922" calcext:value-type="float">
            <text:p>21185922407.5922</text:p>
          </table:table-cell>
          <table:table-cell office:value-type="float" office:value="24880266905.4961" calcext:value-type="float">
            <text:p>24880266905.4961</text:p>
          </table:table-cell>
          <table:table-cell office:value-type="float" office:value="28812491891.5812" calcext:value-type="float">
            <text:p>28812491891.5812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table:number-columns-repeated="47"/>
          <table:table-cell office:value-type="float" office:value="20439559.5768483" calcext:value-type="float">
            <text:p>20439559.5768483</text:p>
          </table:table-cell>
          <table:table-cell office:value-type="float" office:value="39292928.3120602" calcext:value-type="float">
            <text:p>39292928.3120602</text:p>
          </table:table-cell>
          <table:table-cell office:value-type="float" office:value="44294351.7637203" calcext:value-type="float">
            <text:p>44294351.7637203</text:p>
          </table:table-cell>
          <table:table-cell office:value-type="float" office:value="49234059.7187225" calcext:value-type="float">
            <text:p>49234059.7187225</text:p>
          </table:table-cell>
          <table:table-cell office:value-type="float" office:value="72682692.5373284" calcext:value-type="float">
            <text:p>72682692.5373284</text:p>
          </table:table-cell>
          <table:table-cell office:value-type="float" office:value="103837431.883349" calcext:value-type="float">
            <text:p>103837431.883349</text:p>
          </table:table-cell>
          <table:table-cell office:value-type="float" office:value="108631468.258281" calcext:value-type="float">
            <text:p>108631468.258281</text:p>
          </table:table-cell>
          <table:table-cell office:value-type="float" office:value="117013202.314436" calcext:value-type="float">
            <text:p>117013202.314436</text:p>
          </table:table-cell>
          <table:table-cell office:value-type="float" office:value="99964019.3044941" calcext:value-type="float">
            <text:p>99964019.3044941</text:p>
          </table:table-cell>
          <table:table-cell office:value-type="float" office:value="102055047.945899" calcext:value-type="float">
            <text:p>102055047.945899</text:p>
          </table:table-cell>
          <table:table-cell office:value-type="float" office:value="113880715.219337" calcext:value-type="float">
            <text:p>113880715.219337</text:p>
          </table:table-cell>
          <table:table-cell office:value-type="float" office:value="114718022.803078" calcext:value-type="float">
            <text:p>114718022.803078</text:p>
          </table:table-cell>
        </table:table-row>
        <table:table-row table:style-name="ro1">
          <table:table-cell office:value-type="string" calcext:value-type="string">
            <text:p>Nueva Zelandia</text:p>
          </table:table-cell>
          <table:table-cell office:value-type="string" calcext:value-type="string">
            <text:p>NZL</text:p>
          </table:table-cell>
          <table:table-cell office:value-type="float" office:value="5485854791.97096" calcext:value-type="float">
            <text:p>5485854791.97096</text:p>
          </table:table-cell>
          <table:table-cell office:value-type="float" office:value="5670064168.21773" calcext:value-type="float">
            <text:p>5670064168.21773</text:p>
          </table:table-cell>
          <table:table-cell office:value-type="float" office:value="6077496267.76294" calcext:value-type="float">
            <text:p>6077496267.76294</text:p>
          </table:table-cell>
          <table:table-cell office:value-type="float" office:value="6638937283.13963" calcext:value-type="float">
            <text:p>6638937283.13963</text:p>
          </table:table-cell>
          <table:table-cell office:value-type="float" office:value="7274144350.81809" calcext:value-type="float">
            <text:p>7274144350.81809</text:p>
          </table:table-cell>
          <table:table-cell office:value-type="float" office:value="5654463586.00366" calcext:value-type="float">
            <text:p>5654463586.00366</text:p>
          </table:table-cell>
          <table:table-cell office:value-type="float" office:value="5863733230.97616" calcext:value-type="float">
            <text:p>5863733230.97616</text:p>
          </table:table-cell>
          <table:table-cell office:value-type="float" office:value="5961418093.53003" calcext:value-type="float">
            <text:p>5961418093.53003</text:p>
          </table:table-cell>
          <table:table-cell office:value-type="float" office:value="5180597620.64135" calcext:value-type="float">
            <text:p>5180597620.64135</text:p>
          </table:table-cell>
          <table:table-cell office:value-type="float" office:value="5761588761.69421" calcext:value-type="float">
            <text:p>5761588761.69421</text:p>
          </table:table-cell>
          <table:table-cell office:value-type="float" office:value="6623527494.68025" calcext:value-type="float">
            <text:p>6623527494.68025</text:p>
          </table:table-cell>
          <table:table-cell office:value-type="float" office:value="7911136757.06867" calcext:value-type="float">
            <text:p>7911136757.06867</text:p>
          </table:table-cell>
          <table:table-cell office:value-type="float" office:value="9567331064.65727" calcext:value-type="float">
            <text:p>9567331064.65727</text:p>
          </table:table-cell>
          <table:table-cell office:value-type="float" office:value="12802281897.8712" calcext:value-type="float">
            <text:p>12802281897.8712</text:p>
          </table:table-cell>
          <table:table-cell office:value-type="float" office:value="13940981798.1247" calcext:value-type="float">
            <text:p>13940981798.1247</text:p>
          </table:table-cell>
          <table:table-cell office:value-type="float" office:value="12861983284.3912" calcext:value-type="float">
            <text:p>12861983284.3912</text:p>
          </table:table-cell>
          <table:table-cell office:value-type="float" office:value="13604832424.0062" calcext:value-type="float">
            <text:p>13604832424.0062</text:p>
          </table:table-cell>
          <table:table-cell office:value-type="float" office:value="15446825318.4556" calcext:value-type="float">
            <text:p>15446825318.4556</text:p>
          </table:table-cell>
          <table:table-cell office:value-type="float" office:value="18530518394.6488" calcext:value-type="float">
            <text:p>18530518394.6488</text:p>
          </table:table-cell>
          <table:table-cell office:value-type="float" office:value="20731243113.2926" calcext:value-type="float">
            <text:p>20731243113.2926</text:p>
          </table:table-cell>
          <table:table-cell office:value-type="float" office:value="23244547384.6748" calcext:value-type="float">
            <text:p>23244547384.6748</text:p>
          </table:table-cell>
          <table:table-cell office:value-type="float" office:value="24417617184.2478" calcext:value-type="float">
            <text:p>24417617184.2478</text:p>
          </table:table-cell>
          <table:table-cell office:value-type="float" office:value="24164603058.9949" calcext:value-type="float">
            <text:p>24164603058.9949</text:p>
          </table:table-cell>
          <table:table-cell office:value-type="float" office:value="24309279705.5731" calcext:value-type="float">
            <text:p>24309279705.5731</text:p>
          </table:table-cell>
          <table:table-cell office:value-type="float" office:value="21665975318.8842" calcext:value-type="float">
            <text:p>21665975318.8842</text:p>
          </table:table-cell>
          <table:table-cell office:value-type="float" office:value="24679795396.4194" calcext:value-type="float">
            <text:p>24679795396.4194</text:p>
          </table:table-cell>
          <table:table-cell office:value-type="float" office:value="30604668356.5695" calcext:value-type="float">
            <text:p>30604668356.5695</text:p>
          </table:table-cell>
          <table:table-cell office:value-type="float" office:value="40376354069.9474" calcext:value-type="float">
            <text:p>40376354069.9474</text:p>
          </table:table-cell>
          <table:table-cell office:value-type="float" office:value="45176811594.2029" calcext:value-type="float">
            <text:p>45176811594.2029</text:p>
          </table:table-cell>
          <table:table-cell office:value-type="float" office:value="43920222524.7085" calcext:value-type="float">
            <text:p>43920222524.7085</text:p>
          </table:table-cell>
          <table:table-cell office:value-type="float" office:value="45495129385.0475" calcext:value-type="float">
            <text:p>45495129385.0475</text:p>
          </table:table-cell>
          <table:table-cell office:value-type="float" office:value="42745329732.163" calcext:value-type="float">
            <text:p>42745329732.163</text:p>
          </table:table-cell>
          <table:table-cell office:value-type="float" office:value="41649829859.6342" calcext:value-type="float">
            <text:p>41649829859.6342</text:p>
          </table:table-cell>
          <table:table-cell office:value-type="float" office:value="46775620817.4327" calcext:value-type="float">
            <text:p>46775620817.4327</text:p>
          </table:table-cell>
          <table:table-cell office:value-type="float" office:value="55314732279.1379" calcext:value-type="float">
            <text:p>55314732279.1379</text:p>
          </table:table-cell>
          <table:table-cell office:value-type="float" office:value="63918703506.9075" calcext:value-type="float">
            <text:p>63918703506.9075</text:p>
          </table:table-cell>
          <table:table-cell office:value-type="float" office:value="70140835299.0148" calcext:value-type="float">
            <text:p>70140835299.0148</text:p>
          </table:table-cell>
          <table:table-cell office:value-type="float" office:value="66075143415.4952" calcext:value-type="float">
            <text:p>66075143415.4952</text:p>
          </table:table-cell>
          <table:table-cell office:value-type="float" office:value="56227169851.0448" calcext:value-type="float">
            <text:p>56227169851.0448</text:p>
          </table:table-cell>
          <table:table-cell office:value-type="float" office:value="58762260625.8758" calcext:value-type="float">
            <text:p>58762260625.8758</text:p>
          </table:table-cell>
          <table:table-cell office:value-type="float" office:value="52623281956.7031" calcext:value-type="float">
            <text:p>52623281956.7031</text:p>
          </table:table-cell>
          <table:table-cell office:value-type="float" office:value="53872425916.6248" calcext:value-type="float">
            <text:p>53872425916.6248</text:p>
          </table:table-cell>
          <table:table-cell office:value-type="float" office:value="66627729311.4495" calcext:value-type="float">
            <text:p>66627729311.4495</text:p>
          </table:table-cell>
          <table:table-cell office:value-type="float" office:value="88250885550.2626" calcext:value-type="float">
            <text:p>88250885550.2626</text:p>
          </table:table-cell>
          <table:table-cell office:value-type="float" office:value="103905210084.034" calcext:value-type="float">
            <text:p>103905210084.034</text:p>
          </table:table-cell>
          <table:table-cell office:value-type="float" office:value="114720129550.095" calcext:value-type="float">
            <text:p>114720129550.095</text:p>
          </table:table-cell>
          <table:table-cell office:value-type="float" office:value="111608845081.383" calcext:value-type="float">
            <text:p>111608845081.383</text:p>
          </table:table-cell>
          <table:table-cell office:value-type="float" office:value="137316087308.003" calcext:value-type="float">
            <text:p>137316087308.003</text:p>
          </table:table-cell>
          <table:table-cell office:value-type="float" office:value="133280382371.547" calcext:value-type="float">
            <text:p>133280382371.547</text:p>
          </table:table-cell>
          <table:table-cell office:value-type="float" office:value="121338622025.111" calcext:value-type="float">
            <text:p>121338622025.111</text:p>
          </table:table-cell>
          <table:table-cell office:value-type="float" office:value="146583831538.331" calcext:value-type="float">
            <text:p>146583831538.331</text:p>
          </table:table-cell>
          <table:table-cell office:value-type="float" office:value="168461998741.295" calcext:value-type="float">
            <text:p>168461998741.295</text:p>
          </table:table-cell>
          <table:table-cell office:value-type="float" office:value="176193696737.934" calcext:value-type="float">
            <text:p>176193696737.934</text:p>
          </table:table-cell>
          <table:table-cell office:value-type="float" office:value="190784384693.441" calcext:value-type="float">
            <text:p>190784384693.441</text:p>
          </table:table-cell>
          <table:table-cell office:value-type="float" office:value="200834001603.85" calcext:value-type="float">
            <text:p>200834001603.85</text:p>
          </table:table-cell>
          <table:table-cell office:value-type="float" office:value="177208110322.704" calcext:value-type="float">
            <text:p>177208110322.704</text:p>
          </table:table-cell>
          <table:table-cell office:value-type="float" office:value="187854022728.459" calcext:value-type="float">
            <text:p>187854022728.459</text:p>
          </table:table-cell>
          <table:table-cell office:value-type="float" office:value="202590814084.991" calcext:value-type="float">
            <text:p>202590814084.991</text:p>
          </table:table-cell>
          <table:table-cell office:value-type="float" office:value="205024937871.546" calcext:value-type="float">
            <text:p>205024937871.546</text:p>
          </table:table-cell>
        </table:table-row>
        <table:table-row table:style-name="ro1">
          <table:table-cell office:value-type="string" calcext:value-type="string">
            <text:p>Omán</text:p>
          </table:table-cell>
          <table:table-cell office:value-type="string" calcext:value-type="string">
            <text:p>OMN</text:p>
          </table:table-cell>
          <table:table-cell table:number-columns-repeated="5"/>
          <table:table-cell office:value-type="float" office:value="63287594.5113414" calcext:value-type="float">
            <text:p>63287594.5113414</text:p>
          </table:table-cell>
          <table:table-cell office:value-type="float" office:value="67768132.1758611" calcext:value-type="float">
            <text:p>67768132.1758611</text:p>
          </table:table-cell>
          <table:table-cell office:value-type="float" office:value="107152720.243027" calcext:value-type="float">
            <text:p>107152720.243027</text:p>
          </table:table-cell>
          <table:table-cell office:value-type="float" office:value="188864890.808735" calcext:value-type="float">
            <text:p>188864890.808735</text:p>
          </table:table-cell>
          <table:table-cell office:value-type="float" office:value="239980801.535877" calcext:value-type="float">
            <text:p>239980801.535877</text:p>
          </table:table-cell>
          <table:table-cell office:value-type="float" office:value="256299496.040317" calcext:value-type="float">
            <text:p>256299496.040317</text:p>
          </table:table-cell>
          <table:table-cell office:value-type="float" office:value="301010587.102984" calcext:value-type="float">
            <text:p>301010587.102984</text:p>
          </table:table-cell>
          <table:table-cell office:value-type="float" office:value="366857738.40542" calcext:value-type="float">
            <text:p>366857738.40542</text:p>
          </table:table-cell>
          <table:table-cell office:value-type="float" office:value="483033932.135729" calcext:value-type="float">
            <text:p>483033932.135729</text:p>
          </table:table-cell>
          <table:table-cell office:value-type="float" office:value="1645917776.49103" calcext:value-type="float">
            <text:p>1645917776.49103</text:p>
          </table:table-cell>
          <table:table-cell office:value-type="float" office:value="2096699189.34569" calcext:value-type="float">
            <text:p>2096699189.34569</text:p>
          </table:table-cell>
          <table:table-cell office:value-type="float" office:value="2560220034.74233" calcext:value-type="float">
            <text:p>2560220034.74233</text:p>
          </table:table-cell>
          <table:table-cell office:value-type="float" office:value="2741169947.88651" calcext:value-type="float">
            <text:p>2741169947.88651</text:p>
          </table:table-cell>
          <table:table-cell office:value-type="float" office:value="2740301389.69311" calcext:value-type="float">
            <text:p>2740301389.69311</text:p>
          </table:table-cell>
          <table:table-cell office:value-type="float" office:value="3733352634.62652" calcext:value-type="float">
            <text:p>3733352634.62652</text:p>
          </table:table-cell>
          <table:table-cell office:value-type="float" office:value="5981760277.93862" calcext:value-type="float">
            <text:p>5981760277.93862</text:p>
          </table:table-cell>
          <table:table-cell office:value-type="float" office:value="7259120150.55009" calcext:value-type="float">
            <text:p>7259120150.55009</text:p>
          </table:table-cell>
          <table:table-cell office:value-type="float" office:value="7554719455.70353" calcext:value-type="float">
            <text:p>7554719455.70353</text:p>
          </table:table-cell>
          <table:table-cell office:value-type="float" office:value="7932541690.79328" calcext:value-type="float">
            <text:p>7932541690.79328</text:p>
          </table:table-cell>
          <table:table-cell office:value-type="float" office:value="8821366531.55762" calcext:value-type="float">
            <text:p>8821366531.55762</text:p>
          </table:table-cell>
          <table:table-cell office:value-type="float" office:value="10005500579.0388" calcext:value-type="float">
            <text:p>10005500579.0388</text:p>
          </table:table-cell>
          <table:table-cell office:value-type="float" office:value="7323822251.3089" calcext:value-type="float">
            <text:p>7323822251.3089</text:p>
          </table:table-cell>
          <table:table-cell office:value-type="float" office:value="7811183094.92848" calcext:value-type="float">
            <text:p>7811183094.92848</text:p>
          </table:table-cell>
          <table:table-cell office:value-type="float" office:value="8386215864.75943" calcext:value-type="float">
            <text:p>8386215864.75943</text:p>
          </table:table-cell>
          <table:table-cell office:value-type="float" office:value="9372171651.49545" calcext:value-type="float">
            <text:p>9372171651.49545</text:p>
          </table:table-cell>
          <table:table-cell office:value-type="float" office:value="11685045513.6541" calcext:value-type="float">
            <text:p>11685045513.6541</text:p>
          </table:table-cell>
          <table:table-cell office:value-type="float" office:value="11341482444.7334" calcext:value-type="float">
            <text:p>11341482444.7334</text:p>
          </table:table-cell>
          <table:table-cell office:value-type="float" office:value="12452275682.7048" calcext:value-type="float">
            <text:p>12452275682.7048</text:p>
          </table:table-cell>
          <table:table-cell office:value-type="float" office:value="12493107932.3797" calcext:value-type="float">
            <text:p>12493107932.3797</text:p>
          </table:table-cell>
          <table:table-cell office:value-type="float" office:value="12918855656.697" calcext:value-type="float">
            <text:p>12918855656.697</text:p>
          </table:table-cell>
          <table:table-cell office:value-type="float" office:value="13802600780.2341" calcext:value-type="float">
            <text:p>13802600780.2341</text:p>
          </table:table-cell>
          <table:table-cell office:value-type="float" office:value="15277763328.9987" calcext:value-type="float">
            <text:p>15277763328.9987</text:p>
          </table:table-cell>
          <table:table-cell office:value-type="float" office:value="15837451235.3706" calcext:value-type="float">
            <text:p>15837451235.3706</text:p>
          </table:table-cell>
          <table:table-cell office:value-type="float" office:value="14085373211.9636" calcext:value-type="float">
            <text:p>14085373211.9636</text:p>
          </table:table-cell>
          <table:table-cell office:value-type="float" office:value="15710148244.4733" calcext:value-type="float">
            <text:p>15710148244.4733</text:p>
          </table:table-cell>
          <table:table-cell office:value-type="float" office:value="19507412223.6671" calcext:value-type="float">
            <text:p>19507412223.6671</text:p>
          </table:table-cell>
          <table:table-cell office:value-type="float" office:value="19452015604.6814" calcext:value-type="float">
            <text:p>19452015604.6814</text:p>
          </table:table-cell>
          <table:table-cell office:value-type="float" office:value="20142782834.8505" calcext:value-type="float">
            <text:p>20142782834.8505</text:p>
          </table:table-cell>
          <table:table-cell office:value-type="float" office:value="21633810143.0429" calcext:value-type="float">
            <text:p>21633810143.0429</text:p>
          </table:table-cell>
          <table:table-cell office:value-type="float" office:value="24763589076.723" calcext:value-type="float">
            <text:p>24763589076.723</text:p>
          </table:table-cell>
          <table:table-cell office:value-type="float" office:value="31081924577.3732" calcext:value-type="float">
            <text:p>31081924577.3732</text:p>
          </table:table-cell>
          <table:table-cell office:value-type="float" office:value="37215864759.4278" calcext:value-type="float">
            <text:p>37215864759.4278</text:p>
          </table:table-cell>
          <table:table-cell office:value-type="float" office:value="42085305591.6775" calcext:value-type="float">
            <text:p>42085305591.6775</text:p>
          </table:table-cell>
          <table:table-cell office:value-type="float" office:value="60905331599.4798" calcext:value-type="float">
            <text:p>60905331599.4798</text:p>
          </table:table-cell>
          <table:table-cell office:value-type="float" office:value="48388296488.9467" calcext:value-type="float">
            <text:p>48388296488.9467</text:p>
          </table:table-cell>
          <table:table-cell office:value-type="float" office:value="58642392717.8153" calcext:value-type="float">
            <text:p>58642392717.8153</text:p>
          </table:table-cell>
          <table:table-cell office:value-type="float" office:value="67937581274.3823" calcext:value-type="float">
            <text:p>67937581274.3823</text:p>
          </table:table-cell>
          <table:table-cell office:value-type="float" office:value="76689206762.0286" calcext:value-type="float">
            <text:p>76689206762.0286</text:p>
          </table:table-cell>
          <table:table-cell office:value-type="float" office:value="78784395318.5956" calcext:value-type="float">
            <text:p>78784395318.5956</text:p>
          </table:table-cell>
          <table:table-cell office:value-type="float" office:value="81076723016.9051" calcext:value-type="float">
            <text:p>81076723016.9051</text:p>
          </table:table-cell>
          <table:table-cell office:value-type="float" office:value="68921456436.9311" calcext:value-type="float">
            <text:p>68921456436.9311</text:p>
          </table:table-cell>
          <table:table-cell office:value-type="float" office:value="65941482444.7334" calcext:value-type="float">
            <text:p>65941482444.7334</text:p>
          </table:table-cell>
          <table:table-cell office:value-type="float" office:value="70783875162.5488" calcext:value-type="float">
            <text:p>70783875162.5488</text:p>
          </table:table-cell>
          <table:table-cell office:value-type="float" office:value="79294928478.5436" calcext:value-type="float">
            <text:p>79294928478.5436</text:p>
          </table:table-cell>
        </table:table-row>
        <table:table-row table:style-name="ro1">
          <table:table-cell office:value-type="string" calcext:value-type="string">
            <text:p>Pakistán</text:p>
          </table:table-cell>
          <table:table-cell office:value-type="string" calcext:value-type="string">
            <text:p>PAK</text:p>
          </table:table-cell>
          <table:table-cell office:value-type="float" office:value="3707055900.88198" calcext:value-type="float">
            <text:p>3707055900.88198</text:p>
          </table:table-cell>
          <table:table-cell office:value-type="float" office:value="4054599181.01638" calcext:value-type="float">
            <text:p>4054599181.01638</text:p>
          </table:table-cell>
          <table:table-cell office:value-type="float" office:value="4233095590.0882" calcext:value-type="float">
            <text:p>4233095590.0882</text:p>
          </table:table-cell>
          <table:table-cell office:value-type="float" office:value="4540529105.41789" calcext:value-type="float">
            <text:p>4540529105.41789</text:p>
          </table:table-cell>
          <table:table-cell office:value-type="float" office:value="5130407727.84544" calcext:value-type="float">
            <text:p>5130407727.84544</text:p>
          </table:table-cell>
          <table:table-cell office:value-type="float" office:value="5884712095.75809" calcext:value-type="float">
            <text:p>5884712095.75809</text:p>
          </table:table-cell>
          <table:table-cell office:value-type="float" office:value="6466610751.78496" calcext:value-type="float">
            <text:p>6466610751.78496</text:p>
          </table:table-cell>
          <table:table-cell office:value-type="float" office:value="7403821902.56195" calcext:value-type="float">
            <text:p>7403821902.56195</text:p>
          </table:table-cell>
          <table:table-cell office:value-type="float" office:value="8090088555.2289" calcext:value-type="float">
            <text:p>8090088555.2289</text:p>
          </table:table-cell>
          <table:table-cell office:value-type="float" office:value="8632927257.45485" calcext:value-type="float">
            <text:p>8632927257.45485</text:p>
          </table:table-cell>
          <table:table-cell office:value-type="float" office:value="10027088849.223" calcext:value-type="float">
            <text:p>10027088849.223</text:p>
          </table:table-cell>
          <table:table-cell office:value-type="float" office:value="10602058189.8362" calcext:value-type="float">
            <text:p>10602058189.8362</text:p>
          </table:table-cell>
          <table:table-cell office:value-type="float" office:value="9309109764.07784" calcext:value-type="float">
            <text:p>9309109764.07784</text:p>
          </table:table-cell>
          <table:table-cell office:value-type="float" office:value="6324884129.38617" calcext:value-type="float">
            <text:p>6324884129.38617</text:p>
          </table:table-cell>
          <table:table-cell office:value-type="float" office:value="8773030424.24242" calcext:value-type="float">
            <text:p>8773030424.24242</text:p>
          </table:table-cell>
          <table:table-cell office:value-type="float" office:value="11340000242.4242" calcext:value-type="float">
            <text:p>11340000242.4242</text:p>
          </table:table-cell>
          <table:table-cell office:value-type="float" office:value="13338484979.798" calcext:value-type="float">
            <text:p>13338484979.798</text:p>
          </table:table-cell>
          <table:table-cell office:value-type="float" office:value="15126059646.4646" calcext:value-type="float">
            <text:p>15126059646.4646</text:p>
          </table:table-cell>
          <table:table-cell office:value-type="float" office:value="17820100626.2626" calcext:value-type="float">
            <text:p>17820100626.2626</text:p>
          </table:table-cell>
          <table:table-cell office:value-type="float" office:value="19707979303.0303" calcext:value-type="float">
            <text:p>19707979303.0303</text:p>
          </table:table-cell>
          <table:table-cell office:value-type="float" office:value="23689696767.6768" calcext:value-type="float">
            <text:p>23689696767.6768</text:p>
          </table:table-cell>
          <table:table-cell office:value-type="float" office:value="28100605515.1515" calcext:value-type="float">
            <text:p>28100605515.1515</text:p>
          </table:table-cell>
          <table:table-cell office:value-type="float" office:value="30725972786.7299" calcext:value-type="float">
            <text:p>30725972786.7299</text:p>
          </table:table-cell>
          <table:table-cell office:value-type="float" office:value="28691890433.0709" calcext:value-type="float">
            <text:p>28691890433.0709</text:p>
          </table:table-cell>
          <table:table-cell office:value-type="float" office:value="31151824658.6524" calcext:value-type="float">
            <text:p>31151824658.6524</text:p>
          </table:table-cell>
          <table:table-cell office:value-type="float" office:value="31144920554.0897" calcext:value-type="float">
            <text:p>31144920554.0897</text:p>
          </table:table-cell>
          <table:table-cell office:value-type="float" office:value="31899071053.9368" calcext:value-type="float">
            <text:p>31899071053.9368</text:p>
          </table:table-cell>
          <table:table-cell office:value-type="float" office:value="33351528115.351" calcext:value-type="float">
            <text:p>33351528115.351</text:p>
          </table:table-cell>
          <table:table-cell office:value-type="float" office:value="38472741737.3968" calcext:value-type="float">
            <text:p>38472741737.3968</text:p>
          </table:table-cell>
          <table:table-cell office:value-type="float" office:value="40171019643.3511" calcext:value-type="float">
            <text:p>40171019643.3511</text:p>
          </table:table-cell>
          <table:table-cell office:value-type="float" office:value="40010424928.715" calcext:value-type="float">
            <text:p>40010424928.715</text:p>
          </table:table-cell>
          <table:table-cell office:value-type="float" office:value="45451960731.7204" calcext:value-type="float">
            <text:p>45451960731.7204</text:p>
          </table:table-cell>
          <table:table-cell office:value-type="float" office:value="48635176852.7673" calcext:value-type="float">
            <text:p>48635176852.7673</text:p>
          </table:table-cell>
          <table:table-cell office:value-type="float" office:value="51478304859.5879" calcext:value-type="float">
            <text:p>51478304859.5879</text:p>
          </table:table-cell>
          <table:table-cell office:value-type="float" office:value="51894781281.8919" calcext:value-type="float">
            <text:p>51894781281.8919</text:p>
          </table:table-cell>
          <table:table-cell office:value-type="float" office:value="60636022422.6176" calcext:value-type="float">
            <text:p>60636022422.6176</text:p>
          </table:table-cell>
          <table:table-cell office:value-type="float" office:value="63320122807.1223" calcext:value-type="float">
            <text:p>63320122807.1223</text:p>
          </table:table-cell>
          <table:table-cell office:value-type="float" office:value="62433300338.0941" calcext:value-type="float">
            <text:p>62433300338.0941</text:p>
          </table:table-cell>
          <table:table-cell office:value-type="float" office:value="62191955814.3478" calcext:value-type="float">
            <text:p>62191955814.3478</text:p>
          </table:table-cell>
          <table:table-cell office:value-type="float" office:value="62973855718.8874" calcext:value-type="float">
            <text:p>62973855718.8874</text:p>
          </table:table-cell>
          <table:table-cell office:value-type="float" office:value="73952374969.7995" calcext:value-type="float">
            <text:p>73952374969.7995</text:p>
          </table:table-cell>
          <table:table-cell office:value-type="float" office:value="72309738921.3329" calcext:value-type="float">
            <text:p>72309738921.3329</text:p>
          </table:table-cell>
          <table:table-cell office:value-type="float" office:value="72306820396.2325" calcext:value-type="float">
            <text:p>72306820396.2325</text:p>
          </table:table-cell>
          <table:table-cell office:value-type="float" office:value="83244801092.7096" calcext:value-type="float">
            <text:p>83244801092.7096</text:p>
          </table:table-cell>
          <table:table-cell office:value-type="float" office:value="97977766197.6724" calcext:value-type="float">
            <text:p>97977766197.6724</text:p>
          </table:table-cell>
          <table:table-cell office:value-type="float" office:value="109502102510.883" calcext:value-type="float">
            <text:p>109502102510.883</text:p>
          </table:table-cell>
          <table:table-cell office:value-type="float" office:value="137264061106.043" calcext:value-type="float">
            <text:p>137264061106.043</text:p>
          </table:table-cell>
          <table:table-cell office:value-type="float" office:value="152385716311.916" calcext:value-type="float">
            <text:p>152385716311.916</text:p>
          </table:table-cell>
          <table:table-cell office:value-type="float" office:value="170077814106.305" calcext:value-type="float">
            <text:p>170077814106.305</text:p>
          </table:table-cell>
          <table:table-cell office:value-type="float" office:value="168152775283.032" calcext:value-type="float">
            <text:p>168152775283.032</text:p>
          </table:table-cell>
          <table:table-cell office:value-type="float" office:value="177406854514.885" calcext:value-type="float">
            <text:p>177406854514.885</text:p>
          </table:table-cell>
          <table:table-cell office:value-type="float" office:value="213587413183.996" calcext:value-type="float">
            <text:p>213587413183.996</text:p>
          </table:table-cell>
          <table:table-cell office:value-type="float" office:value="224383620829.57" calcext:value-type="float">
            <text:p>224383620829.57</text:p>
          </table:table-cell>
          <table:table-cell office:value-type="float" office:value="231218567178.979" calcext:value-type="float">
            <text:p>231218567178.979</text:p>
          </table:table-cell>
          <table:table-cell office:value-type="float" office:value="244360888750.807" calcext:value-type="float">
            <text:p>244360888750.807</text:p>
          </table:table-cell>
          <table:table-cell office:value-type="float" office:value="270556126820.064" calcext:value-type="float">
            <text:p>270556126820.064</text:p>
          </table:table-cell>
          <table:table-cell office:value-type="float" office:value="278654637737.69" calcext:value-type="float">
            <text:p>278654637737.69</text:p>
          </table:table-cell>
          <table:table-cell office:value-type="float" office:value="304951818494.066" calcext:value-type="float">
            <text:p>304951818494.066</text:p>
          </table:table-cell>
          <table:table-cell office:value-type="float" office:value="312570060548.453" calcext:value-type="float">
            <text:p>312570060548.453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PAN</text:p>
          </table:table-cell>
          <table:table-cell office:value-type="float" office:value="537147100" calcext:value-type="float">
            <text:p>537147100</text:p>
          </table:table-cell>
          <table:table-cell office:value-type="float" office:value="599026300" calcext:value-type="float">
            <text:p>599026300</text:p>
          </table:table-cell>
          <table:table-cell office:value-type="float" office:value="652120900" calcext:value-type="float">
            <text:p>652120900</text:p>
          </table:table-cell>
          <table:table-cell office:value-type="float" office:value="722784500" calcext:value-type="float">
            <text:p>722784500</text:p>
          </table:table-cell>
          <table:table-cell office:value-type="float" office:value="776137500" calcext:value-type="float">
            <text:p>776137500</text:p>
          </table:table-cell>
          <table:table-cell office:value-type="float" office:value="852485300" calcext:value-type="float">
            <text:p>852485300</text:p>
          </table:table-cell>
          <table:table-cell office:value-type="float" office:value="928833000" calcext:value-type="float">
            <text:p>928833000</text:p>
          </table:table-cell>
          <table:table-cell office:value-type="float" office:value="1034376400" calcext:value-type="float">
            <text:p>1034376400</text:p>
          </table:table-cell>
          <table:table-cell office:value-type="float" office:value="1112791100" calcext:value-type="float">
            <text:p>1112791100</text:p>
          </table:table-cell>
          <table:table-cell office:value-type="float" office:value="1221305700" calcext:value-type="float">
            <text:p>1221305700</text:p>
          </table:table-cell>
          <table:table-cell office:value-type="float" office:value="1351006400" calcext:value-type="float">
            <text:p>1351006400</text:p>
          </table:table-cell>
          <table:table-cell office:value-type="float" office:value="1523917200" calcext:value-type="float">
            <text:p>1523917200</text:p>
          </table:table-cell>
          <table:table-cell office:value-type="float" office:value="1673411700" calcext:value-type="float">
            <text:p>1673411700</text:p>
          </table:table-cell>
          <table:table-cell office:value-type="float" office:value="1913793400" calcext:value-type="float">
            <text:p>1913793400</text:p>
          </table:table-cell>
          <table:table-cell office:value-type="float" office:value="2188307600" calcext:value-type="float">
            <text:p>2188307600</text:p>
          </table:table-cell>
          <table:table-cell office:value-type="float" office:value="2435304100" calcext:value-type="float">
            <text:p>2435304100</text:p>
          </table:table-cell>
          <table:table-cell office:value-type="float" office:value="2588106000" calcext:value-type="float">
            <text:p>2588106000</text:p>
          </table:table-cell>
          <table:table-cell office:value-type="float" office:value="2738261900" calcext:value-type="float">
            <text:p>2738261900</text:p>
          </table:table-cell>
          <table:table-cell office:value-type="float" office:value="3244558600" calcext:value-type="float">
            <text:p>3244558600</text:p>
          </table:table-cell>
          <table:table-cell office:value-type="float" office:value="3704551600" calcext:value-type="float">
            <text:p>3704551600</text:p>
          </table:table-cell>
          <table:table-cell office:value-type="float" office:value="4614086400" calcext:value-type="float">
            <text:p>4614086400</text:p>
          </table:table-cell>
          <table:table-cell office:value-type="float" office:value="5222421500" calcext:value-type="float">
            <text:p>5222421500</text:p>
          </table:table-cell>
          <table:table-cell office:value-type="float" office:value="5769767900" calcext:value-type="float">
            <text:p>5769767900</text:p>
          </table:table-cell>
          <table:table-cell office:value-type="float" office:value="5923755900" calcext:value-type="float">
            <text:p>5923755900</text:p>
          </table:table-cell>
          <table:table-cell office:value-type="float" office:value="6183387100" calcext:value-type="float">
            <text:p>6183387100</text:p>
          </table:table-cell>
          <table:table-cell office:value-type="float" office:value="6541517100" calcext:value-type="float">
            <text:p>6541517100</text:p>
          </table:table-cell>
          <table:table-cell office:value-type="float" office:value="6797834200" calcext:value-type="float">
            <text:p>6797834200</text:p>
          </table:table-cell>
          <table:table-cell office:value-type="float" office:value="6827665300" calcext:value-type="float">
            <text:p>6827665300</text:p>
          </table:table-cell>
          <table:table-cell office:value-type="float" office:value="5902783400" calcext:value-type="float">
            <text:p>5902783400</text:p>
          </table:table-cell>
          <table:table-cell office:value-type="float" office:value="5918469800" calcext:value-type="float">
            <text:p>5918469800</text:p>
          </table:table-cell>
          <table:table-cell office:value-type="float" office:value="6433967000" calcext:value-type="float">
            <text:p>6433967000</text:p>
          </table:table-cell>
          <table:table-cell office:value-type="float" office:value="7074675500" calcext:value-type="float">
            <text:p>7074675500</text:p>
          </table:table-cell>
          <table:table-cell office:value-type="float" office:value="8042337700" calcext:value-type="float">
            <text:p>8042337700</text:p>
          </table:table-cell>
          <table:table-cell office:value-type="float" office:value="8782585400" calcext:value-type="float">
            <text:p>8782585400</text:p>
          </table:table-cell>
          <table:table-cell office:value-type="float" office:value="9365289800" calcext:value-type="float">
            <text:p>9365289800</text:p>
          </table:table-cell>
          <table:table-cell office:value-type="float" office:value="9573813700" calcext:value-type="float">
            <text:p>9573813700</text:p>
          </table:table-cell>
          <table:table-cell office:value-type="float" office:value="9870494000" calcext:value-type="float">
            <text:p>9870494000</text:p>
          </table:table-cell>
          <table:table-cell office:value-type="float" office:value="10677286100" calcext:value-type="float">
            <text:p>10677286100</text:p>
          </table:table-cell>
          <table:table-cell office:value-type="float" office:value="11575486400" calcext:value-type="float">
            <text:p>11575486400</text:p>
          </table:table-cell>
          <table:table-cell office:value-type="float" office:value="12130252200" calcext:value-type="float">
            <text:p>12130252200</text:p>
          </table:table-cell>
          <table:table-cell office:value-type="float" office:value="12304115000" calcext:value-type="float">
            <text:p>12304115000</text:p>
          </table:table-cell>
          <table:table-cell office:value-type="float" office:value="12502013400" calcext:value-type="float">
            <text:p>12502013400</text:p>
          </table:table-cell>
          <table:table-cell office:value-type="float" office:value="12994310400" calcext:value-type="float">
            <text:p>12994310400</text:p>
          </table:table-cell>
          <table:table-cell office:value-type="float" office:value="13693981200" calcext:value-type="float">
            <text:p>13693981200</text:p>
          </table:table-cell>
          <table:table-cell office:value-type="float" office:value="15013381700" calcext:value-type="float">
            <text:p>15013381700</text:p>
          </table:table-cell>
          <table:table-cell office:value-type="float" office:value="16374393900" calcext:value-type="float">
            <text:p>16374393900</text:p>
          </table:table-cell>
          <table:table-cell office:value-type="float" office:value="18141666300" calcext:value-type="float">
            <text:p>18141666300</text:p>
          </table:table-cell>
          <table:table-cell office:value-type="float" office:value="21295984200" calcext:value-type="float">
            <text:p>21295984200</text:p>
          </table:table-cell>
          <table:table-cell office:value-type="float" office:value="25155888600" calcext:value-type="float">
            <text:p>25155888600</text:p>
          </table:table-cell>
          <table:table-cell office:value-type="float" office:value="27116635600" calcext:value-type="float">
            <text:p>27116635600</text:p>
          </table:table-cell>
          <table:table-cell office:value-type="float" office:value="29440300000" calcext:value-type="float">
            <text:p>29440300000</text:p>
          </table:table-cell>
          <table:table-cell office:value-type="float" office:value="34686200000" calcext:value-type="float">
            <text:p>34686200000</text:p>
          </table:table-cell>
          <table:table-cell office:value-type="float" office:value="40429700000" calcext:value-type="float">
            <text:p>40429700000</text:p>
          </table:table-cell>
          <table:table-cell office:value-type="float" office:value="45600000000" calcext:value-type="float">
            <text:p>45600000000</text:p>
          </table:table-cell>
          <table:table-cell office:value-type="float" office:value="49921500000" calcext:value-type="float">
            <text:p>49921500000</text:p>
          </table:table-cell>
          <table:table-cell office:value-type="float" office:value="54091700000" calcext:value-type="float">
            <text:p>54091700000</text:p>
          </table:table-cell>
          <table:table-cell office:value-type="float" office:value="57957600000" calcext:value-type="float">
            <text:p>57957600000</text:p>
          </table:table-cell>
          <table:table-cell office:value-type="float" office:value="62283800000" calcext:value-type="float">
            <text:p>62283800000</text:p>
          </table:table-cell>
          <table:table-cell office:value-type="float" office:value="65055100000" calcext:value-type="float">
            <text:p>65055100000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PER</text:p>
          </table:table-cell>
          <table:table-cell office:value-type="float" office:value="2571908062.07692" calcext:value-type="float">
            <text:p>2571908062.07692</text:p>
          </table:table-cell>
          <table:table-cell office:value-type="float" office:value="2899654840.36567" calcext:value-type="float">
            <text:p>2899654840.36567</text:p>
          </table:table-cell>
          <table:table-cell office:value-type="float" office:value="3286773187.87687" calcext:value-type="float">
            <text:p>3286773187.87687</text:p>
          </table:table-cell>
          <table:table-cell office:value-type="float" office:value="3600957771.15299" calcext:value-type="float">
            <text:p>3600957771.15299</text:p>
          </table:table-cell>
          <table:table-cell office:value-type="float" office:value="4356913870.23508" calcext:value-type="float">
            <text:p>4356913870.23508</text:p>
          </table:table-cell>
          <table:table-cell office:value-type="float" office:value="5166861068.42164" calcext:value-type="float">
            <text:p>5166861068.42164</text:p>
          </table:table-cell>
          <table:table-cell office:value-type="float" office:value="6113607728.15672" calcext:value-type="float">
            <text:p>6113607728.15672</text:p>
          </table:table-cell>
          <table:table-cell office:value-type="float" office:value="6204253758.57616" calcext:value-type="float">
            <text:p>6204253758.57616</text:p>
          </table:table-cell>
          <table:table-cell office:value-type="float" office:value="5736083835.22481" calcext:value-type="float">
            <text:p>5736083835.22481</text:p>
          </table:table-cell>
          <table:table-cell office:value-type="float" office:value="6420909789.63824" calcext:value-type="float">
            <text:p>6420909789.63824</text:p>
          </table:table-cell>
          <table:table-cell office:value-type="float" office:value="7432223176.77261" calcext:value-type="float">
            <text:p>7432223176.77261</text:p>
          </table:table-cell>
          <table:table-cell office:value-type="float" office:value="8289582883.50129" calcext:value-type="float">
            <text:p>8289582883.50129</text:p>
          </table:table-cell>
          <table:table-cell office:value-type="float" office:value="9189413409.01292" calcext:value-type="float">
            <text:p>9189413409.01292</text:p>
          </table:table-cell>
          <table:table-cell office:value-type="float" office:value="10994381894.7984" calcext:value-type="float">
            <text:p>10994381894.7984</text:p>
          </table:table-cell>
          <table:table-cell office:value-type="float" office:value="13858441211.2196" calcext:value-type="float">
            <text:p>13858441211.2196</text:p>
          </table:table-cell>
          <table:table-cell office:value-type="float" office:value="16877163792.1284" calcext:value-type="float">
            <text:p>16877163792.1284</text:p>
          </table:table-cell>
          <table:table-cell office:value-type="float" office:value="15947709379.6507" calcext:value-type="float">
            <text:p>15947709379.6507</text:p>
          </table:table-cell>
          <table:table-cell office:value-type="float" office:value="14620386673.8544" calcext:value-type="float">
            <text:p>14620386673.8544</text:p>
          </table:table-cell>
          <table:table-cell office:value-type="float" office:value="12495779622.071" calcext:value-type="float">
            <text:p>12495779622.071</text:p>
          </table:table-cell>
          <table:table-cell office:value-type="float" office:value="15962459447.2168" calcext:value-type="float">
            <text:p>15962459447.2168</text:p>
          </table:table-cell>
          <table:table-cell office:value-type="float" office:value="18134029179.6393" calcext:value-type="float">
            <text:p>18134029179.6393</text:p>
          </table:table-cell>
          <table:table-cell office:value-type="float" office:value="21649137620.3055" calcext:value-type="float">
            <text:p>21649137620.3055</text:p>
          </table:table-cell>
          <table:table-cell office:value-type="float" office:value="21793496819.3379" calcext:value-type="float">
            <text:p>21793496819.3379</text:p>
          </table:table-cell>
          <table:table-cell office:value-type="float" office:value="17345624453.6916" calcext:value-type="float">
            <text:p>17345624453.6916</text:p>
          </table:table-cell>
          <table:table-cell office:value-type="float" office:value="17599660054.286" calcext:value-type="float">
            <text:p>17599660054.286</text:p>
          </table:table-cell>
          <table:table-cell office:value-type="float" office:value="16548827018.2872" calcext:value-type="float">
            <text:p>16548827018.2872</text:p>
          </table:table-cell>
          <table:table-cell office:value-type="float" office:value="15244232957.876" calcext:value-type="float">
            <text:p>15244232957.876</text:p>
          </table:table-cell>
          <table:table-cell office:value-type="float" office:value="20702298396.9717" calcext:value-type="float">
            <text:p>20702298396.9717</text:p>
          </table:table-cell>
          <table:table-cell office:value-type="float" office:value="15439408447.2288" calcext:value-type="float">
            <text:p>15439408447.2288</text:p>
          </table:table-cell>
          <table:table-cell office:value-type="float" office:value="22499559086.0343" calcext:value-type="float">
            <text:p>22499559086.0343</text:p>
          </table:table-cell>
          <table:table-cell office:value-type="float" office:value="26410386669.3609" calcext:value-type="float">
            <text:p>26410386669.3609</text:p>
          </table:table-cell>
          <table:table-cell office:value-type="float" office:value="34672122380.7687" calcext:value-type="float">
            <text:p>34672122380.7687</text:p>
          </table:table-cell>
          <table:table-cell office:value-type="float" office:value="36139225287.9079" calcext:value-type="float">
            <text:p>36139225287.9079</text:p>
          </table:table-cell>
          <table:table-cell office:value-type="float" office:value="35158109999.4973" calcext:value-type="float">
            <text:p>35158109999.4973</text:p>
          </table:table-cell>
          <table:table-cell office:value-type="float" office:value="44882079766.8913" calcext:value-type="float">
            <text:p>44882079766.8913</text:p>
          </table:table-cell>
          <table:table-cell office:value-type="float" office:value="53312793687.3836" calcext:value-type="float">
            <text:p>53312793687.3836</text:p>
          </table:table-cell>
          <table:table-cell office:value-type="float" office:value="55252414130.3019" calcext:value-type="float">
            <text:p>55252414130.3019</text:p>
          </table:table-cell>
          <table:table-cell office:value-type="float" office:value="58147522522.5225" calcext:value-type="float">
            <text:p>58147522522.5225</text:p>
          </table:table-cell>
          <table:table-cell office:value-type="float" office:value="55501467877.381" calcext:value-type="float">
            <text:p>55501467877.381</text:p>
          </table:table-cell>
          <table:table-cell office:value-type="float" office:value="50187324567.883" calcext:value-type="float">
            <text:p>50187324567.883</text:p>
          </table:table-cell>
          <table:table-cell office:value-type="float" office:value="51744749133.213" calcext:value-type="float">
            <text:p>51744749133.213</text:p>
          </table:table-cell>
          <table:table-cell office:value-type="float" office:value="52030158775.4055" calcext:value-type="float">
            <text:p>52030158775.4055</text:p>
          </table:table-cell>
          <table:table-cell office:value-type="float" office:value="54777553515.0809" calcext:value-type="float">
            <text:p>54777553515.0809</text:p>
          </table:table-cell>
          <table:table-cell office:value-type="float" office:value="58731030121.8671" calcext:value-type="float">
            <text:p>58731030121.8671</text:p>
          </table:table-cell>
          <table:table-cell office:value-type="float" office:value="66768703497.5687" calcext:value-type="float">
            <text:p>66768703497.5687</text:p>
          </table:table-cell>
          <table:table-cell office:value-type="float" office:value="76060606060.606" calcext:value-type="float">
            <text:p>76060606060.606</text:p>
          </table:table-cell>
          <table:table-cell office:value-type="float" office:value="88643193061.748" calcext:value-type="float">
            <text:p>88643193061.748</text:p>
          </table:table-cell>
          <table:table-cell office:value-type="float" office:value="102170981144.136" calcext:value-type="float">
            <text:p>102170981144.136</text:p>
          </table:table-cell>
          <table:table-cell office:value-type="float" office:value="120550599815.441" calcext:value-type="float">
            <text:p>120550599815.441</text:p>
          </table:table-cell>
          <table:table-cell office:value-type="float" office:value="120822986521.479" calcext:value-type="float">
            <text:p>120822986521.479</text:p>
          </table:table-cell>
          <table:table-cell office:value-type="float" office:value="147528937028.778" calcext:value-type="float">
            <text:p>147528937028.778</text:p>
          </table:table-cell>
          <table:table-cell office:value-type="float" office:value="171761737046.585" calcext:value-type="float">
            <text:p>171761737046.585</text:p>
          </table:table-cell>
          <table:table-cell office:value-type="float" office:value="192648999090.082" calcext:value-type="float">
            <text:p>192648999090.082</text:p>
          </table:table-cell>
          <table:table-cell office:value-type="float" office:value="201175469114.327" calcext:value-type="float">
            <text:p>201175469114.327</text:p>
          </table:table-cell>
          <table:table-cell office:value-type="float" office:value="200983797111.659" calcext:value-type="float">
            <text:p>200983797111.659</text:p>
          </table:table-cell>
          <table:table-cell office:value-type="float" office:value="189759138299.209" calcext:value-type="float">
            <text:p>189759138299.209</text:p>
          </table:table-cell>
          <table:table-cell office:value-type="float" office:value="191907499037.066" calcext:value-type="float">
            <text:p>191907499037.066</text:p>
          </table:table-cell>
          <table:table-cell office:value-type="float" office:value="210702303186.432" calcext:value-type="float">
            <text:p>210702303186.432</text:p>
          </table:table-cell>
          <table:table-cell office:value-type="float" office:value="222237570741.8" calcext:value-type="float">
            <text:p>222237570741.8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string" calcext:value-type="string">
            <text:p>PHL</text:p>
          </table:table-cell>
          <table:table-cell office:value-type="float" office:value="6684568805.06881" calcext:value-type="float">
            <text:p>6684568805.06881</text:p>
          </table:table-cell>
          <table:table-cell office:value-type="float" office:value="7256966966.22556" calcext:value-type="float">
            <text:p>7256966966.22556</text:p>
          </table:table-cell>
          <table:table-cell office:value-type="float" office:value="4399827767.96704" calcext:value-type="float">
            <text:p>4399827767.96704</text:p>
          </table:table-cell>
          <table:table-cell office:value-type="float" office:value="4875309866.34017" calcext:value-type="float">
            <text:p>4875309866.34017</text:p>
          </table:table-cell>
          <table:table-cell office:value-type="float" office:value="5271404668.36735" calcext:value-type="float">
            <text:p>5271404668.36735</text:p>
          </table:table-cell>
          <table:table-cell office:value-type="float" office:value="5784398976.9821" calcext:value-type="float">
            <text:p>5784398976.9821</text:p>
          </table:table-cell>
          <table:table-cell office:value-type="float" office:value="6371459304.41018" calcext:value-type="float">
            <text:p>6371459304.41018</text:p>
          </table:table-cell>
          <table:table-cell office:value-type="float" office:value="6809134235.54298" calcext:value-type="float">
            <text:p>6809134235.54298</text:p>
          </table:table-cell>
          <table:table-cell office:value-type="float" office:value="7591603053.43511" calcext:value-type="float">
            <text:p>7591603053.43511</text:p>
          </table:table-cell>
          <table:table-cell office:value-type="float" office:value="8408229699.14295" calcext:value-type="float">
            <text:p>8408229699.14295</text:p>
          </table:table-cell>
          <table:table-cell office:value-type="float" office:value="6687204834.3687" calcext:value-type="float">
            <text:p>6687204834.3687</text:p>
          </table:table-cell>
          <table:table-cell office:value-type="float" office:value="7408305735.65309" calcext:value-type="float">
            <text:p>7408305735.65309</text:p>
          </table:table-cell>
          <table:table-cell office:value-type="float" office:value="8017468688.2004" calcext:value-type="float">
            <text:p>8017468688.2004</text:p>
          </table:table-cell>
          <table:table-cell office:value-type="float" office:value="10082885603.0668" calcext:value-type="float">
            <text:p>10082885603.0668</text:p>
          </table:table-cell>
          <table:table-cell office:value-type="float" office:value="13781139969.6519" calcext:value-type="float">
            <text:p>13781139969.6519</text:p>
          </table:table-cell>
          <table:table-cell office:value-type="float" office:value="14893969287.6557" calcext:value-type="float">
            <text:p>14893969287.6557</text:p>
          </table:table-cell>
          <table:table-cell office:value-type="float" office:value="17097563270.2982" calcext:value-type="float">
            <text:p>17097563270.2982</text:p>
          </table:table-cell>
          <table:table-cell office:value-type="float" office:value="19648106122.0079" calcext:value-type="float">
            <text:p>19648106122.0079</text:p>
          </table:table-cell>
          <table:table-cell office:value-type="float" office:value="22706155475.3048" calcext:value-type="float">
            <text:p>22706155475.3048</text:p>
          </table:table-cell>
          <table:table-cell office:value-type="float" office:value="27502168726.9573" calcext:value-type="float">
            <text:p>27502168726.9573</text:p>
          </table:table-cell>
          <table:table-cell office:value-type="float" office:value="32450541843.0652" calcext:value-type="float">
            <text:p>32450541843.0652</text:p>
          </table:table-cell>
          <table:table-cell office:value-type="float" office:value="35646416952.5425" calcext:value-type="float">
            <text:p>35646416952.5425</text:p>
          </table:table-cell>
          <table:table-cell office:value-type="float" office:value="37140163934.4262" calcext:value-type="float">
            <text:p>37140163934.4262</text:p>
          </table:table-cell>
          <table:table-cell office:value-type="float" office:value="33212180658.1659" calcext:value-type="float">
            <text:p>33212180658.1659</text:p>
          </table:table-cell>
          <table:table-cell office:value-type="float" office:value="31408492876.691" calcext:value-type="float">
            <text:p>31408492876.691</text:p>
          </table:table-cell>
          <table:table-cell office:value-type="float" office:value="30734335448.9905" calcext:value-type="float">
            <text:p>30734335448.9905</text:p>
          </table:table-cell>
          <table:table-cell office:value-type="float" office:value="29868339080.8263" calcext:value-type="float">
            <text:p>29868339080.8263</text:p>
          </table:table-cell>
          <table:table-cell office:value-type="float" office:value="33195933429.6008" calcext:value-type="float">
            <text:p>33195933429.6008</text:p>
          </table:table-cell>
          <table:table-cell office:value-type="float" office:value="37885440418.6834" calcext:value-type="float">
            <text:p>37885440418.6834</text:p>
          </table:table-cell>
          <table:table-cell office:value-type="float" office:value="42575183905.5606" calcext:value-type="float">
            <text:p>42575183905.5606</text:p>
          </table:table-cell>
          <table:table-cell office:value-type="float" office:value="44311593755.7845" calcext:value-type="float">
            <text:p>44311593755.7845</text:p>
          </table:table-cell>
          <table:table-cell office:value-type="float" office:value="45417561302.2497" calcext:value-type="float">
            <text:p>45417561302.2497</text:p>
          </table:table-cell>
          <table:table-cell office:value-type="float" office:value="52976344928.9564" calcext:value-type="float">
            <text:p>52976344928.9564</text:p>
          </table:table-cell>
          <table:table-cell office:value-type="float" office:value="54368083953.1119" calcext:value-type="float">
            <text:p>54368083953.1119</text:p>
          </table:table-cell>
          <table:table-cell office:value-type="float" office:value="64084460124.4644" calcext:value-type="float">
            <text:p>64084460124.4644</text:p>
          </table:table-cell>
          <table:table-cell office:value-type="float" office:value="74119987244.5011" calcext:value-type="float">
            <text:p>74119987244.5011</text:p>
          </table:table-cell>
          <table:table-cell office:value-type="float" office:value="82848140618.0266" calcext:value-type="float">
            <text:p>82848140618.0266</text:p>
          </table:table-cell>
          <table:table-cell office:value-type="float" office:value="82344260570.6685" calcext:value-type="float">
            <text:p>82344260570.6685</text:p>
          </table:table-cell>
          <table:table-cell office:value-type="float" office:value="72207028767.7598" calcext:value-type="float">
            <text:p>72207028767.7598</text:p>
          </table:table-cell>
          <table:table-cell office:value-type="float" office:value="82995145792.9341" calcext:value-type="float">
            <text:p>82995145792.9341</text:p>
          </table:table-cell>
          <table:table-cell office:value-type="float" office:value="81026300310.0109" calcext:value-type="float">
            <text:p>81026300310.0109</text:p>
          </table:table-cell>
          <table:table-cell office:value-type="float" office:value="76262072467.3776" calcext:value-type="float">
            <text:p>76262072467.3776</text:p>
          </table:table-cell>
          <table:table-cell office:value-type="float" office:value="81357605641.8544" calcext:value-type="float">
            <text:p>81357605641.8544</text:p>
          </table:table-cell>
          <table:table-cell office:value-type="float" office:value="83908206647.9347" calcext:value-type="float">
            <text:p>83908206647.9347</text:p>
          </table:table-cell>
          <table:table-cell office:value-type="float" office:value="91371242495.0794" calcext:value-type="float">
            <text:p>91371242495.0794</text:p>
          </table:table-cell>
          <table:table-cell office:value-type="float" office:value="103071582125.968" calcext:value-type="float">
            <text:p>103071582125.968</text:p>
          </table:table-cell>
          <table:table-cell office:value-type="float" office:value="122210716311.048" calcext:value-type="float">
            <text:p>122210716311.048</text:p>
          </table:table-cell>
          <table:table-cell office:value-type="float" office:value="149359918059.998" calcext:value-type="float">
            <text:p>149359918059.998</text:p>
          </table:table-cell>
          <table:table-cell office:value-type="float" office:value="174195136253.393" calcext:value-type="float">
            <text:p>174195136253.393</text:p>
          </table:table-cell>
          <table:table-cell office:value-type="float" office:value="168334601260.075" calcext:value-type="float">
            <text:p>168334601260.075</text:p>
          </table:table-cell>
          <table:table-cell office:value-type="float" office:value="199590775190.258" calcext:value-type="float">
            <text:p>199590775190.258</text:p>
          </table:table-cell>
          <table:table-cell office:value-type="float" office:value="224143083706.777" calcext:value-type="float">
            <text:p>224143083706.777</text:p>
          </table:table-cell>
          <table:table-cell office:value-type="float" office:value="250092092998.143" calcext:value-type="float">
            <text:p>250092092998.143</text:p>
          </table:table-cell>
          <table:table-cell office:value-type="float" office:value="271836123723.678" calcext:value-type="float">
            <text:p>271836123723.678</text:p>
          </table:table-cell>
          <table:table-cell office:value-type="float" office:value="284584522898.872" calcext:value-type="float">
            <text:p>284584522898.872</text:p>
          </table:table-cell>
          <table:table-cell office:value-type="float" office:value="292774099013.687" calcext:value-type="float">
            <text:p>292774099013.687</text:p>
          </table:table-cell>
          <table:table-cell office:value-type="float" office:value="304897590205.413" calcext:value-type="float">
            <text:p>304897590205.413</text:p>
          </table:table-cell>
          <table:table-cell office:value-type="float" office:value="313619747740.186" calcext:value-type="float">
            <text:p>313619747740.186</text:p>
          </table:table-cell>
          <table:table-cell office:value-type="float" office:value="330910343610.956" calcext:value-type="float">
            <text:p>330910343610.95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table:number-columns-repeated="40"/>
          <table:table-cell office:value-type="float" office:value="144759500" calcext:value-type="float">
            <text:p>144759500</text:p>
          </table:table-cell>
          <table:table-cell office:value-type="float" office:value="155430000" calcext:value-type="float">
            <text:p>155430000</text:p>
          </table:table-cell>
          <table:table-cell office:value-type="float" office:value="161950700" calcext:value-type="float">
            <text:p>161950700</text:p>
          </table:table-cell>
          <table:table-cell office:value-type="float" office:value="152765800" calcext:value-type="float">
            <text:p>152765800</text:p>
          </table:table-cell>
          <table:table-cell office:value-type="float" office:value="164163200" calcext:value-type="float">
            <text:p>164163200</text:p>
          </table:table-cell>
          <table:table-cell office:value-type="float" office:value="184677300" calcext:value-type="float">
            <text:p>184677300</text:p>
          </table:table-cell>
          <table:table-cell office:value-type="float" office:value="188037700" calcext:value-type="float">
            <text:p>188037700</text:p>
          </table:table-cell>
          <table:table-cell office:value-type="float" office:value="193113700" calcext:value-type="float">
            <text:p>193113700</text:p>
          </table:table-cell>
          <table:table-cell office:value-type="float" office:value="196859300" calcext:value-type="float">
            <text:p>196859300</text:p>
          </table:table-cell>
          <table:table-cell office:value-type="float" office:value="182704300" calcext:value-type="float">
            <text:p>182704300</text:p>
          </table:table-cell>
          <table:table-cell office:value-type="float" office:value="182863000" calcext:value-type="float">
            <text:p>182863000</text:p>
          </table:table-cell>
          <table:table-cell office:value-type="float" office:value="193235600" calcext:value-type="float">
            <text:p>193235600</text:p>
          </table:table-cell>
          <table:table-cell office:value-type="float" office:value="214648500" calcext:value-type="float">
            <text:p>214648500</text:p>
          </table:table-cell>
          <table:table-cell office:value-type="float" office:value="225345700" calcext:value-type="float">
            <text:p>225345700</text:p>
          </table:table-cell>
          <table:table-cell office:value-type="float" office:value="245675100" calcext:value-type="float">
            <text:p>245675100</text:p>
          </table:table-cell>
          <table:table-cell office:value-type="float" office:value="293124000" calcext:value-type="float">
            <text:p>293124000</text:p>
          </table:table-cell>
          <table:table-cell office:value-type="float" office:value="303984500" calcext:value-type="float">
            <text:p>303984500</text:p>
          </table:table-cell>
          <table:table-cell office:value-type="float" office:value="289823500" calcext:value-type="float">
            <text:p>289823500</text:p>
          </table:table-cell>
          <table:table-cell office:value-type="float" office:value="310111145" calcext:value-type="float">
            <text:p>310111145</text:p>
          </table:table-cell>
        </table:table-row>
        <table:table-row table:style-name="ro1">
          <table:table-cell office:value-type="string" calcext:value-type="string">
            <text:p>Papua Nueva Guinea</text:p>
          </table:table-cell>
          <table:table-cell office:value-type="string" calcext:value-type="string">
            <text:p>PNG</text:p>
          </table:table-cell>
          <table:table-cell office:value-type="float" office:value="230496032.981216" calcext:value-type="float">
            <text:p>230496032.981216</text:p>
          </table:table-cell>
          <table:table-cell office:value-type="float" office:value="244832035.032526" calcext:value-type="float">
            <text:p>244832035.032526</text:p>
          </table:table-cell>
          <table:table-cell office:value-type="float" office:value="261184037.372301" calcext:value-type="float">
            <text:p>261184037.372301</text:p>
          </table:table-cell>
          <table:table-cell office:value-type="float" office:value="275968039.487715" calcext:value-type="float">
            <text:p>275968039.487715</text:p>
          </table:table-cell>
          <table:table-cell office:value-type="float" office:value="305312043.68649" calcext:value-type="float">
            <text:p>305312043.68649</text:p>
          </table:table-cell>
          <table:table-cell office:value-type="float" office:value="344159480.344943" calcext:value-type="float">
            <text:p>344159480.344943</text:p>
          </table:table-cell>
          <table:table-cell office:value-type="float" office:value="390973233.284802" calcext:value-type="float">
            <text:p>390973233.284802</text:p>
          </table:table-cell>
          <table:table-cell office:value-type="float" office:value="441706910.068317" calcext:value-type="float">
            <text:p>441706910.068317</text:p>
          </table:table-cell>
          <table:table-cell office:value-type="float" office:value="485160824.280435" calcext:value-type="float">
            <text:p>485160824.280435</text:p>
          </table:table-cell>
          <table:table-cell office:value-type="float" office:value="551237316.608803" calcext:value-type="float">
            <text:p>551237316.608803</text:p>
          </table:table-cell>
          <table:table-cell office:value-type="float" office:value="645537126.217941" calcext:value-type="float">
            <text:p>645537126.217941</text:p>
          </table:table-cell>
          <table:table-cell office:value-type="float" office:value="717716130.493883" calcext:value-type="float">
            <text:p>717716130.493883</text:p>
          </table:table-cell>
          <table:table-cell office:value-type="float" office:value="858802035.928144" calcext:value-type="float">
            <text:p>858802035.928144</text:p>
          </table:table-cell>
          <table:table-cell office:value-type="float" office:value="1299105240.73285" calcext:value-type="float">
            <text:p>1299105240.73285</text:p>
          </table:table-cell>
          <table:table-cell office:value-type="float" office:value="1467346059.99713" calcext:value-type="float">
            <text:p>1467346059.99713</text:p>
          </table:table-cell>
          <table:table-cell office:value-type="float" office:value="1356591176.85561" calcext:value-type="float">
            <text:p>1356591176.85561</text:p>
          </table:table-cell>
          <table:table-cell office:value-type="float" office:value="1511856584.25832" calcext:value-type="float">
            <text:p>1511856584.25832</text:p>
          </table:table-cell>
          <table:table-cell office:value-type="float" office:value="1640763204.44781" calcext:value-type="float">
            <text:p>1640763204.44781</text:p>
          </table:table-cell>
          <table:table-cell office:value-type="float" office:value="1947947524.33347" calcext:value-type="float">
            <text:p>1947947524.33347</text:p>
          </table:table-cell>
          <table:table-cell office:value-type="float" office:value="2293621944.3664" calcext:value-type="float">
            <text:p>2293621944.3664</text:p>
          </table:table-cell>
          <table:table-cell office:value-type="float" office:value="2545983007.89984" calcext:value-type="float">
            <text:p>2545983007.89984</text:p>
          </table:table-cell>
          <table:table-cell office:value-type="float" office:value="2498068350.66865" calcext:value-type="float">
            <text:p>2498068350.66865</text:p>
          </table:table-cell>
          <table:table-cell office:value-type="float" office:value="2368584969.53284" calcext:value-type="float">
            <text:p>2368584969.53284</text:p>
          </table:table-cell>
          <table:table-cell office:value-type="float" office:value="2562492524.81761" calcext:value-type="float">
            <text:p>2562492524.81761</text:p>
          </table:table-cell>
          <table:table-cell office:value-type="float" office:value="2552526263.0759" calcext:value-type="float">
            <text:p>2552526263.0759</text:p>
          </table:table-cell>
          <table:table-cell office:value-type="float" office:value="2423373088.07358" calcext:value-type="float">
            <text:p>2423373088.07358</text:p>
          </table:table-cell>
          <table:table-cell office:value-type="float" office:value="2648033765.69899" calcext:value-type="float">
            <text:p>2648033765.69899</text:p>
          </table:table-cell>
          <table:table-cell office:value-type="float" office:value="3143848331.31402" calcext:value-type="float">
            <text:p>3143848331.31402</text:p>
          </table:table-cell>
          <table:table-cell office:value-type="float" office:value="3655979702.45646" calcext:value-type="float">
            <text:p>3655979702.45646</text:p>
          </table:table-cell>
          <table:table-cell office:value-type="float" office:value="3546460176.99115" calcext:value-type="float">
            <text:p>3546460176.99115</text:p>
          </table:table-cell>
          <table:table-cell office:value-type="float" office:value="3219730364.99623" calcext:value-type="float">
            <text:p>3219730364.99623</text:p>
          </table:table-cell>
          <table:table-cell office:value-type="float" office:value="3787394957.98319" calcext:value-type="float">
            <text:p>3787394957.98319</text:p>
          </table:table-cell>
          <table:table-cell office:value-type="float" office:value="4377980510.05598" calcext:value-type="float">
            <text:p>4377980510.05598</text:p>
          </table:table-cell>
          <table:table-cell office:value-type="float" office:value="4974550286.18152" calcext:value-type="float">
            <text:p>4974550286.18152</text:p>
          </table:table-cell>
          <table:table-cell office:value-type="float" office:value="5502786069.65174" calcext:value-type="float">
            <text:p>5502786069.65174</text:p>
          </table:table-cell>
          <table:table-cell office:value-type="float" office:value="4636057476.42568" calcext:value-type="float">
            <text:p>4636057476.42568</text:p>
          </table:table-cell>
          <table:table-cell office:value-type="float" office:value="5155311077.38998" calcext:value-type="float">
            <text:p>5155311077.38998</text:p>
          </table:table-cell>
          <table:table-cell office:value-type="float" office:value="4936615298.79367" calcext:value-type="float">
            <text:p>4936615298.79367</text:p>
          </table:table-cell>
          <table:table-cell office:value-type="float" office:value="3789443014.61662" calcext:value-type="float">
            <text:p>3789443014.61662</text:p>
          </table:table-cell>
          <table:table-cell office:value-type="float" office:value="3477038204.01733" calcext:value-type="float">
            <text:p>3477038204.01733</text:p>
          </table:table-cell>
          <table:table-cell office:value-type="float" office:value="3521339699.07407" calcext:value-type="float">
            <text:p>3521339699.07407</text:p>
          </table:table-cell>
          <table:table-cell office:value-type="float" office:value="3081024212.42924" calcext:value-type="float">
            <text:p>3081024212.42924</text:p>
          </table:table-cell>
          <table:table-cell office:value-type="float" office:value="2999511040.19764" calcext:value-type="float">
            <text:p>2999511040.19764</text:p>
          </table:table-cell>
          <table:table-cell office:value-type="float" office:value="3536411824.2958" calcext:value-type="float">
            <text:p>3536411824.2958</text:p>
          </table:table-cell>
          <table:table-cell office:value-type="float" office:value="3927157866.96465" calcext:value-type="float">
            <text:p>3927157866.96465</text:p>
          </table:table-cell>
          <table:table-cell office:value-type="float" office:value="4865892972.27595" calcext:value-type="float">
            <text:p>4865892972.27595</text:p>
          </table:table-cell>
          <table:table-cell office:value-type="float" office:value="8306343442.27435" calcext:value-type="float">
            <text:p>8306343442.27435</text:p>
          </table:table-cell>
          <table:table-cell office:value-type="float" office:value="9545071324.99241" calcext:value-type="float">
            <text:p>9545071324.99241</text:p>
          </table:table-cell>
          <table:table-cell office:value-type="float" office:value="11670678863.7458" calcext:value-type="float">
            <text:p>11670678863.7458</text:p>
          </table:table-cell>
          <table:table-cell office:value-type="float" office:value="11619541940.4014" calcext:value-type="float">
            <text:p>11619541940.4014</text:p>
          </table:table-cell>
          <table:table-cell office:value-type="float" office:value="14250726289.854" calcext:value-type="float">
            <text:p>14250726289.854</text:p>
          </table:table-cell>
          <table:table-cell office:value-type="float" office:value="17984816533.1084" calcext:value-type="float">
            <text:p>17984816533.1084</text:p>
          </table:table-cell>
          <table:table-cell office:value-type="float" office:value="21295834133.2309" calcext:value-type="float">
            <text:p>21295834133.2309</text:p>
          </table:table-cell>
          <table:table-cell office:value-type="float" office:value="21261305413.2323" calcext:value-type="float">
            <text:p>21261305413.2323</text:p>
          </table:table-cell>
          <table:table-cell office:value-type="float" office:value="23210611846.9164" calcext:value-type="float">
            <text:p>23210611846.9164</text:p>
          </table:table-cell>
          <table:table-cell office:value-type="float" office:value="21723378124.5485" calcext:value-type="float">
            <text:p>21723378124.5485</text:p>
          </table:table-cell>
          <table:table-cell office:value-type="float" office:value="20759048834.9824" calcext:value-type="float">
            <text:p>20759048834.9824</text:p>
          </table:table-cell>
          <table:table-cell office:value-type="float" office:value="22277692408.8879" calcext:value-type="float">
            <text:p>22277692408.8879</text:p>
          </table:table-cell>
          <table:table-cell office:value-type="float" office:value="23431596214.0081" calcext:value-type="float">
            <text:p>23431596214.0081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string" calcext:value-type="string">
            <text:p>POL</text:p>
          </table:table-cell>
          <table:table-cell table:number-columns-repeated="30"/>
          <table:table-cell office:value-type="float" office:value="65977749036.9844" calcext:value-type="float">
            <text:p>65977749036.9844</text:p>
          </table:table-cell>
          <table:table-cell office:value-type="float" office:value="85500935934.9901" calcext:value-type="float">
            <text:p>85500935934.9901</text:p>
          </table:table-cell>
          <table:table-cell office:value-type="float" office:value="94337050693.2727" calcext:value-type="float">
            <text:p>94337050693.2727</text:p>
          </table:table-cell>
          <table:table-cell office:value-type="float" office:value="96045645026.178" calcext:value-type="float">
            <text:p>96045645026.178</text:p>
          </table:table-cell>
          <table:table-cell office:value-type="float" office:value="110803391516.698" calcext:value-type="float">
            <text:p>110803391516.698</text:p>
          </table:table-cell>
          <table:table-cell office:value-type="float" office:value="142137319587.629" calcext:value-type="float">
            <text:p>142137319587.629</text:p>
          </table:table-cell>
          <table:table-cell office:value-type="float" office:value="159943251363.08" calcext:value-type="float">
            <text:p>159943251363.08</text:p>
          </table:table-cell>
          <table:table-cell office:value-type="float" office:value="159117494587.259" calcext:value-type="float">
            <text:p>159117494587.259</text:p>
          </table:table-cell>
          <table:table-cell office:value-type="float" office:value="174388559590.263" calcext:value-type="float">
            <text:p>174388559590.263</text:p>
          </table:table-cell>
          <table:table-cell office:value-type="float" office:value="169717677900.734" calcext:value-type="float">
            <text:p>169717677900.734</text:p>
          </table:table-cell>
          <table:table-cell office:value-type="float" office:value="171886058765.33" calcext:value-type="float">
            <text:p>171886058765.33</text:p>
          </table:table-cell>
          <table:table-cell office:value-type="float" office:value="190521019077.164" calcext:value-type="float">
            <text:p>190521019077.164</text:p>
          </table:table-cell>
          <table:table-cell office:value-type="float" office:value="198680882352.941" calcext:value-type="float">
            <text:p>198680882352.941</text:p>
          </table:table-cell>
          <table:table-cell office:value-type="float" office:value="217513049291.61" calcext:value-type="float">
            <text:p>217513049291.61</text:p>
          </table:table-cell>
          <table:table-cell office:value-type="float" office:value="255102252843.395" calcext:value-type="float">
            <text:p>255102252843.395</text:p>
          </table:table-cell>
          <table:table-cell office:value-type="float" office:value="306125173852.573" calcext:value-type="float">
            <text:p>306125173852.573</text:p>
          </table:table-cell>
          <table:table-cell office:value-type="float" office:value="344748646558.391" calcext:value-type="float">
            <text:p>344748646558.391</text:p>
          </table:table-cell>
          <table:table-cell office:value-type="float" office:value="429063549983.742" calcext:value-type="float">
            <text:p>429063549983.742</text:p>
          </table:table-cell>
          <table:table-cell office:value-type="float" office:value="533815789473.684" calcext:value-type="float">
            <text:p>533815789473.684</text:p>
          </table:table-cell>
          <table:table-cell office:value-type="float" office:value="439796160379.475" calcext:value-type="float">
            <text:p>439796160379.475</text:p>
          </table:table-cell>
          <table:table-cell office:value-type="float" office:value="479321460551.189" calcext:value-type="float">
            <text:p>479321460551.189</text:p>
          </table:table-cell>
          <table:table-cell office:value-type="float" office:value="528832185770.217" calcext:value-type="float">
            <text:p>528832185770.217</text:p>
          </table:table-cell>
          <table:table-cell office:value-type="float" office:value="500360816827.883" calcext:value-type="float">
            <text:p>500360816827.883</text:p>
          </table:table-cell>
          <table:table-cell office:value-type="float" office:value="524234322596.975" calcext:value-type="float">
            <text:p>524234322596.975</text:p>
          </table:table-cell>
          <table:table-cell office:value-type="float" office:value="545389126644.476" calcext:value-type="float">
            <text:p>545389126644.476</text:p>
          </table:table-cell>
          <table:table-cell office:value-type="float" office:value="477577397532.829" calcext:value-type="float">
            <text:p>477577397532.829</text:p>
          </table:table-cell>
          <table:table-cell office:value-type="float" office:value="472028000405.803" calcext:value-type="float">
            <text:p>472028000405.803</text:p>
          </table:table-cell>
          <table:table-cell office:value-type="float" office:value="526371021088.561" calcext:value-type="float">
            <text:p>526371021088.561</text:p>
          </table:table-cell>
          <table:table-cell office:value-type="float" office:value="585782872331.589" calcext:value-type="float">
            <text:p>585782872331.589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1691900000" calcext:value-type="float">
            <text:p>1691900000</text:p>
          </table:table-cell>
          <table:table-cell office:value-type="float" office:value="1865100000" calcext:value-type="float">
            <text:p>1865100000</text:p>
          </table:table-cell>
          <table:table-cell office:value-type="float" office:value="2094400000" calcext:value-type="float">
            <text:p>2094400000</text:p>
          </table:table-cell>
          <table:table-cell office:value-type="float" office:value="2333600000" calcext:value-type="float">
            <text:p>2333600000</text:p>
          </table:table-cell>
          <table:table-cell office:value-type="float" office:value="2570500000" calcext:value-type="float">
            <text:p>2570500000</text:p>
          </table:table-cell>
          <table:table-cell office:value-type="float" office:value="2881500000" calcext:value-type="float">
            <text:p>2881500000</text:p>
          </table:table-cell>
          <table:table-cell office:value-type="float" office:value="3170500000" calcext:value-type="float">
            <text:p>3170500000</text:p>
          </table:table-cell>
          <table:table-cell office:value-type="float" office:value="3532700000" calcext:value-type="float">
            <text:p>3532700000</text:p>
          </table:table-cell>
          <table:table-cell office:value-type="float" office:value="3941700000" calcext:value-type="float">
            <text:p>3941700000</text:p>
          </table:table-cell>
          <table:table-cell office:value-type="float" office:value="4460700000" calcext:value-type="float">
            <text:p>4460700000</text:p>
          </table:table-cell>
          <table:table-cell office:value-type="float" office:value="5034700000" calcext:value-type="float">
            <text:p>5034700000</text:p>
          </table:table-cell>
          <table:table-cell office:value-type="float" office:value="5646800000" calcext:value-type="float">
            <text:p>5646800000</text:p>
          </table:table-cell>
          <table:table-cell office:value-type="float" office:value="6328900000" calcext:value-type="float">
            <text:p>6328900000</text:p>
          </table:table-cell>
          <table:table-cell office:value-type="float" office:value="7002400000" calcext:value-type="float">
            <text:p>7002400000</text:p>
          </table:table-cell>
          <table:table-cell office:value-type="float" office:value="7684800000" calcext:value-type="float">
            <text:p>7684800000</text:p>
          </table:table-cell>
          <table:table-cell office:value-type="float" office:value="8198300000" calcext:value-type="float">
            <text:p>8198300000</text:p>
          </table:table-cell>
          <table:table-cell office:value-type="float" office:value="8968600000" calcext:value-type="float">
            <text:p>8968600000</text:p>
          </table:table-cell>
          <table:table-cell office:value-type="float" office:value="9910900000" calcext:value-type="float">
            <text:p>9910900000</text:p>
          </table:table-cell>
          <table:table-cell office:value-type="float" office:value="11165000000" calcext:value-type="float">
            <text:p>11165000000</text:p>
          </table:table-cell>
          <table:table-cell office:value-type="float" office:value="12750000000" calcext:value-type="float">
            <text:p>12750000000</text:p>
          </table:table-cell>
          <table:table-cell office:value-type="float" office:value="14436100000" calcext:value-type="float">
            <text:p>14436100000</text:p>
          </table:table-cell>
          <table:table-cell office:value-type="float" office:value="15955700000" calcext:value-type="float">
            <text:p>15955700000</text:p>
          </table:table-cell>
          <table:table-cell office:value-type="float" office:value="16764200000" calcext:value-type="float">
            <text:p>16764200000</text:p>
          </table:table-cell>
          <table:table-cell office:value-type="float" office:value="17276600000" calcext:value-type="float">
            <text:p>17276600000</text:p>
          </table:table-cell>
          <table:table-cell office:value-type="float" office:value="19162600000" calcext:value-type="float">
            <text:p>19162600000</text:p>
          </table:table-cell>
          <table:table-cell office:value-type="float" office:value="20289200000" calcext:value-type="float">
            <text:p>20289200000</text:p>
          </table:table-cell>
          <table:table-cell office:value-type="float" office:value="22009300000" calcext:value-type="float">
            <text:p>22009300000</text:p>
          </table:table-cell>
          <table:table-cell office:value-type="float" office:value="24025800000" calcext:value-type="float">
            <text:p>24025800000</text:p>
          </table:table-cell>
          <table:table-cell office:value-type="float" office:value="26385800000" calcext:value-type="float">
            <text:p>26385800000</text:p>
          </table:table-cell>
          <table:table-cell office:value-type="float" office:value="28161200000" calcext:value-type="float">
            <text:p>28161200000</text:p>
          </table:table-cell>
          <table:table-cell office:value-type="float" office:value="30603919000" calcext:value-type="float">
            <text:p>30603919000</text:p>
          </table:table-cell>
          <table:table-cell office:value-type="float" office:value="32287031000" calcext:value-type="float">
            <text:p>32287031000</text:p>
          </table:table-cell>
          <table:table-cell office:value-type="float" office:value="34630430000" calcext:value-type="float">
            <text:p>34630430000</text:p>
          </table:table-cell>
          <table:table-cell office:value-type="float" office:value="36922456000" calcext:value-type="float">
            <text:p>36922456000</text:p>
          </table:table-cell>
          <table:table-cell office:value-type="float" office:value="39690630000" calcext:value-type="float">
            <text:p>39690630000</text:p>
          </table:table-cell>
          <table:table-cell office:value-type="float" office:value="42647331000" calcext:value-type="float">
            <text:p>42647331000</text:p>
          </table:table-cell>
          <table:table-cell office:value-type="float" office:value="45340835000" calcext:value-type="float">
            <text:p>45340835000</text:p>
          </table:table-cell>
          <table:table-cell office:value-type="float" office:value="48187039000" calcext:value-type="float">
            <text:p>48187039000</text:p>
          </table:table-cell>
          <table:table-cell office:value-type="float" office:value="54086400000" calcext:value-type="float">
            <text:p>54086400000</text:p>
          </table:table-cell>
          <table:table-cell office:value-type="float" office:value="57841000000" calcext:value-type="float">
            <text:p>57841000000</text:p>
          </table:table-cell>
          <table:table-cell office:value-type="float" office:value="61701800000" calcext:value-type="float">
            <text:p>61701800000</text:p>
          </table:table-cell>
          <table:table-cell office:value-type="float" office:value="69208400000" calcext:value-type="float">
            <text:p>69208400000</text:p>
          </table:table-cell>
          <table:table-cell office:value-type="float" office:value="71623500000" calcext:value-type="float">
            <text:p>71623500000</text:p>
          </table:table-cell>
          <table:table-cell office:value-type="float" office:value="74827400000" calcext:value-type="float">
            <text:p>74827400000</text:p>
          </table:table-cell>
          <table:table-cell office:value-type="float" office:value="80322313000" calcext:value-type="float">
            <text:p>80322313000</text:p>
          </table:table-cell>
          <table:table-cell office:value-type="float" office:value="83914521300" calcext:value-type="float">
            <text:p>83914521300</text:p>
          </table:table-cell>
          <table:table-cell office:value-type="float" office:value="87276164400" calcext:value-type="float">
            <text:p>87276164400</text:p>
          </table:table-cell>
          <table:table-cell office:value-type="float" office:value="89524131600" calcext:value-type="float">
            <text:p>89524131600</text:p>
          </table:table-cell>
          <table:table-cell office:value-type="float" office:value="93639300000" calcext:value-type="float">
            <text:p>93639300000</text:p>
          </table:table-cell>
          <table:table-cell office:value-type="float" office:value="96385600000" calcext:value-type="float">
            <text:p>96385600000</text:p>
          </table:table-cell>
          <table:table-cell office:value-type="float" office:value="98381300000" calcext:value-type="float">
            <text:p>98381300000</text:p>
          </table:table-cell>
          <table:table-cell office:value-type="float" office:value="100351700000" calcext:value-type="float">
            <text:p>100351700000</text:p>
          </table:table-cell>
          <table:table-cell office:value-type="float" office:value="101564800000" calcext:value-type="float">
            <text:p>101564800000</text:p>
          </table:table-cell>
          <table:table-cell office:value-type="float" office:value="102450000000" calcext:value-type="float">
            <text:p>102450000000</text:p>
          </table:table-cell>
          <table:table-cell office:value-type="float" office:value="102445800000" calcext:value-type="float">
            <text:p>102445800000</text:p>
          </table:table-cell>
          <table:table-cell office:value-type="float" office:value="103375500000" calcext:value-type="float">
            <text:p>103375500000</text:p>
          </table:table-cell>
          <table:table-cell office:value-type="float" office:value="104336700000" calcext:value-type="float">
            <text:p>104336700000</text:p>
          </table:table-cell>
          <table:table-cell office:value-type="float" office:value="104250200000" calcext:value-type="float">
            <text:p>104250200000</text:p>
          </table:table-cell>
          <table:table-cell office:value-type="float" office:value="101130900000" calcext:value-type="float">
            <text:p>101130900000</text:p>
          </table:table-cell>
        </table:table-row>
        <table:table-row table:style-name="ro1">
          <table:table-cell office:value-type="string" calcext:value-type="string">
            <text:p>Corea, República Popular Democrática de</text:p>
          </table:table-cell>
          <table:table-cell office:value-type="string" calcext:value-type="string">
            <text:p>P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3193200404.37297" calcext:value-type="float">
            <text:p>3193200404.37297</text:p>
          </table:table-cell>
          <table:table-cell office:value-type="float" office:value="3417516639.37596" calcext:value-type="float">
            <text:p>3417516639.37596</text:p>
          </table:table-cell>
          <table:table-cell office:value-type="float" office:value="3668222357.65702" calcext:value-type="float">
            <text:p>3668222357.65702</text:p>
          </table:table-cell>
          <table:table-cell office:value-type="float" office:value="3905734459.72693" calcext:value-type="float">
            <text:p>3905734459.72693</text:p>
          </table:table-cell>
          <table:table-cell office:value-type="float" office:value="4235608177.67102" calcext:value-type="float">
            <text:p>4235608177.67102</text:p>
          </table:table-cell>
          <table:table-cell office:value-type="float" office:value="4687464054.83455" calcext:value-type="float">
            <text:p>4687464054.83455</text:p>
          </table:table-cell>
          <table:table-cell office:value-type="float" office:value="5135387845.97108" calcext:value-type="float">
            <text:p>5135387845.97108</text:p>
          </table:table-cell>
          <table:table-cell office:value-type="float" office:value="5740241165.63433" calcext:value-type="float">
            <text:p>5740241165.63433</text:p>
          </table:table-cell>
          <table:table-cell office:value-type="float" office:value="6354262628.33537" calcext:value-type="float">
            <text:p>6354262628.33537</text:p>
          </table:table-cell>
          <table:table-cell office:value-type="float" office:value="6969025825.62869" calcext:value-type="float">
            <text:p>6969025825.62869</text:p>
          </table:table-cell>
          <table:table-cell office:value-type="float" office:value="8109032775.45328" calcext:value-type="float">
            <text:p>8109032775.45328</text:p>
          </table:table-cell>
          <table:table-cell office:value-type="float" office:value="9202512367.49117" calcext:value-type="float">
            <text:p>9202512367.49117</text:p>
          </table:table-cell>
          <table:table-cell office:value-type="float" office:value="11240223128.2431" calcext:value-type="float">
            <text:p>11240223128.2431</text:p>
          </table:table-cell>
          <table:table-cell office:value-type="float" office:value="15092052330.3352" calcext:value-type="float">
            <text:p>15092052330.3352</text:p>
          </table:table-cell>
          <table:table-cell office:value-type="float" office:value="17514112075.7695" calcext:value-type="float">
            <text:p>17514112075.7695</text:p>
          </table:table-cell>
          <table:table-cell office:value-type="float" office:value="19349512941.1765" calcext:value-type="float">
            <text:p>19349512941.1765</text:p>
          </table:table-cell>
          <table:table-cell office:value-type="float" office:value="20334835543.7666" calcext:value-type="float">
            <text:p>20334835543.7666</text:p>
          </table:table-cell>
          <table:table-cell office:value-type="float" office:value="21441635411.2101" calcext:value-type="float">
            <text:p>21441635411.2101</text:p>
          </table:table-cell>
          <table:table-cell office:value-type="float" office:value="23489924726.2774" calcext:value-type="float">
            <text:p>23489924726.2774</text:p>
          </table:table-cell>
          <table:table-cell office:value-type="float" office:value="26625439344.2623" calcext:value-type="float">
            <text:p>26625439344.2623</text:p>
          </table:table-cell>
          <table:table-cell office:value-type="float" office:value="32899759311.1734" calcext:value-type="float">
            <text:p>32899759311.1734</text:p>
          </table:table-cell>
          <table:table-cell office:value-type="float" office:value="31980423452.7687" calcext:value-type="float">
            <text:p>31980423452.7687</text:p>
          </table:table-cell>
          <table:table-cell office:value-type="float" office:value="30530759334.0061" calcext:value-type="float">
            <text:p>30530759334.0061</text:p>
          </table:table-cell>
          <table:table-cell office:value-type="float" office:value="27242331885.6316" calcext:value-type="float">
            <text:p>27242331885.6316</text:p>
          </table:table-cell>
          <table:table-cell office:value-type="float" office:value="25220451794.029" calcext:value-type="float">
            <text:p>25220451794.029</text:p>
          </table:table-cell>
          <table:table-cell office:value-type="float" office:value="27118476173.6675" calcext:value-type="float">
            <text:p>27118476173.6675</text:p>
          </table:table-cell>
          <table:table-cell office:value-type="float" office:value="38749715721.7531" calcext:value-type="float">
            <text:p>38749715721.7531</text:p>
          </table:table-cell>
          <table:table-cell office:value-type="float" office:value="48187667852.5687" calcext:value-type="float">
            <text:p>48187667852.5687</text:p>
          </table:table-cell>
          <table:table-cell office:value-type="float" office:value="56352797353.7604" calcext:value-type="float">
            <text:p>56352797353.7604</text:p>
          </table:table-cell>
          <table:table-cell office:value-type="float" office:value="60600056659.0272" calcext:value-type="float">
            <text:p>60600056659.0272</text:p>
          </table:table-cell>
          <table:table-cell office:value-type="float" office:value="78721607509.4923" calcext:value-type="float">
            <text:p>78721607509.4923</text:p>
          </table:table-cell>
          <table:table-cell office:value-type="float" office:value="89242382961.0101" calcext:value-type="float">
            <text:p>89242382961.0101</text:p>
          </table:table-cell>
          <table:table-cell office:value-type="float" office:value="107602689040.689" calcext:value-type="float">
            <text:p>107602689040.689</text:p>
          </table:table-cell>
          <table:table-cell office:value-type="float" office:value="95019103603.042" calcext:value-type="float">
            <text:p>95019103603.042</text:p>
          </table:table-cell>
          <table:table-cell office:value-type="float" office:value="99698453260.8696" calcext:value-type="float">
            <text:p>99698453260.8696</text:p>
          </table:table-cell>
          <table:table-cell office:value-type="float" office:value="118133634071.912" calcext:value-type="float">
            <text:p>118133634071.912</text:p>
          </table:table-cell>
          <table:table-cell office:value-type="float" office:value="122629812841.175" calcext:value-type="float">
            <text:p>122629812841.175</text:p>
          </table:table-cell>
          <table:table-cell office:value-type="float" office:value="117046198970.84" calcext:value-type="float">
            <text:p>117046198970.84</text:p>
          </table:table-cell>
          <table:table-cell office:value-type="float" office:value="123981736420.303" calcext:value-type="float">
            <text:p>123981736420.303</text:p>
          </table:table-cell>
          <table:table-cell office:value-type="float" office:value="127465545493.288" calcext:value-type="float">
            <text:p>127465545493.288</text:p>
          </table:table-cell>
          <table:table-cell office:value-type="float" office:value="118358489957.619" calcext:value-type="float">
            <text:p>118358489957.619</text:p>
          </table:table-cell>
          <table:table-cell office:value-type="float" office:value="121545880984.34" calcext:value-type="float">
            <text:p>121545880984.34</text:p>
          </table:table-cell>
          <table:table-cell office:value-type="float" office:value="134228697534.35" calcext:value-type="float">
            <text:p>134228697534.35</text:p>
          </table:table-cell>
          <table:table-cell office:value-type="float" office:value="164964195259.594" calcext:value-type="float">
            <text:p>164964195259.594</text:p>
          </table:table-cell>
          <table:table-cell office:value-type="float" office:value="189187437298.237" calcext:value-type="float">
            <text:p>189187437298.237</text:p>
          </table:table-cell>
          <table:table-cell office:value-type="float" office:value="197304513120.259" calcext:value-type="float">
            <text:p>197304513120.259</text:p>
          </table:table-cell>
          <table:table-cell office:value-type="float" office:value="208566948939.907" calcext:value-type="float">
            <text:p>208566948939.907</text:p>
          </table:table-cell>
          <table:table-cell office:value-type="float" office:value="240169336162.059" calcext:value-type="float">
            <text:p>240169336162.059</text:p>
          </table:table-cell>
          <table:table-cell office:value-type="float" office:value="262007590449.685" calcext:value-type="float">
            <text:p>262007590449.685</text:p>
          </table:table-cell>
          <table:table-cell office:value-type="float" office:value="243745748819.116" calcext:value-type="float">
            <text:p>243745748819.116</text:p>
          </table:table-cell>
          <table:table-cell office:value-type="float" office:value="238303443425.21" calcext:value-type="float">
            <text:p>238303443425.21</text:p>
          </table:table-cell>
          <table:table-cell office:value-type="float" office:value="244895101712.451" calcext:value-type="float">
            <text:p>244895101712.451</text:p>
          </table:table-cell>
          <table:table-cell office:value-type="float" office:value="216368178659.447" calcext:value-type="float">
            <text:p>216368178659.447</text:p>
          </table:table-cell>
          <table:table-cell office:value-type="float" office:value="226073492966.495" calcext:value-type="float">
            <text:p>226073492966.495</text:p>
          </table:table-cell>
          <table:table-cell office:value-type="float" office:value="229629822121.601" calcext:value-type="float">
            <text:p>229629822121.601</text:p>
          </table:table-cell>
          <table:table-cell office:value-type="float" office:value="199420256049.689" calcext:value-type="float">
            <text:p>199420256049.689</text:p>
          </table:table-cell>
          <table:table-cell office:value-type="float" office:value="206275669201.916" calcext:value-type="float">
            <text:p>206275669201.916</text:p>
          </table:table-cell>
          <table:table-cell office:value-type="float" office:value="219308126633.628" calcext:value-type="float">
            <text:p>219308126633.628</text:p>
          </table:table-cell>
          <table:table-cell office:value-type="float" office:value="237978938135.341" calcext:value-type="float">
            <text:p>237978938135.34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table:number-columns-repeated="5"/>
          <table:table-cell office:value-type="float" office:value="443587301.587302" calcext:value-type="float">
            <text:p>443587301.587302</text:p>
          </table:table-cell>
          <table:table-cell office:value-type="float" office:value="465888888.888889" calcext:value-type="float">
            <text:p>465888888.888889</text:p>
          </table:table-cell>
          <table:table-cell office:value-type="float" office:value="492674603.174603" calcext:value-type="float">
            <text:p>492674603.174603</text:p>
          </table:table-cell>
          <table:table-cell office:value-type="float" office:value="517650793.650794" calcext:value-type="float">
            <text:p>517650793.650794</text:p>
          </table:table-cell>
          <table:table-cell office:value-type="float" office:value="556293650.793651" calcext:value-type="float">
            <text:p>556293650.793651</text:p>
          </table:table-cell>
          <table:table-cell office:value-type="float" office:value="594611111.111111" calcext:value-type="float">
            <text:p>594611111.111111</text:p>
          </table:table-cell>
          <table:table-cell office:value-type="float" office:value="664571428.571429" calcext:value-type="float">
            <text:p>664571428.571429</text:p>
          </table:table-cell>
          <table:table-cell office:value-type="float" office:value="769039682.539683" calcext:value-type="float">
            <text:p>769039682.539683</text:p>
          </table:table-cell>
          <table:table-cell office:value-type="float" office:value="995531746.031746" calcext:value-type="float">
            <text:p>995531746.031746</text:p>
          </table:table-cell>
          <table:table-cell office:value-type="float" office:value="1333475396.8254" calcext:value-type="float">
            <text:p>1333475396.8254</text:p>
          </table:table-cell>
          <table:table-cell office:value-type="float" office:value="1511420634.92064" calcext:value-type="float">
            <text:p>1511420634.92064</text:p>
          </table:table-cell>
          <table:table-cell office:value-type="float" office:value="1698960317.46032" calcext:value-type="float">
            <text:p>1698960317.46032</text:p>
          </table:table-cell>
          <table:table-cell office:value-type="float" office:value="2092158730.15873" calcext:value-type="float">
            <text:p>2092158730.15873</text:p>
          </table:table-cell>
          <table:table-cell office:value-type="float" office:value="2559857142.85714" calcext:value-type="float">
            <text:p>2559857142.85714</text:p>
          </table:table-cell>
          <table:table-cell office:value-type="float" office:value="3416777777.77778" calcext:value-type="float">
            <text:p>3416777777.77778</text:p>
          </table:table-cell>
          <table:table-cell office:value-type="float" office:value="4448087301.5873" calcext:value-type="float">
            <text:p>4448087301.5873</text:p>
          </table:table-cell>
          <table:table-cell office:value-type="float" office:value="5624515873.01587" calcext:value-type="float">
            <text:p>5624515873.01587</text:p>
          </table:table-cell>
          <table:table-cell office:value-type="float" office:value="5419411764.70588" calcext:value-type="float">
            <text:p>5419411764.70588</text:p>
          </table:table-cell>
          <table:table-cell office:value-type="float" office:value="5673248726.18009" calcext:value-type="float">
            <text:p>5673248726.18009</text:p>
          </table:table-cell>
          <table:table-cell office:value-type="float" office:value="4502462807.0602" calcext:value-type="float">
            <text:p>4502462807.0602</text:p>
          </table:table-cell>
          <table:table-cell office:value-type="float" office:value="3282449235.87261" calcext:value-type="float">
            <text:p>3282449235.87261</text:p>
          </table:table-cell>
          <table:table-cell office:value-type="float" office:value="3723993942.72004" calcext:value-type="float">
            <text:p>3723993942.72004</text:p>
          </table:table-cell>
          <table:table-cell office:value-type="float" office:value="3971044723.80154" calcext:value-type="float">
            <text:p>3971044723.80154</text:p>
          </table:table-cell>
          <table:table-cell office:value-type="float" office:value="4255683528.33968" calcext:value-type="float">
            <text:p>4255683528.33968</text:p>
          </table:table-cell>
          <table:table-cell office:value-type="float" office:value="4757732199.96678" calcext:value-type="float">
            <text:p>4757732199.96678</text:p>
          </table:table-cell>
          <table:table-cell office:value-type="float" office:value="5812114523.02702" calcext:value-type="float">
            <text:p>5812114523.02702</text:p>
          </table:table-cell>
          <table:table-cell office:value-type="float" office:value="6984367762.90371" calcext:value-type="float">
            <text:p>6984367762.90371</text:p>
          </table:table-cell>
          <table:table-cell office:value-type="float" office:value="7157424031.06045" calcext:value-type="float">
            <text:p>7157424031.06045</text:p>
          </table:table-cell>
          <table:table-cell office:value-type="float" office:value="7249533620.30614" calcext:value-type="float">
            <text:p>7249533620.30614</text:p>
          </table:table-cell>
          <table:table-cell office:value-type="float" office:value="7870982004.8195" calcext:value-type="float">
            <text:p>7870982004.8195</text:p>
          </table:table-cell>
          <table:table-cell office:value-type="float" office:value="9062131475.02318" calcext:value-type="float">
            <text:p>9062131475.02318</text:p>
          </table:table-cell>
          <table:table-cell office:value-type="float" office:value="9788391780.52421" calcext:value-type="float">
            <text:p>9788391780.52421</text:p>
          </table:table-cell>
          <table:table-cell office:value-type="float" office:value="9965225678.05093" calcext:value-type="float">
            <text:p>9965225678.05093</text:p>
          </table:table-cell>
          <table:table-cell office:value-type="float" office:value="9260481572.42462" calcext:value-type="float">
            <text:p>9260481572.42462</text:p>
          </table:table-cell>
          <table:table-cell office:value-type="float" office:value="8837070235.51892" calcext:value-type="float">
            <text:p>8837070235.51892</text:p>
          </table:table-cell>
          <table:table-cell office:value-type="float" office:value="8855705139.55857" calcext:value-type="float">
            <text:p>8855705139.55857</text:p>
          </table:table-cell>
          <table:table-cell office:value-type="float" office:value="8495806432.18467" calcext:value-type="float">
            <text:p>8495806432.18467</text:p>
          </table:table-cell>
          <table:table-cell office:value-type="float" office:value="7196260656.84556" calcext:value-type="float">
            <text:p>7196260656.84556</text:p>
          </table:table-cell>
          <table:table-cell office:value-type="float" office:value="7691367471.17992" calcext:value-type="float">
            <text:p>7691367471.17992</text:p>
          </table:table-cell>
          <table:table-cell office:value-type="float" office:value="9624440836.29309" calcext:value-type="float">
            <text:p>9624440836.29309</text:p>
          </table:table-cell>
          <table:table-cell office:value-type="float" office:value="10737500188.1123" calcext:value-type="float">
            <text:p>10737500188.1123</text:p>
          </table:table-cell>
          <table:table-cell office:value-type="float" office:value="13429430050.261" calcext:value-type="float">
            <text:p>13429430050.261</text:p>
          </table:table-cell>
          <table:table-cell office:value-type="float" office:value="17856270473.153" calcext:value-type="float">
            <text:p>17856270473.153</text:p>
          </table:table-cell>
          <table:table-cell office:value-type="float" office:value="24578067861.3998" calcext:value-type="float">
            <text:p>24578067861.3998</text:p>
          </table:table-cell>
          <table:table-cell office:value-type="float" office:value="22341754513.9643" calcext:value-type="float">
            <text:p>22341754513.9643</text:p>
          </table:table-cell>
          <table:table-cell office:value-type="float" office:value="27215968615.5548" calcext:value-type="float">
            <text:p>27215968615.5548</text:p>
          </table:table-cell>
          <table:table-cell office:value-type="float" office:value="33715524703.9288" calcext:value-type="float">
            <text:p>33715524703.9288</text:p>
          </table:table-cell>
          <table:table-cell office:value-type="float" office:value="33283228891.0923" calcext:value-type="float">
            <text:p>33283228891.0923</text:p>
          </table:table-cell>
          <table:table-cell office:value-type="float" office:value="38585317742.981" calcext:value-type="float">
            <text:p>38585317742.981</text:p>
          </table:table-cell>
          <table:table-cell office:value-type="float" office:value="40276532540.8812" calcext:value-type="float">
            <text:p>40276532540.8812</text:p>
          </table:table-cell>
          <table:table-cell office:value-type="float" office:value="36164068797.2511" calcext:value-type="float">
            <text:p>36164068797.2511</text:p>
          </table:table-cell>
          <table:table-cell office:value-type="float" office:value="36054281572.3981" calcext:value-type="float">
            <text:p>36054281572.3981</text:p>
          </table:table-cell>
          <table:table-cell office:value-type="float" office:value="39008900331.6733" calcext:value-type="float">
            <text:p>39008900331.6733</text:p>
          </table:table-cell>
          <table:table-cell office:value-type="float" office:value="40842341774.2489" calcext:value-type="float">
            <text:p>40842341774.2489</text:p>
          </table:table-cell>
        </table:table-row>
        <table:table-row table:style-name="ro1">
          <table:table-cell office:value-type="string" calcext:value-type="string">
            <text:p>Ribera Occidental y Gaza</text:p>
          </table:table-cell>
          <table:table-cell office:value-type="string" calcext:value-type="string">
            <text:p>PSE</text:p>
          </table:table-cell>
          <table:table-cell table:number-columns-repeated="34"/>
          <table:table-cell office:value-type="float" office:value="2843300000" calcext:value-type="float">
            <text:p>2843300000</text:p>
          </table:table-cell>
          <table:table-cell office:value-type="float" office:value="3282800000" calcext:value-type="float">
            <text:p>3282800000</text:p>
          </table:table-cell>
          <table:table-cell office:value-type="float" office:value="3409600000" calcext:value-type="float">
            <text:p>3409600000</text:p>
          </table:table-cell>
          <table:table-cell office:value-type="float" office:value="3759800000" calcext:value-type="float">
            <text:p>3759800000</text:p>
          </table:table-cell>
          <table:table-cell office:value-type="float" office:value="4067800000" calcext:value-type="float">
            <text:p>4067800000</text:p>
          </table:table-cell>
          <table:table-cell office:value-type="float" office:value="4271200000" calcext:value-type="float">
            <text:p>4271200000</text:p>
          </table:table-cell>
          <table:table-cell office:value-type="float" office:value="4313600000" calcext:value-type="float">
            <text:p>4313600000</text:p>
          </table:table-cell>
          <table:table-cell office:value-type="float" office:value="4003700000" calcext:value-type="float">
            <text:p>4003700000</text:p>
          </table:table-cell>
          <table:table-cell office:value-type="float" office:value="3555800000" calcext:value-type="float">
            <text:p>3555800000</text:p>
          </table:table-cell>
          <table:table-cell office:value-type="float" office:value="3968000000" calcext:value-type="float">
            <text:p>3968000000</text:p>
          </table:table-cell>
          <table:table-cell office:value-type="float" office:value="4329200000" calcext:value-type="float">
            <text:p>4329200000</text:p>
          </table:table-cell>
          <table:table-cell office:value-type="float" office:value="4831800000" calcext:value-type="float">
            <text:p>4831800000</text:p>
          </table:table-cell>
          <table:table-cell office:value-type="float" office:value="4910100000" calcext:value-type="float">
            <text:p>4910100000</text:p>
          </table:table-cell>
          <table:table-cell office:value-type="float" office:value="5505800000" calcext:value-type="float">
            <text:p>5505800000</text:p>
          </table:table-cell>
          <table:table-cell office:value-type="float" office:value="6673500000" calcext:value-type="float">
            <text:p>6673500000</text:p>
          </table:table-cell>
          <table:table-cell office:value-type="float" office:value="7268200000" calcext:value-type="float">
            <text:p>7268200000</text:p>
          </table:table-cell>
          <table:table-cell office:value-type="float" office:value="8913100000" calcext:value-type="float">
            <text:p>8913100000</text:p>
          </table:table-cell>
          <table:table-cell office:value-type="float" office:value="10465400000" calcext:value-type="float">
            <text:p>10465400000</text:p>
          </table:table-cell>
          <table:table-cell office:value-type="float" office:value="11279400000" calcext:value-type="float">
            <text:p>11279400000</text:p>
          </table:table-cell>
          <table:table-cell office:value-type="float" office:value="12476000000" calcext:value-type="float">
            <text:p>12476000000</text:p>
          </table:table-cell>
          <table:table-cell office:value-type="float" office:value="12715600000" calcext:value-type="float">
            <text:p>12715600000</text:p>
          </table:table-cell>
          <table:table-cell office:value-type="float" office:value="12673000000" calcext:value-type="float">
            <text:p>12673000000</text:p>
          </table:table-cell>
          <table:table-cell office:value-type="float" office:value="13425700000" calcext:value-type="float">
            <text:p>13425700000</text:p>
          </table:table-cell>
          <table:table-cell office:value-type="float" office:value="14498100000" calcext:value-type="float">
            <text:p>14498100000</text:p>
          </table:table-cell>
          <table:table-cell office:value-type="float" office:value="14615900000" calcext:value-type="float">
            <text:p>14615900000</text:p>
          </table:table-cell>
        </table:table-row>
        <table:table-row table:style-name="ro1">
          <table:table-cell office:value-type="string" calcext:value-type="string">
            <text:p>Polinesia Francesa</text:p>
          </table:table-cell>
          <table:table-cell office:value-type="string" calcext:value-type="string">
            <text:p>PYF</text:p>
          </table:table-cell>
          <table:table-cell table:number-columns-repeated="5"/>
          <table:table-cell office:value-type="float" office:value="176534589.603389" calcext:value-type="float">
            <text:p>176534589.603389</text:p>
          </table:table-cell>
          <table:table-cell office:value-type="float" office:value="215659455.017302" calcext:value-type="float">
            <text:p>215659455.017302</text:p>
          </table:table-cell>
          <table:table-cell office:value-type="float" office:value="220984369.12915" calcext:value-type="float">
            <text:p>220984369.12915</text:p>
          </table:table-cell>
          <table:table-cell office:value-type="float" office:value="259590076.293001" calcext:value-type="float">
            <text:p>259590076.293001</text:p>
          </table:table-cell>
          <table:table-cell office:value-type="float" office:value="242943776.862299" calcext:value-type="float">
            <text:p>242943776.862299</text:p>
          </table:table-cell>
          <table:table-cell office:value-type="float" office:value="254035999.217197" calcext:value-type="float">
            <text:p>254035999.217197</text:p>
          </table:table-cell>
          <table:table-cell office:value-type="float" office:value="296613496.873269" calcext:value-type="float">
            <text:p>296613496.873269</text:p>
          </table:table-cell>
          <table:table-cell office:value-type="float" office:value="325843254.667123" calcext:value-type="float">
            <text:p>325843254.667123</text:p>
          </table:table-cell>
          <table:table-cell office:value-type="float" office:value="431254103.046477" calcext:value-type="float">
            <text:p>431254103.046477</text:p>
          </table:table-cell>
          <table:table-cell office:value-type="float" office:value="555337985.682991" calcext:value-type="float">
            <text:p>555337985.682991</text:p>
          </table:table-cell>
          <table:table-cell office:value-type="float" office:value="690319754.911192" calcext:value-type="float">
            <text:p>690319754.911192</text:p>
          </table:table-cell>
          <table:table-cell office:value-type="float" office:value="732286143.34291" calcext:value-type="float">
            <text:p>732286143.34291</text:p>
          </table:table-cell>
          <table:table-cell office:value-type="float" office:value="793193187.41557" calcext:value-type="float">
            <text:p>793193187.41557</text:p>
          </table:table-cell>
          <table:table-cell office:value-type="float" office:value="1005573294.20763" calcext:value-type="float">
            <text:p>1005573294.20763</text:p>
          </table:table-cell>
          <table:table-cell office:value-type="float" office:value="1215031775.26795" calcext:value-type="float">
            <text:p>1215031775.26795</text:p>
          </table:table-cell>
          <table:table-cell office:value-type="float" office:value="1362151523.68993" calcext:value-type="float">
            <text:p>1362151523.68993</text:p>
          </table:table-cell>
          <table:table-cell office:value-type="float" office:value="1279972866.38172" calcext:value-type="float">
            <text:p>1279972866.38172</text:p>
          </table:table-cell>
          <table:table-cell office:value-type="float" office:value="1286462642.63697" calcext:value-type="float">
            <text:p>1286462642.63697</text:p>
          </table:table-cell>
          <table:table-cell office:value-type="float" office:value="1335895286.3918" calcext:value-type="float">
            <text:p>1335895286.3918</text:p>
          </table:table-cell>
          <table:table-cell office:value-type="float" office:value="1378991403.37881" calcext:value-type="float">
            <text:p>1378991403.37881</text:p>
          </table:table-cell>
          <table:table-cell office:value-type="float" office:value="1507230778.89921" calcext:value-type="float">
            <text:p>1507230778.89921</text:p>
          </table:table-cell>
          <table:table-cell office:value-type="float" office:value="2301514717.29807" calcext:value-type="float">
            <text:p>2301514717.29807</text:p>
          </table:table-cell>
          <table:table-cell office:value-type="float" office:value="2543199148.3893" calcext:value-type="float">
            <text:p>2543199148.3893</text:p>
          </table:table-cell>
          <table:table-cell office:value-type="float" office:value="2687472829.62988" calcext:value-type="float">
            <text:p>2687472829.62988</text:p>
          </table:table-cell>
          <table:table-cell office:value-type="float" office:value="2636461517.1052" calcext:value-type="float">
            <text:p>2636461517.1052</text:p>
          </table:table-cell>
          <table:table-cell office:value-type="float" office:value="3181206304.81549" calcext:value-type="float">
            <text:p>3181206304.81549</text:p>
          </table:table-cell>
          <table:table-cell office:value-type="float" office:value="3267367609.89528" calcext:value-type="float">
            <text:p>3267367609.89528</text:p>
          </table:table-cell>
          <table:table-cell office:value-type="float" office:value="3558215110.24809" calcext:value-type="float">
            <text:p>3558215110.24809</text:p>
          </table:table-cell>
          <table:table-cell office:value-type="float" office:value="3694600399.89225" calcext:value-type="float">
            <text:p>3694600399.89225</text:p>
          </table:table-cell>
          <table:table-cell office:value-type="float" office:value="3522272321.40766" calcext:value-type="float">
            <text:p>3522272321.40766</text:p>
          </table:table-cell>
          <table:table-cell office:value-type="float" office:value="3982374845.92709" calcext:value-type="float">
            <text:p>3982374845.92709</text:p>
          </table:table-cell>
          <table:table-cell office:value-type="float" office:value="3954696873.74892" calcext:value-type="float">
            <text:p>3954696873.74892</text:p>
          </table:table-cell>
          <table:table-cell office:value-type="float" office:value="3567062511.87293" calcext:value-type="float">
            <text:p>3567062511.87293</text:p>
          </table:table-cell>
          <table:table-cell office:value-type="float" office:value="3775160797.38928" calcext:value-type="float">
            <text:p>3775160797.38928</text:p>
          </table:table-cell>
          <table:table-cell office:value-type="float" office:value="3797016068.69688" calcext:value-type="float">
            <text:p>3797016068.69688</text:p>
          </table:table-cell>
          <table:table-cell office:value-type="float" office:value="3447543137.9415" calcext:value-type="float">
            <text:p>3447543137.94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table:number-columns-repeated="10"/>
          <table:table-cell office:value-type="float" office:value="301791301.791302" calcext:value-type="float">
            <text:p>301791301.791302</text:p>
          </table:table-cell>
          <table:table-cell office:value-type="float" office:value="387700084.245998" calcext:value-type="float">
            <text:p>387700084.245998</text:p>
          </table:table-cell>
          <table:table-cell office:value-type="float" office:value="510259940.720474" calcext:value-type="float">
            <text:p>510259940.720474</text:p>
          </table:table-cell>
          <table:table-cell office:value-type="float" office:value="793884368.040437" calcext:value-type="float">
            <text:p>793884368.040437</text:p>
          </table:table-cell>
          <table:table-cell office:value-type="float" office:value="2401403227.44085" calcext:value-type="float">
            <text:p>2401403227.44085</text:p>
          </table:table-cell>
          <table:table-cell office:value-type="float" office:value="2512784033.37828" calcext:value-type="float">
            <text:p>2512784033.37828</text:p>
          </table:table-cell>
          <table:table-cell office:value-type="float" office:value="3284301332.18953" calcext:value-type="float">
            <text:p>3284301332.18953</text:p>
          </table:table-cell>
          <table:table-cell office:value-type="float" office:value="3617580171.76055" calcext:value-type="float">
            <text:p>3617580171.76055</text:p>
          </table:table-cell>
          <table:table-cell office:value-type="float" office:value="4052000412.70087" calcext:value-type="float">
            <text:p>4052000412.70087</text:p>
          </table:table-cell>
          <table:table-cell office:value-type="float" office:value="5633000318.02401" calcext:value-type="float">
            <text:p>5633000318.02401</text:p>
          </table:table-cell>
          <table:table-cell office:value-type="float" office:value="7829094613.07082" calcext:value-type="float">
            <text:p>7829094613.07082</text:p>
          </table:table-cell>
          <table:table-cell office:value-type="float" office:value="8661263763.73626" calcext:value-type="float">
            <text:p>8661263763.73626</text:p>
          </table:table-cell>
          <table:table-cell office:value-type="float" office:value="7596703214.28571" calcext:value-type="float">
            <text:p>7596703214.28571</text:p>
          </table:table-cell>
          <table:table-cell office:value-type="float" office:value="6467582307.69231" calcext:value-type="float">
            <text:p>6467582307.69231</text:p>
          </table:table-cell>
          <table:table-cell office:value-type="float" office:value="6704395824.17583" calcext:value-type="float">
            <text:p>6704395824.17583</text:p>
          </table:table-cell>
          <table:table-cell office:value-type="float" office:value="6153296456.04396" calcext:value-type="float">
            <text:p>6153296456.04396</text:p>
          </table:table-cell>
          <table:table-cell office:value-type="float" office:value="5053021950.54945" calcext:value-type="float">
            <text:p>5053021950.54945</text:p>
          </table:table-cell>
          <table:table-cell office:value-type="float" office:value="5446428681.31868" calcext:value-type="float">
            <text:p>5446428681.31868</text:p>
          </table:table-cell>
          <table:table-cell office:value-type="float" office:value="6038187032.96703" calcext:value-type="float">
            <text:p>6038187032.96703</text:p>
          </table:table-cell>
          <table:table-cell office:value-type="float" office:value="6487912087.91209" calcext:value-type="float">
            <text:p>6487912087.91209</text:p>
          </table:table-cell>
          <table:table-cell office:value-type="float" office:value="7360439423.07692" calcext:value-type="float">
            <text:p>7360439423.07692</text:p>
          </table:table-cell>
          <table:table-cell office:value-type="float" office:value="6883516483.51648" calcext:value-type="float">
            <text:p>6883516483.51648</text:p>
          </table:table-cell>
          <table:table-cell office:value-type="float" office:value="7646153983.51648" calcext:value-type="float">
            <text:p>7646153983.51648</text:p>
          </table:table-cell>
          <table:table-cell office:value-type="float" office:value="7156593653.84615" calcext:value-type="float">
            <text:p>7156593653.84615</text:p>
          </table:table-cell>
          <table:table-cell office:value-type="float" office:value="7374450769.23077" calcext:value-type="float">
            <text:p>7374450769.23077</text:p>
          </table:table-cell>
          <table:table-cell office:value-type="float" office:value="8137911978.02198" calcext:value-type="float">
            <text:p>8137911978.02198</text:p>
          </table:table-cell>
          <table:table-cell office:value-type="float" office:value="9059340384.61539" calcext:value-type="float">
            <text:p>9059340384.61539</text:p>
          </table:table-cell>
          <table:table-cell office:value-type="float" office:value="11297802115.3846" calcext:value-type="float">
            <text:p>11297802115.3846</text:p>
          </table:table-cell>
          <table:table-cell office:value-type="float" office:value="10255495027.4725" calcext:value-type="float">
            <text:p>10255495027.4725</text:p>
          </table:table-cell>
          <table:table-cell office:value-type="float" office:value="12393131868.1319" calcext:value-type="float">
            <text:p>12393131868.1319</text:p>
          </table:table-cell>
          <table:table-cell office:value-type="float" office:value="17759890109.8901" calcext:value-type="float">
            <text:p>17759890109.8901</text:p>
          </table:table-cell>
          <table:table-cell office:value-type="float" office:value="17538461538.4615" calcext:value-type="float">
            <text:p>17538461538.4615</text:p>
          </table:table-cell>
          <table:table-cell office:value-type="float" office:value="19363736263.7363" calcext:value-type="float">
            <text:p>19363736263.7363</text:p>
          </table:table-cell>
          <table:table-cell office:value-type="float" office:value="23533791208.7912" calcext:value-type="float">
            <text:p>23533791208.7912</text:p>
          </table:table-cell>
          <table:table-cell office:value-type="float" office:value="31734065934.0659" calcext:value-type="float">
            <text:p>31734065934.0659</text:p>
          </table:table-cell>
          <table:table-cell office:value-type="float" office:value="44530494505.4945" calcext:value-type="float">
            <text:p>44530494505.4945</text:p>
          </table:table-cell>
          <table:table-cell office:value-type="float" office:value="60882142857.1428" calcext:value-type="float">
            <text:p>60882142857.1428</text:p>
          </table:table-cell>
          <table:table-cell office:value-type="float" office:value="79712087912.0879" calcext:value-type="float">
            <text:p>79712087912.0879</text:p>
          </table:table-cell>
          <table:table-cell office:value-type="float" office:value="115270054945.055" calcext:value-type="float">
            <text:p>115270054945.055</text:p>
          </table:table-cell>
          <table:table-cell office:value-type="float" office:value="97798351648.3516" calcext:value-type="float">
            <text:p>97798351648.3516</text:p>
          </table:table-cell>
          <table:table-cell office:value-type="float" office:value="125122306346.154" calcext:value-type="float">
            <text:p>125122306346.154</text:p>
          </table:table-cell>
          <table:table-cell office:value-type="float" office:value="167775274725.275" calcext:value-type="float">
            <text:p>167775274725.275</text:p>
          </table:table-cell>
          <table:table-cell office:value-type="float" office:value="186833516483.516" calcext:value-type="float">
            <text:p>186833516483.516</text:p>
          </table:table-cell>
          <table:table-cell office:value-type="float" office:value="198727747252.747" calcext:value-type="float">
            <text:p>198727747252.747</text:p>
          </table:table-cell>
          <table:table-cell office:value-type="float" office:value="206224725274.725" calcext:value-type="float">
            <text:p>206224725274.725</text:p>
          </table:table-cell>
          <table:table-cell office:value-type="float" office:value="161739835164.835" calcext:value-type="float">
            <text:p>161739835164.835</text:p>
          </table:table-cell>
          <table:table-cell office:value-type="float" office:value="151732142857.143" calcext:value-type="float">
            <text:p>151732142857.143</text:p>
          </table:table-cell>
          <table:table-cell office:value-type="float" office:value="166928571428.571" calcext:value-type="float">
            <text:p>166928571428.571</text:p>
          </table:table-cell>
          <table:table-cell office:value-type="float" office:value="192009340659.341" calcext:value-type="float">
            <text:p>192009340659.341</text:p>
          </table:table-cell>
        </table:table-row>
        <table:table-row table:style-name="ro1">
          <table:table-cell office:value-type="string" calcext:value-type="string">
            <text:p>Rumania</text:p>
          </table:table-cell>
          <table:table-cell office:value-type="string" calcext:value-type="string">
            <text:p>ROU</text:p>
          </table:table-cell>
          <table:table-cell table:number-columns-repeated="27"/>
          <table:table-cell office:value-type="float" office:value="38413636363.6364" calcext:value-type="float">
            <text:p>38413636363.6364</text:p>
          </table:table-cell>
          <table:table-cell office:value-type="float" office:value="40809523809.5238" calcext:value-type="float">
            <text:p>40809523809.5238</text:p>
          </table:table-cell>
          <table:table-cell office:value-type="float" office:value="42105263157.8947" calcext:value-type="float">
            <text:p>42105263157.8947</text:p>
          </table:table-cell>
          <table:table-cell office:value-type="float" office:value="38995454545.4545" calcext:value-type="float">
            <text:p>38995454545.4545</text:p>
          </table:table-cell>
          <table:table-cell office:value-type="float" office:value="28998684210.5263" calcext:value-type="float">
            <text:p>28998684210.5263</text:p>
          </table:table-cell>
          <table:table-cell office:value-type="float" office:value="25121666666.6667" calcext:value-type="float">
            <text:p>25121666666.6667</text:p>
          </table:table-cell>
          <table:table-cell office:value-type="float" office:value="26362894736.8421" calcext:value-type="float">
            <text:p>26362894736.8421</text:p>
          </table:table-cell>
          <table:table-cell office:value-type="float" office:value="30074440483.3837" calcext:value-type="float">
            <text:p>30074440483.3837</text:p>
          </table:table-cell>
          <table:table-cell office:value-type="float" office:value="37435317265.1254" calcext:value-type="float">
            <text:p>37435317265.1254</text:p>
          </table:table-cell>
          <table:table-cell office:value-type="float" office:value="36937074278.3004" calcext:value-type="float">
            <text:p>36937074278.3004</text:p>
          </table:table-cell>
          <table:table-cell office:value-type="float" office:value="35574916294.6429" calcext:value-type="float">
            <text:p>35574916294.6429</text:p>
          </table:table-cell>
          <table:table-cell office:value-type="float" office:value="41694118972.5101" calcext:value-type="float">
            <text:p>41694118972.5101</text:p>
          </table:table-cell>
          <table:table-cell office:value-type="float" office:value="35952781582.2083" calcext:value-type="float">
            <text:p>35952781582.2083</text:p>
          </table:table-cell>
          <table:table-cell office:value-type="float" office:value="37253259016.9976" calcext:value-type="float">
            <text:p>37253259016.9976</text:p>
          </table:table-cell>
          <table:table-cell office:value-type="float" office:value="40394824679.1232" calcext:value-type="float">
            <text:p>40394824679.1232</text:p>
          </table:table-cell>
          <table:table-cell office:value-type="float" office:value="46066101951.2933" calcext:value-type="float">
            <text:p>46066101951.2933</text:p>
          </table:table-cell>
          <table:table-cell office:value-type="float" office:value="57806506024.0964" calcext:value-type="float">
            <text:p>57806506024.0964</text:p>
          </table:table-cell>
          <table:table-cell office:value-type="float" office:value="74972669056.5922" calcext:value-type="float">
            <text:p>74972669056.5922</text:p>
          </table:table-cell>
          <table:table-cell office:value-type="float" office:value="98452791982.7024" calcext:value-type="float">
            <text:p>98452791982.7024</text:p>
          </table:table-cell>
          <table:table-cell office:value-type="float" office:value="122022997508.01" calcext:value-type="float">
            <text:p>122022997508.01</text:p>
          </table:table-cell>
          <table:table-cell office:value-type="float" office:value="174585202805.233" calcext:value-type="float">
            <text:p>174585202805.233</text:p>
          </table:table-cell>
          <table:table-cell office:value-type="float" office:value="214313628965.024" calcext:value-type="float">
            <text:p>214313628965.024</text:p>
          </table:table-cell>
          <table:table-cell office:value-type="float" office:value="174103695930.213" calcext:value-type="float">
            <text:p>174103695930.213</text:p>
          </table:table-cell>
          <table:table-cell office:value-type="float" office:value="166225180150.414" calcext:value-type="float">
            <text:p>166225180150.414</text:p>
          </table:table-cell>
          <table:table-cell office:value-type="float" office:value="183443154234.731" calcext:value-type="float">
            <text:p>183443154234.731</text:p>
          </table:table-cell>
          <table:table-cell office:value-type="float" office:value="171196268957.961" calcext:value-type="float">
            <text:p>171196268957.961</text:p>
          </table:table-cell>
          <table:table-cell office:value-type="float" office:value="190949066979.176" calcext:value-type="float">
            <text:p>190949066979.176</text:p>
          </table:table-cell>
          <table:table-cell office:value-type="float" office:value="199626806401.529" calcext:value-type="float">
            <text:p>199626806401.529</text:p>
          </table:table-cell>
          <table:table-cell office:value-type="float" office:value="177893451831.141" calcext:value-type="float">
            <text:p>177893451831.141</text:p>
          </table:table-cell>
          <table:table-cell office:value-type="float" office:value="188494136775.719" calcext:value-type="float">
            <text:p>188494136775.719</text:p>
          </table:table-cell>
          <table:table-cell office:value-type="float" office:value="211406933991.363" calcext:value-type="float">
            <text:p>211406933991.363</text:p>
          </table:table-cell>
          <table:table-cell office:value-type="float" office:value="239552516744.469" calcext:value-type="float">
            <text:p>239552516744.469</text:p>
          </table:table-cell>
        </table:table-row>
        <table:table-row table:style-name="ro1">
          <table:table-cell office:value-type="string" calcext:value-type="string">
            <text:p>Federación de Rusia</text:p>
          </table:table-cell>
          <table:table-cell office:value-type="string" calcext:value-type="string">
            <text:p>RUS</text:p>
          </table:table-cell>
          <table:table-cell table:number-columns-repeated="28"/>
          <table:table-cell office:value-type="float" office:value="554713455149.502" calcext:value-type="float">
            <text:p>554713455149.502</text:p>
          </table:table-cell>
          <table:table-cell office:value-type="float" office:value="506500173960.269" calcext:value-type="float">
            <text:p>506500173960.269</text:p>
          </table:table-cell>
          <table:table-cell office:value-type="float" office:value="516814274021.956" calcext:value-type="float">
            <text:p>516814274021.956</text:p>
          </table:table-cell>
          <table:table-cell office:value-type="float" office:value="517962962962.963" calcext:value-type="float">
            <text:p>517962962962.963</text:p>
          </table:table-cell>
          <table:table-cell office:value-type="float" office:value="460290556900.726" calcext:value-type="float">
            <text:p>460290556900.726</text:p>
          </table:table-cell>
          <table:table-cell office:value-type="float" office:value="435083713850.837" calcext:value-type="float">
            <text:p>435083713850.837</text:p>
          </table:table-cell>
          <table:table-cell office:value-type="float" office:value="395077301248.464" calcext:value-type="float">
            <text:p>395077301248.464</text:p>
          </table:table-cell>
          <table:table-cell office:value-type="float" office:value="395537185734.854" calcext:value-type="float">
            <text:p>395537185734.854</text:p>
          </table:table-cell>
          <table:table-cell office:value-type="float" office:value="391724890744.498" calcext:value-type="float">
            <text:p>391724890744.498</text:p>
          </table:table-cell>
          <table:table-cell office:value-type="float" office:value="404928954191.876" calcext:value-type="float">
            <text:p>404928954191.876</text:p>
          </table:table-cell>
          <table:table-cell office:value-type="float" office:value="270955486862.442" calcext:value-type="float">
            <text:p>270955486862.442</text:p>
          </table:table-cell>
          <table:table-cell office:value-type="float" office:value="195907128350.934" calcext:value-type="float">
            <text:p>195907128350.934</text:p>
          </table:table-cell>
          <table:table-cell office:value-type="float" office:value="259710142196.943" calcext:value-type="float">
            <text:p>259710142196.943</text:p>
          </table:table-cell>
          <table:table-cell office:value-type="float" office:value="306602070620.5" calcext:value-type="float">
            <text:p>306602070620.5</text:p>
          </table:table-cell>
          <table:table-cell office:value-type="float" office:value="345470494417.863" calcext:value-type="float">
            <text:p>345470494417.863</text:p>
          </table:table-cell>
          <table:table-cell office:value-type="float" office:value="430347770733.155" calcext:value-type="float">
            <text:p>430347770733.155</text:p>
          </table:table-cell>
          <table:table-cell office:value-type="float" office:value="591016690742.937" calcext:value-type="float">
            <text:p>591016690742.937</text:p>
          </table:table-cell>
          <table:table-cell office:value-type="float" office:value="764017107993.346" calcext:value-type="float">
            <text:p>764017107993.346</text:p>
          </table:table-cell>
          <table:table-cell office:value-type="float" office:value="989930542278.684" calcext:value-type="float">
            <text:p>989930542278.684</text:p>
          </table:table-cell>
          <table:table-cell office:value-type="float" office:value="1299705764824.48" calcext:value-type="float">
            <text:p>1299705764824.48</text:p>
          </table:table-cell>
          <table:table-cell office:value-type="float" office:value="1660846387626" calcext:value-type="float">
            <text:p>1660846387626</text:p>
          </table:table-cell>
          <table:table-cell office:value-type="float" office:value="1222644282200.48" calcext:value-type="float">
            <text:p>1222644282200.48</text:p>
          </table:table-cell>
          <table:table-cell office:value-type="float" office:value="1524917468442.6" calcext:value-type="float">
            <text:p>1524917468442.6</text:p>
          </table:table-cell>
          <table:table-cell office:value-type="float" office:value="2051661732059.47" calcext:value-type="float">
            <text:p>2051661732059.47</text:p>
          </table:table-cell>
          <table:table-cell office:value-type="float" office:value="2210256976944.74" calcext:value-type="float">
            <text:p>2210256976944.74</text:p>
          </table:table-cell>
          <table:table-cell office:value-type="float" office:value="2297128039058.16" calcext:value-type="float">
            <text:p>2297128039058.16</text:p>
          </table:table-cell>
          <table:table-cell office:value-type="float" office:value="2059984158384.6" calcext:value-type="float">
            <text:p>2059984158384.6</text:p>
          </table:table-cell>
          <table:table-cell office:value-type="float" office:value="1363594369511.4" calcext:value-type="float">
            <text:p>1363594369511.4</text:p>
          </table:table-cell>
          <table:table-cell office:value-type="float" office:value="1282723881083.71" calcext:value-type="float">
            <text:p>1282723881083.71</text:p>
          </table:table-cell>
          <table:table-cell office:value-type="float" office:value="1578624060588.26" calcext:value-type="float">
            <text:p>1578624060588.26</text:p>
          </table:table-cell>
          <table:table-cell office:value-type="float" office:value="1657553765580.67" calcext:value-type="float">
            <text:p>1657553765580.6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119000024" calcext:value-type="float">
            <text:p>119000024</text:p>
          </table:table-cell>
          <table:table-cell office:value-type="float" office:value="122000016" calcext:value-type="float">
            <text:p>122000016</text:p>
          </table:table-cell>
          <table:table-cell office:value-type="float" office:value="125000008" calcext:value-type="float">
            <text:p>125000008</text:p>
          </table:table-cell>
          <table:table-cell office:value-type="float" office:value="128000000" calcext:value-type="float">
            <text:p>128000000</text:p>
          </table:table-cell>
          <table:table-cell office:value-type="float" office:value="129999994" calcext:value-type="float">
            <text:p>129999994</text:p>
          </table:table-cell>
          <table:table-cell office:value-type="float" office:value="148799980" calcext:value-type="float">
            <text:p>148799980</text:p>
          </table:table-cell>
          <table:table-cell office:value-type="float" office:value="124525702.857143" calcext:value-type="float">
            <text:p>124525702.857143</text:p>
          </table:table-cell>
          <table:table-cell office:value-type="float" office:value="159560018" calcext:value-type="float">
            <text:p>159560018</text:p>
          </table:table-cell>
          <table:table-cell office:value-type="float" office:value="172200018" calcext:value-type="float">
            <text:p>172200018</text:p>
          </table:table-cell>
          <table:table-cell office:value-type="float" office:value="188700037" calcext:value-type="float">
            <text:p>188700037</text:p>
          </table:table-cell>
          <table:table-cell office:value-type="float" office:value="219900006" calcext:value-type="float">
            <text:p>219900006</text:p>
          </table:table-cell>
          <table:table-cell office:value-type="float" office:value="222952578.196381" calcext:value-type="float">
            <text:p>222952578.196381</text:p>
          </table:table-cell>
          <table:table-cell office:value-type="float" office:value="246457838.336681" calcext:value-type="float">
            <text:p>246457838.336681</text:p>
          </table:table-cell>
          <table:table-cell office:value-type="float" office:value="290746157.145921" calcext:value-type="float">
            <text:p>290746157.145921</text:p>
          </table:table-cell>
          <table:table-cell office:value-type="float" office:value="308458423.183854" calcext:value-type="float">
            <text:p>308458423.183854</text:p>
          </table:table-cell>
          <table:table-cell office:value-type="float" office:value="571863295.740122" calcext:value-type="float">
            <text:p>571863295.740122</text:p>
          </table:table-cell>
          <table:table-cell office:value-type="float" office:value="637754162.101094" calcext:value-type="float">
            <text:p>637754162.101094</text:p>
          </table:table-cell>
          <table:table-cell office:value-type="float" office:value="746650558.55469" calcext:value-type="float">
            <text:p>746650558.55469</text:p>
          </table:table-cell>
          <table:table-cell office:value-type="float" office:value="905709147.27019" calcext:value-type="float">
            <text:p>905709147.27019</text:p>
          </table:table-cell>
          <table:table-cell office:value-type="float" office:value="1109346220.52885" calcext:value-type="float">
            <text:p>1109346220.52885</text:p>
          </table:table-cell>
          <table:table-cell office:value-type="float" office:value="1254765349.93185" calcext:value-type="float">
            <text:p>1254765349.93185</text:p>
          </table:table-cell>
          <table:table-cell office:value-type="float" office:value="1407062607.63214" calcext:value-type="float">
            <text:p>1407062607.63214</text:p>
          </table:table-cell>
          <table:table-cell office:value-type="float" office:value="1407242640.23211" calcext:value-type="float">
            <text:p>1407242640.23211</text:p>
          </table:table-cell>
          <table:table-cell office:value-type="float" office:value="1479688125.8852" calcext:value-type="float">
            <text:p>1479688125.8852</text:p>
          </table:table-cell>
          <table:table-cell office:value-type="float" office:value="1587412957.22263" calcext:value-type="float">
            <text:p>1587412957.22263</text:p>
          </table:table-cell>
          <table:table-cell office:value-type="float" office:value="1715625839.17973" calcext:value-type="float">
            <text:p>1715625839.17973</text:p>
          </table:table-cell>
          <table:table-cell office:value-type="float" office:value="1944711061.30888" calcext:value-type="float">
            <text:p>1944711061.30888</text:p>
          </table:table-cell>
          <table:table-cell office:value-type="float" office:value="2157434025.16467" calcext:value-type="float">
            <text:p>2157434025.16467</text:p>
          </table:table-cell>
          <table:table-cell office:value-type="float" office:value="2395493877.51365" calcext:value-type="float">
            <text:p>2395493877.51365</text:p>
          </table:table-cell>
          <table:table-cell office:value-type="float" office:value="2405021932.89997" calcext:value-type="float">
            <text:p>2405021932.89997</text:p>
          </table:table-cell>
          <table:table-cell office:value-type="float" office:value="2550185618.14774" calcext:value-type="float">
            <text:p>2550185618.14774</text:p>
          </table:table-cell>
          <table:table-cell office:value-type="float" office:value="1911600969.76612" calcext:value-type="float">
            <text:p>1911600969.76612</text:p>
          </table:table-cell>
          <table:table-cell office:value-type="float" office:value="2029026704.02707" calcext:value-type="float">
            <text:p>2029026704.02707</text:p>
          </table:table-cell>
          <table:table-cell office:value-type="float" office:value="1971525998.87685" calcext:value-type="float">
            <text:p>1971525998.87685</text:p>
          </table:table-cell>
          <table:table-cell office:value-type="float" office:value="753636370.454546" calcext:value-type="float">
            <text:p>753636370.454546</text:p>
          </table:table-cell>
          <table:table-cell office:value-type="float" office:value="1293535010.94467" calcext:value-type="float">
            <text:p>1293535010.94467</text:p>
          </table:table-cell>
          <table:table-cell office:value-type="float" office:value="1382334879.40812" calcext:value-type="float">
            <text:p>1382334879.40812</text:p>
          </table:table-cell>
          <table:table-cell office:value-type="float" office:value="1851558301.7002" calcext:value-type="float">
            <text:p>1851558301.7002</text:p>
          </table:table-cell>
          <table:table-cell office:value-type="float" office:value="1989343495.21844" calcext:value-type="float">
            <text:p>1989343495.21844</text:p>
          </table:table-cell>
          <table:table-cell office:value-type="float" office:value="1898608710.07801" calcext:value-type="float">
            <text:p>1898608710.07801</text:p>
          </table:table-cell>
          <table:table-cell office:value-type="float" office:value="1813938652.72487" calcext:value-type="float">
            <text:p>1813938652.72487</text:p>
          </table:table-cell>
          <table:table-cell office:value-type="float" office:value="1749262232.56001" calcext:value-type="float">
            <text:p>1749262232.56001</text:p>
          </table:table-cell>
          <table:table-cell office:value-type="float" office:value="1749314001.10904" calcext:value-type="float">
            <text:p>1749314001.10904</text:p>
          </table:table-cell>
          <table:table-cell office:value-type="float" office:value="1923071486.36207" calcext:value-type="float">
            <text:p>1923071486.36207</text:p>
          </table:table-cell>
          <table:table-cell office:value-type="float" office:value="2174623213.47859" calcext:value-type="float">
            <text:p>2174623213.47859</text:p>
          </table:table-cell>
          <table:table-cell office:value-type="float" office:value="2685133230.52885" calcext:value-type="float">
            <text:p>2685133230.52885</text:p>
          </table:table-cell>
          <table:table-cell office:value-type="float" office:value="3116128156.38932" calcext:value-type="float">
            <text:p>3116128156.38932</text:p>
          </table:table-cell>
          <table:table-cell office:value-type="float" office:value="3811474435.73969" calcext:value-type="float">
            <text:p>3811474435.73969</text:p>
          </table:table-cell>
          <table:table-cell office:value-type="float" office:value="4867560259.3551" calcext:value-type="float">
            <text:p>4867560259.3551</text:p>
          </table:table-cell>
          <table:table-cell office:value-type="float" office:value="5373088996.59376" calcext:value-type="float">
            <text:p>5373088996.59376</text:p>
          </table:table-cell>
          <table:table-cell office:value-type="float" office:value="5783152633.48246" calcext:value-type="float">
            <text:p>5783152633.48246</text:p>
          </table:table-cell>
          <table:table-cell office:value-type="float" office:value="6563320570.40862" calcext:value-type="float">
            <text:p>6563320570.40862</text:p>
          </table:table-cell>
          <table:table-cell office:value-type="float" office:value="7334917696.72263" calcext:value-type="float">
            <text:p>7334917696.72263</text:p>
          </table:table-cell>
          <table:table-cell office:value-type="float" office:value="7621923307.70325" calcext:value-type="float">
            <text:p>7621923307.70325</text:p>
          </table:table-cell>
          <table:table-cell office:value-type="float" office:value="8016591927.65923" calcext:value-type="float">
            <text:p>8016591927.65923</text:p>
          </table:table-cell>
          <table:table-cell office:value-type="float" office:value="8277613193.57631" calcext:value-type="float">
            <text:p>8277613193.57631</text:p>
          </table:table-cell>
          <table:table-cell office:value-type="float" office:value="8475681532.52169" calcext:value-type="float">
            <text:p>8475681532.52169</text:p>
          </table:table-cell>
          <table:table-cell office:value-type="float" office:value="9135454442.14013" calcext:value-type="float">
            <text:p>9135454442.14013</text:p>
          </table:table-cell>
          <table:table-cell office:value-type="float" office:value="9509003196.73999" calcext:value-type="float">
            <text:p>9509003196.73999</text:p>
          </table:table-cell>
        </table:table-row>
        <table:table-row table:style-name="ro1">
          <table:table-cell office:value-type="string" calcext:value-type="string">
            <text:p>Arabia Saudita</text:p>
          </table:table-cell>
          <table:table-cell office:value-type="string" calcext:value-type="string">
            <text:p>SAU</text:p>
          </table:table-cell>
          <table:table-cell table:number-columns-repeated="8"/>
          <table:table-cell office:value-type="float" office:value="4187777711.11111" calcext:value-type="float">
            <text:p>4187777711.11111</text:p>
          </table:table-cell>
          <table:table-cell office:value-type="float" office:value="4485777644.44444" calcext:value-type="float">
            <text:p>4485777644.44444</text:p>
          </table:table-cell>
          <table:table-cell office:value-type="float" office:value="5377333333.33333" calcext:value-type="float">
            <text:p>5377333333.33333</text:p>
          </table:table-cell>
          <table:table-cell office:value-type="float" office:value="7184853347.5974" calcext:value-type="float">
            <text:p>7184853347.5974</text:p>
          </table:table-cell>
          <table:table-cell office:value-type="float" office:value="9664157498.5524" calcext:value-type="float">
            <text:p>9664157498.5524</text:p>
          </table:table-cell>
          <table:table-cell office:value-type="float" office:value="14947391140.1284" calcext:value-type="float">
            <text:p>14947391140.1284</text:p>
          </table:table-cell>
          <table:table-cell office:value-type="float" office:value="45412957746.4789" calcext:value-type="float">
            <text:p>45412957746.4789</text:p>
          </table:table-cell>
          <table:table-cell office:value-type="float" office:value="46773368205.5947" calcext:value-type="float">
            <text:p>46773368205.5947</text:p>
          </table:table-cell>
          <table:table-cell office:value-type="float" office:value="64005665722.3796" calcext:value-type="float">
            <text:p>64005665722.3796</text:p>
          </table:table-cell>
          <table:table-cell office:value-type="float" office:value="74188249978.724" calcext:value-type="float">
            <text:p>74188249978.724</text:p>
          </table:table-cell>
          <table:table-cell office:value-type="float" office:value="80265619484.6452" calcext:value-type="float">
            <text:p>80265619484.6452</text:p>
          </table:table-cell>
          <table:table-cell office:value-type="float" office:value="111859676267.555" calcext:value-type="float">
            <text:p>111859676267.555</text:p>
          </table:table-cell>
          <table:table-cell office:value-type="float" office:value="164541738058.737" calcext:value-type="float">
            <text:p>164541738058.737</text:p>
          </table:table-cell>
          <table:table-cell office:value-type="float" office:value="184291796008.869" calcext:value-type="float">
            <text:p>184291796008.869</text:p>
          </table:table-cell>
          <table:table-cell office:value-type="float" office:value="153239017560.236" calcext:value-type="float">
            <text:p>153239017560.236</text:p>
          </table:table-cell>
          <table:table-cell office:value-type="float" office:value="129171635311.143" calcext:value-type="float">
            <text:p>129171635311.143</text:p>
          </table:table-cell>
          <table:table-cell office:value-type="float" office:value="119624858115.778" calcext:value-type="float">
            <text:p>119624858115.778</text:p>
          </table:table-cell>
          <table:table-cell office:value-type="float" office:value="103897846493.65" calcext:value-type="float">
            <text:p>103897846493.65</text:p>
          </table:table-cell>
          <table:table-cell office:value-type="float" office:value="86961922765.3254" calcext:value-type="float">
            <text:p>86961922765.3254</text:p>
          </table:table-cell>
          <table:table-cell office:value-type="float" office:value="85695861148.1976" calcext:value-type="float">
            <text:p>85695861148.1976</text:p>
          </table:table-cell>
          <table:table-cell office:value-type="float" office:value="88256074766.3551" calcext:value-type="float">
            <text:p>88256074766.3551</text:p>
          </table:table-cell>
          <table:table-cell office:value-type="float" office:value="95344459279.0387" calcext:value-type="float">
            <text:p>95344459279.0387</text:p>
          </table:table-cell>
          <table:table-cell office:value-type="float" office:value="117630271802.403" calcext:value-type="float">
            <text:p>117630271802.403</text:p>
          </table:table-cell>
          <table:table-cell office:value-type="float" office:value="132223268491.322" calcext:value-type="float">
            <text:p>132223268491.322</text:p>
          </table:table-cell>
          <table:table-cell office:value-type="float" office:value="137087876662.216" calcext:value-type="float">
            <text:p>137087876662.216</text:p>
          </table:table-cell>
          <table:table-cell office:value-type="float" office:value="132967901415.22" calcext:value-type="float">
            <text:p>132967901415.22</text:p>
          </table:table-cell>
          <table:table-cell office:value-type="float" office:value="135174886488.652" calcext:value-type="float">
            <text:p>135174886488.652</text:p>
          </table:table-cell>
          <table:table-cell office:value-type="float" office:value="143343036341.789" calcext:value-type="float">
            <text:p>143343036341.789</text:p>
          </table:table-cell>
          <table:table-cell office:value-type="float" office:value="158662398744.993" calcext:value-type="float">
            <text:p>158662398744.993</text:p>
          </table:table-cell>
          <table:table-cell office:value-type="float" office:value="165963557409.88" calcext:value-type="float">
            <text:p>165963557409.88</text:p>
          </table:table-cell>
          <table:table-cell office:value-type="float" office:value="146775498080" calcext:value-type="float">
            <text:p>146775498080</text:p>
          </table:table-cell>
          <table:table-cell office:value-type="float" office:value="161716960000" calcext:value-type="float">
            <text:p>161716960000</text:p>
          </table:table-cell>
          <table:table-cell office:value-type="float" office:value="189514926213.333" calcext:value-type="float">
            <text:p>189514926213.333</text:p>
          </table:table-cell>
          <table:table-cell office:value-type="float" office:value="184137469733.333" calcext:value-type="float">
            <text:p>184137469733.333</text:p>
          </table:table-cell>
          <table:table-cell office:value-type="float" office:value="189605920240" calcext:value-type="float">
            <text:p>189605920240</text:p>
          </table:table-cell>
          <table:table-cell office:value-type="float" office:value="215807655253.333" calcext:value-type="float">
            <text:p>215807655253.333</text:p>
          </table:table-cell>
          <table:table-cell office:value-type="float" office:value="258742133333.333" calcext:value-type="float">
            <text:p>258742133333.333</text:p>
          </table:table-cell>
          <table:table-cell office:value-type="float" office:value="328459608764.111" calcext:value-type="float">
            <text:p>328459608764.111</text:p>
          </table:table-cell>
          <table:table-cell office:value-type="float" office:value="376900133511.348" calcext:value-type="float">
            <text:p>376900133511.348</text:p>
          </table:table-cell>
          <table:table-cell office:value-type="float" office:value="415964509673.115" calcext:value-type="float">
            <text:p>415964509673.115</text:p>
          </table:table-cell>
          <table:table-cell office:value-type="float" office:value="519796800000" calcext:value-type="float">
            <text:p>519796800000</text:p>
          </table:table-cell>
          <table:table-cell office:value-type="float" office:value="429097866666.667" calcext:value-type="float">
            <text:p>429097866666.667</text:p>
          </table:table-cell>
          <table:table-cell office:value-type="float" office:value="528207200000" calcext:value-type="float">
            <text:p>528207200000</text:p>
          </table:table-cell>
          <table:table-cell office:value-type="float" office:value="671238840106.667" calcext:value-type="float">
            <text:p>671238840106.667</text:p>
          </table:table-cell>
          <table:table-cell office:value-type="float" office:value="735974843360" calcext:value-type="float">
            <text:p>735974843360</text:p>
          </table:table-cell>
          <table:table-cell office:value-type="float" office:value="746647127413.333" calcext:value-type="float">
            <text:p>746647127413.333</text:p>
          </table:table-cell>
          <table:table-cell office:value-type="float" office:value="756350347333.334" calcext:value-type="float">
            <text:p>756350347333.334</text:p>
          </table:table-cell>
          <table:table-cell office:value-type="float" office:value="654269902880" calcext:value-type="float">
            <text:p>654269902880</text:p>
          </table:table-cell>
          <table:table-cell office:value-type="float" office:value="644935541440" calcext:value-type="float">
            <text:p>644935541440</text:p>
          </table:table-cell>
          <table:table-cell office:value-type="float" office:value="688586133333.333" calcext:value-type="float">
            <text:p>688586133333.333</text:p>
          </table:table-cell>
          <table:table-cell office:value-type="float" office:value="782483466666.667" calcext:value-type="float">
            <text:p>782483466666.667</text:p>
          </table:table-cell>
        </table:table-row>
        <table:table-row table:style-name="ro1">
          <table:table-cell office:value-type="string" calcext:value-type="string">
            <text:p>Sudán</text:p>
          </table:table-cell>
          <table:table-cell office:value-type="string" calcext:value-type="string">
            <text:p>SDN</text:p>
          </table:table-cell>
          <table:table-cell office:value-type="float" office:value="1307333333.33333" calcext:value-type="float">
            <text:p>1307333333.33333</text:p>
          </table:table-cell>
          <table:table-cell office:value-type="float" office:value="1419333333.33333" calcext:value-type="float">
            <text:p>1419333333.33333</text:p>
          </table:table-cell>
          <table:table-cell office:value-type="float" office:value="1541666666.66667" calcext:value-type="float">
            <text:p>1541666666.66667</text:p>
          </table:table-cell>
          <table:table-cell office:value-type="float" office:value="1568333333.33333" calcext:value-type="float">
            <text:p>1568333333.33333</text:p>
          </table:table-cell>
          <table:table-cell office:value-type="float" office:value="1611333333.33333" calcext:value-type="float">
            <text:p>1611333333.33333</text:p>
          </table:table-cell>
          <table:table-cell office:value-type="float" office:value="1679333333.33333" calcext:value-type="float">
            <text:p>1679333333.33333</text:p>
          </table:table-cell>
          <table:table-cell office:value-type="float" office:value="1723000000" calcext:value-type="float">
            <text:p>1723000000</text:p>
          </table:table-cell>
          <table:table-cell office:value-type="float" office:value="1865666666.66667" calcext:value-type="float">
            <text:p>1865666666.66667</text:p>
          </table:table-cell>
          <table:table-cell office:value-type="float" office:value="1947333333.33333" calcext:value-type="float">
            <text:p>1947333333.33333</text:p>
          </table:table-cell>
          <table:table-cell office:value-type="float" office:value="2144333333.33333" calcext:value-type="float">
            <text:p>2144333333.33333</text:p>
          </table:table-cell>
          <table:table-cell office:value-type="float" office:value="2437666666.66667" calcext:value-type="float">
            <text:p>2437666666.66667</text:p>
          </table:table-cell>
          <table:table-cell office:value-type="float" office:value="2656000000" calcext:value-type="float">
            <text:p>2656000000</text:p>
          </table:table-cell>
          <table:table-cell office:value-type="float" office:value="2882000000" calcext:value-type="float">
            <text:p>2882000000</text:p>
          </table:table-cell>
          <table:table-cell office:value-type="float" office:value="3571666666.66667" calcext:value-type="float">
            <text:p>3571666666.66667</text:p>
          </table:table-cell>
          <table:table-cell office:value-type="float" office:value="4595000000" calcext:value-type="float">
            <text:p>4595000000</text:p>
          </table:table-cell>
          <table:table-cell office:value-type="float" office:value="5598000000" calcext:value-type="float">
            <text:p>5598000000</text:p>
          </table:table-cell>
          <table:table-cell office:value-type="float" office:value="6979333333.33333" calcext:value-type="float">
            <text:p>6979333333.33333</text:p>
          </table:table-cell>
          <table:table-cell office:value-type="float" office:value="8704000000" calcext:value-type="float">
            <text:p>8704000000</text:p>
          </table:table-cell>
          <table:table-cell office:value-type="float" office:value="7670500000" calcext:value-type="float">
            <text:p>7670500000</text:p>
          </table:table-cell>
          <table:table-cell office:value-type="float" office:value="9032250000" calcext:value-type="float">
            <text:p>9032250000</text:p>
          </table:table-cell>
          <table:table-cell office:value-type="float" office:value="7459833333.33333" calcext:value-type="float">
            <text:p>7459833333.33333</text:p>
          </table:table-cell>
          <table:table-cell office:value-type="float" office:value="10016500000" calcext:value-type="float">
            <text:p>10016500000</text:p>
          </table:table-cell>
          <table:table-cell office:value-type="float" office:value="9240000000" calcext:value-type="float">
            <text:p>9240000000</text:p>
          </table:table-cell>
          <table:table-cell office:value-type="float" office:value="8230153846.15384" calcext:value-type="float">
            <text:p>8230153846.15384</text:p>
          </table:table-cell>
          <table:table-cell office:value-type="float" office:value="9701357142.85714" calcext:value-type="float">
            <text:p>9701357142.85714</text:p>
          </table:table-cell>
          <table:table-cell office:value-type="float" office:value="12403733333.3333" calcext:value-type="float">
            <text:p>12403733333.3333</text:p>
          </table:table-cell>
          <table:table-cell office:value-type="float" office:value="15769062500" calcext:value-type="float">
            <text:p>15769062500</text:p>
          </table:table-cell>
          <table:table-cell office:value-type="float" office:value="20155555555.5556" calcext:value-type="float">
            <text:p>20155555555.5556</text:p>
          </table:table-cell>
          <table:table-cell office:value-type="float" office:value="15399166666.6667" calcext:value-type="float">
            <text:p>15399166666.6667</text:p>
          </table:table-cell>
          <table:table-cell office:value-type="float" office:value="15291507936.5079" calcext:value-type="float">
            <text:p>15291507936.5079</text:p>
          </table:table-cell>
          <table:table-cell office:value-type="float" office:value="12408647540.9836" calcext:value-type="float">
            <text:p>12408647540.9836</text:p>
          </table:table-cell>
          <table:table-cell office:value-type="float" office:value="11379222222.2222" calcext:value-type="float">
            <text:p>11379222222.2222</text:p>
          </table:table-cell>
          <table:table-cell office:value-type="float" office:value="7034219712.52567" calcext:value-type="float">
            <text:p>7034219712.52567</text:p>
          </table:table-cell>
          <table:table-cell office:value-type="float" office:value="8881785938.48085" calcext:value-type="float">
            <text:p>8881785938.48085</text:p>
          </table:table-cell>
          <table:table-cell office:value-type="float" office:value="12794192334.2541" calcext:value-type="float">
            <text:p>12794192334.2541</text:p>
          </table:table-cell>
          <table:table-cell office:value-type="float" office:value="13829744878.6366" calcext:value-type="float">
            <text:p>13829744878.6366</text:p>
          </table:table-cell>
          <table:table-cell office:value-type="float" office:value="9018243044.45155" calcext:value-type="float">
            <text:p>9018243044.45155</text:p>
          </table:table-cell>
          <table:table-cell office:value-type="float" office:value="11681494637.3041" calcext:value-type="float">
            <text:p>11681494637.3041</text:p>
          </table:table-cell>
          <table:table-cell office:value-type="float" office:value="11250327988.0478" calcext:value-type="float">
            <text:p>11250327988.0478</text:p>
          </table:table-cell>
          <table:table-cell office:value-type="float" office:value="10682045258.3647" calcext:value-type="float">
            <text:p>10682045258.3647</text:p>
          </table:table-cell>
          <table:table-cell office:value-type="float" office:value="12257418326.0734" calcext:value-type="float">
            <text:p>12257418326.0734</text:p>
          </table:table-cell>
          <table:table-cell office:value-type="float" office:value="13182979783.533" calcext:value-type="float">
            <text:p>13182979783.533</text:p>
          </table:table-cell>
          <table:table-cell office:value-type="float" office:value="14803189092.7044" calcext:value-type="float">
            <text:p>14803189092.7044</text:p>
          </table:table-cell>
          <table:table-cell office:value-type="float" office:value="17646503525.1743" calcext:value-type="float">
            <text:p>17646503525.1743</text:p>
          </table:table-cell>
          <table:table-cell office:value-type="float" office:value="21457470202.7839" calcext:value-type="float">
            <text:p>21457470202.7839</text:p>
          </table:table-cell>
          <table:table-cell office:value-type="float" office:value="26524538565.7403" calcext:value-type="float">
            <text:p>26524538565.7403</text:p>
          </table:table-cell>
          <table:table-cell office:value-type="float" office:value="35822408611.5588" calcext:value-type="float">
            <text:p>35822408611.5588</text:p>
          </table:table-cell>
          <table:table-cell office:value-type="float" office:value="45898948564.0593" calcext:value-type="float">
            <text:p>45898948564.0593</text:p>
          </table:table-cell>
          <table:table-cell office:value-type="float" office:value="54526580231.5568" calcext:value-type="float">
            <text:p>54526580231.5568</text:p>
          </table:table-cell>
          <table:table-cell office:value-type="float" office:value="53150209167.934" calcext:value-type="float">
            <text:p>53150209167.934</text:p>
          </table:table-cell>
          <table:table-cell office:value-type="float" office:value="65634109236.7736" calcext:value-type="float">
            <text:p>65634109236.7736</text:p>
          </table:table-cell>
          <table:table-cell office:value-type="float" office:value="67327289319.733" calcext:value-type="float">
            <text:p>67327289319.733</text:p>
          </table:table-cell>
          <table:table-cell office:value-type="float" office:value="68125631150.2939" calcext:value-type="float">
            <text:p>68125631150.2939</text:p>
          </table:table-cell>
          <table:table-cell office:value-type="float" office:value="72065940085.772" calcext:value-type="float">
            <text:p>72065940085.772</text:p>
          </table:table-cell>
          <table:table-cell office:value-type="float" office:value="82151588418.8325" calcext:value-type="float">
            <text:p>82151588418.8325</text:p>
          </table:table-cell>
          <table:table-cell office:value-type="float" office:value="96741742021.6738" calcext:value-type="float">
            <text:p>96741742021.6738</text:p>
          </table:table-cell>
          <table:table-cell office:value-type="float" office:value="95558220776.921" calcext:value-type="float">
            <text:p>95558220776.921</text:p>
          </table:table-cell>
          <table:table-cell office:value-type="float" office:value="123053386001.137" calcext:value-type="float">
            <text:p>123053386001.137</text:p>
          </table:table-cell>
          <table:table-cell office:value-type="float" office:value="40851536133.7642" calcext:value-type="float">
            <text:p>40851536133.764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1003692374.55789" calcext:value-type="float">
            <text:p>1003692374.55789</text:p>
          </table:table-cell>
          <table:table-cell office:value-type="float" office:value="1058975265.58883" calcext:value-type="float">
            <text:p>1058975265.58883</text:p>
          </table:table-cell>
          <table:table-cell office:value-type="float" office:value="1085475573.48959" calcext:value-type="float">
            <text:p>1085475573.48959</text:p>
          </table:table-cell>
          <table:table-cell office:value-type="float" office:value="1122139637.25693" calcext:value-type="float">
            <text:p>1122139637.25693</text:p>
          </table:table-cell>
          <table:table-cell office:value-type="float" office:value="1188930567.71363" calcext:value-type="float">
            <text:p>1188930567.71363</text:p>
          </table:table-cell>
          <table:table-cell office:value-type="float" office:value="1210058396.0603" calcext:value-type="float">
            <text:p>1210058396.0603</text:p>
          </table:table-cell>
          <table:table-cell office:value-type="float" office:value="1246908373.74285" calcext:value-type="float">
            <text:p>1246908373.74285</text:p>
          </table:table-cell>
          <table:table-cell office:value-type="float" office:value="1246480958.51385" calcext:value-type="float">
            <text:p>1246480958.51385</text:p>
          </table:table-cell>
          <table:table-cell office:value-type="float" office:value="1309384830.19071" calcext:value-type="float">
            <text:p>1309384830.19071</text:p>
          </table:table-cell>
          <table:table-cell office:value-type="float" office:value="1245234806.89546" calcext:value-type="float">
            <text:p>1245234806.89546</text:p>
          </table:table-cell>
          <table:table-cell office:value-type="float" office:value="1297407828.60957" calcext:value-type="float">
            <text:p>1297407828.60957</text:p>
          </table:table-cell>
          <table:table-cell office:value-type="float" office:value="1339548823.66855" calcext:value-type="float">
            <text:p>1339548823.66855</text:p>
          </table:table-cell>
          <table:table-cell office:value-type="float" office:value="1620857277.19338" calcext:value-type="float">
            <text:p>1620857277.19338</text:p>
          </table:table-cell>
          <table:table-cell office:value-type="float" office:value="1863398448.32592" calcext:value-type="float">
            <text:p>1863398448.32592</text:p>
          </table:table-cell>
          <table:table-cell office:value-type="float" office:value="2099324949.84605" calcext:value-type="float">
            <text:p>2099324949.84605</text:p>
          </table:table-cell>
          <table:table-cell office:value-type="float" office:value="2830388404.87845" calcext:value-type="float">
            <text:p>2830388404.87845</text:p>
          </table:table-cell>
          <table:table-cell office:value-type="float" office:value="2869777812.41008" calcext:value-type="float">
            <text:p>2869777812.41008</text:p>
          </table:table-cell>
          <table:table-cell office:value-type="float" office:value="2938046307.22894" calcext:value-type="float">
            <text:p>2938046307.22894</text:p>
          </table:table-cell>
          <table:table-cell office:value-type="float" office:value="3280354339.39341" calcext:value-type="float">
            <text:p>3280354339.39341</text:p>
          </table:table-cell>
          <table:table-cell office:value-type="float" office:value="4084878667.85616" calcext:value-type="float">
            <text:p>4084878667.85616</text:p>
          </table:table-cell>
          <table:table-cell office:value-type="float" office:value="4435050396.67262" calcext:value-type="float">
            <text:p>4435050396.67262</text:p>
          </table:table-cell>
          <table:table-cell office:value-type="float" office:value="4021697233.39403" calcext:value-type="float">
            <text:p>4021697233.39403</text:p>
          </table:table-cell>
          <table:table-cell office:value-type="float" office:value="3936758681.58343" calcext:value-type="float">
            <text:p>3936758681.58343</text:p>
          </table:table-cell>
          <table:table-cell office:value-type="float" office:value="3512053232.03566" calcext:value-type="float">
            <text:p>3512053232.03566</text:p>
          </table:table-cell>
          <table:table-cell office:value-type="float" office:value="3425127373.36713" calcext:value-type="float">
            <text:p>3425127373.36713</text:p>
          </table:table-cell>
          <table:table-cell office:value-type="float" office:value="3750056424.49274" calcext:value-type="float">
            <text:p>3750056424.49274</text:p>
          </table:table-cell>
          <table:table-cell office:value-type="float" office:value="5304238012.67971" calcext:value-type="float">
            <text:p>5304238012.67971</text:p>
          </table:table-cell>
          <table:table-cell office:value-type="float" office:value="6381385759.78027" calcext:value-type="float">
            <text:p>6381385759.78027</text:p>
          </table:table-cell>
          <table:table-cell office:value-type="float" office:value="6311054901.48841" calcext:value-type="float">
            <text:p>6311054901.48841</text:p>
          </table:table-cell>
          <table:table-cell office:value-type="float" office:value="6219793532.55875" calcext:value-type="float">
            <text:p>6219793532.55875</text:p>
          </table:table-cell>
          <table:table-cell office:value-type="float" office:value="7237100724.34196" calcext:value-type="float">
            <text:p>7237100724.34196</text:p>
          </table:table-cell>
          <table:table-cell office:value-type="float" office:value="7111252865.84624" calcext:value-type="float">
            <text:p>7111252865.84624</text:p>
          </table:table-cell>
          <table:table-cell office:value-type="float" office:value="7602005274.43616" calcext:value-type="float">
            <text:p>7602005274.43616</text:p>
          </table:table-cell>
          <table:table-cell office:value-type="float" office:value="7189226453.28161" calcext:value-type="float">
            <text:p>7189226453.28161</text:p>
          </table:table-cell>
          <table:table-cell office:value-type="float" office:value="4908415368.782" calcext:value-type="float">
            <text:p>4908415368.782</text:p>
          </table:table-cell>
          <table:table-cell office:value-type="float" office:value="6176312552.1388" calcext:value-type="float">
            <text:p>6176312552.1388</text:p>
          </table:table-cell>
          <table:table-cell office:value-type="float" office:value="6413189839.20318" calcext:value-type="float">
            <text:p>6413189839.20318</text:p>
          </table:table-cell>
          <table:table-cell office:value-type="float" office:value="5915250258.27977" calcext:value-type="float">
            <text:p>5915250258.27977</text:p>
          </table:table-cell>
          <table:table-cell office:value-type="float" office:value="6368265193.69887" calcext:value-type="float">
            <text:p>6368265193.69887</text:p>
          </table:table-cell>
          <table:table-cell office:value-type="float" office:value="6512207622.19727" calcext:value-type="float">
            <text:p>6512207622.19727</text:p>
          </table:table-cell>
          <table:table-cell office:value-type="float" office:value="5924239700.81588" calcext:value-type="float">
            <text:p>5924239700.81588</text:p>
          </table:table-cell>
          <table:table-cell office:value-type="float" office:value="6174898370.14018" calcext:value-type="float">
            <text:p>6174898370.14018</text:p>
          </table:table-cell>
          <table:table-cell office:value-type="float" office:value="6752510282.95744" calcext:value-type="float">
            <text:p>6752510282.95744</text:p>
          </table:table-cell>
          <table:table-cell office:value-type="float" office:value="8683229268.11979" calcext:value-type="float">
            <text:p>8683229268.11979</text:p>
          </table:table-cell>
          <table:table-cell office:value-type="float" office:value="10167441854.4694" calcext:value-type="float">
            <text:p>10167441854.4694</text:p>
          </table:table-cell>
          <table:table-cell office:value-type="float" office:value="11022821631.8674" calcext:value-type="float">
            <text:p>11022821631.8674</text:p>
          </table:table-cell>
          <table:table-cell office:value-type="float" office:value="11847848224.8947" calcext:value-type="float">
            <text:p>11847848224.8947</text:p>
          </table:table-cell>
          <table:table-cell office:value-type="float" office:value="14285970085.0519" calcext:value-type="float">
            <text:p>14285970085.0519</text:p>
          </table:table-cell>
          <table:table-cell office:value-type="float" office:value="16949789464.5966" calcext:value-type="float">
            <text:p>16949789464.5966</text:p>
          </table:table-cell>
          <table:table-cell office:value-type="float" office:value="16248212852.2767" calcext:value-type="float">
            <text:p>16248212852.2767</text:p>
          </table:table-cell>
          <table:table-cell office:value-type="float" office:value="16215069255.5479" calcext:value-type="float">
            <text:p>16215069255.5479</text:p>
          </table:table-cell>
          <table:table-cell office:value-type="float" office:value="17878780184.8709" calcext:value-type="float">
            <text:p>17878780184.8709</text:p>
          </table:table-cell>
          <table:table-cell office:value-type="float" office:value="17825417949.4231" calcext:value-type="float">
            <text:p>17825417949.4231</text:p>
          </table:table-cell>
          <table:table-cell office:value-type="float" office:value="18960182371.3937" calcext:value-type="float">
            <text:p>18960182371.3937</text:p>
          </table:table-cell>
          <table:table-cell office:value-type="float" office:value="19770840285.9946" calcext:value-type="float">
            <text:p>19770840285.9946</text:p>
          </table:table-cell>
          <table:table-cell office:value-type="float" office:value="17767704596.9267" calcext:value-type="float">
            <text:p>17767704596.9267</text:p>
          </table:table-cell>
          <table:table-cell office:value-type="float" office:value="19027392875.8489" calcext:value-type="float">
            <text:p>19027392875.8489</text:p>
          </table:table-cell>
          <table:table-cell office:value-type="float" office:value="21081669870.0624" calcext:value-type="float">
            <text:p>21081669870.0624</text:p>
          </table:table-cell>
          <table:table-cell office:value-type="float" office:value="24129599551.8342" calcext:value-type="float">
            <text:p>24129599551.8342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string" calcext:value-type="string">
            <text:p>SGP</text:p>
          </table:table-cell>
          <table:table-cell office:value-type="float" office:value="704756304.717104" calcext:value-type="float">
            <text:p>704756304.717104</text:p>
          </table:table-cell>
          <table:table-cell office:value-type="float" office:value="764634783.744937" calcext:value-type="float">
            <text:p>764634783.744937</text:p>
          </table:table-cell>
          <table:table-cell office:value-type="float" office:value="826244609.95688" calcext:value-type="float">
            <text:p>826244609.95688</text:p>
          </table:table-cell>
          <table:table-cell office:value-type="float" office:value="917614007.578727" calcext:value-type="float">
            <text:p>917614007.578727</text:p>
          </table:table-cell>
          <table:table-cell office:value-type="float" office:value="894159153.273226" calcext:value-type="float">
            <text:p>894159153.273226</text:p>
          </table:table-cell>
          <table:table-cell office:value-type="float" office:value="974650463.870378" calcext:value-type="float">
            <text:p>974650463.870378</text:p>
          </table:table-cell>
          <table:table-cell office:value-type="float" office:value="1096432771.46217" calcext:value-type="float">
            <text:p>1096432771.46217</text:p>
          </table:table-cell>
          <table:table-cell office:value-type="float" office:value="1238043904.35123" calcext:value-type="float">
            <text:p>1238043904.35123</text:p>
          </table:table-cell>
          <table:table-cell office:value-type="float" office:value="1425715405.72325" calcext:value-type="float">
            <text:p>1425715405.72325</text:p>
          </table:table-cell>
          <table:table-cell office:value-type="float" office:value="1659904612.57023" calcext:value-type="float">
            <text:p>1659904612.57023</text:p>
          </table:table-cell>
          <table:table-cell office:value-type="float" office:value="1920586698.02692" calcext:value-type="float">
            <text:p>1920586698.02692</text:p>
          </table:table-cell>
          <table:table-cell office:value-type="float" office:value="2263785443.61688" calcext:value-type="float">
            <text:p>2263785443.61688</text:p>
          </table:table-cell>
          <table:table-cell office:value-type="float" office:value="2721440980.75851" calcext:value-type="float">
            <text:p>2721440980.75851</text:p>
          </table:table-cell>
          <table:table-cell office:value-type="float" office:value="3696213333.33333" calcext:value-type="float">
            <text:p>3696213333.33333</text:p>
          </table:table-cell>
          <table:table-cell office:value-type="float" office:value="5221534955.64418" calcext:value-type="float">
            <text:p>5221534955.64418</text:p>
          </table:table-cell>
          <table:table-cell office:value-type="float" office:value="5633673929.99302" calcext:value-type="float">
            <text:p>5633673929.99302</text:p>
          </table:table-cell>
          <table:table-cell office:value-type="float" office:value="6327077974.10703" calcext:value-type="float">
            <text:p>6327077974.10703</text:p>
          </table:table-cell>
          <table:table-cell office:value-type="float" office:value="6618585073.66035" calcext:value-type="float">
            <text:p>6618585073.66035</text:p>
          </table:table-cell>
          <table:table-cell office:value-type="float" office:value="7517176354.84135" calcext:value-type="float">
            <text:p>7517176354.84135</text:p>
          </table:table-cell>
          <table:table-cell office:value-type="float" office:value="9296921723.83465" calcext:value-type="float">
            <text:p>9296921723.83465</text:p>
          </table:table-cell>
          <table:table-cell office:value-type="float" office:value="11896256782.8566" calcext:value-type="float">
            <text:p>11896256782.8566</text:p>
          </table:table-cell>
          <table:table-cell office:value-type="float" office:value="14175228843.6391" calcext:value-type="float">
            <text:p>14175228843.6391</text:p>
          </table:table-cell>
          <table:table-cell office:value-type="float" office:value="16084252378.473" calcext:value-type="float">
            <text:p>16084252378.473</text:p>
          </table:table-cell>
          <table:table-cell office:value-type="float" office:value="17784112149.5327" calcext:value-type="float">
            <text:p>17784112149.5327</text:p>
          </table:table-cell>
          <table:table-cell office:value-type="float" office:value="19749361097.965" calcext:value-type="float">
            <text:p>19749361097.965</text:p>
          </table:table-cell>
          <table:table-cell office:value-type="float" office:value="19156532745.7691" calcext:value-type="float">
            <text:p>19156532745.7691</text:p>
          </table:table-cell>
          <table:table-cell office:value-type="float" office:value="18586746056.9974" calcext:value-type="float">
            <text:p>18586746056.9974</text:p>
          </table:table-cell>
          <table:table-cell office:value-type="float" office:value="20919215578.2125" calcext:value-type="float">
            <text:p>20919215578.2125</text:p>
          </table:table-cell>
          <table:table-cell office:value-type="float" office:value="25371462488.1292" calcext:value-type="float">
            <text:p>25371462488.1292</text:p>
          </table:table-cell>
          <table:table-cell office:value-type="float" office:value="30465364738.6206" calcext:value-type="float">
            <text:p>30465364738.6206</text:p>
          </table:table-cell>
          <table:table-cell office:value-type="float" office:value="36144336768.7023" calcext:value-type="float">
            <text:p>36144336768.7023</text:p>
          </table:table-cell>
          <table:table-cell office:value-type="float" office:value="45466164978.2923" calcext:value-type="float">
            <text:p>45466164978.2923</text:p>
          </table:table-cell>
          <table:table-cell office:value-type="float" office:value="52130263965.6231" calcext:value-type="float">
            <text:p>52130263965.6231</text:p>
          </table:table-cell>
          <table:table-cell office:value-type="float" office:value="60603478153.2368" calcext:value-type="float">
            <text:p>60603478153.2368</text:p>
          </table:table-cell>
          <table:table-cell office:value-type="float" office:value="73690847191.3055" calcext:value-type="float">
            <text:p>73690847191.3055</text:p>
          </table:table-cell>
          <table:table-cell office:value-type="float" office:value="87810991957.1046" calcext:value-type="float">
            <text:p>87810991957.1046</text:p>
          </table:table-cell>
          <table:table-cell office:value-type="float" office:value="96295886524.8227" calcext:value-type="float">
            <text:p>96295886524.8227</text:p>
          </table:table-cell>
          <table:table-cell office:value-type="float" office:value="100124191810.345" calcext:value-type="float">
            <text:p>100124191810.345</text:p>
          </table:table-cell>
          <table:table-cell office:value-type="float" office:value="85728310229.4455" calcext:value-type="float">
            <text:p>85728310229.4455</text:p>
          </table:table-cell>
          <table:table-cell office:value-type="float" office:value="86284660766.9617" calcext:value-type="float">
            <text:p>86284660766.9617</text:p>
          </table:table-cell>
          <table:table-cell office:value-type="float" office:value="96074477958.2366" calcext:value-type="float">
            <text:p>96074477958.2366</text:p>
          </table:table-cell>
          <table:table-cell office:value-type="float" office:value="89794943349.8912" calcext:value-type="float">
            <text:p>89794943349.8912</text:p>
          </table:table-cell>
          <table:table-cell office:value-type="float" office:value="92537752708.5893" calcext:value-type="float">
            <text:p>92537752708.5893</text:p>
          </table:table-cell>
          <table:table-cell office:value-type="float" office:value="97645448283.7791" calcext:value-type="float">
            <text:p>97645448283.7791</text:p>
          </table:table-cell>
          <table:table-cell office:value-type="float" office:value="115035498757.543" calcext:value-type="float">
            <text:p>115035498757.543</text:p>
          </table:table-cell>
          <table:table-cell office:value-type="float" office:value="127807618360.971" calcext:value-type="float">
            <text:p>127807618360.971</text:p>
          </table:table-cell>
          <table:table-cell office:value-type="float" office:value="148630373214.173" calcext:value-type="float">
            <text:p>148630373214.173</text:p>
          </table:table-cell>
          <table:table-cell office:value-type="float" office:value="180941941477.009" calcext:value-type="float">
            <text:p>180941941477.009</text:p>
          </table:table-cell>
          <table:table-cell office:value-type="float" office:value="193611986712.842" calcext:value-type="float">
            <text:p>193611986712.842</text:p>
          </table:table-cell>
          <table:table-cell office:value-type="float" office:value="194152286008.938" calcext:value-type="float">
            <text:p>194152286008.938</text:p>
          </table:table-cell>
          <table:table-cell office:value-type="float" office:value="239809387605.427" calcext:value-type="float">
            <text:p>239809387605.427</text:p>
          </table:table-cell>
          <table:table-cell office:value-type="float" office:value="279351168707.267" calcext:value-type="float">
            <text:p>279351168707.267</text:p>
          </table:table-cell>
          <table:table-cell office:value-type="float" office:value="295087220933.024" calcext:value-type="float">
            <text:p>295087220933.024</text:p>
          </table:table-cell>
          <table:table-cell office:value-type="float" office:value="307576360584.992" calcext:value-type="float">
            <text:p>307576360584.992</text:p>
          </table:table-cell>
          <table:table-cell office:value-type="float" office:value="314851156183.411" calcext:value-type="float">
            <text:p>314851156183.411</text:p>
          </table:table-cell>
          <table:table-cell office:value-type="float" office:value="308004146057.608" calcext:value-type="float">
            <text:p>308004146057.608</text:p>
          </table:table-cell>
          <table:table-cell office:value-type="float" office:value="318068476293.883" calcext:value-type="float">
            <text:p>318068476293.883</text:p>
          </table:table-cell>
          <table:table-cell office:value-type="float" office:value="338406474038.67" calcext:value-type="float">
            <text:p>338406474038.67</text:p>
          </table:table-cell>
          <table:table-cell office:value-type="float" office:value="364156657769.87" calcext:value-type="float">
            <text:p>364156657769.87</text:p>
          </table:table-cell>
        </table:table-row>
        <table:table-row table:style-name="ro1">
          <table:table-cell office:value-type="string" calcext:value-type="string">
            <text:p>Islas Salomón</text:p>
          </table:table-cell>
          <table:table-cell office:value-type="string" calcext:value-type="string">
            <text:p>SLB</text:p>
          </table:table-cell>
          <table:table-cell table:number-columns-repeated="7"/>
          <table:table-cell office:value-type="float" office:value="25203524.0325638" calcext:value-type="float">
            <text:p>25203524.0325638</text:p>
          </table:table-cell>
          <table:table-cell office:value-type="float" office:value="28084252.7582748" calcext:value-type="float">
            <text:p>28084252.7582748</text:p>
          </table:table-cell>
          <table:table-cell office:value-type="float" office:value="28606411.398041" calcext:value-type="float">
            <text:p>28606411.398041</text:p>
          </table:table-cell>
          <table:table-cell/>
          <table:table-cell office:value-type="float" office:value="50056882.8213879" calcext:value-type="float">
            <text:p>50056882.8213879</text:p>
          </table:table-cell>
          <table:table-cell office:value-type="float" office:value="40606712.050639" calcext:value-type="float">
            <text:p>40606712.050639</text:p>
          </table:table-cell>
          <table:table-cell office:value-type="float" office:value="55272108.8435374" calcext:value-type="float">
            <text:p>55272108.8435374</text:p>
          </table:table-cell>
          <table:table-cell office:value-type="float" office:value="84539332.282562" calcext:value-type="float">
            <text:p>84539332.282562</text:p>
          </table:table-cell>
          <table:table-cell office:value-type="float" office:value="74617096.4785967" calcext:value-type="float">
            <text:p>74617096.4785967</text:p>
          </table:table-cell>
          <table:table-cell office:value-type="float" office:value="83099107.9066357" calcext:value-type="float">
            <text:p>83099107.9066357</text:p>
          </table:table-cell>
          <table:table-cell office:value-type="float" office:value="93147039.2548237" calcext:value-type="float">
            <text:p>93147039.2548237</text:p>
          </table:table-cell>
          <table:table-cell office:value-type="float" office:value="111022089.96223" calcext:value-type="float">
            <text:p>111022089.96223</text:p>
          </table:table-cell>
          <table:table-cell office:value-type="float" office:value="151270207.852194" calcext:value-type="float">
            <text:p>151270207.852194</text:p>
          </table:table-cell>
          <table:table-cell office:value-type="float" office:value="168715353.097132" calcext:value-type="float">
            <text:p>168715353.097132</text:p>
          </table:table-cell>
          <table:table-cell office:value-type="float" office:value="187313261.319237" calcext:value-type="float">
            <text:p>187313261.319237</text:p>
          </table:table-cell>
          <table:table-cell office:value-type="float" office:value="188446092.06055" calcext:value-type="float">
            <text:p>188446092.06055</text:p>
          </table:table-cell>
          <table:table-cell office:value-type="float" office:value="180219397.527425" calcext:value-type="float">
            <text:p>180219397.527425</text:p>
          </table:table-cell>
          <table:table-cell office:value-type="float" office:value="252806783.386983" calcext:value-type="float">
            <text:p>252806783.386983</text:p>
          </table:table-cell>
          <table:table-cell office:value-type="float" office:value="232306861.156132" calcext:value-type="float">
            <text:p>232306861.156132</text:p>
          </table:table-cell>
          <table:table-cell office:value-type="float" office:value="210737869.652598" calcext:value-type="float">
            <text:p>210737869.652598</text:p>
          </table:table-cell>
          <table:table-cell office:value-type="float" office:value="238606299.605651" calcext:value-type="float">
            <text:p>238606299.605651</text:p>
          </table:table-cell>
          <table:table-cell office:value-type="float" office:value="310684273.709484" calcext:value-type="float">
            <text:p>310684273.709484</text:p>
          </table:table-cell>
          <table:table-cell office:value-type="float" office:value="332286760.858189" calcext:value-type="float">
            <text:p>332286760.858189</text:p>
          </table:table-cell>
          <table:table-cell office:value-type="float" office:value="302515026.890225" calcext:value-type="float">
            <text:p>302515026.890225</text:p>
          </table:table-cell>
          <table:table-cell office:value-type="float" office:value="320355090.61441" calcext:value-type="float">
            <text:p>320355090.61441</text:p>
          </table:table-cell>
          <table:table-cell office:value-type="float" office:value="378778047.197842" calcext:value-type="float">
            <text:p>378778047.197842</text:p>
          </table:table-cell>
          <table:table-cell office:value-type="float" office:value="410923236.189102" calcext:value-type="float">
            <text:p>410923236.189102</text:p>
          </table:table-cell>
          <table:table-cell office:value-type="float" office:value="464756638.512487" calcext:value-type="float">
            <text:p>464756638.512487</text:p>
          </table:table-cell>
          <table:table-cell office:value-type="float" office:value="519334096.714525" calcext:value-type="float">
            <text:p>519334096.714525</text:p>
          </table:table-cell>
          <table:table-cell office:value-type="float" office:value="565163750.56079" calcext:value-type="float">
            <text:p>565163750.56079</text:p>
          </table:table-cell>
          <table:table-cell office:value-type="float" office:value="567919502.811483" calcext:value-type="float">
            <text:p>567919502.811483</text:p>
          </table:table-cell>
          <table:table-cell office:value-type="float" office:value="471177008.057148" calcext:value-type="float">
            <text:p>471177008.057148</text:p>
          </table:table-cell>
          <table:table-cell office:value-type="float" office:value="482214092.308964" calcext:value-type="float">
            <text:p>482214092.308964</text:p>
          </table:table-cell>
          <table:table-cell office:value-type="float" office:value="435103853.485036" calcext:value-type="float">
            <text:p>435103853.485036</text:p>
          </table:table-cell>
          <table:table-cell office:value-type="float" office:value="400463452.065176" calcext:value-type="float">
            <text:p>400463452.065176</text:p>
          </table:table-cell>
          <table:table-cell office:value-type="float" office:value="341661643.551446" calcext:value-type="float">
            <text:p>341661643.551446</text:p>
          </table:table-cell>
          <table:table-cell office:value-type="float" office:value="332738245.913215" calcext:value-type="float">
            <text:p>332738245.913215</text:p>
          </table:table-cell>
          <table:table-cell office:value-type="float" office:value="375111894.932329" calcext:value-type="float">
            <text:p>375111894.932329</text:p>
          </table:table-cell>
          <table:table-cell office:value-type="float" office:value="413909879.281265" calcext:value-type="float">
            <text:p>413909879.281265</text:p>
          </table:table-cell>
          <table:table-cell office:value-type="float" office:value="456705433.996978" calcext:value-type="float">
            <text:p>456705433.996978</text:p>
          </table:table-cell>
          <table:table-cell office:value-type="float" office:value="516074228.959749" calcext:value-type="float">
            <text:p>516074228.959749</text:p>
          </table:table-cell>
          <table:table-cell office:value-type="float" office:value="608229326.656255" calcext:value-type="float">
            <text:p>608229326.656255</text:p>
          </table:table-cell>
          <table:table-cell office:value-type="float" office:value="597765363.128492" calcext:value-type="float">
            <text:p>597765363.128492</text:p>
          </table:table-cell>
          <table:table-cell office:value-type="float" office:value="681151189.956511" calcext:value-type="float">
            <text:p>681151189.956511</text:p>
          </table:table-cell>
          <table:table-cell office:value-type="float" office:value="932725578.761845" calcext:value-type="float">
            <text:p>932725578.761845</text:p>
          </table:table-cell>
          <table:table-cell office:value-type="float" office:value="1063879451.2333" calcext:value-type="float">
            <text:p>1063879451.2333</text:p>
          </table:table-cell>
          <table:table-cell office:value-type="float" office:value="1129787201.75701" calcext:value-type="float">
            <text:p>1129787201.75701</text:p>
          </table:table-cell>
          <table:table-cell office:value-type="float" office:value="1172268295.92618" calcext:value-type="float">
            <text:p>1172268295.92618</text:p>
          </table:table-cell>
          <table:table-cell office:value-type="float" office:value="1154650066.30195" calcext:value-type="float">
            <text:p>1154650066.30195</text:p>
          </table:table-cell>
          <table:table-cell office:value-type="float" office:value="1232699140.37163" calcext:value-type="float">
            <text:p>1232699140.37163</text:p>
          </table:table-cell>
          <table:table-cell office:value-type="float" office:value="1321131090.73503" calcext:value-type="float">
            <text:p>1321131090.73503</text:p>
          </table:table-cell>
          <table:table-cell office:value-type="float" office:value="1411904531.44787" calcext:value-type="float">
            <text:p>1411904531.44787</text:p>
          </table:table-cell>
        </table:table-row>
        <table:table-row table:style-name="ro1">
          <table:table-cell office:value-type="string" calcext:value-type="string">
            <text:p>Sierra Leona</text:p>
          </table:table-cell>
          <table:table-cell office:value-type="string" calcext:value-type="string">
            <text:p>SLE</text:p>
          </table:table-cell>
          <table:table-cell office:value-type="float" office:value="322009471.56704" calcext:value-type="float">
            <text:p>322009471.56704</text:p>
          </table:table-cell>
          <table:table-cell office:value-type="float" office:value="327834680.557103" calcext:value-type="float">
            <text:p>327834680.557103</text:p>
          </table:table-cell>
          <table:table-cell office:value-type="float" office:value="342721579.817636" calcext:value-type="float">
            <text:p>342721579.817636</text:p>
          </table:table-cell>
          <table:table-cell office:value-type="float" office:value="348546952.134368" calcext:value-type="float">
            <text:p>348546952.134368</text:p>
          </table:table-cell>
          <table:table-cell office:value-type="float" office:value="371848114.747956" calcext:value-type="float">
            <text:p>371848114.747956</text:p>
          </table:table-cell>
          <table:table-cell office:value-type="float" office:value="359379856.248057" calcext:value-type="float">
            <text:p>359379856.248057</text:p>
          </table:table-cell>
          <table:table-cell office:value-type="float" office:value="375479849.80806" calcext:value-type="float">
            <text:p>375479849.80806</text:p>
          </table:table-cell>
          <table:table-cell office:value-type="float" office:value="348795303.000385" calcext:value-type="float">
            <text:p>348795303.000385</text:p>
          </table:table-cell>
          <table:table-cell office:value-type="float" office:value="329860091.944037" calcext:value-type="float">
            <text:p>329860091.944037</text:p>
          </table:table-cell>
          <table:table-cell office:value-type="float" office:value="408690163.476065" calcext:value-type="float">
            <text:p>408690163.476065</text:p>
          </table:table-cell>
          <table:table-cell office:value-type="float" office:value="434410373.76415" calcext:value-type="float">
            <text:p>434410373.76415</text:p>
          </table:table-cell>
          <table:table-cell office:value-type="float" office:value="419549425.077086" calcext:value-type="float">
            <text:p>419549425.077086</text:p>
          </table:table-cell>
          <table:table-cell office:value-type="float" office:value="465381089.98454" calcext:value-type="float">
            <text:p>465381089.98454</text:p>
          </table:table-cell>
          <table:table-cell office:value-type="float" office:value="575230234.387058" calcext:value-type="float">
            <text:p>575230234.387058</text:p>
          </table:table-cell>
          <table:table-cell office:value-type="float" office:value="648590642.939888" calcext:value-type="float">
            <text:p>648590642.939888</text:p>
          </table:table-cell>
          <table:table-cell office:value-type="float" office:value="679335901.117451" calcext:value-type="float">
            <text:p>679335901.117451</text:p>
          </table:table-cell>
          <table:table-cell office:value-type="float" office:value="594895672.333848" calcext:value-type="float">
            <text:p>594895672.333848</text:p>
          </table:table-cell>
          <table:table-cell office:value-type="float" office:value="691777758.395115" calcext:value-type="float">
            <text:p>691777758.395115</text:p>
          </table:table-cell>
          <table:table-cell office:value-type="float" office:value="960728338.93643" calcext:value-type="float">
            <text:p>960728338.93643</text:p>
          </table:table-cell>
          <table:table-cell office:value-type="float" office:value="1109374722.08294" calcext:value-type="float">
            <text:p>1109374722.08294</text:p>
          </table:table-cell>
          <table:table-cell office:value-type="float" office:value="1100685844.92284" calcext:value-type="float">
            <text:p>1100685844.92284</text:p>
          </table:table-cell>
          <table:table-cell office:value-type="float" office:value="1114830471.91787" calcext:value-type="float">
            <text:p>1114830471.91787</text:p>
          </table:table-cell>
          <table:table-cell office:value-type="float" office:value="1295361885.92419" calcext:value-type="float">
            <text:p>1295361885.92419</text:p>
          </table:table-cell>
          <table:table-cell office:value-type="float" office:value="995104305.347074" calcext:value-type="float">
            <text:p>995104305.347074</text:p>
          </table:table-cell>
          <table:table-cell office:value-type="float" office:value="1087471861.98928" calcext:value-type="float">
            <text:p>1087471861.98928</text:p>
          </table:table-cell>
          <table:table-cell office:value-type="float" office:value="856890498.625834" calcext:value-type="float">
            <text:p>856890498.625834</text:p>
          </table:table-cell>
          <table:table-cell office:value-type="float" office:value="490181456.62441" calcext:value-type="float">
            <text:p>490181456.62441</text:p>
          </table:table-cell>
          <table:table-cell office:value-type="float" office:value="701307602.28443" calcext:value-type="float">
            <text:p>701307602.28443</text:p>
          </table:table-cell>
          <table:table-cell office:value-type="float" office:value="1055083945.37738" calcext:value-type="float">
            <text:p>1055083945.37738</text:p>
          </table:table-cell>
          <table:table-cell office:value-type="float" office:value="932974411.917142" calcext:value-type="float">
            <text:p>932974411.917142</text:p>
          </table:table-cell>
          <table:table-cell office:value-type="float" office:value="649644826.800447" calcext:value-type="float">
            <text:p>649644826.800447</text:p>
          </table:table-cell>
          <table:table-cell office:value-type="float" office:value="779981458.921489" calcext:value-type="float">
            <text:p>779981458.921489</text:p>
          </table:table-cell>
          <table:table-cell office:value-type="float" office:value="679997997.597117" calcext:value-type="float">
            <text:p>679997997.597117</text:p>
          </table:table-cell>
          <table:table-cell office:value-type="float" office:value="768812334.801762" calcext:value-type="float">
            <text:p>768812334.801762</text:p>
          </table:table-cell>
          <table:table-cell office:value-type="float" office:value="911915970.683484" calcext:value-type="float">
            <text:p>911915970.683484</text:p>
          </table:table-cell>
          <table:table-cell office:value-type="float" office:value="870758739.40678" calcext:value-type="float">
            <text:p>870758739.40678</text:p>
          </table:table-cell>
          <table:table-cell office:value-type="float" office:value="941742152.709895" calcext:value-type="float">
            <text:p>941742152.709895</text:p>
          </table:table-cell>
          <table:table-cell office:value-type="float" office:value="850218033.622007" calcext:value-type="float">
            <text:p>850218033.622007</text:p>
          </table:table-cell>
          <table:table-cell office:value-type="float" office:value="672375927.347148" calcext:value-type="float">
            <text:p>672375927.347148</text:p>
          </table:table-cell>
          <table:table-cell office:value-type="float" office:value="669384768.87263" calcext:value-type="float">
            <text:p>669384768.87263</text:p>
          </table:table-cell>
          <table:table-cell office:value-type="float" office:value="635874002.198748" calcext:value-type="float">
            <text:p>635874002.198748</text:p>
          </table:table-cell>
          <table:table-cell office:value-type="float" office:value="1090467712.30773" calcext:value-type="float">
            <text:p>1090467712.30773</text:p>
          </table:table-cell>
          <table:table-cell office:value-type="float" office:value="1253340519.53311" calcext:value-type="float">
            <text:p>1253340519.53311</text:p>
          </table:table-cell>
          <table:table-cell office:value-type="float" office:value="1385810072.19217" calcext:value-type="float">
            <text:p>1385810072.19217</text:p>
          </table:table-cell>
          <table:table-cell office:value-type="float" office:value="1448536630.88143" calcext:value-type="float">
            <text:p>1448536630.88143</text:p>
          </table:table-cell>
          <table:table-cell office:value-type="float" office:value="1650494366.99875" calcext:value-type="float">
            <text:p>1650494366.99875</text:p>
          </table:table-cell>
          <table:table-cell office:value-type="float" office:value="1885112201.85278" calcext:value-type="float">
            <text:p>1885112201.85278</text:p>
          </table:table-cell>
          <table:table-cell office:value-type="float" office:value="2158496872.85796" calcext:value-type="float">
            <text:p>2158496872.85796</text:p>
          </table:table-cell>
          <table:table-cell office:value-type="float" office:value="2505458705.03338" calcext:value-type="float">
            <text:p>2505458705.03338</text:p>
          </table:table-cell>
          <table:table-cell office:value-type="float" office:value="2453899846.88317" calcext:value-type="float">
            <text:p>2453899846.88317</text:p>
          </table:table-cell>
          <table:table-cell office:value-type="float" office:value="2578026297.15912" calcext:value-type="float">
            <text:p>2578026297.15912</text:p>
          </table:table-cell>
          <table:table-cell office:value-type="float" office:value="2942546781.04548" calcext:value-type="float">
            <text:p>2942546781.04548</text:p>
          </table:table-cell>
          <table:table-cell office:value-type="float" office:value="3801862611.36414" calcext:value-type="float">
            <text:p>3801862611.36414</text:p>
          </table:table-cell>
          <table:table-cell office:value-type="float" office:value="4920343194.99339" calcext:value-type="float">
            <text:p>4920343194.99339</text:p>
          </table:table-cell>
          <table:table-cell office:value-type="float" office:value="5015157815.73406" calcext:value-type="float">
            <text:p>5015157815.73406</text:p>
          </table:table-cell>
          <table:table-cell office:value-type="float" office:value="4218723875.1379" calcext:value-type="float">
            <text:p>4218723875.1379</text:p>
          </table:table-cell>
          <table:table-cell office:value-type="float" office:value="3674794530.18956" calcext:value-type="float">
            <text:p>3674794530.18956</text:p>
          </table:table-cell>
          <table:table-cell office:value-type="float" office:value="3739577973.23943" calcext:value-type="float">
            <text:p>3739577973.23943</text:p>
          </table:table-cell>
          <table:table-cell office:value-type="float" office:value="3999945202.44328" calcext:value-type="float">
            <text:p>3999945202.4432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table:number-columns-repeated="5"/>
          <table:table-cell office:value-type="float" office:value="877720000" calcext:value-type="float">
            <text:p>877720000</text:p>
          </table:table-cell>
          <table:table-cell office:value-type="float" office:value="929520000" calcext:value-type="float">
            <text:p>929520000</text:p>
          </table:table-cell>
          <table:table-cell office:value-type="float" office:value="976200000" calcext:value-type="float">
            <text:p>976200000</text:p>
          </table:table-cell>
          <table:table-cell office:value-type="float" office:value="1009760100" calcext:value-type="float">
            <text:p>1009760100</text:p>
          </table:table-cell>
          <table:table-cell office:value-type="float" office:value="1049400000" calcext:value-type="float">
            <text:p>1049400000</text:p>
          </table:table-cell>
          <table:table-cell office:value-type="float" office:value="1132920000" calcext:value-type="float">
            <text:p>1132920000</text:p>
          </table:table-cell>
          <table:table-cell office:value-type="float" office:value="1186120000" calcext:value-type="float">
            <text:p>1186120000</text:p>
          </table:table-cell>
          <table:table-cell office:value-type="float" office:value="1263720000" calcext:value-type="float">
            <text:p>1263720000</text:p>
          </table:table-cell>
          <table:table-cell office:value-type="float" office:value="1442320000" calcext:value-type="float">
            <text:p>1442320000</text:p>
          </table:table-cell>
          <table:table-cell office:value-type="float" office:value="1665880000" calcext:value-type="float">
            <text:p>1665880000</text:p>
          </table:table-cell>
          <table:table-cell office:value-type="float" office:value="1884120100" calcext:value-type="float">
            <text:p>1884120100</text:p>
          </table:table-cell>
          <table:table-cell office:value-type="float" office:value="2328280100" calcext:value-type="float">
            <text:p>2328280100</text:p>
          </table:table-cell>
          <table:table-cell office:value-type="float" office:value="2941640100" calcext:value-type="float">
            <text:p>2941640100</text:p>
          </table:table-cell>
          <table:table-cell office:value-type="float" office:value="3127960000" calcext:value-type="float">
            <text:p>3127960000</text:p>
          </table:table-cell>
          <table:table-cell office:value-type="float" office:value="3463639900" calcext:value-type="float">
            <text:p>3463639900</text:p>
          </table:table-cell>
          <table:table-cell office:value-type="float" office:value="3573959900" calcext:value-type="float">
            <text:p>3573959900</text:p>
          </table:table-cell>
          <table:table-cell office:value-type="float" office:value="3437200200" calcext:value-type="float">
            <text:p>3437200200</text:p>
          </table:table-cell>
          <table:table-cell office:value-type="float" office:value="3399189100" calcext:value-type="float">
            <text:p>3399189100</text:p>
          </table:table-cell>
          <table:table-cell office:value-type="float" office:value="3506347800" calcext:value-type="float">
            <text:p>3506347800</text:p>
          </table:table-cell>
          <table:table-cell office:value-type="float" office:value="3661683400" calcext:value-type="float">
            <text:p>3661683400</text:p>
          </table:table-cell>
          <table:table-cell office:value-type="float" office:value="3800368600" calcext:value-type="float">
            <text:p>3800368600</text:p>
          </table:table-cell>
          <table:table-cell office:value-type="float" office:value="3771663200" calcext:value-type="float">
            <text:p>3771663200</text:p>
          </table:table-cell>
          <table:table-cell office:value-type="float" office:value="3958045800" calcext:value-type="float">
            <text:p>3958045800</text:p>
          </table:table-cell>
          <table:table-cell office:value-type="float" office:value="4189880000" calcext:value-type="float">
            <text:p>4189880000</text:p>
          </table:table-cell>
          <table:table-cell office:value-type="float" office:value="4372215300" calcext:value-type="float">
            <text:p>4372215300</text:p>
          </table:table-cell>
          <table:table-cell office:value-type="float" office:value="4817542204.02673" calcext:value-type="float">
            <text:p>4817542204.02673</text:p>
          </table:table-cell>
          <table:table-cell office:value-type="float" office:value="5252342400" calcext:value-type="float">
            <text:p>5252342400</text:p>
          </table:table-cell>
          <table:table-cell office:value-type="float" office:value="5813399300" calcext:value-type="float">
            <text:p>5813399300</text:p>
          </table:table-cell>
          <table:table-cell office:value-type="float" office:value="6680269200" calcext:value-type="float">
            <text:p>6680269200</text:p>
          </table:table-cell>
          <table:table-cell office:value-type="float" office:value="7679384000" calcext:value-type="float">
            <text:p>7679384000</text:p>
          </table:table-cell>
          <table:table-cell office:value-type="float" office:value="8921947100" calcext:value-type="float">
            <text:p>8921947100</text:p>
          </table:table-cell>
          <table:table-cell office:value-type="float" office:value="9586327800" calcext:value-type="float">
            <text:p>9586327800</text:p>
          </table:table-cell>
          <table:table-cell office:value-type="float" office:value="10221705900" calcext:value-type="float">
            <text:p>10221705900</text:p>
          </table:table-cell>
          <table:table-cell office:value-type="float" office:value="10936669900" calcext:value-type="float">
            <text:p>10936669900</text:p>
          </table:table-cell>
          <table:table-cell office:value-type="float" office:value="11284197000" calcext:value-type="float">
            <text:p>11284197000</text:p>
          </table:table-cell>
          <table:table-cell office:value-type="float" office:value="11784927700" calcext:value-type="float">
            <text:p>11784927700</text:p>
          </table:table-cell>
          <table:table-cell office:value-type="float" office:value="12282533600" calcext:value-type="float">
            <text:p>12282533600</text:p>
          </table:table-cell>
          <table:table-cell office:value-type="float" office:value="12664190300" calcext:value-type="float">
            <text:p>12664190300</text:p>
          </table:table-cell>
          <table:table-cell office:value-type="float" office:value="13243892200" calcext:value-type="float">
            <text:p>13243892200</text:p>
          </table:table-cell>
          <table:table-cell office:value-type="float" office:value="13724810900" calcext:value-type="float">
            <text:p>13724810900</text:p>
          </table:table-cell>
          <table:table-cell office:value-type="float" office:value="14698001400" calcext:value-type="float">
            <text:p>14698001400</text:p>
          </table:table-cell>
          <table:table-cell office:value-type="float" office:value="15999886400" calcext:value-type="float">
            <text:p>15999886400</text:p>
          </table:table-cell>
          <table:table-cell office:value-type="float" office:value="17011750900" calcext:value-type="float">
            <text:p>17011750900</text:p>
          </table:table-cell>
          <table:table-cell office:value-type="float" office:value="17986886200" calcext:value-type="float">
            <text:p>17986886200</text:p>
          </table:table-cell>
          <table:table-cell office:value-type="float" office:value="17601616000" calcext:value-type="float">
            <text:p>17601616000</text:p>
          </table:table-cell>
          <table:table-cell office:value-type="float" office:value="18447920000" calcext:value-type="float">
            <text:p>18447920000</text:p>
          </table:table-cell>
          <table:table-cell office:value-type="float" office:value="20283780000" calcext:value-type="float">
            <text:p>20283780000</text:p>
          </table:table-cell>
          <table:table-cell office:value-type="float" office:value="21386160000" calcext:value-type="float">
            <text:p>21386160000</text:p>
          </table:table-cell>
          <table:table-cell office:value-type="float" office:value="21990970000" calcext:value-type="float">
            <text:p>21990970000</text:p>
          </table:table-cell>
          <table:table-cell office:value-type="float" office:value="22593470000" calcext:value-type="float">
            <text:p>22593470000</text:p>
          </table:table-cell>
          <table:table-cell office:value-type="float" office:value="23438240000" calcext:value-type="float">
            <text:p>23438240000</text:p>
          </table:table-cell>
          <table:table-cell office:value-type="float" office:value="24154120000" calcext:value-type="float">
            <text:p>24154120000</text:p>
          </table:table-cell>
          <table:table-cell office:value-type="float" office:value="24927970000" calcext:value-type="float">
            <text:p>24927970000</text:p>
          </table:table-cell>
          <table:table-cell office:value-type="float" office:value="26056950000" calcext:value-type="float">
            <text:p>2605695000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table:number-columns-repeated="39"/>
          <table:table-cell office:value-type="float" office:value="1215640315.36331" calcext:value-type="float">
            <text:p>1215640315.36331</text:p>
          </table:table-cell>
          <table:table-cell office:value-type="float" office:value="1101897917.81832" calcext:value-type="float">
            <text:p>1101897917.81832</text:p>
          </table:table-cell>
          <table:table-cell office:value-type="float" office:value="1160626398.21029" calcext:value-type="float">
            <text:p>1160626398.21029</text:p>
          </table:table-cell>
          <table:table-cell office:value-type="float" office:value="1253529079.61604" calcext:value-type="float">
            <text:p>1253529079.61604</text:p>
          </table:table-cell>
          <table:table-cell office:value-type="float" office:value="1600451467.26862" calcext:value-type="float">
            <text:p>1600451467.26862</text:p>
          </table:table-cell>
          <table:table-cell office:value-type="float" office:value="1877328035.75863" calcext:value-type="float">
            <text:p>1877328035.75863</text:p>
          </table:table-cell>
          <table:table-cell office:value-type="float" office:value="1958711603.03445" calcext:value-type="float">
            <text:p>1958711603.03445</text:p>
          </table:table-cell>
          <table:table-cell office:value-type="float" office:value="2092585622.88295" calcext:value-type="float">
            <text:p>2092585622.88295</text:p>
          </table:table-cell>
          <table:table-cell office:value-type="float" office:value="2488365726.79989" calcext:value-type="float">
            <text:p>2488365726.79989</text:p>
          </table:table-cell>
          <table:table-cell office:value-type="float" office:value="2752307016.25897" calcext:value-type="float">
            <text:p>2752307016.25897</text:p>
          </table:table-cell>
          <table:table-cell office:value-type="float" office:value="2363156432.34232" calcext:value-type="float">
            <text:p>2363156432.34232</text:p>
          </table:table-cell>
          <table:table-cell office:value-type="float" office:value="2139072847.68212" calcext:value-type="float">
            <text:p>2139072847.68212</text:p>
          </table:table-cell>
          <table:table-cell office:value-type="float" office:value="2054489852.65499" calcext:value-type="float">
            <text:p>2054489852.65499</text:p>
          </table:table-cell>
          <table:table-cell office:value-type="float" office:value="1800077091.09598" calcext:value-type="float">
            <text:p>1800077091.09598</text:p>
          </table:table-cell>
          <table:table-cell office:value-type="float" office:value="1865374402.54912" calcext:value-type="float">
            <text:p>1865374402.54912</text:p>
          </table:table-cell>
          <table:table-cell office:value-type="float" office:value="1788510017.24824" calcext:value-type="float">
            <text:p>1788510017.24824</text:p>
          </table:table-cell>
          <table:table-cell office:value-type="float" office:value="1523012088.2777" calcext:value-type="float">
            <text:p>1523012088.2777</text:p>
          </table:table-cell>
          <table:table-cell office:value-type="float" office:value="1564380530.97345" calcext:value-type="float">
            <text:p>1564380530.97345</text:p>
          </table:table-cell>
          <table:table-cell office:value-type="float" office:value="1632860040.56795" calcext:value-type="float">
            <text:p>1632860040.56795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180459936.776025" calcext:value-type="float">
            <text:p>180459936.776025</text:p>
          </table:table-cell>
          <table:table-cell office:value-type="float" office:value="191659914.376034" calcext:value-type="float">
            <text:p>191659914.376034</text:p>
          </table:table-cell>
          <table:table-cell office:value-type="float" office:value="203531927.547229" calcext:value-type="float">
            <text:p>203531927.547229</text:p>
          </table:table-cell>
          <table:table-cell office:value-type="float" office:value="216145935.941626" calcext:value-type="float">
            <text:p>216145935.941626</text:p>
          </table:table-cell>
          <table:table-cell office:value-type="float" office:value="229529912.668035" calcext:value-type="float">
            <text:p>229529912.668035</text:p>
          </table:table-cell>
          <table:table-cell office:value-type="float" office:value="243724533.172801" calcext:value-type="float">
            <text:p>243724533.172801</text:p>
          </table:table-cell>
          <table:table-cell office:value-type="float" office:value="257374455.753265" calcext:value-type="float">
            <text:p>257374455.753265</text:p>
          </table:table-cell>
          <table:table-cell office:value-type="float" office:value="271780364.837811" calcext:value-type="float">
            <text:p>271780364.837811</text:p>
          </table:table-cell>
          <table:table-cell office:value-type="float" office:value="286718279.690322" calcext:value-type="float">
            <text:p>286718279.690322</text:p>
          </table:table-cell>
          <table:table-cell office:value-type="float" office:value="306357284.571429" calcext:value-type="float">
            <text:p>306357284.571429</text:p>
          </table:table-cell>
          <table:table-cell office:value-type="float" office:value="322600009.142857" calcext:value-type="float">
            <text:p>322600009.142857</text:p>
          </table:table-cell>
          <table:table-cell office:value-type="float" office:value="331102742.193418" calcext:value-type="float">
            <text:p>331102742.193418</text:p>
          </table:table-cell>
          <table:table-cell office:value-type="float" office:value="416942436.927838" calcext:value-type="float">
            <text:p>416942436.927838</text:p>
          </table:table-cell>
          <table:table-cell office:value-type="float" office:value="507028428.241662" calcext:value-type="float">
            <text:p>507028428.241662</text:p>
          </table:table-cell>
          <table:table-cell office:value-type="float" office:value="467577432.247816" calcext:value-type="float">
            <text:p>467577432.247816</text:p>
          </table:table-cell>
          <table:table-cell office:value-type="float" office:value="710850226.528991" calcext:value-type="float">
            <text:p>710850226.528991</text:p>
          </table:table-cell>
          <table:table-cell office:value-type="float" office:value="807275808.737093" calcext:value-type="float">
            <text:p>807275808.737093</text:p>
          </table:table-cell>
          <table:table-cell office:value-type="float" office:value="498550873.043478" calcext:value-type="float">
            <text:p>498550873.043478</text:p>
          </table:table-cell>
          <table:table-cell office:value-type="float" office:value="564986059.668508" calcext:value-type="float">
            <text:p>564986059.668508</text:p>
          </table:table-cell>
          <table:table-cell office:value-type="float" office:value="590419855.11811" calcext:value-type="float">
            <text:p>590419855.11811</text:p>
          </table:table-cell>
          <table:table-cell office:value-type="float" office:value="603592656.822209" calcext:value-type="float">
            <text:p>603592656.822209</text:p>
          </table:table-cell>
          <table:table-cell office:value-type="float" office:value="699112266.835764" calcext:value-type="float">
            <text:p>699112266.835764</text:p>
          </table:table-cell>
          <table:table-cell office:value-type="float" office:value="774419569.699066" calcext:value-type="float">
            <text:p>774419569.699066</text:p>
          </table:table-cell>
          <table:table-cell office:value-type="float" office:value="733901365.935354" calcext:value-type="float">
            <text:p>733901365.935354</text:p>
          </table:table-cell>
          <table:table-cell office:value-type="float" office:value="788307213.438235" calcext:value-type="float">
            <text:p>788307213.438235</text:p>
          </table:table-cell>
          <table:table-cell office:value-type="float" office:value="876404617.656501" calcext:value-type="float">
            <text:p>876404617.656501</text:p>
          </table:table-cell>
          <table:table-cell office:value-type="float" office:value="930318705.332201" calcext:value-type="float">
            <text:p>930318705.332201</text:p>
          </table:table-cell>
          <table:table-cell office:value-type="float" office:value="1009792724.39772" calcext:value-type="float">
            <text:p>1009792724.39772</text:p>
          </table:table-cell>
          <table:table-cell office:value-type="float" office:value="1038291284.49695" calcext:value-type="float">
            <text:p>1038291284.49695</text:p>
          </table:table-cell>
          <table:table-cell office:value-type="float" office:value="1092392963.199" calcext:value-type="float">
            <text:p>1092392963.199</text:p>
          </table:table-cell>
          <table:table-cell office:value-type="float" office:value="917044228.012679" calcext:value-type="float">
            <text:p>917044228.012679</text:p>
          </table:table-cell>
          <table:table-cell table:number-columns-repeated="22"/>
          <table:table-cell office:value-type="float" office:value="3368199007.95567" calcext:value-type="float">
            <text:p>3368199007.95567</text:p>
          </table:table-cell>
          <table:table-cell office:value-type="float" office:value="3340389105.66033" calcext:value-type="float">
            <text:p>3340389105.66033</text:p>
          </table:table-cell>
          <table:table-cell office:value-type="float" office:value="4049001422.23844" calcext:value-type="float">
            <text:p>4049001422.23844</text:p>
          </table:table-cell>
          <table:table-cell office:value-type="float" office:value="4198000286.58529" calcext:value-type="float">
            <text:p>4198000286.58529</text:p>
          </table:table-cell>
          <table:table-cell office:value-type="float" office:value="4509001513.2827" calcext:value-type="float">
            <text:p>4509001513.2827</text:p>
          </table:table-cell>
          <table:table-cell office:value-type="float" office:value="4721000393.39885" calcext:value-type="float">
            <text:p>4721000393.3988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table:number-columns-repeated="35"/>
          <table:table-cell office:value-type="float" office:value="16750000000" calcext:value-type="float">
            <text:p>16750000000</text:p>
          </table:table-cell>
          <table:table-cell office:value-type="float" office:value="20948677839.851" calcext:value-type="float">
            <text:p>20948677839.851</text:p>
          </table:table-cell>
          <table:table-cell office:value-type="float" office:value="24147996549.5662" calcext:value-type="float">
            <text:p>24147996549.5662</text:p>
          </table:table-cell>
          <table:table-cell office:value-type="float" office:value="18284194680.3844" calcext:value-type="float">
            <text:p>18284194680.3844</text:p>
          </table:table-cell>
          <table:table-cell office:value-type="float" office:value="18409364146.9794" calcext:value-type="float">
            <text:p>18409364146.9794</text:p>
          </table:table-cell>
          <table:table-cell office:value-type="float" office:value="6540245607.20262" calcext:value-type="float">
            <text:p>6540245607.20262</text:p>
          </table:table-cell>
          <table:table-cell office:value-type="float" office:value="12267175481.2542" calcext:value-type="float">
            <text:p>12267175481.2542</text:p>
          </table:table-cell>
          <table:table-cell office:value-type="float" office:value="16116843146.4806" calcext:value-type="float">
            <text:p>16116843146.4806</text:p>
          </table:table-cell>
          <table:table-cell office:value-type="float" office:value="21188704081.2428" calcext:value-type="float">
            <text:p>21188704081.2428</text:p>
          </table:table-cell>
          <table:table-cell office:value-type="float" office:value="24861484993.5082" calcext:value-type="float">
            <text:p>24861484993.5082</text:p>
          </table:table-cell>
          <table:table-cell office:value-type="float" office:value="27683225959.2468" calcext:value-type="float">
            <text:p>27683225959.2468</text:p>
          </table:table-cell>
          <table:table-cell office:value-type="float" office:value="32482070360.3204" calcext:value-type="float">
            <text:p>32482070360.3204</text:p>
          </table:table-cell>
          <table:table-cell office:value-type="float" office:value="43170990616.4729" calcext:value-type="float">
            <text:p>43170990616.4729</text:p>
          </table:table-cell>
          <table:table-cell office:value-type="float" office:value="52194221468.5007" calcext:value-type="float">
            <text:p>52194221468.5007</text:p>
          </table:table-cell>
          <table:table-cell office:value-type="float" office:value="45162894380.9318" calcext:value-type="float">
            <text:p>45162894380.9318</text:p>
          </table:table-cell>
          <table:table-cell office:value-type="float" office:value="41819468691.8251" calcext:value-type="float">
            <text:p>41819468691.8251</text:p>
          </table:table-cell>
          <table:table-cell office:value-type="float" office:value="49258136128.9672" calcext:value-type="float">
            <text:p>49258136128.9672</text:p>
          </table:table-cell>
          <table:table-cell office:value-type="float" office:value="43309252921.0567" calcext:value-type="float">
            <text:p>43309252921.0567</text:p>
          </table:table-cell>
          <table:table-cell office:value-type="float" office:value="48394238300.4008" calcext:value-type="float">
            <text:p>48394238300.4008</text:p>
          </table:table-cell>
          <table:table-cell office:value-type="float" office:value="47062205546.5" calcext:value-type="float">
            <text:p>47062205546.5</text:p>
          </table:table-cell>
          <table:table-cell office:value-type="float" office:value="39628549949.7295" calcext:value-type="float">
            <text:p>39628549949.7295</text:p>
          </table:table-cell>
          <table:table-cell office:value-type="float" office:value="40630392018.541" calcext:value-type="float">
            <text:p>40630392018.541</text:p>
          </table:table-cell>
          <table:table-cell office:value-type="float" office:value="44120424391.86" calcext:value-type="float">
            <text:p>44120424391.86</text:p>
          </table:table-cell>
          <table:table-cell office:value-type="float" office:value="50508366849.6463" calcext:value-type="float">
            <text:p>50508366849.6463</text:p>
          </table:table-cell>
        </table:table-row>
        <table:table-row table:style-name="ro1">
          <table:table-cell office:value-type="string" calcext:value-type="string">
            <text:p>Santo Tomé y Príncipe</text:p>
          </table:table-cell>
          <table:table-cell office:value-type="string" calcext:value-type="string">
            <text:p>STP</text:p>
          </table:table-cell>
          <table:table-cell table:number-columns-repeated="41"/>
          <table:table-cell office:value-type="float" office:value="75951127.727338" calcext:value-type="float">
            <text:p>75951127.727338</text:p>
          </table:table-cell>
          <table:table-cell office:value-type="float" office:value="85171074.2134329" calcext:value-type="float">
            <text:p>85171074.2134329</text:p>
          </table:table-cell>
          <table:table-cell office:value-type="float" office:value="102085766.467304" calcext:value-type="float">
            <text:p>102085766.467304</text:p>
          </table:table-cell>
          <table:table-cell office:value-type="float" office:value="114582285.797721" calcext:value-type="float">
            <text:p>114582285.797721</text:p>
          </table:table-cell>
          <table:table-cell office:value-type="float" office:value="136450661.34421" calcext:value-type="float">
            <text:p>136450661.34421</text:p>
          </table:table-cell>
          <table:table-cell office:value-type="float" office:value="142775106.811733" calcext:value-type="float">
            <text:p>142775106.811733</text:p>
          </table:table-cell>
          <table:table-cell office:value-type="float" office:value="149146923.104274" calcext:value-type="float">
            <text:p>149146923.104274</text:p>
          </table:table-cell>
          <table:table-cell office:value-type="float" office:value="188021168.841818" calcext:value-type="float">
            <text:p>188021168.841818</text:p>
          </table:table-cell>
          <table:table-cell office:value-type="float" office:value="187821029.03052" calcext:value-type="float">
            <text:p>187821029.03052</text:p>
          </table:table-cell>
          <table:table-cell office:value-type="float" office:value="197454052.146072" calcext:value-type="float">
            <text:p>197454052.146072</text:p>
          </table:table-cell>
          <table:table-cell office:value-type="float" office:value="233213521.691189" calcext:value-type="float">
            <text:p>233213521.691189</text:p>
          </table:table-cell>
          <table:table-cell office:value-type="float" office:value="252560556.021848" calcext:value-type="float">
            <text:p>252560556.021848</text:p>
          </table:table-cell>
          <table:table-cell office:value-type="float" office:value="302925488.131749" calcext:value-type="float">
            <text:p>302925488.131749</text:p>
          </table:table-cell>
          <table:table-cell office:value-type="float" office:value="348941656.435664" calcext:value-type="float">
            <text:p>348941656.435664</text:p>
          </table:table-cell>
          <table:table-cell office:value-type="float" office:value="318265835.263324" calcext:value-type="float">
            <text:p>318265835.263324</text:p>
          </table:table-cell>
          <table:table-cell office:value-type="float" office:value="347545391.785" calcext:value-type="float">
            <text:p>347545391.785</text:p>
          </table:table-cell>
          <table:table-cell office:value-type="float" office:value="375040173.816889" calcext:value-type="float">
            <text:p>375040173.816889</text:p>
          </table:table-cell>
          <table:table-cell office:value-type="float" office:value="422296762.322469" calcext:value-type="float">
            <text:p>422296762.32246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99650000" calcext:value-type="float">
            <text:p>99650000</text:p>
          </table:table-cell>
          <table:table-cell office:value-type="float" office:value="107700000" calcext:value-type="float">
            <text:p>107700000</text:p>
          </table:table-cell>
          <table:table-cell office:value-type="float" office:value="116150000" calcext:value-type="float">
            <text:p>116150000</text:p>
          </table:table-cell>
          <table:table-cell office:value-type="float" office:value="125950000" calcext:value-type="float">
            <text:p>125950000</text:p>
          </table:table-cell>
          <table:table-cell office:value-type="float" office:value="134400000" calcext:value-type="float">
            <text:p>134400000</text:p>
          </table:table-cell>
          <table:table-cell office:value-type="float" office:value="154150000" calcext:value-type="float">
            <text:p>154150000</text:p>
          </table:table-cell>
          <table:table-cell office:value-type="float" office:value="190350000" calcext:value-type="float">
            <text:p>190350000</text:p>
          </table:table-cell>
          <table:table-cell office:value-type="float" office:value="220700000" calcext:value-type="float">
            <text:p>220700000</text:p>
          </table:table-cell>
          <table:table-cell office:value-type="float" office:value="241350000" calcext:value-type="float">
            <text:p>241350000</text:p>
          </table:table-cell>
          <table:table-cell office:value-type="float" office:value="259650000" calcext:value-type="float">
            <text:p>259650000</text:p>
          </table:table-cell>
          <table:table-cell office:value-type="float" office:value="274900000" calcext:value-type="float">
            <text:p>274900000</text:p>
          </table:table-cell>
          <table:table-cell office:value-type="float" office:value="301000000" calcext:value-type="float">
            <text:p>301000000</text:p>
          </table:table-cell>
          <table:table-cell office:value-type="float" office:value="311950000" calcext:value-type="float">
            <text:p>311950000</text:p>
          </table:table-cell>
          <table:table-cell office:value-type="float" office:value="339450000" calcext:value-type="float">
            <text:p>339450000</text:p>
          </table:table-cell>
          <table:table-cell office:value-type="float" office:value="409850000" calcext:value-type="float">
            <text:p>409850000</text:p>
          </table:table-cell>
          <table:table-cell office:value-type="float" office:value="465500000" calcext:value-type="float">
            <text:p>465500000</text:p>
          </table:table-cell>
          <table:table-cell office:value-type="float" office:value="505500000" calcext:value-type="float">
            <text:p>505500000</text:p>
          </table:table-cell>
          <table:table-cell office:value-type="float" office:value="641500000" calcext:value-type="float">
            <text:p>641500000</text:p>
          </table:table-cell>
          <table:table-cell office:value-type="float" office:value="735500000" calcext:value-type="float">
            <text:p>735500000</text:p>
          </table:table-cell>
          <table:table-cell office:value-type="float" office:value="782500000" calcext:value-type="float">
            <text:p>782500000</text:p>
          </table:table-cell>
          <table:table-cell office:value-type="float" office:value="795000000" calcext:value-type="float">
            <text:p>795000000</text:p>
          </table:table-cell>
          <table:table-cell office:value-type="float" office:value="889000000" calcext:value-type="float">
            <text:p>889000000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883500000" calcext:value-type="float">
            <text:p>883500000</text:p>
          </table:table-cell>
          <table:table-cell office:value-type="float" office:value="864000000" calcext:value-type="float">
            <text:p>864000000</text:p>
          </table:table-cell>
          <table:table-cell office:value-type="float" office:value="873000000" calcext:value-type="float">
            <text:p>873000000</text:p>
          </table:table-cell>
          <table:table-cell office:value-type="float" office:value="891000000" calcext:value-type="float">
            <text:p>891000000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1161000000" calcext:value-type="float">
            <text:p>1161000000</text:p>
          </table:table-cell>
          <table:table-cell office:value-type="float" office:value="542600000" calcext:value-type="float">
            <text:p>542600000</text:p>
          </table:table-cell>
          <table:table-cell office:value-type="float" office:value="388400000" calcext:value-type="float">
            <text:p>388400000</text:p>
          </table:table-cell>
          <table:table-cell office:value-type="float" office:value="448100000" calcext:value-type="float">
            <text:p>448100000</text:p>
          </table:table-cell>
          <table:table-cell office:value-type="float" office:value="404600000" calcext:value-type="float">
            <text:p>404600000</text:p>
          </table:table-cell>
          <table:table-cell office:value-type="float" office:value="428764705.882353" calcext:value-type="float">
            <text:p>428764705.882353</text:p>
          </table:table-cell>
          <table:table-cell office:value-type="float" office:value="605492537.313433" calcext:value-type="float">
            <text:p>605492537.313433</text:p>
          </table:table-cell>
          <table:table-cell office:value-type="float" office:value="691590497.737557" calcext:value-type="float">
            <text:p>691590497.737557</text:p>
          </table:table-cell>
          <table:table-cell office:value-type="float" office:value="861411471.321696" calcext:value-type="float">
            <text:p>861411471.321696</text:p>
          </table:table-cell>
          <table:table-cell office:value-type="float" office:value="926422500" calcext:value-type="float">
            <text:p>926422500</text:p>
          </table:table-cell>
          <table:table-cell office:value-type="float" office:value="1110850000" calcext:value-type="float">
            <text:p>1110850000</text:p>
          </table:table-cell>
          <table:table-cell office:value-type="float" office:value="886290697.674419" calcext:value-type="float">
            <text:p>886290697.674419</text:p>
          </table:table-cell>
          <table:table-cell office:value-type="float" office:value="947671969.69697" calcext:value-type="float">
            <text:p>947671969.69697</text:p>
          </table:table-cell>
          <table:table-cell office:value-type="float" office:value="834279357.798165" calcext:value-type="float">
            <text:p>834279357.798165</text:p>
          </table:table-cell>
          <table:table-cell office:value-type="float" office:value="1093574468.08511" calcext:value-type="float">
            <text:p>1093574468.08511</text:p>
          </table:table-cell>
          <table:table-cell office:value-type="float" office:value="1274190311.41869" calcext:value-type="float">
            <text:p>1274190311.41869</text:p>
          </table:table-cell>
          <table:table-cell office:value-type="float" office:value="1484092538.40527" calcext:value-type="float">
            <text:p>1484092538.40527</text:p>
          </table:table-cell>
          <table:table-cell office:value-type="float" office:value="1793388732.29125" calcext:value-type="float">
            <text:p>1793388732.29125</text:p>
          </table:table-cell>
          <table:table-cell office:value-type="float" office:value="2626493056.82108" calcext:value-type="float">
            <text:p>2626493056.82108</text:p>
          </table:table-cell>
          <table:table-cell office:value-type="float" office:value="2936440801.45719" calcext:value-type="float">
            <text:p>2936440801.45719</text:p>
          </table:table-cell>
          <table:table-cell office:value-type="float" office:value="3532961748.63388" calcext:value-type="float">
            <text:p>3532961748.63388</text:p>
          </table:table-cell>
          <table:table-cell office:value-type="float" office:value="3875555555.55556" calcext:value-type="float">
            <text:p>3875555555.55556</text:p>
          </table:table-cell>
          <table:table-cell office:value-type="float" office:value="4368398047.64333" calcext:value-type="float">
            <text:p>4368398047.64333</text:p>
          </table:table-cell>
          <table:table-cell office:value-type="float" office:value="4422276621.78703" calcext:value-type="float">
            <text:p>4422276621.78703</text:p>
          </table:table-cell>
          <table:table-cell office:value-type="float" office:value="4980000000" calcext:value-type="float">
            <text:p>4980000000</text:p>
          </table:table-cell>
          <table:table-cell office:value-type="float" office:value="5145757575.75758" calcext:value-type="float">
            <text:p>5145757575.75758</text:p>
          </table:table-cell>
          <table:table-cell office:value-type="float" office:value="5240606060.60606" calcext:value-type="float">
            <text:p>5240606060.60606</text:p>
          </table:table-cell>
          <table:table-cell office:value-type="float" office:value="4787367928.11777" calcext:value-type="float">
            <text:p>4787367928.11777</text:p>
          </table:table-cell>
          <table:table-cell office:value-type="float" office:value="3167164370.80564" calcext:value-type="float">
            <text:p>3167164370.80564</text:p>
          </table:table-cell>
          <table:table-cell office:value-type="float" office:value="3068766109.75333" calcext:value-type="float">
            <text:p>3068766109.75333</text:p>
          </table:table-cell>
          <table:table-cell office:value-type="float" office:value="3427269681.74204" calcext:value-type="float">
            <text:p>3427269681.74204</text:p>
          </table:table-cell>
        </table:table-row>
        <table:table-row table:style-name="ro1">
          <table:table-cell office:value-type="string" calcext:value-type="string">
            <text:p>República Eslovaca</text:p>
          </table:table-cell>
          <table:table-cell office:value-type="string" calcext:value-type="string">
            <text:p>SVK</text:p>
          </table:table-cell>
          <table:table-cell table:number-columns-repeated="30"/>
          <table:table-cell office:value-type="float" office:value="12694544692.7374" calcext:value-type="float">
            <text:p>12694544692.7374</text:p>
          </table:table-cell>
          <table:table-cell office:value-type="float" office:value="14213045493.8806" calcext:value-type="float">
            <text:p>14213045493.8806</text:p>
          </table:table-cell>
          <table:table-cell office:value-type="float" office:value="15431288006.2104" calcext:value-type="float">
            <text:p>15431288006.2104</text:p>
          </table:table-cell>
          <table:table-cell office:value-type="float" office:value="16452201100.9604" calcext:value-type="float">
            <text:p>16452201100.9604</text:p>
          </table:table-cell>
          <table:table-cell office:value-type="float" office:value="20079363625.5784" calcext:value-type="float">
            <text:p>20079363625.5784</text:p>
          </table:table-cell>
          <table:table-cell office:value-type="float" office:value="25733043137.2549" calcext:value-type="float">
            <text:p>25733043137.2549</text:p>
          </table:table-cell>
          <table:table-cell office:value-type="float" office:value="27821913814.9556" calcext:value-type="float">
            <text:p>27821913814.9556</text:p>
          </table:table-cell>
          <table:table-cell office:value-type="float" office:value="27660149541.1805" calcext:value-type="float">
            <text:p>27660149541.1805</text:p>
          </table:table-cell>
          <table:table-cell office:value-type="float" office:value="29828899205.7277" calcext:value-type="float">
            <text:p>29828899205.7277</text:p>
          </table:table-cell>
          <table:table-cell office:value-type="float" office:value="30415095887.492" calcext:value-type="float">
            <text:p>30415095887.492</text:p>
          </table:table-cell>
          <table:table-cell office:value-type="float" office:value="29114875621.8905" calcext:value-type="float">
            <text:p>29114875621.8905</text:p>
          </table:table-cell>
          <table:table-cell office:value-type="float" office:value="30703017449.6644" calcext:value-type="float">
            <text:p>30703017449.6644</text:p>
          </table:table-cell>
          <table:table-cell office:value-type="float" office:value="35083608130.9994" calcext:value-type="float">
            <text:p>35083608130.9994</text:p>
          </table:table-cell>
          <table:table-cell office:value-type="float" office:value="46731767494.3567" calcext:value-type="float">
            <text:p>46731767494.3567</text:p>
          </table:table-cell>
          <table:table-cell office:value-type="float" office:value="57240535137.8197" calcext:value-type="float">
            <text:p>57240535137.8197</text:p>
          </table:table-cell>
          <table:table-cell office:value-type="float" office:value="62697540106.9519" calcext:value-type="float">
            <text:p>62697540106.9519</text:p>
          </table:table-cell>
          <table:table-cell office:value-type="float" office:value="70596729394.0534" calcext:value-type="float">
            <text:p>70596729394.0534</text:p>
          </table:table-cell>
          <table:table-cell office:value-type="float" office:value="86304245825.349" calcext:value-type="float">
            <text:p>86304245825.349</text:p>
          </table:table-cell>
          <table:table-cell office:value-type="float" office:value="100324627215.468" calcext:value-type="float">
            <text:p>100324627215.468</text:p>
          </table:table-cell>
          <table:table-cell office:value-type="float" office:value="88945625173.6593" calcext:value-type="float">
            <text:p>88945625173.6593</text:p>
          </table:table-cell>
          <table:table-cell office:value-type="float" office:value="89501012915.7314" calcext:value-type="float">
            <text:p>89501012915.7314</text:p>
          </table:table-cell>
          <table:table-cell office:value-type="float" office:value="98181259740.0919" calcext:value-type="float">
            <text:p>98181259740.0919</text:p>
          </table:table-cell>
          <table:table-cell office:value-type="float" office:value="93413992955.8972" calcext:value-type="float">
            <text:p>93413992955.8972</text:p>
          </table:table-cell>
          <table:table-cell office:value-type="float" office:value="98478349315.3252" calcext:value-type="float">
            <text:p>98478349315.3252</text:p>
          </table:table-cell>
          <table:table-cell office:value-type="float" office:value="100948236941.182" calcext:value-type="float">
            <text:p>100948236941.182</text:p>
          </table:table-cell>
          <table:table-cell office:value-type="float" office:value="87769595120.4718" calcext:value-type="float">
            <text:p>87769595120.4718</text:p>
          </table:table-cell>
          <table:table-cell office:value-type="float" office:value="89848359304.5293" calcext:value-type="float">
            <text:p>89848359304.5293</text:p>
          </table:table-cell>
          <table:table-cell office:value-type="float" office:value="95617670260.1145" calcext:value-type="float">
            <text:p>95617670260.1145</text:p>
          </table:table-cell>
          <table:table-cell office:value-type="float" office:value="106472189680.752" calcext:value-type="float">
            <text:p>106472189680.752</text:p>
          </table:table-cell>
        </table:table-row>
        <table:table-row table:style-name="ro1">
          <table:table-cell office:value-type="string" calcext:value-type="string">
            <text:p>Eslovenia</text:p>
          </table:table-cell>
          <table:table-cell office:value-type="string" calcext:value-type="string">
            <text:p>SVN</text:p>
          </table:table-cell>
          <table:table-cell table:number-columns-repeated="30"/>
          <table:table-cell office:value-type="float" office:value="18130730932.2034" calcext:value-type="float">
            <text:p>18130730932.2034</text:p>
          </table:table-cell>
          <table:table-cell office:value-type="float" office:value="13214510434.7826" calcext:value-type="float">
            <text:p>13214510434.7826</text:p>
          </table:table-cell>
          <table:table-cell office:value-type="float" office:value="13052481426.8868" calcext:value-type="float">
            <text:p>13052481426.8868</text:p>
          </table:table-cell>
          <table:table-cell office:value-type="float" office:value="13209759788.3598" calcext:value-type="float">
            <text:p>13209759788.3598</text:p>
          </table:table-cell>
          <table:table-cell office:value-type="float" office:value="14993821209.3023" calcext:value-type="float">
            <text:p>14993821209.3023</text:p>
          </table:table-cell>
          <table:table-cell office:value-type="float" office:value="21273055398.3017" calcext:value-type="float">
            <text:p>21273055398.3017</text:p>
          </table:table-cell>
          <table:table-cell office:value-type="float" office:value="21480023016.9972" calcext:value-type="float">
            <text:p>21480023016.9972</text:p>
          </table:table-cell>
          <table:table-cell office:value-type="float" office:value="20749140606.2425" calcext:value-type="float">
            <text:p>20749140606.2425</text:p>
          </table:table-cell>
          <table:table-cell office:value-type="float" office:value="22125435372.187" calcext:value-type="float">
            <text:p>22125435372.187</text:p>
          </table:table-cell>
          <table:table-cell office:value-type="float" office:value="22689994990.1121" calcext:value-type="float">
            <text:p>22689994990.1121</text:p>
          </table:table-cell>
          <table:table-cell office:value-type="float" office:value="20342201356.0052" calcext:value-type="float">
            <text:p>20342201356.0052</text:p>
          </table:table-cell>
          <table:table-cell office:value-type="float" office:value="20875387068.1145" calcext:value-type="float">
            <text:p>20875387068.1145</text:p>
          </table:table-cell>
          <table:table-cell office:value-type="float" office:value="23563576758.1047" calcext:value-type="float">
            <text:p>23563576758.1047</text:p>
          </table:table-cell>
          <table:table-cell office:value-type="float" office:value="29697448108.2957" calcext:value-type="float">
            <text:p>29697448108.2957</text:p>
          </table:table-cell>
          <table:table-cell office:value-type="float" office:value="34470227453.9113" calcext:value-type="float">
            <text:p>34470227453.9113</text:p>
          </table:table-cell>
          <table:table-cell office:value-type="float" office:value="36346974008.2079" calcext:value-type="float">
            <text:p>36346974008.2079</text:p>
          </table:table-cell>
          <table:table-cell office:value-type="float" office:value="39587732028.6037" calcext:value-type="float">
            <text:p>39587732028.6037</text:p>
          </table:table-cell>
          <table:table-cell office:value-type="float" office:value="48114688201.4782" calcext:value-type="float">
            <text:p>48114688201.4782</text:p>
          </table:table-cell>
          <table:table-cell office:value-type="float" office:value="55589849128.4605" calcext:value-type="float">
            <text:p>55589849128.4605</text:p>
          </table:table-cell>
          <table:table-cell office:value-type="float" office:value="50244793831.6199" calcext:value-type="float">
            <text:p>50244793831.6199</text:p>
          </table:table-cell>
          <table:table-cell office:value-type="float" office:value="48013606745.4803" calcext:value-type="float">
            <text:p>48013606745.4803</text:p>
          </table:table-cell>
          <table:table-cell office:value-type="float" office:value="51290792018.1074" calcext:value-type="float">
            <text:p>51290792018.1074</text:p>
          </table:table-cell>
          <table:table-cell office:value-type="float" office:value="46352802765.5763" calcext:value-type="float">
            <text:p>46352802765.5763</text:p>
          </table:table-cell>
          <table:table-cell office:value-type="float" office:value="48116256926.0807" calcext:value-type="float">
            <text:p>48116256926.0807</text:p>
          </table:table-cell>
          <table:table-cell office:value-type="float" office:value="49889553216.003" calcext:value-type="float">
            <text:p>49889553216.003</text:p>
          </table:table-cell>
          <table:table-cell office:value-type="float" office:value="43102044290.9563" calcext:value-type="float">
            <text:p>43102044290.9563</text:p>
          </table:table-cell>
          <table:table-cell office:value-type="float" office:value="44641210338.2514" calcext:value-type="float">
            <text:p>44641210338.2514</text:p>
          </table:table-cell>
          <table:table-cell office:value-type="float" office:value="48455919386.0505" calcext:value-type="float">
            <text:p>48455919386.0505</text:p>
          </table:table-cell>
          <table:table-cell office:value-type="float" office:value="54235484383.0673" calcext:value-type="float">
            <text:p>54235484383.0673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string" calcext:value-type="string">
            <text:p>SWE</text:p>
          </table:table-cell>
          <table:table-cell office:value-type="float" office:value="14842870293.4207" calcext:value-type="float">
            <text:p>14842870293.4207</text:p>
          </table:table-cell>
          <table:table-cell office:value-type="float" office:value="16147160122.7882" calcext:value-type="float">
            <text:p>16147160122.7882</text:p>
          </table:table-cell>
          <table:table-cell office:value-type="float" office:value="17511477311.4463" calcext:value-type="float">
            <text:p>17511477311.4463</text:p>
          </table:table-cell>
          <table:table-cell office:value-type="float" office:value="18954132365.5148" calcext:value-type="float">
            <text:p>18954132365.5148</text:p>
          </table:table-cell>
          <table:table-cell office:value-type="float" office:value="21137242560.8543" calcext:value-type="float">
            <text:p>21137242560.8543</text:p>
          </table:table-cell>
          <table:table-cell office:value-type="float" office:value="23260320646.2745" calcext:value-type="float">
            <text:p>23260320646.2745</text:p>
          </table:table-cell>
          <table:table-cell office:value-type="float" office:value="25302033132.3312" calcext:value-type="float">
            <text:p>25302033132.3312</text:p>
          </table:table-cell>
          <table:table-cell office:value-type="float" office:value="27463409201.8822" calcext:value-type="float">
            <text:p>27463409201.8822</text:p>
          </table:table-cell>
          <table:table-cell office:value-type="float" office:value="29143383490.5896" calcext:value-type="float">
            <text:p>29143383490.5896</text:p>
          </table:table-cell>
          <table:table-cell office:value-type="float" office:value="31649203885.888" calcext:value-type="float">
            <text:p>31649203885.888</text:p>
          </table:table-cell>
          <table:table-cell office:value-type="float" office:value="37597376846.0527" calcext:value-type="float">
            <text:p>37597376846.0527</text:p>
          </table:table-cell>
          <table:table-cell office:value-type="float" office:value="41026187810.921" calcext:value-type="float">
            <text:p>41026187810.921</text:p>
          </table:table-cell>
          <table:table-cell office:value-type="float" office:value="48317904774.9034" calcext:value-type="float">
            <text:p>48317904774.9034</text:p>
          </table:table-cell>
          <table:table-cell office:value-type="float" office:value="58632899709.2025" calcext:value-type="float">
            <text:p>58632899709.2025</text:p>
          </table:table-cell>
          <table:table-cell office:value-type="float" office:value="65155385097.0852" calcext:value-type="float">
            <text:p>65155385097.0852</text:p>
          </table:table-cell>
          <table:table-cell office:value-type="float" office:value="81808163118.3469" calcext:value-type="float">
            <text:p>81808163118.3469</text:p>
          </table:table-cell>
          <table:table-cell office:value-type="float" office:value="88200661975.7111" calcext:value-type="float">
            <text:p>88200661975.7111</text:p>
          </table:table-cell>
          <table:table-cell office:value-type="float" office:value="93240961375.4016" calcext:value-type="float">
            <text:p>93240961375.4016</text:p>
          </table:table-cell>
          <table:table-cell office:value-type="float" office:value="103084948035.853" calcext:value-type="float">
            <text:p>103084948035.853</text:p>
          </table:table-cell>
          <table:table-cell office:value-type="float" office:value="121782797135.593" calcext:value-type="float">
            <text:p>121782797135.593</text:p>
          </table:table-cell>
          <table:table-cell office:value-type="float" office:value="140245343956.875" calcext:value-type="float">
            <text:p>140245343956.875</text:p>
          </table:table-cell>
          <table:table-cell office:value-type="float" office:value="128001439309.555" calcext:value-type="float">
            <text:p>128001439309.555</text:p>
          </table:table-cell>
          <table:table-cell office:value-type="float" office:value="112893990895.489" calcext:value-type="float">
            <text:p>112893990895.489</text:p>
          </table:table-cell>
          <table:table-cell office:value-type="float" office:value="103649519309.778" calcext:value-type="float">
            <text:p>103649519309.778</text:p>
          </table:table-cell>
          <table:table-cell office:value-type="float" office:value="107782108102.227" calcext:value-type="float">
            <text:p>107782108102.227</text:p>
          </table:table-cell>
          <table:table-cell office:value-type="float" office:value="112640311126.35" calcext:value-type="float">
            <text:p>112640311126.35</text:p>
          </table:table-cell>
          <table:table-cell office:value-type="float" office:value="148542083595.373" calcext:value-type="float">
            <text:p>148542083595.373</text:p>
          </table:table-cell>
          <table:table-cell office:value-type="float" office:value="180631121743.108" calcext:value-type="float">
            <text:p>180631121743.108</text:p>
          </table:table-cell>
          <table:table-cell office:value-type="float" office:value="204296536182.922" calcext:value-type="float">
            <text:p>204296536182.922</text:p>
          </table:table-cell>
          <table:table-cell office:value-type="float" office:value="215115712497.479" calcext:value-type="float">
            <text:p>215115712497.479</text:p>
          </table:table-cell>
          <table:table-cell office:value-type="float" office:value="258443064928.702" calcext:value-type="float">
            <text:p>258443064928.702</text:p>
          </table:table-cell>
          <table:table-cell office:value-type="float" office:value="270664969011.988" calcext:value-type="float">
            <text:p>270664969011.988</text:p>
          </table:table-cell>
          <table:table-cell office:value-type="float" office:value="280625886740.616" calcext:value-type="float">
            <text:p>280625886740.616</text:p>
          </table:table-cell>
          <table:table-cell office:value-type="float" office:value="210185651514.762" calcext:value-type="float">
            <text:p>210185651514.762</text:p>
          </table:table-cell>
          <table:table-cell office:value-type="float" office:value="226333851736.651" calcext:value-type="float">
            <text:p>226333851736.651</text:p>
          </table:table-cell>
          <table:table-cell office:value-type="float" office:value="264344412824.359" calcext:value-type="float">
            <text:p>264344412824.359</text:p>
          </table:table-cell>
          <table:table-cell office:value-type="float" office:value="288454816582.165" calcext:value-type="float">
            <text:p>288454816582.165</text:p>
          </table:table-cell>
          <table:table-cell office:value-type="float" office:value="264833593105.345" calcext:value-type="float">
            <text:p>264833593105.345</text:p>
          </table:table-cell>
          <table:table-cell office:value-type="float" office:value="267224241814.362" calcext:value-type="float">
            <text:p>267224241814.362</text:p>
          </table:table-cell>
          <table:table-cell office:value-type="float" office:value="271177018783.888" calcext:value-type="float">
            <text:p>271177018783.888</text:p>
          </table:table-cell>
          <table:table-cell office:value-type="float" office:value="260158695509.812" calcext:value-type="float">
            <text:p>260158695509.812</text:p>
          </table:table-cell>
          <table:table-cell office:value-type="float" office:value="240283858225.789" calcext:value-type="float">
            <text:p>240283858225.789</text:p>
          </table:table-cell>
          <table:table-cell office:value-type="float" office:value="264345544361.257" calcext:value-type="float">
            <text:p>264345544361.257</text:p>
          </table:table-cell>
          <table:table-cell office:value-type="float" office:value="331531479168.47" calcext:value-type="float">
            <text:p>331531479168.47</text:p>
          </table:table-cell>
          <table:table-cell office:value-type="float" office:value="382152839200.425" calcext:value-type="float">
            <text:p>382152839200.425</text:p>
          </table:table-cell>
          <table:table-cell office:value-type="float" office:value="389488030402.377" calcext:value-type="float">
            <text:p>389488030402.377</text:p>
          </table:table-cell>
          <table:table-cell office:value-type="float" office:value="420540782304.627" calcext:value-type="float">
            <text:p>420540782304.627</text:p>
          </table:table-cell>
          <table:table-cell office:value-type="float" office:value="488397792507.546" calcext:value-type="float">
            <text:p>488397792507.546</text:p>
          </table:table-cell>
          <table:table-cell office:value-type="float" office:value="514584970642.23" calcext:value-type="float">
            <text:p>514584970642.23</text:p>
          </table:table-cell>
          <table:table-cell office:value-type="float" office:value="430114322297.421" calcext:value-type="float">
            <text:p>430114322297.421</text:p>
          </table:table-cell>
          <table:table-cell office:value-type="float" office:value="488909078695.423" calcext:value-type="float">
            <text:p>488909078695.423</text:p>
          </table:table-cell>
          <table:table-cell office:value-type="float" office:value="563797423389.285" calcext:value-type="float">
            <text:p>563797423389.285</text:p>
          </table:table-cell>
          <table:table-cell office:value-type="float" office:value="544481531961.98" calcext:value-type="float">
            <text:p>544481531961.98</text:p>
          </table:table-cell>
          <table:table-cell office:value-type="float" office:value="579360671663.959" calcext:value-type="float">
            <text:p>579360671663.959</text:p>
          </table:table-cell>
          <table:table-cell office:value-type="float" office:value="574413132024.98" calcext:value-type="float">
            <text:p>574413132024.98</text:p>
          </table:table-cell>
          <table:table-cell office:value-type="float" office:value="498117638852.897" calcext:value-type="float">
            <text:p>498117638852.897</text:p>
          </table:table-cell>
          <table:table-cell office:value-type="float" office:value="512205240408.433" calcext:value-type="float">
            <text:p>512205240408.433</text:p>
          </table:table-cell>
          <table:table-cell office:value-type="float" office:value="535607385506.432" calcext:value-type="float">
            <text:p>535607385506.432</text:p>
          </table:table-cell>
          <table:table-cell office:value-type="float" office:value="551031682226.344" calcext:value-type="float">
            <text:p>551031682226.344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35076158.4768305" calcext:value-type="float">
            <text:p>35076158.4768305</text:p>
          </table:table-cell>
          <table:table-cell office:value-type="float" office:value="43025199.4960101" calcext:value-type="float">
            <text:p>43025199.4960101</text:p>
          </table:table-cell>
          <table:table-cell office:value-type="float" office:value="45927061.4587708" calcext:value-type="float">
            <text:p>45927061.4587708</text:p>
          </table:table-cell>
          <table:table-cell office:value-type="float" office:value="54128377.4324513" calcext:value-type="float">
            <text:p>54128377.4324513</text:p>
          </table:table-cell>
          <table:table-cell office:value-type="float" office:value="64979280.4143917" calcext:value-type="float">
            <text:p>64979280.4143917</text:p>
          </table:table-cell>
          <table:table-cell office:value-type="float" office:value="70278594.4281114" calcext:value-type="float">
            <text:p>70278594.4281114</text:p>
          </table:table-cell>
          <table:table-cell office:value-type="float" office:value="76858462.8307434" calcext:value-type="float">
            <text:p>76858462.8307434</text:p>
          </table:table-cell>
          <table:table-cell office:value-type="float" office:value="74758504.8299034" calcext:value-type="float">
            <text:p>74758504.8299034</text:p>
          </table:table-cell>
          <table:table-cell office:value-type="float" office:value="79798404.0319194" calcext:value-type="float">
            <text:p>79798404.0319194</text:p>
          </table:table-cell>
          <table:table-cell office:value-type="float" office:value="105417891.642167" calcext:value-type="float">
            <text:p>105417891.642167</text:p>
          </table:table-cell>
          <table:table-cell office:value-type="float" office:value="112137757.244855" calcext:value-type="float">
            <text:p>112137757.244855</text:p>
          </table:table-cell>
          <table:table-cell office:value-type="float" office:value="136465324.384787" calcext:value-type="float">
            <text:p>136465324.384787</text:p>
          </table:table-cell>
          <table:table-cell office:value-type="float" office:value="146741251.46351" calcext:value-type="float">
            <text:p>146741251.46351</text:p>
          </table:table-cell>
          <table:table-cell office:value-type="float" office:value="221902017.291066" calcext:value-type="float">
            <text:p>221902017.291066</text:p>
          </table:table-cell>
          <table:table-cell office:value-type="float" office:value="264311994.113319" calcext:value-type="float">
            <text:p>264311994.113319</text:p>
          </table:table-cell>
          <table:table-cell office:value-type="float" office:value="288302907.369844" calcext:value-type="float">
            <text:p>288302907.369844</text:p>
          </table:table-cell>
          <table:table-cell office:value-type="float" office:value="272539098.436063" calcext:value-type="float">
            <text:p>272539098.436063</text:p>
          </table:table-cell>
          <table:table-cell office:value-type="float" office:value="304047838.086477" calcext:value-type="float">
            <text:p>304047838.086477</text:p>
          </table:table-cell>
          <table:table-cell office:value-type="float" office:value="340616375.344986" calcext:value-type="float">
            <text:p>340616375.344986</text:p>
          </table:table-cell>
          <table:table-cell office:value-type="float" office:value="412093133.760988" calcext:value-type="float">
            <text:p>412093133.760988</text:p>
          </table:table-cell>
          <table:table-cell office:value-type="float" office:value="542000513.610683" calcext:value-type="float">
            <text:p>542000513.610683</text:p>
          </table:table-cell>
          <table:table-cell office:value-type="float" office:value="571542674.577818" calcext:value-type="float">
            <text:p>571542674.577818</text:p>
          </table:table-cell>
          <table:table-cell office:value-type="float" office:value="537575980.843618" calcext:value-type="float">
            <text:p>537575980.843618</text:p>
          </table:table-cell>
          <table:table-cell office:value-type="float" office:value="555336145.767884" calcext:value-type="float">
            <text:p>555336145.767884</text:p>
          </table:table-cell>
          <table:table-cell office:value-type="float" office:value="494475699.857656" calcext:value-type="float">
            <text:p>494475699.857656</text:p>
          </table:table-cell>
          <table:table-cell office:value-type="float" office:value="361014890.45841" calcext:value-type="float">
            <text:p>361014890.45841</text:p>
          </table:table-cell>
          <table:table-cell office:value-type="float" office:value="449146608.315098" calcext:value-type="float">
            <text:p>449146608.315098</text:p>
          </table:table-cell>
          <table:table-cell office:value-type="float" office:value="584135559.921414" calcext:value-type="float">
            <text:p>584135559.921414</text:p>
          </table:table-cell>
          <table:table-cell office:value-type="float" office:value="692016714.317132" calcext:value-type="float">
            <text:p>692016714.317132</text:p>
          </table:table-cell>
          <table:table-cell office:value-type="float" office:value="696915430.663057" calcext:value-type="float">
            <text:p>696915430.663057</text:p>
          </table:table-cell>
          <table:table-cell office:value-type="float" office:value="1114703088.1614" calcext:value-type="float">
            <text:p>1114703088.1614</text:p>
          </table:table-cell>
          <table:table-cell office:value-type="float" office:value="1156141998.33412" calcext:value-type="float">
            <text:p>1156141998.33412</text:p>
          </table:table-cell>
          <table:table-cell office:value-type="float" office:value="1284766234.2216" calcext:value-type="float">
            <text:p>1284766234.2216</text:p>
          </table:table-cell>
          <table:table-cell office:value-type="float" office:value="1357206995.74624" calcext:value-type="float">
            <text:p>1357206995.74624</text:p>
          </table:table-cell>
          <table:table-cell office:value-type="float" office:value="1419293454.99606" calcext:value-type="float">
            <text:p>1419293454.99606</text:p>
          </table:table-cell>
          <table:table-cell office:value-type="float" office:value="1698982437.76019" calcext:value-type="float">
            <text:p>1698982437.76019</text:p>
          </table:table-cell>
          <table:table-cell office:value-type="float" office:value="1602760100.48147" calcext:value-type="float">
            <text:p>1602760100.48147</text:p>
          </table:table-cell>
          <table:table-cell office:value-type="float" office:value="1716699913.19444" calcext:value-type="float">
            <text:p>1716699913.19444</text:p>
          </table:table-cell>
          <table:table-cell office:value-type="float" office:value="1576904292.4588" calcext:value-type="float">
            <text:p>1576904292.4588</text:p>
          </table:table-cell>
          <table:table-cell office:value-type="float" office:value="1547884442.26205" calcext:value-type="float">
            <text:p>1547884442.26205</text:p>
          </table:table-cell>
          <table:table-cell office:value-type="float" office:value="1738100853.05052" calcext:value-type="float">
            <text:p>1738100853.05052</text:p>
          </table:table-cell>
          <table:table-cell office:value-type="float" office:value="1542477308.89408" calcext:value-type="float">
            <text:p>1542477308.89408</text:p>
          </table:table-cell>
          <table:table-cell office:value-type="float" office:value="1432228125.26682" calcext:value-type="float">
            <text:p>1432228125.26682</text:p>
          </table:table-cell>
          <table:table-cell office:value-type="float" office:value="2197612701.09852" calcext:value-type="float">
            <text:p>2197612701.09852</text:p>
          </table:table-cell>
          <table:table-cell office:value-type="float" office:value="2770082791.50412" calcext:value-type="float">
            <text:p>2770082791.50412</text:p>
          </table:table-cell>
          <table:table-cell office:value-type="float" office:value="3178126491.90949" calcext:value-type="float">
            <text:p>3178126491.90949</text:p>
          </table:table-cell>
          <table:table-cell office:value-type="float" office:value="3291353835.93" calcext:value-type="float">
            <text:p>3291353835.93</text:p>
          </table:table-cell>
          <table:table-cell office:value-type="float" office:value="3469363996.36642" calcext:value-type="float">
            <text:p>3469363996.36642</text:p>
          </table:table-cell>
          <table:table-cell office:value-type="float" office:value="3294093485.20796" calcext:value-type="float">
            <text:p>3294093485.20796</text:p>
          </table:table-cell>
          <table:table-cell office:value-type="float" office:value="3580417066.92472" calcext:value-type="float">
            <text:p>3580417066.92472</text:p>
          </table:table-cell>
          <table:table-cell office:value-type="float" office:value="4438778424.30203" calcext:value-type="float">
            <text:p>4438778424.30203</text:p>
          </table:table-cell>
          <table:table-cell office:value-type="float" office:value="4820499924.2539" calcext:value-type="float">
            <text:p>4820499924.2539</text:p>
          </table:table-cell>
          <table:table-cell office:value-type="float" office:value="4823831656.51644" calcext:value-type="float">
            <text:p>4823831656.51644</text:p>
          </table:table-cell>
          <table:table-cell office:value-type="float" office:value="4560713073.91948" calcext:value-type="float">
            <text:p>4560713073.91948</text:p>
          </table:table-cell>
          <table:table-cell office:value-type="float" office:value="4377293816.28535" calcext:value-type="float">
            <text:p>4377293816.28535</text:p>
          </table:table-cell>
          <table:table-cell office:value-type="float" office:value="4020275298.02726" calcext:value-type="float">
            <text:p>4020275298.02726</text:p>
          </table:table-cell>
          <table:table-cell office:value-type="float" office:value="3817430000" calcext:value-type="float">
            <text:p>3817430000</text:p>
          </table:table-cell>
          <table:table-cell office:value-type="float" office:value="4433664364.24725" calcext:value-type="float">
            <text:p>4433664364.24725</text:p>
          </table:table-cell>
          <table:table-cell office:value-type="float" office:value="4703787506.89153" calcext:value-type="float">
            <text:p>4703787506.89153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12012025.2477875" calcext:value-type="float">
            <text:p>12012025.2477875</text:p>
          </table:table-cell>
          <table:table-cell office:value-type="float" office:value="11592024.3649283" calcext:value-type="float">
            <text:p>11592024.3649283</text:p>
          </table:table-cell>
          <table:table-cell office:value-type="float" office:value="12642026.5718964" calcext:value-type="float">
            <text:p>12642026.5718964</text:p>
          </table:table-cell>
          <table:table-cell office:value-type="float" office:value="13923029.2643975" calcext:value-type="float">
            <text:p>13923029.2643975</text:p>
          </table:table-cell>
          <table:table-cell office:value-type="float" office:value="15393032.3541529" calcext:value-type="float">
            <text:p>15393032.3541529</text:p>
          </table:table-cell>
          <table:table-cell office:value-type="float" office:value="15603032.7955465" calcext:value-type="float">
            <text:p>15603032.7955465</text:p>
          </table:table-cell>
          <table:table-cell office:value-type="float" office:value="16443034.5611211" calcext:value-type="float">
            <text:p>16443034.5611211</text:p>
          </table:table-cell>
          <table:table-cell office:value-type="float" office:value="16632032.8140183" calcext:value-type="float">
            <text:p>16632032.8140183</text:p>
          </table:table-cell>
          <table:table-cell office:value-type="float" office:value="16074027.3496039" calcext:value-type="float">
            <text:p>16074027.3496039</text:p>
          </table:table-cell>
          <table:table-cell office:value-type="float" office:value="16452027.9927637" calcext:value-type="float">
            <text:p>16452027.9927637</text:p>
          </table:table-cell>
          <table:table-cell office:value-type="float" office:value="18432031.3616959" calcext:value-type="float">
            <text:p>18432031.3616959</text:p>
          </table:table-cell>
          <table:table-cell office:value-type="float" office:value="21965951.7213048" calcext:value-type="float">
            <text:p>21965951.7213048</text:p>
          </table:table-cell>
          <table:table-cell office:value-type="float" office:value="30645121.0129499" calcext:value-type="float">
            <text:p>30645121.0129499</text:p>
          </table:table-cell>
          <table:table-cell office:value-type="float" office:value="36896278.2235629" calcext:value-type="float">
            <text:p>36896278.2235629</text:p>
          </table:table-cell>
          <table:table-cell office:value-type="float" office:value="43134498.6929657" calcext:value-type="float">
            <text:p>43134498.6929657</text:p>
          </table:table-cell>
          <table:table-cell office:value-type="float" office:value="47803145.9560303" calcext:value-type="float">
            <text:p>47803145.9560303</text:p>
          </table:table-cell>
          <table:table-cell office:value-type="float" office:value="49278979.5471457" calcext:value-type="float">
            <text:p>49278979.5471457</text:p>
          </table:table-cell>
          <table:table-cell office:value-type="float" office:value="64526398.6585361" calcext:value-type="float">
            <text:p>64526398.6585361</text:p>
          </table:table-cell>
          <table:table-cell office:value-type="float" office:value="85552369.914184" calcext:value-type="float">
            <text:p>85552369.914184</text:p>
          </table:table-cell>
          <table:table-cell office:value-type="float" office:value="127261099.24396" calcext:value-type="float">
            <text:p>127261099.24396</text:p>
          </table:table-cell>
          <table:table-cell office:value-type="float" office:value="147357222.779802" calcext:value-type="float">
            <text:p>147357222.779802</text:p>
          </table:table-cell>
          <table:table-cell office:value-type="float" office:value="154902869.02139" calcext:value-type="float">
            <text:p>154902869.02139</text:p>
          </table:table-cell>
          <table:table-cell office:value-type="float" office:value="147912069.76575" calcext:value-type="float">
            <text:p>147912069.76575</text:p>
          </table:table-cell>
          <table:table-cell office:value-type="float" office:value="146712850.509248" calcext:value-type="float">
            <text:p>146712850.509248</text:p>
          </table:table-cell>
          <table:table-cell office:value-type="float" office:value="151313241.982492" calcext:value-type="float">
            <text:p>151313241.982492</text:p>
          </table:table-cell>
          <table:table-cell office:value-type="float" office:value="168887539.130818" calcext:value-type="float">
            <text:p>168887539.130818</text:p>
          </table:table-cell>
          <table:table-cell office:value-type="float" office:value="207850623.637094" calcext:value-type="float">
            <text:p>207850623.637094</text:p>
          </table:table-cell>
          <table:table-cell office:value-type="float" office:value="249267039.782675" calcext:value-type="float">
            <text:p>249267039.782675</text:p>
          </table:table-cell>
          <table:table-cell office:value-type="float" office:value="283828769.029925" calcext:value-type="float">
            <text:p>283828769.029925</text:p>
          </table:table-cell>
          <table:table-cell office:value-type="float" office:value="304832867.393246" calcext:value-type="float">
            <text:p>304832867.393246</text:p>
          </table:table-cell>
          <table:table-cell office:value-type="float" office:value="368584758.942457" calcext:value-type="float">
            <text:p>368584758.942457</text:p>
          </table:table-cell>
          <table:table-cell office:value-type="float" office:value="374359556.084926" calcext:value-type="float">
            <text:p>374359556.084926</text:p>
          </table:table-cell>
          <table:table-cell office:value-type="float" office:value="433667193.814795" calcext:value-type="float">
            <text:p>433667193.814795</text:p>
          </table:table-cell>
          <table:table-cell office:value-type="float" office:value="473916819.453826" calcext:value-type="float">
            <text:p>473916819.453826</text:p>
          </table:table-cell>
          <table:table-cell office:value-type="float" office:value="486451204.557142" calcext:value-type="float">
            <text:p>486451204.557142</text:p>
          </table:table-cell>
          <table:table-cell office:value-type="float" office:value="508221508.221508" calcext:value-type="float">
            <text:p>508221508.221508</text:p>
          </table:table-cell>
          <table:table-cell office:value-type="float" office:value="503068472.20266" calcext:value-type="float">
            <text:p>503068472.20266</text:p>
          </table:table-cell>
          <table:table-cell office:value-type="float" office:value="562958836.519905" calcext:value-type="float">
            <text:p>562958836.519905</text:p>
          </table:table-cell>
          <table:table-cell office:value-type="float" office:value="608369282.225727" calcext:value-type="float">
            <text:p>608369282.225727</text:p>
          </table:table-cell>
          <table:table-cell office:value-type="float" office:value="622985493.682733" calcext:value-type="float">
            <text:p>622985493.682733</text:p>
          </table:table-cell>
          <table:table-cell office:value-type="float" office:value="614879764.780006" calcext:value-type="float">
            <text:p>614879764.780006</text:p>
          </table:table-cell>
          <table:table-cell office:value-type="float" office:value="622262057.191635" calcext:value-type="float">
            <text:p>622262057.191635</text:p>
          </table:table-cell>
          <table:table-cell office:value-type="float" office:value="697518248.175182" calcext:value-type="float">
            <text:p>697518248.175182</text:p>
          </table:table-cell>
          <table:table-cell office:value-type="float" office:value="705704816.042365" calcext:value-type="float">
            <text:p>705704816.042365</text:p>
          </table:table-cell>
          <table:table-cell office:value-type="float" office:value="839319927.272727" calcext:value-type="float">
            <text:p>839319927.272727</text:p>
          </table:table-cell>
          <table:table-cell office:value-type="float" office:value="919103254.545455" calcext:value-type="float">
            <text:p>919103254.545455</text:p>
          </table:table-cell>
          <table:table-cell office:value-type="float" office:value="1016418229.25159" calcext:value-type="float">
            <text:p>1016418229.25159</text:p>
          </table:table-cell>
          <table:table-cell office:value-type="float" office:value="1033561654.0568" calcext:value-type="float">
            <text:p>1033561654.0568</text:p>
          </table:table-cell>
          <table:table-cell office:value-type="float" office:value="967199593.960157" calcext:value-type="float">
            <text:p>967199593.960157</text:p>
          </table:table-cell>
          <table:table-cell office:value-type="float" office:value="847397850.094417" calcext:value-type="float">
            <text:p>847397850.094417</text:p>
          </table:table-cell>
          <table:table-cell office:value-type="float" office:value="969936525.298729" calcext:value-type="float">
            <text:p>969936525.298729</text:p>
          </table:table-cell>
          <table:table-cell office:value-type="float" office:value="1065826669.89742" calcext:value-type="float">
            <text:p>1065826669.89742</text:p>
          </table:table-cell>
          <table:table-cell office:value-type="float" office:value="1060226125.62616" calcext:value-type="float">
            <text:p>1060226125.62616</text:p>
          </table:table-cell>
          <table:table-cell office:value-type="float" office:value="1328157608.83087" calcext:value-type="float">
            <text:p>1328157608.83087</text:p>
          </table:table-cell>
          <table:table-cell office:value-type="float" office:value="1343007845.04468" calcext:value-type="float">
            <text:p>1343007845.04468</text:p>
          </table:table-cell>
          <table:table-cell office:value-type="float" office:value="1377495054.04127" calcext:value-type="float">
            <text:p>1377495054.04127</text:p>
          </table:table-cell>
          <table:table-cell office:value-type="float" office:value="1427524565.30226" calcext:value-type="float">
            <text:p>1427524565.30226</text:p>
          </table:table-cell>
          <table:table-cell office:value-type="float" office:value="1503168689.81984" calcext:value-type="float">
            <text:p>1503168689.81984</text:p>
          </table:table-cell>
          <table:table-cell office:value-type="float" office:value="1590180446.19384" calcext:value-type="float">
            <text:p>1590180446.19384</text:p>
          </table:table-cell>
        </table:table-row>
        <table:table-row table:style-name="ro1">
          <table:table-cell office:value-type="string" calcext:value-type="string">
            <text:p>República Árabe Siria</text:p>
          </table:table-cell>
          <table:table-cell office:value-type="string" calcext:value-type="string">
            <text:p>SYR</text:p>
          </table:table-cell>
          <table:table-cell office:value-type="float" office:value="857704431.686497" calcext:value-type="float">
            <text:p>857704431.686497</text:p>
          </table:table-cell>
          <table:table-cell office:value-type="float" office:value="945244992.211306" calcext:value-type="float">
            <text:p>945244992.211306</text:p>
          </table:table-cell>
          <table:table-cell office:value-type="float" office:value="1110565863.53737" calcext:value-type="float">
            <text:p>1110565863.53737</text:p>
          </table:table-cell>
          <table:table-cell office:value-type="float" office:value="1200447429.35563" calcext:value-type="float">
            <text:p>1200447429.35563</text:p>
          </table:table-cell>
          <table:table-cell office:value-type="float" office:value="1339494290.42432" calcext:value-type="float">
            <text:p>1339494290.42432</text:p>
          </table:table-cell>
          <table:table-cell office:value-type="float" office:value="1472036550.70992" calcext:value-type="float">
            <text:p>1472036550.70992</text:p>
          </table:table-cell>
          <table:table-cell office:value-type="float" office:value="1342287556.59602" calcext:value-type="float">
            <text:p>1342287556.59602</text:p>
          </table:table-cell>
          <table:table-cell office:value-type="float" office:value="1580229795.10881" calcext:value-type="float">
            <text:p>1580229795.10881</text:p>
          </table:table-cell>
          <table:table-cell office:value-type="float" office:value="1753746369.66049" calcext:value-type="float">
            <text:p>1753746369.66049</text:p>
          </table:table-cell>
          <table:table-cell office:value-type="float" office:value="2245011571.98652" calcext:value-type="float">
            <text:p>2245011571.98652</text:p>
          </table:table-cell>
          <table:table-cell office:value-type="float" office:value="2140383695.94618" calcext:value-type="float">
            <text:p>2140383695.94618</text:p>
          </table:table-cell>
          <table:table-cell office:value-type="float" office:value="2589851693.01656" calcext:value-type="float">
            <text:p>2589851693.01656</text:p>
          </table:table-cell>
          <table:table-cell office:value-type="float" office:value="3059682162.06566" calcext:value-type="float">
            <text:p>3059682162.06566</text:p>
          </table:table-cell>
          <table:table-cell office:value-type="float" office:value="3239488104.60091" calcext:value-type="float">
            <text:p>3239488104.60091</text:p>
          </table:table-cell>
          <table:table-cell office:value-type="float" office:value="5159557176.25012" calcext:value-type="float">
            <text:p>5159557176.25012</text:p>
          </table:table-cell>
          <table:table-cell office:value-type="float" office:value="6826980766.8048" calcext:value-type="float">
            <text:p>6826980766.8048</text:p>
          </table:table-cell>
          <table:table-cell office:value-type="float" office:value="7633528920.63247" calcext:value-type="float">
            <text:p>7633528920.63247</text:p>
          </table:table-cell>
          <table:table-cell office:value-type="float" office:value="7696011359.94156" calcext:value-type="float">
            <text:p>7696011359.94156</text:p>
          </table:table-cell>
          <table:table-cell office:value-type="float" office:value="9275203105.57946" calcext:value-type="float">
            <text:p>9275203105.57946</text:p>
          </table:table-cell>
          <table:table-cell office:value-type="float" office:value="9929682184.32718" calcext:value-type="float">
            <text:p>9929682184.32718</text:p>
          </table:table-cell>
          <table:table-cell office:value-type="float" office:value="13062421024.9337" calcext:value-type="float">
            <text:p>13062421024.9337</text:p>
          </table:table-cell>
          <table:table-cell office:value-type="float" office:value="15518199247.3393" calcext:value-type="float">
            <text:p>15518199247.3393</text:p>
          </table:table-cell>
          <table:table-cell office:value-type="float" office:value="16298905397.0701" calcext:value-type="float">
            <text:p>16298905397.0701</text:p>
          </table:table-cell>
          <table:table-cell office:value-type="float" office:value="17589184556.6946" calcext:value-type="float">
            <text:p>17589184556.6946</text:p>
          </table:table-cell>
          <table:table-cell office:value-type="float" office:value="17503082982.2832" calcext:value-type="float">
            <text:p>17503082982.2832</text:p>
          </table:table-cell>
          <table:table-cell office:value-type="float" office:value="16403544510.5268" calcext:value-type="float">
            <text:p>16403544510.5268</text:p>
          </table:table-cell>
          <table:table-cell office:value-type="float" office:value="13293209270.1036" calcext:value-type="float">
            <text:p>13293209270.1036</text:p>
          </table:table-cell>
          <table:table-cell office:value-type="float" office:value="11356215712.9326" calcext:value-type="float">
            <text:p>11356215712.9326</text:p>
          </table:table-cell>
          <table:table-cell office:value-type="float" office:value="10577042354.799" calcext:value-type="float">
            <text:p>10577042354.799</text:p>
          </table:table-cell>
          <table:table-cell office:value-type="float" office:value="9853396225.58749" calcext:value-type="float">
            <text:p>9853396225.58749</text:p>
          </table:table-cell>
          <table:table-cell office:value-type="float" office:value="12308624283.9787" calcext:value-type="float">
            <text:p>12308624283.9787</text:p>
          </table:table-cell>
          <table:table-cell office:value-type="float" office:value="12981833333.3333" calcext:value-type="float">
            <text:p>12981833333.3333</text:p>
          </table:table-cell>
          <table:table-cell office:value-type="float" office:value="13253565898.9558" calcext:value-type="float">
            <text:p>13253565898.9558</text:p>
          </table:table-cell>
          <table:table-cell office:value-type="float" office:value="13695962019.2084" calcext:value-type="float">
            <text:p>13695962019.2084</text:p>
          </table:table-cell>
          <table:table-cell office:value-type="float" office:value="10122020000" calcext:value-type="float">
            <text:p>10122020000</text:p>
          </table:table-cell>
          <table:table-cell office:value-type="float" office:value="11396706586.8263" calcext:value-type="float">
            <text:p>11396706586.8263</text:p>
          </table:table-cell>
          <table:table-cell office:value-type="float" office:value="13789560878.2435" calcext:value-type="float">
            <text:p>13789560878.2435</text:p>
          </table:table-cell>
          <table:table-cell office:value-type="float" office:value="14505233968.8716" calcext:value-type="float">
            <text:p>14505233968.8716</text:p>
          </table:table-cell>
          <table:table-cell office:value-type="float" office:value="15200846138.4615" calcext:value-type="float">
            <text:p>15200846138.4615</text:p>
          </table:table-cell>
          <table:table-cell office:value-type="float" office:value="15873875968.9922" calcext:value-type="float">
            <text:p>15873875968.9922</text:p>
          </table:table-cell>
          <table:table-cell office:value-type="float" office:value="19325894913.1254" calcext:value-type="float">
            <text:p>19325894913.1254</text:p>
          </table:table-cell>
          <table:table-cell office:value-type="float" office:value="21099833783.503" calcext:value-type="float">
            <text:p>21099833783.503</text:p>
          </table:table-cell>
          <table:table-cell office:value-type="float" office:value="21582248881.6592" calcext:value-type="float">
            <text:p>21582248881.6592</text:p>
          </table:table-cell>
          <table:table-cell office:value-type="float" office:value="21828144686.0394" calcext:value-type="float">
            <text:p>21828144686.0394</text:p>
          </table:table-cell>
          <table:table-cell office:value-type="float" office:value="25086930693.0693" calcext:value-type="float">
            <text:p>25086930693.0693</text:p>
          </table:table-cell>
          <table:table-cell office:value-type="float" office:value="28858965517.2414" calcext:value-type="float">
            <text:p>28858965517.2414</text:p>
          </table:table-cell>
          <table:table-cell office:value-type="float" office:value="33332844574.7801" calcext:value-type="float">
            <text:p>33332844574.7801</text:p>
          </table:table-cell>
          <table:table-cell office:value-type="float" office:value="40405006007.2086" calcext:value-type="float">
            <text:p>40405006007.20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las Turcas y Caicos</text:p>
          </table:table-cell>
          <table:table-cell office:value-type="string" calcext:value-type="string">
            <text:p>TCA</text:p>
          </table:table-cell>
          <table:table-cell table:number-columns-repeated="41"/>
          <table:table-cell office:value-type="float" office:value="358744800" calcext:value-type="float">
            <text:p>358744800</text:p>
          </table:table-cell>
          <table:table-cell office:value-type="float" office:value="366707910" calcext:value-type="float">
            <text:p>366707910</text:p>
          </table:table-cell>
          <table:table-cell office:value-type="float" office:value="409753640" calcext:value-type="float">
            <text:p>409753640</text:p>
          </table:table-cell>
          <table:table-cell office:value-type="float" office:value="485598810" calcext:value-type="float">
            <text:p>485598810</text:p>
          </table:table-cell>
          <table:table-cell office:value-type="float" office:value="578645760" calcext:value-type="float">
            <text:p>578645760</text:p>
          </table:table-cell>
          <table:table-cell office:value-type="float" office:value="721891470" calcext:value-type="float">
            <text:p>721891470</text:p>
          </table:table-cell>
          <table:table-cell office:value-type="float" office:value="773489740" calcext:value-type="float">
            <text:p>773489740</text:p>
          </table:table-cell>
          <table:table-cell office:value-type="float" office:value="862683630" calcext:value-type="float">
            <text:p>862683630</text:p>
          </table:table-cell>
          <table:table-cell office:value-type="float" office:value="703175750" calcext:value-type="float">
            <text:p>703175750</text:p>
          </table:table-cell>
          <table:table-cell office:value-type="float" office:value="686787810" calcext:value-type="float">
            <text:p>686787810</text:p>
          </table:table-cell>
          <table:table-cell office:value-type="float" office:value="728789570" calcext:value-type="float">
            <text:p>728789570</text:p>
          </table:table-cell>
          <table:table-cell office:value-type="float" office:value="715722770" calcext:value-type="float">
            <text:p>715722770</text:p>
          </table:table-cell>
          <table:table-cell office:value-type="float" office:value="740776770" calcext:value-type="float">
            <text:p>740776770</text:p>
          </table:table-cell>
          <table:table-cell office:value-type="float" office:value="823968140" calcext:value-type="float">
            <text:p>823968140</text:p>
          </table:table-cell>
          <table:table-cell office:value-type="float" office:value="893501650" calcext:value-type="float">
            <text:p>893501650</text:p>
          </table:table-cell>
          <table:table-cell office:value-type="float" office:value="950357510" calcext:value-type="float">
            <text:p>950357510</text:p>
          </table:table-cell>
          <table:table-cell office:value-type="float" office:value="962525840" calcext:value-type="float">
            <text:p>962525840</text:p>
          </table:table-cell>
          <table:table-cell office:value-type="float" office:value="1022312010" calcext:value-type="float">
            <text:p>102231201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313582727.638056" calcext:value-type="float">
            <text:p>313582727.638056</text:p>
          </table:table-cell>
          <table:table-cell office:value-type="float" office:value="333975336.626541" calcext:value-type="float">
            <text:p>333975336.626541</text:p>
          </table:table-cell>
          <table:table-cell office:value-type="float" office:value="357635713.876922" calcext:value-type="float">
            <text:p>357635713.876922</text:p>
          </table:table-cell>
          <table:table-cell office:value-type="float" office:value="371767002.655998" calcext:value-type="float">
            <text:p>371767002.655998</text:p>
          </table:table-cell>
          <table:table-cell office:value-type="float" office:value="392247517.602016" calcext:value-type="float">
            <text:p>392247517.602016</text:p>
          </table:table-cell>
          <table:table-cell office:value-type="float" office:value="416926302.963509" calcext:value-type="float">
            <text:p>416926302.963509</text:p>
          </table:table-cell>
          <table:table-cell office:value-type="float" office:value="432794922.459835" calcext:value-type="float">
            <text:p>432794922.459835</text:p>
          </table:table-cell>
          <table:table-cell office:value-type="float" office:value="449826322.995072" calcext:value-type="float">
            <text:p>449826322.995072</text:p>
          </table:table-cell>
          <table:table-cell office:value-type="float" office:value="453980096.654503" calcext:value-type="float">
            <text:p>453980096.654503</text:p>
          </table:table-cell>
          <table:table-cell office:value-type="float" office:value="471635620.924431" calcext:value-type="float">
            <text:p>471635620.924431</text:p>
          </table:table-cell>
          <table:table-cell office:value-type="float" office:value="469266736.605177" calcext:value-type="float">
            <text:p>469266736.605177</text:p>
          </table:table-cell>
          <table:table-cell office:value-type="float" office:value="501866730.722561" calcext:value-type="float">
            <text:p>501866730.722561</text:p>
          </table:table-cell>
          <table:table-cell office:value-type="float" office:value="585427545.723712" calcext:value-type="float">
            <text:p>585427545.723712</text:p>
          </table:table-cell>
          <table:table-cell office:value-type="float" office:value="647199482.828061" calcext:value-type="float">
            <text:p>647199482.828061</text:p>
          </table:table-cell>
          <table:table-cell office:value-type="float" office:value="652532796.066703" calcext:value-type="float">
            <text:p>652532796.066703</text:p>
          </table:table-cell>
          <table:table-cell office:value-type="float" office:value="864602103.303151" calcext:value-type="float">
            <text:p>864602103.303151</text:p>
          </table:table-cell>
          <table:table-cell office:value-type="float" office:value="866044961.048205" calcext:value-type="float">
            <text:p>866044961.048205</text:p>
          </table:table-cell>
          <table:table-cell office:value-type="float" office:value="935360466.351397" calcext:value-type="float">
            <text:p>935360466.351397</text:p>
          </table:table-cell>
          <table:table-cell office:value-type="float" office:value="1113920122.61212" calcext:value-type="float">
            <text:p>1113920122.61212</text:p>
          </table:table-cell>
          <table:table-cell office:value-type="float" office:value="1004316495.11165" calcext:value-type="float">
            <text:p>1004316495.11165</text:p>
          </table:table-cell>
          <table:table-cell office:value-type="float" office:value="1033002401.82546" calcext:value-type="float">
            <text:p>1033002401.82546</text:p>
          </table:table-cell>
          <table:table-cell office:value-type="float" office:value="876937559.725038" calcext:value-type="float">
            <text:p>876937559.725038</text:p>
          </table:table-cell>
          <table:table-cell office:value-type="float" office:value="834369860.427292" calcext:value-type="float">
            <text:p>834369860.427292</text:p>
          </table:table-cell>
          <table:table-cell office:value-type="float" office:value="832415805.956327" calcext:value-type="float">
            <text:p>832415805.956327</text:p>
          </table:table-cell>
          <table:table-cell office:value-type="float" office:value="919103735.322921" calcext:value-type="float">
            <text:p>919103735.322921</text:p>
          </table:table-cell>
          <table:table-cell office:value-type="float" office:value="1033069709.99507" calcext:value-type="float">
            <text:p>1033069709.99507</text:p>
          </table:table-cell>
          <table:table-cell office:value-type="float" office:value="1067828247.23577" calcext:value-type="float">
            <text:p>1067828247.23577</text:p>
          </table:table-cell>
          <table:table-cell office:value-type="float" office:value="1163426850.65015" calcext:value-type="float">
            <text:p>1163426850.65015</text:p>
          </table:table-cell>
          <table:table-cell office:value-type="float" office:value="1482597298.88718" calcext:value-type="float">
            <text:p>1482597298.88718</text:p>
          </table:table-cell>
          <table:table-cell office:value-type="float" office:value="1433686309.83642" calcext:value-type="float">
            <text:p>1433686309.83642</text:p>
          </table:table-cell>
          <table:table-cell office:value-type="float" office:value="1738605558.05432" calcext:value-type="float">
            <text:p>1738605558.05432</text:p>
          </table:table-cell>
          <table:table-cell office:value-type="float" office:value="1877138041.64308" calcext:value-type="float">
            <text:p>1877138041.64308</text:p>
          </table:table-cell>
          <table:table-cell office:value-type="float" office:value="1881847676.80752" calcext:value-type="float">
            <text:p>1881847676.80752</text:p>
          </table:table-cell>
          <table:table-cell office:value-type="float" office:value="1463251055.40068" calcext:value-type="float">
            <text:p>1463251055.40068</text:p>
          </table:table-cell>
          <table:table-cell office:value-type="float" office:value="1179837954.72193" calcext:value-type="float">
            <text:p>1179837954.72193</text:p>
          </table:table-cell>
          <table:table-cell office:value-type="float" office:value="1445919969.89272" calcext:value-type="float">
            <text:p>1445919969.89272</text:p>
          </table:table-cell>
          <table:table-cell office:value-type="float" office:value="1607345450.04578" calcext:value-type="float">
            <text:p>1607345450.04578</text:p>
          </table:table-cell>
          <table:table-cell office:value-type="float" office:value="1544689502.82472" calcext:value-type="float">
            <text:p>1544689502.82472</text:p>
          </table:table-cell>
          <table:table-cell office:value-type="float" office:value="1744794457.276" calcext:value-type="float">
            <text:p>1744794457.276</text:p>
          </table:table-cell>
          <table:table-cell office:value-type="float" office:value="1534673583.2487" calcext:value-type="float">
            <text:p>1534673583.2487</text:p>
          </table:table-cell>
          <table:table-cell office:value-type="float" office:value="1385058161.76746" calcext:value-type="float">
            <text:p>1385058161.76746</text:p>
          </table:table-cell>
          <table:table-cell office:value-type="float" office:value="1709347793.32873" calcext:value-type="float">
            <text:p>1709347793.32873</text:p>
          </table:table-cell>
          <table:table-cell office:value-type="float" office:value="1987622279.11463" calcext:value-type="float">
            <text:p>1987622279.11463</text:p>
          </table:table-cell>
          <table:table-cell office:value-type="float" office:value="2736666515.8294" calcext:value-type="float">
            <text:p>2736666515.8294</text:p>
          </table:table-cell>
          <table:table-cell office:value-type="float" office:value="4414929219.99649" calcext:value-type="float">
            <text:p>4414929219.99649</text:p>
          </table:table-cell>
          <table:table-cell office:value-type="float" office:value="6646663561.2656" calcext:value-type="float">
            <text:p>6646663561.2656</text:p>
          </table:table-cell>
          <table:table-cell office:value-type="float" office:value="7422102655.98832" calcext:value-type="float">
            <text:p>7422102655.98832</text:p>
          </table:table-cell>
          <table:table-cell office:value-type="float" office:value="8638711442.7705" calcext:value-type="float">
            <text:p>8638711442.7705</text:p>
          </table:table-cell>
          <table:table-cell office:value-type="float" office:value="10351932604.4154" calcext:value-type="float">
            <text:p>10351932604.4154</text:p>
          </table:table-cell>
          <table:table-cell office:value-type="float" office:value="9253484108.49701" calcext:value-type="float">
            <text:p>9253484108.49701</text:p>
          </table:table-cell>
          <table:table-cell office:value-type="float" office:value="10657705536.4978" calcext:value-type="float">
            <text:p>10657705536.4978</text:p>
          </table:table-cell>
          <table:table-cell office:value-type="float" office:value="12156380425.0825" calcext:value-type="float">
            <text:p>12156380425.0825</text:p>
          </table:table-cell>
          <table:table-cell office:value-type="float" office:value="12368071038.7362" calcext:value-type="float">
            <text:p>12368071038.7362</text:p>
          </table:table-cell>
          <table:table-cell office:value-type="float" office:value="12949854262.8127" calcext:value-type="float">
            <text:p>12949854262.8127</text:p>
          </table:table-cell>
          <table:table-cell office:value-type="float" office:value="13922223233.5184" calcext:value-type="float">
            <text:p>13922223233.5184</text:p>
          </table:table-cell>
          <table:table-cell office:value-type="float" office:value="10945989471.6286" calcext:value-type="float">
            <text:p>10945989471.6286</text:p>
          </table:table-cell>
          <table:table-cell office:value-type="float" office:value="10090922857.3905" calcext:value-type="float">
            <text:p>10090922857.3905</text:p>
          </table:table-cell>
          <table:table-cell office:value-type="float" office:value="9975692095.40855" calcext:value-type="float">
            <text:p>9975692095.40855</text:p>
          </table:table-cell>
          <table:table-cell office:value-type="float" office:value="11302544204.9904" calcext:value-type="float">
            <text:p>11302544204.990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121128073.114022" calcext:value-type="float">
            <text:p>121128073.114022</text:p>
          </table:table-cell>
          <table:table-cell office:value-type="float" office:value="126396469.707058" calcext:value-type="float">
            <text:p>126396469.707058</text:p>
          </table:table-cell>
          <table:table-cell office:value-type="float" office:value="132237441.630863" calcext:value-type="float">
            <text:p>132237441.630863</text:p>
          </table:table-cell>
          <table:table-cell office:value-type="float" office:value="143255784.510751" calcext:value-type="float">
            <text:p>143255784.510751</text:p>
          </table:table-cell>
          <table:table-cell office:value-type="float" office:value="166104067.630043" calcext:value-type="float">
            <text:p>166104067.630043</text:p>
          </table:table-cell>
          <table:table-cell office:value-type="float" office:value="187300336.365369" calcext:value-type="float">
            <text:p>187300336.365369</text:p>
          </table:table-cell>
          <table:table-cell office:value-type="float" office:value="216136263.912497" calcext:value-type="float">
            <text:p>216136263.912497</text:p>
          </table:table-cell>
          <table:table-cell office:value-type="float" office:value="231706475.464114" calcext:value-type="float">
            <text:p>231706475.464114</text:p>
          </table:table-cell>
          <table:table-cell office:value-type="float" office:value="241956910.658103" calcext:value-type="float">
            <text:p>241956910.658103</text:p>
          </table:table-cell>
          <table:table-cell office:value-type="float" office:value="267732446.378413" calcext:value-type="float">
            <text:p>267732446.378413</text:p>
          </table:table-cell>
          <table:table-cell office:value-type="float" office:value="253976626.166639" calcext:value-type="float">
            <text:p>253976626.166639</text:p>
          </table:table-cell>
          <table:table-cell office:value-type="float" office:value="286537524.990331" calcext:value-type="float">
            <text:p>286537524.990331</text:p>
          </table:table-cell>
          <table:table-cell office:value-type="float" office:value="335677636.893737" calcext:value-type="float">
            <text:p>335677636.893737</text:p>
          </table:table-cell>
          <table:table-cell office:value-type="float" office:value="406479906.159652" calcext:value-type="float">
            <text:p>406479906.159652</text:p>
          </table:table-cell>
          <table:table-cell office:value-type="float" office:value="560437742.594972" calcext:value-type="float">
            <text:p>560437742.594972</text:p>
          </table:table-cell>
          <table:table-cell office:value-type="float" office:value="617321669.390877" calcext:value-type="float">
            <text:p>617321669.390877</text:p>
          </table:table-cell>
          <table:table-cell office:value-type="float" office:value="619375134.18051" calcext:value-type="float">
            <text:p>619375134.18051</text:p>
          </table:table-cell>
          <table:table-cell office:value-type="float" office:value="777435020.475847" calcext:value-type="float">
            <text:p>777435020.475847</text:p>
          </table:table-cell>
          <table:table-cell office:value-type="float" office:value="824263841.539264" calcext:value-type="float">
            <text:p>824263841.539264</text:p>
          </table:table-cell>
          <table:table-cell office:value-type="float" office:value="891775906.631015" calcext:value-type="float">
            <text:p>891775906.631015</text:p>
          </table:table-cell>
          <table:table-cell office:value-type="float" office:value="1136408814.19692" calcext:value-type="float">
            <text:p>1136408814.19692</text:p>
          </table:table-cell>
          <table:table-cell office:value-type="float" office:value="962347000.991788" calcext:value-type="float">
            <text:p>962347000.991788</text:p>
          </table:table-cell>
          <table:table-cell office:value-type="float" office:value="821651918.724626" calcext:value-type="float">
            <text:p>821651918.724626</text:p>
          </table:table-cell>
          <table:table-cell office:value-type="float" office:value="765746590.616849" calcext:value-type="float">
            <text:p>765746590.616849</text:p>
          </table:table-cell>
          <table:table-cell office:value-type="float" office:value="718148959.610872" calcext:value-type="float">
            <text:p>718148959.610872</text:p>
          </table:table-cell>
          <table:table-cell office:value-type="float" office:value="762359722.701402" calcext:value-type="float">
            <text:p>762359722.701402</text:p>
          </table:table-cell>
          <table:table-cell office:value-type="float" office:value="1060911735.26065" calcext:value-type="float">
            <text:p>1060911735.26065</text:p>
          </table:table-cell>
          <table:table-cell office:value-type="float" office:value="1249099130.02277" calcext:value-type="float">
            <text:p>1249099130.02277</text:p>
          </table:table-cell>
          <table:table-cell office:value-type="float" office:value="1378847487.41137" calcext:value-type="float">
            <text:p>1378847487.41137</text:p>
          </table:table-cell>
          <table:table-cell office:value-type="float" office:value="1352949662.75172" calcext:value-type="float">
            <text:p>1352949662.75172</text:p>
          </table:table-cell>
          <table:table-cell office:value-type="float" office:value="1628427515.41881" calcext:value-type="float">
            <text:p>1628427515.41881</text:p>
          </table:table-cell>
          <table:table-cell office:value-type="float" office:value="1602299862.9243" calcext:value-type="float">
            <text:p>1602299862.9243</text:p>
          </table:table-cell>
          <table:table-cell office:value-type="float" office:value="1692959110.18022" calcext:value-type="float">
            <text:p>1692959110.18022</text:p>
          </table:table-cell>
          <table:table-cell office:value-type="float" office:value="1233496846.33493" calcext:value-type="float">
            <text:p>1233496846.33493</text:p>
          </table:table-cell>
          <table:table-cell office:value-type="float" office:value="982624324.505898" calcext:value-type="float">
            <text:p>982624324.505898</text:p>
          </table:table-cell>
          <table:table-cell office:value-type="float" office:value="1309382885.33029" calcext:value-type="float">
            <text:p>1309382885.33029</text:p>
          </table:table-cell>
          <table:table-cell office:value-type="float" office:value="1465448290.34132" calcext:value-type="float">
            <text:p>1465448290.34132</text:p>
          </table:table-cell>
          <table:table-cell office:value-type="float" office:value="1498950899.08774" calcext:value-type="float">
            <text:p>1498950899.08774</text:p>
          </table:table-cell>
          <table:table-cell office:value-type="float" office:value="1587345950.9743" calcext:value-type="float">
            <text:p>1587345950.9743</text:p>
          </table:table-cell>
          <table:table-cell office:value-type="float" office:value="1576094566.48548" calcext:value-type="float">
            <text:p>1576094566.48548</text:p>
          </table:table-cell>
          <table:table-cell office:value-type="float" office:value="1488185772.47585" calcext:value-type="float">
            <text:p>1488185772.47585</text:p>
          </table:table-cell>
          <table:table-cell office:value-type="float" office:value="1481141849.98469" calcext:value-type="float">
            <text:p>1481141849.98469</text:p>
          </table:table-cell>
          <table:table-cell office:value-type="float" office:value="1698678686.38235" calcext:value-type="float">
            <text:p>1698678686.38235</text:p>
          </table:table-cell>
          <table:table-cell office:value-type="float" office:value="2111093197.99043" calcext:value-type="float">
            <text:p>2111093197.99043</text:p>
          </table:table-cell>
          <table:table-cell office:value-type="float" office:value="2255942249.33218" calcext:value-type="float">
            <text:p>2255942249.33218</text:p>
          </table:table-cell>
          <table:table-cell office:value-type="float" office:value="2280575830.08337" calcext:value-type="float">
            <text:p>2280575830.08337</text:p>
          </table:table-cell>
          <table:table-cell office:value-type="float" office:value="2349495620.59025" calcext:value-type="float">
            <text:p>2349495620.59025</text:p>
          </table:table-cell>
          <table:table-cell office:value-type="float" office:value="2659095101.10026" calcext:value-type="float">
            <text:p>2659095101.10026</text:p>
          </table:table-cell>
          <table:table-cell office:value-type="float" office:value="3310277926.58997" calcext:value-type="float">
            <text:p>3310277926.58997</text:p>
          </table:table-cell>
          <table:table-cell office:value-type="float" office:value="3365711796.38206" calcext:value-type="float">
            <text:p>3365711796.38206</text:p>
          </table:table-cell>
          <table:table-cell office:value-type="float" office:value="3426022205.75557" calcext:value-type="float">
            <text:p>3426022205.75557</text:p>
          </table:table-cell>
          <table:table-cell office:value-type="float" office:value="3867391618.08827" calcext:value-type="float">
            <text:p>3867391618.08827</text:p>
          </table:table-cell>
          <table:table-cell office:value-type="float" office:value="3873529926.22723" calcext:value-type="float">
            <text:p>3873529926.22723</text:p>
          </table:table-cell>
          <table:table-cell office:value-type="float" office:value="4320427495.74933" calcext:value-type="float">
            <text:p>4320427495.74933</text:p>
          </table:table-cell>
          <table:table-cell office:value-type="float" office:value="4568900619.92456" calcext:value-type="float">
            <text:p>4568900619.92456</text:p>
          </table:table-cell>
          <table:table-cell office:value-type="float" office:value="4179185205.16122" calcext:value-type="float">
            <text:p>4179185205.16122</text:p>
          </table:table-cell>
          <table:table-cell office:value-type="float" office:value="4414908596.54217" calcext:value-type="float">
            <text:p>4414908596.54217</text:p>
          </table:table-cell>
          <table:table-cell office:value-type="float" office:value="4765866980.38429" calcext:value-type="float">
            <text:p>4765866980.38429</text:p>
          </table:table-cell>
          <table:table-cell office:value-type="float" office:value="5300214337.17579" calcext:value-type="float">
            <text:p>5300214337.17579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string" calcext:value-type="string">
            <text:p>THA</text:p>
          </table:table-cell>
          <table:table-cell office:value-type="float" office:value="2760747471.88624" calcext:value-type="float">
            <text:p>2760747471.88624</text:p>
          </table:table-cell>
          <table:table-cell office:value-type="float" office:value="3034043574.06071" calcext:value-type="float">
            <text:p>3034043574.06071</text:p>
          </table:table-cell>
          <table:table-cell office:value-type="float" office:value="3308912796.93487" calcext:value-type="float">
            <text:p>3308912796.93487</text:p>
          </table:table-cell>
          <table:table-cell office:value-type="float" office:value="3540403456.55305" calcext:value-type="float">
            <text:p>3540403456.55305</text:p>
          </table:table-cell>
          <table:table-cell office:value-type="float" office:value="3889129942.30769" calcext:value-type="float">
            <text:p>3889129942.30769</text:p>
          </table:table-cell>
          <table:table-cell office:value-type="float" office:value="4388937649.03846" calcext:value-type="float">
            <text:p>4388937649.03846</text:p>
          </table:table-cell>
          <table:table-cell office:value-type="float" office:value="5279230817.30769" calcext:value-type="float">
            <text:p>5279230817.30769</text:p>
          </table:table-cell>
          <table:table-cell office:value-type="float" office:value="5638461442.30769" calcext:value-type="float">
            <text:p>5638461442.30769</text:p>
          </table:table-cell>
          <table:table-cell office:value-type="float" office:value="6081009427.88461" calcext:value-type="float">
            <text:p>6081009427.88461</text:p>
          </table:table-cell>
          <table:table-cell office:value-type="float" office:value="6695336567.30769" calcext:value-type="float">
            <text:p>6695336567.30769</text:p>
          </table:table-cell>
          <table:table-cell office:value-type="float" office:value="7086538437.5" calcext:value-type="float">
            <text:p>7086538437.5</text:p>
          </table:table-cell>
          <table:table-cell office:value-type="float" office:value="7375000024.03846" calcext:value-type="float">
            <text:p>7375000024.03846</text:p>
          </table:table-cell>
          <table:table-cell office:value-type="float" office:value="8177884552.88461" calcext:value-type="float">
            <text:p>8177884552.88461</text:p>
          </table:table-cell>
          <table:table-cell office:value-type="float" office:value="10838587357.7466" calcext:value-type="float">
            <text:p>10838587357.7466</text:p>
          </table:table-cell>
          <table:table-cell office:value-type="float" office:value="13703000530.0587" calcext:value-type="float">
            <text:p>13703000530.0587</text:p>
          </table:table-cell>
          <table:table-cell office:value-type="float" office:value="14882747955.0328" calcext:value-type="float">
            <text:p>14882747955.0328</text:p>
          </table:table-cell>
          <table:table-cell office:value-type="float" office:value="16985211146.0238" calcext:value-type="float">
            <text:p>16985211146.0238</text:p>
          </table:table-cell>
          <table:table-cell office:value-type="float" office:value="19779315170.0237" calcext:value-type="float">
            <text:p>19779315170.0237</text:p>
          </table:table-cell>
          <table:table-cell office:value-type="float" office:value="24006570178.1561" calcext:value-type="float">
            <text:p>24006570178.1561</text:p>
          </table:table-cell>
          <table:table-cell office:value-type="float" office:value="27371699082.7126" calcext:value-type="float">
            <text:p>27371699082.7126</text:p>
          </table:table-cell>
          <table:table-cell office:value-type="float" office:value="32353440726.8856" calcext:value-type="float">
            <text:p>32353440726.8856</text:p>
          </table:table-cell>
          <table:table-cell office:value-type="float" office:value="34846107862.3673" calcext:value-type="float">
            <text:p>34846107862.3673</text:p>
          </table:table-cell>
          <table:table-cell office:value-type="float" office:value="36589797857.4006" calcext:value-type="float">
            <text:p>36589797857.4006</text:p>
          </table:table-cell>
          <table:table-cell office:value-type="float" office:value="40042826244.2337" calcext:value-type="float">
            <text:p>40042826244.2337</text:p>
          </table:table-cell>
          <table:table-cell office:value-type="float" office:value="41797592963.4424" calcext:value-type="float">
            <text:p>41797592963.4424</text:p>
          </table:table-cell>
          <table:table-cell office:value-type="float" office:value="38900692712.1496" calcext:value-type="float">
            <text:p>38900692712.1496</text:p>
          </table:table-cell>
          <table:table-cell office:value-type="float" office:value="43096746122.4614" calcext:value-type="float">
            <text:p>43096746122.4614</text:p>
          </table:table-cell>
          <table:table-cell office:value-type="float" office:value="50535438696.4094" calcext:value-type="float">
            <text:p>50535438696.4094</text:p>
          </table:table-cell>
          <table:table-cell office:value-type="float" office:value="61667199834.7428" calcext:value-type="float">
            <text:p>61667199834.7428</text:p>
          </table:table-cell>
          <table:table-cell office:value-type="float" office:value="72250877410.3183" calcext:value-type="float">
            <text:p>72250877410.3183</text:p>
          </table:table-cell>
          <table:table-cell office:value-type="float" office:value="85343063965.9182" calcext:value-type="float">
            <text:p>85343063965.9182</text:p>
          </table:table-cell>
          <table:table-cell office:value-type="float" office:value="98234695722.0341" calcext:value-type="float">
            <text:p>98234695722.0341</text:p>
          </table:table-cell>
          <table:table-cell office:value-type="float" office:value="111452869378.467" calcext:value-type="float">
            <text:p>111452869378.467</text:p>
          </table:table-cell>
          <table:table-cell office:value-type="float" office:value="128889832382.818" calcext:value-type="float">
            <text:p>128889832382.818</text:p>
          </table:table-cell>
          <table:table-cell office:value-type="float" office:value="146683499005.964" calcext:value-type="float">
            <text:p>146683499005.964</text:p>
          </table:table-cell>
          <table:table-cell office:value-type="float" office:value="169278552851.272" calcext:value-type="float">
            <text:p>169278552851.272</text:p>
          </table:table-cell>
          <table:table-cell office:value-type="float" office:value="183035154107.494" calcext:value-type="float">
            <text:p>183035154107.494</text:p>
          </table:table-cell>
          <table:table-cell office:value-type="float" office:value="150180268649.388" calcext:value-type="float">
            <text:p>150180268649.388</text:p>
          </table:table-cell>
          <table:table-cell office:value-type="float" office:value="113675706127.265" calcext:value-type="float">
            <text:p>113675706127.265</text:p>
          </table:table-cell>
          <table:table-cell office:value-type="float" office:value="126668932159.508" calcext:value-type="float">
            <text:p>126668932159.508</text:p>
          </table:table-cell>
          <table:table-cell office:value-type="float" office:value="126392308497.749" calcext:value-type="float">
            <text:p>126392308497.749</text:p>
          </table:table-cell>
          <table:table-cell office:value-type="float" office:value="120296746256.631" calcext:value-type="float">
            <text:p>120296746256.631</text:p>
          </table:table-cell>
          <table:table-cell office:value-type="float" office:value="134300851255.002" calcext:value-type="float">
            <text:p>134300851255.002</text:p>
          </table:table-cell>
          <table:table-cell office:value-type="float" office:value="152280653543.725" calcext:value-type="float">
            <text:p>152280653543.725</text:p>
          </table:table-cell>
          <table:table-cell office:value-type="float" office:value="172895476152.592" calcext:value-type="float">
            <text:p>172895476152.592</text:p>
          </table:table-cell>
          <table:table-cell office:value-type="float" office:value="189318499954.003" calcext:value-type="float">
            <text:p>189318499954.003</text:p>
          </table:table-cell>
          <table:table-cell office:value-type="float" office:value="221758486880.313" calcext:value-type="float">
            <text:p>221758486880.313</text:p>
          </table:table-cell>
          <table:table-cell office:value-type="float" office:value="262942650543.771" calcext:value-type="float">
            <text:p>262942650543.771</text:p>
          </table:table-cell>
          <table:table-cell office:value-type="float" office:value="291383081231.82" calcext:value-type="float">
            <text:p>291383081231.82</text:p>
          </table:table-cell>
          <table:table-cell office:value-type="float" office:value="281710095724.761" calcext:value-type="float">
            <text:p>281710095724.761</text:p>
          </table:table-cell>
          <table:table-cell office:value-type="float" office:value="341105009515.333" calcext:value-type="float">
            <text:p>341105009515.333</text:p>
          </table:table-cell>
          <table:table-cell office:value-type="float" office:value="370818747396.833" calcext:value-type="float">
            <text:p>370818747396.833</text:p>
          </table:table-cell>
          <table:table-cell office:value-type="float" office:value="397558094269.877" calcext:value-type="float">
            <text:p>397558094269.877</text:p>
          </table:table-cell>
          <table:table-cell office:value-type="float" office:value="420333333333.333" calcext:value-type="float">
            <text:p>420333333333.333</text:p>
          </table:table-cell>
          <table:table-cell office:value-type="float" office:value="407339361695.577" calcext:value-type="float">
            <text:p>407339361695.577</text:p>
          </table:table-cell>
          <table:table-cell office:value-type="float" office:value="401295970240.337" calcext:value-type="float">
            <text:p>401295970240.337</text:p>
          </table:table-cell>
          <table:table-cell office:value-type="float" office:value="412352789519.611" calcext:value-type="float">
            <text:p>412352789519.611</text:p>
          </table:table-cell>
          <table:table-cell office:value-type="float" office:value="455275517239.347" calcext:value-type="float">
            <text:p>455275517239.347</text:p>
          </table:table-cell>
          <table:table-cell office:value-type="float" office:value="504992757704.997" calcext:value-type="float">
            <text:p>504992757704.997</text:p>
          </table:table-cell>
        </table:table-row>
        <table:table-row table:style-name="ro1">
          <table:table-cell office:value-type="string" calcext:value-type="string">
            <text:p>Tayikistán</text:p>
          </table:table-cell>
          <table:table-cell office:value-type="string" calcext:value-type="string">
            <text:p>TJK</text:p>
          </table:table-cell>
          <table:table-cell table:number-columns-repeated="30"/>
          <table:table-cell office:value-type="float" office:value="2629395066.27017" calcext:value-type="float">
            <text:p>2629395066.27017</text:p>
          </table:table-cell>
          <table:table-cell office:value-type="float" office:value="2534720480.3244" calcext:value-type="float">
            <text:p>2534720480.3244</text:p>
          </table:table-cell>
          <table:table-cell office:value-type="float" office:value="1909246640.80838" calcext:value-type="float">
            <text:p>1909246640.80838</text:p>
          </table:table-cell>
          <table:table-cell office:value-type="float" office:value="1646693642.11088" calcext:value-type="float">
            <text:p>1646693642.11088</text:p>
          </table:table-cell>
          <table:table-cell office:value-type="float" office:value="1522018435.69536" calcext:value-type="float">
            <text:p>1522018435.69536</text:p>
          </table:table-cell>
          <table:table-cell office:value-type="float" office:value="1231567145.35508" calcext:value-type="float">
            <text:p>1231567145.35508</text:p>
          </table:table-cell>
          <table:table-cell office:value-type="float" office:value="1043654822.33503" calcext:value-type="float">
            <text:p>1043654822.33503</text:p>
          </table:table-cell>
          <table:table-cell office:value-type="float" office:value="921572114.529611" calcext:value-type="float">
            <text:p>921572114.529611</text:p>
          </table:table-cell>
          <table:table-cell office:value-type="float" office:value="1320242080.86531" calcext:value-type="float">
            <text:p>1320242080.86531</text:p>
          </table:table-cell>
          <table:table-cell office:value-type="float" office:value="1086605267.40992" calcext:value-type="float">
            <text:p>1086605267.40992</text:p>
          </table:table-cell>
          <table:table-cell office:value-type="float" office:value="860521119.298753" calcext:value-type="float">
            <text:p>860521119.298753</text:p>
          </table:table-cell>
          <table:table-cell office:value-type="float" office:value="1080768906.5003" calcext:value-type="float">
            <text:p>1080768906.5003</text:p>
          </table:table-cell>
          <table:table-cell office:value-type="float" office:value="1221120798.81336" calcext:value-type="float">
            <text:p>1221120798.81336</text:p>
          </table:table-cell>
          <table:table-cell office:value-type="float" office:value="1555301496.04756" calcext:value-type="float">
            <text:p>1555301496.04756</text:p>
          </table:table-cell>
          <table:table-cell office:value-type="float" office:value="2076182460.86517" calcext:value-type="float">
            <text:p>2076182460.86517</text:p>
          </table:table-cell>
          <table:table-cell office:value-type="float" office:value="2312327536.41789" calcext:value-type="float">
            <text:p>2312327536.41789</text:p>
          </table:table-cell>
          <table:table-cell office:value-type="float" office:value="2830220713.07301" calcext:value-type="float">
            <text:p>2830220713.07301</text:p>
          </table:table-cell>
          <table:table-cell office:value-type="float" office:value="3719506172.83951" calcext:value-type="float">
            <text:p>3719506172.83951</text:p>
          </table:table-cell>
          <table:table-cell office:value-type="float" office:value="5161337336.40365" calcext:value-type="float">
            <text:p>5161337336.40365</text:p>
          </table:table-cell>
          <table:table-cell office:value-type="float" office:value="4979481980.35098" calcext:value-type="float">
            <text:p>4979481980.35098</text:p>
          </table:table-cell>
          <table:table-cell office:value-type="float" office:value="5642178579.58438" calcext:value-type="float">
            <text:p>5642178579.58438</text:p>
          </table:table-cell>
          <table:table-cell office:value-type="float" office:value="6522732202.50748" calcext:value-type="float">
            <text:p>6522732202.50748</text:p>
          </table:table-cell>
          <table:table-cell office:value-type="float" office:value="7633049792.09321" calcext:value-type="float">
            <text:p>7633049792.09321</text:p>
          </table:table-cell>
          <table:table-cell office:value-type="float" office:value="8448469837.53831" calcext:value-type="float">
            <text:p>8448469837.53831</text:p>
          </table:table-cell>
          <table:table-cell office:value-type="float" office:value="9112544556.05962" calcext:value-type="float">
            <text:p>9112544556.05962</text:p>
          </table:table-cell>
          <table:table-cell office:value-type="float" office:value="7854602391.65355" calcext:value-type="float">
            <text:p>7854602391.65355</text:p>
          </table:table-cell>
          <table:table-cell office:value-type="float" office:value="6952678127.03396" calcext:value-type="float">
            <text:p>6952678127.03396</text:p>
          </table:table-cell>
          <table:table-cell office:value-type="float" office:value="7157865188.25222" calcext:value-type="float">
            <text:p>7157865188.25222</text:p>
          </table:table-cell>
          <table:table-cell office:value-type="float" office:value="7522947810.12326" calcext:value-type="float">
            <text:p>7522947810.12326</text:p>
          </table:table-cell>
        </table:table-row>
        <table:table-row table:style-name="ro1">
          <table:table-cell office:value-type="string" calcext:value-type="string">
            <text:p>Turkmenistán</text:p>
          </table:table-cell>
          <table:table-cell office:value-type="string" calcext:value-type="string">
            <text:p>TKM</text:p>
          </table:table-cell>
          <table:table-cell table:number-columns-repeated="27"/>
          <table:table-cell office:value-type="float" office:value="2331358819.75954" calcext:value-type="float">
            <text:p>2331358819.75954</text:p>
          </table:table-cell>
          <table:table-cell office:value-type="float" office:value="3010982414.24425" calcext:value-type="float">
            <text:p>3010982414.24425</text:p>
          </table:table-cell>
          <table:table-cell office:value-type="float" office:value="3006988216.55045" calcext:value-type="float">
            <text:p>3006988216.55045</text:p>
          </table:table-cell>
          <table:table-cell office:value-type="float" office:value="3189539641.3171" calcext:value-type="float">
            <text:p>3189539641.3171</text:p>
          </table:table-cell>
          <table:table-cell office:value-type="float" office:value="3208098919.0146" calcext:value-type="float">
            <text:p>3208098919.0146</text:p>
          </table:table-cell>
          <table:table-cell office:value-type="float" office:value="3200539816.0601" calcext:value-type="float">
            <text:p>3200539816.0601</text:p>
          </table:table-cell>
          <table:table-cell office:value-type="float" office:value="3179225948.58114" calcext:value-type="float">
            <text:p>3179225948.58114</text:p>
          </table:table-cell>
          <table:table-cell office:value-type="float" office:value="2561118608.35516" calcext:value-type="float">
            <text:p>2561118608.35516</text:p>
          </table:table-cell>
          <table:table-cell office:value-type="float" office:value="2482228439.71407" calcext:value-type="float">
            <text:p>2482228439.71407</text:p>
          </table:table-cell>
          <table:table-cell office:value-type="float" office:value="2378759975.44506" calcext:value-type="float">
            <text:p>2378759975.44506</text:p>
          </table:table-cell>
          <table:table-cell office:value-type="float" office:value="2450349634.47436" calcext:value-type="float">
            <text:p>2450349634.47436</text:p>
          </table:table-cell>
          <table:table-cell office:value-type="float" office:value="2605688065.08338" calcext:value-type="float">
            <text:p>2605688065.08338</text:p>
          </table:table-cell>
          <table:table-cell office:value-type="float" office:value="2450564467.58315" calcext:value-type="float">
            <text:p>2450564467.58315</text:p>
          </table:table-cell>
          <table:table-cell office:value-type="float" office:value="2904662604.82053" calcext:value-type="float">
            <text:p>2904662604.82053</text:p>
          </table:table-cell>
          <table:table-cell office:value-type="float" office:value="3534803921.56863" calcext:value-type="float">
            <text:p>3534803921.56863</text:p>
          </table:table-cell>
          <table:table-cell office:value-type="float" office:value="4461978498.86577" calcext:value-type="float">
            <text:p>4461978498.86577</text:p>
          </table:table-cell>
          <table:table-cell office:value-type="float" office:value="5977560877.44013" calcext:value-type="float">
            <text:p>5977560877.44013</text:p>
          </table:table-cell>
          <table:table-cell office:value-type="float" office:value="6838351088.46688" calcext:value-type="float">
            <text:p>6838351088.46688</text:p>
          </table:table-cell>
          <table:table-cell office:value-type="float" office:value="8103901996.37024" calcext:value-type="float">
            <text:p>8103901996.37024</text:p>
          </table:table-cell>
          <table:table-cell office:value-type="float" office:value="10276674364.8961" calcext:value-type="float">
            <text:p>10276674364.8961</text:p>
          </table:table-cell>
          <table:table-cell office:value-type="float" office:value="12664165103.1895" calcext:value-type="float">
            <text:p>12664165103.1895</text:p>
          </table:table-cell>
          <table:table-cell office:value-type="float" office:value="19271523178.8079" calcext:value-type="float">
            <text:p>19271523178.8079</text:p>
          </table:table-cell>
          <table:table-cell office:value-type="float" office:value="20214385964.9123" calcext:value-type="float">
            <text:p>20214385964.9123</text:p>
          </table:table-cell>
          <table:table-cell office:value-type="float" office:value="22583157894.7368" calcext:value-type="float">
            <text:p>22583157894.7368</text:p>
          </table:table-cell>
          <table:table-cell office:value-type="float" office:value="29233333333.3333" calcext:value-type="float">
            <text:p>29233333333.3333</text:p>
          </table:table-cell>
          <table:table-cell office:value-type="float" office:value="35164210526.3158" calcext:value-type="float">
            <text:p>35164210526.3158</text:p>
          </table:table-cell>
          <table:table-cell office:value-type="float" office:value="39197543859.6491" calcext:value-type="float">
            <text:p>39197543859.6491</text:p>
          </table:table-cell>
          <table:table-cell office:value-type="float" office:value="43524210526.3158" calcext:value-type="float">
            <text:p>43524210526.3158</text:p>
          </table:table-cell>
          <table:table-cell office:value-type="float" office:value="35799714285.7143" calcext:value-type="float">
            <text:p>35799714285.7143</text:p>
          </table:table-cell>
          <table:table-cell office:value-type="float" office:value="36180000000" calcext:value-type="float">
            <text:p>36180000000</text:p>
          </table:table-cell>
          <table:table-cell office:value-type="float" office:value="37926285714.2857" calcext:value-type="float">
            <text:p>37926285714.2857</text:p>
          </table:table-cell>
          <table:table-cell office:value-type="float" office:value="40761142857.1429" calcext:value-type="float">
            <text:p>40761142857.1429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table:number-columns-repeated="40"/>
          <table:table-cell office:value-type="float" office:value="439646121.579366" calcext:value-type="float">
            <text:p>439646121.579366</text:p>
          </table:table-cell>
          <table:table-cell office:value-type="float" office:value="517708470.553444" calcext:value-type="float">
            <text:p>517708470.553444</text:p>
          </table:table-cell>
          <table:table-cell office:value-type="float" office:value="510677040.106713" calcext:value-type="float">
            <text:p>510677040.106713</text:p>
          </table:table-cell>
          <table:table-cell office:value-type="float" office:value="543315609.442447" calcext:value-type="float">
            <text:p>543315609.442447</text:p>
          </table:table-cell>
          <table:table-cell office:value-type="float" office:value="1078373728.93489" calcext:value-type="float">
            <text:p>1078373728.93489</text:p>
          </table:table-cell>
          <table:table-cell office:value-type="float" office:value="1813708128.30448" calcext:value-type="float">
            <text:p>1813708128.30448</text:p>
          </table:table-cell>
          <table:table-cell office:value-type="float" office:value="2657842665.01112" calcext:value-type="float">
            <text:p>2657842665.01112</text:p>
          </table:table-cell>
          <table:table-cell office:value-type="float" office:value="2881040228.43039" calcext:value-type="float">
            <text:p>2881040228.43039</text:p>
          </table:table-cell>
          <table:table-cell office:value-type="float" office:value="4391368105.16034" calcext:value-type="float">
            <text:p>4391368105.16034</text:p>
          </table:table-cell>
          <table:table-cell office:value-type="float" office:value="3199666690.88017" calcext:value-type="float">
            <text:p>3199666690.88017</text:p>
          </table:table-cell>
          <table:table-cell office:value-type="float" office:value="3998961313.73619" calcext:value-type="float">
            <text:p>3998961313.73619</text:p>
          </table:table-cell>
          <table:table-cell office:value-type="float" office:value="5672048723.41683" calcext:value-type="float">
            <text:p>5672048723.41683</text:p>
          </table:table-cell>
          <table:table-cell office:value-type="float" office:value="6661664574.7463" calcext:value-type="float">
            <text:p>6661664574.7463</text:p>
          </table:table-cell>
          <table:table-cell office:value-type="float" office:value="5637671696.36367" calcext:value-type="float">
            <text:p>5637671696.36367</text:p>
          </table:table-cell>
          <table:table-cell office:value-type="float" office:value="4041636956.55441" calcext:value-type="float">
            <text:p>4041636956.55441</text:p>
          </table:table-cell>
          <table:table-cell office:value-type="float" office:value="3092624754.7917" calcext:value-type="float">
            <text:p>3092624754.7917</text:p>
          </table:table-cell>
          <table:table-cell office:value-type="float" office:value="2503532102.2697" calcext:value-type="float">
            <text:p>2503532102.2697</text:p>
          </table:table-cell>
          <table:table-cell office:value-type="float" office:value="2487269437.36822" calcext:value-type="float">
            <text:p>2487269437.36822</text:p>
          </table:table-cell>
          <table:table-cell office:value-type="float" office:value="2581000000" calcext:value-type="float">
            <text:p>258100000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table:number-columns-repeated="15"/>
          <table:table-cell office:value-type="float" office:value="32506741.7201204" calcext:value-type="float">
            <text:p>32506741.7201204</text:p>
          </table:table-cell>
          <table:table-cell office:value-type="float" office:value="30036416.9619944" calcext:value-type="float">
            <text:p>30036416.9619944</text:p>
          </table:table-cell>
          <table:table-cell office:value-type="float" office:value="34139387.8908849" calcext:value-type="float">
            <text:p>34139387.8908849</text:p>
          </table:table-cell>
          <table:table-cell office:value-type="float" office:value="41567471.6721987" calcext:value-type="float">
            <text:p>41567471.6721987</text:p>
          </table:table-cell>
          <table:table-cell office:value-type="float" office:value="44667002.0120724" calcext:value-type="float">
            <text:p>44667002.0120724</text:p>
          </table:table-cell>
          <table:table-cell office:value-type="float" office:value="53260077.4311091" calcext:value-type="float">
            <text:p>53260077.4311091</text:p>
          </table:table-cell>
          <table:table-cell office:value-type="float" office:value="62242013.3302689" calcext:value-type="float">
            <text:p>62242013.3302689</text:p>
          </table:table-cell>
          <table:table-cell office:value-type="float" office:value="62068161.0711025" calcext:value-type="float">
            <text:p>62068161.0711025</text:p>
          </table:table-cell>
          <table:table-cell office:value-type="float" office:value="60863963.9639639" calcext:value-type="float">
            <text:p>60863963.9639639</text:p>
          </table:table-cell>
          <table:table-cell office:value-type="float" office:value="64248354.5414656" calcext:value-type="float">
            <text:p>64248354.5414656</text:p>
          </table:table-cell>
          <table:table-cell office:value-type="float" office:value="60058663.3144773" calcext:value-type="float">
            <text:p>60058663.3144773</text:p>
          </table:table-cell>
          <table:table-cell office:value-type="float" office:value="68195855.6149733" calcext:value-type="float">
            <text:p>68195855.6149733</text:p>
          </table:table-cell>
          <table:table-cell office:value-type="float" office:value="81667133.4546982" calcext:value-type="float">
            <text:p>81667133.4546982</text:p>
          </table:table-cell>
          <table:table-cell office:value-type="float" office:value="106657267.367342" calcext:value-type="float">
            <text:p>106657267.367342</text:p>
          </table:table-cell>
          <table:table-cell office:value-type="float" office:value="106344854.986095" calcext:value-type="float">
            <text:p>106344854.986095</text:p>
          </table:table-cell>
          <table:table-cell office:value-type="float" office:value="113563821.577404" calcext:value-type="float">
            <text:p>113563821.577404</text:p>
          </table:table-cell>
          <table:table-cell office:value-type="float" office:value="132201141.446861" calcext:value-type="float">
            <text:p>132201141.446861</text:p>
          </table:table-cell>
          <table:table-cell office:value-type="float" office:value="137066290.55007" calcext:value-type="float">
            <text:p>137066290.55007</text:p>
          </table:table-cell>
          <table:table-cell office:value-type="float" office:value="138489884.393064" calcext:value-type="float">
            <text:p>138489884.393064</text:p>
          </table:table-cell>
          <table:table-cell office:value-type="float" office:value="193775943.038933" calcext:value-type="float">
            <text:p>193775943.038933</text:p>
          </table:table-cell>
          <table:table-cell office:value-type="float" office:value="202547013.927138" calcext:value-type="float">
            <text:p>202547013.927138</text:p>
          </table:table-cell>
          <table:table-cell office:value-type="float" office:value="219583570.094975" calcext:value-type="float">
            <text:p>219583570.094975</text:p>
          </table:table-cell>
          <table:table-cell office:value-type="float" office:value="212155124.65374" calcext:value-type="float">
            <text:p>212155124.65374</text:p>
          </table:table-cell>
          <table:table-cell office:value-type="float" office:value="188686997.319035" calcext:value-type="float">
            <text:p>188686997.319035</text:p>
          </table:table-cell>
          <table:table-cell office:value-type="float" office:value="196686674.669868" calcext:value-type="float">
            <text:p>196686674.669868</text:p>
          </table:table-cell>
          <table:table-cell office:value-type="float" office:value="202363492.160332" calcext:value-type="float">
            <text:p>202363492.160332</text:p>
          </table:table-cell>
          <table:table-cell office:value-type="float" office:value="181244788.473329" calcext:value-type="float">
            <text:p>181244788.473329</text:p>
          </table:table-cell>
          <table:table-cell office:value-type="float" office:value="182737040.095422" calcext:value-type="float">
            <text:p>182737040.095422</text:p>
          </table:table-cell>
          <table:table-cell office:value-type="float" office:value="202543202.004099" calcext:value-type="float">
            <text:p>202543202.004099</text:p>
          </table:table-cell>
          <table:table-cell office:value-type="float" office:value="229358214.792003" calcext:value-type="float">
            <text:p>229358214.792003</text:p>
          </table:table-cell>
          <table:table-cell office:value-type="float" office:value="262176133.72543" calcext:value-type="float">
            <text:p>262176133.72543</text:p>
          </table:table-cell>
          <table:table-cell office:value-type="float" office:value="294137737.070038" calcext:value-type="float">
            <text:p>294137737.070038</text:p>
          </table:table-cell>
          <table:table-cell office:value-type="float" office:value="300143056.873221" calcext:value-type="float">
            <text:p>300143056.873221</text:p>
          </table:table-cell>
          <table:table-cell office:value-type="float" office:value="349484427.609428" calcext:value-type="float">
            <text:p>349484427.609428</text:p>
          </table:table-cell>
          <table:table-cell office:value-type="float" office:value="318166562.784677" calcext:value-type="float">
            <text:p>318166562.784677</text:p>
          </table:table-cell>
          <table:table-cell office:value-type="float" office:value="369485198.817979" calcext:value-type="float">
            <text:p>369485198.817979</text:p>
          </table:table-cell>
          <table:table-cell office:value-type="float" office:value="423011844.331641" calcext:value-type="float">
            <text:p>423011844.331641</text:p>
          </table:table-cell>
          <table:table-cell office:value-type="float" office:value="472358251.224261" calcext:value-type="float">
            <text:p>472358251.224261</text:p>
          </table:table-cell>
          <table:table-cell office:value-type="float" office:value="450686353.674011" calcext:value-type="float">
            <text:p>450686353.674011</text:p>
          </table:table-cell>
          <table:table-cell office:value-type="float" office:value="443911052.254042" calcext:value-type="float">
            <text:p>443911052.254042</text:p>
          </table:table-cell>
          <table:table-cell office:value-type="float" office:value="435438217.281663" calcext:value-type="float">
            <text:p>435438217.281663</text:p>
          </table:table-cell>
          <table:table-cell office:value-type="float" office:value="401109307.359307" calcext:value-type="float">
            <text:p>401109307.359307</text:p>
          </table:table-cell>
          <table:table-cell office:value-type="float" office:value="430174168.740104" calcext:value-type="float">
            <text:p>430174168.740104</text:p>
          </table:table-cell>
          <table:table-cell office:value-type="float" office:value="450353313.884584" calcext:value-type="float">
            <text:p>450353313.884584</text:p>
          </table:table-cell>
        </table:table-row>
        <table:table-row table:style-name="ro1">
          <table:table-cell office:value-type="string" calcext:value-type="string">
            <text:p>Trinidad y Tobago</text:p>
          </table:table-cell>
          <table:table-cell office:value-type="string" calcext:value-type="string">
            <text:p>TTO</text:p>
          </table:table-cell>
          <table:table-cell office:value-type="float" office:value="535670127.748935" calcext:value-type="float">
            <text:p>535670127.748935</text:p>
          </table:table-cell>
          <table:table-cell office:value-type="float" office:value="584961208.656595" calcext:value-type="float">
            <text:p>584961208.656595</text:p>
          </table:table-cell>
          <table:table-cell office:value-type="float" office:value="619319197.340022" calcext:value-type="float">
            <text:p>619319197.340022</text:p>
          </table:table-cell>
          <table:table-cell office:value-type="float" office:value="678235373.038558" calcext:value-type="float">
            <text:p>678235373.038558</text:p>
          </table:table-cell>
          <table:table-cell office:value-type="float" office:value="711893367.55527" calcext:value-type="float">
            <text:p>711893367.55527</text:p>
          </table:table-cell>
          <table:table-cell office:value-type="float" office:value="736568861.926151" calcext:value-type="float">
            <text:p>736568861.926151</text:p>
          </table:table-cell>
          <table:table-cell office:value-type="float" office:value="723735635.536371" calcext:value-type="float">
            <text:p>723735635.536371</text:p>
          </table:table-cell>
          <table:table-cell office:value-type="float" office:value="761981474.023359" calcext:value-type="float">
            <text:p>761981474.023359</text:p>
          </table:table-cell>
          <table:table-cell office:value-type="float" office:value="758899950" calcext:value-type="float">
            <text:p>758899950</text:p>
          </table:table-cell>
          <table:table-cell office:value-type="float" office:value="779200000" calcext:value-type="float">
            <text:p>779200000</text:p>
          </table:table-cell>
          <table:table-cell office:value-type="float" office:value="821850000" calcext:value-type="float">
            <text:p>821850000</text:p>
          </table:table-cell>
          <table:table-cell office:value-type="float" office:value="896754316.674262" calcext:value-type="float">
            <text:p>896754316.674262</text:p>
          </table:table-cell>
          <table:table-cell office:value-type="float" office:value="1083381044.08473" calcext:value-type="float">
            <text:p>1083381044.08473</text:p>
          </table:table-cell>
          <table:table-cell office:value-type="float" office:value="1308799458.96284" calcext:value-type="float">
            <text:p>1308799458.96284</text:p>
          </table:table-cell>
          <table:table-cell office:value-type="float" office:value="2042031901.42217" calcext:value-type="float">
            <text:p>2042031901.42217</text:p>
          </table:table-cell>
          <table:table-cell office:value-type="float" office:value="2442667573.04821" calcext:value-type="float">
            <text:p>2442667573.04821</text:p>
          </table:table-cell>
          <table:table-cell office:value-type="float" office:value="2500410583.79177" calcext:value-type="float">
            <text:p>2500410583.79177</text:p>
          </table:table-cell>
          <table:table-cell office:value-type="float" office:value="3138666666.66667" calcext:value-type="float">
            <text:p>3138666666.66667</text:p>
          </table:table-cell>
          <table:table-cell office:value-type="float" office:value="3562333458.33333" calcext:value-type="float">
            <text:p>3562333458.33333</text:p>
          </table:table-cell>
          <table:table-cell office:value-type="float" office:value="4602416625" calcext:value-type="float">
            <text:p>4602416625</text:p>
          </table:table-cell>
          <table:table-cell office:value-type="float" office:value="6235833333.33333" calcext:value-type="float">
            <text:p>6235833333.33333</text:p>
          </table:table-cell>
          <table:table-cell office:value-type="float" office:value="6992083333.33333" calcext:value-type="float">
            <text:p>6992083333.33333</text:p>
          </table:table-cell>
          <table:table-cell office:value-type="float" office:value="8140416666.66667" calcext:value-type="float">
            <text:p>8140416666.66667</text:p>
          </table:table-cell>
          <table:table-cell office:value-type="float" office:value="7763750000" calcext:value-type="float">
            <text:p>7763750000</text:p>
          </table:table-cell>
          <table:table-cell office:value-type="float" office:value="7757083333.33333" calcext:value-type="float">
            <text:p>7757083333.33333</text:p>
          </table:table-cell>
          <table:table-cell office:value-type="float" office:value="7375918367.34694" calcext:value-type="float">
            <text:p>7375918367.34694</text:p>
          </table:table-cell>
          <table:table-cell office:value-type="float" office:value="4794444444.44444" calcext:value-type="float">
            <text:p>4794444444.44444</text:p>
          </table:table-cell>
          <table:table-cell office:value-type="float" office:value="4797777777.77778" calcext:value-type="float">
            <text:p>4797777777.77778</text:p>
          </table:table-cell>
          <table:table-cell office:value-type="float" office:value="4496852073.46896" calcext:value-type="float">
            <text:p>4496852073.46896</text:p>
          </table:table-cell>
          <table:table-cell office:value-type="float" office:value="4323058823.52941" calcext:value-type="float">
            <text:p>4323058823.52941</text:p>
          </table:table-cell>
          <table:table-cell office:value-type="float" office:value="5068000000" calcext:value-type="float">
            <text:p>5068000000</text:p>
          </table:table-cell>
          <table:table-cell office:value-type="float" office:value="5307905882.35294" calcext:value-type="float">
            <text:p>5307905882.35294</text:p>
          </table:table-cell>
          <table:table-cell office:value-type="float" office:value="5439552941.17647" calcext:value-type="float">
            <text:p>5439552941.17647</text:p>
          </table:table-cell>
          <table:table-cell office:value-type="float" office:value="4669488516.37981" calcext:value-type="float">
            <text:p>4669488516.37981</text:p>
          </table:table-cell>
          <table:table-cell office:value-type="float" office:value="4947205860.01451" calcext:value-type="float">
            <text:p>4947205860.01451</text:p>
          </table:table-cell>
          <table:table-cell office:value-type="float" office:value="5329214163.22001" calcext:value-type="float">
            <text:p>5329214163.22001</text:p>
          </table:table-cell>
          <table:table-cell office:value-type="float" office:value="5759537726.26601" calcext:value-type="float">
            <text:p>5759537726.26601</text:p>
          </table:table-cell>
          <table:table-cell office:value-type="float" office:value="5737751331.63779" calcext:value-type="float">
            <text:p>5737751331.63779</text:p>
          </table:table-cell>
          <table:table-cell office:value-type="float" office:value="6043694330.21609" calcext:value-type="float">
            <text:p>6043694330.21609</text:p>
          </table:table-cell>
          <table:table-cell office:value-type="float" office:value="6808982520.75759" calcext:value-type="float">
            <text:p>6808982520.75759</text:p>
          </table:table-cell>
          <table:table-cell office:value-type="float" office:value="8154338232.95978" calcext:value-type="float">
            <text:p>8154338232.95978</text:p>
          </table:table-cell>
          <table:table-cell office:value-type="float" office:value="8824873259.32105" calcext:value-type="float">
            <text:p>8824873259.32105</text:p>
          </table:table-cell>
          <table:table-cell office:value-type="float" office:value="9008273720.93395" calcext:value-type="float">
            <text:p>9008273720.93395</text:p>
          </table:table-cell>
          <table:table-cell office:value-type="float" office:value="11305459802.0683" calcext:value-type="float">
            <text:p>11305459802.0683</text:p>
          </table:table-cell>
          <table:table-cell office:value-type="float" office:value="13280275123.0354" calcext:value-type="float">
            <text:p>13280275123.0354</text:p>
          </table:table-cell>
          <table:table-cell office:value-type="float" office:value="15982282462.3786" calcext:value-type="float">
            <text:p>15982282462.3786</text:p>
          </table:table-cell>
          <table:table-cell office:value-type="float" office:value="18369361094.3886" calcext:value-type="float">
            <text:p>18369361094.3886</text:p>
          </table:table-cell>
          <table:table-cell office:value-type="float" office:value="21641620049.9352" calcext:value-type="float">
            <text:p>21641620049.9352</text:p>
          </table:table-cell>
          <table:table-cell office:value-type="float" office:value="27871587349.5413" calcext:value-type="float">
            <text:p>27871587349.5413</text:p>
          </table:table-cell>
          <table:table-cell office:value-type="float" office:value="19172165225.5015" calcext:value-type="float">
            <text:p>19172165225.5015</text:p>
          </table:table-cell>
          <table:table-cell office:value-type="float" office:value="22157948396.2042" calcext:value-type="float">
            <text:p>22157948396.2042</text:p>
          </table:table-cell>
          <table:table-cell office:value-type="float" office:value="25433011405.3017" calcext:value-type="float">
            <text:p>25433011405.3017</text:p>
          </table:table-cell>
          <table:table-cell office:value-type="float" office:value="25769329445.0666" calcext:value-type="float">
            <text:p>25769329445.0666</text:p>
          </table:table-cell>
          <table:table-cell office:value-type="float" office:value="27110262285.4127" calcext:value-type="float">
            <text:p>27110262285.4127</text:p>
          </table:table-cell>
          <table:table-cell office:value-type="float" office:value="27477965424.1625" calcext:value-type="float">
            <text:p>27477965424.1625</text:p>
          </table:table-cell>
          <table:table-cell office:value-type="float" office:value="25121524774.9867" calcext:value-type="float">
            <text:p>25121524774.9867</text:p>
          </table:table-cell>
          <table:table-cell office:value-type="float" office:value="21746391333.0334" calcext:value-type="float">
            <text:p>21746391333.0334</text:p>
          </table:table-cell>
          <table:table-cell office:value-type="float" office:value="22250455018.8067" calcext:value-type="float">
            <text:p>22250455018.8067</text:p>
          </table:table-cell>
          <table:table-cell office:value-type="float" office:value="23410353434.6523" calcext:value-type="float">
            <text:p>23410353434.6523</text:p>
          </table:table-cell>
        </table:table-row>
        <table:table-row table:style-name="ro1">
          <table:table-cell office:value-type="string" calcext:value-type="string">
            <text:p>Túnez</text:p>
          </table:table-cell>
          <table:table-cell office:value-type="string" calcext:value-type="string">
            <text:p>TUN</text:p>
          </table:table-cell>
          <table:table-cell table:number-columns-repeated="5"/>
          <table:table-cell office:value-type="float" office:value="991047619.047619" calcext:value-type="float">
            <text:p>991047619.047619</text:p>
          </table:table-cell>
          <table:table-cell office:value-type="float" office:value="1040952380.95238" calcext:value-type="float">
            <text:p>1040952380.95238</text:p>
          </table:table-cell>
          <table:table-cell office:value-type="float" office:value="1085714285.71429" calcext:value-type="float">
            <text:p>1085714285.71429</text:p>
          </table:table-cell>
          <table:table-cell office:value-type="float" office:value="1214666666.66667" calcext:value-type="float">
            <text:p>1214666666.66667</text:p>
          </table:table-cell>
          <table:table-cell office:value-type="float" office:value="1289904761.90476" calcext:value-type="float">
            <text:p>1289904761.90476</text:p>
          </table:table-cell>
          <table:table-cell office:value-type="float" office:value="1439238095.2381" calcext:value-type="float">
            <text:p>1439238095.2381</text:p>
          </table:table-cell>
          <table:table-cell office:value-type="float" office:value="1685217058.71103" calcext:value-type="float">
            <text:p>1685217058.71103</text:p>
          </table:table-cell>
          <table:table-cell office:value-type="float" office:value="2237476420.03773" calcext:value-type="float">
            <text:p>2237476420.03773</text:p>
          </table:table-cell>
          <table:table-cell office:value-type="float" office:value="2730787476.28084" calcext:value-type="float">
            <text:p>2730787476.28084</text:p>
          </table:table-cell>
          <table:table-cell office:value-type="float" office:value="3545933562.42841" calcext:value-type="float">
            <text:p>3545933562.42841</text:p>
          </table:table-cell>
          <table:table-cell office:value-type="float" office:value="4328610489.68432" calcext:value-type="float">
            <text:p>4328610489.68432</text:p>
          </table:table-cell>
          <table:table-cell office:value-type="float" office:value="4507929104.47761" calcext:value-type="float">
            <text:p>4507929104.47761</text:p>
          </table:table-cell>
          <table:table-cell office:value-type="float" office:value="5109324009.32401" calcext:value-type="float">
            <text:p>5109324009.32401</text:p>
          </table:table-cell>
          <table:table-cell office:value-type="float" office:value="5968044209.51466" calcext:value-type="float">
            <text:p>5968044209.51466</text:p>
          </table:table-cell>
          <table:table-cell office:value-type="float" office:value="7188191881.91882" calcext:value-type="float">
            <text:p>7188191881.91882</text:p>
          </table:table-cell>
          <table:table-cell office:value-type="float" office:value="8744134354.16152" calcext:value-type="float">
            <text:p>8744134354.16152</text:p>
          </table:table-cell>
          <table:table-cell office:value-type="float" office:value="8428513568.24625" calcext:value-type="float">
            <text:p>8428513568.24625</text:p>
          </table:table-cell>
          <table:table-cell office:value-type="float" office:value="8133401049.60217" calcext:value-type="float">
            <text:p>8133401049.60217</text:p>
          </table:table-cell>
          <table:table-cell office:value-type="float" office:value="8350176782.55746" calcext:value-type="float">
            <text:p>8350176782.55746</text:p>
          </table:table-cell>
          <table:table-cell office:value-type="float" office:value="8254891864.05767" calcext:value-type="float">
            <text:p>8254891864.05767</text:p>
          </table:table-cell>
          <table:table-cell office:value-type="float" office:value="8410185739.96405" calcext:value-type="float">
            <text:p>8410185739.96405</text:p>
          </table:table-cell>
          <table:table-cell office:value-type="float" office:value="9018136020.15113" calcext:value-type="float">
            <text:p>9018136020.15113</text:p>
          </table:table-cell>
          <table:table-cell office:value-type="float" office:value="9696271268.25148" calcext:value-type="float">
            <text:p>9696271268.25148</text:p>
          </table:table-cell>
          <table:table-cell office:value-type="float" office:value="10096292842.1543" calcext:value-type="float">
            <text:p>10096292842.1543</text:p>
          </table:table-cell>
          <table:table-cell office:value-type="float" office:value="10102075213.3151" calcext:value-type="float">
            <text:p>10102075213.3151</text:p>
          </table:table-cell>
          <table:table-cell office:value-type="float" office:value="12290568181.8182" calcext:value-type="float">
            <text:p>12290568181.8182</text:p>
          </table:table-cell>
          <table:table-cell office:value-type="float" office:value="13074782608.6957" calcext:value-type="float">
            <text:p>13074782608.6957</text:p>
          </table:table-cell>
          <table:table-cell office:value-type="float" office:value="15497286295.7938" calcext:value-type="float">
            <text:p>15497286295.7938</text:p>
          </table:table-cell>
          <table:table-cell office:value-type="float" office:value="14608946896.483" calcext:value-type="float">
            <text:p>14608946896.483</text:p>
          </table:table-cell>
          <table:table-cell office:value-type="float" office:value="15632463424.2784" calcext:value-type="float">
            <text:p>15632463424.2784</text:p>
          </table:table-cell>
          <table:table-cell office:value-type="float" office:value="18030876599.3444" calcext:value-type="float">
            <text:p>18030876599.3444</text:p>
          </table:table-cell>
          <table:table-cell office:value-type="float" office:value="19587322786.1105" calcext:value-type="float">
            <text:p>19587322786.1105</text:p>
          </table:table-cell>
          <table:table-cell office:value-type="float" office:value="20746360430.4187" calcext:value-type="float">
            <text:p>20746360430.4187</text:p>
          </table:table-cell>
          <table:table-cell office:value-type="float" office:value="21803372266.6198" calcext:value-type="float">
            <text:p>21803372266.6198</text:p>
          </table:table-cell>
          <table:table-cell office:value-type="float" office:value="22943685719.103" calcext:value-type="float">
            <text:p>22943685719.103</text:p>
          </table:table-cell>
          <table:table-cell office:value-type="float" office:value="21473188881.5933" calcext:value-type="float">
            <text:p>21473188881.5933</text:p>
          </table:table-cell>
          <table:table-cell office:value-type="float" office:value="22066101341.4888" calcext:value-type="float">
            <text:p>22066101341.4888</text:p>
          </table:table-cell>
          <table:table-cell office:value-type="float" office:value="23142294436.2383" calcext:value-type="float">
            <text:p>23142294436.2383</text:p>
          </table:table-cell>
          <table:table-cell office:value-type="float" office:value="27453084982.5378" calcext:value-type="float">
            <text:p>27453084982.5378</text:p>
          </table:table-cell>
          <table:table-cell office:value-type="float" office:value="31183139301.4853" calcext:value-type="float">
            <text:p>31183139301.4853</text:p>
          </table:table-cell>
          <table:table-cell office:value-type="float" office:value="32273007553.5687" calcext:value-type="float">
            <text:p>32273007553.5687</text:p>
          </table:table-cell>
          <table:table-cell office:value-type="float" office:value="34378437265.2141" calcext:value-type="float">
            <text:p>34378437265.2141</text:p>
          </table:table-cell>
          <table:table-cell office:value-type="float" office:value="38908069299.204" calcext:value-type="float">
            <text:p>38908069299.204</text:p>
          </table:table-cell>
          <table:table-cell office:value-type="float" office:value="44856586316.0458" calcext:value-type="float">
            <text:p>44856586316.0458</text:p>
          </table:table-cell>
          <table:table-cell office:value-type="float" office:value="43454935940.1614" calcext:value-type="float">
            <text:p>43454935940.1614</text:p>
          </table:table-cell>
          <table:table-cell office:value-type="float" office:value="44050929160.2627" calcext:value-type="float">
            <text:p>44050929160.2627</text:p>
          </table:table-cell>
          <table:table-cell office:value-type="float" office:value="45810626509.4474" calcext:value-type="float">
            <text:p>45810626509.4474</text:p>
          </table:table-cell>
          <table:table-cell office:value-type="float" office:value="45044112939.3687" calcext:value-type="float">
            <text:p>45044112939.3687</text:p>
          </table:table-cell>
          <table:table-cell office:value-type="float" office:value="46251061734.4741" calcext:value-type="float">
            <text:p>46251061734.4741</text:p>
          </table:table-cell>
          <table:table-cell office:value-type="float" office:value="47632326088.237" calcext:value-type="float">
            <text:p>47632326088.237</text:p>
          </table:table-cell>
          <table:table-cell office:value-type="float" office:value="43152528548.124" calcext:value-type="float">
            <text:p>43152528548.124</text:p>
          </table:table-cell>
          <table:table-cell office:value-type="float" office:value="41808379888.2682" calcext:value-type="float">
            <text:p>41808379888.2682</text:p>
          </table:table-cell>
          <table:table-cell office:value-type="float" office:value="39952095560.8829" calcext:value-type="float">
            <text:p>39952095560.8829</text:p>
          </table:table-cell>
          <table:table-cell office:value-type="float" office:value="39860715814.4238" calcext:value-type="float">
            <text:p>39860715814.4238</text:p>
          </table:table-cell>
        </table:table-row>
        <table:table-row table:style-name="ro1">
          <table:table-cell office:value-type="string" calcext:value-type="string">
            <text:p>Turquía</text:p>
          </table:table-cell>
          <table:table-cell office:value-type="string" calcext:value-type="string">
            <text:p>TUR</text:p>
          </table:table-cell>
          <table:table-cell office:value-type="float" office:value="13995067817.5092" calcext:value-type="float">
            <text:p>13995067817.5092</text:p>
          </table:table-cell>
          <table:table-cell office:value-type="float" office:value="7988888888.88889" calcext:value-type="float">
            <text:p>7988888888.88889</text:p>
          </table:table-cell>
          <table:table-cell office:value-type="float" office:value="8922222222.22222" calcext:value-type="float">
            <text:p>8922222222.22222</text:p>
          </table:table-cell>
          <table:table-cell office:value-type="float" office:value="10355555555.5556" calcext:value-type="float">
            <text:p>10355555555.5556</text:p>
          </table:table-cell>
          <table:table-cell office:value-type="float" office:value="11177777777.7778" calcext:value-type="float">
            <text:p>11177777777.7778</text:p>
          </table:table-cell>
          <table:table-cell office:value-type="float" office:value="11966666666.6667" calcext:value-type="float">
            <text:p>11966666666.6667</text:p>
          </table:table-cell>
          <table:table-cell office:value-type="float" office:value="14100000000" calcext:value-type="float">
            <text:p>14100000000</text:p>
          </table:table-cell>
          <table:table-cell office:value-type="float" office:value="15644444444.4444" calcext:value-type="float">
            <text:p>15644444444.4444</text:p>
          </table:table-cell>
          <table:table-cell office:value-type="float" office:value="17500000000" calcext:value-type="float">
            <text:p>17500000000</text:p>
          </table:table-cell>
          <table:table-cell office:value-type="float" office:value="19466666666.6667" calcext:value-type="float">
            <text:p>19466666666.6667</text:p>
          </table:table-cell>
          <table:table-cell office:value-type="float" office:value="17086956521.7391" calcext:value-type="float">
            <text:p>17086956521.7391</text:p>
          </table:table-cell>
          <table:table-cell office:value-type="float" office:value="16256619963.7997" calcext:value-type="float">
            <text:p>16256619963.7997</text:p>
          </table:table-cell>
          <table:table-cell office:value-type="float" office:value="20431095406.3604" calcext:value-type="float">
            <text:p>20431095406.3604</text:p>
          </table:table-cell>
          <table:table-cell office:value-type="float" office:value="25724381625.4417" calcext:value-type="float">
            <text:p>25724381625.4417</text:p>
          </table:table-cell>
          <table:table-cell office:value-type="float" office:value="35599913836.4328" calcext:value-type="float">
            <text:p>35599913836.4328</text:p>
          </table:table-cell>
          <table:table-cell office:value-type="float" office:value="44633707242.7642" calcext:value-type="float">
            <text:p>44633707242.7642</text:p>
          </table:table-cell>
          <table:table-cell office:value-type="float" office:value="51280134554.2889" calcext:value-type="float">
            <text:p>51280134554.2889</text:p>
          </table:table-cell>
          <table:table-cell office:value-type="float" office:value="58676813687.3681" calcext:value-type="float">
            <text:p>58676813687.3681</text:p>
          </table:table-cell>
          <table:table-cell office:value-type="float" office:value="65147022485.7919" calcext:value-type="float">
            <text:p>65147022485.7919</text:p>
          </table:table-cell>
          <table:table-cell office:value-type="float" office:value="89394085658.2038" calcext:value-type="float">
            <text:p>89394085658.2038</text:p>
          </table:table-cell>
          <table:table-cell office:value-type="float" office:value="68789289565.7434" calcext:value-type="float">
            <text:p>68789289565.7434</text:p>
          </table:table-cell>
          <table:table-cell office:value-type="float" office:value="71040020140.4436" calcext:value-type="float">
            <text:p>71040020140.4436</text:p>
          </table:table-cell>
          <table:table-cell office:value-type="float" office:value="64546332580.7583" calcext:value-type="float">
            <text:p>64546332580.7583</text:p>
          </table:table-cell>
          <table:table-cell office:value-type="float" office:value="61678280115.4987" calcext:value-type="float">
            <text:p>61678280115.4987</text:p>
          </table:table-cell>
          <table:table-cell office:value-type="float" office:value="59989909457.8379" calcext:value-type="float">
            <text:p>59989909457.8379</text:p>
          </table:table-cell>
          <table:table-cell office:value-type="float" office:value="67234948264.5987" calcext:value-type="float">
            <text:p>67234948264.5987</text:p>
          </table:table-cell>
          <table:table-cell office:value-type="float" office:value="75728009962.7878" calcext:value-type="float">
            <text:p>75728009962.7878</text:p>
          </table:table-cell>
          <table:table-cell office:value-type="float" office:value="87172789528.3316" calcext:value-type="float">
            <text:p>87172789528.3316</text:p>
          </table:table-cell>
          <table:table-cell office:value-type="float" office:value="90852814004.9917" calcext:value-type="float">
            <text:p>90852814004.9917</text:p>
          </table:table-cell>
          <table:table-cell office:value-type="float" office:value="107143348667.094" calcext:value-type="float">
            <text:p>107143348667.094</text:p>
          </table:table-cell>
          <table:table-cell office:value-type="float" office:value="150676291094.21" calcext:value-type="float">
            <text:p>150676291094.21</text:p>
          </table:table-cell>
          <table:table-cell office:value-type="float" office:value="150027833333.333" calcext:value-type="float">
            <text:p>150027833333.333</text:p>
          </table:table-cell>
          <table:table-cell office:value-type="float" office:value="158459130434.783" calcext:value-type="float">
            <text:p>158459130434.783</text:p>
          </table:table-cell>
          <table:table-cell office:value-type="float" office:value="180169736363.636" calcext:value-type="float">
            <text:p>180169736363.636</text:p>
          </table:table-cell>
          <table:table-cell office:value-type="float" office:value="130690172297.297" calcext:value-type="float">
            <text:p>130690172297.297</text:p>
          </table:table-cell>
          <table:table-cell office:value-type="float" office:value="169485941048.035" calcext:value-type="float">
            <text:p>169485941048.035</text:p>
          </table:table-cell>
          <table:table-cell office:value-type="float" office:value="181475555282.555" calcext:value-type="float">
            <text:p>181475555282.555</text:p>
          </table:table-cell>
          <table:table-cell office:value-type="float" office:value="189834649111.257" calcext:value-type="float">
            <text:p>189834649111.257</text:p>
          </table:table-cell>
          <table:table-cell office:value-type="float" office:value="275768693191.091" calcext:value-type="float">
            <text:p>275768693191.091</text:p>
          </table:table-cell>
          <table:table-cell office:value-type="float" office:value="255884300638.529" calcext:value-type="float">
            <text:p>255884300638.529</text:p>
          </table:table-cell>
          <table:table-cell office:value-type="float" office:value="272979390333.738" calcext:value-type="float">
            <text:p>272979390333.738</text:p>
          </table:table-cell>
          <table:table-cell office:value-type="float" office:value="200251925227.875" calcext:value-type="float">
            <text:p>200251925227.875</text:p>
          </table:table-cell>
          <table:table-cell office:value-type="float" office:value="238428125942.395" calcext:value-type="float">
            <text:p>238428125942.395</text:p>
          </table:table-cell>
          <table:table-cell office:value-type="float" office:value="311823003788.624" calcext:value-type="float">
            <text:p>311823003788.624</text:p>
          </table:table-cell>
          <table:table-cell office:value-type="float" office:value="404786739602.813" calcext:value-type="float">
            <text:p>404786739602.813</text:p>
          </table:table-cell>
          <table:table-cell office:value-type="float" office:value="501416301536.12" calcext:value-type="float">
            <text:p>501416301536.12</text:p>
          </table:table-cell>
          <table:table-cell office:value-type="float" office:value="552486912921.989" calcext:value-type="float">
            <text:p>552486912921.989</text:p>
          </table:table-cell>
          <table:table-cell office:value-type="float" office:value="675770112179.989" calcext:value-type="float">
            <text:p>675770112179.989</text:p>
          </table:table-cell>
          <table:table-cell office:value-type="float" office:value="764335657637.62" calcext:value-type="float">
            <text:p>764335657637.62</text:p>
          </table:table-cell>
          <table:table-cell office:value-type="float" office:value="644639901973.703" calcext:value-type="float">
            <text:p>644639901973.703</text:p>
          </table:table-cell>
          <table:table-cell office:value-type="float" office:value="771901768870.083" calcext:value-type="float">
            <text:p>771901768870.083</text:p>
          </table:table-cell>
          <table:table-cell office:value-type="float" office:value="832523680908.06" calcext:value-type="float">
            <text:p>832523680908.06</text:p>
          </table:table-cell>
          <table:table-cell office:value-type="float" office:value="873982246611.954" calcext:value-type="float">
            <text:p>873982246611.954</text:p>
          </table:table-cell>
          <table:table-cell office:value-type="float" office:value="950579413122.56" calcext:value-type="float">
            <text:p>950579413122.56</text:p>
          </table:table-cell>
          <table:table-cell office:value-type="float" office:value="934185915386.096" calcext:value-type="float">
            <text:p>934185915386.096</text:p>
          </table:table-cell>
          <table:table-cell office:value-type="float" office:value="859796872677.614" calcext:value-type="float">
            <text:p>859796872677.614</text:p>
          </table:table-cell>
          <table:table-cell office:value-type="float" office:value="863721648068.806" calcext:value-type="float">
            <text:p>863721648068.806</text:p>
          </table:table-cell>
          <table:table-cell office:value-type="float" office:value="851549231502.615" calcext:value-type="float">
            <text:p>851549231502.615</text:p>
          </table:table-cell>
          <table:table-cell office:value-type="float" office:value="766509088837.579" calcext:value-type="float">
            <text:p>766509088837.579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table:number-columns-repeated="30"/>
          <table:table-cell office:value-type="float" office:value="8824447.74022325" calcext:value-type="float">
            <text:p>8824447.74022325</text:p>
          </table:table-cell>
          <table:table-cell office:value-type="float" office:value="9365165.91369372" calcext:value-type="float">
            <text:p>9365165.91369372</text:p>
          </table:table-cell>
          <table:table-cell office:value-type="float" office:value="9742949.47121034" calcext:value-type="float">
            <text:p>9742949.47121034</text:p>
          </table:table-cell>
          <table:table-cell office:value-type="float" office:value="9630762.95389637" calcext:value-type="float">
            <text:p>9630762.95389637</text:p>
          </table:table-cell>
          <table:table-cell office:value-type="float" office:value="10886825.5592923" calcext:value-type="float">
            <text:p>10886825.5592923</text:p>
          </table:table-cell>
          <table:table-cell office:value-type="float" office:value="11025945.1445515" calcext:value-type="float">
            <text:p>11025945.1445515</text:p>
          </table:table-cell>
          <table:table-cell office:value-type="float" office:value="12334846.2320995" calcext:value-type="float">
            <text:p>12334846.2320995</text:p>
          </table:table-cell>
          <table:table-cell office:value-type="float" office:value="12700905.4475286" calcext:value-type="float">
            <text:p>12700905.4475286</text:p>
          </table:table-cell>
          <table:table-cell office:value-type="float" office:value="12757632.8684508" calcext:value-type="float">
            <text:p>12757632.8684508</text:p>
          </table:table-cell>
          <table:table-cell office:value-type="float" office:value="13687141.1058778" calcext:value-type="float">
            <text:p>13687141.1058778</text:p>
          </table:table-cell>
          <table:table-cell office:value-type="float" office:value="13742057.0500928" calcext:value-type="float">
            <text:p>13742057.0500928</text:p>
          </table:table-cell>
          <table:table-cell office:value-type="float" office:value="13196544.946726" calcext:value-type="float">
            <text:p>13196544.946726</text:p>
          </table:table-cell>
          <table:table-cell office:value-type="float" office:value="15450994.2410084" calcext:value-type="float">
            <text:p>15450994.2410084</text:p>
          </table:table-cell>
          <table:table-cell office:value-type="float" office:value="18231078.5394643" calcext:value-type="float">
            <text:p>18231078.5394643</text:p>
          </table:table-cell>
          <table:table-cell office:value-type="float" office:value="21534931.6075894" calcext:value-type="float">
            <text:p>21534931.6075894</text:p>
          </table:table-cell>
          <table:table-cell office:value-type="float" office:value="21839098.8927071" calcext:value-type="float">
            <text:p>21839098.8927071</text:p>
          </table:table-cell>
          <table:table-cell office:value-type="float" office:value="22902861.4457831" calcext:value-type="float">
            <text:p>22902861.4457831</text:p>
          </table:table-cell>
          <table:table-cell office:value-type="float" office:value="27030996.0274377" calcext:value-type="float">
            <text:p>27030996.0274377</text:p>
          </table:table-cell>
          <table:table-cell office:value-type="float" office:value="30290770.2575339" calcext:value-type="float">
            <text:p>30290770.2575339</text:p>
          </table:table-cell>
          <table:table-cell office:value-type="float" office:value="27101312.7912806" calcext:value-type="float">
            <text:p>27101312.7912806</text:p>
          </table:table-cell>
          <table:table-cell office:value-type="float" office:value="31824701.2779469" calcext:value-type="float">
            <text:p>31824701.2779469</text:p>
          </table:table-cell>
          <table:table-cell office:value-type="float" office:value="38713279.6189995" calcext:value-type="float">
            <text:p>38713279.6189995</text:p>
          </table:table-cell>
          <table:table-cell office:value-type="float" office:value="37671734.4913473" calcext:value-type="float">
            <text:p>37671734.4913473</text:p>
          </table:table-cell>
          <table:table-cell office:value-type="float" office:value="37507514.536976" calcext:value-type="float">
            <text:p>37507514.536976</text:p>
          </table:table-cell>
          <table:table-cell office:value-type="float" office:value="37291841.426971" calcext:value-type="float">
            <text:p>37291841.426971</text:p>
          </table:table-cell>
          <table:table-cell office:value-type="float" office:value="35492333.8641732" calcext:value-type="float">
            <text:p>35492333.8641732</text:p>
          </table:table-cell>
          <table:table-cell office:value-type="float" office:value="36547419.8730745" calcext:value-type="float">
            <text:p>36547419.8730745</text:p>
          </table:table-cell>
          <table:table-cell office:value-type="float" office:value="40620557.1335093" calcext:value-type="float">
            <text:p>40620557.1335093</text:p>
          </table:table-cell>
          <table:table-cell office:value-type="float" office:value="42587778.4724662" calcext:value-type="float">
            <text:p>42587778.4724662</text:p>
          </table:table-cell>
        </table:table-row>
        <table:table-row table:style-name="ro1">
          <table:table-cell office:value-type="string" calcext:value-type="string">
            <text:p>Tanzanía</text:p>
          </table:table-cell>
          <table:table-cell office:value-type="string" calcext:value-type="string">
            <text:p>TZA</text:p>
          </table:table-cell>
          <table:table-cell table:number-columns-repeated="28"/>
          <table:table-cell office:value-type="float" office:value="5100405772.46327" calcext:value-type="float">
            <text:p>5100405772.46327</text:p>
          </table:table-cell>
          <table:table-cell office:value-type="float" office:value="4420168102.39306" calcext:value-type="float">
            <text:p>4420168102.39306</text:p>
          </table:table-cell>
          <table:table-cell office:value-type="float" office:value="4258743262.82876" calcext:value-type="float">
            <text:p>4258743262.82876</text:p>
          </table:table-cell>
          <table:table-cell office:value-type="float" office:value="4956588278.56144" calcext:value-type="float">
            <text:p>4956588278.56144</text:p>
          </table:table-cell>
          <table:table-cell office:value-type="float" office:value="4601413263.52894" calcext:value-type="float">
            <text:p>4601413263.52894</text:p>
          </table:table-cell>
          <table:table-cell office:value-type="float" office:value="4257702196.53864" calcext:value-type="float">
            <text:p>4257702196.53864</text:p>
          </table:table-cell>
          <table:table-cell office:value-type="float" office:value="4510846967.8742" calcext:value-type="float">
            <text:p>4510846967.8742</text:p>
          </table:table-cell>
          <table:table-cell office:value-type="float" office:value="5255221424.80962" calcext:value-type="float">
            <text:p>5255221424.80962</text:p>
          </table:table-cell>
          <table:table-cell office:value-type="float" office:value="6496195450.61034" calcext:value-type="float">
            <text:p>6496195450.61034</text:p>
          </table:table-cell>
          <table:table-cell office:value-type="float" office:value="7683852496.84499" calcext:value-type="float">
            <text:p>7683852496.84499</text:p>
          </table:table-cell>
          <table:table-cell office:value-type="float" office:value="12270448700.1994" calcext:value-type="float">
            <text:p>12270448700.1994</text:p>
          </table:table-cell>
          <table:table-cell office:value-type="float" office:value="12711213451.034" calcext:value-type="float">
            <text:p>12711213451.034</text:p>
          </table:table-cell>
          <table:table-cell office:value-type="float" office:value="13375976353.6994" calcext:value-type="float">
            <text:p>13375976353.6994</text:p>
          </table:table-cell>
          <table:table-cell office:value-type="float" office:value="13581644245.7352" calcext:value-type="float">
            <text:p>13581644245.7352</text:p>
          </table:table-cell>
          <table:table-cell office:value-type="float" office:value="14142035080.2849" calcext:value-type="float">
            <text:p>14142035080.2849</text:p>
          </table:table-cell>
          <table:table-cell office:value-type="float" office:value="15224257698.482" calcext:value-type="float">
            <text:p>15224257698.482</text:p>
          </table:table-cell>
          <table:table-cell office:value-type="float" office:value="16675948414.7573" calcext:value-type="float">
            <text:p>16675948414.7573</text:p>
          </table:table-cell>
          <table:table-cell office:value-type="float" office:value="18399046025.2688" calcext:value-type="float">
            <text:p>18399046025.2688</text:p>
          </table:table-cell>
          <table:table-cell office:value-type="float" office:value="18649590248.2626" calcext:value-type="float">
            <text:p>18649590248.2626</text:p>
          </table:table-cell>
          <table:table-cell office:value-type="float" office:value="21843529024.9154" calcext:value-type="float">
            <text:p>21843529024.9154</text:p>
          </table:table-cell>
          <table:table-cell office:value-type="float" office:value="27941177434.5087" calcext:value-type="float">
            <text:p>27941177434.5087</text:p>
          </table:table-cell>
          <table:table-cell office:value-type="float" office:value="29081425282.2949" calcext:value-type="float">
            <text:p>29081425282.2949</text:p>
          </table:table-cell>
          <table:table-cell office:value-type="float" office:value="32014249841.4151" calcext:value-type="float">
            <text:p>32014249841.4151</text:p>
          </table:table-cell>
          <table:table-cell office:value-type="float" office:value="34657139495.4031" calcext:value-type="float">
            <text:p>34657139495.4031</text:p>
          </table:table-cell>
          <table:table-cell office:value-type="float" office:value="39650530214.3287" calcext:value-type="float">
            <text:p>39650530214.3287</text:p>
          </table:table-cell>
          <table:table-cell office:value-type="float" office:value="45680532613.7591" calcext:value-type="float">
            <text:p>45680532613.7591</text:p>
          </table:table-cell>
          <table:table-cell office:value-type="float" office:value="49964788814.0927" calcext:value-type="float">
            <text:p>49964788814.0927</text:p>
          </table:table-cell>
          <table:table-cell office:value-type="float" office:value="47378599025.3044" calcext:value-type="float">
            <text:p>47378599025.3044</text:p>
          </table:table-cell>
          <table:table-cell office:value-type="float" office:value="49774021003.0747" calcext:value-type="float">
            <text:p>49774021003.0747</text:p>
          </table:table-cell>
          <table:table-cell office:value-type="float" office:value="53320625958.5628" calcext:value-type="float">
            <text:p>53320625958.5628</text:p>
          </table:table-cell>
          <table:table-cell office:value-type="float" office:value="57437073927.1796" calcext:value-type="float">
            <text:p>57437073927.179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423008385.744235" calcext:value-type="float">
            <text:p>423008385.744235</text:p>
          </table:table-cell>
          <table:table-cell office:value-type="float" office:value="441524109.014675" calcext:value-type="float">
            <text:p>441524109.014675</text:p>
          </table:table-cell>
          <table:table-cell office:value-type="float" office:value="449012578.616352" calcext:value-type="float">
            <text:p>449012578.616352</text:p>
          </table:table-cell>
          <table:table-cell office:value-type="float" office:value="516147798.742138" calcext:value-type="float">
            <text:p>516147798.742138</text:p>
          </table:table-cell>
          <table:table-cell office:value-type="float" office:value="589056603.773585" calcext:value-type="float">
            <text:p>589056603.773585</text:p>
          </table:table-cell>
          <table:table-cell office:value-type="float" office:value="884873949.579832" calcext:value-type="float">
            <text:p>884873949.579832</text:p>
          </table:table-cell>
          <table:table-cell office:value-type="float" office:value="925770308.123249" calcext:value-type="float">
            <text:p>925770308.123249</text:p>
          </table:table-cell>
          <table:table-cell office:value-type="float" office:value="967647058.823529" calcext:value-type="float">
            <text:p>967647058.823529</text:p>
          </table:table-cell>
          <table:table-cell office:value-type="float" office:value="1037815126.05042" calcext:value-type="float">
            <text:p>1037815126.05042</text:p>
          </table:table-cell>
          <table:table-cell office:value-type="float" office:value="1169047619.04762" calcext:value-type="float">
            <text:p>1169047619.04762</text:p>
          </table:table-cell>
          <table:table-cell office:value-type="float" office:value="1260084033.61345" calcext:value-type="float">
            <text:p>1260084033.61345</text:p>
          </table:table-cell>
          <table:table-cell office:value-type="float" office:value="1417787114.84594" calcext:value-type="float">
            <text:p>1417787114.84594</text:p>
          </table:table-cell>
          <table:table-cell office:value-type="float" office:value="1491596638.65546" calcext:value-type="float">
            <text:p>1491596638.65546</text:p>
          </table:table-cell>
          <table:table-cell office:value-type="float" office:value="1702521008.40336" calcext:value-type="float">
            <text:p>1702521008.40336</text:p>
          </table:table-cell>
          <table:table-cell office:value-type="float" office:value="2100142653.35235" calcext:value-type="float">
            <text:p>2100142653.35235</text:p>
          </table:table-cell>
          <table:table-cell office:value-type="float" office:value="2359555555.55556" calcext:value-type="float">
            <text:p>2359555555.55556</text:p>
          </table:table-cell>
          <table:table-cell office:value-type="float" office:value="2447300000" calcext:value-type="float">
            <text:p>2447300000</text:p>
          </table:table-cell>
          <table:table-cell office:value-type="float" office:value="2936470588.23529" calcext:value-type="float">
            <text:p>2936470588.23529</text:p>
          </table:table-cell>
          <table:table-cell office:value-type="float" office:value="2420260869.56522" calcext:value-type="float">
            <text:p>2420260869.56522</text:p>
          </table:table-cell>
          <table:table-cell office:value-type="float" office:value="2139025000" calcext:value-type="float">
            <text:p>2139025000</text:p>
          </table:table-cell>
          <table:table-cell office:value-type="float" office:value="1244610000" calcext:value-type="float">
            <text:p>1244610000</text:p>
          </table:table-cell>
          <table:table-cell office:value-type="float" office:value="1337300000" calcext:value-type="float">
            <text:p>1337300000</text:p>
          </table:table-cell>
          <table:table-cell office:value-type="float" office:value="2177500000" calcext:value-type="float">
            <text:p>2177500000</text:p>
          </table:table-cell>
          <table:table-cell office:value-type="float" office:value="2240333333.33333" calcext:value-type="float">
            <text:p>2240333333.33333</text:p>
          </table:table-cell>
          <table:table-cell office:value-type="float" office:value="3615647477.05434" calcext:value-type="float">
            <text:p>3615647477.05434</text:p>
          </table:table-cell>
          <table:table-cell office:value-type="float" office:value="3519666338.52454" calcext:value-type="float">
            <text:p>3519666338.52454</text:p>
          </table:table-cell>
          <table:table-cell office:value-type="float" office:value="3923232122.12784" calcext:value-type="float">
            <text:p>3923232122.12784</text:p>
          </table:table-cell>
          <table:table-cell office:value-type="float" office:value="6269511614.66235" calcext:value-type="float">
            <text:p>6269511614.66235</text:p>
          </table:table-cell>
          <table:table-cell office:value-type="float" office:value="6508931651.66667" calcext:value-type="float">
            <text:p>6508931651.66667</text:p>
          </table:table-cell>
          <table:table-cell office:value-type="float" office:value="5276480985.99937" calcext:value-type="float">
            <text:p>5276480985.99937</text:p>
          </table:table-cell>
          <table:table-cell office:value-type="float" office:value="4304398865.88268" calcext:value-type="float">
            <text:p>4304398865.88268</text:p>
          </table:table-cell>
          <table:table-cell office:value-type="float" office:value="3321729057.12215" calcext:value-type="float">
            <text:p>3321729057.12215</text:p>
          </table:table-cell>
          <table:table-cell office:value-type="float" office:value="2857457860.05088" calcext:value-type="float">
            <text:p>2857457860.05088</text:p>
          </table:table-cell>
          <table:table-cell office:value-type="float" office:value="3220439044.18949" calcext:value-type="float">
            <text:p>3220439044.18949</text:p>
          </table:table-cell>
          <table:table-cell office:value-type="float" office:value="3990430446.71216" calcext:value-type="float">
            <text:p>3990430446.71216</text:p>
          </table:table-cell>
          <table:table-cell office:value-type="float" office:value="5755818947.42125" calcext:value-type="float">
            <text:p>5755818947.42125</text:p>
          </table:table-cell>
          <table:table-cell office:value-type="float" office:value="6044585326.938" calcext:value-type="float">
            <text:p>6044585326.938</text:p>
          </table:table-cell>
          <table:table-cell office:value-type="float" office:value="6269333313.17108" calcext:value-type="float">
            <text:p>6269333313.17108</text:p>
          </table:table-cell>
          <table:table-cell office:value-type="float" office:value="6584815846.52754" calcext:value-type="float">
            <text:p>6584815846.52754</text:p>
          </table:table-cell>
          <table:table-cell office:value-type="float" office:value="5998563257.94659" calcext:value-type="float">
            <text:p>5998563257.94659</text:p>
          </table:table-cell>
          <table:table-cell office:value-type="float" office:value="6193246837.09687" calcext:value-type="float">
            <text:p>6193246837.09687</text:p>
          </table:table-cell>
          <table:table-cell office:value-type="float" office:value="5840503868.57245" calcext:value-type="float">
            <text:p>5840503868.57245</text:p>
          </table:table-cell>
          <table:table-cell office:value-type="float" office:value="6178563590.89254" calcext:value-type="float">
            <text:p>6178563590.89254</text:p>
          </table:table-cell>
          <table:table-cell office:value-type="float" office:value="6336696288.98214" calcext:value-type="float">
            <text:p>6336696288.98214</text:p>
          </table:table-cell>
          <table:table-cell office:value-type="float" office:value="7940362799.17997" calcext:value-type="float">
            <text:p>7940362799.17997</text:p>
          </table:table-cell>
          <table:table-cell office:value-type="float" office:value="9013834373.41246" calcext:value-type="float">
            <text:p>9013834373.41246</text:p>
          </table:table-cell>
          <table:table-cell office:value-type="float" office:value="9942597779.99265" calcext:value-type="float">
            <text:p>9942597779.99265</text:p>
          </table:table-cell>
          <table:table-cell office:value-type="float" office:value="12292813603.2327" calcext:value-type="float">
            <text:p>12292813603.2327</text:p>
          </table:table-cell>
          <table:table-cell office:value-type="float" office:value="14239026629.639" calcext:value-type="float">
            <text:p>14239026629.639</text:p>
          </table:table-cell>
          <table:table-cell office:value-type="float" office:value="18168902153.8798" calcext:value-type="float">
            <text:p>18168902153.8798</text:p>
          </table:table-cell>
          <table:table-cell office:value-type="float" office:value="20186496527.1256" calcext:value-type="float">
            <text:p>20186496527.1256</text:p>
          </table:table-cell>
          <table:table-cell office:value-type="float" office:value="20176025256.9153" calcext:value-type="float">
            <text:p>20176025256.9153</text:p>
          </table:table-cell>
          <table:table-cell office:value-type="float" office:value="23114293416.3905" calcext:value-type="float">
            <text:p>23114293416.3905</text:p>
          </table:table-cell>
          <table:table-cell office:value-type="float" office:value="24599550623.7254" calcext:value-type="float">
            <text:p>24599550623.7254</text:p>
          </table:table-cell>
          <table:table-cell office:value-type="float" office:value="27291879819.3622" calcext:value-type="float">
            <text:p>27291879819.3622</text:p>
          </table:table-cell>
          <table:table-cell office:value-type="float" office:value="27102650386.6012" calcext:value-type="float">
            <text:p>27102650386.6012</text:p>
          </table:table-cell>
          <table:table-cell office:value-type="float" office:value="24133664284.5089" calcext:value-type="float">
            <text:p>24133664284.5089</text:p>
          </table:table-cell>
          <table:table-cell office:value-type="float" office:value="25995031850.1545" calcext:value-type="float">
            <text:p>25995031850.1545</text:p>
          </table:table-cell>
          <table:table-cell office:value-type="float" office:value="27476945526.013" calcext:value-type="float">
            <text:p>27476945526.013</text:p>
          </table:table-cell>
        </table:table-row>
        <table:table-row table:style-name="ro1">
          <table:table-cell office:value-type="string" calcext:value-type="string">
            <text:p>Ucrania</text:p>
          </table:table-cell>
          <table:table-cell office:value-type="string" calcext:value-type="string">
            <text:p>UKR</text:p>
          </table:table-cell>
          <table:table-cell table:number-columns-repeated="27"/>
          <table:table-cell office:value-type="float" office:value="64087694038.2333" calcext:value-type="float">
            <text:p>64087694038.2333</text:p>
          </table:table-cell>
          <table:table-cell office:value-type="float" office:value="74703517902.6642" calcext:value-type="float">
            <text:p>74703517902.6642</text:p>
          </table:table-cell>
          <table:table-cell office:value-type="float" office:value="82709161099.1244" calcext:value-type="float">
            <text:p>82709161099.1244</text:p>
          </table:table-cell>
          <table:table-cell office:value-type="float" office:value="81456918678.5008" calcext:value-type="float">
            <text:p>81456918678.5008</text:p>
          </table:table-cell>
          <table:table-cell office:value-type="float" office:value="77464561149.5103" calcext:value-type="float">
            <text:p>77464561149.5103</text:p>
          </table:table-cell>
          <table:table-cell office:value-type="float" office:value="73942235330.437" calcext:value-type="float">
            <text:p>73942235330.437</text:p>
          </table:table-cell>
          <table:table-cell office:value-type="float" office:value="65648559903.0571" calcext:value-type="float">
            <text:p>65648559903.0571</text:p>
          </table:table-cell>
          <table:table-cell office:value-type="float" office:value="52549555149.1978" calcext:value-type="float">
            <text:p>52549555149.1978</text:p>
          </table:table-cell>
          <table:table-cell office:value-type="float" office:value="48213868178.0873" calcext:value-type="float">
            <text:p>48213868178.0873</text:p>
          </table:table-cell>
          <table:table-cell office:value-type="float" office:value="44558077827.135" calcext:value-type="float">
            <text:p>44558077827.135</text:p>
          </table:table-cell>
          <table:table-cell office:value-type="float" office:value="50150399791.647" calcext:value-type="float">
            <text:p>50150399791.647</text:p>
          </table:table-cell>
          <table:table-cell office:value-type="float" office:value="41883241471.7365" calcext:value-type="float">
            <text:p>41883241471.7365</text:p>
          </table:table-cell>
          <table:table-cell office:value-type="float" office:value="31580639045.454" calcext:value-type="float">
            <text:p>31580639045.454</text:p>
          </table:table-cell>
          <table:table-cell office:value-type="float" office:value="31261527363.144" calcext:value-type="float">
            <text:p>31261527363.144</text:p>
          </table:table-cell>
          <table:table-cell office:value-type="float" office:value="37972301334.6736" calcext:value-type="float">
            <text:p>37972301334.6736</text:p>
          </table:table-cell>
          <table:table-cell office:value-type="float" office:value="42351593887.2827" calcext:value-type="float">
            <text:p>42351593887.2827</text:p>
          </table:table-cell>
          <table:table-cell office:value-type="float" office:value="50084197498.4529" calcext:value-type="float">
            <text:p>50084197498.4529</text:p>
          </table:table-cell>
          <table:table-cell office:value-type="float" office:value="64819702951.6826" calcext:value-type="float">
            <text:p>64819702951.6826</text:p>
          </table:table-cell>
          <table:table-cell office:value-type="float" office:value="86057915585.3026" calcext:value-type="float">
            <text:p>86057915585.3026</text:p>
          </table:table-cell>
          <table:table-cell office:value-type="float" office:value="107647920792.079" calcext:value-type="float">
            <text:p>107647920792.079</text:p>
          </table:table-cell>
          <table:table-cell office:value-type="float" office:value="142579603960.396" calcext:value-type="float">
            <text:p>142579603960.396</text:p>
          </table:table-cell>
          <table:table-cell office:value-type="float" office:value="179816790704.739" calcext:value-type="float">
            <text:p>179816790704.739</text:p>
          </table:table-cell>
          <table:table-cell office:value-type="float" office:value="117113410001.027" calcext:value-type="float">
            <text:p>117113410001.027</text:p>
          </table:table-cell>
          <table:table-cell office:value-type="float" office:value="136013155905.036" calcext:value-type="float">
            <text:p>136013155905.036</text:p>
          </table:table-cell>
          <table:table-cell office:value-type="float" office:value="163159671670.265" calcext:value-type="float">
            <text:p>163159671670.265</text:p>
          </table:table-cell>
          <table:table-cell office:value-type="float" office:value="175781379051.433" calcext:value-type="float">
            <text:p>175781379051.433</text:p>
          </table:table-cell>
          <table:table-cell office:value-type="float" office:value="183310146378.081" calcext:value-type="float">
            <text:p>183310146378.081</text:p>
          </table:table-cell>
          <table:table-cell office:value-type="float" office:value="133503411375.739" calcext:value-type="float">
            <text:p>133503411375.739</text:p>
          </table:table-cell>
          <table:table-cell office:value-type="float" office:value="91030959454.6961" calcext:value-type="float">
            <text:p>91030959454.6961</text:p>
          </table:table-cell>
          <table:table-cell office:value-type="float" office:value="93355993628.5042" calcext:value-type="float">
            <text:p>93355993628.5042</text:p>
          </table:table-cell>
          <table:table-cell office:value-type="float" office:value="112190355158.178" calcext:value-type="float">
            <text:p>112190355158.178</text:p>
          </table:table-cell>
          <table:table-cell office:value-type="float" office:value="130832374404.882" calcext:value-type="float">
            <text:p>130832374404.88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1242289239.20493" calcext:value-type="float">
            <text:p>1242289239.20493</text:p>
          </table:table-cell>
          <table:table-cell office:value-type="float" office:value="1547388781.43133" calcext:value-type="float">
            <text:p>1547388781.43133</text:p>
          </table:table-cell>
          <table:table-cell office:value-type="float" office:value="1710004407.22785" calcext:value-type="float">
            <text:p>1710004407.22785</text:p>
          </table:table-cell>
          <table:table-cell office:value-type="float" office:value="1539681490.78174" calcext:value-type="float">
            <text:p>1539681490.78174</text:p>
          </table:table-cell>
          <table:table-cell office:value-type="float" office:value="1975701816.46615" calcext:value-type="float">
            <text:p>1975701816.46615</text:p>
          </table:table-cell>
          <table:table-cell office:value-type="float" office:value="1890769326.14221" calcext:value-type="float">
            <text:p>1890769326.14221</text:p>
          </table:table-cell>
          <table:table-cell office:value-type="float" office:value="1809183974.52669" calcext:value-type="float">
            <text:p>1809183974.52669</text:p>
          </table:table-cell>
          <table:table-cell office:value-type="float" office:value="1597721080.00991" calcext:value-type="float">
            <text:p>1597721080.00991</text:p>
          </table:table-cell>
          <table:table-cell office:value-type="float" office:value="1593675330.16467" calcext:value-type="float">
            <text:p>1593675330.16467</text:p>
          </table:table-cell>
          <table:table-cell office:value-type="float" office:value="2004435483.87097" calcext:value-type="float">
            <text:p>2004435483.87097</text:p>
          </table:table-cell>
          <table:table-cell office:value-type="float" office:value="2137096774.19355" calcext:value-type="float">
            <text:p>2137096774.19355</text:p>
          </table:table-cell>
          <table:table-cell office:value-type="float" office:value="2807258064.51613" calcext:value-type="float">
            <text:p>2807258064.51613</text:p>
          </table:table-cell>
          <table:table-cell office:value-type="float" office:value="2189418001.37898" calcext:value-type="float">
            <text:p>2189418001.37898</text:p>
          </table:table-cell>
          <table:table-cell office:value-type="float" office:value="3964295672.52444" calcext:value-type="float">
            <text:p>3964295672.52444</text:p>
          </table:table-cell>
          <table:table-cell office:value-type="float" office:value="4090209681.97172" calcext:value-type="float">
            <text:p>4090209681.97172</text:p>
          </table:table-cell>
          <table:table-cell office:value-type="float" office:value="3538283322.07726" calcext:value-type="float">
            <text:p>3538283322.07726</text:p>
          </table:table-cell>
          <table:table-cell office:value-type="float" office:value="3667161241.48372" calcext:value-type="float">
            <text:p>3667161241.48372</text:p>
          </table:table-cell>
          <table:table-cell office:value-type="float" office:value="4114667062.64917" calcext:value-type="float">
            <text:p>4114667062.64917</text:p>
          </table:table-cell>
          <table:table-cell office:value-type="float" office:value="4910257282.93153" calcext:value-type="float">
            <text:p>4910257282.93153</text:p>
          </table:table-cell>
          <table:table-cell office:value-type="float" office:value="7181185277.98651" calcext:value-type="float">
            <text:p>7181185277.98651</text:p>
          </table:table-cell>
          <table:table-cell office:value-type="float" office:value="10163020115.7344" calcext:value-type="float">
            <text:p>10163020115.7344</text:p>
          </table:table-cell>
          <table:table-cell office:value-type="float" office:value="11048335541.4933" calcext:value-type="float">
            <text:p>11048335541.4933</text:p>
          </table:table-cell>
          <table:table-cell office:value-type="float" office:value="9178802162.6616" calcext:value-type="float">
            <text:p>9178802162.6616</text:p>
          </table:table-cell>
          <table:table-cell office:value-type="float" office:value="5102281255.99986" calcext:value-type="float">
            <text:p>5102281255.99986</text:p>
          </table:table-cell>
          <table:table-cell office:value-type="float" office:value="4850241442.17643" calcext:value-type="float">
            <text:p>4850241442.17643</text:p>
          </table:table-cell>
          <table:table-cell office:value-type="float" office:value="4732017873.38369" calcext:value-type="float">
            <text:p>4732017873.38369</text:p>
          </table:table-cell>
          <table:table-cell office:value-type="float" office:value="5880112788.40947" calcext:value-type="float">
            <text:p>5880112788.40947</text:p>
          </table:table-cell>
          <table:table-cell office:value-type="float" office:value="7367494080.40014" calcext:value-type="float">
            <text:p>7367494080.40014</text:p>
          </table:table-cell>
          <table:table-cell office:value-type="float" office:value="8213515458.51139" calcext:value-type="float">
            <text:p>8213515458.51139</text:p>
          </table:table-cell>
          <table:table-cell office:value-type="float" office:value="8438951476.06644" calcext:value-type="float">
            <text:p>8438951476.06644</text:p>
          </table:table-cell>
          <table:table-cell office:value-type="float" office:value="9298839655.23139" calcext:value-type="float">
            <text:p>9298839655.23139</text:p>
          </table:table-cell>
          <table:table-cell office:value-type="float" office:value="11205971155.2758" calcext:value-type="float">
            <text:p>11205971155.2758</text:p>
          </table:table-cell>
          <table:table-cell office:value-type="float" office:value="12878199880.9839" calcext:value-type="float">
            <text:p>12878199880.9839</text:p>
          </table:table-cell>
          <table:table-cell office:value-type="float" office:value="15002106518.4847" calcext:value-type="float">
            <text:p>15002106518.4847</text:p>
          </table:table-cell>
          <table:table-cell office:value-type="float" office:value="17474647792.3829" calcext:value-type="float">
            <text:p>17474647792.3829</text:p>
          </table:table-cell>
          <table:table-cell office:value-type="float" office:value="19297663096.5506" calcext:value-type="float">
            <text:p>19297663096.5506</text:p>
          </table:table-cell>
          <table:table-cell office:value-type="float" office:value="20515543039.2132" calcext:value-type="float">
            <text:p>20515543039.2132</text:p>
          </table:table-cell>
          <table:table-cell office:value-type="float" office:value="23969823010.4429" calcext:value-type="float">
            <text:p>23969823010.4429</text:p>
          </table:table-cell>
          <table:table-cell office:value-type="float" office:value="25385928198.3212" calcext:value-type="float">
            <text:p>25385928198.3212</text:p>
          </table:table-cell>
          <table:table-cell office:value-type="float" office:value="23983945190.6202" calcext:value-type="float">
            <text:p>23983945190.6202</text:p>
          </table:table-cell>
          <table:table-cell office:value-type="float" office:value="22823255801.8447" calcext:value-type="float">
            <text:p>22823255801.8447</text:p>
          </table:table-cell>
          <table:table-cell office:value-type="float" office:value="20898788416.6348" calcext:value-type="float">
            <text:p>20898788416.6348</text:p>
          </table:table-cell>
          <table:table-cell office:value-type="float" office:value="13606494599.4261" calcext:value-type="float">
            <text:p>13606494599.4261</text:p>
          </table:table-cell>
          <table:table-cell office:value-type="float" office:value="12045631092.5353" calcext:value-type="float">
            <text:p>12045631092.5353</text:p>
          </table:table-cell>
          <table:table-cell office:value-type="float" office:value="13686329890.1191" calcext:value-type="float">
            <text:p>13686329890.1191</text:p>
          </table:table-cell>
          <table:table-cell office:value-type="float" office:value="17362857683.8545" calcext:value-type="float">
            <text:p>17362857683.8545</text:p>
          </table:table-cell>
          <table:table-cell office:value-type="float" office:value="19579457966.0538" calcext:value-type="float">
            <text:p>19579457966.0538</text:p>
          </table:table-cell>
          <table:table-cell office:value-type="float" office:value="23410572634.3147" calcext:value-type="float">
            <text:p>23410572634.3147</text:p>
          </table:table-cell>
          <table:table-cell office:value-type="float" office:value="30366213119.2928" calcext:value-type="float">
            <text:p>30366213119.2928</text:p>
          </table:table-cell>
          <table:table-cell office:value-type="float" office:value="31660911277.0294" calcext:value-type="float">
            <text:p>31660911277.0294</text:p>
          </table:table-cell>
          <table:table-cell office:value-type="float" office:value="40284481651.9021" calcext:value-type="float">
            <text:p>40284481651.9021</text:p>
          </table:table-cell>
          <table:table-cell office:value-type="float" office:value="47962439303.7247" calcext:value-type="float">
            <text:p>47962439303.7247</text:p>
          </table:table-cell>
          <table:table-cell office:value-type="float" office:value="51264390116.4909" calcext:value-type="float">
            <text:p>51264390116.4909</text:p>
          </table:table-cell>
          <table:table-cell office:value-type="float" office:value="57531233350.9101" calcext:value-type="float">
            <text:p>57531233350.9101</text:p>
          </table:table-cell>
          <table:table-cell office:value-type="float" office:value="57236013086.1223" calcext:value-type="float">
            <text:p>57236013086.1223</text:p>
          </table:table-cell>
          <table:table-cell office:value-type="float" office:value="53274304222.136" calcext:value-type="float">
            <text:p>53274304222.136</text:p>
          </table:table-cell>
          <table:table-cell office:value-type="float" office:value="52687612261.5424" calcext:value-type="float">
            <text:p>52687612261.5424</text:p>
          </table:table-cell>
          <table:table-cell office:value-type="float" office:value="56488991831.0239" calcext:value-type="float">
            <text:p>56488991831.0239</text:p>
          </table:table-cell>
          <table:table-cell office:value-type="float" office:value="59596885024.3487" calcext:value-type="float">
            <text:p>59596885024.3487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string" calcext:value-type="string">
            <text:p>USA</text:p>
          </table:table-cell>
          <table:table-cell office:value-type="float" office:value="543300000000" calcext:value-type="float">
            <text:p>543300000000</text:p>
          </table:table-cell>
          <table:table-cell office:value-type="float" office:value="563300000000" calcext:value-type="float">
            <text:p>563300000000</text:p>
          </table:table-cell>
          <table:table-cell office:value-type="float" office:value="605100000000" calcext:value-type="float">
            <text:p>605100000000</text:p>
          </table:table-cell>
          <table:table-cell office:value-type="float" office:value="638600000000" calcext:value-type="float">
            <text:p>638600000000</text:p>
          </table:table-cell>
          <table:table-cell office:value-type="float" office:value="685800000000" calcext:value-type="float">
            <text:p>685800000000</text:p>
          </table:table-cell>
          <table:table-cell office:value-type="float" office:value="743700000000" calcext:value-type="float">
            <text:p>743700000000</text:p>
          </table:table-cell>
          <table:table-cell office:value-type="float" office:value="815000000000" calcext:value-type="float">
            <text:p>815000000000</text:p>
          </table:table-cell>
          <table:table-cell office:value-type="float" office:value="861700000000" calcext:value-type="float">
            <text:p>861700000000</text:p>
          </table:table-cell>
          <table:table-cell office:value-type="float" office:value="942500000000" calcext:value-type="float">
            <text:p>942500000000</text:p>
          </table:table-cell>
          <table:table-cell office:value-type="float" office:value="1019900000000" calcext:value-type="float">
            <text:p>1019900000000</text:p>
          </table:table-cell>
          <table:table-cell office:value-type="float" office:value="1073303000000" calcext:value-type="float">
            <text:p>1073303000000</text:p>
          </table:table-cell>
          <table:table-cell office:value-type="float" office:value="1164850000000" calcext:value-type="float">
            <text:p>1164850000000</text:p>
          </table:table-cell>
          <table:table-cell office:value-type="float" office:value="1279110000000" calcext:value-type="float">
            <text:p>1279110000000</text:p>
          </table:table-cell>
          <table:table-cell office:value-type="float" office:value="1425376000000" calcext:value-type="float">
            <text:p>1425376000000</text:p>
          </table:table-cell>
          <table:table-cell office:value-type="float" office:value="1545243000000" calcext:value-type="float">
            <text:p>1545243000000</text:p>
          </table:table-cell>
          <table:table-cell office:value-type="float" office:value="1684904000000" calcext:value-type="float">
            <text:p>1684904000000</text:p>
          </table:table-cell>
          <table:table-cell office:value-type="float" office:value="1873412000000" calcext:value-type="float">
            <text:p>1873412000000</text:p>
          </table:table-cell>
          <table:table-cell office:value-type="float" office:value="2081826000000" calcext:value-type="float">
            <text:p>2081826000000</text:p>
          </table:table-cell>
          <table:table-cell office:value-type="float" office:value="2351599000000" calcext:value-type="float">
            <text:p>2351599000000</text:p>
          </table:table-cell>
          <table:table-cell office:value-type="float" office:value="2627334000000" calcext:value-type="float">
            <text:p>2627334000000</text:p>
          </table:table-cell>
          <table:table-cell office:value-type="float" office:value="2857307000000" calcext:value-type="float">
            <text:p>2857307000000</text:p>
          </table:table-cell>
          <table:table-cell office:value-type="float" office:value="3207042000000" calcext:value-type="float">
            <text:p>3207042000000</text:p>
          </table:table-cell>
          <table:table-cell office:value-type="float" office:value="3343789000000" calcext:value-type="float">
            <text:p>3343789000000</text:p>
          </table:table-cell>
          <table:table-cell office:value-type="float" office:value="3634038000000" calcext:value-type="float">
            <text:p>3634038000000</text:p>
          </table:table-cell>
          <table:table-cell office:value-type="float" office:value="4037613000000" calcext:value-type="float">
            <text:p>4037613000000</text:p>
          </table:table-cell>
          <table:table-cell office:value-type="float" office:value="4338979000000" calcext:value-type="float">
            <text:p>4338979000000</text:p>
          </table:table-cell>
          <table:table-cell office:value-type="float" office:value="4579631000000" calcext:value-type="float">
            <text:p>4579631000000</text:p>
          </table:table-cell>
          <table:table-cell office:value-type="float" office:value="4855215000000" calcext:value-type="float">
            <text:p>4855215000000</text:p>
          </table:table-cell>
          <table:table-cell office:value-type="float" office:value="5236438000000" calcext:value-type="float">
            <text:p>5236438000000</text:p>
          </table:table-cell>
          <table:table-cell office:value-type="float" office:value="5641580000000" calcext:value-type="float">
            <text:p>5641580000000</text:p>
          </table:table-cell>
          <table:table-cell office:value-type="float" office:value="5963144000000" calcext:value-type="float">
            <text:p>5963144000000</text:p>
          </table:table-cell>
          <table:table-cell office:value-type="float" office:value="6158129000000" calcext:value-type="float">
            <text:p>6158129000000</text:p>
          </table:table-cell>
          <table:table-cell office:value-type="float" office:value="6520327000000" calcext:value-type="float">
            <text:p>6520327000000</text:p>
          </table:table-cell>
          <table:table-cell office:value-type="float" office:value="6858559000000" calcext:value-type="float">
            <text:p>6858559000000</text:p>
          </table:table-cell>
          <table:table-cell office:value-type="float" office:value="7287236000000" calcext:value-type="float">
            <text:p>7287236000000</text:p>
          </table:table-cell>
          <table:table-cell office:value-type="float" office:value="7639749000000" calcext:value-type="float">
            <text:p>7639749000000</text:p>
          </table:table-cell>
          <table:table-cell office:value-type="float" office:value="8073122000000" calcext:value-type="float">
            <text:p>8073122000000</text:p>
          </table:table-cell>
          <table:table-cell office:value-type="float" office:value="8577554463000" calcext:value-type="float">
            <text:p>8577554463000</text:p>
          </table:table-cell>
          <table:table-cell office:value-type="float" office:value="9062818211000" calcext:value-type="float">
            <text:p>9062818211000</text:p>
          </table:table-cell>
          <table:table-cell office:value-type="float" office:value="9630664202000" calcext:value-type="float">
            <text:p>9630664202000</text:p>
          </table:table-cell>
          <table:table-cell office:value-type="float" office:value="10252345464000" calcext:value-type="float">
            <text:p>10252345464000</text:p>
          </table:table-cell>
          <table:table-cell office:value-type="float" office:value="10581821399000" calcext:value-type="float">
            <text:p>10581821399000</text:p>
          </table:table-cell>
          <table:table-cell office:value-type="float" office:value="10936419054000" calcext:value-type="float">
            <text:p>10936419054000</text:p>
          </table:table-cell>
          <table:table-cell office:value-type="float" office:value="11458243878000" calcext:value-type="float">
            <text:p>11458243878000</text:p>
          </table:table-cell>
          <table:table-cell office:value-type="float" office:value="12213729147000" calcext:value-type="float">
            <text:p>12213729147000</text:p>
          </table:table-cell>
          <table:table-cell office:value-type="float" office:value="13036640229000" calcext:value-type="float">
            <text:p>13036640229000</text:p>
          </table:table-cell>
          <table:table-cell office:value-type="float" office:value="13814611414000" calcext:value-type="float">
            <text:p>13814611414000</text:p>
          </table:table-cell>
          <table:table-cell office:value-type="float" office:value="14451858650000" calcext:value-type="float">
            <text:p>14451858650000</text:p>
          </table:table-cell>
          <table:table-cell office:value-type="float" office:value="14712844084000" calcext:value-type="float">
            <text:p>14712844084000</text:p>
          </table:table-cell>
          <table:table-cell office:value-type="float" office:value="14448933025000" calcext:value-type="float">
            <text:p>14448933025000</text:p>
          </table:table-cell>
          <table:table-cell office:value-type="float" office:value="14992052727000" calcext:value-type="float">
            <text:p>14992052727000</text:p>
          </table:table-cell>
          <table:table-cell office:value-type="float" office:value="15542581104000" calcext:value-type="float">
            <text:p>15542581104000</text:p>
          </table:table-cell>
          <table:table-cell office:value-type="float" office:value="16197007349000" calcext:value-type="float">
            <text:p>16197007349000</text:p>
          </table:table-cell>
          <table:table-cell office:value-type="float" office:value="16784849190000" calcext:value-type="float">
            <text:p>16784849190000</text:p>
          </table:table-cell>
          <table:table-cell office:value-type="float" office:value="17521746534000" calcext:value-type="float">
            <text:p>17521746534000</text:p>
          </table:table-cell>
          <table:table-cell office:value-type="float" office:value="18219297584000" calcext:value-type="float">
            <text:p>18219297584000</text:p>
          </table:table-cell>
          <table:table-cell office:value-type="float" office:value="18707188235000" calcext:value-type="float">
            <text:p>18707188235000</text:p>
          </table:table-cell>
          <table:table-cell office:value-type="float" office:value="19485393853000" calcext:value-type="float">
            <text:p>19485393853000</text:p>
          </table:table-cell>
          <table:table-cell office:value-type="float" office:value="20494100000000" calcext:value-type="float">
            <text:p>20494100000000</text:p>
          </table:table-cell>
        </table:table-row>
        <table:table-row table:style-name="ro1">
          <table:table-cell office:value-type="string" calcext:value-type="string">
            <text:p>Uzbekistán</text:p>
          </table:table-cell>
          <table:table-cell office:value-type="string" calcext:value-type="string">
            <text:p>UZB</text:p>
          </table:table-cell>
          <table:table-cell table:number-columns-repeated="30"/>
          <table:table-cell office:value-type="float" office:value="13360607917.8773" calcext:value-type="float">
            <text:p>13360607917.8773</text:p>
          </table:table-cell>
          <table:table-cell office:value-type="float" office:value="13677622222.2222" calcext:value-type="float">
            <text:p>13677622222.2222</text:p>
          </table:table-cell>
          <table:table-cell office:value-type="float" office:value="12941297376.0933" calcext:value-type="float">
            <text:p>12941297376.0933</text:p>
          </table:table-cell>
          <table:table-cell office:value-type="float" office:value="13099013835.5111" calcext:value-type="float">
            <text:p>13099013835.5111</text:p>
          </table:table-cell>
          <table:table-cell office:value-type="float" office:value="12899156990.6156" calcext:value-type="float">
            <text:p>12899156990.6156</text:p>
          </table:table-cell>
          <table:table-cell office:value-type="float" office:value="13350468917.4115" calcext:value-type="float">
            <text:p>13350468917.4115</text:p>
          </table:table-cell>
          <table:table-cell office:value-type="float" office:value="13948892215.5689" calcext:value-type="float">
            <text:p>13948892215.5689</text:p>
          </table:table-cell>
          <table:table-cell office:value-type="float" office:value="14744603773.5849" calcext:value-type="float">
            <text:p>14744603773.5849</text:p>
          </table:table-cell>
          <table:table-cell office:value-type="float" office:value="14988971210.8383" calcext:value-type="float">
            <text:p>14988971210.8383</text:p>
          </table:table-cell>
          <table:table-cell office:value-type="float" office:value="17078465982.0282" calcext:value-type="float">
            <text:p>17078465982.0282</text:p>
          </table:table-cell>
          <table:table-cell office:value-type="float" office:value="13760513969.314" calcext:value-type="float">
            <text:p>13760513969.314</text:p>
          </table:table-cell>
          <table:table-cell office:value-type="float" office:value="11401421329.1974" calcext:value-type="float">
            <text:p>11401421329.1974</text:p>
          </table:table-cell>
          <table:table-cell office:value-type="float" office:value="9687788512.80184" calcext:value-type="float">
            <text:p>9687788512.80184</text:p>
          </table:table-cell>
          <table:table-cell office:value-type="float" office:value="10134453435.4603" calcext:value-type="float">
            <text:p>10134453435.4603</text:p>
          </table:table-cell>
          <table:table-cell office:value-type="float" office:value="12030023547.8807" calcext:value-type="float">
            <text:p>12030023547.8807</text:p>
          </table:table-cell>
          <table:table-cell office:value-type="float" office:value="14307509838.8053" calcext:value-type="float">
            <text:p>14307509838.8053</text:p>
          </table:table-cell>
          <table:table-cell office:value-type="float" office:value="17330833852.919" calcext:value-type="float">
            <text:p>17330833852.919</text:p>
          </table:table-cell>
          <table:table-cell office:value-type="float" office:value="22311393927.8817" calcext:value-type="float">
            <text:p>22311393927.8817</text:p>
          </table:table-cell>
          <table:table-cell office:value-type="float" office:value="29549438883.8338" calcext:value-type="float">
            <text:p>29549438883.8338</text:p>
          </table:table-cell>
          <table:table-cell office:value-type="float" office:value="33689223673.2577" calcext:value-type="float">
            <text:p>33689223673.2577</text:p>
          </table:table-cell>
          <table:table-cell office:value-type="float" office:value="39332770928.9426" calcext:value-type="float">
            <text:p>39332770928.9426</text:p>
          </table:table-cell>
          <table:table-cell office:value-type="float" office:value="45915191189.3237" calcext:value-type="float">
            <text:p>45915191189.3237</text:p>
          </table:table-cell>
          <table:table-cell office:value-type="float" office:value="51821573338.1312" calcext:value-type="float">
            <text:p>51821573338.1312</text:p>
          </table:table-cell>
          <table:table-cell office:value-type="float" office:value="57690770140.2657" calcext:value-type="float">
            <text:p>57690770140.2657</text:p>
          </table:table-cell>
          <table:table-cell office:value-type="float" office:value="76658542757.4707" calcext:value-type="float">
            <text:p>76658542757.4707</text:p>
          </table:table-cell>
          <table:table-cell office:value-type="float" office:value="81847410181.7953" calcext:value-type="float">
            <text:p>81847410181.7953</text:p>
          </table:table-cell>
          <table:table-cell office:value-type="float" office:value="81779019095.6692" calcext:value-type="float">
            <text:p>81779019095.6692</text:p>
          </table:table-cell>
          <table:table-cell office:value-type="float" office:value="59159949231.4924" calcext:value-type="float">
            <text:p>59159949231.4924</text:p>
          </table:table-cell>
          <table:table-cell office:value-type="float" office:value="50499920318.2926" calcext:value-type="float">
            <text:p>50499920318.2926</text:p>
          </table:table-cell>
        </table:table-row>
        <table:table-row table:style-name="ro1">
          <table:table-cell office:value-type="string" calcext:value-type="string">
            <text:p>San Vicente y las Granadinas</text:p>
          </table:table-cell>
          <table:table-cell office:value-type="string" calcext:value-type="string">
            <text:p>VCT</text:p>
          </table:table-cell>
          <table:table-cell office:value-type="float" office:value="13066557.7786852" calcext:value-type="float">
            <text:p>13066557.7786852</text:p>
          </table:table-cell>
          <table:table-cell office:value-type="float" office:value="13999883.3343055" calcext:value-type="float">
            <text:p>13999883.3343055</text:p>
          </table:table-cell>
          <table:table-cell office:value-type="float" office:value="14524878.959342" calcext:value-type="float">
            <text:p>14524878.959342</text:p>
          </table:table-cell>
          <table:table-cell office:value-type="float" office:value="13708219.0981742" calcext:value-type="float">
            <text:p>13708219.0981742</text:p>
          </table:table-cell>
          <table:table-cell office:value-type="float" office:value="14758210.3482471" calcext:value-type="float">
            <text:p>14758210.3482471</text:p>
          </table:table-cell>
          <table:table-cell office:value-type="float" office:value="15108207.4316047" calcext:value-type="float">
            <text:p>15108207.4316047</text:p>
          </table:table-cell>
          <table:table-cell office:value-type="float" office:value="16099865.8344514" calcext:value-type="float">
            <text:p>16099865.8344514</text:p>
          </table:table-cell>
          <table:table-cell office:value-type="float" office:value="15835177.9329133" calcext:value-type="float">
            <text:p>15835177.9329133</text:p>
          </table:table-cell>
          <table:table-cell office:value-type="float" office:value="15350000" calcext:value-type="float">
            <text:p>15350000</text:p>
          </table:table-cell>
          <table:table-cell office:value-type="float" office:value="16650000" calcext:value-type="float">
            <text:p>16650000</text:p>
          </table:table-cell>
          <table:table-cell office:value-type="float" office:value="18450000" calcext:value-type="float">
            <text:p>18450000</text:p>
          </table:table-cell>
          <table:table-cell office:value-type="float" office:value="20051648.1847182" calcext:value-type="float">
            <text:p>20051648.1847182</text:p>
          </table:table-cell>
          <table:table-cell office:value-type="float" office:value="27585488.9918284" calcext:value-type="float">
            <text:p>27585488.9918284</text:p>
          </table:table-cell>
          <table:table-cell office:value-type="float" office:value="30165373.6218865" calcext:value-type="float">
            <text:p>30165373.6218865</text:p>
          </table:table-cell>
          <table:table-cell office:value-type="float" office:value="32924215.8581726" calcext:value-type="float">
            <text:p>32924215.8581726</text:p>
          </table:table-cell>
          <table:table-cell office:value-type="float" office:value="33237164.715642" calcext:value-type="float">
            <text:p>33237164.715642</text:p>
          </table:table-cell>
          <table:table-cell office:value-type="float" office:value="32792480.9729606" calcext:value-type="float">
            <text:p>32792480.9729606</text:p>
          </table:table-cell>
          <table:table-cell office:value-type="float" office:value="49353161.8518518" calcext:value-type="float">
            <text:p>49353161.8518518</text:p>
          </table:table-cell>
          <table:table-cell office:value-type="float" office:value="60844771.4814815" calcext:value-type="float">
            <text:p>60844771.4814815</text:p>
          </table:table-cell>
          <table:table-cell office:value-type="float" office:value="71096359.6296296" calcext:value-type="float">
            <text:p>71096359.6296296</text:p>
          </table:table-cell>
          <table:table-cell office:value-type="float" office:value="82340339.6296296" calcext:value-type="float">
            <text:p>82340339.6296296</text:p>
          </table:table-cell>
          <table:table-cell office:value-type="float" office:value="102086539.259259" calcext:value-type="float">
            <text:p>102086539.259259</text:p>
          </table:table-cell>
          <table:table-cell office:value-type="float" office:value="113759203.333333" calcext:value-type="float">
            <text:p>113759203.333333</text:p>
          </table:table-cell>
          <table:table-cell office:value-type="float" office:value="122255349.62963" calcext:value-type="float">
            <text:p>122255349.62963</text:p>
          </table:table-cell>
          <table:table-cell office:value-type="float" office:value="135024987.777778" calcext:value-type="float">
            <text:p>135024987.777778</text:p>
          </table:table-cell>
          <table:table-cell office:value-type="float" office:value="145641705.185185" calcext:value-type="float">
            <text:p>145641705.185185</text:p>
          </table:table-cell>
          <table:table-cell office:value-type="float" office:value="160846656.666667" calcext:value-type="float">
            <text:p>160846656.666667</text:p>
          </table:table-cell>
          <table:table-cell office:value-type="float" office:value="175580647.407407" calcext:value-type="float">
            <text:p>175580647.407407</text:p>
          </table:table-cell>
          <table:table-cell office:value-type="float" office:value="200726712.592593" calcext:value-type="float">
            <text:p>200726712.592593</text:p>
          </table:table-cell>
          <table:table-cell office:value-type="float" office:value="214745002.222222" calcext:value-type="float">
            <text:p>214745002.222222</text:p>
          </table:table-cell>
          <table:table-cell office:value-type="float" office:value="240365262.592593" calcext:value-type="float">
            <text:p>240365262.592593</text:p>
          </table:table-cell>
          <table:table-cell office:value-type="float" office:value="254829629.62963" calcext:value-type="float">
            <text:p>254829629.62963</text:p>
          </table:table-cell>
          <table:table-cell office:value-type="float" office:value="277954111.111111" calcext:value-type="float">
            <text:p>277954111.111111</text:p>
          </table:table-cell>
          <table:table-cell office:value-type="float" office:value="286307814.814815" calcext:value-type="float">
            <text:p>286307814.814815</text:p>
          </table:table-cell>
          <table:table-cell office:value-type="float" office:value="289438481.481481" calcext:value-type="float">
            <text:p>289438481.481481</text:p>
          </table:table-cell>
          <table:table-cell office:value-type="float" office:value="316008481.481481" calcext:value-type="float">
            <text:p>316008481.481481</text:p>
          </table:table-cell>
          <table:table-cell office:value-type="float" office:value="331489703.703704" calcext:value-type="float">
            <text:p>331489703.703704</text:p>
          </table:table-cell>
          <table:table-cell office:value-type="float" office:value="347770000" calcext:value-type="float">
            <text:p>347770000</text:p>
          </table:table-cell>
          <table:table-cell office:value-type="float" office:value="373619851.851852" calcext:value-type="float">
            <text:p>373619851.851852</text:p>
          </table:table-cell>
          <table:table-cell office:value-type="float" office:value="390719148.148148" calcext:value-type="float">
            <text:p>390719148.148148</text:p>
          </table:table-cell>
          <table:table-cell office:value-type="float" office:value="396261370.37037" calcext:value-type="float">
            <text:p>396261370.37037</text:p>
          </table:table-cell>
          <table:table-cell office:value-type="float" office:value="430039296.296296" calcext:value-type="float">
            <text:p>430039296.296296</text:p>
          </table:table-cell>
          <table:table-cell office:value-type="float" office:value="461883444.444444" calcext:value-type="float">
            <text:p>461883444.444444</text:p>
          </table:table-cell>
          <table:table-cell office:value-type="float" office:value="481806296.296296" calcext:value-type="float">
            <text:p>481806296.296296</text:p>
          </table:table-cell>
          <table:table-cell office:value-type="float" office:value="521975111.111111" calcext:value-type="float">
            <text:p>521975111.111111</text:p>
          </table:table-cell>
          <table:table-cell office:value-type="float" office:value="550728666.666667" calcext:value-type="float">
            <text:p>550728666.666667</text:p>
          </table:table-cell>
          <table:table-cell office:value-type="float" office:value="610930037.037037" calcext:value-type="float">
            <text:p>610930037.037037</text:p>
          </table:table-cell>
          <table:table-cell office:value-type="float" office:value="684446259.259259" calcext:value-type="float">
            <text:p>684446259.259259</text:p>
          </table:table-cell>
          <table:table-cell office:value-type="float" office:value="695428851.851852" calcext:value-type="float">
            <text:p>695428851.851852</text:p>
          </table:table-cell>
          <table:table-cell office:value-type="float" office:value="674922481.481482" calcext:value-type="float">
            <text:p>674922481.481482</text:p>
          </table:table-cell>
          <table:table-cell office:value-type="float" office:value="681225962.962963" calcext:value-type="float">
            <text:p>681225962.962963</text:p>
          </table:table-cell>
          <table:table-cell office:value-type="float" office:value="676129407.407407" calcext:value-type="float">
            <text:p>676129407.407407</text:p>
          </table:table-cell>
          <table:table-cell office:value-type="float" office:value="692933740.740741" calcext:value-type="float">
            <text:p>692933740.740741</text:p>
          </table:table-cell>
          <table:table-cell office:value-type="float" office:value="721208998.225378" calcext:value-type="float">
            <text:p>721208998.225378</text:p>
          </table:table-cell>
          <table:table-cell office:value-type="float" office:value="727714407.111622" calcext:value-type="float">
            <text:p>727714407.111622</text:p>
          </table:table-cell>
          <table:table-cell office:value-type="float" office:value="755458031.415067" calcext:value-type="float">
            <text:p>755458031.415067</text:p>
          </table:table-cell>
          <table:table-cell office:value-type="float" office:value="770762204.076066" calcext:value-type="float">
            <text:p>770762204.076066</text:p>
          </table:table-cell>
          <table:table-cell office:value-type="float" office:value="785222509.144563" calcext:value-type="float">
            <text:p>785222509.144563</text:p>
          </table:table-cell>
          <table:table-cell office:value-type="float" office:value="813093984.074074" calcext:value-type="float">
            <text:p>813093984.07407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7779090909.09091" calcext:value-type="float">
            <text:p>7779090909.09091</text:p>
          </table:table-cell>
          <table:table-cell office:value-type="float" office:value="8189090909.09091" calcext:value-type="float">
            <text:p>8189090909.09091</text:p>
          </table:table-cell>
          <table:table-cell office:value-type="float" office:value="8946969696.9697" calcext:value-type="float">
            <text:p>8946969696.9697</text:p>
          </table:table-cell>
          <table:table-cell office:value-type="float" office:value="9753333333.33333" calcext:value-type="float">
            <text:p>9753333333.33333</text:p>
          </table:table-cell>
          <table:table-cell office:value-type="float" office:value="8099318181.81818" calcext:value-type="float">
            <text:p>8099318181.81818</text:p>
          </table:table-cell>
          <table:table-cell office:value-type="float" office:value="8427777777.77778" calcext:value-type="float">
            <text:p>8427777777.77778</text:p>
          </table:table-cell>
          <table:table-cell office:value-type="float" office:value="8781333333.33333" calcext:value-type="float">
            <text:p>8781333333.33333</text:p>
          </table:table-cell>
          <table:table-cell office:value-type="float" office:value="9250000000" calcext:value-type="float">
            <text:p>9250000000</text:p>
          </table:table-cell>
          <table:table-cell office:value-type="float" office:value="10034444444.4444" calcext:value-type="float">
            <text:p>10034444444.4444</text:p>
          </table:table-cell>
          <table:table-cell office:value-type="float" office:value="10285111111.1111" calcext:value-type="float">
            <text:p>10285111111.1111</text:p>
          </table:table-cell>
          <table:table-cell office:value-type="float" office:value="11561111111.1111" calcext:value-type="float">
            <text:p>11561111111.1111</text:p>
          </table:table-cell>
          <table:table-cell office:value-type="float" office:value="12986590909.0909" calcext:value-type="float">
            <text:p>12986590909.0909</text:p>
          </table:table-cell>
          <table:table-cell office:value-type="float" office:value="13977727272.7273" calcext:value-type="float">
            <text:p>13977727272.7273</text:p>
          </table:table-cell>
          <table:table-cell office:value-type="float" office:value="17035581395.3488" calcext:value-type="float">
            <text:p>17035581395.3488</text:p>
          </table:table-cell>
          <table:table-cell office:value-type="float" office:value="26100930232.5581" calcext:value-type="float">
            <text:p>26100930232.5581</text:p>
          </table:table-cell>
          <table:table-cell office:value-type="float" office:value="27464651162.7907" calcext:value-type="float">
            <text:p>27464651162.7907</text:p>
          </table:table-cell>
          <table:table-cell office:value-type="float" office:value="31419534883.7209" calcext:value-type="float">
            <text:p>31419534883.7209</text:p>
          </table:table-cell>
          <table:table-cell office:value-type="float" office:value="36210697674.4186" calcext:value-type="float">
            <text:p>36210697674.4186</text:p>
          </table:table-cell>
          <table:table-cell office:value-type="float" office:value="39316279069.7674" calcext:value-type="float">
            <text:p>39316279069.7674</text:p>
          </table:table-cell>
          <table:table-cell office:value-type="float" office:value="48310930232.5581" calcext:value-type="float">
            <text:p>48310930232.5581</text:p>
          </table:table-cell>
          <table:table-cell office:value-type="float" office:value="59116511627.907" calcext:value-type="float">
            <text:p>59116511627.907</text:p>
          </table:table-cell>
          <table:table-cell office:value-type="float" office:value="66327441860.4651" calcext:value-type="float">
            <text:p>66327441860.4651</text:p>
          </table:table-cell>
          <table:table-cell office:value-type="float" office:value="67736744186.0465" calcext:value-type="float">
            <text:p>67736744186.0465</text:p>
          </table:table-cell>
          <table:table-cell office:value-type="float" office:value="67556279069.7674" calcext:value-type="float">
            <text:p>67556279069.7674</text:p>
          </table:table-cell>
          <table:table-cell office:value-type="float" office:value="60010285714.2857" calcext:value-type="float">
            <text:p>60010285714.2857</text:p>
          </table:table-cell>
          <table:table-cell office:value-type="float" office:value="61965466666.6667" calcext:value-type="float">
            <text:p>61965466666.6667</text:p>
          </table:table-cell>
          <table:table-cell office:value-type="float" office:value="60391604938.2716" calcext:value-type="float">
            <text:p>60391604938.2716</text:p>
          </table:table-cell>
          <table:table-cell office:value-type="float" office:value="48029034482.7586" calcext:value-type="float">
            <text:p>48029034482.7586</text:p>
          </table:table-cell>
          <table:table-cell office:value-type="float" office:value="60226413793.1034" calcext:value-type="float">
            <text:p>60226413793.1034</text:p>
          </table:table-cell>
          <table:table-cell office:value-type="float" office:value="43526253602.3055" calcext:value-type="float">
            <text:p>43526253602.3055</text:p>
          </table:table-cell>
          <table:table-cell office:value-type="float" office:value="48598315565.032" calcext:value-type="float">
            <text:p>48598315565.032</text:p>
          </table:table-cell>
          <table:table-cell office:value-type="float" office:value="53476971830.9859" calcext:value-type="float">
            <text:p>53476971830.9859</text:p>
          </table:table-cell>
          <table:table-cell office:value-type="float" office:value="60401798245.614" calcext:value-type="float">
            <text:p>60401798245.614</text:p>
          </table:table-cell>
          <table:table-cell office:value-type="float" office:value="60065011013.2159" calcext:value-type="float">
            <text:p>60065011013.2159</text:p>
          </table:table-cell>
          <table:table-cell office:value-type="float" office:value="58418666666.6667" calcext:value-type="float">
            <text:p>58418666666.6667</text:p>
          </table:table-cell>
          <table:table-cell office:value-type="float" office:value="77407726244.3439" calcext:value-type="float">
            <text:p>77407726244.3439</text:p>
          </table:table-cell>
          <table:table-cell office:value-type="float" office:value="70543211119.099" calcext:value-type="float">
            <text:p>70543211119.099</text:p>
          </table:table-cell>
          <table:table-cell office:value-type="float" office:value="85843534588.6206" calcext:value-type="float">
            <text:p>85843534588.6206</text:p>
          </table:table-cell>
          <table:table-cell office:value-type="float" office:value="91331203433.1629" calcext:value-type="float">
            <text:p>91331203433.1629</text:p>
          </table:table-cell>
          <table:table-cell office:value-type="float" office:value="97976886247.3172" calcext:value-type="float">
            <text:p>97976886247.3172</text:p>
          </table:table-cell>
          <table:table-cell office:value-type="float" office:value="117140723529.412" calcext:value-type="float">
            <text:p>117140723529.412</text:p>
          </table:table-cell>
          <table:table-cell office:value-type="float" office:value="122903960204.505" calcext:value-type="float">
            <text:p>122903960204.505</text:p>
          </table:table-cell>
          <table:table-cell office:value-type="float" office:value="92893587733.6549" calcext:value-type="float">
            <text:p>92893587733.6549</text:p>
          </table:table-cell>
          <table:table-cell office:value-type="float" office:value="83620628582.1082" calcext:value-type="float">
            <text:p>83620628582.1082</text:p>
          </table:table-cell>
          <table:table-cell office:value-type="float" office:value="112453382329.615" calcext:value-type="float">
            <text:p>112453382329.615</text:p>
          </table:table-cell>
          <table:table-cell office:value-type="float" office:value="145510008134.75" calcext:value-type="float">
            <text:p>145510008134.75</text:p>
          </table:table-cell>
          <table:table-cell office:value-type="float" office:value="183477522123.894" calcext:value-type="float">
            <text:p>183477522123.894</text:p>
          </table:table-cell>
          <table:table-cell office:value-type="float" office:value="230364012575.687" calcext:value-type="float">
            <text:p>230364012575.687</text:p>
          </table:table-cell>
          <table:table-cell office:value-type="float" office:value="315953388510.678" calcext:value-type="float">
            <text:p>315953388510.678</text:p>
          </table:table-cell>
          <table:table-cell office:value-type="float" office:value="329787628928.472" calcext:value-type="float">
            <text:p>329787628928.472</text:p>
          </table:table-cell>
          <table:table-cell office:value-type="float" office:value="393192354510.653" calcext:value-type="float">
            <text:p>393192354510.653</text:p>
          </table:table-cell>
          <table:table-cell office:value-type="float" office:value="316482190800.364" calcext:value-type="float">
            <text:p>316482190800.364</text:p>
          </table:table-cell>
          <table:table-cell office:value-type="float" office:value="381286237847.667" calcext:value-type="float">
            <text:p>381286237847.667</text:p>
          </table:table-cell>
          <table:table-cell office:value-type="float" office:value="371005379786.566" calcext:value-type="float">
            <text:p>371005379786.566</text:p>
          </table:table-cell>
          <table:table-cell office:value-type="float" office:value="482359318767.703" calcext:value-type="float">
            <text:p>482359318767.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Vírgenes Británicas</text:p>
          </table:table-cell>
          <table:table-cell office:value-type="string" calcext:value-type="string">
            <text:p>VG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las Vírgenes (EE.UU.)</text:p>
          </table:table-cell>
          <table:table-cell office:value-type="string" calcext:value-type="string">
            <text:p>VIR</text:p>
          </table:table-cell>
          <table:table-cell table:number-columns-repeated="42"/>
          <table:table-cell office:value-type="float" office:value="3269000000" calcext:value-type="float">
            <text:p>3269000000</text:p>
          </table:table-cell>
          <table:table-cell office:value-type="float" office:value="3453000000" calcext:value-type="float">
            <text:p>3453000000</text:p>
          </table:table-cell>
          <table:table-cell office:value-type="float" office:value="3799000000" calcext:value-type="float">
            <text:p>3799000000</text:p>
          </table:table-cell>
          <table:table-cell office:value-type="float" office:value="4439000000" calcext:value-type="float">
            <text:p>4439000000</text:p>
          </table:table-cell>
          <table:table-cell office:value-type="float" office:value="4504000000" calcext:value-type="float">
            <text:p>4504000000</text:p>
          </table:table-cell>
          <table:table-cell office:value-type="float" office:value="4803000000" calcext:value-type="float">
            <text:p>4803000000</text:p>
          </table:table-cell>
          <table:table-cell office:value-type="float" office:value="4250000000" calcext:value-type="float">
            <text:p>4250000000</text:p>
          </table:table-cell>
          <table:table-cell office:value-type="float" office:value="4203000000" calcext:value-type="float">
            <text:p>4203000000</text:p>
          </table:table-cell>
          <table:table-cell office:value-type="float" office:value="4339000000" calcext:value-type="float">
            <text:p>4339000000</text:p>
          </table:table-cell>
          <table:table-cell office:value-type="float" office:value="4239000000" calcext:value-type="float">
            <text:p>4239000000</text:p>
          </table:table-cell>
          <table:table-cell office:value-type="float" office:value="4095000000" calcext:value-type="float">
            <text:p>4095000000</text:p>
          </table:table-cell>
          <table:table-cell office:value-type="float" office:value="3762000000" calcext:value-type="float">
            <text:p>3762000000</text:p>
          </table:table-cell>
          <table:table-cell office:value-type="float" office:value="3622000000" calcext:value-type="float">
            <text:p>3622000000</text:p>
          </table:table-cell>
          <table:table-cell office:value-type="float" office:value="3748000000" calcext:value-type="float">
            <text:p>3748000000</text:p>
          </table:table-cell>
          <table:table-cell office:value-type="float" office:value="3863000000" calcext:value-type="float">
            <text:p>3863000000</text:p>
          </table:table-cell>
          <table:table-cell office:value-type="float" office:value="3855000000" calcext:value-type="float">
            <text:p>3855000000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table:number-columns-repeated="25"/>
          <table:table-cell office:value-type="float" office:value="14094687820.7445" calcext:value-type="float">
            <text:p>14094687820.7445</text:p>
          </table:table-cell>
          <table:table-cell office:value-type="float" office:value="26336616250.4397" calcext:value-type="float">
            <text:p>26336616250.4397</text:p>
          </table:table-cell>
          <table:table-cell office:value-type="float" office:value="36658108850.3149" calcext:value-type="float">
            <text:p>36658108850.3149</text:p>
          </table:table-cell>
          <table:table-cell office:value-type="float" office:value="25423812648.5941" calcext:value-type="float">
            <text:p>25423812648.5941</text:p>
          </table:table-cell>
          <table:table-cell office:value-type="float" office:value="6293304974.59403" calcext:value-type="float">
            <text:p>6293304974.59403</text:p>
          </table:table-cell>
          <table:table-cell office:value-type="float" office:value="6471740805.56984" calcext:value-type="float">
            <text:p>6471740805.56984</text:p>
          </table:table-cell>
          <table:table-cell office:value-type="float" office:value="9613369520.41885" calcext:value-type="float">
            <text:p>9613369520.41885</text:p>
          </table:table-cell>
          <table:table-cell office:value-type="float" office:value="9866990236.43587" calcext:value-type="float">
            <text:p>9866990236.43587</text:p>
          </table:table-cell>
          <table:table-cell office:value-type="float" office:value="13180953598.1716" calcext:value-type="float">
            <text:p>13180953598.1716</text:p>
          </table:table-cell>
          <table:table-cell office:value-type="float" office:value="16286433533.3228" calcext:value-type="float">
            <text:p>16286433533.3228</text:p>
          </table:table-cell>
          <table:table-cell office:value-type="float" office:value="20736164458.9505" calcext:value-type="float">
            <text:p>20736164458.9505</text:p>
          </table:table-cell>
          <table:table-cell office:value-type="float" office:value="24657470574.7501" calcext:value-type="float">
            <text:p>24657470574.7501</text:p>
          </table:table-cell>
          <table:table-cell office:value-type="float" office:value="26843700441.5482" calcext:value-type="float">
            <text:p>26843700441.5482</text:p>
          </table:table-cell>
          <table:table-cell office:value-type="float" office:value="27209602050.0452" calcext:value-type="float">
            <text:p>27209602050.0452</text:p>
          </table:table-cell>
          <table:table-cell office:value-type="float" office:value="28683659006.7752" calcext:value-type="float">
            <text:p>28683659006.7752</text:p>
          </table:table-cell>
          <table:table-cell office:value-type="float" office:value="31172518403.3162" calcext:value-type="float">
            <text:p>31172518403.3162</text:p>
          </table:table-cell>
          <table:table-cell office:value-type="float" office:value="32685198735.3053" calcext:value-type="float">
            <text:p>32685198735.3053</text:p>
          </table:table-cell>
          <table:table-cell office:value-type="float" office:value="35064105500.8345" calcext:value-type="float">
            <text:p>35064105500.8345</text:p>
          </table:table-cell>
          <table:table-cell office:value-type="float" office:value="39552513316.0734" calcext:value-type="float">
            <text:p>39552513316.0734</text:p>
          </table:table-cell>
          <table:table-cell office:value-type="float" office:value="45427854693.2554" calcext:value-type="float">
            <text:p>45427854693.2554</text:p>
          </table:table-cell>
          <table:table-cell office:value-type="float" office:value="57633255618.2731" calcext:value-type="float">
            <text:p>57633255618.2731</text:p>
          </table:table-cell>
          <table:table-cell office:value-type="float" office:value="66371664817.0436" calcext:value-type="float">
            <text:p>66371664817.0436</text:p>
          </table:table-cell>
          <table:table-cell office:value-type="float" office:value="77414425532.2452" calcext:value-type="float">
            <text:p>77414425532.2452</text:p>
          </table:table-cell>
          <table:table-cell office:value-type="float" office:value="99130304099.1274" calcext:value-type="float">
            <text:p>99130304099.1274</text:p>
          </table:table-cell>
          <table:table-cell office:value-type="float" office:value="106014659770.222" calcext:value-type="float">
            <text:p>106014659770.222</text:p>
          </table:table-cell>
          <table:table-cell office:value-type="float" office:value="115931749697.241" calcext:value-type="float">
            <text:p>115931749697.241</text:p>
          </table:table-cell>
          <table:table-cell office:value-type="float" office:value="135539438559.709" calcext:value-type="float">
            <text:p>135539438559.709</text:p>
          </table:table-cell>
          <table:table-cell office:value-type="float" office:value="155820001920.492" calcext:value-type="float">
            <text:p>155820001920.492</text:p>
          </table:table-cell>
          <table:table-cell office:value-type="float" office:value="171222025117.381" calcext:value-type="float">
            <text:p>171222025117.381</text:p>
          </table:table-cell>
          <table:table-cell office:value-type="float" office:value="186204652922.262" calcext:value-type="float">
            <text:p>186204652922.262</text:p>
          </table:table-cell>
          <table:table-cell office:value-type="float" office:value="193241108709.536" calcext:value-type="float">
            <text:p>193241108709.536</text:p>
          </table:table-cell>
          <table:table-cell office:value-type="float" office:value="205276172134.901" calcext:value-type="float">
            <text:p>205276172134.901</text:p>
          </table:table-cell>
          <table:table-cell office:value-type="float" office:value="223779865815.183" calcext:value-type="float">
            <text:p>223779865815.183</text:p>
          </table:table-cell>
          <table:table-cell office:value-type="float" office:value="244948445308.883" calcext:value-type="float">
            <text:p>244948445308.883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table:number-columns-repeated="19"/>
          <table:table-cell office:value-type="float" office:value="119258835.335525" calcext:value-type="float">
            <text:p>119258835.335525</text:p>
          </table:table-cell>
          <table:table-cell office:value-type="float" office:value="113423181.338956" calcext:value-type="float">
            <text:p>113423181.338956</text:p>
          </table:table-cell>
          <table:table-cell office:value-type="float" office:value="98746405.3924806" calcext:value-type="float">
            <text:p>98746405.3924806</text:p>
          </table:table-cell>
          <table:table-cell office:value-type="float" office:value="98144643.8965575" calcext:value-type="float">
            <text:p>98144643.8965575</text:p>
          </table:table-cell>
          <table:table-cell office:value-type="float" office:value="110123779.812821" calcext:value-type="float">
            <text:p>110123779.812821</text:p>
          </table:table-cell>
          <table:table-cell office:value-type="float" office:value="135553763.982667" calcext:value-type="float">
            <text:p>135553763.982667</text:p>
          </table:table-cell>
          <table:table-cell office:value-type="float" office:value="123698506.111363" calcext:value-type="float">
            <text:p>123698506.111363</text:p>
          </table:table-cell>
          <table:table-cell office:value-type="float" office:value="118691396.764915" calcext:value-type="float">
            <text:p>118691396.764915</text:p>
          </table:table-cell>
          <table:table-cell office:value-type="float" office:value="130834145.053665" calcext:value-type="float">
            <text:p>130834145.053665</text:p>
          </table:table-cell>
          <table:table-cell office:value-type="float" office:value="148545381.418421" calcext:value-type="float">
            <text:p>148545381.418421</text:p>
          </table:table-cell>
          <table:table-cell office:value-type="float" office:value="144482170.248703" calcext:value-type="float">
            <text:p>144482170.248703</text:p>
          </table:table-cell>
          <table:table-cell office:value-type="float" office:value="158397403.041175" calcext:value-type="float">
            <text:p>158397403.041175</text:p>
          </table:table-cell>
          <table:table-cell office:value-type="float" office:value="188869985.673352" calcext:value-type="float">
            <text:p>188869985.673352</text:p>
          </table:table-cell>
          <table:table-cell office:value-type="float" office:value="196142585.014816" calcext:value-type="float">
            <text:p>196142585.014816</text:p>
          </table:table-cell>
          <table:table-cell office:value-type="float" office:value="188080374.400605" calcext:value-type="float">
            <text:p>188080374.400605</text:p>
          </table:table-cell>
          <table:table-cell office:value-type="float" office:value="219260341.050642" calcext:value-type="float">
            <text:p>219260341.050642</text:p>
          </table:table-cell>
          <table:table-cell office:value-type="float" office:value="233902114.8683" calcext:value-type="float">
            <text:p>233902114.8683</text:p>
          </table:table-cell>
          <table:table-cell office:value-type="float" office:value="245177633.168933" calcext:value-type="float">
            <text:p>245177633.168933</text:p>
          </table:table-cell>
          <table:table-cell office:value-type="float" office:value="255890221.800293" calcext:value-type="float">
            <text:p>255890221.800293</text:p>
          </table:table-cell>
          <table:table-cell office:value-type="float" office:value="262301252.769228" calcext:value-type="float">
            <text:p>262301252.769228</text:p>
          </table:table-cell>
          <table:table-cell office:value-type="float" office:value="267999225.256634" calcext:value-type="float">
            <text:p>267999225.256634</text:p>
          </table:table-cell>
          <table:table-cell office:value-type="float" office:value="272014693.050806" calcext:value-type="float">
            <text:p>272014693.050806</text:p>
          </table:table-cell>
          <table:table-cell office:value-type="float" office:value="257926881.72043" calcext:value-type="float">
            <text:p>257926881.72043</text:p>
          </table:table-cell>
          <table:table-cell office:value-type="float" office:value="262603781.799059" calcext:value-type="float">
            <text:p>262603781.799059</text:p>
          </table:table-cell>
          <table:table-cell office:value-type="float" office:value="314463144.04219" calcext:value-type="float">
            <text:p>314463144.04219</text:p>
          </table:table-cell>
          <table:table-cell office:value-type="float" office:value="364996869.129618" calcext:value-type="float">
            <text:p>364996869.129618</text:p>
          </table:table-cell>
          <table:table-cell office:value-type="float" office:value="394962552.336108" calcext:value-type="float">
            <text:p>394962552.336108</text:p>
          </table:table-cell>
          <table:table-cell office:value-type="float" office:value="439376794.094041" calcext:value-type="float">
            <text:p>439376794.094041</text:p>
          </table:table-cell>
          <table:table-cell office:value-type="float" office:value="526428309.945088" calcext:value-type="float">
            <text:p>526428309.945088</text:p>
          </table:table-cell>
          <table:table-cell office:value-type="float" office:value="607958616.143415" calcext:value-type="float">
            <text:p>607958616.143415</text:p>
          </table:table-cell>
          <table:table-cell office:value-type="float" office:value="610066628.693058" calcext:value-type="float">
            <text:p>610066628.693058</text:p>
          </table:table-cell>
          <table:table-cell office:value-type="float" office:value="700804286.224354" calcext:value-type="float">
            <text:p>700804286.224354</text:p>
          </table:table-cell>
          <table:table-cell office:value-type="float" office:value="792149700.679116" calcext:value-type="float">
            <text:p>792149700.679116</text:p>
          </table:table-cell>
          <table:table-cell office:value-type="float" office:value="781702874.106058" calcext:value-type="float">
            <text:p>781702874.106058</text:p>
          </table:table-cell>
          <table:table-cell office:value-type="float" office:value="801787555.861121" calcext:value-type="float">
            <text:p>801787555.861121</text:p>
          </table:table-cell>
          <table:table-cell office:value-type="float" office:value="814954306.971033" calcext:value-type="float">
            <text:p>814954306.971033</text:p>
          </table:table-cell>
          <table:table-cell office:value-type="float" office:value="737917151.424178" calcext:value-type="float">
            <text:p>737917151.424178</text:p>
          </table:table-cell>
          <table:table-cell office:value-type="float" office:value="787942567.411846" calcext:value-type="float">
            <text:p>787942567.411846</text:p>
          </table:table-cell>
          <table:table-cell office:value-type="float" office:value="849708342.698412" calcext:value-type="float">
            <text:p>849708342.698412</text:p>
          </table:table-cell>
          <table:table-cell office:value-type="float" office:value="887817896.301835" calcext:value-type="float">
            <text:p>887817896.301835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table:number-columns-repeated="22"/>
          <table:table-cell office:value-type="float" office:value="121221651.619316" calcext:value-type="float">
            <text:p>121221651.619316</text:p>
          </table:table-cell>
          <table:table-cell office:value-type="float" office:value="111862823.574979" calcext:value-type="float">
            <text:p>111862823.574979</text:p>
          </table:table-cell>
          <table:table-cell office:value-type="float" office:value="109200934.328518" calcext:value-type="float">
            <text:p>109200934.328518</text:p>
          </table:table-cell>
          <table:table-cell office:value-type="float" office:value="95572172.9835657" calcext:value-type="float">
            <text:p>95572172.9835657</text:p>
          </table:table-cell>
          <table:table-cell office:value-type="float" office:value="100947848.64478" calcext:value-type="float">
            <text:p>100947848.64478</text:p>
          </table:table-cell>
          <table:table-cell office:value-type="float" office:value="111713922.141578" calcext:value-type="float">
            <text:p>111713922.141578</text:p>
          </table:table-cell>
          <table:table-cell office:value-type="float" office:value="133016065.416065" calcext:value-type="float">
            <text:p>133016065.416065</text:p>
          </table:table-cell>
          <table:table-cell office:value-type="float" office:value="122888609.715243" calcext:value-type="float">
            <text:p>122888609.715243</text:p>
          </table:table-cell>
          <table:table-cell office:value-type="float" office:value="125766269.755358" calcext:value-type="float">
            <text:p>125766269.755358</text:p>
          </table:table-cell>
          <table:table-cell office:value-type="float" office:value="125597205.422315" calcext:value-type="float">
            <text:p>125597205.422315</text:p>
          </table:table-cell>
          <table:table-cell office:value-type="float" office:value="132303041.36253" calcext:value-type="float">
            <text:p>132303041.36253</text:p>
          </table:table-cell>
          <table:table-cell office:value-type="float" office:value="133122897.196262" calcext:value-type="float">
            <text:p>133122897.196262</text:p>
          </table:table-cell>
          <table:table-cell office:value-type="float" office:value="221098106.508876" calcext:value-type="float">
            <text:p>221098106.508876</text:p>
          </table:table-cell>
          <table:table-cell office:value-type="float" office:value="224865731.381903" calcext:value-type="float">
            <text:p>224865731.381903</text:p>
          </table:table-cell>
          <table:table-cell office:value-type="float" office:value="249908970.658971" calcext:value-type="float">
            <text:p>249908970.658971</text:p>
          </table:table-cell>
          <table:table-cell office:value-type="float" office:value="285475591.89651" calcext:value-type="float">
            <text:p>285475591.89651</text:p>
          </table:table-cell>
          <table:table-cell office:value-type="float" office:value="269481523.200465" calcext:value-type="float">
            <text:p>269481523.200465</text:p>
          </table:table-cell>
          <table:table-cell office:value-type="float" office:value="258833766.580017" calcext:value-type="float">
            <text:p>258833766.580017</text:p>
          </table:table-cell>
          <table:table-cell office:value-type="float" office:value="269019710.327456" calcext:value-type="float">
            <text:p>269019710.327456</text:p>
          </table:table-cell>
          <table:table-cell office:value-type="float" office:value="273088357.1637" calcext:value-type="float">
            <text:p>273088357.1637</text:p>
          </table:table-cell>
          <table:table-cell office:value-type="float" office:value="288078881.433056" calcext:value-type="float">
            <text:p>288078881.433056</text:p>
          </table:table-cell>
          <table:table-cell office:value-type="float" office:value="338838639.378435" calcext:value-type="float">
            <text:p>338838639.378435</text:p>
          </table:table-cell>
          <table:table-cell office:value-type="float" office:value="420320176.359437" calcext:value-type="float">
            <text:p>420320176.359437</text:p>
          </table:table-cell>
          <table:table-cell office:value-type="float" office:value="462649043.044658" calcext:value-type="float">
            <text:p>462649043.044658</text:p>
          </table:table-cell>
          <table:table-cell office:value-type="float" office:value="508503671.284407" calcext:value-type="float">
            <text:p>508503671.284407</text:p>
          </table:table-cell>
          <table:table-cell office:value-type="float" office:value="550970655.544072" calcext:value-type="float">
            <text:p>550970655.544072</text:p>
          </table:table-cell>
          <table:table-cell office:value-type="float" office:value="644132488.887141" calcext:value-type="float">
            <text:p>644132488.887141</text:p>
          </table:table-cell>
          <table:table-cell office:value-type="float" office:value="560959527.824621" calcext:value-type="float">
            <text:p>560959527.824621</text:p>
          </table:table-cell>
          <table:table-cell office:value-type="float" office:value="643046733.391126" calcext:value-type="float">
            <text:p>643046733.391126</text:p>
          </table:table-cell>
          <table:table-cell office:value-type="float" office:value="739785121.889922" calcext:value-type="float">
            <text:p>739785121.889922</text:p>
          </table:table-cell>
          <table:table-cell office:value-type="float" office:value="801168622.338114" calcext:value-type="float">
            <text:p>801168622.338114</text:p>
          </table:table-cell>
          <table:table-cell office:value-type="float" office:value="804808525.537223" calcext:value-type="float">
            <text:p>804808525.537223</text:p>
          </table:table-cell>
          <table:table-cell office:value-type="float" office:value="805162576.422974" calcext:value-type="float">
            <text:p>805162576.422974</text:p>
          </table:table-cell>
          <table:table-cell office:value-type="float" office:value="804100573.408688" calcext:value-type="float">
            <text:p>804100573.408688</text:p>
          </table:table-cell>
          <table:table-cell office:value-type="float" office:value="786640012.24318" calcext:value-type="float">
            <text:p>786640012.24318</text:p>
          </table:table-cell>
          <table:table-cell office:value-type="float" office:value="841538412.998896" calcext:value-type="float">
            <text:p>841538412.998896</text:p>
          </table:table-cell>
          <table:table-cell office:value-type="float" office:value="861494700.74813" calcext:value-type="float">
            <text:p>861494700.74813</text:p>
          </table:table-cell>
        </table:table-row>
        <table:table-row table:style-name="ro1">
          <table:table-cell office:value-type="string" calcext:value-type="string">
            <text:p>Yemen, Rep. del</text:p>
          </table:table-cell>
          <table:table-cell office:value-type="string" calcext:value-type="string">
            <text:p>YEM</text:p>
          </table:table-cell>
          <table:table-cell table:number-columns-repeated="30"/>
          <table:table-cell office:value-type="float" office:value="5647119229.00763" calcext:value-type="float">
            <text:p>5647119229.00763</text:p>
          </table:table-cell>
          <table:table-cell office:value-type="float" office:value="5930370370.37037" calcext:value-type="float">
            <text:p>5930370370.37037</text:p>
          </table:table-cell>
          <table:table-cell office:value-type="float" office:value="6463649985.01648" calcext:value-type="float">
            <text:p>6463649985.01648</text:p>
          </table:table-cell>
          <table:table-cell office:value-type="float" office:value="5368270614.8468" calcext:value-type="float">
            <text:p>5368270614.8468</text:p>
          </table:table-cell>
          <table:table-cell office:value-type="float" office:value="4167356037.1517" calcext:value-type="float">
            <text:p>4167356037.1517</text:p>
          </table:table-cell>
          <table:table-cell office:value-type="float" office:value="4258788725.44991" calcext:value-type="float">
            <text:p>4258788725.44991</text:p>
          </table:table-cell>
          <table:table-cell office:value-type="float" office:value="5785685310.86668" calcext:value-type="float">
            <text:p>5785685310.86668</text:p>
          </table:table-cell>
          <table:table-cell office:value-type="float" office:value="6838557384.40357" calcext:value-type="float">
            <text:p>6838557384.40357</text:p>
          </table:table-cell>
          <table:table-cell office:value-type="float" office:value="6325141675.86989" calcext:value-type="float">
            <text:p>6325141675.86989</text:p>
          </table:table-cell>
          <table:table-cell office:value-type="float" office:value="7641102523.15082" calcext:value-type="float">
            <text:p>7641102523.15082</text:p>
          </table:table-cell>
          <table:table-cell office:value-type="float" office:value="9652436179.64605" calcext:value-type="float">
            <text:p>9652436179.64605</text:p>
          </table:table-cell>
          <table:table-cell office:value-type="float" office:value="9861560094.74009" calcext:value-type="float">
            <text:p>9861560094.74009</text:p>
          </table:table-cell>
          <table:table-cell office:value-type="float" office:value="10694628091.6726" calcext:value-type="float">
            <text:p>10694628091.6726</text:p>
          </table:table-cell>
          <table:table-cell office:value-type="float" office:value="11777966673.3897" calcext:value-type="float">
            <text:p>11777966673.3897</text:p>
          </table:table-cell>
          <table:table-cell office:value-type="float" office:value="13872791658.5487" calcext:value-type="float">
            <text:p>13872791658.5487</text:p>
          </table:table-cell>
          <table:table-cell office:value-type="float" office:value="16746344766.2044" calcext:value-type="float">
            <text:p>16746344766.2044</text:p>
          </table:table-cell>
          <table:table-cell office:value-type="float" office:value="19061978586.1278" calcext:value-type="float">
            <text:p>19061978586.1278</text:p>
          </table:table-cell>
          <table:table-cell office:value-type="float" office:value="21650532264.2322" calcext:value-type="float">
            <text:p>21650532264.2322</text:p>
          </table:table-cell>
          <table:table-cell office:value-type="float" office:value="26910851361.7555" calcext:value-type="float">
            <text:p>26910851361.7555</text:p>
          </table:table-cell>
          <table:table-cell office:value-type="float" office:value="25130274124.2524" calcext:value-type="float">
            <text:p>25130274124.2524</text:p>
          </table:table-cell>
          <table:table-cell office:value-type="float" office:value="30906749533.221" calcext:value-type="float">
            <text:p>30906749533.221</text:p>
          </table:table-cell>
          <table:table-cell office:value-type="float" office:value="32726417878.391" calcext:value-type="float">
            <text:p>32726417878.391</text:p>
          </table:table-cell>
          <table:table-cell office:value-type="float" office:value="35401339869.3055" calcext:value-type="float">
            <text:p>35401339869.3055</text:p>
          </table:table-cell>
          <table:table-cell office:value-type="float" office:value="40415233436.1767" calcext:value-type="float">
            <text:p>40415233436.1767</text:p>
          </table:table-cell>
          <table:table-cell office:value-type="float" office:value="43228585321.3272" calcext:value-type="float">
            <text:p>43228585321.3272</text:p>
          </table:table-cell>
          <table:table-cell office:value-type="float" office:value="42628328212.1041" calcext:value-type="float">
            <text:p>42628328212.1041</text:p>
          </table:table-cell>
          <table:table-cell office:value-type="float" office:value="30968242967.7823" calcext:value-type="float">
            <text:p>30968242967.7823</text:p>
          </table:table-cell>
          <table:table-cell office:value-type="float" office:value="26818703092.5852" calcext:value-type="float">
            <text:p>26818703092.5852</text:p>
          </table:table-cell>
          <table:table-cell office:value-type="float" office:value="26914402223.7828" calcext:value-type="float">
            <text:p>26914402223.7828</text:p>
          </table:table-cell>
        </table:table-row>
        <table:table-row table:style-name="ro1">
          <table:table-cell office:value-type="string" calcext:value-type="string">
            <text:p>Sudáfrica</text:p>
          </table:table-cell>
          <table:table-cell office:value-type="string" calcext:value-type="string">
            <text:p>ZAF</text:p>
          </table:table-cell>
          <table:table-cell office:value-type="float" office:value="7575248495.0301" calcext:value-type="float">
            <text:p>7575248495.0301</text:p>
          </table:table-cell>
          <table:table-cell office:value-type="float" office:value="7972840543.18914" calcext:value-type="float">
            <text:p>7972840543.18914</text:p>
          </table:table-cell>
          <table:table-cell office:value-type="float" office:value="8497830043.39913" calcext:value-type="float">
            <text:p>8497830043.39913</text:p>
          </table:table-cell>
          <table:table-cell office:value-type="float" office:value="9423211535.76928" calcext:value-type="float">
            <text:p>9423211535.76928</text:p>
          </table:table-cell>
          <table:table-cell office:value-type="float" office:value="10373792524.1495" calcext:value-type="float">
            <text:p>10373792524.1495</text:p>
          </table:table-cell>
          <table:table-cell office:value-type="float" office:value="11334173316.5337" calcext:value-type="float">
            <text:p>11334173316.5337</text:p>
          </table:table-cell>
          <table:table-cell office:value-type="float" office:value="12354752904.9419" calcext:value-type="float">
            <text:p>12354752904.9419</text:p>
          </table:table-cell>
          <table:table-cell office:value-type="float" office:value="13777124457.5108" calcext:value-type="float">
            <text:p>13777124457.5108</text:p>
          </table:table-cell>
          <table:table-cell office:value-type="float" office:value="14894302113.9577" calcext:value-type="float">
            <text:p>14894302113.9577</text:p>
          </table:table-cell>
          <table:table-cell office:value-type="float" office:value="16780064398.712" calcext:value-type="float">
            <text:p>16780064398.712</text:p>
          </table:table-cell>
          <table:table-cell office:value-type="float" office:value="18418031639.3672" calcext:value-type="float">
            <text:p>18418031639.3672</text:p>
          </table:table-cell>
          <table:table-cell office:value-type="float" office:value="20334172259.5078" calcext:value-type="float">
            <text:p>20334172259.5078</text:p>
          </table:table-cell>
          <table:table-cell office:value-type="float" office:value="21358137114.6091" calcext:value-type="float">
            <text:p>21358137114.6091</text:p>
          </table:table-cell>
          <table:table-cell office:value-type="float" office:value="29293948126.8012" calcext:value-type="float">
            <text:p>29293948126.8012</text:p>
          </table:table-cell>
          <table:table-cell office:value-type="float" office:value="36806475349.5217" calcext:value-type="float">
            <text:p>36806475349.5217</text:p>
          </table:table-cell>
          <table:table-cell office:value-type="float" office:value="38114942528.7356" calcext:value-type="float">
            <text:p>38114942528.7356</text:p>
          </table:table-cell>
          <table:table-cell office:value-type="float" office:value="36601885924.563" calcext:value-type="float">
            <text:p>36601885924.563</text:p>
          </table:table-cell>
          <table:table-cell office:value-type="float" office:value="40649724011.0396" calcext:value-type="float">
            <text:p>40649724011.0396</text:p>
          </table:table-cell>
          <table:table-cell office:value-type="float" office:value="46737580496.7801" calcext:value-type="float">
            <text:p>46737580496.7801</text:p>
          </table:table-cell>
          <table:table-cell office:value-type="float" office:value="57647268408.5511" calcext:value-type="float">
            <text:p>57647268408.5511</text:p>
          </table:table-cell>
          <table:table-cell office:value-type="float" office:value="82984078068.8238" calcext:value-type="float">
            <text:p>82984078068.8238</text:p>
          </table:table-cell>
          <table:table-cell office:value-type="float" office:value="89629496832.7955" calcext:value-type="float">
            <text:p>89629496832.7955</text:p>
          </table:table-cell>
          <table:table-cell office:value-type="float" office:value="82696902010.2943" calcext:value-type="float">
            <text:p>82696902010.2943</text:p>
          </table:table-cell>
          <table:table-cell office:value-type="float" office:value="88786580362.8407" calcext:value-type="float">
            <text:p>88786580362.8407</text:p>
          </table:table-cell>
          <table:table-cell office:value-type="float" office:value="87880468268.6383" calcext:value-type="float">
            <text:p>87880468268.6383</text:p>
          </table:table-cell>
          <table:table-cell office:value-type="float" office:value="69208451592.5576" calcext:value-type="float">
            <text:p>69208451592.5576</text:p>
          </table:table-cell>
          <table:table-cell office:value-type="float" office:value="82107924006.1732" calcext:value-type="float">
            <text:p>82107924006.1732</text:p>
          </table:table-cell>
          <table:table-cell office:value-type="float" office:value="107414974090.178" calcext:value-type="float">
            <text:p>107414974090.178</text:p>
          </table:table-cell>
          <table:table-cell office:value-type="float" office:value="118331510445.149" calcext:value-type="float">
            <text:p>118331510445.149</text:p>
          </table:table-cell>
          <table:table-cell office:value-type="float" office:value="128902675070.723" calcext:value-type="float">
            <text:p>128902675070.723</text:p>
          </table:table-cell>
          <table:table-cell office:value-type="float" office:value="115553279480.54" calcext:value-type="float">
            <text:p>115553279480.54</text:p>
          </table:table-cell>
          <table:table-cell office:value-type="float" office:value="123943432441.241" calcext:value-type="float">
            <text:p>123943432441.241</text:p>
          </table:table-cell>
          <table:table-cell office:value-type="float" office:value="134545231416.55" calcext:value-type="float">
            <text:p>134545231416.55</text:p>
          </table:table-cell>
          <table:table-cell office:value-type="float" office:value="134309759157.817" calcext:value-type="float">
            <text:p>134309759157.817</text:p>
          </table:table-cell>
          <table:table-cell office:value-type="float" office:value="139752450152.078" calcext:value-type="float">
            <text:p>139752450152.078</text:p>
          </table:table-cell>
          <table:table-cell office:value-type="float" office:value="155460285076.232" calcext:value-type="float">
            <text:p>155460285076.232</text:p>
          </table:table-cell>
          <table:table-cell office:value-type="float" office:value="147607982694.857" calcext:value-type="float">
            <text:p>147607982694.857</text:p>
          </table:table-cell>
          <table:table-cell office:value-type="float" office:value="152586154513.889" calcext:value-type="float">
            <text:p>152586154513.889</text:p>
          </table:table-cell>
          <table:table-cell office:value-type="float" office:value="137774361015.14" calcext:value-type="float">
            <text:p>137774361015.14</text:p>
          </table:table-cell>
          <table:table-cell office:value-type="float" office:value="136631966609.379" calcext:value-type="float">
            <text:p>136631966609.379</text:p>
          </table:table-cell>
          <table:table-cell office:value-type="float" office:value="136361854808.496" calcext:value-type="float">
            <text:p>136361854808.496</text:p>
          </table:table-cell>
          <table:table-cell office:value-type="float" office:value="121600818309.679" calcext:value-type="float">
            <text:p>121600818309.679</text:p>
          </table:table-cell>
          <table:table-cell office:value-type="float" office:value="115482368343.658" calcext:value-type="float">
            <text:p>115482368343.658</text:p>
          </table:table-cell>
          <table:table-cell office:value-type="float" office:value="175256916996.047" calcext:value-type="float">
            <text:p>175256916996.047</text:p>
          </table:table-cell>
          <table:table-cell office:value-type="float" office:value="228593566165.088" calcext:value-type="float">
            <text:p>228593566165.088</text:p>
          </table:table-cell>
          <table:table-cell office:value-type="float" office:value="257671413750.825" calcext:value-type="float">
            <text:p>257671413750.825</text:p>
          </table:table-cell>
          <table:table-cell office:value-type="float" office:value="271638484826.109" calcext:value-type="float">
            <text:p>271638484826.109</text:p>
          </table:table-cell>
          <table:table-cell office:value-type="float" office:value="299415505152.298" calcext:value-type="float">
            <text:p>299415505152.298</text:p>
          </table:table-cell>
          <table:table-cell office:value-type="float" office:value="286769839732.726" calcext:value-type="float">
            <text:p>286769839732.726</text:p>
          </table:table-cell>
          <table:table-cell office:value-type="float" office:value="295936485832.635" calcext:value-type="float">
            <text:p>295936485832.635</text:p>
          </table:table-cell>
          <table:table-cell office:value-type="float" office:value="375349442837.24" calcext:value-type="float">
            <text:p>375349442837.24</text:p>
          </table:table-cell>
          <table:table-cell office:value-type="float" office:value="416418874936.304" calcext:value-type="float">
            <text:p>416418874936.304</text:p>
          </table:table-cell>
          <table:table-cell office:value-type="float" office:value="396327875200.974" calcext:value-type="float">
            <text:p>396327875200.974</text:p>
          </table:table-cell>
          <table:table-cell office:value-type="float" office:value="366643223167.031" calcext:value-type="float">
            <text:p>366643223167.031</text:p>
          </table:table-cell>
          <table:table-cell office:value-type="float" office:value="350636208160.181" calcext:value-type="float">
            <text:p>350636208160.181</text:p>
          </table:table-cell>
          <table:table-cell office:value-type="float" office:value="317536830643.708" calcext:value-type="float">
            <text:p>317536830643.708</text:p>
          </table:table-cell>
          <table:table-cell office:value-type="float" office:value="295746599723.99" calcext:value-type="float">
            <text:p>295746599723.99</text:p>
          </table:table-cell>
          <table:table-cell office:value-type="float" office:value="348871647962.321" calcext:value-type="float">
            <text:p>348871647962.321</text:p>
          </table:table-cell>
          <table:table-cell office:value-type="float" office:value="366298209834.58" calcext:value-type="float">
            <text:p>366298209834.5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713000000" calcext:value-type="float">
            <text:p>713000000</text:p>
          </table:table-cell>
          <table:table-cell office:value-type="float" office:value="696285714.285714" calcext:value-type="float">
            <text:p>696285714.285714</text:p>
          </table:table-cell>
          <table:table-cell office:value-type="float" office:value="693142857.142857" calcext:value-type="float">
            <text:p>693142857.142857</text:p>
          </table:table-cell>
          <table:table-cell office:value-type="float" office:value="718714285.714286" calcext:value-type="float">
            <text:p>718714285.714286</text:p>
          </table:table-cell>
          <table:table-cell office:value-type="float" office:value="839428571.428571" calcext:value-type="float">
            <text:p>839428571.428571</text:p>
          </table:table-cell>
          <table:table-cell office:value-type="float" office:value="1082857142.85714" calcext:value-type="float">
            <text:p>1082857142.85714</text:p>
          </table:table-cell>
          <table:table-cell office:value-type="float" office:value="1264285714.28571" calcext:value-type="float">
            <text:p>1264285714.28571</text:p>
          </table:table-cell>
          <table:table-cell office:value-type="float" office:value="1368000000" calcext:value-type="float">
            <text:p>1368000000</text:p>
          </table:table-cell>
          <table:table-cell office:value-type="float" office:value="1605857142.85714" calcext:value-type="float">
            <text:p>1605857142.85714</text:p>
          </table:table-cell>
          <table:table-cell office:value-type="float" office:value="1965714285.71429" calcext:value-type="float">
            <text:p>1965714285.71429</text:p>
          </table:table-cell>
          <table:table-cell office:value-type="float" office:value="1825285714.28571" calcext:value-type="float">
            <text:p>1825285714.28571</text:p>
          </table:table-cell>
          <table:table-cell office:value-type="float" office:value="1687000000" calcext:value-type="float">
            <text:p>1687000000</text:p>
          </table:table-cell>
          <table:table-cell office:value-type="float" office:value="1910714285.71429" calcext:value-type="float">
            <text:p>1910714285.71429</text:p>
          </table:table-cell>
          <table:table-cell office:value-type="float" office:value="2268714285.71429" calcext:value-type="float">
            <text:p>2268714285.71429</text:p>
          </table:table-cell>
          <table:table-cell office:value-type="float" office:value="3121833333.33333" calcext:value-type="float">
            <text:p>3121833333.33333</text:p>
          </table:table-cell>
          <table:table-cell office:value-type="float" office:value="2618666666.66667" calcext:value-type="float">
            <text:p>2618666666.66667</text:p>
          </table:table-cell>
          <table:table-cell office:value-type="float" office:value="2746714285.71429" calcext:value-type="float">
            <text:p>2746714285.71429</text:p>
          </table:table-cell>
          <table:table-cell office:value-type="float" office:value="2483000000" calcext:value-type="float">
            <text:p>2483000000</text:p>
          </table:table-cell>
          <table:table-cell office:value-type="float" office:value="2813375000" calcext:value-type="float">
            <text:p>2813375000</text:p>
          </table:table-cell>
          <table:table-cell office:value-type="float" office:value="3325500000" calcext:value-type="float">
            <text:p>3325500000</text:p>
          </table:table-cell>
          <table:table-cell office:value-type="float" office:value="3829500000" calcext:value-type="float">
            <text:p>3829500000</text:p>
          </table:table-cell>
          <table:table-cell office:value-type="float" office:value="3872666666.66667" calcext:value-type="float">
            <text:p>3872666666.66667</text:p>
          </table:table-cell>
          <table:table-cell office:value-type="float" office:value="3994777777.77778" calcext:value-type="float">
            <text:p>3994777777.77778</text:p>
          </table:table-cell>
          <table:table-cell office:value-type="float" office:value="3216307692.30769" calcext:value-type="float">
            <text:p>3216307692.30769</text:p>
          </table:table-cell>
          <table:table-cell office:value-type="float" office:value="2739444444.44445" calcext:value-type="float">
            <text:p>2739444444.44445</text:p>
          </table:table-cell>
          <table:table-cell office:value-type="float" office:value="2281258064.51613" calcext:value-type="float">
            <text:p>2281258064.51613</text:p>
          </table:table-cell>
          <table:table-cell office:value-type="float" office:value="1661948717.94872" calcext:value-type="float">
            <text:p>1661948717.94872</text:p>
          </table:table-cell>
          <table:table-cell office:value-type="float" office:value="2269894736.84211" calcext:value-type="float">
            <text:p>2269894736.84211</text:p>
          </table:table-cell>
          <table:table-cell office:value-type="float" office:value="3713614457.83133" calcext:value-type="float">
            <text:p>3713614457.83133</text:p>
          </table:table-cell>
          <table:table-cell office:value-type="float" office:value="3998637681.15942" calcext:value-type="float">
            <text:p>3998637681.15942</text:p>
          </table:table-cell>
          <table:table-cell office:value-type="float" office:value="3285217391.30435" calcext:value-type="float">
            <text:p>3285217391.30435</text:p>
          </table:table-cell>
          <table:table-cell office:value-type="float" office:value="3378882352.94118" calcext:value-type="float">
            <text:p>3378882352.94118</text:p>
          </table:table-cell>
          <table:table-cell office:value-type="float" office:value="3181921787.7095" calcext:value-type="float">
            <text:p>3181921787.7095</text:p>
          </table:table-cell>
          <table:table-cell office:value-type="float" office:value="3273237853.35689" calcext:value-type="float">
            <text:p>3273237853.35689</text:p>
          </table:table-cell>
          <table:table-cell office:value-type="float" office:value="3656647744.24858" calcext:value-type="float">
            <text:p>3656647744.24858</text:p>
          </table:table-cell>
          <table:table-cell office:value-type="float" office:value="3807067121.8609" calcext:value-type="float">
            <text:p>3807067121.8609</text:p>
          </table:table-cell>
          <table:table-cell office:value-type="float" office:value="3597220962.00017" calcext:value-type="float">
            <text:p>3597220962.00017</text:p>
          </table:table-cell>
          <table:table-cell office:value-type="float" office:value="4303281932.29365" calcext:value-type="float">
            <text:p>4303281932.29365</text:p>
          </table:table-cell>
          <table:table-cell office:value-type="float" office:value="3537683046.02331" calcext:value-type="float">
            <text:p>3537683046.02331</text:p>
          </table:table-cell>
          <table:table-cell office:value-type="float" office:value="3404311976.54941" calcext:value-type="float">
            <text:p>3404311976.54941</text:p>
          </table:table-cell>
          <table:table-cell office:value-type="float" office:value="3600683039.73254" calcext:value-type="float">
            <text:p>3600683039.73254</text:p>
          </table:table-cell>
          <table:table-cell office:value-type="float" office:value="4094480988.11931" calcext:value-type="float">
            <text:p>4094480988.11931</text:p>
          </table:table-cell>
          <table:table-cell office:value-type="float" office:value="4193845678.17033" calcext:value-type="float">
            <text:p>4193845678.17033</text:p>
          </table:table-cell>
          <table:table-cell office:value-type="float" office:value="4901839731.26571" calcext:value-type="float">
            <text:p>4901839731.26571</text:p>
          </table:table-cell>
          <table:table-cell office:value-type="float" office:value="6221077674.77871" calcext:value-type="float">
            <text:p>6221077674.77871</text:p>
          </table:table-cell>
          <table:table-cell office:value-type="float" office:value="8331870169.14977" calcext:value-type="float">
            <text:p>8331870169.14977</text:p>
          </table:table-cell>
          <table:table-cell office:value-type="float" office:value="12756858899.2812" calcext:value-type="float">
            <text:p>12756858899.2812</text:p>
          </table:table-cell>
          <table:table-cell office:value-type="float" office:value="14056957976.2648" calcext:value-type="float">
            <text:p>14056957976.2648</text:p>
          </table:table-cell>
          <table:table-cell office:value-type="float" office:value="17910858637.9048" calcext:value-type="float">
            <text:p>17910858637.9048</text:p>
          </table:table-cell>
          <table:table-cell office:value-type="float" office:value="15328342303.9575" calcext:value-type="float">
            <text:p>15328342303.9575</text:p>
          </table:table-cell>
          <table:table-cell office:value-type="float" office:value="20265556273.582" calcext:value-type="float">
            <text:p>20265556273.582</text:p>
          </table:table-cell>
          <table:table-cell office:value-type="float" office:value="23460098339.7453" calcext:value-type="float">
            <text:p>23460098339.7453</text:p>
          </table:table-cell>
          <table:table-cell office:value-type="float" office:value="25503370699.2015" calcext:value-type="float">
            <text:p>25503370699.2015</text:p>
          </table:table-cell>
          <table:table-cell office:value-type="float" office:value="28045460442.1876" calcext:value-type="float">
            <text:p>28045460442.1876</text:p>
          </table:table-cell>
          <table:table-cell office:value-type="float" office:value="27150630607.2032" calcext:value-type="float">
            <text:p>27150630607.2032</text:p>
          </table:table-cell>
          <table:table-cell office:value-type="float" office:value="21154394545.895" calcext:value-type="float">
            <text:p>21154394545.895</text:p>
          </table:table-cell>
          <table:table-cell office:value-type="float" office:value="20954754378.1394" calcext:value-type="float">
            <text:p>20954754378.1394</text:p>
          </table:table-cell>
          <table:table-cell office:value-type="float" office:value="25868142076.7897" calcext:value-type="float">
            <text:p>25868142076.7897</text:p>
          </table:table-cell>
          <table:table-cell office:value-type="float" office:value="26720073435.9014" calcext:value-type="float">
            <text:p>26720073435.901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1052990400" calcext:value-type="float">
            <text:p>1052990400</text:p>
          </table:table-cell>
          <table:table-cell office:value-type="float" office:value="1096646600" calcext:value-type="float">
            <text:p>1096646600</text:p>
          </table:table-cell>
          <table:table-cell office:value-type="float" office:value="1117601600" calcext:value-type="float">
            <text:p>1117601600</text:p>
          </table:table-cell>
          <table:table-cell office:value-type="float" office:value="1159511700" calcext:value-type="float">
            <text:p>1159511700</text:p>
          </table:table-cell>
          <table:table-cell office:value-type="float" office:value="1217138000" calcext:value-type="float">
            <text:p>1217138000</text:p>
          </table:table-cell>
          <table:table-cell office:value-type="float" office:value="1311435800" calcext:value-type="float">
            <text:p>1311435800</text:p>
          </table:table-cell>
          <table:table-cell office:value-type="float" office:value="1281749500" calcext:value-type="float">
            <text:p>1281749500</text:p>
          </table:table-cell>
          <table:table-cell office:value-type="float" office:value="1397002000" calcext:value-type="float">
            <text:p>1397002000</text:p>
          </table:table-cell>
          <table:table-cell office:value-type="float" office:value="1479599900" calcext:value-type="float">
            <text:p>1479599900</text:p>
          </table:table-cell>
          <table:table-cell office:value-type="float" office:value="1747998800" calcext:value-type="float">
            <text:p>1747998800</text:p>
          </table:table-cell>
          <table:table-cell office:value-type="float" office:value="1884206300" calcext:value-type="float">
            <text:p>1884206300</text:p>
          </table:table-cell>
          <table:table-cell office:value-type="float" office:value="2178716300" calcext:value-type="float">
            <text:p>2178716300</text:p>
          </table:table-cell>
          <table:table-cell office:value-type="float" office:value="2677729400" calcext:value-type="float">
            <text:p>2677729400</text:p>
          </table:table-cell>
          <table:table-cell office:value-type="float" office:value="3309353600" calcext:value-type="float">
            <text:p>3309353600</text:p>
          </table:table-cell>
          <table:table-cell office:value-type="float" office:value="3982161400" calcext:value-type="float">
            <text:p>3982161400</text:p>
          </table:table-cell>
          <table:table-cell office:value-type="float" office:value="4371300700" calcext:value-type="float">
            <text:p>4371300700</text:p>
          </table:table-cell>
          <table:table-cell office:value-type="float" office:value="4318372000" calcext:value-type="float">
            <text:p>4318372000</text:p>
          </table:table-cell>
          <table:table-cell office:value-type="float" office:value="4364382100" calcext:value-type="float">
            <text:p>4364382100</text:p>
          </table:table-cell>
          <table:table-cell office:value-type="float" office:value="4351600500" calcext:value-type="float">
            <text:p>4351600500</text:p>
          </table:table-cell>
          <table:table-cell office:value-type="float" office:value="5177459400" calcext:value-type="float">
            <text:p>5177459400</text:p>
          </table:table-cell>
          <table:table-cell office:value-type="float" office:value="6678868200" calcext:value-type="float">
            <text:p>6678868200</text:p>
          </table:table-cell>
          <table:table-cell office:value-type="float" office:value="8011373800" calcext:value-type="float">
            <text:p>8011373800</text:p>
          </table:table-cell>
          <table:table-cell office:value-type="float" office:value="8539700700" calcext:value-type="float">
            <text:p>8539700700</text:p>
          </table:table-cell>
          <table:table-cell office:value-type="float" office:value="7764067000" calcext:value-type="float">
            <text:p>7764067000</text:p>
          </table:table-cell>
          <table:table-cell office:value-type="float" office:value="6352125900" calcext:value-type="float">
            <text:p>6352125900</text:p>
          </table:table-cell>
          <table:table-cell office:value-type="float" office:value="5637259300" calcext:value-type="float">
            <text:p>5637259300</text:p>
          </table:table-cell>
          <table:table-cell office:value-type="float" office:value="6217523700" calcext:value-type="float">
            <text:p>6217523700</text:p>
          </table:table-cell>
          <table:table-cell office:value-type="float" office:value="6741215100" calcext:value-type="float">
            <text:p>6741215100</text:p>
          </table:table-cell>
          <table:table-cell office:value-type="float" office:value="7814784100" calcext:value-type="float">
            <text:p>7814784100</text:p>
          </table:table-cell>
          <table:table-cell office:value-type="float" office:value="8286322700" calcext:value-type="float">
            <text:p>8286322700</text:p>
          </table:table-cell>
          <table:table-cell office:value-type="float" office:value="8783816700" calcext:value-type="float">
            <text:p>8783816700</text:p>
          </table:table-cell>
          <table:table-cell office:value-type="float" office:value="8641481700" calcext:value-type="float">
            <text:p>8641481700</text:p>
          </table:table-cell>
          <table:table-cell office:value-type="float" office:value="6751472200" calcext:value-type="float">
            <text:p>6751472200</text:p>
          </table:table-cell>
          <table:table-cell office:value-type="float" office:value="6563813300" calcext:value-type="float">
            <text:p>6563813300</text:p>
          </table:table-cell>
          <table:table-cell office:value-type="float" office:value="6890675000" calcext:value-type="float">
            <text:p>6890675000</text:p>
          </table:table-cell>
          <table:table-cell office:value-type="float" office:value="7111270700" calcext:value-type="float">
            <text:p>7111270700</text:p>
          </table:table-cell>
          <table:table-cell office:value-type="float" office:value="8553146600" calcext:value-type="float">
            <text:p>8553146600</text:p>
          </table:table-cell>
          <table:table-cell office:value-type="float" office:value="8529571600" calcext:value-type="float">
            <text:p>8529571600</text:p>
          </table:table-cell>
          <table:table-cell office:value-type="float" office:value="6401968200" calcext:value-type="float">
            <text:p>6401968200</text:p>
          </table:table-cell>
          <table:table-cell office:value-type="float" office:value="6858013100" calcext:value-type="float">
            <text:p>6858013100</text:p>
          </table:table-cell>
          <table:table-cell office:value-type="float" office:value="6689957600" calcext:value-type="float">
            <text:p>6689957600</text:p>
          </table:table-cell>
          <table:table-cell office:value-type="float" office:value="6777384700" calcext:value-type="float">
            <text:p>6777384700</text:p>
          </table:table-cell>
          <table:table-cell office:value-type="float" office:value="6342116400" calcext:value-type="float">
            <text:p>6342116400</text:p>
          </table:table-cell>
          <table:table-cell office:value-type="float" office:value="5727591800" calcext:value-type="float">
            <text:p>5727591800</text:p>
          </table:table-cell>
          <table:table-cell office:value-type="float" office:value="5805598400" calcext:value-type="float">
            <text:p>5805598400</text:p>
          </table:table-cell>
          <table:table-cell office:value-type="float" office:value="5755215200" calcext:value-type="float">
            <text:p>5755215200</text:p>
          </table:table-cell>
          <table:table-cell office:value-type="float" office:value="5443896500" calcext:value-type="float">
            <text:p>5443896500</text:p>
          </table:table-cell>
          <table:table-cell office:value-type="float" office:value="5291950100" calcext:value-type="float">
            <text:p>5291950100</text:p>
          </table:table-cell>
          <table:table-cell office:value-type="float" office:value="4415702800" calcext:value-type="float">
            <text:p>4415702800</text:p>
          </table:table-cell>
          <table:table-cell office:value-type="float" office:value="9665793300" calcext:value-type="float">
            <text:p>9665793300</text:p>
          </table:table-cell>
          <table:table-cell office:value-type="float" office:value="12041655200" calcext:value-type="float">
            <text:p>12041655200</text:p>
          </table:table-cell>
          <table:table-cell office:value-type="float" office:value="14101920300" calcext:value-type="float">
            <text:p>14101920300</text:p>
          </table:table-cell>
          <table:table-cell office:value-type="float" office:value="17114849900" calcext:value-type="float">
            <text:p>17114849900</text:p>
          </table:table-cell>
          <table:table-cell office:value-type="float" office:value="19091020000" calcext:value-type="float">
            <text:p>19091020000</text:p>
          </table:table-cell>
          <table:table-cell office:value-type="float" office:value="19495519600" calcext:value-type="float">
            <text:p>19495519600</text:p>
          </table:table-cell>
          <table:table-cell office:value-type="float" office:value="19963120600" calcext:value-type="float">
            <text:p>19963120600</text:p>
          </table:table-cell>
          <table:table-cell office:value-type="float" office:value="20548678100" calcext:value-type="float">
            <text:p>20548678100</text:p>
          </table:table-cell>
          <table:table-cell office:value-type="float" office:value="22813010116.1292" calcext:value-type="float">
            <text:p>22813010116.1292</text:p>
          </table:table-cell>
          <table:table-cell office:value-type="float" office:value="31000519447.175" calcext:value-type="float">
            <text:p>31000519447.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12:58:49.705449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12:59:36.269637357</dc:date>
    <meta:editing-duration>PT46M20S</meta:editing-duration>
    <meta:editing-cycles>6</meta:editing-cycles>
    <meta:generator>LibreOffice/5.3.6.1$Linux_X86_64 LibreOffice_project/30$Build-1</meta:generator>
    <meta:document-statistic meta:table-count="1" meta:cell-count="10057" meta:object-count="0"/>
  </office:meta>
</office:document-meta>
</file>